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55.03mm"/>
    </style:style>
    <style:style style:name="co4" style:family="table-column">
      <style:table-column-properties fo:break-before="auto" style:column-width="139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3" style:family="table-cell" style:parent-style-name="Default">
      <style:text-properties fo:language="fr" fo:country="FR"/>
    </style:style>
    <style:style style:name="ce5" style:family="table-cell" style:parent-style-name="Default">
      <style:table-cell-properties style:cell-protect="none" style:print-content="true"/>
      <style:text-properties fo:language="fr" fo:country="FR"/>
    </style:style>
    <style:style style:name="ce4" style:family="table-cell" style:parent-style-name="Default">
      <style:text-properties fo:language="fr" fo:country="FR" style:font-name-asian="Liberation Sans" style:language-asian="none" style:country-asian="none" style:font-name-complex="Liberation Sans" style:language-complex="none" style:country-complex="none"/>
    </style:style>
    <style:style style:name="ce10" style:family="table-cell" style:parent-style-name="Default">
      <style:table-cell-properties fo:background-color="#ff9999"/>
      <style:text-properties fo:language="fr" fo:country="FR"/>
    </style:style>
    <style:style style:name="ce11" style:family="table-cell" style:parent-style-name="Default">
      <style:table-cell-properties fo:background-color="#00cc00"/>
      <style:text-properties fo:language="fr" fo:country="FR"/>
    </style:style>
    <style:style style:name="ce12" style:family="table-cell" style:parent-style-name="Default">
      <style:table-cell-properties fo:background-color="transparent"/>
      <style:text-properties fo:language="fr" fo:country="FR"/>
    </style:style>
    <style:style style:name="ce13" style:family="table-cell" style:parent-style-name="Default">
      <style:text-properties fo:language="en" fo:country="GB"/>
    </style:style>
    <style:style style:name="ce14" style:family="table-cell" style:parent-style-name="Default">
      <style:text-properties fo:language="en" fo:country="GB" style:font-name-asian="Liberation Sans" style:language-asian="none" style:country-asian="none" style:font-name-complex="Liberation Sans" style:language-complex="none" style:country-complex="none"/>
    </style:style>
    <style:style style:name="ce15" style:family="table-cell" style:parent-style-name="Default">
      <style:table-cell-properties fo:background-color="#ff9900"/>
      <style:text-properties fo:language="en" fo:country="GB"/>
    </style:style>
    <style:style style:name="ce16" style:family="table-cell" style:parent-style-name="Default">
      <style:table-cell-properties fo:background-color="#ff9999"/>
      <style:text-properties fo:language="en" fo:country="GB"/>
    </style:style>
    <style:style style:name="ce17" style:family="table-cell" style:parent-style-name="Default">
      <style:table-cell-properties fo:background-color="#fff200"/>
      <style:text-properties fo:language="en" fo:country="GB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language="en" fo:country="GB"/>
    </style:style>
    <style:style style:name="ce25" style:family="table-cell" style:parent-style-name="Default">
      <style:text-properties style:font-name="Liberation Sans" fo:font-size="10pt" fo:language="en" fo:country="GB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20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2" table:row="420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3" table:row="420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3" table:row="420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20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21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21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2" table:row="421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3" table:row="421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3" table:row="421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2" table:row="422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22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23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24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25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3" table:row="422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3" table:row="422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2" table:row="423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3" table:row="423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3" table:row="423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2" table:row="422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2" table:row="423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3" table:row="422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3" table:row="423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2" table:row="424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3" table:row="424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3" table:row="424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2" table:row="425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3" table:row="425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2" table:row="425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26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26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25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3" table:row="22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3" table:row="26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3" table:row="33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3" table:row="34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3" table:row="35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3" table:row="36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3" table:row="37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3" table:row="38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3" table:row="39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3" table:row="42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3" table:row="42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3" table:row="46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3" table:row="48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3" table:row="49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3" table:row="50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3" table:row="52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3" table:row="53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3" table:row="46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3" table:row="177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3" table:row="178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3" table:row="179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3" table:row="182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3" table:row="183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3" table:row="184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3" table:row="211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3" table:row="236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3" table:row="237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3" table:row="273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3" table:row="274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3" table:row="284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3" table:row="285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3" table:row="284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3" table:row="385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3" table:row="412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3" table:row="414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3" table:row="422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3" table:row="43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3" table:row="385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2" table:row="426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26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26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28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30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30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31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3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2" table:row="428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3" table:row="428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2" table:row="430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3" table:row="430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3" table:row="428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3" table:row="430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2" table:row="430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2" table:row="431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31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32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33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31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30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27" table:table="0">
          <office:change-info>
            <dc:creator> </dc:creator>
            <dc:date>2018-08-30T10:57:04.256000000</dc:date>
          </office:change-info>
          <table:dependencies>
            <table:dependency table:id="ct2950"/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27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2" table:row="427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27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26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3" table:row="426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3" table:row="427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29" table:table="0">
          <office:change-info>
            <dc:creator> </dc:creator>
            <dc:date>2018-08-30T10:57:57.729000000</dc:date>
          </office:change-info>
          <table:dependencies>
            <table:dependency table:id="ct2952"/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29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2" table:row="429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3" table:row="429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28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29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2" table:row="428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3" table:row="428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3" table:row="429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2" table:row="430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2" table:row="428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2" table:row="429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2" table:row="430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2" table:row="430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2" table:row="431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3" table:start-row="430" table:start-table="0" table:end-column="3" table:end-row="429" table:end-table="0"/>
          <table:target-range-address table:column="3" table:row="430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3" table:row="430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3" table:row="431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3" table:row="431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3" table:row="430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30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30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31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32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2" table:row="430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2" table:row="428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2" table:row="431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2" table:row="429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3" table:row="430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3" table:row="428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3" table:row="431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3" table:row="429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32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33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2" table:row="430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2" table:row="431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3" table:row="430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3" table:row="431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3" table:row="430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3" table:row="431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2" table:row="25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2" table:row="25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2528"/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2527"/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2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2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3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3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32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32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2" table:row="432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3" table:row="432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3" table:row="432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22" table:table="0">
          <office:change-info>
            <dc:creator> </dc:creator>
            <dc:date>2018-08-30T11:31:45.507000000</dc:date>
          </office:change-info>
          <table:dependencies>
            <table:dependency table:id="ct3412"/>
            <table:dependency table:id="ct2546"/>
            <table:dependency table:id="ct168"/>
          </table:dependencies>
        </table:insertion>
        <table:insertion table:id="ct156" table:acceptance-state="accepted" table:type="row" table:position="6" table:table="0">
          <office:change-info>
            <dc:creator> </dc:creator>
            <dc:date>2018-08-30T11:31:47.330000000</dc:date>
          </office:change-info>
          <table:dependencies>
            <table:dependency table:id="ct2530"/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5" table:table="0">
          <office:change-info>
            <dc:creator> </dc:creator>
            <dc:date>2018-08-30T11:31:48.642000000</dc:date>
          </office:change-info>
          <table:dependencies>
            <table:dependency table:id="ct2529"/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5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2" table:row="5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3" table:row="5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6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2" table:row="6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3" table:row="6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2" table:row="5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2" table:row="6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3" table:row="6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3" table:row="5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22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33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33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33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2" table:row="433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3" table:row="433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34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34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2" table:row="434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3" table:row="434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35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35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2" table:row="435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3" table:row="435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2" table:row="436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36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36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3" table:row="436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36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37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37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38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39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2" table:row="437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2" table:row="438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3" table:row="436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2" table:row="436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3" table:row="437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3" table:row="437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8" table:table="0">
          <office:change-info>
            <dc:creator> </dc:creator>
            <dc:date>2018-08-30T11:44:20.668000000</dc:date>
          </office:change-info>
          <table:dependencies>
            <table:dependency table:id="ct2532"/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7" table:table="0">
          <office:change-info>
            <dc:creator> </dc:creator>
            <dc:date>2018-08-30T11:44:22.091000000</dc:date>
          </office:change-info>
          <table:dependencies>
            <table:dependency table:id="ct2531"/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7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2" table:row="7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3" table:row="7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8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2" table:row="8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3" table:row="8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39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40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2" table:row="439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3" table:row="439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3" table:row="439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2" table:row="440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3" table:row="440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41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2" table:row="441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3" table:row="441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3" table:row="8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2" table:row="8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3" table:row="8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18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18" table:table="0">
          <office:change-info>
            <dc:creator> </dc:creator>
            <dc:date>2018-08-30T12:38:36.722000000</dc:date>
          </office:change-info>
          <table:dependencies>
            <table:dependency table:id="ct2941"/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17" table:table="0">
          <office:change-info>
            <dc:creator> </dc:creator>
            <dc:date>2018-08-30T12:38:37.164000000</dc:date>
          </office:change-info>
          <table:dependencies>
            <table:dependency table:id="ct2940"/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16" table:table="0">
          <office:change-info>
            <dc:creator> </dc:creator>
            <dc:date>2018-08-30T12:38:37.491000000</dc:date>
          </office:change-info>
          <table:dependencies>
            <table:dependency table:id="ct2939"/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16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2" table:row="416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3" table:row="415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3" table:row="416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3" table:row="416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2" table:row="417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17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3" table:row="417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3" table:row="417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18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18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18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18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2" table:row="418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3" table:row="418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3" table:row="418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18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82" table:table="0">
          <office:change-info>
            <dc:creator> </dc:creator>
            <dc:date>2018-08-30T12:46:11.624000000</dc:date>
          </office:change-info>
          <table:dependencies>
            <table:dependency table:id="ct2905"/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2" table:row="382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3" table:row="382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3" table:row="383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82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83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84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85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86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42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2" table:row="442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3" table:row="442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2" table:row="443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43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43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3" table:row="443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3" table:row="443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2" table:row="444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3" table:row="443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3" table:row="444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3" table:row="444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44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44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45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2" table:row="445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3" table:row="445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46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46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2" table:row="446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3" table:row="446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3" table:row="446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2" table:row="447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47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47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3" table:row="447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3" table:row="447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47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48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49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2" table:row="448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2" table:row="449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3" table:row="448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3" table:row="449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3" table:row="448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3" table:row="449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2" table:row="450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50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3" table:row="450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51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52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51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2" table:row="451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3" table:row="451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52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53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54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53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54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2" table:row="452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3" table:row="452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3" table:row="452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72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73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53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54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53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54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53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54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55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56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53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2" table:row="453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3" table:row="453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54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55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56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54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2" table:row="454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3" table:row="454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454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2" table:row="455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55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3" table:row="455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3" table:row="455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2" table:row="449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2" table:row="448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48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56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2" table:row="456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2" table:row="456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3" table:row="456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3" table:row="456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56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50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57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57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2" table:row="457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3" table:row="457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72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73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2" table:row="458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58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58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3" table:row="458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2" table:row="459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59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3" table:row="459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2" table:row="459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3" table:row="459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59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2" table:row="460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60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60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60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3" table:row="460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3" table:row="460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2" table:row="461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3" table:row="461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61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2" table:row="462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62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62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3" table:row="462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3" table:row="462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63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2" table:row="463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3" table:row="463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3" table:row="463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64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2" table:row="464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2" table:row="464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3" table:row="464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64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15" table:table="0">
          <office:change-info>
            <dc:creator> </dc:creator>
            <dc:date>2018-10-03T19:39:04.611000000</dc:date>
          </office:change-info>
          <table:dependencies>
            <table:dependency table:id="ct2539"/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14" table:table="0">
          <office:change-info>
            <dc:creator> </dc:creator>
            <dc:date>2018-10-03T19:39:07.976000000</dc:date>
          </office:change-info>
          <table:dependencies>
            <table:dependency table:id="ct2538"/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14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15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2" table:row="14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3" table:row="14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2" table:row="15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3" table:row="15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2" table:row="465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65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65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3" table:row="465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3" table:row="465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2" table:row="466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66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66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3" table:row="466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3" table:row="466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2" table:row="467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67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3" table:row="467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3" table:row="467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67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68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2" table:row="468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3" table:row="468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68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2" table:row="468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3" table:row="468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2" table:row="469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69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69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70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71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72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69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3" table:row="469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3" table:row="469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70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2" table:row="470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3" table:row="470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3" table:row="470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71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72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2" table:row="472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2" table:row="472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3" table:row="471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3" table:row="472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71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72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71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72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2" table:row="472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2" table:row="472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3" table:row="471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3" table:row="472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71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2" table:row="472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71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71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2" table:row="471" table:table="0"/>
          <table:target-range-address table:column="2" table:row="472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72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2" table:row="471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3" table:row="471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72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2" table:row="473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72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73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3" table:row="472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3" table:row="473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3" table:row="472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3" table:row="473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2" table:row="474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2" table:row="474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3" table:row="474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74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74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2" table:row="475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2" table:row="475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75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76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75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76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77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78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79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3" table:row="475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3" table:row="475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75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77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78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79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2" table:row="476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3" table:row="476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3" table:row="476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3" table:row="476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76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2" table:row="477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3" table:row="477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3" table:row="477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76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77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78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2" table:row="478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3" table:row="478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3" table:row="478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2" table:row="479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3" table:row="479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3" table:row="479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79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80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81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79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2" table:row="480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3" table:row="480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3" table:row="480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80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8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83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84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85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86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87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2" table:row="481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3" table:row="481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81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82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82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81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82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2" table:row="482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3" table:row="482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482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2" table:row="483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3" table:row="483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3" table:row="483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83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2" table:row="484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3" table:row="484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3" table:row="484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84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84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2" table:row="485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3" table:row="485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3" table:row="483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3" table:row="485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85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2" table:row="486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3" table:row="486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8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8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9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9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9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9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9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9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9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9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86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87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87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3" table:row="486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2" table:row="487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3" table:row="487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3" table:row="487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2" table:row="488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3" table:row="488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3" table:row="488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88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89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88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89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2" table:row="489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3" table:row="489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3" table:row="489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86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87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88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89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87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88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89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2" table:row="490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90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91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90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91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3" table:row="490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3" table:row="490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3" table:row="490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2" table:row="491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3" table:row="491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3" table:row="491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92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92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2" table:row="492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3" table:row="492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3" table:row="492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93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94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95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96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97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93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2" table:row="493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3" table:row="493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3" table:row="493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2" table:row="494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94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3" table:row="494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3" table:row="494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94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2" table:row="495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95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2" table:row="495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3" table:row="495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3" table:row="495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96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2" table:row="496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96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97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3" table:row="496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3" table:row="496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2" table:row="497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3" table:row="497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3" table:row="497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95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96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97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98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99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500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501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2" table:row="498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98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99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3" table:row="498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3" table:row="498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2" table:row="499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3" table:row="499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3" table:row="499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8" table:table="0">
          <office:change-info>
            <dc:creator> </dc:creator>
            <dc:date>2018-10-14T13:05:39.700000000</dc:date>
          </office:change-info>
          <table:dependencies>
            <table:dependency table:id="ct2542"/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7" table:table="0">
          <office:change-info>
            <dc:creator> </dc:creator>
            <dc:date>2018-10-14T13:05:41.400000000</dc:date>
          </office:change-info>
          <table:dependencies>
            <table:dependency table:id="ct2541"/>
          </table:dependencies>
        </table:insertion>
        <table:insertion table:id="ct617" table:acceptance-state="accepted" table:type="row" table:position="16" table:table="0">
          <office:change-info>
            <dc:creator> </dc:creator>
            <dc:date>2018-10-14T13:05:45.019000000</dc:date>
          </office:change-info>
          <table:dependencies>
            <table:dependency table:id="ct2540"/>
            <table:dependency table:id="ct618"/>
          </table:dependencies>
        </table:insertion>
        <table:movement table:id="ct618" table:acceptance-state="accepted">
          <table:source-range-address table:start-column="0" table:start-row="102" table:start-table="0" table:end-column="1024" table:end-row="101" table:end-table="0"/>
          <table:target-range-address table:start-column="0" table:start-row="16" table:start-table="0" table:end-column="1024" table:end-row="17" table:end-table="0"/>
          <office:change-info>
            <dc:creator> </dc:creator>
            <dc:date>2018-10-14T13:06:10.244000000</dc:date>
          </office:change-info>
          <table:dependencies>
            <table:dependency table:id="ct2525"/>
            <table:dependency table:id="ct620"/>
            <table:dependency table:id="ct619"/>
          </table:dependencies>
        </table:movement>
        <table:deletion table:id="ct619" table:acceptance-state="accepted" table:type="row" table:position="102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102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8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" table:row="18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3" table:row="18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3" table:row="18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2" table:row="500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500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501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50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50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504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505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506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507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508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500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3" table:row="500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3" table:row="500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2" table:row="501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3" table:row="501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3" table:row="501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501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502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503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2" table:row="502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3" table:row="502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2" table:row="503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3" table:row="503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3" table:row="503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2" table:row="503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3" table:row="503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502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503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2" table:row="504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504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3" table:row="504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3" table:row="504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3" table:row="504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2" table:row="505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3" table:row="505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3" table:row="505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505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506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2" table:row="506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3" table:row="506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3" table:row="506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3" table:row="506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509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510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511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507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2" table:row="507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508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3" table:row="507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3" table:row="507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2" table:row="508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3" table:row="508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2" table:row="509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509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3" table:row="509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3" table:row="509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2" table:row="510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3" table:row="510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3" table:row="510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510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2" table:row="511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512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513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514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15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16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3" table:row="511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3" table:row="511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511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2" table:row="512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512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3" table:row="512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3" table:row="512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2" table:row="513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3" table:row="513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3" table:row="513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513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514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2" table:row="514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3" table:row="514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3" table:row="514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2" table:row="515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17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18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19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20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15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16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17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3" table:row="515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3" table:row="515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2" table:row="516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3" table:row="516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3" table:row="516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2" table:row="517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3" table:row="517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3" table:row="517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2" table:row="518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18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3" table:row="518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18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2" table:row="519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3" table:row="519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19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20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21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22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23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24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25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20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2" table:row="520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3" table:row="520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3" table:row="520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2" table:row="521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21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3" table:row="521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3" table:row="521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2" table:row="522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22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3" table:row="522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3" table:row="522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2" table:row="523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23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3" table:row="523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3" table:row="523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3" table:row="522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23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2" table:row="524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24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25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3" table:row="524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3" table:row="524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2" table:row="525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3" table:row="525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2" table:row="525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 table:acceptance-state="accepted">
          <table:cell-address table:column="0" table:row="526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 table:acceptance-state="accepted">
          <table:cell-address table:column="0" table:row="526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 table:acceptance-state="accepted">
          <table:cell-address table:column="2" table:row="526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 table:acceptance-state="accepted">
          <table:cell-address table:column="2" table:row="527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 table:acceptance-state="accepted">
          <table:cell-address table:column="0" table:row="527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 table:acceptance-state="accepted">
          <table:cell-address table:column="3" table:row="526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 table:acceptance-state="accepted">
          <table:cell-address table:column="3" table:row="527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 table:acceptance-state="accepted">
          <table:cell-address table:column="3" table:row="526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 table:acceptance-state="accepted">
          <table:cell-address table:column="3" table:row="527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 table:acceptance-state="accepted">
          <table:cell-address table:column="3" table:row="526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 table:acceptance-state="accepted">
          <table:cell-address table:column="3" table:row="527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 table:acceptance-state="accepted">
          <table:cell-address table:column="0" table:row="528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 table:acceptance-state="accepted">
          <table:cell-address table:column="0" table:row="528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 table:acceptance-state="accepted">
          <table:cell-address table:column="2" table:row="528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 table:acceptance-state="accepted">
          <table:cell-address table:column="3" table:row="528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 table:acceptance-state="accepted">
          <table:cell-address table:column="3" table:row="528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 table:acceptance-state="accepted">
          <table:cell-address table:column="0" table:row="529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 table:acceptance-state="accepted">
          <table:cell-address table:column="0" table:row="529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 table:acceptance-state="accepted">
          <table:cell-address table:column="0" table:row="530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 table:acceptance-state="accepted">
          <table:cell-address table:column="0" table:row="530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 table:acceptance-state="accepted">
          <table:cell-address table:column="0" table:row="531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 table:acceptance-state="accepted">
          <table:cell-address table:column="0" table:row="531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 table:acceptance-state="accepted">
          <table:cell-address table:column="0" table:row="532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 table:acceptance-state="accepted">
          <table:cell-address table:column="0" table:row="533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 table:acceptance-state="accepted">
          <table:cell-address table:column="0" table:row="532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 table:acceptance-state="accepted">
          <table:cell-address table:column="0" table:row="533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 table:acceptance-state="accepted">
          <table:cell-address table:column="0" table:row="534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 table:acceptance-state="accepted">
          <table:cell-address table:column="0" table:row="534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 table:acceptance-state="accepted">
          <table:cell-address table:column="2" table:row="529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 table:acceptance-state="accepted">
          <table:cell-address table:column="2" table:row="530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 table:acceptance-state="accepted">
          <table:cell-address table:column="2" table:row="529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 table:acceptance-state="accepted">
          <table:cell-address table:column="3" table:row="529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 table:acceptance-state="accepted">
          <table:cell-address table:column="3" table:row="530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 table:acceptance-state="accepted">
          <table:cell-address table:column="2" table:row="531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 table:acceptance-state="accepted">
          <table:cell-address table:column="3" table:row="531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 table:acceptance-state="accepted">
          <table:cell-address table:column="3" table:row="531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 table:acceptance-state="accepted">
          <table:cell-address table:column="2" table:row="533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 table:acceptance-state="accepted">
          <table:cell-address table:column="2" table:row="532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 table:acceptance-state="accepted">
          <table:cell-address table:column="3" table:row="532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 table:acceptance-state="accepted">
          <table:cell-address table:column="3" table:row="532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 table:acceptance-state="accepted">
          <table:cell-address table:column="3" table:row="533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 table:acceptance-state="accepted">
          <table:cell-address table:column="3" table:row="532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 table:acceptance-state="accepted">
          <table:cell-address table:column="3" table:row="533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 table:acceptance-state="accepted">
          <table:cell-address table:column="2" table:row="534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 table:acceptance-state="accepted">
          <table:cell-address table:column="3" table:row="534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 table:acceptance-state="accepted">
          <table:cell-address table:column="3" table:row="534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 table:acceptance-state="accepted">
          <table:cell-address table:column="3" table:row="534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 table:acceptance-state="accepted">
          <table:cell-address table:column="0" table:row="535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 table:acceptance-state="accepted">
          <table:cell-address table:column="2" table:row="535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 table:acceptance-state="accepted">
          <table:cell-address table:column="3" table:row="535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 table:acceptance-state="accepted">
          <table:cell-address table:column="3" table:row="535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 table:acceptance-state="accepted">
          <table:cell-address table:column="0" table:row="536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 table:acceptance-state="accepted">
          <table:cell-address table:column="0" table:row="536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 table:acceptance-state="accepted">
          <table:cell-address table:column="0" table:row="537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 table:acceptance-state="accepted">
          <table:cell-address table:column="0" table:row="538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 table:acceptance-state="accepted">
          <table:cell-address table:column="2" table:row="536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 table:acceptance-state="accepted">
          <table:cell-address table:column="3" table:row="536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 table:acceptance-state="accepted">
          <table:cell-address table:column="2" table:row="537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 table:acceptance-state="accepted">
          <table:cell-address table:column="2" table:row="538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 table:acceptance-state="accepted">
          <table:cell-address table:column="3" table:row="537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 table:acceptance-state="accepted">
          <table:cell-address table:column="3" table:row="538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 table:acceptance-state="accepted">
          <table:cell-address table:column="3" table:row="537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 table:acceptance-state="accepted">
          <table:cell-address table:column="3" table:row="538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 table:acceptance-state="accepted">
          <table:cell-address table:column="0" table:row="539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 table:acceptance-state="accepted">
          <table:cell-address table:column="0" table:row="539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 table:acceptance-state="accepted">
          <table:cell-address table:column="0" table:row="540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 table:acceptance-state="accepted">
          <table:cell-address table:column="2" table:row="539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 table:acceptance-state="accepted">
          <table:cell-address table:column="2" table:row="540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 table:acceptance-state="accepted">
          <table:cell-address table:column="3" table:row="539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 table:acceptance-state="accepted">
          <table:cell-address table:column="3" table:row="539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 table:acceptance-state="accepted">
          <table:cell-address table:column="3" table:row="539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 table:acceptance-state="accepted">
          <table:cell-address table:column="3" table:row="540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 table:acceptance-state="accepted">
          <table:cell-address table:column="3" table:row="540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Number of Families &lt; 2: the taxonomic diversity indices cannot be calculated</text:p>
            </table:change-track-table-cell>
          </table:previous>
        </table:cell-content-change>
        <table:cell-content-change table:id="ct834" table:acceptance-state="accepted">
          <table:cell-address table:column="0" table:row="542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 table:acceptance-state="accepted">
          <table:cell-address table:column="0" table:row="542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 table:acceptance-state="accepted">
          <table:cell-address table:column="0" table:row="542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 table:acceptance-state="accepted">
          <table:source-range-address table:start-column="0" table:start-row="541" table:start-table="0" table:end-column="0" table:end-row="542" table:end-table="0"/>
          <table:target-range-address table:start-column="0" table:start-row="542" table:start-table="0" table:end-column="0" table:end-row="543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 table:acceptance-state="accepted">
          <table:cell-address table:column="0" table:row="541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 table:acceptance-state="accepted">
          <table:cell-address table:column="0" table:row="541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 table:acceptance-state="accepted">
          <table:cell-address table:column="2" table:row="541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 table:acceptance-state="accepted">
          <table:cell-address table:column="3" table:row="541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 table:acceptance-state="accepted">
          <table:cell-address table:column="2" table:row="542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 table:acceptance-state="accepted">
          <table:cell-address table:column="3" table:row="542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 table:acceptance-state="accepted">
          <table:cell-address table:column="3" table:row="542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 table:acceptance-state="accepted">
          <table:cell-address table:column="2" table:row="543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 table:acceptance-state="accepted">
          <table:cell-address table:column="3" table:row="543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 table:acceptance-state="accepted">
          <table:cell-address table:column="3" table:row="543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  <table:cell-content-change table:id="ct848" table:acceptance-state="accepted">
          <table:cell-address table:column="3" table:row="525" table:table="0"/>
          <office:change-info>
            <dc:creator> </dc:creator>
            <dc:date>2018-11-04T14:13:55.708000000</dc:date>
          </office:change-info>
          <table:previous table:id="ct759">
            <table:change-track-table-cell office:value-type="string">
              <text:p><text:s/>not defined.</text:p>
            </table:change-track-table-cell>
          </table:previous>
        </table:cell-content-change>
        <table:cell-content-change table:id="ct849" table:acceptance-state="accepted">
          <table:cell-address table:column="2" table:row="544" table:table="0"/>
          <office:change-info>
            <dc:creator> </dc:creator>
            <dc:date>2018-11-04T14:15:45.005000000</dc:date>
          </office:change-info>
          <table:previous>
            <table:change-track-table-cell/>
          </table:previous>
        </table:cell-content-change>
        <table:cell-content-change table:id="ct850" table:acceptance-state="accepted">
          <table:cell-address table:column="3" table:row="544" table:table="0"/>
          <office:change-info>
            <dc:creator> </dc:creator>
            <dc:date>2018-11-04T14:15:48.063000000</dc:date>
          </office:change-info>
          <table:previous>
            <table:change-track-table-cell/>
          </table:previous>
        </table:cell-content-change>
        <table:cell-content-change table:id="ct851" table:acceptance-state="accepted">
          <table:cell-address table:column="3" table:row="544" table:table="0"/>
          <office:change-info>
            <dc:creator> </dc:creator>
            <dc:date>2018-11-04T14:16:56.734000000</dc:date>
          </office:change-info>
          <table:previous table:id="ct850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852" table:acceptance-state="accepted">
          <table:cell-address table:column="0" table:row="544" table:table="0"/>
          <office:change-info>
            <dc:creator> </dc:creator>
            <dc:date>2018-11-04T14:17:27.797000000</dc:date>
          </office:change-info>
          <table:previous>
            <table:change-track-table-cell/>
          </table:previous>
        </table:cell-content-change>
        <table:cell-content-change table:id="ct853" table:acceptance-state="accepted">
          <table:cell-address table:column="0" table:row="544" table:table="0"/>
          <office:change-info>
            <dc:creator> </dc:creator>
            <dc:date>2018-11-04T14:17:39.544000000</dc:date>
          </office:change-info>
          <table:previous table:id="ct852">
            <table:change-track-table-cell office:value-type="string">
              <text:p>selectModWindow.f</text:p>
            </table:change-track-table-cell>
          </table:previous>
        </table:cell-content-change>
        <table:cell-content-change table:id="ct854" table:acceptance-state="accepted">
          <table:cell-address table:column="2" table:row="545" table:table="0"/>
          <office:change-info>
            <dc:creator> </dc:creator>
            <dc:date>2018-11-04T14:19:59.414000000</dc:date>
          </office:change-info>
          <table:previous>
            <table:change-track-table-cell/>
          </table:previous>
        </table:cell-content-change>
        <table:cell-content-change table:id="ct855" table:acceptance-state="accepted">
          <table:cell-address table:column="0" table:row="545" table:table="0"/>
          <office:change-info>
            <dc:creator> </dc:creator>
            <dc:date>2018-11-04T14:20:11.582000000</dc:date>
          </office:change-info>
          <table:previous>
            <table:change-track-table-cell/>
          </table:previous>
        </table:cell-content-change>
        <table:cell-content-change table:id="ct856" table:acceptance-state="accepted">
          <table:cell-address table:column="0" table:row="545" table:table="0"/>
          <office:change-info>
            <dc:creator> </dc:creator>
            <dc:date>2018-11-04T14:20:26.386000000</dc:date>
          </office:change-info>
          <table:previous table:id="ct855">
            <table:change-track-table-cell office:value-type="string">
              <text:p>selectModWindow.f.title</text:p>
            </table:change-track-table-cell>
          </table:previous>
        </table:cell-content-change>
        <table:cell-content-change table:id="ct857" table:acceptance-state="accepted">
          <table:cell-address table:column="0" table:row="546" table:table="0"/>
          <office:change-info>
            <dc:creator> </dc:creator>
            <dc:date>2018-11-04T14:20:29.241000000</dc:date>
          </office:change-info>
          <table:previous>
            <table:change-track-table-cell/>
          </table:previous>
        </table:cell-content-change>
        <table:cell-content-change table:id="ct858" table:acceptance-state="accepted">
          <table:cell-address table:column="3" table:row="545" table:table="0"/>
          <office:change-info>
            <dc:creator> </dc:creator>
            <dc:date>2018-11-04T14:20:34.826000000</dc:date>
          </office:change-info>
          <table:previous>
            <table:change-track-table-cell/>
          </table:previous>
        </table:cell-content-change>
        <table:cell-content-change table:id="ct859" table:acceptance-state="accepted">
          <table:cell-address table:column="3" table:row="545" table:table="0"/>
          <office:change-info>
            <dc:creator> </dc:creator>
            <dc:date>2018-11-04T14:21:16.322000000</dc:date>
          </office:change-info>
          <table:previous table:id="ct858">
            <table:change-track-table-cell office:value-type="string">
              <text:p>Liste des valeurs de '</text:p>
            </table:change-track-table-cell>
          </table:previous>
        </table:cell-content-change>
        <table:cell-content-change table:id="ct860" table:acceptance-state="accepted">
          <table:cell-address table:column="2" table:row="546" table:table="0"/>
          <office:change-info>
            <dc:creator> </dc:creator>
            <dc:date>2018-11-04T14:21:37.257000000</dc:date>
          </office:change-info>
          <table:previous>
            <table:change-track-table-cell/>
          </table:previous>
        </table:cell-content-change>
        <table:cell-content-change table:id="ct861" table:acceptance-state="accepted">
          <table:cell-address table:column="3" table:row="546" table:table="0"/>
          <office:change-info>
            <dc:creator> </dc:creator>
            <dc:date>2018-11-04T14:21:39.316000000</dc:date>
          </office:change-info>
          <table:previous>
            <table:change-track-table-cell/>
          </table:previous>
        </table:cell-content-change>
        <table:cell-content-change table:id="ct862" table:acceptance-state="accepted">
          <table:cell-address table:column="3" table:row="546" table:table="0"/>
          <office:change-info>
            <dc:creator> </dc:creator>
            <dc:date>2018-11-04T14:21:51.500000000</dc:date>
          </office:change-info>
          <table:previous table:id="ct861">
            <table:change-track-table-cell office:value-type="string">
              <text:p>' présentes.\n </text:p>
            </table:change-track-table-cell>
          </table:previous>
        </table:cell-content-change>
        <table:cell-content-change table:id="ct863" table:acceptance-state="accepted">
          <table:cell-address table:column="2" table:row="548" table:table="0"/>
          <office:change-info>
            <dc:creator> </dc:creator>
            <dc:date>2018-11-04T14:27:22.035000000</dc:date>
          </office:change-info>
          <table:previous>
            <table:change-track-table-cell/>
          </table:previous>
        </table:cell-content-change>
        <table:cell-content-change table:id="ct864" table:acceptance-state="accepted">
          <table:cell-address table:column="3" table:row="548" table:table="0"/>
          <office:change-info>
            <dc:creator> </dc:creator>
            <dc:date>2018-11-04T14:27:26.528000000</dc:date>
          </office:change-info>
          <table:previous>
            <table:change-track-table-cell/>
          </table:previous>
        </table:cell-content-change>
        <table:cell-content-change table:id="ct865" table:acceptance-state="accepted">
          <table:cell-address table:column="0" table:row="548" table:table="0"/>
          <office:change-info>
            <dc:creator> </dc:creator>
            <dc:date>2018-11-04T14:27:38.057000000</dc:date>
          </office:change-info>
          <table:previous>
            <table:change-track-table-cell/>
          </table:previous>
        </table:cell-content-change>
        <table:cell-content-change table:id="ct866" table:acceptance-state="accepted">
          <table:cell-address table:column="0" table:row="548" table:table="0"/>
          <office:change-info>
            <dc:creator> </dc:creator>
            <dc:date>2018-11-04T14:27:45.903000000</dc:date>
          </office:change-info>
          <table:previous table:id="ct865">
            <table:change-track-table-cell office:value-type="string">
              <text:p>selectModWindow.f.CB.2</text:p>
            </table:change-track-table-cell>
          </table:previous>
        </table:cell-content-change>
        <table:cell-content-change table:id="ct867" table:acceptance-state="accepted">
          <table:cell-address table:column="0" table:row="549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8" table:acceptance-state="accepted">
          <table:cell-address table:column="0" table:row="550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9" table:acceptance-state="accepted">
          <table:cell-address table:column="3" table:row="548" table:table="0"/>
          <office:change-info>
            <dc:creator> </dc:creator>
            <dc:date>2018-11-04T14:28:18.039000000</dc:date>
          </office:change-info>
          <table:previous table:id="ct864">
            <table:change-track-table-cell office:value-type="string">
              <text:p>!!Nouveau!! mode de sélection étendu : \n</text:p>
            </table:change-track-table-cell>
          </table:previous>
        </table:cell-content-change>
        <table:cell-content-change table:id="ct870" table:acceptance-state="accepted">
          <table:cell-address table:column="2" table:row="549" table:table="0"/>
          <office:change-info>
            <dc:creator> </dc:creator>
            <dc:date>2018-11-04T14:28:51.923000000</dc:date>
          </office:change-info>
          <table:previous>
            <table:change-track-table-cell/>
          </table:previous>
        </table:cell-content-change>
        <table:cell-content-change table:id="ct871" table:acceptance-state="accepted">
          <table:cell-address table:column="3" table:row="549" table:table="0"/>
          <office:change-info>
            <dc:creator> </dc:creator>
            <dc:date>2018-11-04T14:28:54.029000000</dc:date>
          </office:change-info>
          <table:previous>
            <table:change-track-table-cell/>
          </table:previous>
        </table:cell-content-change>
        <table:cell-content-change table:id="ct872" table:acceptance-state="accepted">
          <table:cell-address table:column="3" table:row="549" table:table="0"/>
          <office:change-info>
            <dc:creator> </dc:creator>
            <dc:date>2018-11-04T14:29:32.951000000</dc:date>
          </office:change-info>
          <table:previous table:id="ct871">
            <table:change-track-table-cell office:value-type="string">
              <text:p>* <text:s/>utilisez Ctrl et Maj pour les sélections multiples.\n</text:p>
            </table:change-track-table-cell>
          </table:previous>
        </table:cell-content-change>
        <table:cell-content-change table:id="ct873" table:acceptance-state="accepted">
          <table:cell-address table:column="2" table:row="550" table:table="0"/>
          <office:change-info>
            <dc:creator> </dc:creator>
            <dc:date>2018-11-04T14:30:04.229000000</dc:date>
          </office:change-info>
          <table:previous>
            <table:change-track-table-cell/>
          </table:previous>
        </table:cell-content-change>
        <table:cell-content-change table:id="ct874" table:acceptance-state="accepted">
          <table:cell-address table:column="3" table:row="550" table:table="0"/>
          <office:change-info>
            <dc:creator> </dc:creator>
            <dc:date>2018-11-04T14:30:05.960000000</dc:date>
          </office:change-info>
          <table:previous>
            <table:change-track-table-cell/>
          </table:previous>
        </table:cell-content-change>
        <table:cell-content-change table:id="ct875" table:acceptance-state="accepted">
          <table:cell-address table:column="3" table:row="550" table:table="0"/>
          <office:change-info>
            <dc:creator> </dc:creator>
            <dc:date>2018-11-04T14:30:21.389000000</dc:date>
          </office:change-info>
          <table:previous table:id="ct874">
            <table:change-track-table-cell office:value-type="string">
              <text:p>* <text:s/>Ctrl+a pour tout sélectionner\n</text:p>
            </table:change-track-table-cell>
          </table:previous>
        </table:cell-content-change>
        <table:cell-content-change table:id="ct876" table:acceptance-state="accepted">
          <table:cell-address table:column="0" table:row="551" table:table="0"/>
          <office:change-info>
            <dc:creator> </dc:creator>
            <dc:date>2018-11-04T14:31:15.677000000</dc:date>
          </office:change-info>
          <table:previous>
            <table:change-track-table-cell/>
          </table:previous>
        </table:cell-content-change>
        <table:cell-content-change table:id="ct877" table:acceptance-state="accepted">
          <table:cell-address table:column="0" table:row="551" table:table="0"/>
          <office:change-info>
            <dc:creator> </dc:creator>
            <dc:date>2018-11-04T15:01:57.753000000</dc:date>
          </office:change-info>
          <table:previous table:id="ct876">
            <table:change-track-table-cell office:value-type="string">
              <text:p>selectModalites.f</text:p>
            </table:change-track-table-cell>
          </table:previous>
        </table:cell-content-change>
        <table:cell-content-change table:id="ct878" table:acceptance-state="accepted">
          <table:cell-address table:column="2" table:row="551" table:table="0"/>
          <office:change-info>
            <dc:creator> </dc:creator>
            <dc:date>2018-11-04T15:02:21.137000000</dc:date>
          </office:change-info>
          <table:previous>
            <table:change-track-table-cell/>
          </table:previous>
        </table:cell-content-change>
        <table:cell-content-change table:id="ct879" table:acceptance-state="accepted">
          <table:cell-address table:column="0" table:row="551" table:table="0"/>
          <office:change-info>
            <dc:creator> </dc:creator>
            <dc:date>2018-11-04T15:02:32.681000000</dc:date>
          </office:change-info>
          <table:previous table:id="ct877">
            <table:change-track-table-cell office:value-type="string">
              <text:p>verifVariables.f</text:p>
            </table:change-track-table-cell>
          </table:previous>
        </table:cell-content-change>
        <table:cell-content-change table:id="ct880" table:acceptance-state="accepted">
          <table:cell-address table:column="0" table:row="552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1" table:acceptance-state="accepted">
          <table:cell-address table:column="0" table:row="553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2" table:acceptance-state="accepted">
          <table:cell-address table:column="0" table:row="554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3" table:acceptance-state="accepted">
          <table:cell-address table:column="3" table:row="551" table:table="0"/>
          <office:change-info>
            <dc:creator> </dc:creator>
            <dc:date>2018-11-04T15:02:58.811000000</dc:date>
          </office:change-info>
          <table:previous>
            <table:change-track-table-cell/>
          </table:previous>
        </table:cell-content-change>
        <table:cell-content-change table:id="ct884" table:acceptance-state="accepted">
          <table:cell-address table:column="2" table:row="552" table:table="0"/>
          <office:change-info>
            <dc:creator> </dc:creator>
            <dc:date>2018-11-04T15:03:28.654000000</dc:date>
          </office:change-info>
          <table:previous>
            <table:change-track-table-cell/>
          </table:previous>
        </table:cell-content-change>
        <table:cell-content-change table:id="ct885" table:acceptance-state="accepted">
          <table:cell-address table:column="3" table:row="552" table:table="0"/>
          <office:change-info>
            <dc:creator> </dc:creator>
            <dc:date>2018-11-04T15:04:01.368000000</dc:date>
          </office:change-info>
          <table:previous>
            <table:change-track-table-cell/>
          </table:previous>
        </table:cell-content-change>
        <table:cell-content-change table:id="ct886" table:acceptance-state="accepted">
          <table:cell-address table:column="2" table:row="553" table:table="0"/>
          <office:change-info>
            <dc:creator> </dc:creator>
            <dc:date>2018-11-04T15:04:34.367000000</dc:date>
          </office:change-info>
          <table:previous>
            <table:change-track-table-cell/>
          </table:previous>
        </table:cell-content-change>
        <table:cell-content-change table:id="ct887" table:acceptance-state="accepted">
          <table:cell-address table:column="2" table:row="553" table:table="0"/>
          <office:change-info>
            <dc:creator> </dc:creator>
            <dc:date>2018-11-04T15:04:43.634000000</dc:date>
          </office:change-info>
          <table:previous table:id="ct886">
            <table:change-track-table-cell office:value-type="string">
              <text:p>pas de facteur de regroupement sélectionné !</text:p>
            </table:change-track-table-cell>
          </table:previous>
        </table:cell-content-change>
        <table:cell-content-change table:id="ct888" table:acceptance-state="accepted">
          <table:cell-address table:column="3" table:row="553" table:table="0"/>
          <office:change-info>
            <dc:creator> </dc:creator>
            <dc:date>2018-11-04T15:04:59.202000000</dc:date>
          </office:change-info>
          <table:previous>
            <table:change-track-table-cell/>
          </table:previous>
        </table:cell-content-change>
        <table:cell-content-change table:id="ct889" table:acceptance-state="accepted">
          <table:cell-address table:column="2" table:row="554" table:table="0"/>
          <office:change-info>
            <dc:creator> </dc:creator>
            <dc:date>2018-11-04T15:05:30.964000000</dc:date>
          </office:change-info>
          <table:previous>
            <table:change-track-table-cell/>
          </table:previous>
        </table:cell-content-change>
        <table:cell-content-change table:id="ct890" table:acceptance-state="accepted">
          <table:cell-address table:column="3" table:row="554" table:table="0"/>
          <office:change-info>
            <dc:creator> </dc:creator>
            <dc:date>2018-11-04T15:05:33.242000000</dc:date>
          </office:change-info>
          <table:previous>
            <table:change-track-table-cell/>
          </table:previous>
        </table:cell-content-change>
        <table:cell-content-change table:id="ct891" table:acceptance-state="accepted">
          <table:cell-address table:column="3" table:row="554" table:table="0"/>
          <office:change-info>
            <dc:creator> </dc:creator>
            <dc:date>2018-11-04T15:05:40.558000000</dc:date>
          </office:change-info>
          <table:previous table:id="ct890">
            <table:change-track-table-cell office:value-type="string">
              <text:p>Champ '</text:p>
            </table:change-track-table-cell>
          </table:previous>
        </table:cell-content-change>
        <table:cell-content-change table:id="ct892" table:acceptance-state="accepted">
          <table:cell-address table:column="0" table:row="555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3" table:acceptance-state="accepted">
          <table:cell-address table:column="0" table:row="556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4" table:acceptance-state="accepted">
          <table:cell-address table:column="0" table:row="557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5" table:acceptance-state="accepted">
          <table:cell-address table:column="0" table:row="558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6" table:acceptance-state="accepted">
          <table:cell-address table:column="2" table:row="555" table:table="0"/>
          <office:change-info>
            <dc:creator> </dc:creator>
            <dc:date>2018-11-04T15:06:05.019000000</dc:date>
          </office:change-info>
          <table:previous>
            <table:change-track-table-cell/>
          </table:previous>
        </table:cell-content-change>
        <table:cell-content-change table:id="ct897" table:acceptance-state="accepted">
          <table:cell-address table:column="3" table:row="555" table:table="0"/>
          <office:change-info>
            <dc:creator> </dc:creator>
            <dc:date>2018-11-04T15:06:07.250000000</dc:date>
          </office:change-info>
          <table:previous>
            <table:change-track-table-cell/>
          </table:previous>
        </table:cell-content-change>
        <table:cell-content-change table:id="ct898" table:acceptance-state="accepted">
          <table:cell-address table:column="3" table:row="555" table:table="0"/>
          <office:change-info>
            <dc:creator> </dc:creator>
            <dc:date>2018-11-04T15:06:14.644000000</dc:date>
          </office:change-info>
          <table:previous table:id="ct897">
            <table:change-track-table-cell office:value-type="string">
              <text:p>' vide</text:p>
            </table:change-track-table-cell>
          </table:previous>
        </table:cell-content-change>
        <table:cell-content-change table:id="ct899" table:acceptance-state="accepted">
          <table:cell-address table:column="2" table:row="556" table:table="0"/>
          <office:change-info>
            <dc:creator> </dc:creator>
            <dc:date>2018-11-04T15:06:44.627000000</dc:date>
          </office:change-info>
          <table:previous>
            <table:change-track-table-cell/>
          </table:previous>
        </table:cell-content-change>
        <table:cell-content-change table:id="ct900" table:acceptance-state="accepted">
          <table:cell-address table:column="3" table:row="556" table:table="0"/>
          <office:change-info>
            <dc:creator> </dc:creator>
            <dc:date>2018-11-04T15:06:48.122000000</dc:date>
          </office:change-info>
          <table:previous>
            <table:change-track-table-cell/>
          </table:previous>
        </table:cell-content-change>
        <table:cell-content-change table:id="ct901" table:acceptance-state="accepted">
          <table:cell-address table:column="2" table:row="557" table:table="0"/>
          <office:change-info>
            <dc:creator> </dc:creator>
            <dc:date>2018-11-04T15:07:13.552000000</dc:date>
          </office:change-info>
          <table:previous>
            <table:change-track-table-cell/>
          </table:previous>
        </table:cell-content-change>
        <table:cell-content-change table:id="ct902" table:acceptance-state="accepted">
          <table:cell-address table:column="3" table:row="557" table:table="0"/>
          <office:change-info>
            <dc:creator> </dc:creator>
            <dc:date>2018-11-04T15:07:14.146000000</dc:date>
          </office:change-info>
          <table:previous>
            <table:change-track-table-cell/>
          </table:previous>
        </table:cell-content-change>
        <table:cell-content-change table:id="ct903" table:acceptance-state="accepted">
          <table:cell-address table:column="3" table:row="556" table:table="0"/>
          <office:change-info>
            <dc:creator> </dc:creator>
            <dc:date>2018-11-04T15:08:32.239000000</dc:date>
          </office:change-info>
          <table:previous table:id="ct900">
            <table:change-track-table-cell office:value-type="string">
              <text:p>Attention : représentation d'une métrique par classes de taille\n</text:p>
            </table:change-track-table-cell>
          </table:previous>
        </table:cell-content-change>
        <table:cell-content-change table:id="ct904" table:acceptance-state="accepted">
          <table:cell-address table:column="3" table:row="557" table:table="0"/>
          <office:change-info>
            <dc:creator> </dc:creator>
            <dc:date>2018-11-04T15:09:00.710000000</dc:date>
          </office:change-info>
          <table:previous table:id="ct902">
            <table:change-track-table-cell office:value-type="string">
              <text:p>mais 'classe_taille' n'est pas utilisée comme facteur</text:p>
            </table:change-track-table-cell>
          </table:previous>
        </table:cell-content-change>
        <table:cell-content-change table:id="ct905" table:acceptance-state="accepted">
          <table:cell-address table:column="2" table:row="558" table:table="0"/>
          <office:change-info>
            <dc:creator> </dc:creator>
            <dc:date>2018-11-04T15:09:32.690000000</dc:date>
          </office:change-info>
          <table:previous>
            <table:change-track-table-cell/>
          </table:previous>
        </table:cell-content-change>
        <table:cell-content-change table:id="ct906" table:acceptance-state="accepted">
          <table:cell-address table:column="3" table:row="558" table:table="0"/>
          <office:change-info>
            <dc:creator> </dc:creator>
            <dc:date>2018-11-04T15:10:02.298000000</dc:date>
          </office:change-info>
          <table:previous>
            <table:change-track-table-cell/>
          </table:previous>
        </table:cell-content-change>
        <table:cell-content-change table:id="ct907" table:acceptance-state="accepted">
          <table:cell-address table:column="2" table:row="559" table:table="0"/>
          <office:change-info>
            <dc:creator> </dc:creator>
            <dc:date>2018-11-04T15:10:40.737000000</dc:date>
          </office:change-info>
          <table:previous>
            <table:change-track-table-cell/>
          </table:previous>
        </table:cell-content-change>
        <table:cell-content-change table:id="ct908" table:acceptance-state="accepted">
          <table:cell-address table:column="3" table:row="559" table:table="0"/>
          <office:change-info>
            <dc:creator> </dc:creator>
            <dc:date>2018-11-04T15:10:45.292000000</dc:date>
          </office:change-info>
          <table:previous>
            <table:change-track-table-cell/>
          </table:previous>
        </table:cell-content-change>
        <table:cell-content-change table:id="ct909" table:acceptance-state="accepted">
          <table:cell-address table:column="0" table:row="559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0" table:acceptance-state="accepted">
          <table:cell-address table:column="0" table:row="560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1" table:acceptance-state="accepted">
          <table:cell-address table:column="0" table:row="561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2" table:acceptance-state="accepted">
          <table:cell-address table:column="0" table:row="562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3" table:acceptance-state="accepted">
          <table:cell-address table:column="0" table:row="563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4" table:acceptance-state="accepted">
          <table:cell-address table:column="0" table:row="564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5" table:acceptance-state="accepted">
          <table:cell-address table:column="2" table:row="560" table:table="0"/>
          <office:change-info>
            <dc:creator> </dc:creator>
            <dc:date>2018-11-04T15:11:18.271000000</dc:date>
          </office:change-info>
          <table:previous>
            <table:change-track-table-cell/>
          </table:previous>
        </table:cell-content-change>
        <table:cell-content-change table:id="ct916" table:acceptance-state="accepted">
          <table:cell-address table:column="3" table:row="560" table:table="0"/>
          <office:change-info>
            <dc:creator> </dc:creator>
            <dc:date>2018-11-04T15:11:18.863000000</dc:date>
          </office:change-info>
          <table:previous>
            <table:change-track-table-cell/>
          </table:previous>
        </table:cell-content-change>
        <table:cell-content-change table:id="ct917" table:acceptance-state="accepted">
          <table:cell-address table:column="3" table:row="559" table:table="0"/>
          <office:change-info>
            <dc:creator> </dc:creator>
            <dc:date>2018-11-04T15:12:00.796000000</dc:date>
          </office:change-info>
          <table:previous table:id="ct908">
            <table:change-track-table-cell office:value-type="string">
              <text:p>Attention : représentation d'une métrique par espèce\n</text:p>
            </table:change-track-table-cell>
          </table:previous>
        </table:cell-content-change>
        <table:cell-content-change table:id="ct918" table:acceptance-state="accepted">
          <table:cell-address table:column="3" table:row="560" table:table="0"/>
          <office:change-info>
            <dc:creator> </dc:creator>
            <dc:date>2018-11-04T15:12:26.864000000</dc:date>
          </office:change-info>
          <table:previous table:id="ct916">
            <table:change-track-table-cell office:value-type="string">
              <text:p>mais 'espece' ou 'code_espece' n'est pas utilisé comme facteur</text:p>
            </table:change-track-table-cell>
          </table:previous>
        </table:cell-content-change>
        <table:cell-content-change table:id="ct919" table:acceptance-state="accepted">
          <table:cell-address table:column="2" table:row="561" table:table="0"/>
          <office:change-info>
            <dc:creator> </dc:creator>
            <dc:date>2018-11-04T15:13:18.781000000</dc:date>
          </office:change-info>
          <table:previous>
            <table:change-track-table-cell/>
          </table:previous>
        </table:cell-content-change>
        <table:cell-content-change table:id="ct920" table:acceptance-state="accepted">
          <table:cell-address table:column="2" table:row="562" table:table="0"/>
          <office:change-info>
            <dc:creator> </dc:creator>
            <dc:date>2018-11-04T15:13:33.226000000</dc:date>
          </office:change-info>
          <table:previous>
            <table:change-track-table-cell/>
          </table:previous>
        </table:cell-content-change>
        <table:cell-content-change table:id="ct921" table:acceptance-state="accepted">
          <table:cell-address table:column="2" table:row="563" table:table="0"/>
          <office:change-info>
            <dc:creator> </dc:creator>
            <dc:date>2018-11-04T15:13:42.992000000</dc:date>
          </office:change-info>
          <table:previous>
            <table:change-track-table-cell/>
          </table:previous>
        </table:cell-content-change>
        <table:cell-content-change table:id="ct922" table:acceptance-state="accepted">
          <table:cell-address table:column="3" table:row="561" table:table="0"/>
          <office:change-info>
            <dc:creator> </dc:creator>
            <dc:date>2018-11-04T15:15:14.767000000</dc:date>
          </office:change-info>
          <table:previous>
            <table:change-track-table-cell/>
          </table:previous>
        </table:cell-content-change>
        <table:cell-content-change table:id="ct923" table:acceptance-state="accepted">
          <table:cell-address table:column="3" table:row="562" table:table="0"/>
          <office:change-info>
            <dc:creator> </dc:creator>
            <dc:date>2018-11-04T15:15:38.900000000</dc:date>
          </office:change-info>
          <table:previous>
            <table:change-track-table-cell/>
          </table:previous>
        </table:cell-content-change>
        <table:cell-content-change table:id="ct924" table:acceptance-state="accepted">
          <table:cell-address table:column="3" table:row="562" table:table="0"/>
          <office:change-info>
            <dc:creator> </dc:creator>
            <dc:date>2018-11-04T15:15:59.383000000</dc:date>
          </office:change-info>
          <table:previous table:id="ct923">
            <table:change-track-table-cell office:value-type="string">
              <text:p>\nan aggregation factor</text:p>
            </table:change-track-table-cell>
          </table:previous>
        </table:cell-content-change>
        <table:cell-content-change table:id="ct925" table:acceptance-state="accepted">
          <table:cell-address table:column="3" table:row="563" table:table="0"/>
          <office:change-info>
            <dc:creator> </dc:creator>
            <dc:date>2018-11-04T15:16:16.949000000</dc:date>
          </office:change-info>
          <table:previous>
            <table:change-track-table-cell/>
          </table:previous>
        </table:cell-content-change>
        <table:cell-content-change table:id="ct926" table:acceptance-state="accepted">
          <table:cell-address table:column="2" table:row="564" table:table="0"/>
          <office:change-info>
            <dc:creator> </dc:creator>
            <dc:date>2018-11-04T15:17:31.893000000</dc:date>
          </office:change-info>
          <table:previous>
            <table:change-track-table-cell/>
          </table:previous>
        </table:cell-content-change>
        <table:cell-content-change table:id="ct927" table:acceptance-state="accepted">
          <table:cell-address table:column="3" table:row="564" table:table="0"/>
          <office:change-info>
            <dc:creator> </dc:creator>
            <dc:date>2018-11-04T15:17:59.942000000</dc:date>
          </office:change-info>
          <table:previous>
            <table:change-track-table-cell/>
          </table:previous>
        </table:cell-content-change>
        <table:cell-content-change table:id="ct928" table:acceptance-state="accepted">
          <table:cell-address table:column="2" table:row="565" table:table="0"/>
          <office:change-info>
            <dc:creator> </dc:creator>
            <dc:date>2018-11-04T15:18:32.983000000</dc:date>
          </office:change-info>
          <table:previous>
            <table:change-track-table-cell/>
          </table:previous>
        </table:cell-content-change>
        <table:cell-content-change table:id="ct929" table:acceptance-state="accepted">
          <table:cell-address table:column="3" table:row="565" table:table="0"/>
          <office:change-info>
            <dc:creator> </dc:creator>
            <dc:date>2018-11-04T15:18:36.212000000</dc:date>
          </office:change-info>
          <table:previous>
            <table:change-track-table-cell/>
          </table:previous>
        </table:cell-content-change>
        <table:cell-content-change table:id="ct930" table:acceptance-state="accepted">
          <table:cell-address table:column="3" table:row="565" table:table="0"/>
          <office:change-info>
            <dc:creator> </dc:creator>
            <dc:date>2018-11-04T15:18:45.884000000</dc:date>
          </office:change-info>
          <table:previous table:id="ct929">
            <table:change-track-table-cell office:value-type="string">
              <text:p>Analyse impossible !</text:p>
            </table:change-track-table-cell>
          </table:previous>
        </table:cell-content-change>
        <table:cell-content-change table:id="ct931" table:acceptance-state="accepted">
          <table:cell-address table:column="3" table:row="565" table:table="0"/>
          <office:change-info>
            <dc:creator> </dc:creator>
            <dc:date>2018-11-04T15:19:00.642000000</dc:date>
          </office:change-info>
          <table:previous table:id="ct930">
            <table:change-track-table-cell office:value-type="string">
              <text:p>Cannot analyse</text:p>
            </table:change-track-table-cell>
          </table:previous>
        </table:cell-content-change>
        <table:cell-content-change table:id="ct932" table:acceptance-state="accepted">
          <table:cell-address table:column="0" table:row="565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3" table:acceptance-state="accepted">
          <table:cell-address table:column="0" table:row="566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4" table:acceptance-state="accepted">
          <table:cell-address table:column="0" table:row="567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5" table:acceptance-state="accepted">
          <table:cell-address table:column="0" table:row="568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6" table:acceptance-state="accepted">
          <table:cell-address table:column="0" table:row="569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7" table:acceptance-state="accepted">
          <table:cell-address table:column="0" table:row="570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8" table:acceptance-state="accepted">
          <table:cell-address table:column="0" table:row="571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9" table:acceptance-state="accepted">
          <table:cell-address table:column="0" table:row="572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0" table:acceptance-state="accepted">
          <table:cell-address table:column="0" table:row="573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1" table:acceptance-state="accepted">
          <table:cell-address table:column="0" table:row="574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2" table:acceptance-state="accepted">
          <table:cell-address table:column="0" table:row="575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3" table:acceptance-state="accepted">
          <table:cell-address table:column="0" table:row="576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4" table:acceptance-state="accepted">
          <table:cell-address table:column="2" table:row="566" table:table="0"/>
          <office:change-info>
            <dc:creator> </dc:creator>
            <dc:date>2018-11-04T15:34:34.617000000</dc:date>
          </office:change-info>
          <table:previous>
            <table:change-track-table-cell/>
          </table:previous>
        </table:cell-content-change>
        <table:cell-content-change table:id="ct945" table:acceptance-state="accepted">
          <table:cell-address table:column="2" table:row="567" table:table="0"/>
          <office:change-info>
            <dc:creator> </dc:creator>
            <dc:date>2018-11-04T15:35:28.609000000</dc:date>
          </office:change-info>
          <table:previous>
            <table:change-track-table-cell/>
          </table:previous>
        </table:cell-content-change>
        <table:cell-content-change table:id="ct946" table:acceptance-state="accepted">
          <table:cell-address table:column="2" table:row="568" table:table="0"/>
          <office:change-info>
            <dc:creator> </dc:creator>
            <dc:date>2018-11-04T15:35:55.020000000</dc:date>
          </office:change-info>
          <table:previous>
            <table:change-track-table-cell/>
          </table:previous>
        </table:cell-content-change>
        <table:cell-content-change table:id="ct947" table:acceptance-state="accepted">
          <table:cell-address table:column="3" table:row="566" table:table="0"/>
          <office:change-info>
            <dc:creator> </dc:creator>
            <dc:date>2018-11-04T15:36:29.340000000</dc:date>
          </office:change-info>
          <table:previous>
            <table:change-track-table-cell/>
          </table:previous>
        </table:cell-content-change>
        <table:cell-content-change table:id="ct948" table:acceptance-state="accepted">
          <table:cell-address table:column="3" table:row="567" table:table="0"/>
          <office:change-info>
            <dc:creator> </dc:creator>
            <dc:date>2018-11-04T15:37:12.631000000</dc:date>
          </office:change-info>
          <table:previous>
            <table:change-track-table-cell/>
          </table:previous>
        </table:cell-content-change>
        <table:cell-content-change table:id="ct949" table:acceptance-state="accepted">
          <table:cell-address table:column="3" table:row="568" table:table="0"/>
          <office:change-info>
            <dc:creator> </dc:creator>
            <dc:date>2018-11-04T15:38:00.757000000</dc:date>
          </office:change-info>
          <table:previous>
            <table:change-track-table-cell/>
          </table:previous>
        </table:cell-content-change>
        <table:cell-content-change table:id="ct950" table:acceptance-state="accepted">
          <table:cell-address table:column="3" table:row="568" table:table="0"/>
          <office:change-info>
            <dc:creator> </dc:creator>
            <dc:date>2018-11-04T15:39:32.580000000</dc:date>
          </office:change-info>
          <table:previous table:id="ct949">
            <table:change-track-table-cell office:value-type="string">
              <text:p>\n\nPlease select *no more* then three factors</text:p>
            </table:change-track-table-cell>
          </table:previous>
        </table:cell-content-change>
        <table:cell-content-change table:id="ct951" table:acceptance-state="accepted">
          <table:cell-address table:column="3" table:row="567" table:table="0"/>
          <office:change-info>
            <dc:creator> </dc:creator>
            <dc:date>2018-11-04T15:40:01.534000000</dc:date>
          </office:change-info>
          <table:previous table:id="ct948">
            <table:change-track-table-cell office:value-type="string">
              <text:p>\nThe results would be </text:p>
            </table:change-track-table-cell>
          </table:previous>
        </table:cell-content-change>
        <table:cell-content-change table:id="ct952" table:acceptance-state="accepted">
          <table:cell-address table:column="3" table:row="566" table:table="0"/>
          <office:change-info>
            <dc:creator> </dc:creator>
            <dc:date>2018-11-04T15:40:12.126000000</dc:date>
          </office:change-info>
          <table:previous table:id="ct947">
            <table:change-track-table-cell office:value-type="string">
              <text:p>Too many grouping factors selected:</text:p>
            </table:change-track-table-cell>
          </table:previous>
        </table:cell-content-change>
        <table:cell-content-change table:id="ct953" table:acceptance-state="accepted">
          <table:cell-address table:column="2" table:row="569" table:table="0"/>
          <office:change-info>
            <dc:creator> </dc:creator>
            <dc:date>2018-11-04T15:40:49.785000000</dc:date>
          </office:change-info>
          <table:previous>
            <table:change-track-table-cell/>
          </table:previous>
        </table:cell-content-change>
        <table:cell-content-change table:id="ct954" table:acceptance-state="accepted">
          <table:cell-address table:column="3" table:row="569" table:table="0"/>
          <office:change-info>
            <dc:creator> </dc:creator>
            <dc:date>2018-11-04T15:40:56.883000000</dc:date>
          </office:change-info>
          <table:previous>
            <table:change-track-table-cell/>
          </table:previous>
        </table:cell-content-change>
        <table:cell-content-change table:id="ct955" table:acceptance-state="accepted">
          <table:cell-address table:column="2" table:row="570" table:table="0"/>
          <office:change-info>
            <dc:creator> </dc:creator>
            <dc:date>2018-11-04T15:41:20.953000000</dc:date>
          </office:change-info>
          <table:previous>
            <table:change-track-table-cell/>
          </table:previous>
        </table:cell-content-change>
        <table:cell-content-change table:id="ct956" table:acceptance-state="accepted">
          <table:cell-address table:column="3" table:row="570" table:table="0"/>
          <office:change-info>
            <dc:creator> </dc:creator>
            <dc:date>2018-11-04T15:42:05.195000000</dc:date>
          </office:change-info>
          <table:previous>
            <table:change-track-table-cell/>
          </table:previous>
        </table:cell-content-change>
        <table:cell-content-change table:id="ct957" table:acceptance-state="accepted">
          <table:cell-address table:column="2" table:row="571" table:table="0"/>
          <office:change-info>
            <dc:creator> </dc:creator>
            <dc:date>2018-11-04T15:43:22.790000000</dc:date>
          </office:change-info>
          <table:previous>
            <table:change-track-table-cell/>
          </table:previous>
        </table:cell-content-change>
        <table:cell-content-change table:id="ct958" table:acceptance-state="accepted">
          <table:cell-address table:column="3" table:row="571" table:table="0"/>
          <office:change-info>
            <dc:creator> </dc:creator>
            <dc:date>2018-11-04T15:44:30.151000000</dc:date>
          </office:change-info>
          <table:previous>
            <table:change-track-table-cell/>
          </table:previous>
        </table:cell-content-change>
        <table:cell-content-change table:id="ct959" table:acceptance-state="accepted">
          <table:cell-address table:column="3" table:row="571" table:table="0"/>
          <office:change-info>
            <dc:creator> </dc:creator>
            <dc:date>2018-11-04T15:44:44.472000000</dc:date>
          </office:change-info>
          <table:previous table:id="ct958">
            <table:change-track-table-cell office:value-type="string">
              <text:p>\ndifficult to interprete. Prefer analyses with one or two factor(s).</text:p>
            </table:change-track-table-cell>
          </table:previous>
        </table:cell-content-change>
        <table:cell-content-change table:id="ct960" table:acceptance-state="accepted">
          <table:cell-address table:column="3" table:row="570" table:table="0"/>
          <office:change-info>
            <dc:creator> </dc:creator>
            <dc:date>2018-11-04T15:44:51.555000000</dc:date>
          </office:change-info>
          <table:previous table:id="ct956">
            <table:change-track-table-cell office:value-type="string">
              <text:p>\n\nFrom three grouping factors, results become </text:p>
            </table:change-track-table-cell>
          </table:previous>
        </table:cell-content-change>
        <table:cell-content-change table:id="ct961" table:acceptance-state="accepted">
          <table:cell-address table:column="3" table:row="570" table:table="0"/>
          <office:change-info>
            <dc:creator> </dc:creator>
            <dc:date>2018-11-04T15:45:37.918000000</dc:date>
          </office:change-info>
          <table:previous table:id="ct960">
            <table:change-track-table-cell office:value-type="string">
              <text:p>\n\nFrom three grouping factors, results become difficult to interprete. </text:p>
            </table:change-track-table-cell>
          </table:previous>
        </table:cell-content-change>
        <table:cell-content-change table:id="ct962" table:acceptance-state="accepted">
          <table:cell-address table:column="0" table:row="572" table:table="0"/>
          <office:change-info>
            <dc:creator> </dc:creator>
            <dc:date>2018-11-04T15:47:34.764000000</dc:date>
          </office:change-info>
          <table:previous table:id="ct939">
            <table:change-track-table-cell office:value-type="string">
              <text:p>verifVariables.f.info.22</text:p>
            </table:change-track-table-cell>
          </table:previous>
        </table:cell-content-change>
        <table:cell-content-change table:id="ct963" table:acceptance-state="accepted">
          <table:cell-address table:column="0" table:row="572" table:table="0"/>
          <office:change-info>
            <dc:creator> </dc:creator>
            <dc:date>2018-11-04T15:47:49.537000000</dc:date>
          </office:change-info>
          <table:previous table:id="ct962">
            <table:change-track-table-cell office:value-type="string">
              <text:p>titreSelVar.f</text:p>
            </table:change-track-table-cell>
          </table:previous>
        </table:cell-content-change>
        <table:cell-content-change table:id="ct964" table:acceptance-state="accepted">
          <table:cell-address table:column="0" table:row="573" table:table="0"/>
          <office:change-info>
            <dc:creator> </dc:creator>
            <dc:date>2018-11-04T15:47:55.138000000</dc:date>
          </office:change-info>
          <table:previous table:id="ct940">
            <table:change-track-table-cell office:value-type="string">
              <text:p>verifVariables.f.info.23</text:p>
            </table:change-track-table-cell>
          </table:previous>
        </table:cell-content-change>
        <table:cell-content-change table:id="ct965" table:acceptance-state="accepted">
          <table:cell-address table:column="0" table:row="574" table:table="0"/>
          <office:change-info>
            <dc:creator> </dc:creator>
            <dc:date>2018-11-04T15:47:55.138000000</dc:date>
          </office:change-info>
          <table:previous table:id="ct941">
            <table:change-track-table-cell office:value-type="string">
              <text:p>verifVariables.f.info.24</text:p>
            </table:change-track-table-cell>
          </table:previous>
        </table:cell-content-change>
        <table:cell-content-change table:id="ct966" table:acceptance-state="accepted">
          <table:cell-address table:column="0" table:row="575" table:table="0"/>
          <office:change-info>
            <dc:creator> </dc:creator>
            <dc:date>2018-11-04T15:47:55.138000000</dc:date>
          </office:change-info>
          <table:previous table:id="ct942">
            <table:change-track-table-cell office:value-type="string">
              <text:p>verifVariables.f.info.25</text:p>
            </table:change-track-table-cell>
          </table:previous>
        </table:cell-content-change>
        <table:cell-content-change table:id="ct967" table:acceptance-state="accepted">
          <table:cell-address table:column="0" table:row="576" table:table="0"/>
          <office:change-info>
            <dc:creator> </dc:creator>
            <dc:date>2018-11-04T15:47:55.138000000</dc:date>
          </office:change-info>
          <table:previous table:id="ct943">
            <table:change-track-table-cell office:value-type="string">
              <text:p>verifVariables.f.info.26</text:p>
            </table:change-track-table-cell>
          </table:previous>
        </table:cell-content-change>
        <table:cell-content-change table:id="ct968" table:acceptance-state="accepted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69" table:acceptance-state="accepted">
          <table:cell-address table:column="0" table:row="57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0" table:acceptance-state="accepted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1" table:acceptance-state="accepted">
          <table:cell-address table:column="0" table:row="58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2" table:acceptance-state="accepted">
          <table:cell-address table:column="0" table:row="58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3" table:acceptance-state="accepted">
          <table:cell-address table:column="0" table:row="58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4" table:acceptance-state="accepted">
          <table:cell-address table:column="0" table:row="58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5" table:acceptance-state="accepted">
          <table:cell-address table:column="0" table:row="58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6" table:acceptance-state="accepted">
          <table:cell-address table:column="0" table:row="58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7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8" table:acceptance-state="accepted">
          <table:cell-address table:column="0" table:row="58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9" table:acceptance-state="accepted">
          <table:cell-address table:column="0" table:row="58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0" table:acceptance-state="accepted">
          <table:cell-address table:column="0" table:row="58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1" table:acceptance-state="accepted">
          <table:cell-address table:column="0" table:row="59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2" table:acceptance-state="accepted">
          <table:cell-address table:column="0" table:row="59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3" table:acceptance-state="accepted">
          <table:cell-address table:column="0" table:row="59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4" table:acceptance-state="accepted">
          <table:cell-address table:column="0" table:row="59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5" table:acceptance-state="accepted">
          <table:cell-address table:column="0" table:row="572" table:table="0"/>
          <office:change-info>
            <dc:creator> </dc:creator>
            <dc:date>2018-11-04T15:48:18.310000000</dc:date>
          </office:change-info>
          <table:previous table:id="ct96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6" table:acceptance-state="accepted">
          <table:cell-address table:column="2" table:row="572" table:table="0"/>
          <office:change-info>
            <dc:creator> </dc:creator>
            <dc:date>2018-11-04T15:48:27.295000000</dc:date>
          </office:change-info>
          <table:previous>
            <table:change-track-table-cell/>
          </table:previous>
        </table:cell-content-change>
        <table:cell-content-change table:id="ct987" table:acceptance-state="accepted">
          <table:cell-address table:column="0" table:row="573" table:table="0"/>
          <office:change-info>
            <dc:creator> </dc:creator>
            <dc:date>2018-11-04T15:48:56.592000000</dc:date>
          </office:change-info>
          <table:previous table:id="ct96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8" table:acceptance-state="accepted">
          <table:cell-address table:column="2" table:row="573" table:table="0"/>
          <office:change-info>
            <dc:creator> </dc:creator>
            <dc:date>2018-11-04T15:49:05.141000000</dc:date>
          </office:change-info>
          <table:previous>
            <table:change-track-table-cell/>
          </table:previous>
        </table:cell-content-change>
        <table:cell-content-change table:id="ct989" table:acceptance-state="accepted">
          <table:cell-address table:column="0" table:row="574" table:table="0"/>
          <office:change-info>
            <dc:creator> </dc:creator>
            <dc:date>2018-11-04T15:49:26.544000000</dc:date>
          </office:change-info>
          <table:previous table:id="ct96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0" table:acceptance-state="accepted">
          <table:cell-address table:column="2" table:row="574" table:table="0"/>
          <office:change-info>
            <dc:creator> </dc:creator>
            <dc:date>2018-11-04T15:49:42.597000000</dc:date>
          </office:change-info>
          <table:previous>
            <table:change-track-table-cell/>
          </table:previous>
        </table:cell-content-change>
        <table:cell-content-change table:id="ct991" table:acceptance-state="accepted">
          <table:cell-address table:column="0" table:row="575" table:table="0"/>
          <office:change-info>
            <dc:creator> </dc:creator>
            <dc:date>2018-11-04T15:50:08.399000000</dc:date>
          </office:change-info>
          <table:previous table:id="ct96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2" table:acceptance-state="accepted">
          <table:cell-address table:column="2" table:row="575" table:table="0"/>
          <office:change-info>
            <dc:creator> </dc:creator>
            <dc:date>2018-11-04T15:50:21.035000000</dc:date>
          </office:change-info>
          <table:previous>
            <table:change-track-table-cell/>
          </table:previous>
        </table:cell-content-change>
        <table:cell-content-change table:id="ct993" table:acceptance-state="accepted">
          <table:cell-address table:column="0" table:row="576" table:table="0"/>
          <office:change-info>
            <dc:creator> </dc:creator>
            <dc:date>2018-11-04T15:50:42.610000000</dc:date>
          </office:change-info>
          <table:previous table:id="ct96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4" table:acceptance-state="accepted">
          <table:cell-address table:column="2" table:row="576" table:table="0"/>
          <office:change-info>
            <dc:creator> </dc:creator>
            <dc:date>2018-11-04T15:50:51.830000000</dc:date>
          </office:change-info>
          <table:previous>
            <table:change-track-table-cell/>
          </table:previous>
        </table:cell-content-change>
        <table:cell-content-change table:id="ct995" table:acceptance-state="accepted">
          <table:cell-address table:column="0" table:row="577" table:table="0"/>
          <office:change-info>
            <dc:creator> </dc:creator>
            <dc:date>2018-11-04T15:51:37.881000000</dc:date>
          </office:change-info>
          <table:previous table:id="ct96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6" table:acceptance-state="accepted">
          <table:cell-address table:column="2" table:row="577" table:table="0"/>
          <office:change-info>
            <dc:creator> </dc:creator>
            <dc:date>2018-11-04T15:51:46.898000000</dc:date>
          </office:change-info>
          <table:previous>
            <table:change-track-table-cell/>
          </table:previous>
        </table:cell-content-change>
        <table:cell-content-change table:id="ct997" table:acceptance-state="accepted">
          <table:cell-address table:column="0" table:row="578" table:table="0"/>
          <office:change-info>
            <dc:creator> </dc:creator>
            <dc:date>2018-11-04T15:52:10.173000000</dc:date>
          </office:change-info>
          <table:previous table:id="ct96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8" table:acceptance-state="accepted">
          <table:cell-address table:column="2" table:row="578" table:table="0"/>
          <office:change-info>
            <dc:creator> </dc:creator>
            <dc:date>2018-11-04T15:52:46.677000000</dc:date>
          </office:change-info>
          <table:previous>
            <table:change-track-table-cell/>
          </table:previous>
        </table:cell-content-change>
        <table:cell-content-change table:id="ct999" table:acceptance-state="accepted">
          <table:cell-address table:column="0" table:row="579" table:table="0"/>
          <office:change-info>
            <dc:creator> </dc:creator>
            <dc:date>2018-11-04T15:54:22.461000000</dc:date>
          </office:change-info>
          <table:previous table:id="ct97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00" table:acceptance-state="accepted">
          <table:cell-address table:column="2" table:row="579" table:table="0"/>
          <office:change-info>
            <dc:creator> </dc:creator>
            <dc:date>2018-11-04T15:54:30.916000000</dc:date>
          </office:change-info>
          <table:previous>
            <table:change-track-table-cell/>
          </table:previous>
        </table:cell-content-change>
        <table:cell-content-change table:id="ct1001" table:acceptance-state="accepted">
          <table:cell-address table:column="3" table:row="572" table:table="0"/>
          <office:change-info>
            <dc:creator> </dc:creator>
            <dc:date>2018-11-19T16:55:34.470000000</dc:date>
          </office:change-info>
          <table:previous>
            <table:change-track-table-cell/>
          </table:previous>
        </table:cell-content-change>
        <table:cell-content-change table:id="ct1002" table:acceptance-state="accepted">
          <table:cell-address table:column="3" table:row="572" table:table="0"/>
          <office:change-info>
            <dc:creator> </dc:creator>
            <dc:date>2018-11-19T16:56:01.130000000</dc:date>
          </office:change-info>
          <table:previous table:id="ct1001">
            <table:change-track-table-cell office:value-type="string">
              <text:p>boxplots (métrique/espèce/unité d'observation)</text:p>
            </table:change-track-table-cell>
          </table:previous>
        </table:cell-content-change>
        <table:cell-content-change table:id="ct1003" table:acceptance-state="accepted">
          <table:cell-address table:column="3" table:row="573" table:table="0"/>
          <office:change-info>
            <dc:creator> </dc:creator>
            <dc:date>2018-11-19T16:56:07.245000000</dc:date>
          </office:change-info>
          <table:previous>
            <table:change-track-table-cell/>
          </table:previous>
        </table:cell-content-change>
        <table:cell-content-change table:id="ct1004" table:acceptance-state="accepted">
          <table:cell-address table:column="3" table:row="573" table:table="0"/>
          <office:change-info>
            <dc:creator> </dc:creator>
            <dc:date>2018-11-19T16:56:36.792000000</dc:date>
          </office:change-info>
          <table:previous table:id="ct1003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05" table:acceptance-state="accepted">
          <table:cell-address table:column="3" table:row="574" table:table="0"/>
          <office:change-info>
            <dc:creator> </dc:creator>
            <dc:date>2018-11-19T16:56:47.961000000</dc:date>
          </office:change-info>
          <table:previous>
            <table:change-track-table-cell/>
          </table:previous>
        </table:cell-content-change>
        <table:cell-content-change table:id="ct1006" table:acceptance-state="accepted">
          <table:cell-address table:column="3" table:row="575" table:table="0"/>
          <office:change-info>
            <dc:creator> </dc:creator>
            <dc:date>2018-11-19T16:56:51.659000000</dc:date>
          </office:change-info>
          <table:previous>
            <table:change-track-table-cell/>
          </table:previous>
        </table:cell-content-change>
        <table:cell-content-change table:id="ct1007" table:acceptance-state="accepted">
          <table:cell-address table:column="3" table:row="576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8" table:acceptance-state="accepted">
          <table:cell-address table:column="3" table:row="577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9" table:acceptance-state="accepted">
          <table:cell-address table:column="3" table:row="576" table:table="0"/>
          <office:change-info>
            <dc:creator> </dc:creator>
            <dc:date>2018-11-19T16:57:35.183000000</dc:date>
          </office:change-info>
          <table:previous table:id="ct1007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0" table:acceptance-state="accepted">
          <table:cell-address table:column="3" table:row="577" table:table="0"/>
          <office:change-info>
            <dc:creator> </dc:creator>
            <dc:date>2018-11-19T16:57:41.922000000</dc:date>
          </office:change-info>
          <table:previous table:id="ct1008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1011" table:acceptance-state="accepted">
          <table:cell-address table:column="3" table:row="579" table:table="0"/>
          <office:change-info>
            <dc:creator> </dc:creator>
            <dc:date>2018-11-19T16:57:55.307000000</dc:date>
          </office:change-info>
          <table:previous>
            <table:change-track-table-cell/>
          </table:previous>
        </table:cell-content-change>
        <table:cell-content-change table:id="ct1012" table:acceptance-state="accepted">
          <table:cell-address table:column="3" table:row="579" table:table="0"/>
          <office:change-info>
            <dc:creator> </dc:creator>
            <dc:date>2018-11-19T16:58:10.298000000</dc:date>
          </office:change-info>
          <table:previous table:id="ct1011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3" table:acceptance-state="accepted">
          <table:cell-address table:column="3" table:row="579" table:table="0"/>
          <office:change-info>
            <dc:creator> </dc:creator>
            <dc:date>2018-11-19T16:58:13.278000000</dc:date>
          </office:change-info>
          <table:previous>
            <table:change-track-table-cell/>
          </table:previous>
        </table:cell-content-change>
        <table:cell-content-change table:id="ct1014" table:acceptance-state="accepted">
          <table:cell-address table:column="3" table:row="579" table:table="0"/>
          <office:change-info>
            <dc:creator> </dc:creator>
            <dc:date>2018-11-19T16:58:36.943000000</dc:date>
          </office:change-info>
          <table:previous table:id="ct1013">
            <table:change-track-table-cell office:value-type="string">
              <text:p>boxplots (metrics aggregated/station)</text:p>
            </table:change-track-table-cell>
          </table:previous>
        </table:cell-content-change>
        <table:movement table:id="ct1015" table:acceptance-state="accepted">
          <table:source-range-address table:column="3" table:row="578" table:table="0"/>
          <table:target-range-address table:column="3" table:row="580" table:table="0"/>
          <office:change-info>
            <dc:creator> </dc:creator>
            <dc:date>2018-11-19T16:58:39.080000000</dc:date>
          </office:change-info>
          <table:dependencies>
            <table:dependency table:id="ct3457"/>
            <table:dependency table:id="ct1016"/>
          </table:dependencies>
        </table:movement>
        <table:movement table:id="ct1016" table:acceptance-state="accepted">
          <table:source-range-address table:start-column="3" table:start-row="579" table:start-table="0" table:end-column="3" table:end-row="580" table:end-table="0"/>
          <table:target-range-address table:start-column="3" table:start-row="578" table:start-table="0" table:end-column="3" table:end-row="579" table:end-table="0"/>
          <office:change-info>
            <dc:creator> </dc:creator>
            <dc:date>2018-11-19T16:59:02.185000000</dc:date>
          </office:change-info>
          <table:dependencies>
            <table:dependency table:id="ct3458"/>
            <table:dependency table:id="ct3449"/>
            <table:dependency table:id="ct3437"/>
            <table:dependency table:id="ct1026"/>
            <table:dependency table:id="ct1024"/>
          </table:dependencies>
          <table:deletions>
            <table:cell-content-deletion table:id="ct1014">
              <table:change-track-table-cell office:value-type="string">
                <text:p>multivariate regression trees (metrics aggregated/station</text:p>
              </table:change-track-table-cell>
            </table:cell-content-deletion>
          </table:deletions>
        </table:movement>
        <table:cell-content-change table:id="ct1017" table:acceptance-state="accepted">
          <table:cell-address table:column="2" table:row="580" table:table="0"/>
          <office:change-info>
            <dc:creator> </dc:creator>
            <dc:date>2018-11-19T16:59:34.493000000</dc:date>
          </office:change-info>
          <table:previous>
            <table:change-track-table-cell/>
          </table:previous>
        </table:cell-content-change>
        <table:cell-content-change table:id="ct1018" table:acceptance-state="accepted">
          <table:cell-address table:column="0" table:row="580" table:table="0"/>
          <office:change-info>
            <dc:creator> </dc:creator>
            <dc:date>2018-11-19T17:00:11.840000000</dc:date>
          </office:change-info>
          <table:previous table:id="ct97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19" table:acceptance-state="accepted">
          <table:cell-address table:column="2" table:row="581" table:table="0"/>
          <office:change-info>
            <dc:creator> </dc:creator>
            <dc:date>2018-11-19T17:00:54.069000000</dc:date>
          </office:change-info>
          <table:previous>
            <table:change-track-table-cell/>
          </table:previous>
        </table:cell-content-change>
        <table:cell-content-change table:id="ct1020" table:acceptance-state="accepted">
          <table:cell-address table:column="0" table:row="581" table:table="0"/>
          <office:change-info>
            <dc:creator> </dc:creator>
            <dc:date>2018-11-19T17:01:01.994000000</dc:date>
          </office:change-info>
          <table:previous table:id="ct97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21" table:acceptance-state="accepted">
          <table:cell-address table:column="0" table:row="581" table:table="0"/>
          <office:change-info>
            <dc:creator> </dc:creator>
            <dc:date>2018-11-19T17:01:12.227000000</dc:date>
          </office:change-info>
          <table:previous table:id="ct1020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2" table:acceptance-state="accepted">
          <table:cell-address table:column="0" table:row="580" table:table="0"/>
          <office:change-info>
            <dc:creator> </dc:creator>
            <dc:date>2018-11-19T17:02:39.669000000</dc:date>
          </office:change-info>
          <table:previous table:id="ct1018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3" table:acceptance-state="accepted">
          <table:cell-address table:column="0" table:row="581" table:table="0"/>
          <office:change-info>
            <dc:creator> </dc:creator>
            <dc:date>2018-11-19T17:02:59.403000000</dc:date>
          </office:change-info>
          <table:previous table:id="ct1021">
            <table:change-track-table-cell office:value-type="string">
              <text:p>titreSelVar.f.WT.barplot.unitobs</text:p>
            </table:change-track-table-cell>
          </table:previous>
        </table:cell-content-change>
        <table:cell-content-change table:id="ct1024" table:acceptance-state="accepted">
          <table:cell-address table:column="3" table:row="580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5" table:acceptance-state="accepted">
          <table:cell-address table:column="3" table:row="581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6" table:acceptance-state="accepted">
          <table:cell-address table:column="3" table:row="580" table:table="0"/>
          <office:change-info>
            <dc:creator> </dc:creator>
            <dc:date>2018-11-19T17:03:27.764000000</dc:date>
          </office:change-info>
          <table:previous table:id="ct1024"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1027" table:acceptance-state="accepted">
          <table:cell-address table:column="3" table:row="581" table:table="0"/>
          <office:change-info>
            <dc:creator> </dc:creator>
            <dc:date>2018-11-19T17:03:33.755000000</dc:date>
          </office:change-info>
          <table:previous table:id="ct1025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1028" table:acceptance-state="accepted">
          <table:cell-address table:column="2" table:row="582" table:table="0"/>
          <office:change-info>
            <dc:creator> </dc:creator>
            <dc:date>2018-11-19T17:03:55.174000000</dc:date>
          </office:change-info>
          <table:previous>
            <table:change-track-table-cell/>
          </table:previous>
        </table:cell-content-change>
        <table:cell-content-change table:id="ct1029" table:acceptance-state="accepted">
          <table:cell-address table:column="2" table:row="583" table:table="0"/>
          <office:change-info>
            <dc:creator> </dc:creator>
            <dc:date>2018-11-19T17:04:11.196000000</dc:date>
          </office:change-info>
          <table:previous>
            <table:change-track-table-cell/>
          </table:previous>
        </table:cell-content-change>
        <table:cell-content-change table:id="ct1030" table:acceptance-state="accepted">
          <table:cell-address table:column="0" table:row="582" table:table="0"/>
          <office:change-info>
            <dc:creator> </dc:creator>
            <dc:date>2018-11-19T17:04:27.248000000</dc:date>
          </office:change-info>
          <table:previous table:id="ct97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1" table:acceptance-state="accepted">
          <table:cell-address table:column="0" table:row="583" table:table="0"/>
          <office:change-info>
            <dc:creator> </dc:creator>
            <dc:date>2018-11-19T17:04:55.593000000</dc:date>
          </office:change-info>
          <table:previous table:id="ct97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2" table:acceptance-state="accepted">
          <table:cell-address table:column="2" table:row="584" table:table="0"/>
          <office:change-info>
            <dc:creator> </dc:creator>
            <dc:date>2018-11-19T17:05:11.802000000</dc:date>
          </office:change-info>
          <table:previous>
            <table:change-track-table-cell/>
          </table:previous>
        </table:cell-content-change>
        <table:cell-content-change table:id="ct1033" table:acceptance-state="accepted">
          <table:cell-address table:column="2" table:row="585" table:table="0"/>
          <office:change-info>
            <dc:creator> </dc:creator>
            <dc:date>2018-11-19T17:05:24.594000000</dc:date>
          </office:change-info>
          <table:previous>
            <table:change-track-table-cell/>
          </table:previous>
        </table:cell-content-change>
        <table:cell-content-change table:id="ct1034" table:acceptance-state="accepted">
          <table:cell-address table:column="0" table:row="584" table:table="0"/>
          <office:change-info>
            <dc:creator> </dc:creator>
            <dc:date>2018-11-19T17:05:56.979000000</dc:date>
          </office:change-info>
          <table:previous table:id="ct97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5" table:acceptance-state="accepted">
          <table:cell-address table:column="0" table:row="585" table:table="0"/>
          <office:change-info>
            <dc:creator> </dc:creator>
            <dc:date>2018-11-19T17:06:14.014000000</dc:date>
          </office:change-info>
          <table:previous table:id="ct97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6" table:acceptance-state="accepted">
          <table:cell-address table:column="3" table:row="582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7" table:acceptance-state="accepted">
          <table:cell-address table:column="3" table:row="583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8" table:acceptance-state="accepted">
          <table:cell-address table:column="3" table:row="584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9" table:acceptance-state="accepted">
          <table:cell-address table:column="3" table:row="585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40" table:acceptance-state="accepted">
          <table:cell-address table:column="3" table:row="582" table:table="0"/>
          <office:change-info>
            <dc:creator> </dc:creator>
            <dc:date>2018-11-19T17:07:02.577000000</dc:date>
          </office:change-info>
          <table:previous table:id="ct103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1" table:acceptance-state="accepted">
          <table:cell-address table:column="3" table:row="583" table:table="0"/>
          <office:change-info>
            <dc:creator> </dc:creator>
            <dc:date>2018-11-19T17:07:05.979000000</dc:date>
          </office:change-info>
          <table:previous table:id="ct103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2" table:acceptance-state="accepted">
          <table:cell-address table:column="3" table:row="584" table:table="0"/>
          <office:change-info>
            <dc:creator> </dc:creator>
            <dc:date>2018-11-19T17:07:31.423000000</dc:date>
          </office:change-info>
          <table:previous table:id="ct1038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3" table:acceptance-state="accepted">
          <table:cell-address table:column="3" table:row="585" table:table="0"/>
          <office:change-info>
            <dc:creator> </dc:creator>
            <dc:date>2018-11-19T17:07:38.536000000</dc:date>
          </office:change-info>
          <table:previous table:id="ct1039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4" table:acceptance-state="accepted">
          <table:cell-address table:column="0" table:row="586" table:table="0"/>
          <office:change-info>
            <dc:creator> </dc:creator>
            <dc:date>2018-11-19T17:09:14.929000000</dc:date>
          </office:change-info>
          <table:previous table:id="ct97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5" table:acceptance-state="accepted">
          <table:cell-address table:column="2" table:row="586" table:table="0"/>
          <office:change-info>
            <dc:creator> </dc:creator>
            <dc:date>2018-11-19T17:09:16.613000000</dc:date>
          </office:change-info>
          <table:previous>
            <table:change-track-table-cell/>
          </table:previous>
        </table:cell-content-change>
        <table:cell-content-change table:id="ct1046" table:acceptance-state="accepted">
          <table:cell-address table:column="0" table:row="586" table:table="0"/>
          <office:change-info>
            <dc:creator> </dc:creator>
            <dc:date>2018-11-19T17:09:30.544000000</dc:date>
          </office:change-info>
          <table:previous table:id="ct104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47" table:acceptance-state="accepted">
          <table:cell-address table:column="2" table:row="587" table:table="0"/>
          <office:change-info>
            <dc:creator> </dc:creator>
            <dc:date>2018-11-19T17:09:51.573000000</dc:date>
          </office:change-info>
          <table:previous>
            <table:change-track-table-cell/>
          </table:previous>
        </table:cell-content-change>
        <table:cell-content-change table:id="ct1048" table:acceptance-state="accepted">
          <table:cell-address table:column="0" table:row="587" table:table="0"/>
          <office:change-info>
            <dc:creator> </dc:creator>
            <dc:date>2018-11-19T17:10:01.978000000</dc:date>
          </office:change-info>
          <table:previous table:id="ct97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9" table:acceptance-state="accepted">
          <table:cell-address table:column="0" table:row="588" table:table="0"/>
          <office:change-info>
            <dc:creator> </dc:creator>
            <dc:date>2018-11-19T17:10:06.159000000</dc:date>
          </office:change-info>
          <table:previous table:id="ct97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0" table:acceptance-state="accepted">
          <table:cell-address table:column="0" table:row="589" table:table="0"/>
          <office:change-info>
            <dc:creator> </dc:creator>
            <dc:date>2018-11-19T17:10:06.159000000</dc:date>
          </office:change-info>
          <table:previous table:id="ct98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1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 table:id="ct98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2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 table:id="ct98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3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 table:id="ct98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4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 table:id="ct98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5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6" table:acceptance-state="accepted">
          <table:cell-address table:column="0" table:row="590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7" table:acceptance-state="accepted">
          <table:cell-address table:column="0" table:row="590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8" table:acceptance-state="accepted">
          <table:cell-address table:column="0" table:row="590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9" table:acceptance-state="accepted">
          <table:cell-address table:column="0" table:row="590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0" table:acceptance-state="accepted">
          <table:cell-address table:column="0" table:row="590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1" table:acceptance-state="accepted">
          <table:cell-address table:column="0" table:row="590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2" table:acceptance-state="accepted">
          <table:cell-address table:column="0" table:row="592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3" table:acceptance-state="accepted">
          <table:cell-address table:column="0" table:row="593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4" table:acceptance-state="accepted">
          <table:cell-address table:column="0" table:row="587" table:table="0"/>
          <office:change-info>
            <dc:creator> </dc:creator>
            <dc:date>2018-11-19T17:10:28.624000000</dc:date>
          </office:change-info>
          <table:previous table:id="ct104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5" table:acceptance-state="accepted">
          <table:cell-address table:column="2" table:row="588" table:table="0"/>
          <office:change-info>
            <dc:creator> </dc:creator>
            <dc:date>2018-11-19T17:10:50.449000000</dc:date>
          </office:change-info>
          <table:previous>
            <table:change-track-table-cell/>
          </table:previous>
        </table:cell-content-change>
        <table:cell-content-change table:id="ct1066" table:acceptance-state="accepted">
          <table:cell-address table:column="0" table:row="588" table:table="0"/>
          <office:change-info>
            <dc:creator> </dc:creator>
            <dc:date>2018-11-19T17:11:03.819000000</dc:date>
          </office:change-info>
          <table:previous table:id="ct104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7" table:acceptance-state="accepted">
          <table:cell-address table:column="2" table:row="589" table:table="0"/>
          <office:change-info>
            <dc:creator> </dc:creator>
            <dc:date>2018-11-19T17:11:17.937000000</dc:date>
          </office:change-info>
          <table:previous>
            <table:change-track-table-cell/>
          </table:previous>
        </table:cell-content-change>
        <table:cell-content-change table:id="ct1068" table:acceptance-state="accepted">
          <table:cell-address table:column="0" table:row="589" table:table="0"/>
          <office:change-info>
            <dc:creator> </dc:creator>
            <dc:date>2018-11-19T17:11:34.146000000</dc:date>
          </office:change-info>
          <table:previous table:id="ct105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9" table:acceptance-state="accepted">
          <table:cell-address table:column="2" table:row="590" table:table="0"/>
          <office:change-info>
            <dc:creator> </dc:creator>
            <dc:date>2018-11-19T17:11:49.935000000</dc:date>
          </office:change-info>
          <table:previous>
            <table:change-track-table-cell/>
          </table:previous>
        </table:cell-content-change>
        <table:cell-content-change table:id="ct1070" table:acceptance-state="accepted">
          <table:cell-address table:column="0" table:row="590" table:table="0"/>
          <office:change-info>
            <dc:creator> </dc:creator>
            <dc:date>2018-11-19T17:12:03.353000000</dc:date>
          </office:change-info>
          <table:previous table:id="ct105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1" table:acceptance-state="accepted">
          <table:cell-address table:column="2" table:row="590" table:table="0"/>
          <office:change-info>
            <dc:creator> </dc:creator>
            <dc:date>2018-11-19T17:12:17.226000000</dc:date>
          </office:change-info>
          <table:previous>
            <table:change-track-table-cell/>
          </table:previous>
        </table:cell-content-change>
        <table:cell-content-change table:id="ct1072" table:acceptance-state="accepted">
          <table:cell-address table:column="0" table:row="590" table:table="0"/>
          <office:change-info>
            <dc:creator> </dc:creator>
            <dc:date>2018-11-19T17:12:28.676000000</dc:date>
          </office:change-info>
          <table:previous table:id="ct105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3" table:acceptance-state="accepted">
          <table:cell-address table:column="2" table:row="590" table:table="0"/>
          <office:change-info>
            <dc:creator> </dc:creator>
            <dc:date>2018-11-19T17:12:47.866000000</dc:date>
          </office:change-info>
          <table:previous>
            <table:change-track-table-cell/>
          </table:previous>
        </table:cell-content-change>
        <table:cell-content-change table:id="ct1074" table:acceptance-state="accepted">
          <table:cell-address table:column="0" table:row="590" table:table="0"/>
          <office:change-info>
            <dc:creator> </dc:creator>
            <dc:date>2018-11-19T17:13:00.300000000</dc:date>
          </office:change-info>
          <table:previous table:id="ct105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5" table:acceptance-state="accepted">
          <table:cell-address table:column="2" table:row="590" table:table="0"/>
          <office:change-info>
            <dc:creator> </dc:creator>
            <dc:date>2018-11-19T17:13:23.716000000</dc:date>
          </office:change-info>
          <table:previous table:id="ct1073">
            <table:change-track-table-cell office:value-type="string">
              <text:p>Métrique expliquée :</text:p>
            </table:change-track-table-cell>
          </table:previous>
        </table:cell-content-change>
        <table:cell-content-change table:id="ct1076" table:acceptance-state="accepted">
          <table:cell-address table:column="2" table:row="590" table:table="0"/>
          <office:change-info>
            <dc:creator> </dc:creator>
            <dc:date>2018-11-19T17:13:24.871000000</dc:date>
          </office:change-info>
          <table:previous>
            <table:change-track-table-cell/>
          </table:previous>
        </table:cell-content-change>
        <table:cell-content-change table:id="ct1077" table:acceptance-state="accepted">
          <table:cell-address table:column="0" table:row="590" table:table="0"/>
          <office:change-info>
            <dc:creator> </dc:creator>
            <dc:date>2018-11-19T17:13:36.337000000</dc:date>
          </office:change-info>
          <table:previous table:id="ct105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8" table:acceptance-state="accepted">
          <table:cell-address table:column="2" table:row="590" table:table="0"/>
          <office:change-info>
            <dc:creator> </dc:creator>
            <dc:date>2018-11-19T17:13:51.064000000</dc:date>
          </office:change-info>
          <table:previous>
            <table:change-track-table-cell/>
          </table:previous>
        </table:cell-content-change>
        <table:cell-content-change table:id="ct1079" table:acceptance-state="accepted">
          <table:cell-address table:column="0" table:row="590" table:table="0"/>
          <office:change-info>
            <dc:creator> </dc:creator>
            <dc:date>2018-11-19T17:14:06.883000000</dc:date>
          </office:change-info>
          <table:previous table:id="ct1055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0" table:acceptance-state="accepted">
          <table:cell-address table:column="2" table:row="590" table:table="0"/>
          <office:change-info>
            <dc:creator> </dc:creator>
            <dc:date>2018-11-19T17:14:20.378000000</dc:date>
          </office:change-info>
          <table:previous>
            <table:change-track-table-cell/>
          </table:previous>
        </table:cell-content-change>
        <table:cell-content-change table:id="ct1081" table:acceptance-state="accepted">
          <table:cell-address table:column="2" table:row="590" table:table="0"/>
          <office:change-info>
            <dc:creator> </dc:creator>
            <dc:date>2018-11-19T17:14:22.936000000</dc:date>
          </office:change-info>
          <table:previous table:id="ct1078">
            <table:change-track-table-cell office:value-type="string">
              <text:p>Métrique à représenter</text:p>
            </table:change-track-table-cell>
          </table:previous>
        </table:cell-content-change>
        <table:cell-content-change table:id="ct1082" table:acceptance-state="accepted">
          <table:cell-address table:column="0" table:row="590" table:table="0"/>
          <office:change-info>
            <dc:creator> </dc:creator>
            <dc:date>2018-11-19T17:14:38.131000000</dc:date>
          </office:change-info>
          <table:previous table:id="ct1056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3" table:acceptance-state="accepted">
          <table:cell-address table:column="2" table:row="590" table:table="0"/>
          <office:change-info>
            <dc:creator> </dc:creator>
            <dc:date>2018-11-19T17:14:52.750000000</dc:date>
          </office:change-info>
          <table:previous>
            <table:change-track-table-cell/>
          </table:previous>
        </table:cell-content-change>
        <table:cell-content-change table:id="ct1084" table:acceptance-state="accepted">
          <table:cell-address table:column="0" table:row="590" table:table="0"/>
          <office:change-info>
            <dc:creator> </dc:creator>
            <dc:date>2018-11-19T17:15:03.031000000</dc:date>
          </office:change-info>
          <table:previous table:id="ct1057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5" table:acceptance-state="accepted">
          <table:cell-address table:column="2" table:row="590" table:table="0"/>
          <office:change-info>
            <dc:creator> </dc:creator>
            <dc:date>2018-11-19T17:15:18.023000000</dc:date>
          </office:change-info>
          <table:previous>
            <table:change-track-table-cell/>
          </table:previous>
        </table:cell-content-change>
        <table:cell-content-change table:id="ct1086" table:acceptance-state="accepted">
          <table:cell-address table:column="2" table:row="590" table:table="0"/>
          <office:change-info>
            <dc:creator> </dc:creator>
            <dc:date>2018-11-19T17:15:24.949000000</dc:date>
          </office:change-info>
          <table:previous table:id="ct1081">
            <table:change-track-table-cell office:value-type="string">
              <text:p>Métrique à représenter : </text:p>
            </table:change-track-table-cell>
          </table:previous>
        </table:cell-content-change>
        <table:cell-content-change table:id="ct1087" table:acceptance-state="accepted">
          <table:cell-address table:column="0" table:row="590" table:table="0"/>
          <office:change-info>
            <dc:creator> </dc:creator>
            <dc:date>2018-11-19T17:15:39.100000000</dc:date>
          </office:change-info>
          <table:previous table:id="ct105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8" table:acceptance-state="accepted">
          <table:cell-address table:column="2" table:row="590" table:table="0"/>
          <office:change-info>
            <dc:creator> </dc:creator>
            <dc:date>2018-11-19T17:15:51.424000000</dc:date>
          </office:change-info>
          <table:previous>
            <table:change-track-table-cell/>
          </table:previous>
        </table:cell-content-change>
        <table:cell-content-change table:id="ct1089" table:acceptance-state="accepted">
          <table:cell-address table:column="0" table:row="590" table:table="0"/>
          <office:change-info>
            <dc:creator> </dc:creator>
            <dc:date>2018-11-19T17:16:02.422000000</dc:date>
          </office:change-info>
          <table:previous table:id="ct105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0" table:acceptance-state="accepted">
          <table:cell-address table:column="2" table:row="590" table:table="0"/>
          <office:change-info>
            <dc:creator> </dc:creator>
            <dc:date>2018-11-19T17:16:17.398000000</dc:date>
          </office:change-info>
          <table:previous>
            <table:change-track-table-cell/>
          </table:previous>
        </table:cell-content-change>
        <table:cell-content-change table:id="ct1091" table:acceptance-state="accepted">
          <table:cell-address table:column="0" table:row="590" table:table="0"/>
          <office:change-info>
            <dc:creator> </dc:creator>
            <dc:date>2018-11-19T17:16:28.037000000</dc:date>
          </office:change-info>
          <table:previous table:id="ct106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2" table:acceptance-state="accepted">
          <table:cell-address table:column="0" table:row="590" table:table="0"/>
          <office:change-info>
            <dc:creator> </dc:creator>
            <dc:date>2018-11-19T17:16:56.976000000</dc:date>
          </office:change-info>
          <table:previous table:id="ct106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3" table:acceptance-state="accepted">
          <table:cell-address table:column="0" table:row="592" table:table="0"/>
          <office:change-info>
            <dc:creator> </dc:creator>
            <dc:date>2018-11-19T17:17:05.431000000</dc:date>
          </office:change-info>
          <table:previous table:id="ct106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4" table:acceptance-state="accepted">
          <table:cell-address table:column="0" table:row="593" table:table="0"/>
          <office:change-info>
            <dc:creator> </dc:creator>
            <dc:date>2018-11-19T17:17:05.431000000</dc:date>
          </office:change-info>
          <table:previous table:id="ct106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5" table:acceptance-state="accepted">
          <table:cell-address table:column="0" table:row="59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6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7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8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9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0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1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2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3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4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5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6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7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8" table:acceptance-state="accepted">
          <table:cell-address table:column="0" table:row="59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9" table:acceptance-state="accepted">
          <table:cell-address table:column="0" table:row="59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0" table:acceptance-state="accepted">
          <table:cell-address table:column="0" table:row="60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1" table:acceptance-state="accepted">
          <table:cell-address table:column="0" table:row="60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2" table:acceptance-state="accepted">
          <table:cell-address table:column="0" table:row="60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3" table:acceptance-state="accepted">
          <table:cell-address table:column="0" table:row="60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4" table:acceptance-state="accepted">
          <table:cell-address table:column="0" table:row="60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5" table:acceptance-state="accepted">
          <table:cell-address table:column="2" table:row="590" table:table="0"/>
          <office:change-info>
            <dc:creator> </dc:creator>
            <dc:date>2018-11-19T17:17:24.604000000</dc:date>
          </office:change-info>
          <table:previous>
            <table:change-track-table-cell/>
          </table:previous>
        </table:cell-content-change>
        <table:cell-content-change table:id="ct1116" table:acceptance-state="accepted">
          <table:cell-address table:column="0" table:row="590" table:table="0"/>
          <office:change-info>
            <dc:creator> </dc:creator>
            <dc:date>2018-11-19T17:17:38.535000000</dc:date>
          </office:change-info>
          <table:previous table:id="ct109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7" table:acceptance-state="accepted">
          <table:cell-address table:column="2" table:row="592" table:table="0"/>
          <office:change-info>
            <dc:creator> </dc:creator>
            <dc:date>2018-11-19T17:17:51.842000000</dc:date>
          </office:change-info>
          <table:previous>
            <table:change-track-table-cell/>
          </table:previous>
        </table:cell-content-change>
        <table:cell-content-change table:id="ct1118" table:acceptance-state="accepted">
          <table:cell-address table:column="0" table:row="592" table:table="0"/>
          <office:change-info>
            <dc:creator> </dc:creator>
            <dc:date>2018-11-19T17:18:02.748000000</dc:date>
          </office:change-info>
          <table:previous table:id="ct109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9" table:acceptance-state="accepted">
          <table:cell-address table:column="2" table:row="593" table:table="0"/>
          <office:change-info>
            <dc:creator> </dc:creator>
            <dc:date>2018-11-19T17:18:20.127000000</dc:date>
          </office:change-info>
          <table:previous>
            <table:change-track-table-cell/>
          </table:previous>
        </table:cell-content-change>
        <table:cell-content-change table:id="ct1120" table:acceptance-state="accepted">
          <table:cell-address table:column="0" table:row="593" table:table="0"/>
          <office:change-info>
            <dc:creator> </dc:creator>
            <dc:date>2018-11-19T17:18:29.456000000</dc:date>
          </office:change-info>
          <table:previous table:id="ct109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1" table:acceptance-state="accepted">
          <table:cell-address table:column="2" table:row="594" table:table="0"/>
          <office:change-info>
            <dc:creator> </dc:creator>
            <dc:date>2018-11-19T17:18:44.513000000</dc:date>
          </office:change-info>
          <table:previous>
            <table:change-track-table-cell/>
          </table:previous>
        </table:cell-content-change>
        <table:cell-content-change table:id="ct1122" table:acceptance-state="accepted">
          <table:cell-address table:column="0" table:row="594" table:table="0"/>
          <office:change-info>
            <dc:creator> </dc:creator>
            <dc:date>2018-11-19T17:18:59.035000000</dc:date>
          </office:change-info>
          <table:previous table:id="ct109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3" table:acceptance-state="accepted">
          <table:cell-address table:column="2" table:row="595" table:table="0"/>
          <office:change-info>
            <dc:creator> </dc:creator>
            <dc:date>2018-11-19T17:19:14.355000000</dc:date>
          </office:change-info>
          <table:previous>
            <table:change-track-table-cell/>
          </table:previous>
        </table:cell-content-change>
        <table:cell-content-change table:id="ct1124" table:acceptance-state="accepted">
          <table:cell-address table:column="0" table:row="595" table:table="0"/>
          <office:change-info>
            <dc:creator> </dc:creator>
            <dc:date>2018-11-19T17:19:23.980000000</dc:date>
          </office:change-info>
          <table:previous table:id="ct109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5" table:acceptance-state="accepted">
          <table:cell-address table:column="2" table:row="595" table:table="0"/>
          <office:change-info>
            <dc:creator> </dc:creator>
            <dc:date>2018-11-19T17:19:39.861000000</dc:date>
          </office:change-info>
          <table:previous>
            <table:change-track-table-cell/>
          </table:previous>
        </table:cell-content-change>
        <table:cell-content-change table:id="ct1126" table:acceptance-state="accepted">
          <table:cell-address table:column="0" table:row="595" table:table="0"/>
          <office:change-info>
            <dc:creator> </dc:creator>
            <dc:date>2018-11-19T17:19:47.287000000</dc:date>
          </office:change-info>
          <table:previous table:id="ct109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7" table:acceptance-state="accepted">
          <table:cell-address table:column="2" table:row="595" table:table="0"/>
          <office:change-info>
            <dc:creator> </dc:creator>
            <dc:date>2018-11-19T17:19:59.767000000</dc:date>
          </office:change-info>
          <table:previous>
            <table:change-track-table-cell/>
          </table:previous>
        </table:cell-content-change>
        <table:cell-content-change table:id="ct1128" table:acceptance-state="accepted">
          <table:cell-address table:column="0" table:row="595" table:table="0"/>
          <office:change-info>
            <dc:creator> </dc:creator>
            <dc:date>2018-11-19T17:20:09.986000000</dc:date>
          </office:change-info>
          <table:previous table:id="ct109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9" table:acceptance-state="accepted">
          <table:cell-address table:column="2" table:row="595" table:table="0"/>
          <office:change-info>
            <dc:creator> </dc:creator>
            <dc:date>2018-11-19T17:20:21.655000000</dc:date>
          </office:change-info>
          <table:previous>
            <table:change-track-table-cell/>
          </table:previous>
        </table:cell-content-change>
        <table:cell-content-change table:id="ct1130" table:acceptance-state="accepted">
          <table:cell-address table:column="0" table:row="595" table:table="0"/>
          <office:change-info>
            <dc:creator> </dc:creator>
            <dc:date>2018-11-19T17:20:34.696000000</dc:date>
          </office:change-info>
          <table:previous table:id="ct109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1" table:acceptance-state="accepted">
          <table:cell-address table:column="2" table:row="596" table:table="0"/>
          <office:change-info>
            <dc:creator> </dc:creator>
            <dc:date>2018-11-19T17:20:58.159000000</dc:date>
          </office:change-info>
          <table:previous>
            <table:change-track-table-cell/>
          </table:previous>
        </table:cell-content-change>
        <table:cell-content-change table:id="ct1132" table:acceptance-state="accepted">
          <table:cell-address table:column="0" table:row="596" table:table="0"/>
          <office:change-info>
            <dc:creator> </dc:creator>
            <dc:date>2018-11-19T17:21:09.188000000</dc:date>
          </office:change-info>
          <table:previous table:id="ct110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3" table:acceptance-state="accepted">
          <table:cell-address table:column="2" table:row="596" table:table="0"/>
          <office:change-info>
            <dc:creator> </dc:creator>
            <dc:date>2018-11-19T17:21:22.979000000</dc:date>
          </office:change-info>
          <table:previous>
            <table:change-track-table-cell/>
          </table:previous>
        </table:cell-content-change>
        <table:cell-content-change table:id="ct1134" table:acceptance-state="accepted">
          <table:cell-address table:column="0" table:row="596" table:table="0"/>
          <office:change-info>
            <dc:creator> </dc:creator>
            <dc:date>2018-11-19T17:21:30.186000000</dc:date>
          </office:change-info>
          <table:previous table:id="ct110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5" table:acceptance-state="accepted">
          <table:cell-address table:column="2" table:row="596" table:table="0"/>
          <office:change-info>
            <dc:creator> </dc:creator>
            <dc:date>2018-11-19T17:21:44.538000000</dc:date>
          </office:change-info>
          <table:previous>
            <table:change-track-table-cell/>
          </table:previous>
        </table:cell-content-change>
        <table:cell-content-change table:id="ct1136" table:acceptance-state="accepted">
          <table:cell-address table:column="0" table:row="596" table:table="0"/>
          <office:change-info>
            <dc:creator> </dc:creator>
            <dc:date>2018-11-19T17:21:53.024000000</dc:date>
          </office:change-info>
          <table:previous table:id="ct110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7" table:acceptance-state="accepted">
          <table:cell-address table:column="2" table:row="596" table:table="0"/>
          <office:change-info>
            <dc:creator> </dc:creator>
            <dc:date>2018-11-19T17:22:07.472000000</dc:date>
          </office:change-info>
          <table:previous>
            <table:change-track-table-cell/>
          </table:previous>
        </table:cell-content-change>
        <table:cell-content-change table:id="ct1138" table:acceptance-state="accepted">
          <table:cell-address table:column="0" table:row="596" table:table="0"/>
          <office:change-info>
            <dc:creator> </dc:creator>
            <dc:date>2018-11-19T17:22:18.969000000</dc:date>
          </office:change-info>
          <table:previous table:id="ct110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9" table:acceptance-state="accepted">
          <table:cell-address table:column="2" table:row="596" table:table="0"/>
          <office:change-info>
            <dc:creator> </dc:creator>
            <dc:date>2018-11-19T17:22:32.370000000</dc:date>
          </office:change-info>
          <table:previous>
            <table:change-track-table-cell/>
          </table:previous>
        </table:cell-content-change>
        <table:cell-content-change table:id="ct1140" table:acceptance-state="accepted">
          <table:cell-address table:column="0" table:row="596" table:table="0"/>
          <office:change-info>
            <dc:creator> </dc:creator>
            <dc:date>2018-11-19T17:22:40.888000000</dc:date>
          </office:change-info>
          <table:previous table:id="ct110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1" table:acceptance-state="accepted">
          <table:cell-address table:column="2" table:row="596" table:table="0"/>
          <office:change-info>
            <dc:creator> </dc:creator>
            <dc:date>2018-11-19T17:22:54.772000000</dc:date>
          </office:change-info>
          <table:previous>
            <table:change-track-table-cell/>
          </table:previous>
        </table:cell-content-change>
        <table:cell-content-change table:id="ct1142" table:acceptance-state="accepted">
          <table:cell-address table:column="0" table:row="596" table:table="0"/>
          <office:change-info>
            <dc:creator> </dc:creator>
            <dc:date>2018-11-19T17:23:05.083000000</dc:date>
          </office:change-info>
          <table:previous table:id="ct110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3" table:acceptance-state="accepted">
          <table:cell-address table:column="0" table:row="596" table:table="0"/>
          <office:change-info>
            <dc:creator> </dc:creator>
            <dc:date>2018-11-19T17:23:21.557000000</dc:date>
          </office:change-info>
          <table:previous table:id="ct110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4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0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5" table:acceptance-state="accepted">
          <table:cell-address table:column="0" table:row="598" table:table="0"/>
          <office:change-info>
            <dc:creator> </dc:creator>
            <dc:date>2018-11-19T17:23:27.516000000</dc:date>
          </office:change-info>
          <table:previous table:id="ct110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6" table:acceptance-state="accepted">
          <table:cell-address table:column="0" table:row="599" table:table="0"/>
          <office:change-info>
            <dc:creator> </dc:creator>
            <dc:date>2018-11-19T17:23:27.516000000</dc:date>
          </office:change-info>
          <table:previous table:id="ct110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7" table:acceptance-state="accepted">
          <table:cell-address table:column="0" table:row="600" table:table="0"/>
          <office:change-info>
            <dc:creator> </dc:creator>
            <dc:date>2018-11-19T17:23:27.516000000</dc:date>
          </office:change-info>
          <table:previous table:id="ct111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8" table:acceptance-state="accepted">
          <table:cell-address table:column="0" table:row="601" table:table="0"/>
          <office:change-info>
            <dc:creator> </dc:creator>
            <dc:date>2018-11-19T17:23:27.516000000</dc:date>
          </office:change-info>
          <table:previous table:id="ct111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9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 table:id="ct111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0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 table:id="ct111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1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 table:id="ct111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2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3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4" table:acceptance-state="accepted">
          <table:cell-address table:column="0" table:row="603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5" table:acceptance-state="accepted">
          <table:cell-address table:column="0" table:row="604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6" table:acceptance-state="accepted">
          <table:cell-address table:column="0" table:row="605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7" table:acceptance-state="accepted">
          <table:cell-address table:column="0" table:row="608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8" table:acceptance-state="accepted">
          <table:cell-address table:column="0" table:row="609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9" table:acceptance-state="accepted">
          <table:cell-address table:column="0" table:row="610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0" table:acceptance-state="accepted">
          <table:cell-address table:column="0" table:row="611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1" table:acceptance-state="accepted">
          <table:cell-address table:column="0" table:row="61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2" table:acceptance-state="accepted">
          <table:cell-address table:column="2" table:row="596" table:table="0"/>
          <office:change-info>
            <dc:creator> </dc:creator>
            <dc:date>2018-11-19T17:24:54.986000000</dc:date>
          </office:change-info>
          <table:previous>
            <table:change-track-table-cell/>
          </table:previous>
        </table:cell-content-change>
        <table:cell-content-change table:id="ct1163" table:acceptance-state="accepted">
          <table:cell-address table:column="0" table:row="596" table:table="0"/>
          <office:change-info>
            <dc:creator> </dc:creator>
            <dc:date>2018-11-19T17:25:07.029000000</dc:date>
          </office:change-info>
          <table:previous table:id="ct114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4" table:acceptance-state="accepted">
          <table:cell-address table:column="2" table:row="597" table:table="0"/>
          <office:change-info>
            <dc:creator> </dc:creator>
            <dc:date>2018-11-19T17:25:20.258000000</dc:date>
          </office:change-info>
          <table:previous>
            <table:change-track-table-cell/>
          </table:previous>
        </table:cell-content-change>
        <table:cell-content-change table:id="ct1165" table:acceptance-state="accepted">
          <table:cell-address table:column="0" table:row="597" table:table="0"/>
          <office:change-info>
            <dc:creator> </dc:creator>
            <dc:date>2018-11-19T17:25:31.552000000</dc:date>
          </office:change-info>
          <table:previous table:id="ct114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6" table:acceptance-state="accepted">
          <table:cell-address table:column="2" table:row="598" table:table="0"/>
          <office:change-info>
            <dc:creator> </dc:creator>
            <dc:date>2018-11-19T17:25:53.190000000</dc:date>
          </office:change-info>
          <table:previous>
            <table:change-track-table-cell/>
          </table:previous>
        </table:cell-content-change>
        <table:cell-content-change table:id="ct1167" table:acceptance-state="accepted">
          <table:cell-address table:column="0" table:row="596" table:table="0"/>
          <office:change-info>
            <dc:creator> </dc:creator>
            <dc:date>2018-11-19T17:28:05.744000000</dc:date>
          </office:change-info>
          <table:previous table:id="ct1163">
            <table:change-track-table-cell office:value-type="string">
              <text:p>titreSelVar.f.F.boxplot.esp</text:p>
            </table:change-track-table-cell>
          </table:previous>
        </table:cell-content-change>
        <table:cell-content-change table:id="ct1168" table:acceptance-state="accepted">
          <table:cell-address table:column="0" table:row="598" table:table="0"/>
          <office:change-info>
            <dc:creator> </dc:creator>
            <dc:date>2018-11-19T17:28:12.733000000</dc:date>
          </office:change-info>
          <table:previous table:id="ct114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9" table:acceptance-state="accepted">
          <table:cell-address table:column="0" table:row="599" table:table="0"/>
          <office:change-info>
            <dc:creator> </dc:creator>
            <dc:date>2018-11-19T17:29:56.396000000</dc:date>
          </office:change-info>
          <table:previous table:id="ct114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0" table:acceptance-state="accepted">
          <table:cell-address table:column="2" table:row="599" table:table="0"/>
          <office:change-info>
            <dc:creator> </dc:creator>
            <dc:date>2018-11-19T17:29:57.800000000</dc:date>
          </office:change-info>
          <table:previous>
            <table:change-track-table-cell/>
          </table:previous>
        </table:cell-content-change>
        <table:cell-content-change table:id="ct1171" table:acceptance-state="accepted">
          <table:cell-address table:column="0" table:row="596" table:table="0"/>
          <office:change-info>
            <dc:creator> </dc:creator>
            <dc:date>2018-11-19T17:32:30.389000000</dc:date>
          </office:change-info>
          <table:previous table:id="ct1167">
            <table:change-track-table-cell office:value-type="string">
              <text:p>titreSelVar.f.F.boxplot</text:p>
            </table:change-track-table-cell>
          </table:previous>
        </table:cell-content-change>
        <table:cell-content-change table:id="ct1172" table:acceptance-state="accepted">
          <table:cell-address table:column="0" table:row="600" table:table="0"/>
          <office:change-info>
            <dc:creator> </dc:creator>
            <dc:date>2018-11-19T17:32:38.939000000</dc:date>
          </office:change-info>
          <table:previous table:id="ct114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3" table:acceptance-state="accepted">
          <table:cell-address table:column="0" table:row="601" table:table="0"/>
          <office:change-info>
            <dc:creator> </dc:creator>
            <dc:date>2018-11-19T17:32:41.638000000</dc:date>
          </office:change-info>
          <table:previous table:id="ct114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4" table:acceptance-state="accepted">
          <table:cell-address table:column="0" table:row="602" table:table="0"/>
          <office:change-info>
            <dc:creator> </dc:creator>
            <dc:date>2018-11-19T17:32:41.638000000</dc:date>
          </office:change-info>
          <table:previous table:id="ct114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5" table:acceptance-state="accepted">
          <table:cell-address table:column="0" table:row="602" table:table="0"/>
          <office:change-info>
            <dc:creator> </dc:creator>
            <dc:date>2018-11-19T17:32:41.638000000</dc:date>
          </office:change-info>
          <table:previous table:id="ct115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6" table:acceptance-state="accepted">
          <table:cell-address table:column="0" table:row="602" table:table="0"/>
          <office:change-info>
            <dc:creator> </dc:creator>
            <dc:date>2018-11-19T17:32:41.638000000</dc:date>
          </office:change-info>
          <table:previous table:id="ct115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7" table:acceptance-state="accepted">
          <table:cell-address table:column="0" table:row="602" table:table="0"/>
          <office:change-info>
            <dc:creator> </dc:creator>
            <dc:date>2018-11-19T17:32:41.638000000</dc:date>
          </office:change-info>
          <table:previous table:id="ct1152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8" table:acceptance-state="accepted">
          <table:cell-address table:column="0" table:row="587" table:table="0"/>
          <office:change-info>
            <dc:creator> </dc:creator>
            <dc:date>2018-11-26T13:22:51.182000000</dc:date>
          </office:change-info>
          <table:previous table:id="ct1064">
            <table:change-track-table-cell office:value-type="string">
              <text:p>titreSelVar.f.M.modele_lineaire</text:p>
            </table:change-track-table-cell>
          </table:previous>
        </table:cell-content-change>
        <table:cell-content-change table:id="ct1179" table:acceptance-state="accepted">
          <table:cell-address table:column="0" table:row="586" table:table="0"/>
          <office:change-info>
            <dc:creator> </dc:creator>
            <dc:date>2018-11-26T13:23:12.713000000</dc:date>
          </office:change-info>
          <table:previous table:id="ct1046">
            <table:change-track-table-cell office:value-type="string">
              <text:p>titreSelVar.f.M.boxplot.esp</text:p>
            </table:change-track-table-cell>
          </table:previous>
        </table:cell-content-change>
        <table:cell-content-change table:id="ct1180" table:acceptance-state="accepted">
          <table:cell-address table:column="0" table:row="590" table:table="0"/>
          <office:change-info>
            <dc:creator> </dc:creator>
            <dc:date>2018-11-26T13:31:41.938000000</dc:date>
          </office:change-info>
          <table:previous table:id="ct1116">
            <table:change-track-table-cell office:value-type="string">
              <text:p>titreSelVar.f.FS.boxplot.esp</text:p>
            </table:change-track-table-cell>
          </table:previous>
        </table:cell-content-change>
        <table:cell-content-change table:id="ct1181" table:acceptance-state="accepted">
          <table:cell-address table:column="0" table:row="594" table:table="0"/>
          <office:change-info>
            <dc:creator> </dc:creator>
            <dc:date>2018-11-26T13:32:21.708000000</dc:date>
          </office:change-info>
          <table:previous table:id="ct1122">
            <table:change-track-table-cell office:value-type="string">
              <text:p>titreSelVar.f.FS.freq_occurrence.unitobs</text:p>
            </table:change-track-table-cell>
          </table:previous>
        </table:cell-content-change>
        <table:cell-content-change table:id="ct1182" table:acceptance-state="accepted">
          <table:cell-address table:column="0" table:row="594" table:table="0"/>
          <office:change-info>
            <dc:creator> </dc:creator>
            <dc:date>2018-11-26T13:38:41.764000000</dc:date>
          </office:change-info>
          <table:previous table:id="ct1181">
            <table:change-track-table-cell office:value-type="string">
              <text:p>titreSelVar.f.FS.spBarBoxplot.esp</text:p>
            </table:change-track-table-cell>
          </table:previous>
        </table:cell-content-change>
        <table:deletion table:id="ct1183" table:acceptance-state="accepted" table:type="row" table:position="590" table:table="0" table:multi-deletion-spanned="10">
          <office:change-info>
            <dc:creator> </dc:creator>
            <dc:date>2018-11-26T13:42:06.919000000</dc:date>
          </office:change-info>
          <table:deletions>
            <table:cell-content-deletion table:id="ct1069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0">
              <table:change-track-table-cell office:value-type="string">
                <text:p>titreSelVar.f.M.boxplot.unitobs</text:p>
              </table:change-track-table-cell>
            </table:cell-content-deletion>
          </table:deletions>
        </table:deletion>
        <table:deletion table:id="ct1184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3"/>
            <table:cell-content-deletion table:id="ct1071">
              <table:change-track-table-cell office:value-type="string">
                <text:p>Métrique expliquée : </text:p>
              </table:change-track-table-cell>
            </table:cell-content-deletion>
            <table:cell-content-deletion table:id="ct1072">
              <table:change-track-table-cell office:value-type="string">
                <text:p>titreSelVar.f.M.modele_lineaire.unitobs</text:p>
              </table:change-track-table-cell>
            </table:cell-content-deletion>
          </table:deletions>
        </table:deletion>
        <table:deletion table:id="ct1185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4"/>
            <table:cell-content-deletion table:id="ct1075">
              <table:change-track-table-cell office:value-type="string">
                <text:p>Métrique expliquée : </text:p>
              </table:change-track-table-cell>
            </table:cell-content-deletion>
            <table:cell-content-deletion table:id="ct1074">
              <table:change-track-table-cell office:value-type="string">
                <text:p>titreSelVar.f.M.MRT.unitobs</text:p>
              </table:change-track-table-cell>
            </table:cell-content-deletion>
          </table:deletions>
        </table:deletion>
        <table:deletion table:id="ct1186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5"/>
            <table:cell-content-deletion table:id="ct1076">
              <table:change-track-table-cell office:value-type="string">
                <text:p>Métrique expliquée : </text:p>
              </table:change-track-table-cell>
            </table:cell-content-deletion>
            <table:cell-content-deletion table:id="ct1077">
              <table:change-track-table-cell office:value-type="string">
                <text:p>titreSelVar.f.M.MRT.esp</text:p>
              </table:change-track-table-cell>
            </table:cell-content-deletion>
          </table:deletions>
        </table:deletion>
        <table:deletion table:id="ct1187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6"/>
            <table:cell-content-deletion table:id="ct1086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9">
              <table:change-track-table-cell office:value-type="string">
                <text:p>titreSelVar.f.M.barplot.unitobs</text:p>
              </table:change-track-table-cell>
            </table:cell-content-deletion>
          </table:deletions>
        </table:deletion>
        <table:deletion table:id="ct1188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7"/>
            <table:cell-content-deletion table:id="ct108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2">
              <table:change-track-table-cell office:value-type="string">
                <text:p>titreSelVar.f.M.barplot.esp</text:p>
              </table:change-track-table-cell>
            </table:cell-content-deletion>
          </table:deletions>
        </table:deletion>
        <table:deletion table:id="ct1189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8"/>
            <table:cell-content-deletion table:id="ct1083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4">
              <table:change-track-table-cell office:value-type="string">
                <text:p>titreSelVar.f.M.spBarBoxplot.unitobs</text:p>
              </table:change-track-table-cell>
            </table:cell-content-deletion>
          </table:deletions>
        </table:deletion>
        <table:deletion table:id="ct1190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89"/>
            <table:cell-content-deletion table:id="ct1085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7">
              <table:change-track-table-cell office:value-type="string">
                <text:p>titreSelVar.f.M.spBarBoxplot.esp</text:p>
              </table:change-track-table-cell>
            </table:cell-content-deletion>
          </table:deletions>
        </table:deletion>
        <table:deletion table:id="ct1191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90"/>
            <table:cell-content-deletion table:id="ct1088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9">
              <table:change-track-table-cell office:value-type="string">
                <text:p>titreSelVar.f.M.spSymbols.unitobs</text:p>
              </table:change-track-table-cell>
            </table:cell-content-deletion>
          </table:deletions>
        </table:deletion>
        <table:deletion table:id="ct1192" table:acceptance-state="accepted" table:type="row" table:position="590" table:table="0">
          <office:change-info>
            <dc:creator> </dc:creator>
            <dc:date>2018-11-26T13:42:06.919000000</dc:date>
          </office:change-info>
          <table:deletions>
            <table:change-deletion table:id="ct1191"/>
            <table:cell-content-deletion table:id="ct109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91">
              <table:change-track-table-cell office:value-type="string">
                <text:p>titreSelVar.f.M.spSymbols.esp</text:p>
              </table:change-track-table-cell>
            </table:cell-content-deletion>
          </table:deletions>
        </table:deletion>
        <table:deletion table:id="ct1193" table:acceptance-state="accepted" table:type="row" table:position="595" table:table="0" table:multi-deletion-spanned="3">
          <office:change-info>
            <dc:creator> </dc:creator>
            <dc:date>2018-11-26T13:42:35.569000000</dc:date>
          </office:change-info>
          <table:deletions>
            <table:cell-content-deletion table:id="ct1123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4">
              <table:change-track-table-cell office:value-type="string">
                <text:p>titreSelVar.f.FS.boxplot.unitobs</text:p>
              </table:change-track-table-cell>
            </table:cell-content-deletion>
          </table:deletions>
        </table:deletion>
        <table:deletion table:id="ct1194" table:acceptance-state="accepted" table:type="row" table:position="595" table:table="0">
          <office:change-info>
            <dc:creator> </dc:creator>
            <dc:date>2018-11-26T13:42:35.569000000</dc:date>
          </office:change-info>
          <table:deletions>
            <table:change-deletion table:id="ct1193"/>
            <table:cell-content-deletion table:id="ct112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6">
              <table:change-track-table-cell office:value-type="string">
                <text:p>titreSelVar.f.FS.modele_lineaire.unitobs</text:p>
              </table:change-track-table-cell>
            </table:cell-content-deletion>
          </table:deletions>
        </table:deletion>
        <table:deletion table:id="ct1195" table:acceptance-state="accepted" table:type="row" table:position="595" table:table="0">
          <office:change-info>
            <dc:creator> </dc:creator>
            <dc:date>2018-11-26T13:42:35.569000000</dc:date>
          </office:change-info>
          <table:deletions>
            <table:change-deletion table:id="ct1194"/>
            <table:cell-content-deletion table:id="ct1127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8">
              <table:change-track-table-cell office:value-type="string">
                <text:p>titreSelVar.f.FS.MRT.unitobs</text:p>
              </table:change-track-table-cell>
            </table:cell-content-deletion>
          </table:deletions>
        </table:deletion>
        <table:deletion table:id="ct1196" table:acceptance-state="accepted" table:type="row" table:position="596" table:table="0" table:multi-deletion-spanned="6">
          <office:change-info>
            <dc:creator> </dc:creator>
            <dc:date>2018-11-26T13:42:47.689000000</dc:date>
          </office:change-info>
          <table:deletions>
            <table:cell-content-deletion table:id="ct1131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2">
              <table:change-track-table-cell office:value-type="string">
                <text:p>titreSelVar.f.FS.barplot.unitobs</text:p>
              </table:change-track-table-cell>
            </table:cell-content-deletion>
          </table:deletions>
        </table:deletion>
        <table:deletion table:id="ct1197" table:acceptance-state="accepted" table:type="row" table:position="596" table:table="0">
          <office:change-info>
            <dc:creator> </dc:creator>
            <dc:date>2018-11-26T13:42:47.689000000</dc:date>
          </office:change-info>
          <table:deletions>
            <table:change-deletion table:id="ct1196"/>
            <table:cell-content-deletion table:id="ct1133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4">
              <table:change-track-table-cell office:value-type="string">
                <text:p>titreSelVar.f.FS.barplot.esp</text:p>
              </table:change-track-table-cell>
            </table:cell-content-deletion>
          </table:deletions>
        </table:deletion>
        <table:deletion table:id="ct1198" table:acceptance-state="accepted" table:type="row" table:position="596" table:table="0">
          <office:change-info>
            <dc:creator> </dc:creator>
            <dc:date>2018-11-26T13:42:47.689000000</dc:date>
          </office:change-info>
          <table:deletions>
            <table:change-deletion table:id="ct1197"/>
            <table:cell-content-deletion table:id="ct113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6">
              <table:change-track-table-cell office:value-type="string">
                <text:p>titreSelVar.f.FS.spBarBoxplot.unitobs</text:p>
              </table:change-track-table-cell>
            </table:cell-content-deletion>
          </table:deletions>
        </table:deletion>
        <table:deletion table:id="ct1199" table:acceptance-state="accepted" table:type="row" table:position="596" table:table="0">
          <office:change-info>
            <dc:creator> </dc:creator>
            <dc:date>2018-11-26T13:42:47.689000000</dc:date>
          </office:change-info>
          <table:deletions>
            <table:change-deletion table:id="ct1198"/>
            <table:cell-content-deletion table:id="ct1137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8">
              <table:change-track-table-cell office:value-type="string">
                <text:p>titreSelVar.f.FS.spBarBoxplot.esp</text:p>
              </table:change-track-table-cell>
            </table:cell-content-deletion>
          </table:deletions>
        </table:deletion>
        <table:deletion table:id="ct1200" table:acceptance-state="accepted" table:type="row" table:position="596" table:table="0">
          <office:change-info>
            <dc:creator> </dc:creator>
            <dc:date>2018-11-26T13:42:47.689000000</dc:date>
          </office:change-info>
          <table:deletions>
            <table:change-deletion table:id="ct1199"/>
            <table:cell-content-deletion table:id="ct1139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40">
              <table:change-track-table-cell office:value-type="string">
                <text:p>titreSelVar.f.FS.spSymbols.unitobs</text:p>
              </table:change-track-table-cell>
            </table:cell-content-deletion>
          </table:deletions>
        </table:deletion>
        <table:deletion table:id="ct1201" table:acceptance-state="accepted" table:type="row" table:position="596" table:table="0">
          <office:change-info>
            <dc:creator> </dc:creator>
            <dc:date>2018-11-26T13:42:47.689000000</dc:date>
          </office:change-info>
          <table:deletions>
            <table:change-deletion table:id="ct1200"/>
            <table:cell-content-deletion table:id="ct1141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42">
              <table:change-track-table-cell office:value-type="string">
                <text:p>titreSelVar.f.FS.spSymbols.esp</text:p>
              </table:change-track-table-cell>
            </table:cell-content-deletion>
          </table:deletions>
        </table:deletion>
        <table:cell-content-change table:id="ct1202" table:acceptance-state="accepted">
          <table:cell-address table:column="0" table:row="600" table:table="0"/>
          <office:change-info>
            <dc:creator> </dc:creator>
            <dc:date>2018-11-26T13:44:52.141000000</dc:date>
          </office:change-info>
          <table:previous table:id="ct1172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3" table:acceptance-state="accepted">
          <table:cell-address table:column="0" table:row="601" table:table="0"/>
          <office:change-info>
            <dc:creator> </dc:creator>
            <dc:date>2018-11-26T13:45:17.701000000</dc:date>
          </office:change-info>
          <table:previous table:id="ct1173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4" table:acceptance-state="accepted">
          <table:cell-address table:column="2" table:row="600" table:table="0"/>
          <office:change-info>
            <dc:creator> </dc:creator>
            <dc:date>2018-11-26T13:45:18.911000000</dc:date>
          </office:change-info>
          <table:previous>
            <table:change-track-table-cell/>
          </table:previous>
        </table:cell-content-change>
        <table:cell-content-change table:id="ct1205" table:acceptance-state="accepted">
          <table:cell-address table:column="2" table:row="601" table:table="0"/>
          <office:change-info>
            <dc:creator> </dc:creator>
            <dc:date>2018-11-26T13:45:49.641000000</dc:date>
          </office:change-info>
          <table:previous>
            <table:change-track-table-cell/>
          </table:previous>
        </table:cell-content-change>
        <table:cell-content-change table:id="ct1206" table:acceptance-state="accepted">
          <table:cell-address table:column="0" table:row="601" table:table="0"/>
          <office:change-info>
            <dc:creator> </dc:creator>
            <dc:date>2018-11-26T13:45:58.241000000</dc:date>
          </office:change-info>
          <table:previous table:id="ct1203">
            <table:change-track-table-cell office:value-type="string">
              <text:p>titreSelVar.f.tLsp.Sp</text:p>
            </table:change-track-table-cell>
          </table:previous>
        </table:cell-content-change>
        <table:deletion table:id="ct1207" table:acceptance-state="accepted" table:type="row" table:position="602" table:table="0" table:multi-deletion-spanned="4">
          <office:change-info>
            <dc:creator> </dc:creator>
            <dc:date>2018-11-26T13:49:13.746000000</dc:date>
          </office:change-info>
          <table:deletions>
            <table:cell-content-deletion table:id="ct1174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8" table:acceptance-state="accepted" table:type="row" table:position="602" table:table="0">
          <office:change-info>
            <dc:creator> </dc:creator>
            <dc:date>2018-11-26T13:49:13.746000000</dc:date>
          </office:change-info>
          <table:deletions>
            <table:change-deletion table:id="ct1207"/>
            <table:cell-content-deletion table:id="ct1175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9" table:acceptance-state="accepted" table:type="row" table:position="602" table:table="0">
          <office:change-info>
            <dc:creator> </dc:creator>
            <dc:date>2018-11-26T13:49:13.746000000</dc:date>
          </office:change-info>
          <table:deletions>
            <table:change-deletion table:id="ct1208"/>
            <table:cell-content-deletion table:id="ct1176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10" table:acceptance-state="accepted" table:type="row" table:position="602" table:table="0">
          <office:change-info>
            <dc:creator> </dc:creator>
            <dc:date>2018-11-26T13:49:13.746000000</dc:date>
          </office:change-info>
          <table:deletions>
            <table:change-deletion table:id="ct1209"/>
            <table:cell-content-deletion table:id="ct1177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cell-content-change table:id="ct1211" table:acceptance-state="accepted">
          <table:cell-address table:column="0" table:row="602" table:table="0"/>
          <office:change-info>
            <dc:creator> </dc:creator>
            <dc:date>2018-11-26T13:59:19.854000000</dc:date>
          </office:change-info>
          <table:previous table:id="ct115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2" table:acceptance-state="accepted">
          <table:cell-address table:column="0" table:row="603" table:table="0"/>
          <office:change-info>
            <dc:creator> </dc:creator>
            <dc:date>2018-11-26T13:59:22.724000000</dc:date>
          </office:change-info>
          <table:previous table:id="ct115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3" table:acceptance-state="accepted">
          <table:cell-address table:column="0" table:row="604" table:table="0"/>
          <office:change-info>
            <dc:creator> </dc:creator>
            <dc:date>2018-11-26T13:59:22.724000000</dc:date>
          </office:change-info>
          <table:previous table:id="ct115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4" table:acceptance-state="accepted">
          <table:cell-address table:column="0" table:row="605" table:table="0"/>
          <office:change-info>
            <dc:creator> </dc:creator>
            <dc:date>2018-11-26T13:59:22.724000000</dc:date>
          </office:change-info>
          <table:previous table:id="ct115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5" table:acceptance-state="accepted">
          <table:cell-address table:column="0" table:row="602" table:table="0"/>
          <office:change-info>
            <dc:creator> </dc:creator>
            <dc:date>2018-11-26T14:00:03.104000000</dc:date>
          </office:change-info>
          <table:previous table:id="ct1211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6" table:acceptance-state="accepted">
          <table:cell-address table:column="0" table:row="602" table:table="0"/>
          <office:change-info>
            <dc:creator> </dc:creator>
            <dc:date>2018-11-26T14:00:58.454000000</dc:date>
          </office:change-info>
          <table:previous table:id="ct1215">
            <table:change-track-table-cell office:value-type="string">
              <text:p>titreSelVar.f.tLspSC.UnitobsSp</text:p>
            </table:change-track-table-cell>
          </table:previous>
        </table:cell-content-change>
        <table:cell-content-change table:id="ct1217" table:acceptance-state="accepted">
          <table:cell-address table:column="0" table:row="603" table:table="0"/>
          <office:change-info>
            <dc:creator> </dc:creator>
            <dc:date>2018-11-26T14:01:29.584000000</dc:date>
          </office:change-info>
          <table:previous table:id="ct1212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8" table:acceptance-state="accepted">
          <table:cell-address table:column="2" table:row="602" table:table="0"/>
          <office:change-info>
            <dc:creator> </dc:creator>
            <dc:date>2018-11-26T14:01:32.294000000</dc:date>
          </office:change-info>
          <table:previous>
            <table:change-track-table-cell/>
          </table:previous>
        </table:cell-content-change>
        <table:cell-content-change table:id="ct1219" table:acceptance-state="accepted">
          <table:cell-address table:column="2" table:row="603" table:table="0"/>
          <office:change-info>
            <dc:creator> </dc:creator>
            <dc:date>2018-11-27T10:54:11.259000000</dc:date>
          </office:change-info>
          <table:previous>
            <table:change-track-table-cell/>
          </table:previous>
        </table:cell-content-change>
        <table:cell-content-change table:id="ct1220" table:acceptance-state="accepted">
          <table:cell-address table:column="0" table:row="604" table:table="0"/>
          <office:change-info>
            <dc:creator> </dc:creator>
            <dc:date>2018-11-27T10:56:10.386000000</dc:date>
          </office:change-info>
          <table:previous table:id="ct1213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1" table:acceptance-state="accepted">
          <table:cell-address table:column="0" table:row="605" table:table="0"/>
          <office:change-info>
            <dc:creator> </dc:creator>
            <dc:date>2018-11-27T10:56:14.491000000</dc:date>
          </office:change-info>
          <table:previous table:id="ct1214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2" table:acceptance-state="accepted">
          <table:cell-address table:column="0" table:row="604" table:table="0"/>
          <office:change-info>
            <dc:creator> </dc:creator>
            <dc:date>2018-11-27T10:56:20.420000000</dc:date>
          </office:change-info>
          <table:previous table:id="ct1220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3" table:acceptance-state="accepted">
          <table:cell-address table:column="0" table:row="605" table:table="0"/>
          <office:change-info>
            <dc:creator> </dc:creator>
            <dc:date>2018-11-27T10:56:27.635000000</dc:date>
          </office:change-info>
          <table:previous table:id="ct1221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4" table:acceptance-state="accepted">
          <table:cell-address table:column="0" table:row="604" table:table="0"/>
          <office:change-info>
            <dc:creator> </dc:creator>
            <dc:date>2018-11-27T10:56:33.059000000</dc:date>
          </office:change-info>
          <table:previous table:id="ct1222">
            <table:change-track-table-cell office:value-type="string">
              <text:p>titreSelVar.f.factSpatial.Yes</text:p>
            </table:change-track-table-cell>
          </table:previous>
        </table:cell-content-change>
        <table:cell-content-change table:id="ct1225" table:acceptance-state="accepted">
          <table:cell-address table:column="0" table:row="605" table:table="0"/>
          <office:change-info>
            <dc:creator> </dc:creator>
            <dc:date>2018-11-27T10:56:45.610000000</dc:date>
          </office:change-info>
          <table:previous table:id="ct1223">
            <table:change-track-table-cell office:value-type="string">
              <text:p>titreSelVar.f.factSpatial.N</text:p>
            </table:change-track-table-cell>
          </table:previous>
        </table:cell-content-change>
        <table:cell-content-change table:id="ct1226" table:acceptance-state="accepted">
          <table:cell-address table:column="2" table:row="604" table:table="0"/>
          <office:change-info>
            <dc:creator> </dc:creator>
            <dc:date>2018-11-27T10:56:54.749000000</dc:date>
          </office:change-info>
          <table:previous>
            <table:change-track-table-cell/>
          </table:previous>
        </table:cell-content-change>
        <table:cell-content-change table:id="ct1227" table:acceptance-state="accepted">
          <table:cell-address table:column="0" table:row="605" table:table="0"/>
          <office:change-info>
            <dc:creator> </dc:creator>
            <dc:date>2018-11-27T11:00:51.863000000</dc:date>
          </office:change-info>
          <table:previous table:id="ct1225">
            <table:change-track-table-cell office:value-type="string">
              <text:p>titreSelVar.f.</text:p>
            </table:change-track-table-cell>
          </table:previous>
        </table:cell-content-change>
        <table:cell-content-change table:id="ct1228" table:acceptance-state="accepted">
          <table:cell-address table:column="0" table:row="605" table:table="0"/>
          <office:change-info>
            <dc:creator> </dc:creator>
            <dc:date>2018-11-27T11:00:56.996000000</dc:date>
          </office:change-info>
          <table:previous table:id="ct1227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229" table:acceptance-state="accepted">
          <table:cell-address table:column="0" table:row="608" table:table="0"/>
          <office:change-info>
            <dc:creator> </dc:creator>
            <dc:date>2018-11-27T11:01:00.386000000</dc:date>
          </office:change-info>
          <table:previous table:id="ct115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0" table:acceptance-state="accepted">
          <table:cell-address table:column="0" table:row="609" table:table="0"/>
          <office:change-info>
            <dc:creator> </dc:creator>
            <dc:date>2018-11-27T11:01:00.386000000</dc:date>
          </office:change-info>
          <table:previous table:id="ct115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1" table:acceptance-state="accepted">
          <table:cell-address table:column="0" table:row="610" table:table="0"/>
          <office:change-info>
            <dc:creator> </dc:creator>
            <dc:date>2018-11-27T11:01:00.386000000</dc:date>
          </office:change-info>
          <table:previous table:id="ct115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2" table:acceptance-state="accepted">
          <table:cell-address table:column="0" table:row="611" table:table="0"/>
          <office:change-info>
            <dc:creator> </dc:creator>
            <dc:date>2018-11-27T11:01:00.386000000</dc:date>
          </office:change-info>
          <table:previous table:id="ct116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3" table:acceptance-state="accepted">
          <table:cell-address table:column="0" table:row="612" table:table="0"/>
          <office:change-info>
            <dc:creator> </dc:creator>
            <dc:date>2018-11-27T11:01:00.386000000</dc:date>
          </office:change-info>
          <table:previous table:id="ct116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4" table:acceptance-state="accepted">
          <table:cell-address table:column="2" table:row="605" table:table="0"/>
          <office:change-info>
            <dc:creator> </dc:creator>
            <dc:date>2018-11-27T11:01:53.411000000</dc:date>
          </office:change-info>
          <table:previous>
            <table:change-track-table-cell/>
          </table:previous>
        </table:cell-content-change>
        <table:cell-content-change table:id="ct1235" table:acceptance-state="accepted">
          <table:cell-address table:column="0" table:row="605" table:table="0"/>
          <office:change-info>
            <dc:creator> </dc:creator>
            <dc:date>2018-11-27T11:03:18.607000000</dc:date>
          </office:change-info>
          <table:previous table:id="ct1228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6" table:acceptance-state="accepted">
          <table:cell-address table:column="2" table:row="608" table:table="0"/>
          <office:change-info>
            <dc:creator> </dc:creator>
            <dc:date>2018-11-27T11:03:29.879000000</dc:date>
          </office:change-info>
          <table:previous>
            <table:change-track-table-cell/>
          </table:previous>
        </table:cell-content-change>
        <table:cell-content-change table:id="ct1237" table:acceptance-state="accepted">
          <table:cell-address table:column="0" table:row="608" table:table="0"/>
          <office:change-info>
            <dc:creator> </dc:creator>
            <dc:date>2018-11-27T11:04:07.733000000</dc:date>
          </office:change-info>
          <table:previous table:id="ct1229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8" table:acceptance-state="accepted">
          <table:cell-address table:column="0" table:row="609" table:table="0"/>
          <office:change-info>
            <dc:creator> </dc:creator>
            <dc:date>2018-11-27T11:04:17.699000000</dc:date>
          </office:change-info>
          <table:previous table:id="ct1230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9" table:acceptance-state="accepted">
          <table:cell-address table:column="0" table:row="608" table:table="0"/>
          <office:change-info>
            <dc:creator> </dc:creator>
            <dc:date>2018-11-27T11:04:29.696000000</dc:date>
          </office:change-info>
          <table:previous table:id="ct1237">
            <table:change-track-table-cell office:value-type="string">
              <text:p>selectionVariables.RB.factGraphRefesp</text:p>
            </table:change-track-table-cell>
          </table:previous>
        </table:cell-content-change>
        <table:cell-content-change table:id="ct1240" table:acceptance-state="accepted">
          <table:cell-address table:column="0" table:row="609" table:table="0"/>
          <office:change-info>
            <dc:creator> </dc:creator>
            <dc:date>2018-11-27T11:04:48.360000000</dc:date>
          </office:change-info>
          <table:previous table:id="ct1238">
            <table:change-track-table-cell office:value-type="string">
              <text:p>selectionVariables.RB.factGraphUnitobs</text:p>
            </table:change-track-table-cell>
          </table:previous>
        </table:cell-content-change>
        <table:cell-content-change table:id="ct1241" table:acceptance-state="accepted">
          <table:cell-address table:column="2" table:row="609" table:table="0"/>
          <office:change-info>
            <dc:creator> </dc:creator>
            <dc:date>2018-11-27T11:04:49.249000000</dc:date>
          </office:change-info>
          <table:previous>
            <table:change-track-table-cell/>
          </table:previous>
        </table:cell-content-change>
        <table:cell-content-change table:id="ct1242" table:acceptance-state="accepted">
          <table:cell-address table:column="0" table:row="610" table:table="0"/>
          <office:change-info>
            <dc:creator> </dc:creator>
            <dc:date>2018-11-27T11:05:45.533000000</dc:date>
          </office:change-info>
          <table:previous table:id="ct1231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43" table:acceptance-state="accepted">
          <table:cell-address table:column="2" table:row="610" table:table="0"/>
          <office:change-info>
            <dc:creator> </dc:creator>
            <dc:date>2018-11-27T11:05:49.133000000</dc:date>
          </office:change-info>
          <table:previous>
            <table:change-track-table-cell/>
          </table:previous>
        </table:cell-content-change>
        <table:cell-content-change table:id="ct1244" table:acceptance-state="accepted">
          <table:cell-address table:column="3" table:row="610" table:table="0"/>
          <office:change-info>
            <dc:creator> </dc:creator>
            <dc:date>2018-11-27T11:05:52.253000000</dc:date>
          </office:change-info>
          <table:previous>
            <table:change-track-table-cell/>
          </table:previous>
        </table:cell-content-change>
        <table:cell-content-change table:id="ct1245" table:acceptance-state="accepted">
          <table:cell-address table:column="3" table:row="610" table:table="0"/>
          <office:change-info>
            <dc:creator> </dc:creator>
            <dc:date>2018-11-27T11:06:17.970000000</dc:date>
          </office:change-info>
          <table:previous table:id="ct1244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246" table:acceptance-state="accepted">
          <table:cell-address table:column="3" table:row="610" table:table="0"/>
          <office:change-info>
            <dc:creator> </dc:creator>
            <dc:date>2018-11-27T11:07:24.291000000</dc:date>
          </office:change-info>
          <table:previous table:id="ct1245">
            <table:change-track-table-cell office:value-type="string">
              <text:p><text:s/>Selection... </text:p>
            </table:change-track-table-cell>
          </table:previous>
        </table:cell-content-change>
        <table:cell-content-change table:id="ct1247" table:acceptance-state="accepted">
          <table:cell-address table:column="0" table:row="610" table:table="0"/>
          <office:change-info>
            <dc:creator> </dc:creator>
            <dc:date>2018-11-27T11:08:54.807000000</dc:date>
          </office:change-info>
          <table:previous table:id="ct1242">
            <table:change-track-table-cell office:value-type="string">
              <text:p>selectionVariables.B.factGraphSel</text:p>
            </table:change-track-table-cell>
          </table:previous>
        </table:cell-content-change>
        <table:insertion table:id="ct1248" table:acceptance-state="accepted" table:type="row" table:position="20" table:table="0">
          <office:change-info>
            <dc:creator> </dc:creator>
            <dc:date>2018-11-27T11:09:39.310000000</dc:date>
          </office:change-info>
          <table:dependencies>
            <table:dependency table:id="ct2544"/>
            <table:dependency table:id="ct1260"/>
            <table:dependency table:id="ct1258"/>
            <table:dependency table:id="ct1257"/>
            <table:dependency table:id="ct1256"/>
            <table:dependency table:id="ct1255"/>
            <table:dependency table:id="ct1251"/>
          </table:dependencies>
        </table:insertion>
        <table:insertion table:id="ct1249" table:acceptance-state="accepted" table:type="row" table:position="19" table:table="0">
          <office:change-info>
            <dc:creator> </dc:creator>
            <dc:date>2018-11-27T11:09:41.481000000</dc:date>
          </office:change-info>
          <table:dependencies>
            <table:dependency table:id="ct2543"/>
            <table:dependency table:id="ct1259"/>
            <table:dependency table:id="ct1254"/>
            <table:dependency table:id="ct1253"/>
            <table:dependency table:id="ct1252"/>
            <table:dependency table:id="ct1250"/>
          </table:dependencies>
        </table:insertion>
        <table:cell-content-change table:id="ct1250" table:acceptance-state="accepted">
          <table:cell-address table:column="0" table:row="19" table:table="0"/>
          <office:change-info>
            <dc:creator> </dc:creator>
            <dc:date>2018-11-27T11:09:58.404000000</dc:date>
          </office:change-info>
          <table:previous>
            <table:change-track-table-cell/>
          </table:previous>
        </table:cell-content-change>
        <table:cell-content-change table:id="ct1251" table:acceptance-state="accepted">
          <table:cell-address table:column="0" table:row="20" table:table="0"/>
          <office:change-info>
            <dc:creator> </dc:creator>
            <dc:date>2018-11-27T11:10:14.894000000</dc:date>
          </office:change-info>
          <table:previous>
            <table:change-track-table-cell/>
          </table:previous>
        </table:cell-content-change>
        <table:cell-content-change table:id="ct1252" table:acceptance-state="accepted">
          <table:cell-address table:column="2" table:row="19" table:table="0"/>
          <office:change-info>
            <dc:creator> </dc:creator>
            <dc:date>2018-11-27T11:10:15.854000000</dc:date>
          </office:change-info>
          <table:previous>
            <table:change-track-table-cell/>
          </table:previous>
        </table:cell-content-change>
        <table:cell-content-change table:id="ct1253" table:acceptance-state="accepted">
          <table:cell-address table:column="3" table:row="19" table:table="0"/>
          <office:change-info>
            <dc:creator> </dc:creator>
            <dc:date>2018-11-27T11:10:18.671000000</dc:date>
          </office:change-info>
          <table:previous>
            <table:change-track-table-cell/>
          </table:previous>
        </table:cell-content-change>
        <table:cell-content-change table:id="ct1254" table:acceptance-state="accepted">
          <table:cell-address table:column="3" table:row="19" table:table="0"/>
          <office:change-info>
            <dc:creator> </dc:creator>
            <dc:date>2018-11-27T11:10:39.488000000</dc:date>
          </office:change-info>
          <table:previous table:id="ct1253">
            <table:change-track-table-cell office:value-type="string">
              <text:p><text:s text:c="2"/>Lancer <text:s/></text:p>
            </table:change-track-table-cell>
          </table:previous>
        </table:cell-content-change>
        <table:cell-content-change table:id="ct1255" table:acceptance-state="accepted">
          <table:cell-address table:column="2" table:row="20" table:table="0"/>
          <office:change-info>
            <dc:creator> </dc:creator>
            <dc:date>2018-11-27T11:11:07.294000000</dc:date>
          </office:change-info>
          <table:previous>
            <table:change-track-table-cell/>
          </table:previous>
        </table:cell-content-change>
        <table:cell-content-change table:id="ct1256" table:acceptance-state="accepted">
          <table:cell-address table:column="3" table:row="20" table:table="0"/>
          <office:change-info>
            <dc:creator> </dc:creator>
            <dc:date>2018-11-27T11:11:10.007000000</dc:date>
          </office:change-info>
          <table:previous>
            <table:change-track-table-cell/>
          </table:previous>
        </table:cell-content-change>
        <table:cell-content-change table:id="ct1257" table:acceptance-state="accepted">
          <table:cell-address table:column="3" table:row="20" table:table="0"/>
          <office:change-info>
            <dc:creator> </dc:creator>
            <dc:date>2018-11-27T11:11:31.926000000</dc:date>
          </office:change-info>
          <table:previous table:id="ct1256">
            <table:change-track-table-cell office:value-type="string">
              <text:p><text:s/>Quitter </text:p>
            </table:change-track-table-cell>
          </table:previous>
        </table:cell-content-change>
        <table:cell-content-change table:id="ct1258" table:acceptance-state="accepted">
          <table:cell-address table:column="0" table:row="20" table:table="0"/>
          <office:change-info>
            <dc:creator> </dc:creator>
            <dc:date>2018-11-27T11:11:46.750000000</dc:date>
          </office:change-info>
          <table:previous table:id="ct1251">
            <table:change-track-table-cell office:value-type="string">
              <text:p>Run.button</text:p>
            </table:change-track-table-cell>
          </table:previous>
        </table:cell-content-change>
        <table:cell-content-change table:id="ct1259" table:acceptance-state="accepted">
          <table:cell-address table:column="0" table:row="19" table:table="0"/>
          <office:change-info>
            <dc:creator> </dc:creator>
            <dc:date>2018-11-27T11:11:55.374000000</dc:date>
          </office:change-info>
          <table:previous table:id="ct1250">
            <table:change-track-table-cell office:value-type="string">
              <text:p>Quit.button</text:p>
            </table:change-track-table-cell>
          </table:previous>
        </table:cell-content-change>
        <table:cell-content-change table:id="ct1260" table:acceptance-state="accepted">
          <table:cell-address table:column="0" table:row="20" table:table="0"/>
          <office:change-info>
            <dc:creator> </dc:creator>
            <dc:date>2018-11-27T11:11:56.580000000</dc:date>
          </office:change-info>
          <table:previous table:id="ct1258">
            <table:change-track-table-cell/>
          </table:previous>
        </table:cell-content-change>
        <table:insertion table:id="ct1261" table:acceptance-state="accepted" table:type="row" table:position="21" table:table="0">
          <office:change-info>
            <dc:creator> </dc:creator>
            <dc:date>2018-11-27T11:12:32.426000000</dc:date>
          </office:change-info>
          <table:dependencies>
            <table:dependency table:id="ct3489"/>
            <table:dependency table:id="ct2545"/>
            <table:dependency table:id="ct1265"/>
            <table:dependency table:id="ct1264"/>
            <table:dependency table:id="ct1263"/>
            <table:dependency table:id="ct1262"/>
          </table:dependencies>
        </table:insertion>
        <table:cell-content-change table:id="ct1262" table:acceptance-state="accepted">
          <table:cell-address table:column="0" table:row="21" table:table="0"/>
          <office:change-info>
            <dc:creator> </dc:creator>
            <dc:date>2018-11-27T11:12:46.377000000</dc:date>
          </office:change-info>
          <table:previous>
            <table:change-track-table-cell/>
          </table:previous>
        </table:cell-content-change>
        <table:cell-content-change table:id="ct1263" table:acceptance-state="accepted">
          <table:cell-address table:column="2" table:row="21" table:table="0"/>
          <office:change-info>
            <dc:creator> </dc:creator>
            <dc:date>2018-11-27T11:12:55.211000000</dc:date>
          </office:change-info>
          <table:previous>
            <table:change-track-table-cell/>
          </table:previous>
        </table:cell-content-change>
        <table:cell-content-change table:id="ct1264" table:acceptance-state="accepted">
          <table:cell-address table:column="3" table:row="21" table:table="0"/>
          <office:change-info>
            <dc:creator> </dc:creator>
            <dc:date>2018-11-27T11:12:58.164000000</dc:date>
          </office:change-info>
          <table:previous>
            <table:change-track-table-cell/>
          </table:previous>
        </table:cell-content-change>
        <table:cell-content-change table:id="ct1265" table:acceptance-state="accepted">
          <table:cell-address table:column="3" table:row="21" table:table="0"/>
          <office:change-info>
            <dc:creator> </dc:creator>
            <dc:date>2018-11-27T11:13:18.474000000</dc:date>
          </office:change-info>
          <table:previous table:id="ct1264">
            <table:change-track-table-cell office:value-type="string">
              <text:p><text:s/>Options graphiques... </text:p>
            </table:change-track-table-cell>
          </table:previous>
        </table:cell-content-change>
        <table:cell-content-change table:id="ct1266" table:acceptance-state="accepted">
          <table:cell-address table:column="0" table:row="611" table:table="0"/>
          <office:change-info>
            <dc:creator> </dc:creator>
            <dc:date>2018-11-27T11:14:48.279000000</dc:date>
          </office:change-info>
          <table:previous table:id="ct1232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67" table:acceptance-state="accepted">
          <table:cell-address table:column="2" table:row="611" table:table="0"/>
          <office:change-info>
            <dc:creator> </dc:creator>
            <dc:date>2018-11-27T11:15:04.953000000</dc:date>
          </office:change-info>
          <table:previous>
            <table:change-track-table-cell/>
          </table:previous>
        </table:cell-content-change>
        <table:cell-content-change table:id="ct1268" table:acceptance-state="accepted">
          <table:cell-address table:column="3" table:row="611" table:table="0"/>
          <office:change-info>
            <dc:creator> </dc:creator>
            <dc:date>2018-11-27T11:15:11.594000000</dc:date>
          </office:change-info>
          <table:previous>
            <table:change-track-table-cell/>
          </table:previous>
        </table:cell-content-change>
        <table:cell-content-change table:id="ct1269" table:acceptance-state="accepted">
          <table:cell-address table:column="3" table:row="611" table:table="0"/>
          <office:change-info>
            <dc:creator> </dc:creator>
            <dc:date>2018-11-27T11:15:35.048000000</dc:date>
          </office:change-info>
          <table:previous table:id="ct1268">
            <table:change-track-table-cell office:value-type="string">
              <text:p><text:s text:c="4"/>Modalités (toutes par défaut) <text:s/></text:p>
            </table:change-track-table-cell>
          </table:previous>
        </table:cell-content-change>
        <table:cell-content-change table:id="ct1270" table:acceptance-state="accepted">
          <table:cell-address table:column="0" table:row="611" table:table="0"/>
          <office:change-info>
            <dc:creator> </dc:creator>
            <dc:date>2018-11-27T11:19:31.973000000</dc:date>
          </office:change-info>
          <table:previous table:id="ct1266">
            <table:change-track-table-cell office:value-type="string">
              <text:p>selectionVariables.FrameGB</text:p>
            </table:change-track-table-cell>
          </table:previous>
        </table:cell-content-change>
        <table:cell-content-change table:id="ct1271" table:acceptance-state="accepted">
          <table:cell-address table:column="0" table:row="612" table:table="0"/>
          <office:change-info>
            <dc:creator> </dc:creator>
            <dc:date>2018-11-27T11:19:33.468000000</dc:date>
          </office:change-info>
          <table:previous table:id="ct1233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72" table:acceptance-state="accepted">
          <table:cell-address table:column="3" table:row="586" table:table="0"/>
          <office:change-info>
            <dc:creator> </dc:creator>
            <dc:date>2018-11-27T11:20:11.324000000</dc:date>
          </office:change-info>
          <table:previous>
            <table:change-track-table-cell/>
          </table:previous>
        </table:cell-content-change>
        <table:cell-content-change table:id="ct1273" table:acceptance-state="accepted">
          <table:cell-address table:column="3" table:row="587" table:table="0"/>
          <office:change-info>
            <dc:creator> </dc:creator>
            <dc:date>2018-11-27T11:20:23.589000000</dc:date>
          </office:change-info>
          <table:previous>
            <table:change-track-table-cell/>
          </table:previous>
        </table:cell-content-change>
        <table:cell-content-change table:id="ct1274" table:acceptance-state="accepted">
          <table:cell-address table:column="3" table:row="588" table:table="0"/>
          <office:change-info>
            <dc:creator> </dc:creator>
            <dc:date>2018-11-27T11:20:45.982000000</dc:date>
          </office:change-info>
          <table:previous>
            <table:change-track-table-cell/>
          </table:previous>
        </table:cell-content-change>
        <table:cell-content-change table:id="ct1275" table:acceptance-state="accepted">
          <table:cell-address table:column="2" table:row="588" table:table="0"/>
          <office:change-info>
            <dc:creator> </dc:creator>
            <dc:date>2018-11-27T11:20:56.359000000</dc:date>
          </office:change-info>
          <table:previous table:id="ct1065">
            <table:change-track-table-cell office:value-type="string">
              <text:p>Métrique calculée : \"fréquence d'occurrence\" (/espèce ; sur unités d'observations)</text:p>
            </table:change-track-table-cell>
          </table:previous>
        </table:cell-content-change>
        <table:cell-content-change table:id="ct1276" table:acceptance-state="accepted">
          <table:cell-address table:column="2" table:row="589" table:table="0"/>
          <office:change-info>
            <dc:creator> </dc:creator>
            <dc:date>2018-11-27T11:21:31.712000000</dc:date>
          </office:change-info>
          <table:previous table:id="ct1067">
            <table:change-track-table-cell office:value-type="string">
              <text:p>Métrique calculée : \"fréquence d'occurrence\" (/groupe d'espèce ; sur unités d'observations)</text:p>
            </table:change-track-table-cell>
          </table:previous>
        </table:cell-content-change>
        <table:cell-content-change table:id="ct1277" table:acceptance-state="accepted">
          <table:cell-address table:column="3" table:row="588" table:table="0"/>
          <office:change-info>
            <dc:creator> </dc:creator>
            <dc:date>2018-11-27T11:22:30.314000000</dc:date>
          </office:change-info>
          <table:previous table:id="ct1274">
            <table:change-track-table-cell office:value-type="string">
              <text:p>Calculated metrics: </text:p>
            </table:change-track-table-cell>
          </table:previous>
        </table:cell-content-change>
        <table:cell-content-change table:id="ct1278" table:acceptance-state="accepted">
          <table:cell-address table:column="3" table:row="589" table:table="0"/>
          <office:change-info>
            <dc:creator> </dc:creator>
            <dc:date>2018-11-27T11:22:31.352000000</dc:date>
          </office:change-info>
          <table:previous>
            <table:change-track-table-cell/>
          </table:previous>
        </table:cell-content-change>
        <table:cell-content-change table:id="ct1279" table:acceptance-state="accepted">
          <table:cell-address table:column="3" table:row="589" table:table="0"/>
          <office:change-info>
            <dc:creator> </dc:creator>
            <dc:date>2018-11-27T11:22:45.899000000</dc:date>
          </office:change-info>
          <table:previous table:id="ct1278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1280" table:acceptance-state="accepted">
          <table:cell-address table:column="3" table:row="590" table:table="0"/>
          <office:change-info>
            <dc:creator> </dc:creator>
            <dc:date>2018-11-27T11:23:21.821000000</dc:date>
          </office:change-info>
          <table:previous>
            <table:change-track-table-cell/>
          </table:previous>
        </table:cell-content-change>
        <table:cell-content-change table:id="ct1281" table:acceptance-state="accepted">
          <table:cell-address table:column="3" table:row="590" table:table="0"/>
          <office:change-info>
            <dc:creator> </dc:creator>
            <dc:date>2018-11-27T11:23:58.982000000</dc:date>
          </office:change-info>
          <table:previous table:id="ct1280">
            <table:change-track-table-cell office:value-type="string">
              <text:p>Generate a plot per level</text:p>
            </table:change-track-table-cell>
          </table:previous>
        </table:cell-content-change>
        <table:cell-content-change table:id="ct1282" table:acceptance-state="accepted">
          <table:cell-address table:column="3" table:row="590" table:table="0"/>
          <office:change-info>
            <dc:creator> </dc:creator>
            <dc:date>2018-11-27T11:24:31.482000000</dc:date>
          </office:change-info>
          <table:previous table:id="ct1281">
            <table:change-track-table-cell office:value-type="string">
              <text:p>Generate a plot per factor level (optional, </text:p>
            </table:change-track-table-cell>
          </table:previous>
        </table:cell-content-change>
        <table:cell-content-change table:id="ct1283" table:acceptance-state="accepted">
          <table:cell-address table:column="3" table:row="592" table:table="0"/>
          <office:change-info>
            <dc:creator> </dc:creator>
            <dc:date>2018-11-27T11:24:35.257000000</dc:date>
          </office:change-info>
          <table:previous>
            <table:change-track-table-cell/>
          </table:previous>
        </table:cell-content-change>
        <table:cell-content-change table:id="ct1284" table:acceptance-state="accepted">
          <table:cell-address table:column="3" table:row="592" table:table="0"/>
          <office:change-info>
            <dc:creator> </dc:creator>
            <dc:date>2018-11-27T11:25:08.081000000</dc:date>
          </office:change-info>
          <table:previous table:id="ct1283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1285" table:acceptance-state="accepted">
          <table:cell-address table:column="3" table:row="593" table:table="0"/>
          <office:change-info>
            <dc:creator> </dc:creator>
            <dc:date>2018-11-27T11:25:11.913000000</dc:date>
          </office:change-info>
          <table:previous>
            <table:change-track-table-cell/>
          </table:previous>
        </table:cell-content-change>
        <table:cell-content-change table:id="ct1286" table:acceptance-state="accepted">
          <table:cell-address table:column="3" table:row="593" table:table="0"/>
          <office:change-info>
            <dc:creator> </dc:creator>
            <dc:date>2018-11-27T11:25:34.011000000</dc:date>
          </office:change-info>
          <table:previous table:id="ct1285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87" table:acceptance-state="accepted">
          <table:cell-address table:column="3" table:row="594" table:table="0"/>
          <office:change-info>
            <dc:creator> </dc:creator>
            <dc:date>2018-11-27T11:26:37.127000000</dc:date>
          </office:change-info>
          <table:previous>
            <table:change-track-table-cell/>
          </table:previous>
        </table:cell-content-change>
        <table:cell-content-change table:id="ct1288" table:acceptance-state="accepted">
          <table:cell-address table:column="3" table:row="595" table:table="0"/>
          <office:change-info>
            <dc:creator> </dc:creator>
            <dc:date>2018-11-27T11:26:44.037000000</dc:date>
          </office:change-info>
          <table:previous>
            <table:change-track-table-cell/>
          </table:previous>
        </table:cell-content-change>
        <table:cell-content-change table:id="ct1289" table:acceptance-state="accepted">
          <table:cell-address table:column="3" table:row="595" table:table="0"/>
          <office:change-info>
            <dc:creator> </dc:creator>
            <dc:date>2018-11-27T11:26:57.454000000</dc:date>
          </office:change-info>
          <table:previous table:id="ct1288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0" table:acceptance-state="accepted">
          <table:cell-address table:column="3" table:row="592" table:table="0"/>
          <office:change-info>
            <dc:creator> </dc:creator>
            <dc:date>2018-11-27T11:27:12.367000000</dc:date>
          </office:change-info>
          <table:previous table:id="ct1284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1" table:acceptance-state="accepted">
          <table:cell-address table:column="3" table:row="596" table:table="0"/>
          <office:change-info>
            <dc:creator> </dc:creator>
            <dc:date>2018-11-27T11:27:59.552000000</dc:date>
          </office:change-info>
          <table:previous>
            <table:change-track-table-cell/>
          </table:previous>
        </table:cell-content-change>
        <table:cell-content-change table:id="ct1292" table:acceptance-state="accepted">
          <table:cell-address table:column="3" table:row="597" table:table="0"/>
          <office:change-info>
            <dc:creator> </dc:creator>
            <dc:date>2018-11-27T11:28:30.314000000</dc:date>
          </office:change-info>
          <table:previous>
            <table:change-track-table-cell/>
          </table:previous>
        </table:cell-content-change>
        <table:cell-content-change table:id="ct1293" table:acceptance-state="accepted">
          <table:cell-address table:column="3" table:row="598" table:table="0"/>
          <office:change-info>
            <dc:creator> </dc:creator>
            <dc:date>2018-11-27T11:28:33.786000000</dc:date>
          </office:change-info>
          <table:previous>
            <table:change-track-table-cell/>
          </table:previous>
        </table:cell-content-change>
        <table:cell-content-change table:id="ct1294" table:acceptance-state="accepted">
          <table:cell-address table:column="3" table:row="598" table:table="0"/>
          <office:change-info>
            <dc:creator> </dc:creator>
            <dc:date>2018-11-27T11:28:45.244000000</dc:date>
          </office:change-info>
          <table:previous table:id="ct1293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5" table:acceptance-state="accepted">
          <table:cell-address table:column="3" table:row="599" table:table="0"/>
          <office:change-info>
            <dc:creator> </dc:creator>
            <dc:date>2018-11-27T11:28:54.179000000</dc:date>
          </office:change-info>
          <table:previous>
            <table:change-track-table-cell/>
          </table:previous>
        </table:cell-content-change>
        <table:cell-content-change table:id="ct1296" table:acceptance-state="accepted">
          <table:cell-address table:column="3" table:row="599" table:table="0"/>
          <office:change-info>
            <dc:creator> </dc:creator>
            <dc:date>2018-11-27T11:29:01.498000000</dc:date>
          </office:change-info>
          <table:previous table:id="ct1295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1297" table:acceptance-state="accepted">
          <table:cell-address table:column="3" table:row="599" table:table="0"/>
          <office:change-info>
            <dc:creator> </dc:creator>
            <dc:date>2018-11-27T11:29:26.324000000</dc:date>
          </office:change-info>
          <table:previous table:id="ct1296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8" table:acceptance-state="accepted">
          <table:cell-address table:column="3" table:row="600" table:table="0"/>
          <office:change-info>
            <dc:creator> </dc:creator>
            <dc:date>2018-11-27T11:29:31.541000000</dc:date>
          </office:change-info>
          <table:previous>
            <table:change-track-table-cell/>
          </table:previous>
        </table:cell-content-change>
        <table:cell-content-change table:id="ct1299" table:acceptance-state="accepted">
          <table:cell-address table:column="3" table:row="600" table:table="0"/>
          <office:change-info>
            <dc:creator> </dc:creator>
            <dc:date>2018-11-27T11:29:46.581000000</dc:date>
          </office:change-info>
          <table:previous table:id="ct1298">
            <table:change-track-table-cell office:value-type="string">
              <text:p>.../ unité d'observation / espèce</text:p>
            </table:change-track-table-cell>
          </table:previous>
        </table:cell-content-change>
        <table:cell-content-change table:id="ct1300" table:acceptance-state="accepted">
          <table:cell-address table:column="3" table:row="601" table:table="0"/>
          <office:change-info>
            <dc:creator> </dc:creator>
            <dc:date>2018-11-27T11:29:49.692000000</dc:date>
          </office:change-info>
          <table:previous>
            <table:change-track-table-cell/>
          </table:previous>
        </table:cell-content-change>
        <table:cell-content-change table:id="ct1301" table:acceptance-state="accepted">
          <table:cell-address table:column="3" table:row="601" table:table="0"/>
          <office:change-info>
            <dc:creator> </dc:creator>
            <dc:date>2018-11-27T11:30:06.462000000</dc:date>
          </office:change-info>
          <table:previous table:id="ct1300">
            <table:change-track-table-cell office:value-type="string">
              <text:p>.../ unité d'observation</text:p>
            </table:change-track-table-cell>
          </table:previous>
        </table:cell-content-change>
        <table:cell-content-change table:id="ct1302" table:acceptance-state="accepted">
          <table:cell-address table:column="3" table:row="602" table:table="0"/>
          <office:change-info>
            <dc:creator> </dc:creator>
            <dc:date>2018-11-27T11:30:09.454000000</dc:date>
          </office:change-info>
          <table:previous>
            <table:change-track-table-cell/>
          </table:previous>
        </table:cell-content-change>
        <table:cell-content-change table:id="ct1303" table:acceptance-state="accepted">
          <table:cell-address table:column="3" table:row="602" table:table="0"/>
          <office:change-info>
            <dc:creator> </dc:creator>
            <dc:date>2018-11-27T11:30:22.583000000</dc:date>
          </office:change-info>
          <table:previous table:id="ct1302">
            <table:change-track-table-cell office:value-type="string">
              <text:p>.../ station / species</text:p>
            </table:change-track-table-cell>
          </table:previous>
        </table:cell-content-change>
        <table:cell-content-change table:id="ct1304" table:acceptance-state="accepted">
          <table:cell-address table:column="3" table:row="604" table:table="0"/>
          <office:change-info>
            <dc:creator> </dc:creator>
            <dc:date>2018-11-27T11:30:35.431000000</dc:date>
          </office:change-info>
          <table:previous>
            <table:change-track-table-cell/>
          </table:previous>
        </table:cell-content-change>
        <table:cell-content-change table:id="ct1305" table:acceptance-state="accepted">
          <table:cell-address table:column="3" table:row="604" table:table="0"/>
          <office:change-info>
            <dc:creator> </dc:creator>
            <dc:date>2018-11-27T11:30:56.921000000</dc:date>
          </office:change-info>
          <table:previous>
            <table:change-track-table-cell/>
          </table:previous>
        </table:cell-content-change>
        <table:cell-content-change table:id="ct1306" table:acceptance-state="accepted">
          <table:cell-address table:column="3" table:row="604" table:table="0"/>
          <office:change-info>
            <dc:creator> </dc:creator>
            <dc:date>2018-11-27T11:31:05.401000000</dc:date>
          </office:change-info>
          <table:previous table:id="ct1305">
            <table:change-track-table-cell office:value-type="string">
              <text:p>Selection of variables for the</text:p>
            </table:change-track-table-cell>
          </table:previous>
        </table:cell-content-change>
        <table:movement table:id="ct1307" table:acceptance-state="accepted">
          <table:source-range-address table:start-column="3" table:start-row="603" table:start-table="0" table:end-column="3" table:end-row="604" table:end-table="0"/>
          <table:target-range-address table:start-column="3" table:start-row="604" table:start-table="0" table:end-column="3" table:end-row="605" table:end-table="0"/>
          <office:change-info>
            <dc:creator> </dc:creator>
            <dc:date>2018-11-27T11:31:17.730000000</dc:date>
          </office:change-info>
          <table:dependencies>
            <table:dependency table:id="ct1309"/>
            <table:dependency table:id="ct1308"/>
          </table:dependencies>
          <table:deletions>
            <table:cell-content-deletion table:id="ct1306">
              <table:change-track-table-cell office:value-type="string">
                <text:p>Selection of variables for the </text:p>
              </table:change-track-table-cell>
            </table:cell-content-deletion>
          </table:deletions>
        </table:movement>
        <table:cell-content-change table:id="ct1308" table:acceptance-state="accepted">
          <table:cell-address table:column="3" table:row="603" table:table="0"/>
          <office:change-info>
            <dc:creator> </dc:creator>
            <dc:date>2018-11-27T11:31:25.009000000</dc:date>
          </office:change-info>
          <table:previous>
            <table:change-track-table-cell/>
          </table:previous>
        </table:cell-content-change>
        <table:cell-content-change table:id="ct1309" table:acceptance-state="accepted">
          <table:cell-address table:column="3" table:row="603" table:table="0"/>
          <office:change-info>
            <dc:creator> </dc:creator>
            <dc:date>2018-11-27T11:31:36.162000000</dc:date>
          </office:change-info>
          <table:previous table:id="ct1308">
            <table:change-track-table-cell office:value-type="string">
              <text:p>.../ station / species / size class</text:p>
            </table:change-track-table-cell>
          </table:previous>
        </table:cell-content-change>
        <table:cell-content-change table:id="ct1310" table:acceptance-state="accepted">
          <table:cell-address table:column="3" table:row="608" table:table="0"/>
          <office:change-info>
            <dc:creator> </dc:creator>
            <dc:date>2018-11-27T11:32:03.947000000</dc:date>
          </office:change-info>
          <table:previous>
            <table:change-track-table-cell/>
          </table:previous>
        </table:cell-content-change>
        <table:cell-content-change table:id="ct1311" table:acceptance-state="accepted">
          <table:cell-address table:column="3" table:row="609" table:table="0"/>
          <office:change-info>
            <dc:creator> </dc:creator>
            <dc:date>2018-11-27T11:32:32.597000000</dc:date>
          </office:change-info>
          <table:previous>
            <table:change-track-table-cell/>
          </table:previous>
        </table:cell-content-change>
        <table:cell-content-change table:id="ct1312" table:acceptance-state="accepted">
          <table:cell-address table:column="0" table:row="612" table:table="0"/>
          <office:change-info>
            <dc:creator> </dc:creator>
            <dc:date>2018-11-27T11:54:32.768000000</dc:date>
          </office:change-info>
          <table:previous table:id="ct1271">
            <table:change-track-table-cell/>
          </table:previous>
        </table:cell-content-change>
        <table:cell-content-change table:id="ct1313" table:acceptance-state="accepted">
          <table:cell-address table:column="0" table:row="612" table:table="0"/>
          <office:change-info>
            <dc:creator> </dc:creator>
            <dc:date>2018-11-27T11:54:41.115000000</dc:date>
          </office:change-info>
          <table:previous table:id="ct1312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314" table:acceptance-state="accepted">
          <table:cell-address table:column="2" table:row="612" table:table="0"/>
          <office:change-info>
            <dc:creator> </dc:creator>
            <dc:date>2018-11-27T11:55:41.808000000</dc:date>
          </office:change-info>
          <table:previous>
            <table:change-track-table-cell/>
          </table:previous>
        </table:cell-content-change>
        <table:cell-content-change table:id="ct1315" table:acceptance-state="accepted">
          <table:cell-address table:column="3" table:row="612" table:table="0"/>
          <office:change-info>
            <dc:creator> </dc:creator>
            <dc:date>2018-11-27T11:55:44.520000000</dc:date>
          </office:change-info>
          <table:previous>
            <table:change-track-table-cell/>
          </table:previous>
        </table:cell-content-change>
        <table:cell-content-change table:id="ct1316" table:acceptance-state="accepted">
          <table:cell-address table:column="3" table:row="612" table:table="0"/>
          <office:change-info>
            <dc:creator> </dc:creator>
            <dc:date>2018-11-27T11:55:55.527000000</dc:date>
          </office:change-info>
          <table:previous table:id="ct1315">
            <table:change-track-table-cell office:value-type="string">
              <text:p>Facteur</text:p>
            </table:change-track-table-cell>
          </table:previous>
        </table:cell-content-change>
        <table:cell-content-change table:id="ct1317" table:acceptance-state="accepted">
          <table:cell-address table:column="0" table:row="613" table:table="0"/>
          <office:change-info>
            <dc:creator> </dc:creator>
            <dc:date>2018-11-28T12:10:58.882000000</dc:date>
          </office:change-info>
          <table:previous>
            <table:change-track-table-cell/>
          </table:previous>
        </table:cell-content-change>
        <table:cell-content-change table:id="ct1318" table:acceptance-state="accepted">
          <table:cell-address table:column="0" table:row="613" table:table="0"/>
          <office:change-info>
            <dc:creator> </dc:creator>
            <dc:date>2018-11-28T12:11:11.425000000</dc:date>
          </office:change-info>
          <table:previous table:id="ct1317">
            <table:change-track-table-cell office:value-type="string">
              <text:p>PAMPAcolors.</text:p>
            </table:change-track-table-cell>
          </table:previous>
        </table:cell-content-change>
        <table:cell-content-change table:id="ct1319" table:acceptance-state="accepted">
          <table:cell-address table:column="0" table:row="614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0" table:acceptance-state="accepted">
          <table:cell-address table:column="0" table:row="615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1" table:acceptance-state="accepted">
          <table:cell-address table:column="0" table:row="616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2" table:acceptance-state="accepted">
          <table:cell-address table:column="0" table:row="617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3" table:acceptance-state="accepted">
          <table:cell-address table:column="0" table:row="618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4" table:acceptance-state="accepted">
          <table:cell-address table:column="0" table:row="619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5" table:acceptance-state="accepted">
          <table:cell-address table:column="0" table:row="613" table:table="0"/>
          <office:change-info>
            <dc:creator> </dc:creator>
            <dc:date>2018-11-28T12:11:24.544000000</dc:date>
          </office:change-info>
          <table:previous table:id="ct1318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6" table:acceptance-state="accepted">
          <table:cell-address table:column="2" table:row="613" table:table="0"/>
          <office:change-info>
            <dc:creator> </dc:creator>
            <dc:date>2018-11-28T12:11:27.493000000</dc:date>
          </office:change-info>
          <table:previous>
            <table:change-track-table-cell/>
          </table:previous>
        </table:cell-content-change>
        <table:cell-content-change table:id="ct1327" table:acceptance-state="accepted">
          <table:cell-address table:column="3" table:row="613" table:table="0"/>
          <office:change-info>
            <dc:creator> </dc:creator>
            <dc:date>2018-11-28T12:11:37.180000000</dc:date>
          </office:change-info>
          <table:previous>
            <table:change-track-table-cell/>
          </table:previous>
        </table:cell-content-change>
        <table:cell-content-change table:id="ct1328" table:acceptance-state="accepted">
          <table:cell-address table:column="0" table:row="614" table:table="0"/>
          <office:change-info>
            <dc:creator> </dc:creator>
            <dc:date>2018-11-28T12:11:45.979000000</dc:date>
          </office:change-info>
          <table:previous table:id="ct1319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9" table:acceptance-state="accepted">
          <table:cell-address table:column="2" table:row="614" table:table="0"/>
          <office:change-info>
            <dc:creator> </dc:creator>
            <dc:date>2018-11-28T12:11:46.993000000</dc:date>
          </office:change-info>
          <table:previous>
            <table:change-track-table-cell/>
          </table:previous>
        </table:cell-content-change>
        <table:cell-content-change table:id="ct1330" table:acceptance-state="accepted">
          <table:cell-address table:column="3" table:row="614" table:table="0"/>
          <office:change-info>
            <dc:creator> </dc:creator>
            <dc:date>2018-11-28T12:12:11.658000000</dc:date>
          </office:change-info>
          <table:previous>
            <table:change-track-table-cell/>
          </table:previous>
        </table:cell-content-change>
        <table:cell-content-change table:id="ct1331" table:acceptance-state="accepted">
          <table:cell-address table:column="0" table:row="615" table:table="0"/>
          <office:change-info>
            <dc:creator> </dc:creator>
            <dc:date>2018-11-28T12:12:14.575000000</dc:date>
          </office:change-info>
          <table:previous table:id="ct1320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2" table:acceptance-state="accepted">
          <table:cell-address table:column="2" table:row="615" table:table="0"/>
          <office:change-info>
            <dc:creator> </dc:creator>
            <dc:date>2018-11-28T12:12:15.542000000</dc:date>
          </office:change-info>
          <table:previous>
            <table:change-track-table-cell/>
          </table:previous>
        </table:cell-content-change>
        <table:cell-content-change table:id="ct1333" table:acceptance-state="accepted">
          <table:cell-address table:column="3" table:row="615" table:table="0"/>
          <office:change-info>
            <dc:creator> </dc:creator>
            <dc:date>2018-11-28T12:12:22.281000000</dc:date>
          </office:change-info>
          <table:previous>
            <table:change-track-table-cell/>
          </table:previous>
        </table:cell-content-change>
        <table:cell-content-change table:id="ct1334" table:acceptance-state="accepted">
          <table:cell-address table:column="0" table:row="616" table:table="0"/>
          <office:change-info>
            <dc:creator> </dc:creator>
            <dc:date>2018-11-28T12:12:36.680000000</dc:date>
          </office:change-info>
          <table:previous table:id="ct1321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5" table:acceptance-state="accepted">
          <table:cell-address table:column="2" table:row="616" table:table="0"/>
          <office:change-info>
            <dc:creator> </dc:creator>
            <dc:date>2018-11-28T12:12:37.460000000</dc:date>
          </office:change-info>
          <table:previous>
            <table:change-track-table-cell/>
          </table:previous>
        </table:cell-content-change>
        <table:cell-content-change table:id="ct1336" table:acceptance-state="accepted">
          <table:cell-address table:column="3" table:row="616" table:table="0"/>
          <office:change-info>
            <dc:creator> </dc:creator>
            <dc:date>2018-11-28T12:12:46.898000000</dc:date>
          </office:change-info>
          <table:previous>
            <table:change-track-table-cell/>
          </table:previous>
        </table:cell-content-change>
        <table:cell-content-change table:id="ct1337" table:acceptance-state="accepted">
          <table:cell-address table:column="0" table:row="617" table:table="0"/>
          <office:change-info>
            <dc:creator> </dc:creator>
            <dc:date>2018-11-28T12:12:56.804000000</dc:date>
          </office:change-info>
          <table:previous table:id="ct1322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8" table:acceptance-state="accepted">
          <table:cell-address table:column="2" table:row="617" table:table="0"/>
          <office:change-info>
            <dc:creator> </dc:creator>
            <dc:date>2018-11-28T12:12:57.818000000</dc:date>
          </office:change-info>
          <table:previous>
            <table:change-track-table-cell/>
          </table:previous>
        </table:cell-content-change>
        <table:cell-content-change table:id="ct1339" table:acceptance-state="accepted">
          <table:cell-address table:column="3" table:row="617" table:table="0"/>
          <office:change-info>
            <dc:creator> </dc:creator>
            <dc:date>2018-11-28T12:13:12.139000000</dc:date>
          </office:change-info>
          <table:previous>
            <table:change-track-table-cell/>
          </table:previous>
        </table:cell-content-change>
        <table:cell-content-change table:id="ct1340" table:acceptance-state="accepted">
          <table:cell-address table:column="0" table:row="617" table:table="0"/>
          <office:change-info>
            <dc:creator> </dc:creator>
            <dc:date>2018-11-28T12:13:33.308000000</dc:date>
          </office:change-info>
          <table:previous table:id="ct1337">
            <table:change-track-table-cell office:value-type="string">
              <text:p>PAMPAcolors.pal.maps1</text:p>
            </table:change-track-table-cell>
          </table:previous>
        </table:cell-content-change>
        <table:cell-content-change table:id="ct1341" table:acceptance-state="accepted">
          <table:cell-address table:column="2" table:row="618" table:table="0"/>
          <office:change-info>
            <dc:creator> </dc:creator>
            <dc:date>2018-11-28T12:13:34.307000000</dc:date>
          </office:change-info>
          <table:previous>
            <table:change-track-table-cell/>
          </table:previous>
        </table:cell-content-change>
        <table:cell-content-change table:id="ct1342" table:acceptance-state="accepted">
          <table:cell-address table:column="0" table:row="618" table:table="0"/>
          <office:change-info>
            <dc:creator> </dc:creator>
            <dc:date>2018-11-28T12:13:39.551000000</dc:date>
          </office:change-info>
          <table:previous table:id="ct1323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3" table:acceptance-state="accepted">
          <table:cell-address table:column="3" table:row="618" table:table="0"/>
          <office:change-info>
            <dc:creator> </dc:creator>
            <dc:date>2018-11-28T12:13:51.766000000</dc:date>
          </office:change-info>
          <table:previous>
            <table:change-track-table-cell/>
          </table:previous>
        </table:cell-content-change>
        <table:cell-content-change table:id="ct1344" table:acceptance-state="accepted">
          <table:cell-address table:column="0" table:row="619" table:table="0"/>
          <office:change-info>
            <dc:creator> </dc:creator>
            <dc:date>2018-11-28T12:13:55.338000000</dc:date>
          </office:change-info>
          <table:previous table:id="ct1324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5" table:acceptance-state="accepted">
          <table:cell-address table:column="2" table:row="619" table:table="0"/>
          <office:change-info>
            <dc:creator> </dc:creator>
            <dc:date>2018-11-28T12:13:56.134000000</dc:date>
          </office:change-info>
          <table:previous>
            <table:change-track-table-cell/>
          </table:previous>
        </table:cell-content-change>
        <table:cell-content-change table:id="ct1346" table:acceptance-state="accepted">
          <table:cell-address table:column="3" table:row="619" table:table="0"/>
          <office:change-info>
            <dc:creator> </dc:creator>
            <dc:date>2018-11-28T12:13:58.645000000</dc:date>
          </office:change-info>
          <table:previous>
            <table:change-track-table-cell/>
          </table:previous>
        </table:cell-content-change>
        <table:cell-content-change table:id="ct1347" table:acceptance-state="accepted">
          <table:cell-address table:column="2" table:row="620" table:table="0"/>
          <office:change-info>
            <dc:creator> </dc:creator>
            <dc:date>2018-11-28T13:00:39.657000000</dc:date>
          </office:change-info>
          <table:previous>
            <table:change-track-table-cell/>
          </table:previous>
        </table:cell-content-change>
        <table:cell-content-change table:id="ct1348" table:acceptance-state="accepted">
          <table:cell-address table:column="0" table:row="620" table:table="0"/>
          <office:change-info>
            <dc:creator> </dc:creator>
            <dc:date>2018-11-28T13:01:39.972000000</dc:date>
          </office:change-info>
          <table:previous>
            <table:change-track-table-cell/>
          </table:previous>
        </table:cell-content-change>
        <table:cell-content-change table:id="ct1349" table:acceptance-state="accepted">
          <table:cell-address table:column="2" table:row="621" table:table="0"/>
          <office:change-info>
            <dc:creator> </dc:creator>
            <dc:date>2018-11-28T13:01:41.079000000</dc:date>
          </office:change-info>
          <table:previous>
            <table:change-track-table-cell/>
          </table:previous>
        </table:cell-content-change>
        <table:cell-content-change table:id="ct1350" table:acceptance-state="accepted">
          <table:cell-address table:column="0" table:row="621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1" table:acceptance-state="accepted">
          <table:cell-address table:column="0" table:row="622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2" table:acceptance-state="accepted">
          <table:cell-address table:column="0" table:row="623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3" table:acceptance-state="accepted">
          <table:cell-address table:column="0" table:row="621" table:table="0"/>
          <office:change-info>
            <dc:creator> </dc:creator>
            <dc:date>2018-11-28T13:02:05.900000000</dc:date>
          </office:change-info>
          <table:previous table:id="ct1350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4" table:acceptance-state="accepted">
          <table:cell-address table:column="2" table:row="622" table:table="0"/>
          <office:change-info>
            <dc:creator> </dc:creator>
            <dc:date>2018-11-28T13:02:23.138000000</dc:date>
          </office:change-info>
          <table:previous>
            <table:change-track-table-cell/>
          </table:previous>
        </table:cell-content-change>
        <table:cell-content-change table:id="ct1355" table:acceptance-state="accepted">
          <table:cell-address table:column="0" table:row="622" table:table="0"/>
          <office:change-info>
            <dc:creator> </dc:creator>
            <dc:date>2018-11-28T13:02:33.434000000</dc:date>
          </office:change-info>
          <table:previous table:id="ct1351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6" table:acceptance-state="accepted">
          <table:cell-address table:column="2" table:row="623" table:table="0"/>
          <office:change-info>
            <dc:creator> </dc:creator>
            <dc:date>2018-11-28T13:02:44.730000000</dc:date>
          </office:change-info>
          <table:previous>
            <table:change-track-table-cell/>
          </table:previous>
        </table:cell-content-change>
        <table:cell-content-change table:id="ct1357" table:acceptance-state="accepted">
          <table:cell-address table:column="0" table:row="623" table:table="0"/>
          <office:change-info>
            <dc:creator> </dc:creator>
            <dc:date>2018-11-28T13:02:55.400000000</dc:date>
          </office:change-info>
          <table:previous table:id="ct1352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8" table:acceptance-state="accepted">
          <table:cell-address table:column="3" table:row="620" table:table="0"/>
          <office:change-info>
            <dc:creator> </dc:creator>
            <dc:date>2018-11-28T13:03:25.352000000</dc:date>
          </office:change-info>
          <table:previous>
            <table:change-track-table-cell/>
          </table:previous>
        </table:cell-content-change>
        <table:cell-content-change table:id="ct1359" table:acceptance-state="accepted">
          <table:cell-address table:column="3" table:row="621" table:table="0"/>
          <office:change-info>
            <dc:creator> </dc:creator>
            <dc:date>2018-11-28T13:03:30.079000000</dc:date>
          </office:change-info>
          <table:previous>
            <table:change-track-table-cell/>
          </table:previous>
        </table:cell-content-change>
        <table:cell-content-change table:id="ct1360" table:acceptance-state="accepted">
          <table:cell-address table:column="3" table:row="621" table:table="0"/>
          <office:change-info>
            <dc:creator> </dc:creator>
            <dc:date>2018-11-28T13:03:40.643000000</dc:date>
          </office:change-info>
          <table:previous table:id="ct1359">
            <table:change-track-table-cell office:value-type="string">
              <text:p>species+station_</text:p>
            </table:change-track-table-cell>
          </table:previous>
        </table:cell-content-change>
        <table:cell-content-change table:id="ct1361" table:acceptance-state="accepted">
          <table:cell-address table:column="3" table:row="622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2" table:acceptance-state="accepted">
          <table:cell-address table:column="3" table:row="623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3" table:acceptance-state="accepted">
          <table:cell-address table:column="3" table:row="622" table:table="0"/>
          <office:change-info>
            <dc:creator> </dc:creator>
            <dc:date>2018-11-28T13:03:54.075000000</dc:date>
          </office:change-info>
          <table:previous table:id="ct1361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4" table:acceptance-state="accepted">
          <table:cell-address table:column="3" table:row="623" table:table="0"/>
          <office:change-info>
            <dc:creator> </dc:creator>
            <dc:date>2018-11-28T13:03:59.753000000</dc:date>
          </office:change-info>
          <table:previous table:id="ct1362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5" table:acceptance-state="accepted">
          <table:cell-address table:column="0" table:row="624" table:table="0"/>
          <office:change-info>
            <dc:creator> </dc:creator>
            <dc:date>2018-11-28T13:05:16.927000000</dc:date>
          </office:change-info>
          <table:previous>
            <table:change-track-table-cell/>
          </table:previous>
        </table:cell-content-change>
        <table:cell-content-change table:id="ct1366" table:acceptance-state="accepted">
          <table:cell-address table:column="0" table:row="624" table:table="0"/>
          <office:change-info>
            <dc:creator> </dc:creator>
            <dc:date>2018-11-28T13:05:21.794000000</dc:date>
          </office:change-info>
          <table:previous table:id="ct1365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67" table:acceptance-state="accepted">
          <table:cell-address table:column="0" table:row="625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8" table:acceptance-state="accepted">
          <table:cell-address table:column="0" table:row="626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9" table:acceptance-state="accepted">
          <table:cell-address table:column="0" table:row="624" table:table="0"/>
          <office:change-info>
            <dc:creator> </dc:creator>
            <dc:date>2018-11-28T13:05:39.828000000</dc:date>
          </office:change-info>
          <table:previous table:id="ct1366">
            <table:change-track-table-cell office:value-type="string">
              <text:p>resFileGraph.</text:p>
            </table:change-track-table-cell>
          </table:previous>
        </table:cell-content-change>
        <table:cell-content-change table:id="ct1370" table:acceptance-state="accepted">
          <table:cell-address table:column="2" table:row="624" table:table="0"/>
          <office:change-info>
            <dc:creator> </dc:creator>
            <dc:date>2018-11-28T13:05:40.780000000</dc:date>
          </office:change-info>
          <table:previous>
            <table:change-track-table-cell/>
          </table:previous>
        </table:cell-content-change>
        <table:cell-content-change table:id="ct1371" table:acceptance-state="accepted">
          <table:cell-address table:column="3" table:row="624" table:table="0"/>
          <office:change-info>
            <dc:creator> </dc:creator>
            <dc:date>2018-11-28T13:06:09.094000000</dc:date>
          </office:change-info>
          <table:previous>
            <table:change-track-table-cell/>
          </table:previous>
        </table:cell-content-change>
        <table:cell-content-change table:id="ct1372" table:acceptance-state="accepted">
          <table:cell-address table:column="2" table:row="625" table:table="0"/>
          <office:change-info>
            <dc:creator> </dc:creator>
            <dc:date>2018-11-28T13:06:51.449000000</dc:date>
          </office:change-info>
          <table:previous>
            <table:change-track-table-cell/>
          </table:previous>
        </table:cell-content-change>
        <table:cell-content-change table:id="ct1373" table:acceptance-state="accepted">
          <table:cell-address table:column="0" table:row="625" table:table="0"/>
          <office:change-info>
            <dc:creator> </dc:creator>
            <dc:date>2018-11-28T13:07:04.413000000</dc:date>
          </office:change-info>
          <table:previous table:id="ct1367">
            <table:change-track-table-cell office:value-type="string">
              <text:p>resFileGraph.</text:p>
            </table:change-track-table-cell>
          </table:previous>
        </table:cell-content-change>
        <table:cell-content-change table:id="ct1374" table:acceptance-state="accepted">
          <table:cell-address table:column="3" table:row="625" table:table="0"/>
          <office:change-info>
            <dc:creator> </dc:creator>
            <dc:date>2018-11-28T13:07:09.935000000</dc:date>
          </office:change-info>
          <table:previous>
            <table:change-track-table-cell/>
          </table:previous>
        </table:cell-content-change>
        <table:cell-content-change table:id="ct1375" table:acceptance-state="accepted">
          <table:cell-address table:column="0" table:row="626" table:table="0"/>
          <office:change-info>
            <dc:creator> </dc:creator>
            <dc:date>2018-11-28T13:08:07.297000000</dc:date>
          </office:change-info>
          <table:previous table:id="ct1368">
            <table:change-track-table-cell office:value-type="string">
              <text:p>resFileGraph.</text:p>
            </table:change-track-table-cell>
          </table:previous>
        </table:cell-content-change>
        <table:cell-content-change table:id="ct1376" table:acceptance-state="accepted">
          <table:cell-address table:column="0" table:row="620" table:table="0"/>
          <office:change-info>
            <dc:creator> </dc:creator>
            <dc:date>2018-11-28T13:08:21.977000000</dc:date>
          </office:change-info>
          <table:previous table:id="ct1348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77" table:acceptance-state="accepted">
          <table:cell-address table:column="0" table:row="621" table:table="0"/>
          <office:change-info>
            <dc:creator> </dc:creator>
            <dc:date>2018-11-28T13:08:25.331000000</dc:date>
          </office:change-info>
          <table:previous table:id="ct1353">
            <table:change-track-table-cell office:value-type="string">
              <text:p>resFileGraph.SCspSt</text:p>
            </table:change-track-table-cell>
          </table:previous>
        </table:cell-content-change>
        <table:cell-content-change table:id="ct1378" table:acceptance-state="accepted">
          <table:cell-address table:column="0" table:row="622" table:table="0"/>
          <office:change-info>
            <dc:creator> </dc:creator>
            <dc:date>2018-11-28T13:08:28.497000000</dc:date>
          </office:change-info>
          <table:previous table:id="ct135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79" table:acceptance-state="accepted">
          <table:cell-address table:column="0" table:row="623" table:table="0"/>
          <office:change-info>
            <dc:creator> </dc:creator>
            <dc:date>2018-11-28T13:09:01.273000000</dc:date>
          </office:change-info>
          <table:previous table:id="ct1357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80" table:acceptance-state="accepted">
          <table:cell-address table:column="0" table:row="624" table:table="0"/>
          <office:change-info>
            <dc:creator> </dc:creator>
            <dc:date>2018-11-28T13:09:28.761000000</dc:date>
          </office:change-info>
          <table:previous table:id="ct1369">
            <table:change-track-table-cell office:value-type="string">
              <text:p>resFileGraph.allSp</text:p>
            </table:change-track-table-cell>
          </table:previous>
        </table:cell-content-change>
        <table:cell-content-change table:id="ct1381" table:acceptance-state="accepted">
          <table:cell-address table:column="0" table:row="624" table:table="0"/>
          <office:change-info>
            <dc:creator> </dc:creator>
            <dc:date>2018-11-28T13:09:53.456000000</dc:date>
          </office:change-info>
          <table:previous table:id="ct1380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2" table:acceptance-state="accepted">
          <table:cell-address table:column="0" table:row="625" table:table="0"/>
          <office:change-info>
            <dc:creator> </dc:creator>
            <dc:date>2018-11-28T13:11:00.150000000</dc:date>
          </office:change-info>
          <table:previous table:id="ct1373">
            <table:change-track-table-cell office:value-type="string">
              <text:p>resFileGraph.allSCsp</text:p>
            </table:change-track-table-cell>
          </table:previous>
        </table:cell-content-change>
        <table:cell-content-change table:id="ct1383" table:acceptance-state="accepted">
          <table:cell-address table:column="0" table:row="625" table:table="0"/>
          <office:change-info>
            <dc:creator> </dc:creator>
            <dc:date>2018-11-28T13:11:00.150000000</dc:date>
          </office:change-info>
          <table:previous table:id="ct1382">
            <table:change-track-table-cell office:value-type="string">
              <text:p>resFileGraph.all.SCspSt</text:p>
            </table:change-track-table-cell>
          </table:previous>
        </table:cell-content-change>
        <table:cell-content-change table:id="ct1384" table:acceptance-state="accepted">
          <table:cell-address table:column="0" table:row="626" table:table="0"/>
          <office:change-info>
            <dc:creator> </dc:creator>
            <dc:date>2018-11-28T13:11:12.864000000</dc:date>
          </office:change-info>
          <table:previous table:id="ct137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85" table:acceptance-state="accepted">
          <table:cell-address table:column="0" table:row="626" table:table="0"/>
          <office:change-info>
            <dc:creator> </dc:creator>
            <dc:date>2018-11-28T13:11:47.045000000</dc:date>
          </office:change-info>
          <table:previous table:id="ct1384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6" table:acceptance-state="accepted">
          <table:cell-address table:column="2" table:row="626" table:table="0"/>
          <office:change-info>
            <dc:creator> </dc:creator>
            <dc:date>2018-11-28T13:11:48.137000000</dc:date>
          </office:change-info>
          <table:previous>
            <table:change-track-table-cell/>
          </table:previous>
        </table:cell-content-change>
        <table:cell-content-change table:id="ct1387" table:acceptance-state="accepted">
          <table:cell-address table:column="3" table:row="626" table:table="0"/>
          <office:change-info>
            <dc:creator> </dc:creator>
            <dc:date>2018-11-28T13:11:52.240000000</dc:date>
          </office:change-info>
          <table:previous>
            <table:change-track-table-cell/>
          </table:previous>
        </table:cell-content-change>
        <table:cell-content-change table:id="ct1388" table:acceptance-state="accepted">
          <table:cell-address table:column="0" table:row="627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89" table:acceptance-state="accepted">
          <table:cell-address table:column="0" table:row="628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90" table:acceptance-state="accepted">
          <table:cell-address table:column="0" table:row="627" table:table="0"/>
          <office:change-info>
            <dc:creator> </dc:creator>
            <dc:date>2018-11-28T13:12:17.278000000</dc:date>
          </office:change-info>
          <table:previous table:id="ct1388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1" table:acceptance-state="accepted">
          <table:cell-address table:column="2" table:row="627" table:table="0"/>
          <office:change-info>
            <dc:creator> </dc:creator>
            <dc:date>2018-11-28T13:12:18.900000000</dc:date>
          </office:change-info>
          <table:previous>
            <table:change-track-table-cell/>
          </table:previous>
        </table:cell-content-change>
        <table:cell-content-change table:id="ct1392" table:acceptance-state="accepted">
          <table:cell-address table:column="3" table:row="627" table:table="0"/>
          <office:change-info>
            <dc:creator> </dc:creator>
            <dc:date>2018-11-28T13:12:20.866000000</dc:date>
          </office:change-info>
          <table:previous>
            <table:change-track-table-cell/>
          </table:previous>
        </table:cell-content-change>
        <table:cell-content-change table:id="ct1393" table:acceptance-state="accepted">
          <table:cell-address table:column="3" table:row="627" table:table="0"/>
          <office:change-info>
            <dc:creator> </dc:creator>
            <dc:date>2018-11-28T13:12:32.987000000</dc:date>
          </office:change-info>
          <table:previous table:id="ct1392">
            <table:change-track-table-cell office:value-type="string">
              <text:p>(toutes_espèces)_</text:p>
            </table:change-track-table-cell>
          </table:previous>
        </table:cell-content-change>
        <table:cell-content-change table:id="ct1394" table:acceptance-state="accepted">
          <table:cell-address table:column="0" table:row="629" table:table="0"/>
          <office:change-info>
            <dc:creator> </dc:creator>
            <dc:date>2018-11-28T13:12:57.917000000</dc:date>
          </office:change-info>
          <table:previous>
            <table:change-track-table-cell/>
          </table:previous>
        </table:cell-content-change>
        <table:cell-content-change table:id="ct1395" table:acceptance-state="accepted">
          <table:cell-address table:column="0" table:row="628" table:table="0"/>
          <office:change-info>
            <dc:creator> </dc:creator>
            <dc:date>2018-11-28T13:13:08.946000000</dc:date>
          </office:change-info>
          <table:previous table:id="ct1389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6" table:acceptance-state="accepted">
          <table:cell-address table:column="0" table:row="629" table:table="0"/>
          <office:change-info>
            <dc:creator> </dc:creator>
            <dc:date>2018-11-28T13:13:16.184000000</dc:date>
          </office:change-info>
          <table:previous table:id="ct1394">
            <table:change-track-table-cell office:value-type="string">
              <text:p>resFileGraph.allSp.St</text:p>
            </table:change-track-table-cell>
          </table:previous>
        </table:cell-content-change>
        <table:cell-content-change table:id="ct1397" table:acceptance-state="accepted">
          <table:cell-address table:column="2" table:row="628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8" table:acceptance-state="accepted">
          <table:cell-address table:column="2" table:row="629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9" table:acceptance-state="accepted">
          <table:cell-address table:column="3" table:row="628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0" table:acceptance-state="accepted">
          <table:cell-address table:column="3" table:row="629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1" table:acceptance-state="accepted">
          <table:cell-address table:column="0" table:row="630" table:table="0"/>
          <office:change-info>
            <dc:creator> </dc:creator>
            <dc:date>2018-11-28T13:24:15.106000000</dc:date>
          </office:change-info>
          <table:previous>
            <table:change-track-table-cell/>
          </table:previous>
        </table:cell-content-change>
        <table:cell-content-change table:id="ct1402" table:acceptance-state="accepted">
          <table:cell-address table:column="0" table:row="630" table:table="0"/>
          <office:change-info>
            <dc:creator> </dc:creator>
            <dc:date>2018-11-28T13:24:50.550000000</dc:date>
          </office:change-info>
          <table:previous table:id="ct1401">
            <table:change-track-table-cell office:value-type="string">
              <text:p>resFileGraph.allSp.SCSt</text:p>
            </table:change-track-table-cell>
          </table:previous>
        </table:cell-content-change>
        <table:cell-content-change table:id="ct1403" table:acceptance-state="accepted">
          <table:cell-address table:column="2" table:row="630" table:table="0"/>
          <office:change-info>
            <dc:creator> </dc:creator>
            <dc:date>2018-11-28T13:24:51.471000000</dc:date>
          </office:change-info>
          <table:previous>
            <table:change-track-table-cell/>
          </table:previous>
        </table:cell-content-change>
        <table:cell-content-change table:id="ct1404" table:acceptance-state="accepted">
          <table:cell-address table:column="3" table:row="630" table:table="0"/>
          <office:change-info>
            <dc:creator> </dc:creator>
            <dc:date>2018-11-28T13:24:56.915000000</dc:date>
          </office:change-info>
          <table:previous>
            <table:change-track-table-cell/>
          </table:previous>
        </table:cell-content-change>
        <table:cell-content-change table:id="ct1405" table:acceptance-state="accepted">
          <table:cell-address table:column="3" table:row="630" table:table="0"/>
          <office:change-info>
            <dc:creator> </dc:creator>
            <dc:date>2018-11-28T13:25:08.287000000</dc:date>
          </office:change-info>
          <table:previous table:id="ct1404">
            <table:change-track-table-cell office:value-type="string">
              <text:p>Agr-</text:p>
            </table:change-track-table-cell>
          </table:previous>
        </table:cell-content-change>
        <table:cell-content-change table:id="ct1406" table:acceptance-state="accepted">
          <table:cell-address table:column="2" table:row="496" table:table="0"/>
          <office:change-info>
            <dc:creator> </dc:creator>
            <dc:date>2018-11-28T14:52:32.418000000</dc:date>
          </office:change-info>
          <table:previous table:id="ct592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1407" table:acceptance-state="accepted">
          <table:cell-address table:column="2" table:row="531" table:table="0"/>
          <office:change-info>
            <dc:creator> </dc:creator>
            <dc:date>2018-11-28T14:52:51.091000000</dc:date>
          </office:change-info>
          <table:previous table:id="ct794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1408" table:acceptance-state="accepted">
          <table:cell-address table:column="3" table:row="531" table:table="0"/>
          <office:change-info>
            <dc:creator> </dc:creator>
            <dc:date>2018-11-28T14:53:03.369000000</dc:date>
          </office:change-info>
          <table:previous table:id="ct796">
            <table:change-track-table-cell office:value-type="string">
              <text:p><text:s/>at the species (\"sp.\") level\n <text:s text:c="2"/></text:p>
            </table:change-track-table-cell>
          </table:previous>
        </table:cell-content-change>
        <table:insertion table:id="ct1409" table:acceptance-state="accepted" table:type="row" table:position="373" table:table="0">
          <office:change-info>
            <dc:creator> </dc:creator>
            <dc:date>2018-11-28T14:56:21.950000000</dc:date>
          </office:change-info>
          <table:dependencies>
            <table:dependency table:id="ct2896"/>
            <table:dependency table:id="ct1413"/>
            <table:dependency table:id="ct1412"/>
            <table:dependency table:id="ct1411"/>
            <table:dependency table:id="ct1410"/>
          </table:dependencies>
        </table:insertion>
        <table:cell-content-change table:id="ct1410" table:acceptance-state="accepted">
          <table:cell-address table:column="0" table:row="373" table:table="0"/>
          <office:change-info>
            <dc:creator> </dc:creator>
            <dc:date>2018-11-28T14:56:25.413000000</dc:date>
          </office:change-info>
          <table:previous>
            <table:change-track-table-cell/>
          </table:previous>
        </table:cell-content-change>
        <table:cell-content-change table:id="ct1411" table:acceptance-state="accepted">
          <table:cell-address table:column="0" table:row="373" table:table="0"/>
          <office:change-info>
            <dc:creator> </dc:creator>
            <dc:date>2018-11-28T14:56:49.265000000</dc:date>
          </office:change-info>
          <table:previous table:id="ct1410">
            <table:change-track-table-cell office:value-type="string">
              <text:p>chooseFiles</text:p>
            </table:change-track-table-cell>
          </table:previous>
        </table:cell-content-change>
        <table:cell-content-change table:id="ct1412" table:acceptance-state="accepted">
          <table:cell-address table:column="2" table:row="373" table:table="0"/>
          <office:change-info>
            <dc:creator> </dc:creator>
            <dc:date>2018-11-28T14:57:01.543000000</dc:date>
          </office:change-info>
          <table:previous>
            <table:change-track-table-cell/>
          </table:previous>
        </table:cell-content-change>
        <table:cell-content-change table:id="ct1413" table:acceptance-state="accepted">
          <table:cell-address table:column="3" table:row="373" table:table="0"/>
          <office:change-info>
            <dc:creator> </dc:creator>
            <dc:date>2018-11-28T14:57:24.554000000</dc:date>
          </office:change-info>
          <table:previous>
            <table:change-track-table-cell/>
          </table:previous>
        </table:cell-content-change>
        <table:insertion table:id="ct1414" table:acceptance-state="accepted" table:type="row" table:position="374" table:table="0">
          <office:change-info>
            <dc:creator> </dc:creator>
            <dc:date>2018-11-28T14:59:50.288000000</dc:date>
          </office:change-info>
          <table:dependencies>
            <table:dependency table:id="ct2897"/>
            <table:dependency table:id="ct1422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 table:acceptance-state="accepted">
          <table:cell-address table:column="2" table:row="345" table:table="0"/>
          <office:change-info>
            <dc:creator> </dc:creator>
            <dc:date>2018-11-28T14:59:57.589000000</dc:date>
          </office:change-info>
          <table:previous>
            <table:change-track-table-cell/>
          </table:previous>
        </table:cell-content-change>
        <table:cell-content-change table:id="ct1416" table:acceptance-state="accepted">
          <table:cell-address table:column="3" table:row="345" table:table="0"/>
          <office:change-info>
            <dc:creator> </dc:creator>
            <dc:date>2018-11-28T15:00:02.924000000</dc:date>
          </office:change-info>
          <table:previous>
            <table:change-track-table-cell/>
          </table:previous>
        </table:cell-content-change>
        <table:cell-content-change table:id="ct1417" table:acceptance-state="accepted">
          <table:cell-address table:column="3" table:row="345" table:table="0"/>
          <office:change-info>
            <dc:creator> </dc:creator>
            <dc:date>2018-11-28T15:00:09.398000000</dc:date>
          </office:change-info>
          <table:previous table:id="ct1416">
            <table:change-track-table-cell office:value-type="string">
              <text:p>Working directory</text:p>
            </table:change-track-table-cell>
          </table:previous>
        </table:cell-content-change>
        <table:cell-content-change table:id="ct1418" table:acceptance-state="accepted">
          <table:cell-address table:column="0" table:row="345" table:table="0"/>
          <office:change-info>
            <dc:creator> </dc:creator>
            <dc:date>2018-11-28T15:00:42.892000000</dc:date>
          </office:change-info>
          <table:previous>
            <table:change-track-table-cell/>
          </table:previous>
        </table:cell-content-change>
        <table:insertion table:id="ct1419" table:acceptance-state="accepted" table:type="row" table:position="345" table:table="0">
          <office:change-info>
            <dc:creator> </dc:creator>
            <dc:date>2018-11-28T15:01:01.955000000</dc:date>
          </office:change-info>
          <table:dependencies>
            <table:dependency table:id="ct2868"/>
            <table:dependency table:id="ct1421"/>
            <table:dependency table:id="ct1420"/>
          </table:dependencies>
        </table:insertion>
        <table:movement table:id="ct1420" table:acceptance-state="accepted">
          <table:source-range-address table:start-column="0" table:start-row="374" table:start-table="0" table:end-column="1024" table:end-row="373" table:end-table="0"/>
          <table:target-range-address table:start-column="0" table:start-row="345" table:start-table="0" table:end-column="1024" table:end-row="345" table:end-table="0"/>
          <office:change-info>
            <dc:creator> </dc:creator>
            <dc:date>2018-11-28T15:01:14.076000000</dc:date>
          </office:change-info>
          <table:dependencies>
            <table:dependency table:id="ct2525"/>
            <table:dependency table:id="ct1422"/>
          </table:dependencies>
        </table:movement>
        <table:cell-content-change table:id="ct1421" table:acceptance-state="accepted">
          <table:cell-address table:column="0" table:row="345" table:table="0"/>
          <office:change-info>
            <dc:creator> </dc:creator>
            <dc:date>2018-11-28T15:01:28.304000000</dc:date>
          </office:change-info>
          <table:previous table:id="ct1418">
            <table:change-track-table-cell office:value-type="string">
              <text:p>loadData.info.1</text:p>
            </table:change-track-table-cell>
          </table:previous>
        </table:cell-content-change>
        <table:deletion table:id="ct1422" table:acceptance-state="accepted" table:type="row" table:position="374" table:table="0">
          <office:change-info>
            <dc:creator> </dc:creator>
            <dc:date>2018-11-28T15:02:17.858000000</dc:date>
          </office:change-info>
          <table:deletions>
            <table:change-deletion table:id="ct1414"/>
          </table:deletions>
          <table:cut-offs>
            <table:movement-cut-off table:id="ct1420" table:start-position="1" table:end-position="0"/>
          </table:cut-offs>
        </table:deletion>
        <table:cell-content-change table:id="ct1423" table:acceptance-state="accepted">
          <table:cell-address table:column="0" table:row="631" table:table="0"/>
          <office:change-info>
            <dc:creator> </dc:creator>
            <dc:date>2018-11-28T15:16:09.136000000</dc:date>
          </office:change-info>
          <table:previous>
            <table:change-track-table-cell/>
          </table:previous>
        </table:cell-content-change>
        <table:cell-content-change table:id="ct1424" table:acceptance-state="accepted">
          <table:cell-address table:column="0" table:row="63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5" table:acceptance-state="accepted">
          <table:cell-address table:column="0" table:row="63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6" table:acceptance-state="accepted">
          <table:cell-address table:column="0" table:row="63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7" table:acceptance-state="accepted">
          <table:cell-address table:column="0" table:row="63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8" table:acceptance-state="accepted">
          <table:cell-address table:column="0" table:row="63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9" table:acceptance-state="accepted">
          <table:cell-address table:column="0" table:row="63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0" table:acceptance-state="accepted">
          <table:cell-address table:column="0" table:row="639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1" table:acceptance-state="accepted">
          <table:cell-address table:column="0" table:row="640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2" table:acceptance-state="accepted">
          <table:cell-address table:column="0" table:row="641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3" table:acceptance-state="accepted">
          <table:cell-address table:column="0" table:row="642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4" table:acceptance-state="accepted">
          <table:cell-address table:column="0" table:row="64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5" table:acceptance-state="accepted">
          <table:cell-address table:column="0" table:row="64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6" table:acceptance-state="accepted">
          <table:cell-address table:column="0" table:row="64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7" table:acceptance-state="accepted">
          <table:cell-address table:column="0" table:row="631" table:table="0"/>
          <office:change-info>
            <dc:creator> </dc:creator>
            <dc:date>2018-11-28T15:16:39.807000000</dc:date>
          </office:change-info>
          <table:previous table:id="ct1423">
            <table:change-track-table-cell office:value-type="string">
              <text:p>graphTitle.</text:p>
            </table:change-track-table-cell>
          </table:previous>
        </table:cell-content-change>
        <table:cell-content-change table:id="ct1438" table:acceptance-state="accepted">
          <table:cell-address table:column="2" table:row="631" table:table="0"/>
          <office:change-info>
            <dc:creator> </dc:creator>
            <dc:date>2018-11-28T15:16:40.899000000</dc:date>
          </office:change-info>
          <table:previous>
            <table:change-track-table-cell/>
          </table:previous>
        </table:cell-content-change>
        <table:cell-content-change table:id="ct1439" table:acceptance-state="accepted">
          <table:cell-address table:column="3" table:row="631" table:table="0"/>
          <office:change-info>
            <dc:creator> </dc:creator>
            <dc:date>2018-11-28T15:17:56.013000000</dc:date>
          </office:change-info>
          <table:previous>
            <table:change-track-table-cell/>
          </table:previous>
        </table:cell-content-change>
        <table:cell-content-change table:id="ct1440" table:acceptance-state="accepted">
          <table:cell-address table:column="3" table:row="631" table:table="0"/>
          <office:change-info>
            <dc:creator> </dc:creator>
            <dc:date>2018-11-28T15:18:01.863000000</dc:date>
          </office:change-info>
          <table:previous table:id="ct1439">
            <table:change-track-table-cell office:value-type="string">
              <text:p>Values of</text:p>
            </table:change-track-table-cell>
          </table:previous>
        </table:cell-content-change>
        <table:cell-content-change table:id="ct1441" table:acceptance-state="accepted">
          <table:cell-address table:column="2" table:row="633" table:table="0"/>
          <office:change-info>
            <dc:creator> </dc:creator>
            <dc:date>2018-11-28T15:18:41.440000000</dc:date>
          </office:change-info>
          <table:previous>
            <table:change-track-table-cell/>
          </table:previous>
        </table:cell-content-change>
        <table:cell-content-change table:id="ct1442" table:acceptance-state="accepted">
          <table:cell-address table:column="3" table:row="633" table:table="0"/>
          <office:change-info>
            <dc:creator> </dc:creator>
            <dc:date>2018-11-28T15:18:49.599000000</dc:date>
          </office:change-info>
          <table:previous>
            <table:change-track-table-cell/>
          </table:previous>
        </table:cell-content-change>
        <table:cell-content-change table:id="ct1443" table:acceptance-state="accepted">
          <table:cell-address table:column="0" table:row="633" table:table="0"/>
          <office:change-info>
            <dc:creator> </dc:creator>
            <dc:date>2018-11-28T15:18:59.068000000</dc:date>
          </office:change-info>
          <table:previous table:id="ct1424">
            <table:change-track-table-cell office:value-type="string">
              <text:p>graphTitle.</text:p>
            </table:change-track-table-cell>
          </table:previous>
        </table:cell-content-change>
        <table:cell-content-change table:id="ct1444" table:acceptance-state="accepted">
          <table:cell-address table:column="2" table:row="634" table:table="0"/>
          <office:change-info>
            <dc:creator> </dc:creator>
            <dc:date>2018-11-28T15:19:15.760000000</dc:date>
          </office:change-info>
          <table:previous>
            <table:change-track-table-cell/>
          </table:previous>
        </table:cell-content-change>
        <table:cell-content-change table:id="ct1445" table:acceptance-state="accepted">
          <table:cell-address table:column="3" table:row="634" table:table="0"/>
          <office:change-info>
            <dc:creator> </dc:creator>
            <dc:date>2018-11-28T15:19:18.708000000</dc:date>
          </office:change-info>
          <table:previous>
            <table:change-track-table-cell/>
          </table:previous>
        </table:cell-content-change>
        <table:cell-content-change table:id="ct1446" table:acceptance-state="accepted">
          <table:cell-address table:column="3" table:row="634" table:table="0"/>
          <office:change-info>
            <dc:creator> </dc:creator>
            <dc:date>2018-11-28T15:20:29.563000000</dc:date>
          </office:change-info>
          <table:previous table:id="ct1445">
            <table:change-track-table-cell office:value-type="string">
              <text:p><text:s/>agrégé</text:p>
            </table:change-track-table-cell>
          </table:previous>
        </table:cell-content-change>
        <table:cell-content-change table:id="ct1447" table:acceptance-state="accepted">
          <table:cell-address table:column="0" table:row="634" table:table="0"/>
          <office:change-info>
            <dc:creator> </dc:creator>
            <dc:date>2018-11-28T15:20:38.175000000</dc:date>
          </office:change-info>
          <table:previous table:id="ct1425">
            <table:change-track-table-cell office:value-type="string">
              <text:p>graphTitle.</text:p>
            </table:change-track-table-cell>
          </table:previous>
        </table:cell-content-change>
        <table:cell-content-change table:id="ct1448" table:acceptance-state="accepted">
          <table:cell-address table:column="0" table:row="635" table:table="0"/>
          <office:change-info>
            <dc:creator> </dc:creator>
            <dc:date>2018-11-28T15:20:48.564000000</dc:date>
          </office:change-info>
          <table:previous table:id="ct1426">
            <table:change-track-table-cell office:value-type="string">
              <text:p>graphTitle.</text:p>
            </table:change-track-table-cell>
          </table:previous>
        </table:cell-content-change>
        <table:cell-content-change table:id="ct1449" table:acceptance-state="accepted">
          <table:cell-address table:column="0" table:row="636" table:table="0"/>
          <office:change-info>
            <dc:creator> </dc:creator>
            <dc:date>2018-11-28T15:20:51.637000000</dc:date>
          </office:change-info>
          <table:previous table:id="ct1427">
            <table:change-track-table-cell office:value-type="string">
              <text:p>graphTitle.</text:p>
            </table:change-track-table-cell>
          </table:previous>
        </table:cell-content-change>
        <table:cell-content-change table:id="ct1450" table:acceptance-state="accepted">
          <table:cell-address table:column="0" table:row="637" table:table="0"/>
          <office:change-info>
            <dc:creator> </dc:creator>
            <dc:date>2018-11-28T15:21:08.938000000</dc:date>
          </office:change-info>
          <table:previous table:id="ct1428">
            <table:change-track-table-cell office:value-type="string">
              <text:p>graphTitle.</text:p>
            </table:change-track-table-cell>
          </table:previous>
        </table:cell-content-change>
        <table:cell-content-change table:id="ct1451" table:acceptance-state="accepted">
          <table:cell-address table:column="2" table:row="635" table:table="0"/>
          <office:change-info>
            <dc:creator> </dc:creator>
            <dc:date>2018-11-28T15:21:14.524000000</dc:date>
          </office:change-info>
          <table:previous>
            <table:change-track-table-cell/>
          </table:previous>
        </table:cell-content-change>
        <table:cell-content-change table:id="ct1452" table:acceptance-state="accepted">
          <table:cell-address table:column="2" table:row="636" table:table="0"/>
          <office:change-info>
            <dc:creator> </dc:creator>
            <dc:date>2018-11-28T15:21:18.065000000</dc:date>
          </office:change-info>
          <table:previous>
            <table:change-track-table-cell/>
          </table:previous>
        </table:cell-content-change>
        <table:cell-content-change table:id="ct1453" table:acceptance-state="accepted">
          <table:cell-address table:column="2" table:row="637" table:table="0"/>
          <office:change-info>
            <dc:creator> </dc:creator>
            <dc:date>2018-11-28T15:21:25.038000000</dc:date>
          </office:change-info>
          <table:previous>
            <table:change-track-table-cell/>
          </table:previous>
        </table:cell-content-change>
        <table:cell-content-change table:id="ct1454" table:acceptance-state="accepted">
          <table:cell-address table:column="2" table:row="638" table:table="0"/>
          <office:change-info>
            <dc:creator> </dc:creator>
            <dc:date>2018-11-28T15:25:51.276000000</dc:date>
          </office:change-info>
          <table:previous>
            <table:change-track-table-cell/>
          </table:previous>
        </table:cell-content-change>
        <table:cell-content-change table:id="ct1455" table:acceptance-state="accepted">
          <table:cell-address table:column="0" table:row="638" table:table="0"/>
          <office:change-info>
            <dc:creator> </dc:creator>
            <dc:date>2018-11-28T15:26:05.924000000</dc:date>
          </office:change-info>
          <table:previous table:id="ct1429">
            <table:change-track-table-cell office:value-type="string">
              <text:p>graphTitle.</text:p>
            </table:change-track-table-cell>
          </table:previous>
        </table:cell-content-change>
        <table:cell-content-change table:id="ct1456" table:acceptance-state="accepted">
          <table:cell-address table:column="3" table:row="638" table:table="0"/>
          <office:change-info>
            <dc:creator> </dc:creator>
            <dc:date>2018-11-28T15:26:07.219000000</dc:date>
          </office:change-info>
          <table:previous>
            <table:change-track-table-cell/>
          </table:previous>
        </table:cell-content-change>
        <table:cell-content-change table:id="ct1457" table:acceptance-state="accepted">
          <table:cell-address table:column="3" table:row="638" table:table="0"/>
          <office:change-info>
            <dc:creator> </dc:creator>
            <dc:date>2018-11-28T15:26:25.378000000</dc:date>
          </office:change-info>
          <table:previous table:id="ct1456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458" table:acceptance-state="accepted">
          <table:cell-address table:column="2" table:row="639" table:table="0"/>
          <office:change-info>
            <dc:creator> </dc:creator>
            <dc:date>2018-11-28T15:26:56.422000000</dc:date>
          </office:change-info>
          <table:previous>
            <table:change-track-table-cell/>
          </table:previous>
        </table:cell-content-change>
        <table:cell-content-change table:id="ct1459" table:acceptance-state="accepted">
          <table:cell-address table:column="0" table:row="639" table:table="0"/>
          <office:change-info>
            <dc:creator> </dc:creator>
            <dc:date>2018-11-28T15:27:15.610000000</dc:date>
          </office:change-info>
          <table:previous table:id="ct1430">
            <table:change-track-table-cell office:value-type="string">
              <text:p>graphTitle.</text:p>
            </table:change-track-table-cell>
          </table:previous>
        </table:cell-content-change>
        <table:cell-content-change table:id="ct1460" table:acceptance-state="accepted">
          <table:cell-address table:column="2" table:row="640" table:table="0"/>
          <office:change-info>
            <dc:creator> </dc:creator>
            <dc:date>2018-11-28T15:27:27.373000000</dc:date>
          </office:change-info>
          <table:previous>
            <table:change-track-table-cell/>
          </table:previous>
        </table:cell-content-change>
        <table:cell-content-change table:id="ct1461" table:acceptance-state="accepted">
          <table:cell-address table:column="0" table:row="640" table:table="0"/>
          <office:change-info>
            <dc:creator> </dc:creator>
            <dc:date>2018-11-28T15:27:33.628000000</dc:date>
          </office:change-info>
          <table:previous table:id="ct1431">
            <table:change-track-table-cell office:value-type="string">
              <text:p>graphTitle.</text:p>
            </table:change-track-table-cell>
          </table:previous>
        </table:cell-content-change>
        <table:cell-content-change table:id="ct1462" table:acceptance-state="accepted">
          <table:cell-address table:column="2" table:row="641" table:table="0"/>
          <office:change-info>
            <dc:creator> </dc:creator>
            <dc:date>2018-11-28T15:27:47.278000000</dc:date>
          </office:change-info>
          <table:previous>
            <table:change-track-table-cell/>
          </table:previous>
        </table:cell-content-change>
        <table:cell-content-change table:id="ct1463" table:acceptance-state="accepted">
          <table:cell-address table:column="0" table:row="641" table:table="0"/>
          <office:change-info>
            <dc:creator> </dc:creator>
            <dc:date>2018-11-28T15:28:03.284000000</dc:date>
          </office:change-info>
          <table:previous table:id="ct1432">
            <table:change-track-table-cell office:value-type="string">
              <text:p>graphTitle.</text:p>
            </table:change-track-table-cell>
          </table:previous>
        </table:cell-content-change>
        <table:cell-content-change table:id="ct1464" table:acceptance-state="accepted">
          <table:cell-address table:column="2" table:row="642" table:table="0"/>
          <office:change-info>
            <dc:creator> </dc:creator>
            <dc:date>2018-11-28T15:28:14.563000000</dc:date>
          </office:change-info>
          <table:previous>
            <table:change-track-table-cell/>
          </table:previous>
        </table:cell-content-change>
        <table:cell-content-change table:id="ct1465" table:acceptance-state="accepted">
          <table:cell-address table:column="0" table:row="642" table:table="0"/>
          <office:change-info>
            <dc:creator> </dc:creator>
            <dc:date>2018-11-28T15:28:29.539000000</dc:date>
          </office:change-info>
          <table:previous table:id="ct1433">
            <table:change-track-table-cell office:value-type="string">
              <text:p>graphTitle.</text:p>
            </table:change-track-table-cell>
          </table:previous>
        </table:cell-content-change>
        <table:cell-content-change table:id="ct1466" table:acceptance-state="accepted">
          <table:cell-address table:column="0" table:row="641" table:table="0"/>
          <office:change-info>
            <dc:creator> </dc:creator>
            <dc:date>2018-11-28T15:29:18.663000000</dc:date>
          </office:change-info>
          <table:previous table:id="ct1463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67" table:acceptance-state="accepted">
          <table:cell-address table:column="0" table:row="643" table:table="0"/>
          <office:change-info>
            <dc:creator> </dc:creator>
            <dc:date>2018-11-28T15:29:55.152000000</dc:date>
          </office:change-info>
          <table:previous table:id="ct1434">
            <table:change-track-table-cell office:value-type="string">
              <text:p>graphTitle.</text:p>
            </table:change-track-table-cell>
          </table:previous>
        </table:cell-content-change>
        <table:cell-content-change table:id="ct1468" table:acceptance-state="accepted">
          <table:cell-address table:column="2" table:row="643" table:table="0"/>
          <office:change-info>
            <dc:creator> </dc:creator>
            <dc:date>2018-11-28T15:29:57.446000000</dc:date>
          </office:change-info>
          <table:previous>
            <table:change-track-table-cell/>
          </table:previous>
        </table:cell-content-change>
        <table:cell-content-change table:id="ct1469" table:acceptance-state="accepted">
          <table:cell-address table:column="0" table:row="646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0" table:acceptance-state="accepted">
          <table:cell-address table:column="0" table:row="648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1" table:acceptance-state="accepted">
          <table:cell-address table:column="0" table:row="650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2" table:acceptance-state="accepted">
          <table:cell-address table:column="0" table:row="652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3" table:acceptance-state="accepted">
          <table:cell-address table:column="0" table:row="653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4" table:acceptance-state="accepted">
          <table:cell-address table:column="0" table:row="655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5" table:acceptance-state="accepted">
          <table:cell-address table:column="0" table:row="644" table:table="0"/>
          <office:change-info>
            <dc:creator> </dc:creator>
            <dc:date>2018-11-28T15:31:48.923000000</dc:date>
          </office:change-info>
          <table:previous table:id="ct1435">
            <table:change-track-table-cell office:value-type="string">
              <text:p>graphTitle.</text:p>
            </table:change-track-table-cell>
          </table:previous>
        </table:cell-content-change>
        <table:cell-content-change table:id="ct1476" table:acceptance-state="accepted">
          <table:cell-address table:column="0" table:row="644" table:table="0"/>
          <office:change-info>
            <dc:creator> </dc:creator>
            <dc:date>2018-11-28T15:32:03.010000000</dc:date>
          </office:change-info>
          <table:previous table:id="ct1475">
            <table:change-track-table-cell office:value-type="string">
              <text:p>graphTitle.sep.</text:p>
            </table:change-track-table-cell>
          </table:previous>
        </table:cell-content-change>
        <table:cell-content-change table:id="ct1477" table:acceptance-state="accepted">
          <table:cell-address table:column="0" table:row="645" table:table="0"/>
          <office:change-info>
            <dc:creator> </dc:creator>
            <dc:date>2018-11-28T15:32:10.108000000</dc:date>
          </office:change-info>
          <table:previous table:id="ct1436">
            <table:change-track-table-cell office:value-type="string">
              <text:p>graphTitle.</text:p>
            </table:change-track-table-cell>
          </table:previous>
        </table:cell-content-change>
        <table:cell-content-change table:id="ct1478" table:acceptance-state="accepted">
          <table:cell-address table:column="0" table:row="646" table:table="0"/>
          <office:change-info>
            <dc:creator> </dc:creator>
            <dc:date>2018-11-28T15:32:10.108000000</dc:date>
          </office:change-info>
          <table:previous table:id="ct1469">
            <table:change-track-table-cell office:value-type="string">
              <text:p>graphTitle.</text:p>
            </table:change-track-table-cell>
          </table:previous>
        </table:cell-content-change>
        <table:cell-content-change table:id="ct1479" table:acceptance-state="accepted">
          <table:cell-address table:column="0" table:row="648" table:table="0"/>
          <office:change-info>
            <dc:creator> </dc:creator>
            <dc:date>2018-11-28T15:32:10.108000000</dc:date>
          </office:change-info>
          <table:previous table:id="ct1470">
            <table:change-track-table-cell office:value-type="string">
              <text:p>graphTitle.</text:p>
            </table:change-track-table-cell>
          </table:previous>
        </table:cell-content-change>
        <table:cell-content-change table:id="ct1480" table:acceptance-state="accepted">
          <table:cell-address table:column="0" table:row="650" table:table="0"/>
          <office:change-info>
            <dc:creator> </dc:creator>
            <dc:date>2018-11-28T15:32:10.108000000</dc:date>
          </office:change-info>
          <table:previous table:id="ct1471">
            <table:change-track-table-cell office:value-type="string">
              <text:p>graphTitle.</text:p>
            </table:change-track-table-cell>
          </table:previous>
        </table:cell-content-change>
        <table:cell-content-change table:id="ct1481" table:acceptance-state="accepted">
          <table:cell-address table:column="0" table:row="652" table:table="0"/>
          <office:change-info>
            <dc:creator> </dc:creator>
            <dc:date>2018-11-28T15:32:10.108000000</dc:date>
          </office:change-info>
          <table:previous table:id="ct1472">
            <table:change-track-table-cell office:value-type="string">
              <text:p>graphTitle.</text:p>
            </table:change-track-table-cell>
          </table:previous>
        </table:cell-content-change>
        <table:cell-content-change table:id="ct1482" table:acceptance-state="accepted">
          <table:cell-address table:column="0" table:row="645" table:table="0"/>
          <office:change-info>
            <dc:creator> </dc:creator>
            <dc:date>2018-11-28T15:32:37.283000000</dc:date>
          </office:change-info>
          <table:previous table:id="ct1477">
            <table:change-track-table-cell office:value-type="string">
              <text:p>graphTitle.bySCSpSt</text:p>
            </table:change-track-table-cell>
          </table:previous>
        </table:cell-content-change>
        <table:cell-content-change table:id="ct1483" table:acceptance-state="accepted">
          <table:cell-address table:column="0" table:row="646" table:table="0"/>
          <office:change-info>
            <dc:creator> </dc:creator>
            <dc:date>2018-11-28T15:32:37.283000000</dc:date>
          </office:change-info>
          <table:previous table:id="ct1478">
            <table:change-track-table-cell office:value-type="string">
              <text:p>graphTitle.bySt</text:p>
            </table:change-track-table-cell>
          </table:previous>
        </table:cell-content-change>
        <table:cell-content-change table:id="ct1484" table:acceptance-state="accepted">
          <table:cell-address table:column="0" table:row="648" table:table="0"/>
          <office:change-info>
            <dc:creator> </dc:creator>
            <dc:date>2018-11-28T15:32:37.283000000</dc:date>
          </office:change-info>
          <table:previous table:id="ct1479">
            <table:change-track-table-cell office:value-type="string">
              <text:p>graphTitle.byStSC</text:p>
            </table:change-track-table-cell>
          </table:previous>
        </table:cell-content-change>
        <table:cell-content-change table:id="ct1485" table:acceptance-state="accepted">
          <table:cell-address table:column="0" table:row="650" table:table="0"/>
          <office:change-info>
            <dc:creator> </dc:creator>
            <dc:date>2018-11-28T15:32:37.283000000</dc:date>
          </office:change-info>
          <table:previous table:id="ct1480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86" table:acceptance-state="accepted">
          <table:cell-address table:column="2" table:row="644" table:table="0"/>
          <office:change-info>
            <dc:creator> </dc:creator>
            <dc:date>2018-11-28T15:33:14.724000000</dc:date>
          </office:change-info>
          <table:previous>
            <table:change-track-table-cell/>
          </table:previous>
        </table:cell-content-change>
        <table:cell-content-change table:id="ct1487" table:acceptance-state="accepted">
          <table:cell-address table:column="2" table:row="645" table:table="0"/>
          <office:change-info>
            <dc:creator> </dc:creator>
            <dc:date>2018-11-28T15:35:14.536000000</dc:date>
          </office:change-info>
          <table:previous>
            <table:change-track-table-cell/>
          </table:previous>
        </table:cell-content-change>
        <table:insertion table:id="ct1488" table:acceptance-state="accepted" table:type="row" table:position="647" table:table="0">
          <office:change-info>
            <dc:creator> </dc:creator>
            <dc:date>2018-11-28T15:35:37.844000000</dc:date>
          </office:change-info>
          <table:dependencies>
            <table:dependency table:id="ct3166"/>
            <table:dependency table:id="ct1542"/>
            <table:dependency table:id="ct1541"/>
            <table:dependency table:id="ct1540"/>
            <table:dependency table:id="ct1492"/>
            <table:dependency table:id="ct1489"/>
          </table:dependencies>
        </table:insertion>
        <table:cell-content-change table:id="ct1489" table:acceptance-state="accepted">
          <table:cell-address table:column="0" table:row="647" table:table="0"/>
          <office:change-info>
            <dc:creator> </dc:creator>
            <dc:date>2018-11-28T15:35:40.824000000</dc:date>
          </office:change-info>
          <table:previous>
            <table:change-track-table-cell/>
          </table:previous>
        </table:cell-content-change>
        <table:cell-content-change table:id="ct1490" table:acceptance-state="accepted">
          <table:cell-address table:column="0" table:row="646" table:table="0"/>
          <office:change-info>
            <dc:creator> </dc:creator>
            <dc:date>2018-11-28T15:35:50.014000000</dc:date>
          </office:change-info>
          <table:previous table:id="ct1483">
            <table:change-track-table-cell office:value-type="string">
              <text:p>graphTitle.sep.St</text:p>
            </table:change-track-table-cell>
          </table:previous>
        </table:cell-content-change>
        <table:cell-content-change table:id="ct1491" table:acceptance-state="accepted">
          <table:cell-address table:column="2" table:row="646" table:table="0"/>
          <office:change-info>
            <dc:creator> </dc:creator>
            <dc:date>2018-11-28T15:36:08.156000000</dc:date>
          </office:change-info>
          <table:previous>
            <table:change-track-table-cell/>
          </table:previous>
        </table:cell-content-change>
        <table:cell-content-change table:id="ct1492" table:acceptance-state="accepted">
          <table:cell-address table:column="2" table:row="647" table:table="0"/>
          <office:change-info>
            <dc:creator> </dc:creator>
            <dc:date>2018-11-28T15:36:34.957000000</dc:date>
          </office:change-info>
          <table:previous>
            <table:change-track-table-cell/>
          </table:previous>
        </table:cell-content-change>
        <table:insertion table:id="ct1493" table:acceptance-state="accepted" table:type="row" table:position="649" table:table="0">
          <office:change-info>
            <dc:creator> </dc:creator>
            <dc:date>2018-11-28T15:36:56.844000000</dc:date>
          </office:change-info>
          <table:dependencies>
            <table:dependency table:id="ct3168"/>
            <table:dependency table:id="ct1544"/>
            <table:dependency table:id="ct1500"/>
            <table:dependency table:id="ct1495"/>
          </table:dependencies>
        </table:insertion>
        <table:insertion table:id="ct1494" table:acceptance-state="accepted" table:type="row" table:position="651" table:table="0">
          <office:change-info>
            <dc:creator> </dc:creator>
            <dc:date>2018-11-28T15:37:02.507000000</dc:date>
          </office:change-info>
          <table:dependencies>
            <table:dependency table:id="ct3170"/>
            <table:dependency table:id="ct1546"/>
            <table:dependency table:id="ct1502"/>
            <table:dependency table:id="ct1496"/>
          </table:dependencies>
        </table:insertion>
        <table:cell-content-change table:id="ct1495" table:acceptance-state="accepted">
          <table:cell-address table:column="0" table:row="649" table:table="0"/>
          <office:change-info>
            <dc:creator> </dc:creator>
            <dc:date>2018-11-28T15:37:06.266000000</dc:date>
          </office:change-info>
          <table:previous>
            <table:change-track-table-cell/>
          </table:previous>
        </table:cell-content-change>
        <table:cell-content-change table:id="ct1496" table:acceptance-state="accepted">
          <table:cell-address table:column="0" table:row="651" table:table="0"/>
          <office:change-info>
            <dc:creator> </dc:creator>
            <dc:date>2018-11-28T15:37:09.012000000</dc:date>
          </office:change-info>
          <table:previous>
            <table:change-track-table-cell/>
          </table:previous>
        </table:cell-content-change>
        <table:cell-content-change table:id="ct1497" table:acceptance-state="accepted">
          <table:cell-address table:column="0" table:row="648" table:table="0"/>
          <office:change-info>
            <dc:creator> </dc:creator>
            <dc:date>2018-11-28T15:37:23.816000000</dc:date>
          </office:change-info>
          <table:previous table:id="ct1484">
            <table:change-track-table-cell office:value-type="string">
              <text:p>graphTitle.sep.StSC</text:p>
            </table:change-track-table-cell>
          </table:previous>
        </table:cell-content-change>
        <table:cell-content-change table:id="ct1498" table:acceptance-state="accepted">
          <table:cell-address table:column="0" table:row="650" table:table="0"/>
          <office:change-info>
            <dc:creator> </dc:creator>
            <dc:date>2018-11-28T15:37:28.106000000</dc:date>
          </office:change-info>
          <table:previous table:id="ct1485">
            <table:change-track-table-cell office:value-type="string">
              <text:p>graphTitle.sep.SCSt</text:p>
            </table:change-track-table-cell>
          </table:previous>
        </table:cell-content-change>
        <table:cell-content-change table:id="ct1499" table:acceptance-state="accepted">
          <table:cell-address table:column="2" table:row="648" table:table="0"/>
          <office:change-info>
            <dc:creator> </dc:creator>
            <dc:date>2018-11-28T15:37:38.636000000</dc:date>
          </office:change-info>
          <table:previous>
            <table:change-track-table-cell/>
          </table:previous>
        </table:cell-content-change>
        <table:cell-content-change table:id="ct1500" table:acceptance-state="accepted">
          <table:cell-address table:column="2" table:row="649" table:table="0"/>
          <office:change-info>
            <dc:creator> </dc:creator>
            <dc:date>2018-11-28T15:38:07.824000000</dc:date>
          </office:change-info>
          <table:previous>
            <table:change-track-table-cell/>
          </table:previous>
        </table:cell-content-change>
        <table:cell-content-change table:id="ct1501" table:acceptance-state="accepted">
          <table:cell-address table:column="2" table:row="650" table:table="0"/>
          <office:change-info>
            <dc:creator> </dc:creator>
            <dc:date>2018-11-28T15:38:33.893000000</dc:date>
          </office:change-info>
          <table:previous>
            <table:change-track-table-cell/>
          </table:previous>
        </table:cell-content-change>
        <table:cell-content-change table:id="ct1502" table:acceptance-state="accepted">
          <table:cell-address table:column="2" table:row="651" table:table="0"/>
          <office:change-info>
            <dc:creator> </dc:creator>
            <dc:date>2018-11-28T15:38:57.293000000</dc:date>
          </office:change-info>
          <table:previous>
            <table:change-track-table-cell/>
          </table:previous>
        </table:cell-content-change>
        <table:cell-content-change table:id="ct1503" table:acceptance-state="accepted">
          <table:cell-address table:column="2" table:row="652" table:table="0"/>
          <office:change-info>
            <dc:creator> </dc:creator>
            <dc:date>2018-11-28T15:39:32.502000000</dc:date>
          </office:change-info>
          <table:previous>
            <table:change-track-table-cell/>
          </table:previous>
        </table:cell-content-change>
        <table:cell-content-change table:id="ct1504" table:acceptance-state="accepted">
          <table:cell-address table:column="0" table:row="652" table:table="0"/>
          <office:change-info>
            <dc:creator> </dc:creator>
            <dc:date>2018-11-28T15:40:13.280000000</dc:date>
          </office:change-info>
          <table:previous table:id="ct1481">
            <table:change-track-table-cell office:value-type="string">
              <text:p>graphTitle.biodiv</text:p>
            </table:change-track-table-cell>
          </table:previous>
        </table:cell-content-change>
        <table:cell-content-change table:id="ct1505" table:acceptance-state="accepted">
          <table:cell-address table:column="0" table:row="653" table:table="0"/>
          <office:change-info>
            <dc:creator> </dc:creator>
            <dc:date>2018-11-28T15:40:27.383000000</dc:date>
          </office:change-info>
          <table:previous table:id="ct1473">
            <table:change-track-table-cell office:value-type="string">
              <text:p>graphTitle.</text:p>
            </table:change-track-table-cell>
          </table:previous>
        </table:cell-content-change>
        <table:cell-content-change table:id="ct1506" table:acceptance-state="accepted">
          <table:cell-address table:column="2" table:row="653" table:table="0"/>
          <office:change-info>
            <dc:creator> </dc:creator>
            <dc:date>2018-11-28T15:40:28.334000000</dc:date>
          </office:change-info>
          <table:previous>
            <table:change-track-table-cell/>
          </table:previous>
        </table:cell-content-change>
        <table:cell-content-change table:id="ct1507" table:acceptance-state="accepted">
          <table:cell-address table:column="0" table:row="655" table:table="0"/>
          <office:change-info>
            <dc:creator> </dc:creator>
            <dc:date>2018-11-28T15:42:09.548000000</dc:date>
          </office:change-info>
          <table:previous table:id="ct1474">
            <table:change-track-table-cell office:value-type="string">
              <text:p>graphTitle.</text:p>
            </table:change-track-table-cell>
          </table:previous>
        </table:cell-content-change>
        <table:cell-content-change table:id="ct1508" table:acceptance-state="accepted">
          <table:cell-address table:column="0" table:row="656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09" table:acceptance-state="accepted">
          <table:cell-address table:column="0" table:row="657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10" table:acceptance-state="accepted">
          <table:cell-address table:column="0" table:row="655" table:table="0"/>
          <office:change-info>
            <dc:creator> </dc:creator>
            <dc:date>2018-11-28T15:42:43.275000000</dc:date>
          </office:change-info>
          <table:previous table:id="ct1507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1" table:acceptance-state="accepted">
          <table:cell-address table:column="2" table:row="655" table:table="0"/>
          <office:change-info>
            <dc:creator> </dc:creator>
            <dc:date>2018-11-28T15:42:44.523000000</dc:date>
          </office:change-info>
          <table:previous>
            <table:change-track-table-cell/>
          </table:previous>
        </table:cell-content-change>
        <table:cell-content-change table:id="ct1512" table:acceptance-state="accepted">
          <table:cell-address table:column="3" table:row="655" table:table="0"/>
          <office:change-info>
            <dc:creator> </dc:creator>
            <dc:date>2018-11-28T15:42:58.766000000</dc:date>
          </office:change-info>
          <table:previous>
            <table:change-track-table-cell/>
          </table:previous>
        </table:cell-content-change>
        <table:cell-content-change table:id="ct1513" table:acceptance-state="accepted">
          <table:cell-address table:column="2" table:row="656" table:table="0"/>
          <office:change-info>
            <dc:creator> </dc:creator>
            <dc:date>2018-11-28T15:43:31.666000000</dc:date>
          </office:change-info>
          <table:previous>
            <table:change-track-table-cell/>
          </table:previous>
        </table:cell-content-change>
        <table:cell-content-change table:id="ct1514" table:acceptance-state="accepted">
          <table:cell-address table:column="0" table:row="656" table:table="0"/>
          <office:change-info>
            <dc:creator> </dc:creator>
            <dc:date>2018-11-28T15:43:47.082000000</dc:date>
          </office:change-info>
          <table:previous table:id="ct1508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5" table:acceptance-state="accepted">
          <table:cell-address table:column="2" table:row="657" table:table="0"/>
          <office:change-info>
            <dc:creator> </dc:creator>
            <dc:date>2018-11-28T15:44:21.293000000</dc:date>
          </office:change-info>
          <table:previous>
            <table:change-track-table-cell/>
          </table:previous>
        </table:cell-content-change>
        <table:cell-content-change table:id="ct1516" table:acceptance-state="accepted">
          <table:cell-address table:column="0" table:row="657" table:table="0"/>
          <office:change-info>
            <dc:creator> </dc:creator>
            <dc:date>2018-11-28T15:44:32.556000000</dc:date>
          </office:change-info>
          <table:previous table:id="ct1509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7" table:acceptance-state="accepted">
          <table:cell-address table:column="0" table:row="658" table:table="0"/>
          <office:change-info>
            <dc:creator> </dc:creator>
            <dc:date>2018-11-28T15:47:01.507000000</dc:date>
          </office:change-info>
          <table:previous>
            <table:change-track-table-cell/>
          </table:previous>
        </table:cell-content-change>
        <table:cell-content-change table:id="ct1518" table:acceptance-state="accepted">
          <table:cell-address table:column="0" table:row="658" table:table="0"/>
          <office:change-info>
            <dc:creator> </dc:creator>
            <dc:date>2018-11-28T15:47:21.249000000</dc:date>
          </office:change-info>
          <table:previous table:id="ct1517">
            <table:change-track-table-cell office:value-type="string">
              <text:p>WP2boxplot</text:p>
            </table:change-track-table-cell>
          </table:previous>
        </table:cell-content-change>
        <table:cell-content-change table:id="ct1519" table:acceptance-state="accepted">
          <table:cell-address table:column="0" table:row="658" table:table="0"/>
          <office:change-info>
            <dc:creator> </dc:creator>
            <dc:date>2018-11-28T15:47:27.054000000</dc:date>
          </office:change-info>
          <table:previous table:id="ct1518">
            <table:change-track-table-cell office:value-type="string">
              <text:p>WP2boxplot.W.n</text:p>
            </table:change-track-table-cell>
          </table:previous>
        </table:cell-content-change>
        <table:cell-content-change table:id="ct1520" table:acceptance-state="accepted">
          <table:cell-address table:column="0" table:row="659" table:table="0"/>
          <office:change-info>
            <dc:creator> </dc:creator>
            <dc:date>2018-11-28T15:47:28.973000000</dc:date>
          </office:change-info>
          <table:previous>
            <table:change-track-table-cell/>
          </table:previous>
        </table:cell-content-change>
        <table:cell-content-change table:id="ct1521" table:acceptance-state="accepted">
          <table:cell-address table:column="2" table:row="658" table:table="0"/>
          <office:change-info>
            <dc:creator> </dc:creator>
            <dc:date>2018-11-28T15:47:46.118000000</dc:date>
          </office:change-info>
          <table:previous>
            <table:change-track-table-cell/>
          </table:previous>
        </table:cell-content-change>
        <table:cell-content-change table:id="ct1522" table:acceptance-state="accepted">
          <table:cell-address table:column="2" table:row="659" table:table="0"/>
          <office:change-info>
            <dc:creator> </dc:creator>
            <dc:date>2018-11-28T15:48:16.180000000</dc:date>
          </office:change-info>
          <table:previous>
            <table:change-track-table-cell/>
          </table:previous>
        </table:cell-content-change>
        <table:cell-content-change table:id="ct1523" table:acceptance-state="accepted">
          <table:cell-address table:column="0" table:row="660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4" table:acceptance-state="accepted">
          <table:cell-address table:column="0" table:row="661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5" table:acceptance-state="accepted">
          <table:cell-address table:column="0" table:row="660" table:table="0"/>
          <office:change-info>
            <dc:creator> </dc:creator>
            <dc:date>2018-11-28T15:49:10.312000000</dc:date>
          </office:change-info>
          <table:previous table:id="ct1523">
            <table:change-track-table-cell office:value-type="string">
              <text:p>WP2boxplot.W.n.3</text:p>
            </table:change-track-table-cell>
          </table:previous>
        </table:cell-content-change>
        <table:cell-content-change table:id="ct1526" table:acceptance-state="accepted">
          <table:cell-address table:column="0" table:row="661" table:table="0"/>
          <office:change-info>
            <dc:creator> </dc:creator>
            <dc:date>2018-11-28T15:49:11.513000000</dc:date>
          </office:change-info>
          <table:previous table:id="ct1524">
            <table:change-track-table-cell office:value-type="string">
              <text:p>WP2boxplot.W.n.4</text:p>
            </table:change-track-table-cell>
          </table:previous>
        </table:cell-content-change>
        <table:cell-content-change table:id="ct1527" table:acceptance-state="accepted">
          <table:cell-address table:column="2" table:row="660" table:table="0"/>
          <office:change-info>
            <dc:creator> </dc:creator>
            <dc:date>2018-11-28T15:49:25.740000000</dc:date>
          </office:change-info>
          <table:previous>
            <table:change-track-table-cell/>
          </table:previous>
        </table:cell-content-change>
        <table:cell-content-change table:id="ct1528" table:acceptance-state="accepted">
          <table:cell-address table:column="3" table:row="639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29" table:acceptance-state="accepted">
          <table:cell-address table:column="3" table:row="640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30" table:acceptance-state="accepted">
          <table:cell-address table:column="3" table:row="639" table:table="0"/>
          <office:change-info>
            <dc:creator> </dc:creator>
            <dc:date>2018-11-28T15:51:58.389000000</dc:date>
          </office:change-info>
          <table:previous table:id="ct1528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1" table:acceptance-state="accepted">
          <table:cell-address table:column="3" table:row="640" table:table="0"/>
          <office:change-info>
            <dc:creator> </dc:creator>
            <dc:date>2018-11-28T15:52:02.476000000</dc:date>
          </office:change-info>
          <table:previous table:id="ct1529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2" table:acceptance-state="accepted">
          <table:cell-address table:column="3" table:row="641" table:table="0"/>
          <office:change-info>
            <dc:creator> </dc:creator>
            <dc:date>2018-11-28T15:52:06.782000000</dc:date>
          </office:change-info>
          <table:previous>
            <table:change-track-table-cell/>
          </table:previous>
        </table:cell-content-change>
        <table:cell-content-change table:id="ct1533" table:acceptance-state="accepted">
          <table:cell-address table:column="3" table:row="642" table:table="0"/>
          <office:change-info>
            <dc:creator> </dc:creator>
            <dc:date>2018-11-28T15:52:13.552000000</dc:date>
          </office:change-info>
          <table:previous>
            <table:change-track-table-cell/>
          </table:previous>
        </table:cell-content-change>
        <table:cell-content-change table:id="ct1534" table:acceptance-state="accepted">
          <table:cell-address table:column="3" table:row="642" table:table="0"/>
          <office:change-info>
            <dc:creator> </dc:creator>
            <dc:date>2018-11-28T15:52:24.566000000</dc:date>
          </office:change-info>
          <table:previous table:id="ct1533">
            <table:change-track-table-cell office:value-type="string">
              <text:p><text:s/>per size class, species and station</text:p>
            </table:change-track-table-cell>
          </table:previous>
        </table:cell-content-change>
        <table:cell-content-change table:id="ct1535" table:acceptance-state="accepted">
          <table:cell-address table:column="3" table:row="643" table:table="0"/>
          <office:change-info>
            <dc:creator> </dc:creator>
            <dc:date>2018-11-28T15:52:26.999000000</dc:date>
          </office:change-info>
          <table:previous>
            <table:change-track-table-cell/>
          </table:previous>
        </table:cell-content-change>
        <table:cell-content-change table:id="ct1536" table:acceptance-state="accepted">
          <table:cell-address table:column="3" table:row="644" table:table="0"/>
          <office:change-info>
            <dc:creator> </dc:creator>
            <dc:date>2018-11-28T15:52:33.193000000</dc:date>
          </office:change-info>
          <table:previous>
            <table:change-track-table-cell/>
          </table:previous>
        </table:cell-content-change>
        <table:cell-content-change table:id="ct1537" table:acceptance-state="accepted">
          <table:cell-address table:column="3" table:row="644" table:table="0"/>
          <office:change-info>
            <dc:creator> </dc:creator>
            <dc:date>2018-11-28T15:52:46.499000000</dc:date>
          </office:change-info>
          <table:previous table:id="ct1536">
            <table:change-track-table-cell office:value-type="string">
              <text:p>\npour le champ</text:p>
            </table:change-track-table-cell>
          </table:previous>
        </table:cell-content-change>
        <table:cell-content-change table:id="ct1538" table:acceptance-state="accepted">
          <table:cell-address table:column="3" table:row="645" table:table="0"/>
          <office:change-info>
            <dc:creator> </dc:creator>
            <dc:date>2018-11-28T15:52:51.819000000</dc:date>
          </office:change-info>
          <table:previous>
            <table:change-track-table-cell/>
          </table:previous>
        </table:cell-content-change>
        <table:cell-content-change table:id="ct1539" table:acceptance-state="accepted">
          <table:cell-address table:column="3" table:row="646" table:table="0"/>
          <office:change-info>
            <dc:creator> </dc:creator>
            <dc:date>2018-11-28T15:53:10.399000000</dc:date>
          </office:change-info>
          <table:previous>
            <table:change-track-table-cell/>
          </table:previous>
        </table:cell-content-change>
        <table:cell-content-change table:id="ct1540" table:acceptance-state="accepted">
          <table:cell-address table:column="3" table:row="647" table:table="0"/>
          <office:change-info>
            <dc:creator> </dc:creator>
            <dc:date>2018-11-28T15:53:21.443000000</dc:date>
          </office:change-info>
          <table:previous>
            <table:change-track-table-cell/>
          </table:previous>
        </table:cell-content-change>
        <table:cell-content-change table:id="ct1541" table:acceptance-state="accepted">
          <table:cell-address table:column="3" table:row="647" table:table="0"/>
          <office:change-info>
            <dc:creator> </dc:creator>
            <dc:date>2018-11-28T15:53:30.257000000</dc:date>
          </office:change-info>
          <table:previous table:id="ct1540">
            <table:change-track-table-cell office:value-type="string">
              <text:p>\nfor all species</text:p>
            </table:change-track-table-cell>
          </table:previous>
        </table:cell-content-change>
        <table:cell-content-change table:id="ct1542" table:acceptance-state="accepted">
          <table:cell-address table:column="3" table:row="647" table:table="0"/>
          <office:change-info>
            <dc:creator> </dc:creator>
            <dc:date>2018-11-28T15:53:37.452000000</dc:date>
          </office:change-info>
          <table:previous table:id="ct1541">
            <table:change-track-table-cell office:value-type="string">
              <text:p>\nfor all species matching </text:p>
            </table:change-track-table-cell>
          </table:previous>
        </table:cell-content-change>
        <table:cell-content-change table:id="ct1543" table:acceptance-state="accepted">
          <table:cell-address table:column="3" table:row="648" table:table="0"/>
          <office:change-info>
            <dc:creator> </dc:creator>
            <dc:date>2018-11-28T15:54:01.383000000</dc:date>
          </office:change-info>
          <table:previous>
            <table:change-track-table-cell/>
          </table:previous>
        </table:cell-content-change>
        <table:cell-content-change table:id="ct1544" table:acceptance-state="accepted">
          <table:cell-address table:column="3" table:row="649" table:table="0"/>
          <office:change-info>
            <dc:creator> </dc:creator>
            <dc:date>2018-11-28T15:54:35.984000000</dc:date>
          </office:change-info>
          <table:previous>
            <table:change-track-table-cell/>
          </table:previous>
        </table:cell-content-change>
        <table:cell-content-change table:id="ct1545" table:acceptance-state="accepted">
          <table:cell-address table:column="3" table:row="650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6" table:acceptance-state="accepted">
          <table:cell-address table:column="3" table:row="651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7" table:acceptance-state="accepted">
          <table:cell-address table:column="3" table:row="652" table:table="0"/>
          <office:change-info>
            <dc:creator> </dc:creator>
            <dc:date>2018-11-28T15:55:05.796000000</dc:date>
          </office:change-info>
          <table:previous>
            <table:change-track-table-cell/>
          </table:previous>
        </table:cell-content-change>
        <table:cell-content-change table:id="ct1548" table:acceptance-state="accepted">
          <table:cell-address table:column="3" table:row="653" table:table="0"/>
          <office:change-info>
            <dc:creator> </dc:creator>
            <dc:date>2018-11-28T15:55:13.190000000</dc:date>
          </office:change-info>
          <table:previous>
            <table:change-track-table-cell/>
          </table:previous>
        </table:cell-content-change>
        <table:cell-content-change table:id="ct1549" table:acceptance-state="accepted">
          <table:cell-address table:column="3" table:row="653" table:table="0"/>
          <office:change-info>
            <dc:creator> </dc:creator>
            <dc:date>2018-11-28T15:55:16.887000000</dc:date>
          </office:change-info>
          <table:previous table:id="ct1548">
            <table:change-track-table-cell office:value-type="string">
              <text:p>\n by</text:p>
            </table:change-track-table-cell>
          </table:previous>
        </table:cell-content-change>
        <table:cell-content-change table:id="ct1550" table:acceptance-state="accepted">
          <table:cell-address table:column="3" table:row="656" table:table="0"/>
          <office:change-info>
            <dc:creator> </dc:creator>
            <dc:date>2018-11-28T15:56:12.689000000</dc:date>
          </office:change-info>
          <table:previous>
            <table:change-track-table-cell/>
          </table:previous>
        </table:cell-content-change>
        <table:cell-content-change table:id="ct1551" table:acceptance-state="accepted">
          <table:cell-address table:column="3" table:row="657" table:table="0"/>
          <office:change-info>
            <dc:creator> </dc:creator>
            <dc:date>2018-11-28T15:56:24.248000000</dc:date>
          </office:change-info>
          <table:previous>
            <table:change-track-table-cell/>
          </table:previous>
        </table:cell-content-change>
        <table:cell-content-change table:id="ct1552" table:acceptance-state="accepted">
          <table:cell-address table:column="3" table:row="658" table:table="0"/>
          <office:change-info>
            <dc:creator> </dc:creator>
            <dc:date>2018-11-28T15:56:42.734000000</dc:date>
          </office:change-info>
          <table:previous>
            <table:change-track-table-cell/>
          </table:previous>
        </table:cell-content-change>
        <table:cell-content-change table:id="ct1553" table:acceptance-state="accepted">
          <table:cell-address table:column="3" table:row="659" table:table="0"/>
          <office:change-info>
            <dc:creator> </dc:creator>
            <dc:date>2018-11-28T15:57:14.044000000</dc:date>
          </office:change-info>
          <table:previous>
            <table:change-track-table-cell/>
          </table:previous>
        </table:cell-content-change>
        <table:cell-content-change table:id="ct1554" table:acceptance-state="accepted">
          <table:cell-address table:column="3" table:row="660" table:table="0"/>
          <office:change-info>
            <dc:creator> </dc:creator>
            <dc:date>2018-11-28T15:57:35.073000000</dc:date>
          </office:change-info>
          <table:previous>
            <table:change-track-table-cell/>
          </table:previous>
        </table:cell-content-change>
        <table:cell-content-change table:id="ct1555" table:acceptance-state="accepted">
          <table:cell-address table:column="3" table:row="660" table:table="0"/>
          <office:change-info>
            <dc:creator> </dc:creator>
            <dc:date>2018-11-28T15:57:43.731000000</dc:date>
          </office:change-info>
          <table:previous table:id="ct1554">
            <table:change-track-table-cell office:value-type="string">
              <text:p>Number of record by box</text:p>
            </table:change-track-table-cell>
          </table:previous>
        </table:cell-content-change>
        <table:insertion table:id="ct1556" table:acceptance-state="accepted" table:type="row" table:position="654" table:table="0">
          <office:change-info>
            <dc:creator> </dc:creator>
            <dc:date>2018-11-28T16:46:56.067000000</dc:date>
          </office:change-info>
          <table:dependencies>
            <table:dependency table:id="ct3173"/>
            <table:dependency table:id="ct1560"/>
            <table:dependency table:id="ct1559"/>
            <table:dependency table:id="ct1558"/>
            <table:dependency table:id="ct1557"/>
          </table:dependencies>
        </table:insertion>
        <table:cell-content-change table:id="ct1557" table:acceptance-state="accepted">
          <table:cell-address table:column="2" table:row="654" table:table="0"/>
          <office:change-info>
            <dc:creator> </dc:creator>
            <dc:date>2018-11-28T16:46:58.703000000</dc:date>
          </office:change-info>
          <table:previous>
            <table:change-track-table-cell/>
          </table:previous>
        </table:cell-content-change>
        <table:cell-content-change table:id="ct1558" table:acceptance-state="accepted">
          <table:cell-address table:column="0" table:row="654" table:table="0"/>
          <office:change-info>
            <dc:creator> </dc:creator>
            <dc:date>2018-11-28T16:47:01.854000000</dc:date>
          </office:change-info>
          <table:previous>
            <table:change-track-table-cell/>
          </table:previous>
        </table:cell-content-change>
        <table:cell-content-change table:id="ct1559" table:acceptance-state="accepted">
          <table:cell-address table:column="0" table:row="654" table:table="0"/>
          <office:change-info>
            <dc:creator> </dc:creator>
            <dc:date>2018-11-28T16:47:07.065000000</dc:date>
          </office:change-info>
          <table:previous table:id="ct1558">
            <table:change-track-table-cell office:value-type="string">
              <text:p>graphTitle.by</text:p>
            </table:change-track-table-cell>
          </table:previous>
        </table:cell-content-change>
        <table:cell-content-change table:id="ct1560" table:acceptance-state="accepted">
          <table:cell-address table:column="3" table:row="654" table:table="0"/>
          <office:change-info>
            <dc:creator> </dc:creator>
            <dc:date>2018-11-28T16:47:12.447000000</dc:date>
          </office:change-info>
          <table:previous>
            <table:change-track-table-cell/>
          </table:previous>
        </table:cell-content-change>
        <table:cell-content-change table:id="ct1561" table:acceptance-state="accepted">
          <table:cell-address table:column="3" table:row="637" table:table="0"/>
          <office:change-info>
            <dc:creator> </dc:creator>
            <dc:date>2018-11-28T16:52:28.988000000</dc:date>
          </office:change-info>
          <table:previous>
            <table:change-track-table-cell/>
          </table:previous>
        </table:cell-content-change>
        <table:cell-content-change table:id="ct1562" table:acceptance-state="accepted">
          <table:cell-address table:column="3" table:row="636" table:table="0"/>
          <office:change-info>
            <dc:creator> </dc:creator>
            <dc:date>2018-11-28T16:52:30.860000000</dc:date>
          </office:change-info>
          <table:previous>
            <table:change-track-table-cell/>
          </table:previous>
        </table:cell-content-change>
        <table:cell-content-change table:id="ct1563" table:acceptance-state="accepted">
          <table:cell-address table:column="3" table:row="635" table:table="0"/>
          <office:change-info>
            <dc:creator> </dc:creator>
            <dc:date>2018-11-28T16:52:32.061000000</dc:date>
          </office:change-info>
          <table:previous>
            <table:change-track-table-cell/>
          </table:previous>
        </table:cell-content-change>
        <table:cell-content-change table:id="ct1564" table:acceptance-state="accepted">
          <table:cell-address table:column="3" table:row="637" table:table="0"/>
          <office:change-info>
            <dc:creator> </dc:creator>
            <dc:date>2018-11-28T16:52:53.480000000</dc:date>
          </office:change-info>
          <table:previous table:id="ct1561">
            <table:change-track-table-cell office:value-type="string">
              <text:p>""</text:p>
            </table:change-track-table-cell>
          </table:previous>
        </table:cell-content-change>
        <table:cell-content-change table:id="ct1565" table:acceptance-state="accepted">
          <table:cell-address table:column="3" table:row="636" table:table="0"/>
          <office:change-info>
            <dc:creator> </dc:creator>
            <dc:date>2018-11-28T16:52:57.895000000</dc:date>
          </office:change-info>
          <table:previous table:id="ct1562">
            <table:change-track-table-cell office:value-type="string">
              <text:p>""</text:p>
            </table:change-track-table-cell>
          </table:previous>
        </table:cell-content-change>
        <table:cell-content-change table:id="ct1566" table:acceptance-state="accepted">
          <table:cell-address table:column="3" table:row="635" table:table="0"/>
          <office:change-info>
            <dc:creator> </dc:creator>
            <dc:date>2018-11-28T16:53:01.249000000</dc:date>
          </office:change-info>
          <table:previous table:id="ct1563">
            <table:change-track-table-cell office:value-type="string">
              <text:p>""</text:p>
            </table:change-track-table-cell>
          </table:previous>
        </table:cell-content-change>
        <table:cell-content-change table:id="ct1567" table:acceptance-state="accepted">
          <table:cell-address table:column="2" table:row="661" table:table="0"/>
          <office:change-info>
            <dc:creator> </dc:creator>
            <dc:date>2018-12-03T09:51:18.318000000</dc:date>
          </office:change-info>
          <table:previous>
            <table:change-track-table-cell/>
          </table:previous>
        </table:cell-content-change>
        <table:cell-content-change table:id="ct1568" table:acceptance-state="accepted">
          <table:cell-address table:column="0" table:row="661" table:table="0"/>
          <office:change-info>
            <dc:creator> </dc:creator>
            <dc:date>2018-12-03T09:53:52.356000000</dc:date>
          </office:change-info>
          <table:previous table:id="ct1526">
            <table:change-track-table-cell/>
          </table:previous>
        </table:cell-content-change>
        <table:cell-content-change table:id="ct1569" table:acceptance-state="accepted">
          <table:cell-address table:column="0" table:row="661" table:table="0"/>
          <office:change-info>
            <dc:creator> </dc:creator>
            <dc:date>2018-12-03T09:54:05.631000000</dc:date>
          </office:change-info>
          <table:previous table:id="ct1568">
            <table:change-track-table-cell office:value-type="string">
              <text:p>WP2boxplot.W.n.2</text:p>
            </table:change-track-table-cell>
          </table:previous>
        </table:cell-content-change>
        <table:cell-content-change table:id="ct1570" table:acceptance-state="accepted">
          <table:cell-address table:column="3" table:row="661" table:table="0"/>
          <office:change-info>
            <dc:creator> </dc:creator>
            <dc:date>2018-12-03T09:55:04.755000000</dc:date>
          </office:change-info>
          <table:previous>
            <table:change-track-table-cell/>
          </table:previous>
        </table:cell-content-change>
        <table:cell-content-change table:id="ct1571" table:acceptance-state="accepted">
          <table:cell-address table:column="0" table:row="662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2" table:acceptance-state="accepted">
          <table:cell-address table:column="2" table:row="662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3" table:acceptance-state="accepted">
          <table:cell-address table:column="3" table:row="662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4" table:acceptance-state="accepted">
          <table:cell-address table:column="0" table:row="662" table:table="0"/>
          <office:change-info>
            <dc:creator> </dc:creator>
            <dc:date>2018-12-03T10:02:25.614000000</dc:date>
          </office:change-info>
          <table:previous table:id="ct1571">
            <table:change-track-table-cell office:value-type="string">
              <text:p>graphTitle.bySpSt</text:p>
            </table:change-track-table-cell>
          </table:previous>
        </table:cell-content-change>
        <table:cell-content-change table:id="ct1575" table:acceptance-state="accepted">
          <table:cell-address table:column="2" table:row="662" table:table="0"/>
          <office:change-info>
            <dc:creator> </dc:creator>
            <dc:date>2018-12-03T11:49:27.982000000</dc:date>
          </office:change-info>
          <table:previous table:id="ct1572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576" table:acceptance-state="accepted">
          <table:cell-address table:column="0" table:row="662" table:table="0"/>
          <office:change-info>
            <dc:creator> </dc:creator>
            <dc:date>2018-12-03T11:49:53.769000000</dc:date>
          </office:change-info>
          <table:previous table:id="ct1574">
            <table:change-track-table-cell office:value-type="string">
              <text:p>graphTitle.maps.bySpSt</text:p>
            </table:change-track-table-cell>
          </table:previous>
        </table:cell-content-change>
        <table:cell-content-change table:id="ct1577" table:acceptance-state="accepted">
          <table:cell-address table:column="3" table:row="662" table:table="0"/>
          <office:change-info>
            <dc:creator> </dc:creator>
            <dc:date>2018-12-03T11:49:54.861000000</dc:date>
          </office:change-info>
          <table:previous table:id="ct1573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78" table:acceptance-state="accepted">
          <table:cell-address table:column="3" table:row="662" table:table="0"/>
          <office:change-info>
            <dc:creator> </dc:creator>
            <dc:date>2018-12-03T11:50:11.412000000</dc:date>
          </office:change-info>
          <table:previous table:id="ct1577">
            <table:change-track-table-cell office:value-type="string">
              <text:p><text:s/>par espèce et zone</text:p>
            </table:change-track-table-cell>
          </table:previous>
        </table:cell-content-change>
        <table:cell-content-change table:id="ct1579" table:acceptance-state="accepted">
          <table:cell-address table:column="0" table:row="663" table:table="0"/>
          <office:change-info>
            <dc:creator> </dc:creator>
            <dc:date>2018-12-03T11:50:45.405000000</dc:date>
          </office:change-info>
          <table:previous>
            <table:change-track-table-cell/>
          </table:previous>
        </table:cell-content-change>
        <table:cell-content-change table:id="ct1580" table:acceptance-state="accepted">
          <table:cell-address table:column="0" table:row="663" table:table="0"/>
          <office:change-info>
            <dc:creator> </dc:creator>
            <dc:date>2018-12-03T11:50:51.005000000</dc:date>
          </office:change-info>
          <table:previous table:id="ct1579">
            <table:change-track-table-cell office:value-type="string">
              <text:p>graphTitle.maps.SpZone</text:p>
            </table:change-track-table-cell>
          </table:previous>
        </table:cell-content-change>
        <table:cell-content-change table:id="ct1581" table:acceptance-state="accepted">
          <table:cell-address table:column="0" table:row="664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2" table:acceptance-state="accepted">
          <table:cell-address table:column="0" table:row="665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3" table:acceptance-state="accepted">
          <table:cell-address table:column="0" table:row="666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4" table:acceptance-state="accepted">
          <table:cell-address table:column="2" table:row="663" table:table="0"/>
          <office:change-info>
            <dc:creator> </dc:creator>
            <dc:date>2018-12-03T12:00:40.932000000</dc:date>
          </office:change-info>
          <table:previous>
            <table:change-track-table-cell/>
          </table:previous>
        </table:cell-content-change>
        <table:cell-content-change table:id="ct1585" table:acceptance-state="accepted">
          <table:cell-address table:column="0" table:row="663" table:table="0"/>
          <office:change-info>
            <dc:creator> </dc:creator>
            <dc:date>2018-12-03T12:01:01.352000000</dc:date>
          </office:change-info>
          <table:previous table:id="ct1580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6" table:acceptance-state="accepted">
          <table:cell-address table:column="2" table:row="664" table:table="0"/>
          <office:change-info>
            <dc:creator> </dc:creator>
            <dc:date>2018-12-03T12:05:58.935000000</dc:date>
          </office:change-info>
          <table:previous>
            <table:change-track-table-cell/>
          </table:previous>
        </table:cell-content-change>
        <table:cell-content-change table:id="ct1587" table:acceptance-state="accepted">
          <table:cell-address table:column="0" table:row="664" table:table="0"/>
          <office:change-info>
            <dc:creator> </dc:creator>
            <dc:date>2018-12-03T12:06:12.399000000</dc:date>
          </office:change-info>
          <table:previous table:id="ct1581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8" table:acceptance-state="accepted">
          <table:cell-address table:column="0" table:row="665" table:table="0"/>
          <office:change-info>
            <dc:creator> </dc:creator>
            <dc:date>2018-12-03T12:07:40.200000000</dc:date>
          </office:change-info>
          <table:previous table:id="ct1582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9" table:acceptance-state="accepted">
          <table:cell-address table:column="2" table:row="665" table:table="0"/>
          <office:change-info>
            <dc:creator> </dc:creator>
            <dc:date>2018-12-03T12:07:41.027000000</dc:date>
          </office:change-info>
          <table:previous>
            <table:change-track-table-cell/>
          </table:previous>
        </table:cell-content-change>
        <table:cell-content-change table:id="ct1590" table:acceptance-state="accepted">
          <table:cell-address table:column="0" table:row="665" table:table="0"/>
          <office:change-info>
            <dc:creator> </dc:creator>
            <dc:date>2018-12-03T12:08:02.009000000</dc:date>
          </office:change-info>
          <table:previous table:id="ct1588">
            <table:change-track-table-cell office:value-type="string">
              <text:p>graphTitle.maps.sep.</text:p>
            </table:change-track-table-cell>
          </table:previous>
        </table:cell-content-change>
        <table:cell-content-change table:id="ct1591" table:acceptance-state="accepted">
          <table:cell-address table:column="2" table:row="666" table:table="0"/>
          <office:change-info>
            <dc:creator> </dc:creator>
            <dc:date>2018-12-03T12:08:36.844000000</dc:date>
          </office:change-info>
          <table:previous>
            <table:change-track-table-cell/>
          </table:previous>
        </table:cell-content-change>
        <table:cell-content-change table:id="ct1592" table:acceptance-state="accepted">
          <table:cell-address table:column="0" table:row="666" table:table="0"/>
          <office:change-info>
            <dc:creator> </dc:creator>
            <dc:date>2018-12-03T12:08:49.371000000</dc:date>
          </office:change-info>
          <table:previous table:id="ct1583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3" table:acceptance-state="accepted">
          <table:cell-address table:column="0" table:row="667" table:table="0"/>
          <office:change-info>
            <dc:creator> </dc:creator>
            <dc:date>2018-12-03T12:36:04.731000000</dc:date>
          </office:change-info>
          <table:previous>
            <table:change-track-table-cell/>
          </table:previous>
        </table:cell-content-change>
        <table:cell-content-change table:id="ct1594" table:acceptance-state="accepted">
          <table:cell-address table:column="0" table:row="667" table:table="0"/>
          <office:change-info>
            <dc:creator> </dc:creator>
            <dc:date>2018-12-03T12:38:59.439000000</dc:date>
          </office:change-info>
          <table:previous table:id="ct1593">
            <table:change-track-table-cell office:value-type="string">
              <text:p>graphTitle.maps.per.Zone</text:p>
            </table:change-track-table-cell>
          </table:previous>
        </table:cell-content-change>
        <table:cell-content-change table:id="ct1595" table:acceptance-state="accepted">
          <table:cell-address table:column="2" table:row="667" table:table="0"/>
          <office:change-info>
            <dc:creator> </dc:creator>
            <dc:date>2018-12-03T12:39:00.765000000</dc:date>
          </office:change-info>
          <table:previous>
            <table:change-track-table-cell/>
          </table:previous>
        </table:cell-content-change>
        <table:cell-content-change table:id="ct1596" table:acceptance-state="accepted">
          <table:cell-address table:column="0" table:row="667" table:table="0"/>
          <office:change-info>
            <dc:creator> </dc:creator>
            <dc:date>2018-12-03T12:39:41.641000000</dc:date>
          </office:change-info>
          <table:previous table:id="ct1594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7" table:acceptance-state="accepted">
          <table:cell-address table:column="0" table:row="668" table:table="0"/>
          <office:change-info>
            <dc:creator> </dc:creator>
            <dc:date>2018-12-03T12:39:47.069000000</dc:date>
          </office:change-info>
          <table:previous>
            <table:change-track-table-cell/>
          </table:previous>
        </table:cell-content-change>
        <table:cell-content-change table:id="ct1598" table:acceptance-state="accepted">
          <table:cell-address table:column="0" table:row="668" table:table="0"/>
          <office:change-info>
            <dc:creator> </dc:creator>
            <dc:date>2018-12-03T12:40:00.486000000</dc:date>
          </office:change-info>
          <table:previous table:id="ct1597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599" table:acceptance-state="accepted">
          <table:cell-address table:column="0" table:row="669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0" table:acceptance-state="accepted">
          <table:cell-address table:column="0" table:row="670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1" table:acceptance-state="accepted">
          <table:cell-address table:column="0" table:row="671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2" table:acceptance-state="accepted">
          <table:cell-address table:column="0" table:row="672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3" table:acceptance-state="accepted">
          <table:cell-address table:column="0" table:row="668" table:table="0"/>
          <office:change-info>
            <dc:creator> </dc:creator>
            <dc:date>2018-12-03T12:40:26.429000000</dc:date>
          </office:change-info>
          <table:previous table:id="ct1598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4" table:acceptance-state="accepted">
          <table:cell-address table:column="2" table:row="668" table:table="0"/>
          <office:change-info>
            <dc:creator> </dc:creator>
            <dc:date>2018-12-03T12:40:27.786000000</dc:date>
          </office:change-info>
          <table:previous>
            <table:change-track-table-cell/>
          </table:previous>
        </table:cell-content-change>
        <table:cell-content-change table:id="ct1605" table:acceptance-state="accepted">
          <table:cell-address table:column="0" table:row="667" table:table="0"/>
          <office:change-info>
            <dc:creator> </dc:creator>
            <dc:date>2018-12-03T12:41:07.114000000</dc:date>
          </office:change-info>
          <table:previous table:id="ct1596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606" table:acceptance-state="accepted">
          <table:cell-address table:column="0" table:row="668" table:table="0"/>
          <office:change-info>
            <dc:creator> </dc:creator>
            <dc:date>2018-12-03T12:41:12.434000000</dc:date>
          </office:change-info>
          <table:previous table:id="ct1603">
            <table:change-track-table-cell office:value-type="string">
              <text:p>graphTitle.maps.agg.allSp</text:p>
            </table:change-track-table-cell>
          </table:previous>
        </table:cell-content-change>
        <table:cell-content-change table:id="ct1607" table:acceptance-state="accepted">
          <table:cell-address table:column="0" table:row="669" table:table="0"/>
          <office:change-info>
            <dc:creator> </dc:creator>
            <dc:date>2018-12-03T12:41:20.250000000</dc:date>
          </office:change-info>
          <table:previous table:id="ct1599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8" table:acceptance-state="accepted">
          <table:cell-address table:column="0" table:row="670" table:table="0"/>
          <office:change-info>
            <dc:creator> </dc:creator>
            <dc:date>2018-12-03T12:41:23.869000000</dc:date>
          </office:change-info>
          <table:previous table:id="ct1600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9" table:acceptance-state="accepted">
          <table:cell-address table:column="0" table:row="671" table:table="0"/>
          <office:change-info>
            <dc:creator> </dc:creator>
            <dc:date>2018-12-03T12:41:23.869000000</dc:date>
          </office:change-info>
          <table:previous table:id="ct1601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0" table:acceptance-state="accepted">
          <table:cell-address table:column="0" table:row="672" table:table="0"/>
          <office:change-info>
            <dc:creator> </dc:creator>
            <dc:date>2018-12-03T12:41:23.869000000</dc:date>
          </office:change-info>
          <table:previous table:id="ct1602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1" table:acceptance-state="accepted">
          <table:cell-address table:column="0" table:row="669" table:table="0"/>
          <office:change-info>
            <dc:creator> </dc:creator>
            <dc:date>2018-12-03T12:41:44.570000000</dc:date>
          </office:change-info>
          <table:previous table:id="ct1607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2" table:acceptance-state="accepted">
          <table:cell-address table:column="2" table:row="669" table:table="0"/>
          <office:change-info>
            <dc:creator> </dc:creator>
            <dc:date>2018-12-03T12:42:03.462000000</dc:date>
          </office:change-info>
          <table:previous>
            <table:change-track-table-cell/>
          </table:previous>
        </table:cell-content-change>
        <table:cell-content-change table:id="ct1613" table:acceptance-state="accepted">
          <table:cell-address table:column="2" table:row="670" table:table="0"/>
          <office:change-info>
            <dc:creator> </dc:creator>
            <dc:date>2018-12-03T12:42:59.237000000</dc:date>
          </office:change-info>
          <table:previous>
            <table:change-track-table-cell/>
          </table:previous>
        </table:cell-content-change>
        <table:cell-content-change table:id="ct1614" table:acceptance-state="accepted">
          <table:cell-address table:column="0" table:row="670" table:table="0"/>
          <office:change-info>
            <dc:creator> </dc:creator>
            <dc:date>2018-12-03T12:43:10.516000000</dc:date>
          </office:change-info>
          <table:previous table:id="ct1608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5" table:acceptance-state="accepted">
          <table:cell-address table:column="0" table:row="671" table:table="0"/>
          <office:change-info>
            <dc:creator> </dc:creator>
            <dc:date>2018-12-03T12:43:17.224000000</dc:date>
          </office:change-info>
          <table:previous table:id="ct1609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6" table:acceptance-state="accepted">
          <table:cell-address table:column="2" table:row="671" table:table="0"/>
          <office:change-info>
            <dc:creator> </dc:creator>
            <dc:date>2018-12-03T12:43:45.493000000</dc:date>
          </office:change-info>
          <table:previous>
            <table:change-track-table-cell/>
          </table:previous>
        </table:cell-content-change>
        <table:cell-content-change table:id="ct1617" table:acceptance-state="accepted">
          <table:cell-address table:column="2" table:row="672" table:table="0"/>
          <office:change-info>
            <dc:creator> </dc:creator>
            <dc:date>2018-12-03T12:44:24.041000000</dc:date>
          </office:change-info>
          <table:previous>
            <table:change-track-table-cell/>
          </table:previous>
        </table:cell-content-change>
        <table:cell-content-change table:id="ct1618" table:acceptance-state="accepted">
          <table:cell-address table:column="0" table:row="672" table:table="0"/>
          <office:change-info>
            <dc:creator> </dc:creator>
            <dc:date>2018-12-03T12:44:42.137000000</dc:date>
          </office:change-info>
          <table:previous table:id="ct1610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9" table:acceptance-state="accepted">
          <table:cell-address table:column="3" table:row="663" table:table="0"/>
          <office:change-info>
            <dc:creator> </dc:creator>
            <dc:date>2018-12-03T12:45:25.708000000</dc:date>
          </office:change-info>
          <table:previous>
            <table:change-track-table-cell/>
          </table:previous>
        </table:cell-content-change>
        <table:cell-content-change table:id="ct1620" table:acceptance-state="accepted">
          <table:cell-address table:column="3" table:row="663" table:table="0"/>
          <office:change-info>
            <dc:creator> </dc:creator>
            <dc:date>2018-12-03T12:45:34.476000000</dc:date>
          </office:change-info>
          <table:previous table:id="ct1619">
            <table:change-track-table-cell office:value-type="string">
              <text:p><text:s/>per size class and station</text:p>
            </table:change-track-table-cell>
          </table:previous>
        </table:cell-content-change>
        <table:cell-content-change table:id="ct1621" table:acceptance-state="accepted">
          <table:cell-address table:column="3" table:row="665" table:table="0"/>
          <office:change-info>
            <dc:creator> </dc:creator>
            <dc:date>2018-12-03T12:46:24.272000000</dc:date>
          </office:change-info>
          <table:previous>
            <table:change-track-table-cell/>
          </table:previous>
        </table:cell-content-change>
        <table:cell-content-change table:id="ct1622" table:acceptance-state="accepted">
          <table:cell-address table:column="3" table:row="666" table:table="0"/>
          <office:change-info>
            <dc:creator> </dc:creator>
            <dc:date>2018-12-03T12:46:40.231000000</dc:date>
          </office:change-info>
          <table:previous>
            <table:change-track-table-cell/>
          </table:previous>
        </table:cell-content-change>
        <table:cell-content-change table:id="ct1623" table:acceptance-state="accepted">
          <table:cell-address table:column="3" table:row="666" table:table="0"/>
          <office:change-info>
            <dc:creator> </dc:creator>
            <dc:date>2018-12-03T12:46:51.401000000</dc:date>
          </office:change-info>
          <table:previous>
            <table:change-track-table-cell/>
          </table:previous>
        </table:cell-content-change>
        <table:cell-content-change table:id="ct1624" table:acceptance-state="accepted">
          <table:cell-address table:column="3" table:row="667" table:table="0"/>
          <office:change-info>
            <dc:creator> </dc:creator>
            <dc:date>2018-12-03T12:47:02.244000000</dc:date>
          </office:change-info>
          <table:previous>
            <table:change-track-table-cell/>
          </table:previous>
        </table:cell-content-change>
        <table:cell-content-change table:id="ct1625" table:acceptance-state="accepted">
          <table:cell-address table:column="3" table:row="668" table:table="0"/>
          <office:change-info>
            <dc:creator> </dc:creator>
            <dc:date>2018-12-03T12:47:15.176000000</dc:date>
          </office:change-info>
          <table:previous>
            <table:change-track-table-cell/>
          </table:previous>
        </table:cell-content-change>
        <table:cell-content-change table:id="ct1626" table:acceptance-state="accepted">
          <table:cell-address table:column="3" table:row="670" table:table="0"/>
          <office:change-info>
            <dc:creator> </dc:creator>
            <dc:date>2018-12-03T12:47:38.654000000</dc:date>
          </office:change-info>
          <table:previous>
            <table:change-track-table-cell/>
          </table:previous>
        </table:cell-content-change>
        <table:cell-content-change table:id="ct1627" table:acceptance-state="accepted">
          <table:cell-address table:column="3" table:row="670" table:table="0"/>
          <office:change-info>
            <dc:creator> </dc:creator>
            <dc:date>2018-12-03T12:47:55.752000000</dc:date>
          </office:change-info>
          <table:previous>
            <table:change-track-table-cell/>
          </table:previous>
        </table:cell-content-change>
        <table:movement table:id="ct1628" table:acceptance-state="accepted">
          <table:source-range-address table:start-column="3" table:start-row="669" table:start-table="0" table:end-column="3" table:end-row="670" table:end-table="0"/>
          <table:target-range-address table:start-column="3" table:start-row="670" table:start-table="0" table:end-column="3" table:end-row="671" table:end-table="0"/>
          <office:change-info>
            <dc:creator> </dc:creator>
            <dc:date>2018-12-03T12:48:18.950000000</dc:date>
          </office:change-info>
          <table:deletions>
            <table:cell-content-deletion table:id="ct1627">
              <table:change-track-table-cell office:value-type="string">
                <text:p>\for size classes matching</text:p>
              </table:change-track-table-cell>
            </table:cell-content-deletion>
          </table:deletions>
        </table:movement>
        <table:movement table:id="ct1629" table:acceptance-state="accepted">
          <table:source-range-address table:start-column="3" table:start-row="665" table:start-table="0" table:end-column="3" table:end-row="668" table:end-table="0"/>
          <table:target-range-address table:start-column="3" table:start-row="666" table:start-table="0" table:end-column="3" table:end-row="669" table:end-table="0"/>
          <office:change-info>
            <dc:creator> </dc:creator>
            <dc:date>2018-12-03T12:48:33.552000000</dc:date>
          </office:change-info>
          <table:deletions>
            <table:cell-content-deletion table:id="ct1625">
              <table:change-track-table-cell office:value-type="string">
                <text:p>\nfor all species matching</text:p>
              </table:change-track-table-cell>
            </table:cell-content-deletion>
            <table:cell-content-deletion table:id="ct1624">
              <table:change-track-table-cell office:value-type="string">
                <text:p>\nfor all species</text:p>
              </table:change-track-table-cell>
            </table:cell-content-deletion>
            <table:cell-content-deletion table:id="ct1623">
              <table:change-track-table-cell office:value-type="string">
                <text:p>\nfor the field</text:p>
              </table:change-track-table-cell>
            </table:cell-content-deletion>
          </table:deletions>
        </table:movement>
        <table:movement table:id="ct1630" table:acceptance-state="accepted">
          <table:source-range-address table:column="3" table:row="664" table:table="0"/>
          <table:target-range-address table:column="3" table:row="665" table:table="0"/>
          <office:change-info>
            <dc:creator> </dc:creator>
            <dc:date>2018-12-03T12:48:54.315000000</dc:date>
          </office:change-info>
          <table:dependencies>
            <table:dependency table:id="ct1631"/>
          </table:dependencies>
        </table:movement>
        <table:cell-content-change table:id="ct1631" table:acceptance-state="accepted">
          <table:cell-address table:column="3" table:row="664" table:table="0"/>
          <office:change-info>
            <dc:creator> </dc:creator>
            <dc:date>2018-12-03T12:49:06.640000000</dc:date>
          </office:change-info>
          <table:previous>
            <table:change-track-table-cell/>
          </table:previous>
        </table:cell-content-change>
        <table:cell-content-change table:id="ct1632" table:acceptance-state="accepted">
          <table:cell-address table:column="3" table:row="663" table:table="0"/>
          <office:change-info>
            <dc:creator> </dc:creator>
            <dc:date>2018-12-03T12:49:19.213000000</dc:date>
          </office:change-info>
          <table:previous table:id="ct1620">
            <table:change-track-table-cell office:value-type="string">
              <text:p><text:s/>per size class and zone</text:p>
            </table:change-track-table-cell>
          </table:previous>
        </table:cell-content-change>
        <table:cell-content-change table:id="ct1633" table:acceptance-state="accepted">
          <table:cell-address table:column="3" table:row="672" table:table="0"/>
          <office:change-info>
            <dc:creator> </dc:creator>
            <dc:date>2018-12-03T12:49:46.405000000</dc:date>
          </office:change-info>
          <table:previous>
            <table:change-track-table-cell/>
          </table:previous>
        </table:cell-content-change>
        <table:cell-content-change table:id="ct1634" table:acceptance-state="accepted">
          <table:cell-address table:column="2" table:row="673" table:table="0"/>
          <office:change-info>
            <dc:creator> </dc:creator>
            <dc:date>2018-12-03T12:55:57.449000000</dc:date>
          </office:change-info>
          <table:previous>
            <table:change-track-table-cell/>
          </table:previous>
        </table:cell-content-change>
        <table:cell-content-change table:id="ct1635" table:acceptance-state="accepted">
          <table:cell-address table:column="0" table:row="673" table:table="0"/>
          <office:change-info>
            <dc:creator> </dc:creator>
            <dc:date>2018-12-03T12:57:52.824000000</dc:date>
          </office:change-info>
          <table:previous>
            <table:change-track-table-cell/>
          </table:previous>
        </table:cell-content-change>
        <table:cell-content-change table:id="ct1636" table:acceptance-state="accepted">
          <table:cell-address table:column="0" table:row="674" table:table="0"/>
          <office:change-info>
            <dc:creator> </dc:creator>
            <dc:date>2018-12-03T13:04:05.889000000</dc:date>
          </office:change-info>
          <table:previous>
            <table:change-track-table-cell/>
          </table:previous>
        </table:cell-content-change>
        <table:cell-content-change table:id="ct1637" table:acceptance-state="accepted">
          <table:cell-address table:column="2" table:row="674" table:table="0"/>
          <office:change-info>
            <dc:creator> </dc:creator>
            <dc:date>2018-12-03T13:04:06.747000000</dc:date>
          </office:change-info>
          <table:previous>
            <table:change-track-table-cell/>
          </table:previous>
        </table:cell-content-change>
        <table:cell-content-change table:id="ct1638" table:acceptance-state="accepted">
          <table:cell-address table:column="0" table:row="675" table:table="0"/>
          <office:change-info>
            <dc:creator> </dc:creator>
            <dc:date>2018-12-03T13:09:39.545000000</dc:date>
          </office:change-info>
          <table:previous>
            <table:change-track-table-cell/>
          </table:previous>
        </table:cell-content-change>
        <table:cell-content-change table:id="ct1639" table:acceptance-state="accepted">
          <table:cell-address table:column="0" table:row="675" table:table="0"/>
          <office:change-info>
            <dc:creator> </dc:creator>
            <dc:date>2018-12-03T13:10:11.695000000</dc:date>
          </office:change-info>
          <table:previous table:id="ct1638">
            <table:change-track-table-cell office:value-type="string">
              <text:p>selectionZone</text:p>
            </table:change-track-table-cell>
          </table:previous>
        </table:cell-content-change>
        <table:cell-content-change table:id="ct1640" table:acceptance-state="accepted">
          <table:cell-address table:column="0" table:row="676" table:table="0"/>
          <office:change-info>
            <dc:creator> </dc:creator>
            <dc:date>2018-12-03T13:10:16.219000000</dc:date>
          </office:change-info>
          <table:previous>
            <table:change-track-table-cell/>
          </table:previous>
        </table:cell-content-change>
        <table:cell-content-change table:id="ct1641" table:acceptance-state="accepted">
          <table:cell-address table:column="2" table:row="675" table:table="0"/>
          <office:change-info>
            <dc:creator> </dc:creator>
            <dc:date>2018-12-03T13:10:28.761000000</dc:date>
          </office:change-info>
          <table:previous>
            <table:change-track-table-cell/>
          </table:previous>
        </table:cell-content-change>
        <table:cell-content-change table:id="ct1642" table:acceptance-state="accepted">
          <table:cell-address table:column="2" table:row="676" table:table="0"/>
          <office:change-info>
            <dc:creator> </dc:creator>
            <dc:date>2018-12-03T13:10:48.915000000</dc:date>
          </office:change-info>
          <table:previous>
            <table:change-track-table-cell/>
          </table:previous>
        </table:cell-content-change>
        <table:cell-content-change table:id="ct1643" table:acceptance-state="accepted">
          <table:cell-address table:column="3" table:row="673" table:table="0"/>
          <office:change-info>
            <dc:creator> </dc:creator>
            <dc:date>2018-12-03T13:11:59.881000000</dc:date>
          </office:change-info>
          <table:previous>
            <table:change-track-table-cell/>
          </table:previous>
        </table:cell-content-change>
        <table:cell-content-change table:id="ct1644" table:acceptance-state="accepted">
          <table:cell-address table:column="3" table:row="673" table:table="0"/>
          <office:change-info>
            <dc:creator> </dc:creator>
            <dc:date>2018-12-03T13:12:15.591000000</dc:date>
          </office:change-info>
          <table:previous table:id="ct1643">
            <table:change-track-table-cell office:value-type="string">
              <text:p>One sub-plot could not be disp[layed</text:p>
            </table:change-track-table-cell>
          </table:previous>
        </table:cell-content-change>
        <table:cell-content-change table:id="ct1645" table:acceptance-state="accepted">
          <table:cell-address table:column="3" table:row="674" table:table="0"/>
          <office:change-info>
            <dc:creator> </dc:creator>
            <dc:date>2018-12-03T13:12:16.668000000</dc:date>
          </office:change-info>
          <table:previous>
            <table:change-track-table-cell/>
          </table:previous>
        </table:cell-content-change>
        <table:cell-content-change table:id="ct1646" table:acceptance-state="accepted">
          <table:cell-address table:column="3" table:row="674" table:table="0"/>
          <office:change-info>
            <dc:creator> </dc:creator>
            <dc:date>2018-12-03T13:12:37.789000000</dc:date>
          </office:change-info>
          <table:previous table:id="ct1645">
            <table:change-track-table-cell office:value-type="string">
              <text:p>One sub-plot could not be displayed:\n</text:p>
            </table:change-track-table-cell>
          </table:previous>
        </table:cell-content-change>
        <table:cell-content-change table:id="ct1647" table:acceptance-state="accepted">
          <table:cell-address table:column="3" table:row="675" table:table="0"/>
          <office:change-info>
            <dc:creator> </dc:creator>
            <dc:date>2018-12-03T13:13:47.534000000</dc:date>
          </office:change-info>
          <table:previous>
            <table:change-track-table-cell/>
          </table:previous>
        </table:cell-content-change>
        <table:cell-content-change table:id="ct1648" table:acceptance-state="accepted">
          <table:cell-address table:column="3" table:row="676" table:table="0"/>
          <office:change-info>
            <dc:creator> </dc:creator>
            <dc:date>2018-12-03T13:14:35.659000000</dc:date>
          </office:change-info>
          <table:previous>
            <table:change-track-table-cell/>
          </table:previous>
        </table:cell-content-change>
        <table:cell-content-change table:id="ct1649" table:acceptance-state="accepted">
          <table:cell-address table:column="3" table:row="676" table:table="0"/>
          <office:change-info>
            <dc:creator> </dc:creator>
            <dc:date>2018-12-03T13:14:39.668000000</dc:date>
          </office:change-info>
          <table:previous table:id="ct1648">
            <table:change-track-table-cell office:value-type="string">
              <text:p><text:s/>from the spatial reference table (user-defined selection)</text:p>
            </table:change-track-table-cell>
          </table:previous>
        </table:cell-content-change>
        <table:cell-content-change table:id="ct1650" table:acceptance-state="accepted">
          <table:cell-address table:column="3" table:row="675" table:table="0"/>
          <office:change-info>
            <dc:creator> </dc:creator>
            <dc:date>2018-12-03T13:15:07.576000000</dc:date>
          </office:change-info>
          <table:previous table:id="ct1647">
            <table:change-track-table-cell office:value-type="string">
              <text:p>Narrow spatial extent based on a zone subset.</text:p>
            </table:change-track-table-cell>
          </table:previous>
        </table:cell-content-change>
        <table:cell-content-change table:id="ct1651" table:acceptance-state="accepted">
          <table:cell-address table:column="0" table:row="677" table:table="0"/>
          <office:change-info>
            <dc:creator> </dc:creator>
            <dc:date>2018-12-03T13:15:25.875000000</dc:date>
          </office:change-info>
          <table:previous>
            <table:change-track-table-cell/>
          </table:previous>
        </table:cell-content-change>
        <table:cell-content-change table:id="ct1652" table:acceptance-state="accepted">
          <table:cell-address table:column="0" table:row="678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3" table:acceptance-state="accepted">
          <table:cell-address table:column="0" table:row="679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4" table:acceptance-state="accepted">
          <table:cell-address table:column="0" table:row="680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5" table:acceptance-state="accepted">
          <table:cell-address table:column="0" table:row="681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6" table:acceptance-state="accepted">
          <table:cell-address table:column="2" table:row="677" table:table="0"/>
          <office:change-info>
            <dc:creator> </dc:creator>
            <dc:date>2018-12-03T13:15:41.959000000</dc:date>
          </office:change-info>
          <table:previous>
            <table:change-track-table-cell/>
          </table:previous>
        </table:cell-content-change>
        <table:cell-content-change table:id="ct1657" table:acceptance-state="accepted">
          <table:cell-address table:column="0" table:row="677" table:table="0"/>
          <office:change-info>
            <dc:creator> </dc:creator>
            <dc:date>2018-12-03T13:15:55.561000000</dc:date>
          </office:change-info>
          <table:previous table:id="ct1651">
            <table:change-track-table-cell office:value-type="string">
              <text:p>selectionZone.</text:p>
            </table:change-track-table-cell>
          </table:previous>
        </table:cell-content-change>
        <table:cell-content-change table:id="ct1658" table:acceptance-state="accepted">
          <table:cell-address table:column="3" table:row="677" table:table="0"/>
          <office:change-info>
            <dc:creator> </dc:creator>
            <dc:date>2018-12-03T13:16:07.651000000</dc:date>
          </office:change-info>
          <table:previous>
            <table:change-track-table-cell/>
          </table:previous>
        </table:cell-content-change>
        <table:cell-content-change table:id="ct1659" table:acceptance-state="accepted">
          <table:cell-address table:column="0" table:row="677" table:table="0"/>
          <office:change-info>
            <dc:creator> </dc:creator>
            <dc:date>2018-12-03T13:16:17.781000000</dc:date>
          </office:change-info>
          <table:previous table:id="ct1657">
            <table:change-track-table-cell office:value-type="string">
              <text:p>selectionZone.Bsub</text:p>
            </table:change-track-table-cell>
          </table:previous>
        </table:cell-content-change>
        <table:cell-content-change table:id="ct1660" table:acceptance-state="accepted">
          <table:cell-address table:column="0" table:row="678" table:table="0"/>
          <office:change-info>
            <dc:creator> </dc:creator>
            <dc:date>2018-12-03T13:20:07.832000000</dc:date>
          </office:change-info>
          <table:previous table:id="ct1652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1" table:acceptance-state="accepted">
          <table:cell-address table:column="0" table:row="678" table:table="0"/>
          <office:change-info>
            <dc:creator> </dc:creator>
            <dc:date>2018-12-03T13:20:12.684000000</dc:date>
          </office:change-info>
          <table:previous table:id="ct1660">
            <table:change-track-table-cell office:value-type="string">
              <text:p>selectionVariables.carto</text:p>
            </table:change-track-table-cell>
          </table:previous>
        </table:cell-content-change>
        <table:cell-content-change table:id="ct1662" table:acceptance-state="accepted">
          <table:cell-address table:column="0" table:row="679" table:table="0"/>
          <office:change-info>
            <dc:creator> </dc:creator>
            <dc:date>2018-12-03T13:20:17.473000000</dc:date>
          </office:change-info>
          <table:previous table:id="ct1653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3" table:acceptance-state="accepted">
          <table:cell-address table:column="0" table:row="680" table:table="0"/>
          <office:change-info>
            <dc:creator> </dc:creator>
            <dc:date>2018-12-03T13:20:17.473000000</dc:date>
          </office:change-info>
          <table:previous table:id="ct1654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4" table:acceptance-state="accepted">
          <table:cell-address table:column="0" table:row="681" table:table="0"/>
          <office:change-info>
            <dc:creator> </dc:creator>
            <dc:date>2018-12-03T13:20:17.473000000</dc:date>
          </office:change-info>
          <table:previous table:id="ct1655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5" table:acceptance-state="accepted">
          <table:cell-address table:column="2" table:row="678" table:table="0"/>
          <office:change-info>
            <dc:creator> </dc:creator>
            <dc:date>2018-12-03T13:21:03.493000000</dc:date>
          </office:change-info>
          <table:previous>
            <table:change-track-table-cell/>
          </table:previous>
        </table:cell-content-change>
        <table:cell-content-change table:id="ct1666" table:acceptance-state="accepted">
          <table:cell-address table:column="3" table:row="678" table:table="0"/>
          <office:change-info>
            <dc:creator> </dc:creator>
            <dc:date>2018-12-03T13:21:09</dc:date>
          </office:change-info>
          <table:previous>
            <table:change-track-table-cell/>
          </table:previous>
        </table:cell-content-change>
        <table:cell-content-change table:id="ct1667" table:acceptance-state="accepted">
          <table:cell-address table:column="3" table:row="678" table:table="0"/>
          <office:change-info>
            <dc:creator> </dc:creator>
            <dc:date>2018-12-03T13:21:26.612000000</dc:date>
          </office:change-info>
          <table:previous table:id="ct1666">
            <table:change-track-table-cell office:value-type="string">
              <text:p>Variables pour les cartes </text:p>
            </table:change-track-table-cell>
          </table:previous>
        </table:cell-content-change>
        <table:cell-content-change table:id="ct1668" table:acceptance-state="accepted">
          <table:cell-address table:column="0" table:row="678" table:table="0"/>
          <office:change-info>
            <dc:creator> </dc:creator>
            <dc:date>2018-12-03T13:22:19.452000000</dc:date>
          </office:change-info>
          <table:previous table:id="ct166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69" table:acceptance-state="accepted">
          <table:cell-address table:column="0" table:row="679" table:table="0"/>
          <office:change-info>
            <dc:creator> </dc:creator>
            <dc:date>2018-12-03T13:22:40.262000000</dc:date>
          </office:change-info>
          <table:previous table:id="ct166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0" table:acceptance-state="accepted">
          <table:cell-address table:column="0" table:row="680" table:table="0"/>
          <office:change-info>
            <dc:creator> </dc:creator>
            <dc:date>2018-12-03T13:22:42.477000000</dc:date>
          </office:change-info>
          <table:previous table:id="ct1663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1" table:acceptance-state="accepted">
          <table:cell-address table:column="0" table:row="680" table:table="0"/>
          <office:change-info>
            <dc:creator> </dc:creator>
            <dc:date>2018-12-03T13:22:48.468000000</dc:date>
          </office:change-info>
          <table:previous table:id="ct1670">
            <table:change-track-table-cell office:value-type="string">
              <text:p>selectionVariables.carto.TAB.var</text:p>
            </table:change-track-table-cell>
          </table:previous>
        </table:cell-content-change>
        <table:cell-content-change table:id="ct1672" table:acceptance-state="accepted">
          <table:cell-address table:column="2" table:row="679" table:table="0"/>
          <office:change-info>
            <dc:creator> </dc:creator>
            <dc:date>2018-12-03T13:22:57.406000000</dc:date>
          </office:change-info>
          <table:previous>
            <table:change-track-table-cell/>
          </table:previous>
        </table:cell-content-change>
        <table:cell-content-change table:id="ct1673" table:acceptance-state="accepted">
          <table:cell-address table:column="3" table:row="679" table:table="0"/>
          <office:change-info>
            <dc:creator> </dc:creator>
            <dc:date>2018-12-03T13:23:14.660000000</dc:date>
          </office:change-info>
          <table:previous>
            <table:change-track-table-cell/>
          </table:previous>
        </table:cell-content-change>
        <table:cell-content-change table:id="ct1674" table:acceptance-state="accepted">
          <table:cell-address table:column="2" table:row="680" table:table="0"/>
          <office:change-info>
            <dc:creator> </dc:creator>
            <dc:date>2018-12-03T13:23:34.722000000</dc:date>
          </office:change-info>
          <table:previous>
            <table:change-track-table-cell/>
          </table:previous>
        </table:cell-content-change>
        <table:cell-content-change table:id="ct1675" table:acceptance-state="accepted">
          <table:cell-address table:column="3" table:row="680" table:table="0"/>
          <office:change-info>
            <dc:creator> </dc:creator>
            <dc:date>2018-12-03T13:23:47.638000000</dc:date>
          </office:change-info>
          <table:previous>
            <table:change-track-table-cell/>
          </table:previous>
        </table:cell-content-change>
        <table:cell-content-change table:id="ct1676" table:acceptance-state="accepted">
          <table:cell-address table:column="0" table:row="681" table:table="0"/>
          <office:change-info>
            <dc:creator> </dc:creator>
            <dc:date>2018-12-03T13:24:32.457000000</dc:date>
          </office:change-info>
          <table:previous table:id="ct1664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7" table:acceptance-state="accepted">
          <table:cell-address table:column="2" table:row="681" table:table="0"/>
          <office:change-info>
            <dc:creator> </dc:creator>
            <dc:date>2018-12-03T13:24:35.281000000</dc:date>
          </office:change-info>
          <table:previous>
            <table:change-track-table-cell/>
          </table:previous>
        </table:cell-content-change>
        <table:cell-content-change table:id="ct1678" table:acceptance-state="accepted">
          <table:cell-address table:column="0" table:row="681" table:table="0"/>
          <office:change-info>
            <dc:creator> </dc:creator>
            <dc:date>2018-12-03T13:25:05.186000000</dc:date>
          </office:change-info>
          <table:previous table:id="ct1676">
            <table:change-track-table-cell office:value-type="string">
              <text:p>selectionVariables.carto.B.subset</text:p>
            </table:change-track-table-cell>
          </table:previous>
        </table:cell-content-change>
        <table:cell-content-change table:id="ct1679" table:acceptance-state="accepted">
          <table:cell-address table:column="2" table:row="681" table:table="0"/>
          <office:change-info>
            <dc:creator> </dc:creator>
            <dc:date>2018-12-03T13:25:05.186000000</dc:date>
          </office:change-info>
          <table:previous table:id="ct1677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680" table:acceptance-state="accepted">
          <table:cell-address table:column="3" table:row="660" table:table="0"/>
          <office:change-info>
            <dc:creator> </dc:creator>
            <dc:date>2018-12-03T13:45:28.122000000</dc:date>
          </office:change-info>
          <table:previous table:id="ct1555">
            <table:change-track-table-cell office:value-type="string">
              <text:p>Number of records by box</text:p>
            </table:change-track-table-cell>
          </table:previous>
        </table:cell-content-change>
        <table:cell-content-change table:id="ct1681" table:acceptance-state="accepted">
          <table:cell-address table:column="3" table:row="479" table:table="0"/>
          <office:change-info>
            <dc:creator> </dc:creator>
            <dc:date>2018-12-03T13:45:37.248000000</dc:date>
          </office:change-info>
          <table:previous table:id="ct481">
            <table:change-track-table-cell office:value-type="string">
              <text:p><text:s/>Display the number of records by box?</text:p>
            </table:change-track-table-cell>
          </table:previous>
        </table:cell-content-change>
        <table:cell-content-change table:id="ct1682" table:acceptance-state="accepted">
          <table:cell-address table:column="2" table:row="681" table:table="0"/>
          <office:change-info>
            <dc:creator> </dc:creator>
            <dc:date>2018-12-08T09:43:49.260000000</dc:date>
          </office:change-info>
          <table:previous table:id="ct1679">
            <table:change-track-table-cell/>
          </table:previous>
        </table:cell-content-change>
        <table:cell-content-change table:id="ct1683" table:acceptance-state="accepted">
          <table:cell-address table:column="0" table:row="681" table:table="0"/>
          <office:change-info>
            <dc:creator> </dc:creator>
            <dc:date>2018-12-08T09:44:11.810000000</dc:date>
          </office:change-info>
          <table:previous table:id="ct1678">
            <table:change-track-table-cell/>
          </table:previous>
        </table:cell-content-change>
        <table:cell-content-change table:id="ct1684" table:acceptance-state="accepted">
          <table:cell-address table:column="0" table:row="681" table:table="0"/>
          <office:change-info>
            <dc:creator> </dc:creator>
            <dc:date>2018-12-08T09:44:25.822000000</dc:date>
          </office:change-info>
          <table:previous table:id="ct1683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85" table:acceptance-state="accepted">
          <table:cell-address table:column="2" table:row="682" table:table="0"/>
          <office:change-info>
            <dc:creator> </dc:creator>
            <dc:date>2018-12-08T09:45:35.854000000</dc:date>
          </office:change-info>
          <table:previous>
            <table:change-track-table-cell/>
          </table:previous>
        </table:cell-content-change>
        <table:cell-content-change table:id="ct1686" table:acceptance-state="accepted">
          <table:cell-address table:column="2" table:row="682" table:table="0"/>
          <office:change-info>
            <dc:creator> </dc:creator>
            <dc:date>2018-12-08T09:46:48.084000000</dc:date>
          </office:change-info>
          <table:previous table:id="ct1685">
            <table:change-track-table-cell office:value-type="string">
              <text:p>du référentiel espèces</text:p>
            </table:change-track-table-cell>
          </table:previous>
        </table:cell-content-change>
        <table:insertion table:id="ct1687" table:acceptance-state="accepted" table:type="row" table:position="607" table:table="0">
          <office:change-info>
            <dc:creator> </dc:creator>
            <dc:date>2018-12-08T09:50:17.161000000</dc:date>
          </office:change-info>
          <table:dependencies>
            <table:dependency table:id="ct3127"/>
            <table:dependency table:id="ct1691"/>
            <table:dependency table:id="ct1690"/>
            <table:dependency table:id="ct1689"/>
            <table:dependency table:id="ct1688"/>
          </table:dependencies>
        </table:insertion>
        <table:cell-content-change table:id="ct1688" table:acceptance-state="accepted">
          <table:cell-address table:column="2" table:row="607" table:table="0"/>
          <office:change-info>
            <dc:creator> </dc:creator>
            <dc:date>2018-12-08T09:50:19.922000000</dc:date>
          </office:change-info>
          <table:previous>
            <table:change-track-table-cell/>
          </table:previous>
        </table:cell-content-change>
        <table:cell-content-change table:id="ct1689" table:acceptance-state="accepted">
          <table:cell-address table:column="0" table:row="607" table:table="0"/>
          <office:change-info>
            <dc:creator> </dc:creator>
            <dc:date>2018-12-08T09:50:25.552000000</dc:date>
          </office:change-info>
          <table:previous>
            <table:change-track-table-cell/>
          </table:previous>
        </table:cell-content-change>
        <table:cell-content-change table:id="ct1690" table:acceptance-state="accepted">
          <table:cell-address table:column="0" table:row="607" table:table="0"/>
          <office:change-info>
            <dc:creator> </dc:creator>
            <dc:date>2018-12-08T09:50:50.785000000</dc:date>
          </office:change-info>
          <table:previous table:id="ct1689">
            <table:change-track-table-cell office:value-type="string">
              <text:p>selectionVariables.RB.fGraphRefesp</text:p>
            </table:change-track-table-cell>
          </table:previous>
        </table:cell-content-change>
        <table:cell-content-change table:id="ct1691" table:acceptance-state="accepted">
          <table:cell-address table:column="3" table:row="607" table:table="0"/>
          <office:change-info>
            <dc:creator> </dc:creator>
            <dc:date>2018-12-08T09:52:23.025000000</dc:date>
          </office:change-info>
          <table:previous>
            <table:change-track-table-cell/>
          </table:previous>
        </table:cell-content-change>
        <table:cell-content-change table:id="ct1692" table:acceptance-state="accepted">
          <table:cell-address table:column="0" table:row="681" table:table="0"/>
          <office:change-info>
            <dc:creator> </dc:creator>
            <dc:date>2018-12-08T09:52:33.770000000</dc:date>
          </office:change-info>
          <table:previous table:id="ct1684">
            <table:change-track-table-cell office:value-type="string">
              <text:p>selectionVariables.carto.RB.unit</text:p>
            </table:change-track-table-cell>
          </table:previous>
        </table:cell-content-change>
        <table:cell-content-change table:id="ct1693" table:acceptance-state="accepted">
          <table:cell-address table:column="2" table:row="681" table:table="0"/>
          <office:change-info>
            <dc:creator> </dc:creator>
            <dc:date>2018-12-08T09:52:33.770000000</dc:date>
          </office:change-info>
          <table:previous table:id="ct1682">
            <table:change-track-table-cell office:value-type="string">
              <text:p>...de biodiversité ( / unité d'observation)</text:p>
            </table:change-track-table-cell>
          </table:previous>
        </table:cell-content-change>
        <table:cell-content-change table:id="ct1694" table:acceptance-state="accepted">
          <table:cell-address table:column="2" table:row="681" table:table="0"/>
          <office:change-info>
            <dc:creator> </dc:creator>
            <dc:date>2018-12-08T09:55:45.786000000</dc:date>
          </office:change-info>
          <table:previous table:id="ct1693">
            <table:change-track-table-cell/>
          </table:previous>
        </table:cell-content-change>
        <table:cell-content-change table:id="ct1695" table:acceptance-state="accepted">
          <table:cell-address table:column="0" table:row="681" table:table="0"/>
          <office:change-info>
            <dc:creator> </dc:creator>
            <dc:date>2018-12-08T09:55:50.777000000</dc:date>
          </office:change-info>
          <table:previous table:id="ct1692">
            <table:change-track-table-cell/>
          </table:previous>
        </table:cell-content-change>
        <table:cell-content-change table:id="ct1696" table:acceptance-state="accepted">
          <table:cell-address table:column="0" table:row="681" table:table="0"/>
          <office:change-info>
            <dc:creator> </dc:creator>
            <dc:date>2018-12-08T09:56:14.269000000</dc:date>
          </office:change-info>
          <table:previous table:id="ct1695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97" table:acceptance-state="accepted">
          <table:cell-address table:column="0" table:row="682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8" table:acceptance-state="accepted">
          <table:cell-address table:column="0" table:row="683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9" table:acceptance-state="accepted">
          <table:cell-address table:column="0" table:row="682" table:table="0"/>
          <office:change-info>
            <dc:creator> </dc:creator>
            <dc:date>2018-12-08T09:57:44.957000000</dc:date>
          </office:change-info>
          <table:previous table:id="ct1697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0" table:acceptance-state="accepted">
          <table:cell-address table:column="0" table:row="683" table:table="0"/>
          <office:change-info>
            <dc:creator> </dc:creator>
            <dc:date>2018-12-08T09:57:48.077000000</dc:date>
          </office:change-info>
          <table:previous table:id="ct1698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1" table:acceptance-state="accepted">
          <table:cell-address table:column="0" table:row="683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2" table:acceptance-state="accepted">
          <table:cell-address table:column="0" table:row="684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3" table:acceptance-state="accepted">
          <table:cell-address table:column="0" table:row="683" table:table="0"/>
          <office:change-info>
            <dc:creator> </dc:creator>
            <dc:date>2018-12-08T09:57:55.610000000</dc:date>
          </office:change-info>
          <table:previous table:id="ct1700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4" table:acceptance-state="accepted">
          <table:cell-address table:column="0" table:row="683" table:table="0"/>
          <office:change-info>
            <dc:creator> </dc:creator>
            <dc:date>2018-12-08T09:58:00.056000000</dc:date>
          </office:change-info>
          <table:previous table:id="ct1701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5" table:acceptance-state="accepted">
          <table:cell-address table:column="0" table:row="684" table:table="0"/>
          <office:change-info>
            <dc:creator> </dc:creator>
            <dc:date>2018-12-08T09:58:03.815000000</dc:date>
          </office:change-info>
          <table:previous table:id="ct1702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6" table:acceptance-state="accepted">
          <table:cell-address table:column="0" table:row="684" table:table="0"/>
          <office:change-info>
            <dc:creator> </dc:creator>
            <dc:date>2018-12-08T09:58:22.142000000</dc:date>
          </office:change-info>
          <table:previous>
            <table:change-track-table-cell/>
          </table:previous>
        </table:cell-content-change>
        <table:cell-content-change table:id="ct1707" table:acceptance-state="accepted">
          <table:cell-address table:column="0" table:row="684" table:table="0"/>
          <office:change-info>
            <dc:creator> </dc:creator>
            <dc:date>2018-12-08T09:58:32.249000000</dc:date>
          </office:change-info>
          <table:previous table:id="ct1706">
            <table:change-track-table-cell office:value-type="string">
              <text:p>selectionVariables.carto.Wlim.TT</text:p>
            </table:change-track-table-cell>
          </table:previous>
        </table:cell-content-change>
        <table:cell-content-change table:id="ct1708" table:acceptance-state="accepted">
          <table:cell-address table:column="2" table:row="682" table:table="0"/>
          <office:change-info>
            <dc:creator> </dc:creator>
            <dc:date>2018-12-08T09:58:47.722000000</dc:date>
          </office:change-info>
          <table:previous table:id="ct1686">
            <table:change-track-table-cell/>
          </table:previous>
        </table:cell-content-change>
        <table:cell-content-change table:id="ct1709" table:acceptance-state="accepted">
          <table:cell-address table:column="2" table:row="684" table:table="0"/>
          <office:change-info>
            <dc:creator> </dc:creator>
            <dc:date>2018-12-08T09:59:10.230000000</dc:date>
          </office:change-info>
          <table:previous>
            <table:change-track-table-cell/>
          </table:previous>
        </table:cell-content-change>
        <table:cell-content-change table:id="ct1710" table:acceptance-state="accepted">
          <table:cell-address table:column="2" table:row="684" table:table="0"/>
          <office:change-info>
            <dc:creator> </dc:creator>
            <dc:date>2018-12-08T09:59:31.458000000</dc:date>
          </office:change-info>
          <table:previous table:id="ct1709">
            <table:change-track-table-cell office:value-type="string">
              <text:p>\nAttention : séparateur décimal : \".\" </text:p>
            </table:change-track-table-cell>
          </table:previous>
        </table:cell-content-change>
        <table:cell-content-change table:id="ct1711" table:acceptance-state="accepted">
          <table:cell-address table:column="2" table:row="683" table:table="0"/>
          <office:change-info>
            <dc:creator> </dc:creator>
            <dc:date>2018-12-08T10:00:48.433000000</dc:date>
          </office:change-info>
          <table:previous>
            <table:change-track-table-cell/>
          </table:previous>
        </table:cell-content-change>
        <table:cell-content-change table:id="ct1712" table:acceptance-state="accepted">
          <table:cell-address table:column="2" table:row="683" table:table="0"/>
          <office:change-info>
            <dc:creator> </dc:creator>
            <dc:date>2018-12-08T10:01:03.126000000</dc:date>
          </office:change-info>
          <table:previous>
            <table:change-track-table-cell/>
          </table:previous>
        </table:cell-content-change>
        <table:cell-content-change table:id="ct1713" table:acceptance-state="accepted">
          <table:cell-address table:column="2" table:row="684" table:table="0"/>
          <office:change-info>
            <dc:creator> </dc:creator>
            <dc:date>2018-12-08T10:01:26.805000000</dc:date>
          </office:change-info>
          <table:previous>
            <table:change-track-table-cell/>
          </table:previous>
        </table:cell-content-change>
        <table:cell-content-change table:id="ct1714" table:acceptance-state="accepted">
          <table:cell-address table:column="0" table:row="685" table:table="0"/>
          <office:change-info>
            <dc:creator> </dc:creator>
            <dc:date>2018-12-08T10:01:57.145000000</dc:date>
          </office:change-info>
          <table:previous>
            <table:change-track-table-cell/>
          </table:previous>
        </table:cell-content-change>
        <table:cell-content-change table:id="ct1715" table:acceptance-state="accepted">
          <table:cell-address table:column="0" table:row="685" table:table="0"/>
          <office:change-info>
            <dc:creator> </dc:creator>
            <dc:date>2018-12-08T10:02:03.478000000</dc:date>
          </office:change-info>
          <table:previous table:id="ct1714">
            <table:change-track-table-cell office:value-type="string">
              <text:p>selectionVariables.carto.lim.TT.W</text:p>
            </table:change-track-table-cell>
          </table:previous>
        </table:cell-content-change>
        <table:cell-content-change table:id="ct1716" table:acceptance-state="accepted">
          <table:cell-address table:column="0" table:row="686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7" table:acceptance-state="accepted">
          <table:cell-address table:column="0" table:row="687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8" table:acceptance-state="accepted">
          <table:cell-address table:column="0" table:row="688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9" table:acceptance-state="accepted">
          <table:cell-address table:column="0" table:row="689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0" table:acceptance-state="accepted">
          <table:cell-address table:column="0" table:row="690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1" table:acceptance-state="accepted">
          <table:cell-address table:column="0" table:row="691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2" table:acceptance-state="accepted">
          <table:cell-address table:column="0" table:row="692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3" table:acceptance-state="accepted">
          <table:cell-address table:column="2" table:row="685" table:table="0"/>
          <office:change-info>
            <dc:creator> </dc:creator>
            <dc:date>2018-12-08T10:02:27.891000000</dc:date>
          </office:change-info>
          <table:previous>
            <table:change-track-table-cell/>
          </table:previous>
        </table:cell-content-change>
        <table:cell-content-change table:id="ct1724" table:acceptance-state="accepted">
          <table:cell-address table:column="0" table:row="685" table:table="0"/>
          <office:change-info>
            <dc:creator> </dc:creator>
            <dc:date>2018-12-08T10:02:40.807000000</dc:date>
          </office:change-info>
          <table:previous table:id="ct1715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5" table:acceptance-state="accepted">
          <table:cell-address table:column="0" table:row="686" table:table="0"/>
          <office:change-info>
            <dc:creator> </dc:creator>
            <dc:date>2018-12-08T10:03:07.575000000</dc:date>
          </office:change-info>
          <table:previous table:id="ct1716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6" table:acceptance-state="accepted">
          <table:cell-address table:column="0" table:row="687" table:table="0"/>
          <office:change-info>
            <dc:creator> </dc:creator>
            <dc:date>2018-12-08T10:03:07.575000000</dc:date>
          </office:change-info>
          <table:previous table:id="ct1717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7" table:acceptance-state="accepted">
          <table:cell-address table:column="0" table:row="686" table:table="0"/>
          <office:change-info>
            <dc:creator> </dc:creator>
            <dc:date>2018-12-08T10:03:22.035000000</dc:date>
          </office:change-info>
          <table:previous table:id="ct1725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8" table:acceptance-state="accepted">
          <table:cell-address table:column="0" table:row="687" table:table="0"/>
          <office:change-info>
            <dc:creator> </dc:creator>
            <dc:date>2018-12-08T10:03:34.889000000</dc:date>
          </office:change-info>
          <table:previous table:id="ct1726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9" table:acceptance-state="accepted">
          <table:cell-address table:column="0" table:row="686" table:table="0"/>
          <office:change-info>
            <dc:creator> </dc:creator>
            <dc:date>2018-12-08T10:03:38.243000000</dc:date>
          </office:change-info>
          <table:previous table:id="ct1727">
            <table:change-track-table-cell office:value-type="string">
              <text:p>selectionVariables.carto.selZone.I.1</text:p>
            </table:change-track-table-cell>
          </table:previous>
        </table:cell-content-change>
        <table:cell-content-change table:id="ct1730" table:acceptance-state="accepted">
          <table:cell-address table:column="0" table:row="685" table:table="0"/>
          <office:change-info>
            <dc:creator> </dc:creator>
            <dc:date>2018-12-08T10:04:05.775000000</dc:date>
          </office:change-info>
          <table:previous table:id="ct1724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31" table:acceptance-state="accepted">
          <table:cell-address table:column="2" table:row="686" table:table="0"/>
          <office:change-info>
            <dc:creator> </dc:creator>
            <dc:date>2018-12-08T10:04:06.695000000</dc:date>
          </office:change-info>
          <table:previous>
            <table:change-track-table-cell/>
          </table:previous>
        </table:cell-content-change>
        <table:cell-content-change table:id="ct1732" table:acceptance-state="accepted">
          <table:cell-address table:column="2" table:row="687" table:table="0"/>
          <office:change-info>
            <dc:creator> </dc:creator>
            <dc:date>2018-12-08T10:04:29.408000000</dc:date>
          </office:change-info>
          <table:previous>
            <table:change-track-table-cell/>
          </table:previous>
        </table:cell-content-change>
        <table:cell-content-change table:id="ct1733" table:acceptance-state="accepted">
          <table:cell-address table:column="2" table:row="688" table:table="0"/>
          <office:change-info>
            <dc:creator> </dc:creator>
            <dc:date>2018-12-08T10:06:23.453000000</dc:date>
          </office:change-info>
          <table:previous>
            <table:change-track-table-cell/>
          </table:previous>
        </table:cell-content-change>
        <table:cell-content-change table:id="ct1734" table:acceptance-state="accepted">
          <table:cell-address table:column="0" table:row="688" table:table="0"/>
          <office:change-info>
            <dc:creator> </dc:creator>
            <dc:date>2018-12-08T10:06:43.686000000</dc:date>
          </office:change-info>
          <table:previous table:id="ct1718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5" table:acceptance-state="accepted">
          <table:cell-address table:column="3" table:row="688" table:table="0"/>
          <office:change-info>
            <dc:creator> </dc:creator>
            <dc:date>2018-12-08T10:07:43.216000000</dc:date>
          </office:change-info>
          <table:previous>
            <table:change-track-table-cell/>
          </table:previous>
        </table:cell-content-change>
        <table:cell-content-change table:id="ct1736" table:acceptance-state="accepted">
          <table:cell-address table:column="0" table:row="689" table:table="0"/>
          <office:change-info>
            <dc:creator> </dc:creator>
            <dc:date>2018-12-08T10:08:11.358000000</dc:date>
          </office:change-info>
          <table:previous table:id="ct171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7" table:acceptance-state="accepted">
          <table:cell-address table:column="0" table:row="690" table:table="0"/>
          <office:change-info>
            <dc:creator> </dc:creator>
            <dc:date>2018-12-08T10:08:13.994000000</dc:date>
          </office:change-info>
          <table:previous table:id="ct172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8" table:acceptance-state="accepted">
          <table:cell-address table:column="2" table:row="689" table:table="0"/>
          <office:change-info>
            <dc:creator> </dc:creator>
            <dc:date>2018-12-08T10:08:22.777000000</dc:date>
          </office:change-info>
          <table:previous>
            <table:change-track-table-cell/>
          </table:previous>
        </table:cell-content-change>
        <table:cell-content-change table:id="ct1739" table:acceptance-state="accepted">
          <table:cell-address table:column="2" table:row="690" table:table="0"/>
          <office:change-info>
            <dc:creator> </dc:creator>
            <dc:date>2018-12-08T10:08:38.377000000</dc:date>
          </office:change-info>
          <table:previous>
            <table:change-track-table-cell/>
          </table:previous>
        </table:cell-content-change>
        <table:cell-content-change table:id="ct1740" table:acceptance-state="accepted">
          <table:cell-address table:column="2" table:row="690" table:table="0"/>
          <office:change-info>
            <dc:creator> </dc:creator>
            <dc:date>2018-12-08T10:09:24.677000000</dc:date>
          </office:change-info>
          <table:previous table:id="ct1739">
            <table:change-track-table-cell office:value-type="string">
              <text:p><text:s/>(onglet précédent + \"Sélections &amp; recalculs\").</text:p>
            </table:change-track-table-cell>
          </table:previous>
        </table:cell-content-change>
        <table:cell-content-change table:id="ct1741" table:acceptance-state="accepted">
          <table:cell-address table:column="0" table:row="691" table:table="0"/>
          <office:change-info>
            <dc:creator> </dc:creator>
            <dc:date>2018-12-08T10:09:56.375000000</dc:date>
          </office:change-info>
          <table:previous table:id="ct172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2" table:acceptance-state="accepted">
          <table:cell-address table:column="0" table:row="692" table:table="0"/>
          <office:change-info>
            <dc:creator> </dc:creator>
            <dc:date>2018-12-08T10:10:00.166000000</dc:date>
          </office:change-info>
          <table:previous table:id="ct172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3" table:acceptance-state="accepted">
          <table:cell-address table:column="2" table:row="691" table:table="0"/>
          <office:change-info>
            <dc:creator> </dc:creator>
            <dc:date>2018-12-08T10:10:10.399000000</dc:date>
          </office:change-info>
          <table:previous>
            <table:change-track-table-cell/>
          </table:previous>
        </table:cell-content-change>
        <table:cell-content-change table:id="ct1744" table:acceptance-state="accepted">
          <table:cell-address table:column="2" table:row="692" table:table="0"/>
          <office:change-info>
            <dc:creator> </dc:creator>
            <dc:date>2018-12-08T10:10:26.467000000</dc:date>
          </office:change-info>
          <table:previous>
            <table:change-track-table-cell/>
          </table:previous>
        </table:cell-content-change>
        <table:cell-content-change table:id="ct1745" table:acceptance-state="accepted">
          <table:cell-address table:column="2" table:row="693" table:table="0"/>
          <office:change-info>
            <dc:creator> </dc:creator>
            <dc:date>2018-12-08T10:13:38.907000000</dc:date>
          </office:change-info>
          <table:previous>
            <table:change-track-table-cell/>
          </table:previous>
        </table:cell-content-change>
        <table:cell-content-change table:id="ct1746" table:acceptance-state="accepted">
          <table:cell-address table:column="0" table:row="693" table:table="0"/>
          <office:change-info>
            <dc:creator> </dc:creator>
            <dc:date>2018-12-08T10:13:42.152000000</dc:date>
          </office:change-info>
          <table:previous>
            <table:change-track-table-cell/>
          </table:previous>
        </table:cell-content-change>
        <table:cell-content-change table:id="ct1747" table:acceptance-state="accepted">
          <table:cell-address table:column="0" table:row="693" table:table="0"/>
          <office:change-info>
            <dc:creator> </dc:creator>
            <dc:date>2018-12-08T10:14:31.962000000</dc:date>
          </office:change-info>
          <table:previous table:id="ct1746">
            <table:change-track-table-cell office:value-type="string">
              <text:p>selectionVariables.carto.reset.Info.3</text:p>
            </table:change-track-table-cell>
          </table:previous>
        </table:cell-content-change>
        <table:cell-content-change table:id="ct1748" table:acceptance-state="accepted">
          <table:cell-address table:column="0" table:row="694" table:table="0"/>
          <office:change-info>
            <dc:creator> </dc:creator>
            <dc:date>2018-12-08T10:14:34.973000000</dc:date>
          </office:change-info>
          <table:previous>
            <table:change-track-table-cell/>
          </table:previous>
        </table:cell-content-change>
        <table:cell-content-change table:id="ct1749" table:acceptance-state="accepted">
          <table:cell-address table:column="0" table:row="693" table:table="0"/>
          <office:change-info>
            <dc:creator> </dc:creator>
            <dc:date>2018-12-08T10:14:39.201000000</dc:date>
          </office:change-info>
          <table:previous table:id="ct1747">
            <table:change-track-table-cell office:value-type="string">
              <text:p>selectionVariables.carto.zone.Info.1</text:p>
            </table:change-track-table-cell>
          </table:previous>
        </table:cell-content-change>
        <table:cell-content-change table:id="ct1750" table:acceptance-state="accepted">
          <table:cell-address table:column="0" table:row="694" table:table="0"/>
          <office:change-info>
            <dc:creator> </dc:creator>
            <dc:date>2018-12-08T10:14:43.459000000</dc:date>
          </office:change-info>
          <table:previous table:id="ct1748">
            <table:change-track-table-cell office:value-type="string">
              <text:p>selectionVariables.carto.zone.Info.2</text:p>
            </table:change-track-table-cell>
          </table:previous>
        </table:cell-content-change>
        <table:cell-content-change table:id="ct1751" table:acceptance-state="accepted">
          <table:cell-address table:column="2" table:row="694" table:table="0"/>
          <office:change-info>
            <dc:creator> </dc:creator>
            <dc:date>2018-12-08T10:14:58.700000000</dc:date>
          </office:change-info>
          <table:previous>
            <table:change-track-table-cell/>
          </table:previous>
        </table:cell-content-change>
        <table:insertion table:id="ct1752" table:acceptance-state="accepted" table:type="row" table:position="12" table:table="0">
          <office:change-info>
            <dc:creator> </dc:creator>
            <dc:date>2018-12-08T10:15:37.388000000</dc:date>
          </office:change-info>
          <table:dependencies>
            <table:dependency table:id="ct2536"/>
            <table:dependency table:id="ct1771"/>
            <table:dependency table:id="ct1767"/>
            <table:dependency table:id="ct1763"/>
            <table:dependency table:id="ct1759"/>
          </table:dependencies>
        </table:insertion>
        <table:insertion table:id="ct1753" table:acceptance-state="accepted" table:type="row" table:position="11" table:table="0">
          <office:change-info>
            <dc:creator> </dc:creator>
            <dc:date>2018-12-08T10:15:39.494000000</dc:date>
          </office:change-info>
          <table:dependencies>
            <table:dependency table:id="ct2535"/>
            <table:dependency table:id="ct1770"/>
            <table:dependency table:id="ct1766"/>
            <table:dependency table:id="ct1762"/>
            <table:dependency table:id="ct1758"/>
          </table:dependencies>
        </table:insertion>
        <table:insertion table:id="ct1754" table:acceptance-state="accepted" table:type="row" table:position="10" table:table="0">
          <office:change-info>
            <dc:creator> </dc:creator>
            <dc:date>2018-12-08T10:15:39.884000000</dc:date>
          </office:change-info>
          <table:dependencies>
            <table:dependency table:id="ct2534"/>
            <table:dependency table:id="ct1769"/>
            <table:dependency table:id="ct1765"/>
            <table:dependency table:id="ct1761"/>
            <table:dependency table:id="ct1757"/>
          </table:dependencies>
        </table:insertion>
        <table:insertion table:id="ct1755" table:acceptance-state="accepted" table:type="row" table:position="9" table:table="0">
          <office:change-info>
            <dc:creator> </dc:creator>
            <dc:date>2018-12-08T10:15:40.149000000</dc:date>
          </office:change-info>
          <table:dependencies>
            <table:dependency table:id="ct2533"/>
            <table:dependency table:id="ct1768"/>
            <table:dependency table:id="ct1764"/>
            <table:dependency table:id="ct1760"/>
            <table:dependency table:id="ct1756"/>
          </table:dependencies>
        </table:insertion>
        <table:cell-content-change table:id="ct1756" table:acceptance-state="accepted">
          <table:cell-address table:column="0" table:row="9" table:table="0"/>
          <office:change-info>
            <dc:creator> </dc:creator>
            <dc:date>2018-12-08T10:15:49.587000000</dc:date>
          </office:change-info>
          <table:previous>
            <table:change-track-table-cell/>
          </table:previous>
        </table:cell-content-change>
        <table:cell-content-change table:id="ct1757" table:acceptance-state="accepted">
          <table:cell-address table:column="0" table:row="10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8" table:acceptance-state="accepted">
          <table:cell-address table:column="0" table:row="11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9" table:acceptance-state="accepted">
          <table:cell-address table:column="0" table:row="12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60" table:acceptance-state="accepted">
          <table:cell-address table:column="0" table:row="9" table:table="0"/>
          <office:change-info>
            <dc:creator> </dc:creator>
            <dc:date>2018-12-08T10:16:01.069000000</dc:date>
          </office:change-info>
          <table:previous table:id="ct1756">
            <table:change-track-table-cell office:value-type="string">
              <text:p>KW.</text:p>
            </table:change-track-table-cell>
          </table:previous>
        </table:cell-content-change>
        <table:cell-content-change table:id="ct1761" table:acceptance-state="accepted">
          <table:cell-address table:column="0" table:row="10" table:table="0"/>
          <office:change-info>
            <dc:creator> </dc:creator>
            <dc:date>2018-12-08T10:16:08.697000000</dc:date>
          </office:change-info>
          <table:previous table:id="ct1757">
            <table:change-track-table-cell office:value-type="string">
              <text:p>KW.</text:p>
            </table:change-track-table-cell>
          </table:previous>
        </table:cell-content-change>
        <table:cell-content-change table:id="ct1762" table:acceptance-state="accepted">
          <table:cell-address table:column="0" table:row="11" table:table="0"/>
          <office:change-info>
            <dc:creator> </dc:creator>
            <dc:date>2018-12-08T10:16:12.441000000</dc:date>
          </office:change-info>
          <table:previous table:id="ct1758">
            <table:change-track-table-cell office:value-type="string">
              <text:p>KW.</text:p>
            </table:change-track-table-cell>
          </table:previous>
        </table:cell-content-change>
        <table:cell-content-change table:id="ct1763" table:acceptance-state="accepted">
          <table:cell-address table:column="0" table:row="12" table:table="0"/>
          <office:change-info>
            <dc:creator> </dc:creator>
            <dc:date>2018-12-08T10:16:16.856000000</dc:date>
          </office:change-info>
          <table:previous table:id="ct1759">
            <table:change-track-table-cell office:value-type="string">
              <text:p>KW.</text:p>
            </table:change-track-table-cell>
          </table:previous>
        </table:cell-content-change>
        <table:cell-content-change table:id="ct1764" table:acceptance-state="accepted">
          <table:cell-address table:column="2" table:row="9" table:table="0"/>
          <office:change-info>
            <dc:creator> </dc:creator>
            <dc:date>2018-12-08T10:16:20.303000000</dc:date>
          </office:change-info>
          <table:previous>
            <table:change-track-table-cell/>
          </table:previous>
        </table:cell-content-change>
        <table:cell-content-change table:id="ct1765" table:acceptance-state="accepted">
          <table:cell-address table:column="2" table:row="10" table:table="0"/>
          <office:change-info>
            <dc:creator> </dc:creator>
            <dc:date>2018-12-08T10:16:23.845000000</dc:date>
          </office:change-info>
          <table:previous>
            <table:change-track-table-cell/>
          </table:previous>
        </table:cell-content-change>
        <table:cell-content-change table:id="ct1766" table:acceptance-state="accepted">
          <table:cell-address table:column="2" table:row="11" table:table="0"/>
          <office:change-info>
            <dc:creator> </dc:creator>
            <dc:date>2018-12-08T10:16:29.523000000</dc:date>
          </office:change-info>
          <table:previous>
            <table:change-track-table-cell/>
          </table:previous>
        </table:cell-content-change>
        <table:cell-content-change table:id="ct1767" table:acceptance-state="accepted">
          <table:cell-address table:column="2" table:row="12" table:table="0"/>
          <office:change-info>
            <dc:creator> </dc:creator>
            <dc:date>2018-12-08T10:16:33.579000000</dc:date>
          </office:change-info>
          <table:previous>
            <table:change-track-table-cell/>
          </table:previous>
        </table:cell-content-change>
        <table:cell-content-change table:id="ct1768" table:acceptance-state="accepted">
          <table:cell-address table:column="3" table:row="9" table:table="0"/>
          <office:change-info>
            <dc:creator> </dc:creator>
            <dc:date>2018-12-08T10:16:37.510000000</dc:date>
          </office:change-info>
          <table:previous>
            <table:change-track-table-cell/>
          </table:previous>
        </table:cell-content-change>
        <table:cell-content-change table:id="ct1769" table:acceptance-state="accepted">
          <table:cell-address table:column="3" table:row="10" table:table="0"/>
          <office:change-info>
            <dc:creator> </dc:creator>
            <dc:date>2018-12-08T10:16:41.410000000</dc:date>
          </office:change-info>
          <table:previous>
            <table:change-track-table-cell/>
          </table:previous>
        </table:cell-content-change>
        <table:cell-content-change table:id="ct1770" table:acceptance-state="accepted">
          <table:cell-address table:column="3" table:row="11" table:table="0"/>
          <office:change-info>
            <dc:creator> </dc:creator>
            <dc:date>2018-12-08T10:16:49.818000000</dc:date>
          </office:change-info>
          <table:previous>
            <table:change-track-table-cell/>
          </table:previous>
        </table:cell-content-change>
        <table:cell-content-change table:id="ct1771" table:acceptance-state="accepted">
          <table:cell-address table:column="3" table:row="12" table:table="0"/>
          <office:change-info>
            <dc:creator> </dc:creator>
            <dc:date>2018-12-08T10:16:53.282000000</dc:date>
          </office:change-info>
          <table:previous>
            <table:change-track-table-cell/>
          </table:previous>
        </table:cell-content-change>
        <table:cell-content-change table:id="ct1772" table:acceptance-state="accepted">
          <table:cell-address table:column="2" table:row="695" table:table="0"/>
          <office:change-info>
            <dc:creator> </dc:creator>
            <dc:date>2018-12-08T10:18:34.201000000</dc:date>
          </office:change-info>
          <table:previous>
            <table:change-track-table-cell/>
          </table:previous>
        </table:cell-content-change>
        <table:cell-content-change table:id="ct1773" table:acceptance-state="accepted">
          <table:cell-address table:column="0" table:row="695" table:table="0"/>
          <office:change-info>
            <dc:creator> </dc:creator>
            <dc:date>2018-12-08T10:18:37.601000000</dc:date>
          </office:change-info>
          <table:previous>
            <table:change-track-table-cell/>
          </table:previous>
        </table:cell-content-change>
        <table:cell-content-change table:id="ct1774" table:acceptance-state="accepted">
          <table:cell-address table:column="0" table:row="695" table:table="0"/>
          <office:change-info>
            <dc:creator> </dc:creator>
            <dc:date>2018-12-08T10:18:53.482000000</dc:date>
          </office:change-info>
          <table:previous table:id="ct1773">
            <table:change-track-table-cell office:value-type="string">
              <text:p>selectionVariables.carto.Lzone.Info.3</text:p>
            </table:change-track-table-cell>
          </table:previous>
        </table:cell-content-change>
        <table:cell-content-change table:id="ct1775" table:acceptance-state="accepted">
          <table:cell-address table:column="3" table:row="695" table:table="0"/>
          <office:change-info>
            <dc:creator> </dc:creator>
            <dc:date>2018-12-08T10:19:11.687000000</dc:date>
          </office:change-info>
          <table:previous>
            <table:change-track-table-cell/>
          </table:previous>
        </table:cell-content-change>
        <table:cell-content-change table:id="ct1776" table:acceptance-state="accepted">
          <table:cell-address table:column="3" table:row="695" table:table="0"/>
          <office:change-info>
            <dc:creator> </dc:creator>
            <dc:date>2018-12-08T10:19:41.717000000</dc:date>
          </office:change-info>
          <table:previous table:id="ct1775">
            <table:change-track-table-cell office:value-type="string">
              <text:p>Type de graphique : <text:s text:c="2"/></text:p>
            </table:change-track-table-cell>
          </table:previous>
        </table:cell-content-change>
        <table:cell-content-change table:id="ct1777" table:acceptance-state="accepted">
          <table:cell-address table:column="0" table:row="696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8" table:acceptance-state="accepted">
          <table:cell-address table:column="0" table:row="697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9" table:acceptance-state="accepted">
          <table:cell-address table:column="0" table:row="696" table:table="0"/>
          <office:change-info>
            <dc:creator> </dc:creator>
            <dc:date>2018-12-08T10:20:09.657000000</dc:date>
          </office:change-info>
          <table:previous table:id="ct1777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0" table:acceptance-state="accepted">
          <table:cell-address table:column="0" table:row="697" table:table="0"/>
          <office:change-info>
            <dc:creator> </dc:creator>
            <dc:date>2018-12-08T10:20:13.011000000</dc:date>
          </office:change-info>
          <table:previous table:id="ct1778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1" table:acceptance-state="accepted">
          <table:cell-address table:column="2" table:row="696" table:table="0"/>
          <office:change-info>
            <dc:creator> </dc:creator>
            <dc:date>2018-12-08T10:20:25.943000000</dc:date>
          </office:change-info>
          <table:previous>
            <table:change-track-table-cell/>
          </table:previous>
        </table:cell-content-change>
        <table:cell-content-change table:id="ct1782" table:acceptance-state="accepted">
          <table:cell-address table:column="2" table:row="697" table:table="0"/>
          <office:change-info>
            <dc:creator> </dc:creator>
            <dc:date>2018-12-08T10:20:34.555000000</dc:date>
          </office:change-info>
          <table:previous>
            <table:change-track-table-cell/>
          </table:previous>
        </table:cell-content-change>
        <table:cell-content-change table:id="ct1783" table:acceptance-state="accepted">
          <table:cell-address table:column="3" table:row="696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4" table:acceptance-state="accepted">
          <table:cell-address table:column="3" table:row="697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5" table:acceptance-state="accepted">
          <table:cell-address table:column="3" table:row="696" table:table="0"/>
          <office:change-info>
            <dc:creator> </dc:creator>
            <dc:date>2018-12-08T10:20:55.443000000</dc:date>
          </office:change-info>
          <table:previous table:id="ct1783">
            <table:change-track-table-cell office:value-type="string">
              <text:p>boxplot : graphiques en boîtes à moustache.</text:p>
            </table:change-track-table-cell>
          </table:previous>
        </table:cell-content-change>
        <table:cell-content-change table:id="ct1786" table:acceptance-state="accepted">
          <table:cell-address table:column="3" table:row="697" table:table="0"/>
          <office:change-info>
            <dc:creator> </dc:creator>
            <dc:date>2018-12-08T10:21:03.727000000</dc:date>
          </office:change-info>
          <table:previous table:id="ct1784">
            <table:change-track-table-cell office:value-type="string">
              <text:p>\nbarplot : graphiques en barres.</text:p>
            </table:change-track-table-cell>
          </table:previous>
        </table:cell-content-change>
        <table:cell-content-change table:id="ct1787" table:acceptance-state="accepted">
          <table:cell-address table:column="0" table:row="698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8" table:acceptance-state="accepted">
          <table:cell-address table:column="0" table:row="699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9" table:acceptance-state="accepted">
          <table:cell-address table:column="0" table:row="698" table:table="0"/>
          <office:change-info>
            <dc:creator> </dc:creator>
            <dc:date>2018-12-08T10:21:44.770000000</dc:date>
          </office:change-info>
          <table:previous table:id="ct1787">
            <table:change-track-table-cell office:value-type="string">
              <text:p>selectionVariables.carto.graphType.TT.3</text:p>
            </table:change-track-table-cell>
          </table:previous>
        </table:cell-content-change>
        <table:cell-content-change table:id="ct1790" table:acceptance-state="accepted">
          <table:cell-address table:column="0" table:row="699" table:table="0"/>
          <office:change-info>
            <dc:creator> </dc:creator>
            <dc:date>2018-12-08T10:22:26.079000000</dc:date>
          </office:change-info>
          <table:previous table:id="ct1788">
            <table:change-track-table-cell office:value-type="string">
              <text:p>selectionVariables.carto.graphType.TT.4</text:p>
            </table:change-track-table-cell>
          </table:previous>
        </table:cell-content-change>
        <table:cell-content-change table:id="ct1791" table:acceptance-state="accepted">
          <table:cell-address table:column="0" table:row="698" table:table="0"/>
          <office:change-info>
            <dc:creator> </dc:creator>
            <dc:date>2018-12-08T10:22:34.253000000</dc:date>
          </office:change-info>
          <table:previous table:id="ct178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2" table:acceptance-state="accepted">
          <table:cell-address table:column="0" table:row="699" table:table="0"/>
          <office:change-info>
            <dc:creator> </dc:creator>
            <dc:date>2018-12-08T10:22:39.760000000</dc:date>
          </office:change-info>
          <table:previous table:id="ct179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3" table:acceptance-state="accepted">
          <table:cell-address table:column="0" table:row="700" table:table="0"/>
          <office:change-info>
            <dc:creator> </dc:creator>
            <dc:date>2018-12-08T10:22:39.760000000</dc:date>
          </office:change-info>
          <table:previous>
            <table:change-track-table-cell/>
          </table:previous>
        </table:cell-content-change>
        <table:cell-content-change table:id="ct1794" table:acceptance-state="accepted">
          <table:cell-address table:column="2" table:row="698" table:table="0"/>
          <office:change-info>
            <dc:creator> </dc:creator>
            <dc:date>2018-12-08T10:22:52.115000000</dc:date>
          </office:change-info>
          <table:previous>
            <table:change-track-table-cell/>
          </table:previous>
        </table:cell-content-change>
        <table:cell-content-change table:id="ct1795" table:acceptance-state="accepted">
          <table:cell-address table:column="2" table:row="699" table:table="0"/>
          <office:change-info>
            <dc:creator> </dc:creator>
            <dc:date>2018-12-08T10:23:06.405000000</dc:date>
          </office:change-info>
          <table:previous>
            <table:change-track-table-cell/>
          </table:previous>
        </table:cell-content-change>
        <table:cell-content-change table:id="ct1796" table:acceptance-state="accepted">
          <table:cell-address table:column="2" table:row="700" table:table="0"/>
          <office:change-info>
            <dc:creator> </dc:creator>
            <dc:date>2018-12-08T10:23:22.005000000</dc:date>
          </office:change-info>
          <table:previous>
            <table:change-track-table-cell/>
          </table:previous>
        </table:cell-content-change>
        <table:cell-content-change table:id="ct1797" table:acceptance-state="accepted">
          <table:cell-address table:column="3" table:row="681" table:table="0"/>
          <office:change-info>
            <dc:creator> </dc:creator>
            <dc:date>2018-12-08T10:25:22.481000000</dc:date>
          </office:change-info>
          <table:previous>
            <table:change-track-table-cell/>
          </table:previous>
        </table:cell-content-change>
        <table:cell-content-change table:id="ct1798" table:acceptance-state="accepted">
          <table:cell-address table:column="3" table:row="682" table:table="0"/>
          <office:change-info>
            <dc:creator> </dc:creator>
            <dc:date>2018-12-08T10:25:31.217000000</dc:date>
          </office:change-info>
          <table:previous>
            <table:change-track-table-cell/>
          </table:previous>
        </table:cell-content-change>
        <table:cell-content-change table:id="ct1799" table:acceptance-state="accepted">
          <table:cell-address table:column="3" table:row="682" table:table="0"/>
          <office:change-info>
            <dc:creator> </dc:creator>
            <dc:date>2018-12-08T10:26:18.063000000</dc:date>
          </office:change-info>
          <table:previous table:id="ct1798">
            <table:change-track-table-cell office:value-type="string">
              <text:p>° décimaux Nord (négatif pour l'hémisphère Sud).</text:p>
            </table:change-track-table-cell>
          </table:previous>
        </table:cell-content-change>
        <table:cell-content-change table:id="ct1800" table:acceptance-state="accepted">
          <table:cell-address table:column="3" table:row="683" table:table="0"/>
          <office:change-info>
            <dc:creator> </dc:creator>
            <dc:date>2018-12-08T10:26:21.979000000</dc:date>
          </office:change-info>
          <table:previous>
            <table:change-track-table-cell/>
          </table:previous>
        </table:cell-content-change>
        <table:cell-content-change table:id="ct1801" table:acceptance-state="accepted">
          <table:cell-address table:column="3" table:row="683" table:table="0"/>
          <office:change-info>
            <dc:creator> </dc:creator>
            <dc:date>2018-12-08T10:26:59.138000000</dc:date>
          </office:change-info>
          <table:previous>
            <table:change-track-table-cell/>
          </table:previous>
        </table:cell-content-change>
        <table:cell-content-change table:id="ct1802" table:acceptance-state="accepted">
          <table:cell-address table:column="3" table:row="683" table:table="0"/>
          <office:change-info>
            <dc:creator> </dc:creator>
            <dc:date>2018-12-08T10:27:37.766000000</dc:date>
          </office:change-info>
          <table:previous table:id="ct1801">
            <table:change-track-table-cell office:value-type="string">
              <text:p>Decimal ° North (negative in the Southern hemisphere).</text:p>
            </table:change-track-table-cell>
          </table:previous>
        </table:cell-content-change>
        <table:cell-content-change table:id="ct1803" table:acceptance-state="accepted">
          <table:cell-address table:column="3" table:row="684" table:table="0"/>
          <office:change-info>
            <dc:creator> </dc:creator>
            <dc:date>2018-12-08T10:27:45.146000000</dc:date>
          </office:change-info>
          <table:previous>
            <table:change-track-table-cell/>
          </table:previous>
        </table:cell-content-change>
        <table:cell-content-change table:id="ct1804" table:acceptance-state="accepted">
          <table:cell-address table:column="0" table:row="682" table:table="0"/>
          <office:change-info>
            <dc:creator> </dc:creator>
            <dc:date>2018-12-08T10:28:58.965000000</dc:date>
          </office:change-info>
          <table:previous table:id="ct1699">
            <table:change-track-table-cell office:value-type="string">
              <text:p>selectionVariables.carto.Nlim.TT</text:p>
            </table:change-track-table-cell>
          </table:previous>
        </table:cell-content-change>
        <table:deletion table:id="ct1805" table:acceptance-state="accepted" table:type="row" table:position="683" table:table="0">
          <office:change-info>
            <dc:creator> </dc:creator>
            <dc:date>2018-12-08T10:29:01.632000000</dc:date>
          </office:change-info>
          <table:deletions>
            <table:cell-content-deletion table:id="ct1800">
              <table:change-track-table-cell office:value-type="string">
                <text:p>Decimal ° North (negative in the Southern hemisphere).</text:p>
              </table:change-track-table-cell>
            </table:cell-content-deletion>
            <table:cell-content-deletion table:id="ct1711">
              <table:change-track-table-cell office:value-type="string">
                <text:p>° décimaux Nord (négatif pour l'hémisphère Sud).</text:p>
              </table:change-track-table-cell>
            </table:cell-content-deletion>
            <table:cell-content-deletion table:id="ct1703">
              <table:change-track-table-cell office:value-type="string">
                <text:p>selectionVariables.carto.Slim.TT</text:p>
              </table:change-track-table-cell>
            </table:cell-content-deletion>
          </table:deletions>
        </table:deletion>
        <table:cell-content-change table:id="ct1806" table:acceptance-state="accepted">
          <table:cell-address table:column="0" table:row="683" table:table="0"/>
          <office:change-info>
            <dc:creator> </dc:creator>
            <dc:date>2018-12-08T10:29:42.380000000</dc:date>
          </office:change-info>
          <table:previous table:id="ct1704">
            <table:change-track-table-cell office:value-type="string">
              <text:p>selectionVariables.carto.Elim.TT</text:p>
            </table:change-track-table-cell>
          </table:previous>
        </table:cell-content-change>
        <table:deletion table:id="ct1807" table:acceptance-state="accepted" table:type="row" table:position="684" table:table="0">
          <office:change-info>
            <dc:creator> </dc:creator>
            <dc:date>2018-12-08T10:29:48.947000000</dc:date>
          </office:change-info>
          <table:deletions>
            <table:cell-content-deletion table:id="ct1803">
              <table:change-track-table-cell office:value-type="string">
                <text:p>Decimal ° East (negative to the West of Greenwich).</text:p>
              </table:change-track-table-cell>
            </table:cell-content-deletion>
            <table:cell-content-deletion table:id="ct1713">
              <table:change-track-table-cell office:value-type="string">
                <text:p>° décimaux Est (négatif à l'Ouest du méridien de Greenwich).</text:p>
              </table:change-track-table-cell>
            </table:cell-content-deletion>
            <table:cell-content-deletion table:id="ct1705">
              <table:change-track-table-cell office:value-type="string">
                <text:p>selectionVariables.carto.Wlim.TT</text:p>
              </table:change-track-table-cell>
            </table:cell-content-deletion>
          </table:deletions>
        </table:deletion>
        <table:cell-content-change table:id="ct1808" table:acceptance-state="accepted">
          <table:cell-address table:column="3" table:row="684" table:table="0"/>
          <office:change-info>
            <dc:creator> </dc:creator>
            <dc:date>2018-12-08T10:30:06.544000000</dc:date>
          </office:change-info>
          <table:previous>
            <table:change-track-table-cell/>
          </table:previous>
        </table:cell-content-change>
        <table:cell-content-change table:id="ct1809" table:acceptance-state="accepted">
          <table:cell-address table:column="3" table:row="685" table:table="0"/>
          <office:change-info>
            <dc:creator> </dc:creator>
            <dc:date>2018-12-08T10:30:24.328000000</dc:date>
          </office:change-info>
          <table:previous>
            <table:change-track-table-cell/>
          </table:previous>
        </table:cell-content-change>
        <table:cell-content-change table:id="ct1810" table:acceptance-state="accepted">
          <table:cell-address table:column="3" table:row="686" table:table="0"/>
          <office:change-info>
            <dc:creator> </dc:creator>
            <dc:date>2018-12-08T10:31:44.746000000</dc:date>
          </office:change-info>
          <table:previous>
            <table:change-track-table-cell/>
          </table:previous>
        </table:cell-content-change>
        <table:cell-content-change table:id="ct1811" table:acceptance-state="accepted">
          <table:cell-address table:column="3" table:row="687" table:table="0"/>
          <office:change-info>
            <dc:creator> </dc:creator>
            <dc:date>2018-12-08T10:32:29.315000000</dc:date>
          </office:change-info>
          <table:previous>
            <table:change-track-table-cell/>
          </table:previous>
        </table:cell-content-change>
        <table:cell-content-change table:id="ct1812" table:acceptance-state="accepted">
          <table:cell-address table:column="3" table:row="687" table:table="0"/>
          <office:change-info>
            <dc:creator> </dc:creator>
            <dc:date>2018-12-08T10:32:41.421000000</dc:date>
          </office:change-info>
          <table:previous table:id="ct1811">
            <table:change-track-table-cell office:value-type="string">
              <text:p>(user defined variable from the spatial reference table)</text:p>
            </table:change-track-table-cell>
          </table:previous>
        </table:cell-content-change>
        <table:cell-content-change table:id="ct1813" table:acceptance-state="accepted">
          <table:cell-address table:column="3" table:row="689" table:table="0"/>
          <office:change-info>
            <dc:creator> </dc:creator>
            <dc:date>2018-12-08T10:43:07.859000000</dc:date>
          </office:change-info>
          <table:previous>
            <table:change-track-table-cell/>
          </table:previous>
        </table:cell-content-change>
        <table:cell-content-change table:id="ct1814" table:acceptance-state="accepted">
          <table:cell-address table:column="3" table:row="690" table:table="0"/>
          <office:change-info>
            <dc:creator> </dc:creator>
            <dc:date>2018-12-08T10:43:31.337000000</dc:date>
          </office:change-info>
          <table:previous>
            <table:change-track-table-cell/>
          </table:previous>
        </table:cell-content-change>
        <table:cell-content-change table:id="ct1815" table:acceptance-state="accepted">
          <table:cell-address table:column="3" table:row="690" table:table="0"/>
          <office:change-info>
            <dc:creator> </dc:creator>
            <dc:date>2018-12-08T10:44:30.773000000</dc:date>
          </office:change-info>
          <table:previous table:id="ct1814">
            <table:change-track-table-cell office:value-type="string">
              <text:p><text:s/>(previous tab + "</text:p>
            </table:change-track-table-cell>
          </table:previous>
        </table:cell-content-change>
        <table:cell-content-change table:id="ct1816" table:acceptance-state="accepted">
          <table:cell-address table:column="3" table:row="691" table:table="0"/>
          <office:change-info>
            <dc:creator> </dc:creator>
            <dc:date>2018-12-08T10:45:01.053000000</dc:date>
          </office:change-info>
          <table:previous>
            <table:change-track-table-cell/>
          </table:previous>
        </table:cell-content-change>
        <table:cell-content-change table:id="ct1817" table:acceptance-state="accepted">
          <table:cell-address table:column="3" table:row="692" table:table="0"/>
          <office:change-info>
            <dc:creator> </dc:creator>
            <dc:date>2018-12-08T10:45:25.248000000</dc:date>
          </office:change-info>
          <table:previous>
            <table:change-track-table-cell/>
          </table:previous>
        </table:cell-content-change>
        <table:cell-content-change table:id="ct1818" table:acceptance-state="accepted">
          <table:cell-address table:column="3" table:row="693" table:table="0"/>
          <office:change-info>
            <dc:creator> </dc:creator>
            <dc:date>2018-12-08T10:45:54.701000000</dc:date>
          </office:change-info>
          <table:previous>
            <table:change-track-table-cell/>
          </table:previous>
        </table:cell-content-change>
        <table:cell-content-change table:id="ct1819" table:acceptance-state="accepted">
          <table:cell-address table:column="3" table:row="693" table:table="0"/>
          <office:change-info>
            <dc:creator> </dc:creator>
            <dc:date>2018-12-08T10:46:09.880000000</dc:date>
          </office:change-info>
          <table:previous table:id="ct1818">
            <table:change-track-table-cell office:value-type="string">
              <text:p>Please define the display limits</text:p>
            </table:change-track-table-cell>
          </table:previous>
        </table:cell-content-change>
        <table:cell-content-change table:id="ct1820" table:acceptance-state="accepted">
          <table:cell-address table:column="3" table:row="694" table:table="0"/>
          <office:change-info>
            <dc:creator> </dc:creator>
            <dc:date>2018-12-08T10:46:50.019000000</dc:date>
          </office:change-info>
          <table:previous>
            <table:change-track-table-cell/>
          </table:previous>
        </table:cell-content-change>
        <table:cell-content-change table:id="ct1821" table:acceptance-state="accepted">
          <table:cell-address table:column="3" table:row="692" table:table="0"/>
          <office:change-info>
            <dc:creator> </dc:creator>
            <dc:date>2018-12-08T10:46:58.942000000</dc:date>
          </office:change-info>
          <table:previous table:id="ct1817">
            <table:change-track-table-cell office:value-type="string">
              <text:p><text:s/>to the spatial reference table extent.</text:p>
            </table:change-track-table-cell>
          </table:previous>
        </table:cell-content-change>
        <table:cell-content-change table:id="ct1822" table:acceptance-state="accepted">
          <table:cell-address table:column="3" table:row="698" table:table="0"/>
          <office:change-info>
            <dc:creator> </dc:creator>
            <dc:date>2018-12-08T10:47:37.710000000</dc:date>
          </office:change-info>
          <table:previous>
            <table:change-track-table-cell/>
          </table:previous>
        </table:cell-content-change>
        <table:cell-content-change table:id="ct1823" table:acceptance-state="accepted">
          <table:cell-address table:column="3" table:row="699" table:table="0"/>
          <office:change-info>
            <dc:creator> </dc:creator>
            <dc:date>2018-12-08T10:48:11.874000000</dc:date>
          </office:change-info>
          <table:previous>
            <table:change-track-table-cell/>
          </table:previous>
        </table:cell-content-change>
        <table:cell-content-change table:id="ct1824" table:acceptance-state="accepted">
          <table:cell-address table:column="3" table:row="700" table:table="0"/>
          <office:change-info>
            <dc:creator> </dc:creator>
            <dc:date>2018-12-08T10:48:41.452000000</dc:date>
          </office:change-info>
          <table:previous>
            <table:change-track-table-cell/>
          </table:previous>
        </table:cell-content-change>
        <table:cell-content-change table:id="ct1825" table:acceptance-state="accepted">
          <table:cell-address table:column="0" table:row="701" table:table="0"/>
          <office:change-info>
            <dc:creator> </dc:creator>
            <dc:date>2018-12-08T11:12:58.944000000</dc:date>
          </office:change-info>
          <table:previous>
            <table:change-track-table-cell/>
          </table:previous>
        </table:cell-content-change>
        <table:cell-content-change table:id="ct1826" table:acceptance-state="accepted">
          <table:cell-address table:column="0" table:row="701" table:table="0"/>
          <office:change-info>
            <dc:creator> </dc:creator>
            <dc:date>2018-12-08T11:13:18.740000000</dc:date>
          </office:change-info>
          <table:previous table:id="ct1825">
            <table:change-track-table-cell office:value-type="string">
              <text:p>choixDistri</text:p>
            </table:change-track-table-cell>
          </table:previous>
        </table:cell-content-change>
        <table:cell-content-change table:id="ct1827" table:acceptance-state="accepted">
          <table:cell-address table:column="2" table:row="701" table:table="0"/>
          <office:change-info>
            <dc:creator> </dc:creator>
            <dc:date>2018-12-08T11:13:42.920000000</dc:date>
          </office:change-info>
          <table:previous>
            <table:change-track-table-cell/>
          </table:previous>
        </table:cell-content-change>
        <table:cell-content-change table:id="ct1828" table:acceptance-state="accepted">
          <table:cell-address table:column="3" table:row="701" table:table="0"/>
          <office:change-info>
            <dc:creator> </dc:creator>
            <dc:date>2018-12-08T11:14:39.517000000</dc:date>
          </office:change-info>
          <table:previous>
            <table:change-track-table-cell/>
          </table:previous>
        </table:cell-content-change>
        <table:cell-content-change table:id="ct1829" table:acceptance-state="accepted">
          <table:cell-address table:column="2" table:row="702" table:table="0"/>
          <office:change-info>
            <dc:creator> </dc:creator>
            <dc:date>2018-12-08T11:15:30.482000000</dc:date>
          </office:change-info>
          <table:previous>
            <table:change-track-table-cell/>
          </table:previous>
        </table:cell-content-change>
        <table:cell-content-change table:id="ct1830" table:acceptance-state="accepted">
          <table:cell-address table:column="0" table:row="702" table:table="0"/>
          <office:change-info>
            <dc:creator> </dc:creator>
            <dc:date>2018-12-08T11:15:37.299000000</dc:date>
          </office:change-info>
          <table:previous>
            <table:change-track-table-cell/>
          </table:previous>
        </table:cell-content-change>
        <table:cell-content-change table:id="ct1831" table:acceptance-state="accepted">
          <table:cell-address table:column="0" table:row="702" table:table="0"/>
          <office:change-info>
            <dc:creator> </dc:creator>
            <dc:date>2018-12-08T11:15:56.144000000</dc:date>
          </office:change-info>
          <table:previous table:id="ct1830">
            <table:change-track-table-cell office:value-type="string">
              <text:p>choixDistri.WT</text:p>
            </table:change-track-table-cell>
          </table:previous>
        </table:cell-content-change>
        <table:cell-content-change table:id="ct1832" table:acceptance-state="accepted">
          <table:cell-address table:column="0" table:row="703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3" table:acceptance-state="accepted">
          <table:cell-address table:column="0" table:row="704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4" table:acceptance-state="accepted">
          <table:cell-address table:column="0" table:row="705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5" table:acceptance-state="accepted">
          <table:cell-address table:column="0" table:row="702" table:table="0"/>
          <office:change-info>
            <dc:creator> </dc:creator>
            <dc:date>2018-12-08T11:16:03.039000000</dc:date>
          </office:change-info>
          <table:previous table:id="ct1831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6" table:acceptance-state="accepted">
          <table:cell-address table:column="3" table:row="702" table:table="0"/>
          <office:change-info>
            <dc:creator> </dc:creator>
            <dc:date>2018-12-08T11:16:13.086000000</dc:date>
          </office:change-info>
          <table:previous>
            <table:change-track-table-cell/>
          </table:previous>
        </table:cell-content-change>
        <table:cell-content-change table:id="ct1837" table:acceptance-state="accepted">
          <table:cell-address table:column="2" table:row="703" table:table="0"/>
          <office:change-info>
            <dc:creator> </dc:creator>
            <dc:date>2018-12-08T11:16:53.833000000</dc:date>
          </office:change-info>
          <table:previous>
            <table:change-track-table-cell/>
          </table:previous>
        </table:cell-content-change>
        <table:cell-content-change table:id="ct1838" table:acceptance-state="accepted">
          <table:cell-address table:column="0" table:row="703" table:table="0"/>
          <office:change-info>
            <dc:creator> </dc:creator>
            <dc:date>2018-12-08T11:17:01.087000000</dc:date>
          </office:change-info>
          <table:previous table:id="ct1832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9" table:acceptance-state="accepted">
          <table:cell-address table:column="3" table:row="703" table:table="0"/>
          <office:change-info>
            <dc:creator> </dc:creator>
            <dc:date>2018-12-08T11:17:17.108000000</dc:date>
          </office:change-info>
          <table:previous>
            <table:change-track-table-cell/>
          </table:previous>
        </table:cell-content-change>
        <table:cell-content-change table:id="ct1840" table:acceptance-state="accepted">
          <table:cell-address table:column="2" table:row="704" table:table="0"/>
          <office:change-info>
            <dc:creator> </dc:creator>
            <dc:date>2018-12-08T11:17:52.397000000</dc:date>
          </office:change-info>
          <table:previous>
            <table:change-track-table-cell/>
          </table:previous>
        </table:cell-content-change>
        <table:cell-content-change table:id="ct1841" table:acceptance-state="accepted">
          <table:cell-address table:column="0" table:row="704" table:table="0"/>
          <office:change-info>
            <dc:creator> </dc:creator>
            <dc:date>2018-12-08T11:18:01.274000000</dc:date>
          </office:change-info>
          <table:previous table:id="ct1833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2" table:acceptance-state="accepted">
          <table:cell-address table:column="3" table:row="704" table:table="0"/>
          <office:change-info>
            <dc:creator> </dc:creator>
            <dc:date>2018-12-08T11:18:08.450000000</dc:date>
          </office:change-info>
          <table:previous>
            <table:change-track-table-cell/>
          </table:previous>
        </table:cell-content-change>
        <table:cell-content-change table:id="ct1843" table:acceptance-state="accepted">
          <table:cell-address table:column="2" table:row="705" table:table="0"/>
          <office:change-info>
            <dc:creator> </dc:creator>
            <dc:date>2018-12-08T11:18:43.394000000</dc:date>
          </office:change-info>
          <table:previous>
            <table:change-track-table-cell/>
          </table:previous>
        </table:cell-content-change>
        <table:cell-content-change table:id="ct1844" table:acceptance-state="accepted">
          <table:cell-address table:column="0" table:row="705" table:table="0"/>
          <office:change-info>
            <dc:creator> </dc:creator>
            <dc:date>2018-12-08T11:18:51.022000000</dc:date>
          </office:change-info>
          <table:previous table:id="ct1834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5" table:acceptance-state="accepted">
          <table:cell-address table:column="3" table:row="705" table:table="0"/>
          <office:change-info>
            <dc:creator> </dc:creator>
            <dc:date>2018-12-08T11:19:08.338000000</dc:date>
          </office:change-info>
          <table:previous>
            <table:change-track-table-cell/>
          </table:previous>
        </table:cell-content-change>
        <table:cell-content-change table:id="ct1846" table:acceptance-state="accepted">
          <table:cell-address table:column="0" table:row="706" table:table="0"/>
          <office:change-info>
            <dc:creator> </dc:creator>
            <dc:date>2018-12-08T11:20:42.063000000</dc:date>
          </office:change-info>
          <table:previous>
            <table:change-track-table-cell/>
          </table:previous>
        </table:cell-content-change>
        <table:cell-content-change table:id="ct1847" table:acceptance-state="accepted">
          <table:cell-address table:column="0" table:row="706" table:table="0"/>
          <office:change-info>
            <dc:creator> </dc:creator>
            <dc:date>2018-12-08T11:20:49.130000000</dc:date>
          </office:change-info>
          <table:previous table:id="ct184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48" table:acceptance-state="accepted">
          <table:cell-address table:column="0" table:row="707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49" table:acceptance-state="accepted">
          <table:cell-address table:column="0" table:row="708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0" table:acceptance-state="accepted">
          <table:cell-address table:column="0" table:row="709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1" table:acceptance-state="accepted">
          <table:cell-address table:column="0" table:row="710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2" table:acceptance-state="accepted">
          <table:cell-address table:column="0" table:row="711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3" table:acceptance-state="accepted">
          <table:cell-address table:column="2" table:row="706" table:table="0"/>
          <office:change-info>
            <dc:creator> </dc:creator>
            <dc:date>2018-12-08T11:21:22.451000000</dc:date>
          </office:change-info>
          <table:previous>
            <table:change-track-table-cell/>
          </table:previous>
        </table:cell-content-change>
        <table:cell-content-change table:id="ct1854" table:acceptance-state="accepted">
          <table:cell-address table:column="3" table:row="706" table:table="0"/>
          <office:change-info>
            <dc:creator> </dc:creator>
            <dc:date>2018-12-08T11:21:26.180000000</dc:date>
          </office:change-info>
          <table:previous>
            <table:change-track-table-cell/>
          </table:previous>
        </table:cell-content-change>
        <table:cell-content-change table:id="ct1855" table:acceptance-state="accepted">
          <table:cell-address table:column="2" table:row="707" table:table="0"/>
          <office:change-info>
            <dc:creator> </dc:creator>
            <dc:date>2018-12-08T11:22:18.784000000</dc:date>
          </office:change-info>
          <table:previous>
            <table:change-track-table-cell/>
          </table:previous>
        </table:cell-content-change>
        <table:cell-content-change table:id="ct1856" table:acceptance-state="accepted">
          <table:cell-address table:column="2" table:row="708" table:table="0"/>
          <office:change-info>
            <dc:creator> </dc:creator>
            <dc:date>2018-12-08T11:22:28.675000000</dc:date>
          </office:change-info>
          <table:previous>
            <table:change-track-table-cell/>
          </table:previous>
        </table:cell-content-change>
        <table:cell-content-change table:id="ct1857" table:acceptance-state="accepted">
          <table:cell-address table:column="2" table:row="709" table:table="0"/>
          <office:change-info>
            <dc:creator> </dc:creator>
            <dc:date>2018-12-08T11:22:37.442000000</dc:date>
          </office:change-info>
          <table:previous>
            <table:change-track-table-cell/>
          </table:previous>
        </table:cell-content-change>
        <table:cell-content-change table:id="ct1858" table:acceptance-state="accepted">
          <table:cell-address table:column="2" table:row="710" table:table="0"/>
          <office:change-info>
            <dc:creator> </dc:creator>
            <dc:date>2018-12-08T11:23:00.562000000</dc:date>
          </office:change-info>
          <table:previous>
            <table:change-track-table-cell/>
          </table:previous>
        </table:cell-content-change>
        <table:cell-content-change table:id="ct1859" table:acceptance-state="accepted">
          <table:cell-address table:column="2" table:row="711" table:table="0"/>
          <office:change-info>
            <dc:creator> </dc:creator>
            <dc:date>2018-12-08T11:23:08.955000000</dc:date>
          </office:change-info>
          <table:previous>
            <table:change-track-table-cell/>
          </table:previous>
        </table:cell-content-change>
        <table:cell-content-change table:id="ct1860" table:acceptance-state="accepted">
          <table:cell-address table:column="3" table:row="707" table:table="0"/>
          <office:change-info>
            <dc:creator> </dc:creator>
            <dc:date>2018-12-08T11:25:09.750000000</dc:date>
          </office:change-info>
          <table:previous>
            <table:change-track-table-cell/>
          </table:previous>
        </table:cell-content-change>
        <table:cell-content-change table:id="ct1861" table:acceptance-state="accepted">
          <table:cell-address table:column="3" table:row="708" table:table="0"/>
          <office:change-info>
            <dc:creator> </dc:creator>
            <dc:date>2018-12-08T11:25:11.326000000</dc:date>
          </office:change-info>
          <table:previous>
            <table:change-track-table-cell/>
          </table:previous>
        </table:cell-content-change>
        <table:cell-content-change table:id="ct1862" table:acceptance-state="accepted">
          <table:cell-address table:column="3" table:row="708" table:table="0"/>
          <office:change-info>
            <dc:creator> </dc:creator>
            <dc:date>2018-12-08T11:25:33.790000000</dc:date>
          </office:change-info>
          <table:previous table:id="ct1861">
            <table:change-track-table-cell office:value-type="string">
              <text:p>choixDistri.dist.Help.6</text:p>
            </table:change-track-table-cell>
          </table:previous>
        </table:cell-content-change>
        <table:cell-content-change table:id="ct1863" table:acceptance-state="accepted">
          <table:cell-address table:column="3" table:row="707" table:table="0"/>
          <office:change-info>
            <dc:creator> </dc:creator>
            <dc:date>2018-12-08T11:25:40.421000000</dc:date>
          </office:change-info>
          <table:previous table:id="ct1860">
            <table:change-track-table-cell office:value-type="string">
              <text:p>This window is for selecting the most </text:p>
            </table:change-track-table-cell>
          </table:previous>
        </table:cell-content-change>
        <table:cell-content-change table:id="ct1864" table:acceptance-state="accepted">
          <table:cell-address table:column="3" table:row="708" table:table="0"/>
          <office:change-info>
            <dc:creator> </dc:creator>
            <dc:date>2018-12-08T11:27:08.376000000</dc:date>
          </office:change-info>
          <table:previous table:id="ct1862">
            <table:change-track-table-cell office:value-type="string">
              <text:p><text:s/>suitable distribution</text:p>
            </table:change-track-table-cell>
          </table:previous>
        </table:cell-content-change>
        <table:cell-content-change table:id="ct1865" table:acceptance-state="accepted">
          <table:cell-address table:column="3" table:row="707" table:table="0"/>
          <office:change-info>
            <dc:creator> </dc:creator>
            <dc:date>2018-12-08T11:27:35.036000000</dc:date>
          </office:change-info>
          <table:previous table:id="ct1863">
            <table:change-track-table-cell office:value-type="string">
              <text:p>This window is for selecting the distribution </text:p>
            </table:change-track-table-cell>
          </table:previous>
        </table:cell-content-change>
        <table:cell-content-change table:id="ct1866" table:acceptance-state="accepted">
          <table:cell-address table:column="3" table:row="708" table:table="0"/>
          <office:change-info>
            <dc:creator> </dc:creator>
            <dc:date>2018-12-08T11:27:56.910000000</dc:date>
          </office:change-info>
          <table:previous table:id="ct1864">
            <table:change-track-table-cell office:value-type="string">
              <text:p><text:s/>fitting your data the better (out of a pre-defined selection).</text:p>
            </table:change-track-table-cell>
          </table:previous>
        </table:cell-content-change>
        <table:cell-content-change table:id="ct1867" table:acceptance-state="accepted">
          <table:cell-address table:column="3" table:row="709" table:table="0"/>
          <office:change-info>
            <dc:creator> </dc:creator>
            <dc:date>2018-12-08T11:28:03.712000000</dc:date>
          </office:change-info>
          <table:previous>
            <table:change-track-table-cell/>
          </table:previous>
        </table:cell-content-change>
        <table:cell-content-change table:id="ct1868" table:acceptance-state="accepted">
          <table:cell-address table:column="3" table:row="708" table:table="0"/>
          <office:change-info>
            <dc:creator> </dc:creator>
            <dc:date>2018-12-08T11:28:08.782000000</dc:date>
          </office:change-info>
          <table:previous table:id="ct1866">
            <table:change-track-table-cell office:value-type="string">
              <text:p><text:s/>for the analysis (out of a pre-defined selection).</text:p>
            </table:change-track-table-cell>
          </table:previous>
        </table:cell-content-change>
        <table:cell-content-change table:id="ct1869" table:acceptance-state="accepted">
          <table:cell-address table:column="3" table:row="709" table:table="0"/>
          <office:change-info>
            <dc:creator> </dc:creator>
            <dc:date>2018-12-08T11:29:02.197000000</dc:date>
          </office:change-info>
          <table:previous table:id="ct1867">
            <table:change-track-table-cell office:value-type="string">
              <text:p>The d</text:p>
            </table:change-track-table-cell>
          </table:previous>
        </table:cell-content-change>
        <table:cell-content-change table:id="ct1870" table:acceptance-state="accepted">
          <table:cell-address table:column="3" table:row="710" table:table="0"/>
          <office:change-info>
            <dc:creator> </dc:creator>
            <dc:date>2018-12-08T11:29:44.317000000</dc:date>
          </office:change-info>
          <table:previous>
            <table:change-track-table-cell/>
          </table:previous>
        </table:cell-content-change>
        <table:cell-content-change table:id="ct1871" table:acceptance-state="accepted">
          <table:cell-address table:column="3" table:row="711" table:table="0"/>
          <office:change-info>
            <dc:creator> </dc:creator>
            <dc:date>2018-12-08T11:29:50.979000000</dc:date>
          </office:change-info>
          <table:previous>
            <table:change-track-table-cell/>
          </table:previous>
        </table:cell-content-change>
        <table:cell-content-change table:id="ct1872" table:acceptance-state="accepted">
          <table:cell-address table:column="3" table:row="711" table:table="0"/>
          <office:change-info>
            <dc:creator> </dc:creator>
            <dc:date>2018-12-08T11:30:50.963000000</dc:date>
          </office:change-info>
          <table:previous table:id="ct1871">
            <table:change-track-table-cell office:value-type="string">
              <text:p><text:s/>(default to the extent of the spatial reference shapefile)</text:p>
            </table:change-track-table-cell>
          </table:previous>
        </table:cell-content-change>
        <table:cell-content-change table:id="ct1873" table:acceptance-state="accepted">
          <table:cell-address table:column="0" table:row="712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4" table:acceptance-state="accepted">
          <table:cell-address table:column="0" table:row="713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5" table:acceptance-state="accepted">
          <table:cell-address table:column="0" table:row="714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6" table:acceptance-state="accepted">
          <table:cell-address table:column="0" table:row="715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7" table:acceptance-state="accepted">
          <table:cell-address table:column="0" table:row="712" table:table="0"/>
          <office:change-info>
            <dc:creator> </dc:creator>
            <dc:date>2018-12-08T11:31:37.530000000</dc:date>
          </office:change-info>
          <table:previous table:id="ct1873">
            <table:change-track-table-cell office:value-type="string">
              <text:p>choixDistri.dist.NO</text:p>
            </table:change-track-table-cell>
          </table:previous>
        </table:cell-content-change>
        <table:cell-content-change table:id="ct1878" table:acceptance-state="accepted">
          <table:cell-address table:column="0" table:row="713" table:table="0"/>
          <office:change-info>
            <dc:creator> </dc:creator>
            <dc:date>2018-12-08T11:31:39.917000000</dc:date>
          </office:change-info>
          <table:previous table:id="ct1874">
            <table:change-track-table-cell office:value-type="string">
              <text:p>choixDistri.dist.LogNO</text:p>
            </table:change-track-table-cell>
          </table:previous>
        </table:cell-content-change>
        <table:cell-content-change table:id="ct1879" table:acceptance-state="accepted">
          <table:cell-address table:column="0" table:row="714" table:table="0"/>
          <office:change-info>
            <dc:creator> </dc:creator>
            <dc:date>2018-12-08T11:31:41.835000000</dc:date>
          </office:change-info>
          <table:previous table:id="ct1875">
            <table:change-track-table-cell office:value-type="string">
              <text:p>choixDistri.dist.G</text:p>
            </table:change-track-table-cell>
          </table:previous>
        </table:cell-content-change>
        <table:cell-content-change table:id="ct1880" table:acceptance-state="accepted">
          <table:cell-address table:column="0" table:row="715" table:table="0"/>
          <office:change-info>
            <dc:creator> </dc:creator>
            <dc:date>2018-12-08T11:31:45.486000000</dc:date>
          </office:change-info>
          <table:previous table:id="ct187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81" table:acceptance-state="accepted">
          <table:cell-address table:column="2" table:row="712" table:table="0"/>
          <office:change-info>
            <dc:creator> </dc:creator>
            <dc:date>2018-12-08T11:31:59.588000000</dc:date>
          </office:change-info>
          <table:previous>
            <table:change-track-table-cell/>
          </table:previous>
        </table:cell-content-change>
        <table:cell-content-change table:id="ct1882" table:acceptance-state="accepted">
          <table:cell-address table:column="3" table:row="712" table:table="0"/>
          <office:change-info>
            <dc:creator> </dc:creator>
            <dc:date>2018-12-08T11:32:03.051000000</dc:date>
          </office:change-info>
          <table:previous>
            <table:change-track-table-cell/>
          </table:previous>
        </table:cell-content-change>
        <table:cell-content-change table:id="ct1883" table:acceptance-state="accepted">
          <table:cell-address table:column="3" table:row="712" table:table="0"/>
          <office:change-info>
            <dc:creator> </dc:creator>
            <dc:date>2018-12-08T11:32:12.864000000</dc:date>
          </office:change-info>
          <table:previous table:id="ct1882">
            <table:change-track-table-cell office:value-type="string">
              <text:p><text:s/>Modèle : ANOVA</text:p>
            </table:change-track-table-cell>
          </table:previous>
        </table:cell-content-change>
        <table:cell-content-change table:id="ct1884" table:acceptance-state="accepted">
          <table:cell-address table:column="2" table:row="713" table:table="0"/>
          <office:change-info>
            <dc:creator> </dc:creator>
            <dc:date>2018-12-08T11:32:43.377000000</dc:date>
          </office:change-info>
          <table:previous>
            <table:change-track-table-cell/>
          </table:previous>
        </table:cell-content-change>
        <table:cell-content-change table:id="ct1885" table:acceptance-state="accepted">
          <table:cell-address table:column="3" table:row="713" table:table="0"/>
          <office:change-info>
            <dc:creator> </dc:creator>
            <dc:date>2018-12-08T11:32:47.652000000</dc:date>
          </office:change-info>
          <table:previous>
            <table:change-track-table-cell/>
          </table:previous>
        </table:cell-content-change>
        <table:cell-content-change table:id="ct1886" table:acceptance-state="accepted">
          <table:cell-address table:column="3" table:row="713" table:table="0"/>
          <office:change-info>
            <dc:creator> </dc:creator>
            <dc:date>2018-12-08T11:33:11.816000000</dc:date>
          </office:change-info>
          <table:previous table:id="ct1885">
            <table:change-track-table-cell office:value-type="string">
              <text:p><text:s/>Modèle : ANOVA, données log-transformées</text:p>
            </table:change-track-table-cell>
          </table:previous>
        </table:cell-content-change>
        <table:cell-content-change table:id="ct1887" table:acceptance-state="accepted">
          <table:cell-address table:column="2" table:row="714" table:table="0"/>
          <office:change-info>
            <dc:creator> </dc:creator>
            <dc:date>2018-12-08T11:33:43.952000000</dc:date>
          </office:change-info>
          <table:previous>
            <table:change-track-table-cell/>
          </table:previous>
        </table:cell-content-change>
        <table:cell-content-change table:id="ct1888" table:acceptance-state="accepted">
          <table:cell-address table:column="3" table:row="714" table:table="0"/>
          <office:change-info>
            <dc:creator> </dc:creator>
            <dc:date>2018-12-08T11:33:47.072000000</dc:date>
          </office:change-info>
          <table:previous>
            <table:change-track-table-cell/>
          </table:previous>
        </table:cell-content-change>
        <table:cell-content-change table:id="ct1889" table:acceptance-state="accepted">
          <table:cell-address table:column="3" table:row="714" table:table="0"/>
          <office:change-info>
            <dc:creator> </dc:creator>
            <dc:date>2018-12-08T11:34:11.502000000</dc:date>
          </office:change-info>
          <table:previous table:id="ct1888">
            <table:change-track-table-cell office:value-type="string">
              <text:p><text:s/>Modèle : GLM, famille 'Gamma'</text:p>
            </table:change-track-table-cell>
          </table:previous>
        </table:cell-content-change>
        <table:cell-content-change table:id="ct1890" table:acceptance-state="accepted">
          <table:cell-address table:column="2" table:row="715" table:table="0"/>
          <office:change-info>
            <dc:creator> </dc:creator>
            <dc:date>2018-12-08T11:34:42.140000000</dc:date>
          </office:change-info>
          <table:previous>
            <table:change-track-table-cell/>
          </table:previous>
        </table:cell-content-change>
        <table:cell-content-change table:id="ct1891" table:acceptance-state="accepted">
          <table:cell-address table:column="3" table:row="715" table:table="0"/>
          <office:change-info>
            <dc:creator> </dc:creator>
            <dc:date>2018-12-08T11:34:44.387000000</dc:date>
          </office:change-info>
          <table:previous>
            <table:change-track-table-cell/>
          </table:previous>
        </table:cell-content-change>
        <table:cell-content-change table:id="ct1892" table:acceptance-state="accepted">
          <table:cell-address table:column="3" table:row="715" table:table="0"/>
          <office:change-info>
            <dc:creator> </dc:creator>
            <dc:date>2018-12-08T11:35:23.995000000</dc:date>
          </office:change-info>
          <table:previous table:id="ct1891">
            <table:change-track-table-cell office:value-type="string">
              <text:p><text:s/>Modèle : GLM, famille 'Binomiale négative'</text:p>
            </table:change-track-table-cell>
          </table:previous>
        </table:cell-content-change>
        <table:cell-content-change table:id="ct1893" table:acceptance-state="accepted">
          <table:cell-address table:column="2" table:row="716" table:table="0"/>
          <office:change-info>
            <dc:creator> </dc:creator>
            <dc:date>2018-12-08T11:36:02.574000000</dc:date>
          </office:change-info>
          <table:previous>
            <table:change-track-table-cell/>
          </table:previous>
        </table:cell-content-change>
        <table:cell-content-change table:id="ct1894" table:acceptance-state="accepted">
          <table:cell-address table:column="0" table:row="716" table:table="0"/>
          <office:change-info>
            <dc:creator> </dc:creator>
            <dc:date>2018-12-08T11:36:18.330000000</dc:date>
          </office:change-info>
          <table:previous>
            <table:change-track-table-cell/>
          </table:previous>
        </table:cell-content-change>
        <table:cell-content-change table:id="ct1895" table:acceptance-state="accepted">
          <table:cell-address table:column="0" table:row="716" table:table="0"/>
          <office:change-info>
            <dc:creator> </dc:creator>
            <dc:date>2018-12-08T11:36:25.069000000</dc:date>
          </office:change-info>
          <table:previous table:id="ct1894">
            <table:change-track-table-cell office:value-type="string">
              <text:p>supprimeObs</text:p>
            </table:change-track-table-cell>
          </table:previous>
        </table:cell-content-change>
        <table:cell-content-change table:id="ct1896" table:acceptance-state="accepted">
          <table:cell-address table:column="3" table:row="716" table:table="0"/>
          <office:change-info>
            <dc:creator> </dc:creator>
            <dc:date>2018-12-08T11:37:00.403000000</dc:date>
          </office:change-info>
          <table:previous>
            <table:change-track-table-cell/>
          </table:previous>
        </table:cell-content-change>
        <table:cell-content-change table:id="ct1897" table:acceptance-state="accepted">
          <table:cell-address table:column="2" table:row="717" table:table="0"/>
          <office:change-info>
            <dc:creator> </dc:creator>
            <dc:date>2018-12-08T11:39:23.582000000</dc:date>
          </office:change-info>
          <table:previous>
            <table:change-track-table-cell/>
          </table:previous>
        </table:cell-content-change>
        <table:cell-content-change table:id="ct1898" table:acceptance-state="accepted">
          <table:cell-address table:column="0" table:row="717" table:table="0"/>
          <office:change-info>
            <dc:creator> </dc:creator>
            <dc:date>2018-12-08T11:39:30.165000000</dc:date>
          </office:change-info>
          <table:previous>
            <table:change-track-table-cell/>
          </table:previous>
        </table:cell-content-change>
        <table:cell-content-change table:id="ct1899" table:acceptance-state="accepted">
          <table:cell-address table:column="0" table:row="717" table:table="0"/>
          <office:change-info>
            <dc:creator> </dc:creator>
            <dc:date>2018-12-08T11:39:58.432000000</dc:date>
          </office:change-info>
          <table:previous table:id="ct1898">
            <table:change-track-table-cell office:value-type="string">
              <text:p>supprimeObs.WT</text:p>
            </table:change-track-table-cell>
          </table:previous>
        </table:cell-content-change>
        <table:cell-content-change table:id="ct1900" table:acceptance-state="accepted">
          <table:cell-address table:column="2" table:row="718" table:table="0"/>
          <office:change-info>
            <dc:creator> </dc:creator>
            <dc:date>2018-12-08T11:40:55.840000000</dc:date>
          </office:change-info>
          <table:previous>
            <table:change-track-table-cell/>
          </table:previous>
        </table:cell-content-change>
        <table:cell-content-change table:id="ct1901" table:acceptance-state="accepted">
          <table:cell-address table:column="0" table:row="718" table:table="0"/>
          <office:change-info>
            <dc:creator> </dc:creator>
            <dc:date>2018-12-08T11:40:59.834000000</dc:date>
          </office:change-info>
          <table:previous>
            <table:change-track-table-cell/>
          </table:previous>
        </table:cell-content-change>
        <table:cell-content-change table:id="ct1902" table:acceptance-state="accepted">
          <table:cell-address table:column="3" table:row="717" table:table="0"/>
          <office:change-info>
            <dc:creator> </dc:creator>
            <dc:date>2018-12-08T11:41:38.288000000</dc:date>
          </office:change-info>
          <table:previous>
            <table:change-track-table-cell/>
          </table:previous>
        </table:cell-content-change>
        <table:cell-content-change table:id="ct1903" table:acceptance-state="accepted">
          <table:cell-address table:column="3" table:row="718" table:table="0"/>
          <office:change-info>
            <dc:creator> </dc:creator>
            <dc:date>2018-12-08T11:42:20.548000000</dc:date>
          </office:change-info>
          <table:previous>
            <table:change-track-table-cell/>
          </table:previous>
        </table:cell-content-change>
        <table:cell-content-change table:id="ct1904" table:acceptance-state="accepted">
          <table:cell-address table:column="3" table:row="718" table:table="0"/>
          <office:change-info>
            <dc:creator> </dc:creator>
            <dc:date>2018-12-08T11:42:31.765000000</dc:date>
          </office:change-info>
          <table:previous table:id="ct1903">
            <table:change-track-table-cell office:value-type="string">
              <text:p>(you will need to select those observations to remove)</text:p>
            </table:change-track-table-cell>
          </table:previous>
        </table:cell-content-change>
        <table:cell-content-change table:id="ct1905" table:acceptance-state="accepted">
          <table:cell-address table:column="0" table:row="719" table:table="0"/>
          <office:change-info>
            <dc:creator> </dc:creator>
            <dc:date>2018-12-08T11:43:47.565000000</dc:date>
          </office:change-info>
          <table:previous>
            <table:change-track-table-cell/>
          </table:previous>
        </table:cell-content-change>
        <table:cell-content-change table:id="ct1906" table:acceptance-state="accepted">
          <table:cell-address table:column="0" table:row="719" table:table="0"/>
          <office:change-info>
            <dc:creator> </dc:creator>
            <dc:date>2018-12-08T11:43:58.189000000</dc:date>
          </office:change-info>
          <table:previous table:id="ct1905">
            <table:change-track-table-cell office:value-type="string">
              <text:p>supprimeObs.L.3</text:p>
            </table:change-track-table-cell>
          </table:previous>
        </table:cell-content-change>
        <table:cell-content-change table:id="ct1907" table:acceptance-state="accepted">
          <table:cell-address table:column="2" table:row="719" table:table="0"/>
          <office:change-info>
            <dc:creator> </dc:creator>
            <dc:date>2018-12-08T11:44:07.127000000</dc:date>
          </office:change-info>
          <table:previous>
            <table:change-track-table-cell/>
          </table:previous>
        </table:cell-content-change>
        <table:cell-content-change table:id="ct1908" table:acceptance-state="accepted">
          <table:cell-address table:column="3" table:row="719" table:table="0"/>
          <office:change-info>
            <dc:creator> </dc:creator>
            <dc:date>2018-12-08T11:44:28.484000000</dc:date>
          </office:change-info>
          <table:previous>
            <table:change-track-table-cell/>
          </table:previous>
        </table:cell-content-change>
        <table:cell-content-change table:id="ct1909" table:acceptance-state="accepted">
          <table:cell-address table:column="2" table:row="720" table:table="0"/>
          <office:change-info>
            <dc:creator> </dc:creator>
            <dc:date>2018-12-08T11:45:02.429000000</dc:date>
          </office:change-info>
          <table:previous>
            <table:change-track-table-cell/>
          </table:previous>
        </table:cell-content-change>
        <table:cell-content-change table:id="ct1910" table:acceptance-state="accepted">
          <table:cell-address table:column="0" table:row="720" table:table="0"/>
          <office:change-info>
            <dc:creator> </dc:creator>
            <dc:date>2018-12-08T11:45:09.980000000</dc:date>
          </office:change-info>
          <table:previous>
            <table:change-track-table-cell/>
          </table:previous>
        </table:cell-content-change>
        <table:cell-content-change table:id="ct1911" table:acceptance-state="accepted">
          <table:cell-address table:column="0" table:row="720" table:table="0"/>
          <office:change-info>
            <dc:creator> </dc:creator>
            <dc:date>2018-12-08T11:45:20.463000000</dc:date>
          </office:change-info>
          <table:previous table:id="ct1910">
            <table:change-track-table-cell office:value-type="string">
              <text:p>supprimeObs.selectModWindow.WT</text:p>
            </table:change-track-table-cell>
          </table:previous>
        </table:cell-content-change>
        <table:cell-content-change table:id="ct1912" table:acceptance-state="accepted">
          <table:cell-address table:column="0" table:row="721" table:table="0"/>
          <office:change-info>
            <dc:creator> </dc:creator>
            <dc:date>2018-12-08T11:45:22.725000000</dc:date>
          </office:change-info>
          <table:previous>
            <table:change-track-table-cell/>
          </table:previous>
        </table:cell-content-change>
        <table:cell-content-change table:id="ct1913" table:acceptance-state="accepted">
          <table:cell-address table:column="2" table:row="721" table:table="0"/>
          <office:change-info>
            <dc:creator> </dc:creator>
            <dc:date>2018-12-08T11:45:38.309000000</dc:date>
          </office:change-info>
          <table:previous>
            <table:change-track-table-cell/>
          </table:previous>
        </table:cell-content-change>
        <table:cell-content-change table:id="ct1914" table:acceptance-state="accepted">
          <table:cell-address table:column="3" table:row="720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5" table:acceptance-state="accepted">
          <table:cell-address table:column="3" table:row="721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6" table:acceptance-state="accepted">
          <table:cell-address table:column="3" table:row="720" table:table="0"/>
          <office:change-info>
            <dc:creator> </dc:creator>
            <dc:date>2018-12-08T11:46:32.317000000</dc:date>
          </office:change-info>
          <table:previous table:id="ct1914">
            <table:change-track-table-cell office:value-type="string">
              <text:p>\n'Observations (résidu)' triés par ordre décroissant</text:p>
            </table:change-track-table-cell>
          </table:previous>
        </table:cell-content-change>
        <table:cell-content-change table:id="ct1917" table:acceptance-state="accepted">
          <table:cell-address table:column="3" table:row="721" table:table="0"/>
          <office:change-info>
            <dc:creator> </dc:creator>
            <dc:date>2018-12-08T11:46:49.633000000</dc:date>
          </office:change-info>
          <table:previous table:id="ct1915">
            <table:change-track-table-cell office:value-type="string">
              <text:p>\nde la valeur absolue des résidus.</text:p>
            </table:change-track-table-cell>
          </table:previous>
        </table:cell-content-change>
        <table:cell-content-change table:id="ct1918" table:acceptance-state="accepted">
          <table:cell-address table:column="2" table:row="722" table:table="0"/>
          <office:change-info>
            <dc:creator> </dc:creator>
            <dc:date>2018-12-08T11:59:45.605000000</dc:date>
          </office:change-info>
          <table:previous>
            <table:change-track-table-cell/>
          </table:previous>
        </table:cell-content-change>
        <table:cell-content-change table:id="ct1919" table:acceptance-state="accepted">
          <table:cell-address table:column="0" table:row="722" table:table="0"/>
          <office:change-info>
            <dc:creator> </dc:creator>
            <dc:date>2018-12-08T11:59:56.727000000</dc:date>
          </office:change-info>
          <table:previous>
            <table:change-track-table-cell/>
          </table:previous>
        </table:cell-content-change>
        <table:cell-content-change table:id="ct1920" table:acceptance-state="accepted">
          <table:cell-address table:column="0" table:row="722" table:table="0"/>
          <office:change-info>
            <dc:creator> </dc:creator>
            <dc:date>2018-12-08T12:00:12.296000000</dc:date>
          </office:change-info>
          <table:previous table:id="ct1919">
            <table:change-track-table-cell office:value-type="string">
              <text:p>print.anova.ml</text:p>
            </table:change-track-table-cell>
          </table:previous>
        </table:cell-content-change>
        <table:cell-content-change table:id="ct1921" table:acceptance-state="accepted">
          <table:cell-address table:column="3" table:row="722" table:table="0"/>
          <office:change-info>
            <dc:creator> </dc:creator>
            <dc:date>2018-12-08T12:00:19.269000000</dc:date>
          </office:change-info>
          <table:previous>
            <table:change-track-table-cell/>
          </table:previous>
        </table:cell-content-change>
        <table:cell-content-change table:id="ct1922" table:acceptance-state="accepted">
          <table:cell-address table:column="2" table:row="723" table:table="0"/>
          <office:change-info>
            <dc:creator> </dc:creator>
            <dc:date>2018-12-08T12:01:47.238000000</dc:date>
          </office:change-info>
          <table:previous>
            <table:change-track-table-cell/>
          </table:previous>
        </table:cell-content-change>
        <table:cell-content-change table:id="ct1923" table:acceptance-state="accepted">
          <table:cell-address table:column="0" table:row="723" table:table="0"/>
          <office:change-info>
            <dc:creator> </dc:creator>
            <dc:date>2018-12-08T12:01:51.185000000</dc:date>
          </office:change-info>
          <table:previous>
            <table:change-track-table-cell/>
          </table:previous>
        </table:cell-content-change>
        <table:cell-content-change table:id="ct1924" table:acceptance-state="accepted">
          <table:cell-address table:column="0" table:row="723" table:table="0"/>
          <office:change-info>
            <dc:creator> </dc:creator>
            <dc:date>2018-12-08T12:02:29.373000000</dc:date>
          </office:change-info>
          <table:previous table:id="ct1923">
            <table:change-track-table-cell office:value-type="string">
              <text:p>print.anova.ml.KW.resid</text:p>
            </table:change-track-table-cell>
          </table:previous>
        </table:cell-content-change>
        <table:cell-content-change table:id="ct1925" table:acceptance-state="accepted">
          <table:cell-address table:column="2" table:row="724" table:table="0"/>
          <office:change-info>
            <dc:creator> </dc:creator>
            <dc:date>2018-12-08T12:02:30.809000000</dc:date>
          </office:change-info>
          <table:previous>
            <table:change-track-table-cell/>
          </table:previous>
        </table:cell-content-change>
        <table:cell-content-change table:id="ct1926" table:acceptance-state="accepted">
          <table:cell-address table:column="0" table:row="724" table:table="0"/>
          <office:change-info>
            <dc:creator> </dc:creator>
            <dc:date>2018-12-08T12:02:33.211000000</dc:date>
          </office:change-info>
          <table:previous>
            <table:change-track-table-cell/>
          </table:previous>
        </table:cell-content-change>
        <table:cell-content-change table:id="ct1927" table:acceptance-state="accepted">
          <table:cell-address table:column="0" table:row="724" table:table="0"/>
          <office:change-info>
            <dc:creator> </dc:creator>
            <dc:date>2018-12-08T12:02:43.694000000</dc:date>
          </office:change-info>
          <table:previous table:id="ct1926">
            <table:change-track-table-cell office:value-type="string">
              <text:p>print.anova.ml.KW.devTab</text:p>
            </table:change-track-table-cell>
          </table:previous>
        </table:cell-content-change>
        <table:cell-content-change table:id="ct1928" table:acceptance-state="accepted">
          <table:cell-address table:column="3" table:row="723" table:table="0"/>
          <office:change-info>
            <dc:creator> </dc:creator>
            <dc:date>2018-12-08T12:04:29.868000000</dc:date>
          </office:change-info>
          <table:previous>
            <table:change-track-table-cell/>
          </table:previous>
        </table:cell-content-change>
        <table:cell-content-change table:id="ct1929" table:acceptance-state="accepted">
          <table:cell-address table:column="3" table:row="724" table:table="0"/>
          <office:change-info>
            <dc:creator> </dc:creator>
            <dc:date>2018-12-08T12:04:42.863000000</dc:date>
          </office:change-info>
          <table:previous>
            <table:change-track-table-cell/>
          </table:previous>
        </table:cell-content-change>
        <table:cell-content-change table:id="ct1930" table:acceptance-state="accepted">
          <table:cell-address table:column="2" table:row="725" table:table="0"/>
          <office:change-info>
            <dc:creator> </dc:creator>
            <dc:date>2018-12-08T12:06:24.327000000</dc:date>
          </office:change-info>
          <table:previous>
            <table:change-track-table-cell/>
          </table:previous>
        </table:cell-content-change>
        <table:cell-content-change table:id="ct1931" table:acceptance-state="accepted">
          <table:cell-address table:column="0" table:row="725" table:table="0"/>
          <office:change-info>
            <dc:creator> </dc:creator>
            <dc:date>2018-12-08T12:06:30.535000000</dc:date>
          </office:change-info>
          <table:previous>
            <table:change-track-table-cell/>
          </table:previous>
        </table:cell-content-change>
        <table:cell-content-change table:id="ct1932" table:acceptance-state="accepted">
          <table:cell-address table:column="0" table:row="725" table:table="0"/>
          <office:change-info>
            <dc:creator> </dc:creator>
            <dc:date>2018-12-08T12:06:35.496000000</dc:date>
          </office:change-info>
          <table:previous table:id="ct1931">
            <table:change-track-table-cell office:value-type="string">
              <text:p>print.anova.ml.KW.varTab</text:p>
            </table:change-track-table-cell>
          </table:previous>
        </table:cell-content-change>
        <table:cell-content-change table:id="ct1933" table:acceptance-state="accepted">
          <table:cell-address table:column="0" table:row="726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4" table:acceptance-state="accepted">
          <table:cell-address table:column="0" table:row="727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5" table:acceptance-state="accepted">
          <table:cell-address table:column="0" table:row="728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6" table:acceptance-state="accepted">
          <table:cell-address table:column="0" table:row="729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7" table:acceptance-state="accepted">
          <table:cell-address table:column="0" table:row="730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8" table:acceptance-state="accepted">
          <table:cell-address table:column="0" table:row="725" table:table="0"/>
          <office:change-info>
            <dc:creator> </dc:creator>
            <dc:date>2018-12-08T12:06:44.310000000</dc:date>
          </office:change-info>
          <table:previous table:id="ct1932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39" table:acceptance-state="accepted">
          <table:cell-address table:column="3" table:row="725" table:table="0"/>
          <office:change-info>
            <dc:creator> </dc:creator>
            <dc:date>2018-12-08T12:06:50.706000000</dc:date>
          </office:change-info>
          <table:previous>
            <table:change-track-table-cell/>
          </table:previous>
        </table:cell-content-change>
        <table:cell-content-change table:id="ct1940" table:acceptance-state="accepted">
          <table:cell-address table:column="2" table:row="726" table:table="0"/>
          <office:change-info>
            <dc:creator> </dc:creator>
            <dc:date>2018-12-08T12:07:19.207000000</dc:date>
          </office:change-info>
          <table:previous>
            <table:change-track-table-cell/>
          </table:previous>
        </table:cell-content-change>
        <table:cell-content-change table:id="ct1941" table:acceptance-state="accepted">
          <table:cell-address table:column="0" table:row="726" table:table="0"/>
          <office:change-info>
            <dc:creator> </dc:creator>
            <dc:date>2018-12-08T12:07:24.683000000</dc:date>
          </office:change-info>
          <table:previous table:id="ct1933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2" table:acceptance-state="accepted">
          <table:cell-address table:column="3" table:row="726" table:table="0"/>
          <office:change-info>
            <dc:creator> </dc:creator>
            <dc:date>2018-12-08T12:07:39.099000000</dc:date>
          </office:change-info>
          <table:previous>
            <table:change-track-table-cell/>
          </table:previous>
        </table:cell-content-change>
        <table:cell-content-change table:id="ct1943" table:acceptance-state="accepted">
          <table:cell-address table:column="2" table:row="727" table:table="0"/>
          <office:change-info>
            <dc:creator> </dc:creator>
            <dc:date>2018-12-08T12:07:58.693000000</dc:date>
          </office:change-info>
          <table:previous>
            <table:change-track-table-cell/>
          </table:previous>
        </table:cell-content-change>
        <table:cell-content-change table:id="ct1944" table:acceptance-state="accepted">
          <table:cell-address table:column="3" table:row="727" table:table="0"/>
          <office:change-info>
            <dc:creator> </dc:creator>
            <dc:date>2018-12-08T12:08:01.173000000</dc:date>
          </office:change-info>
          <table:previous>
            <table:change-track-table-cell/>
          </table:previous>
        </table:cell-content-change>
        <table:cell-content-change table:id="ct1945" table:acceptance-state="accepted">
          <table:cell-address table:column="3" table:row="727" table:table="0"/>
          <office:change-info>
            <dc:creator> </dc:creator>
            <dc:date>2018-12-08T12:08:07.554000000</dc:date>
          </office:change-info>
          <table:previous table:id="ct1944">
            <table:change-track-table-cell office:value-type="string">
              <text:p>Binomiale</text:p>
            </table:change-track-table-cell>
          </table:previous>
        </table:cell-content-change>
        <table:cell-content-change table:id="ct1946" table:acceptance-state="accepted">
          <table:cell-address table:column="0" table:row="727" table:table="0"/>
          <office:change-info>
            <dc:creator> </dc:creator>
            <dc:date>2018-12-08T12:08:13.388000000</dc:date>
          </office:change-info>
          <table:previous table:id="ct1934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7" table:acceptance-state="accepted">
          <table:cell-address table:column="2" table:row="728" table:table="0"/>
          <office:change-info>
            <dc:creator> </dc:creator>
            <dc:date>2018-12-08T12:08:34.323000000</dc:date>
          </office:change-info>
          <table:previous>
            <table:change-track-table-cell/>
          </table:previous>
        </table:cell-content-change>
        <table:cell-content-change table:id="ct1948" table:acceptance-state="accepted">
          <table:cell-address table:column="3" table:row="728" table:table="0"/>
          <office:change-info>
            <dc:creator> </dc:creator>
            <dc:date>2018-12-08T12:08:46.242000000</dc:date>
          </office:change-info>
          <table:previous>
            <table:change-track-table-cell/>
          </table:previous>
        </table:cell-content-change>
        <table:cell-content-change table:id="ct1949" table:acceptance-state="accepted">
          <table:cell-address table:column="3" table:row="728" table:table="0"/>
          <office:change-info>
            <dc:creator> </dc:creator>
            <dc:date>2018-12-08T12:08:55.181000000</dc:date>
          </office:change-info>
          <table:previous table:id="ct1948">
            <table:change-track-table-cell office:value-type="string">
              <text:p>Terms added sequentially \\(first to last\\)</text:p>
            </table:change-track-table-cell>
          </table:previous>
        </table:cell-content-change>
        <table:cell-content-change table:id="ct1950" table:acceptance-state="accepted">
          <table:cell-address table:column="0" table:row="728" table:table="0"/>
          <office:change-info>
            <dc:creator> </dc:creator>
            <dc:date>2018-12-08T12:09:09.330000000</dc:date>
          </office:change-info>
          <table:previous table:id="ct1935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1" table:acceptance-state="accepted">
          <table:cell-address table:column="2" table:row="729" table:table="0"/>
          <office:change-info>
            <dc:creator> </dc:creator>
            <dc:date>2018-12-08T12:09:22.964000000</dc:date>
          </office:change-info>
          <table:previous>
            <table:change-track-table-cell/>
          </table:previous>
        </table:cell-content-change>
        <table:cell-content-change table:id="ct1952" table:acceptance-state="accepted">
          <table:cell-address table:column="0" table:row="729" table:table="0"/>
          <office:change-info>
            <dc:creator> </dc:creator>
            <dc:date>2018-12-08T12:09:29.251000000</dc:date>
          </office:change-info>
          <table:previous table:id="ct1936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3" table:acceptance-state="accepted">
          <table:cell-address table:column="3" table:row="729" table:table="0"/>
          <office:change-info>
            <dc:creator> </dc:creator>
            <dc:date>2018-12-08T12:09:34.352000000</dc:date>
          </office:change-info>
          <table:previous>
            <table:change-track-table-cell/>
          </table:previous>
        </table:cell-content-change>
        <table:cell-content-change table:id="ct1954" table:acceptance-state="accepted">
          <table:cell-address table:column="2" table:row="730" table:table="0"/>
          <office:change-info>
            <dc:creator> </dc:creator>
            <dc:date>2018-12-08T12:09:50.592000000</dc:date>
          </office:change-info>
          <table:previous>
            <table:change-track-table-cell/>
          </table:previous>
        </table:cell-content-change>
        <table:cell-content-change table:id="ct1955" table:acceptance-state="accepted">
          <table:cell-address table:column="3" table:row="730" table:table="0"/>
          <office:change-info>
            <dc:creator> </dc:creator>
            <dc:date>2018-12-08T12:10:08.407000000</dc:date>
          </office:change-info>
          <table:previous>
            <table:change-track-table-cell/>
          </table:previous>
        </table:cell-content-change>
        <table:cell-content-change table:id="ct1956" table:acceptance-state="accepted">
          <table:cell-address table:column="0" table:row="730" table:table="0"/>
          <office:change-info>
            <dc:creator> </dc:creator>
            <dc:date>2018-12-08T12:10:15.068000000</dc:date>
          </office:change-info>
          <table:previous table:id="ct1937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7" table:acceptance-state="accepted">
          <table:cell-address table:column="0" table:row="731" table:table="0"/>
          <office:change-info>
            <dc:creator> </dc:creator>
            <dc:date>2018-12-08T12:34:30.755000000</dc:date>
          </office:change-info>
          <table:previous>
            <table:change-track-table-cell/>
          </table:previous>
        </table:cell-content-change>
        <table:cell-content-change table:id="ct1958" table:acceptance-state="accepted">
          <table:cell-address table:column="0" table:row="731" table:table="0"/>
          <office:change-info>
            <dc:creator> </dc:creator>
            <dc:date>2018-12-08T12:35:22.079000000</dc:date>
          </office:change-info>
          <table:previous table:id="ct1957">
            <table:change-track-table-cell office:value-type="string">
              <text:p>plot.lm.ml</text:p>
            </table:change-track-table-cell>
          </table:previous>
        </table:cell-content-change>
        <table:cell-content-change table:id="ct1959" table:acceptance-state="accepted">
          <table:cell-address table:column="2" table:row="731" table:table="0"/>
          <office:change-info>
            <dc:creator> </dc:creator>
            <dc:date>2018-12-08T12:35:29.863000000</dc:date>
          </office:change-info>
          <table:previous>
            <table:change-track-table-cell/>
          </table:previous>
        </table:cell-content-change>
        <table:cell-content-change table:id="ct1960" table:acceptance-state="accepted">
          <table:cell-address table:column="2" table:row="732" table:table="0"/>
          <office:change-info>
            <dc:creator> </dc:creator>
            <dc:date>2018-12-08T12:38:01.076000000</dc:date>
          </office:change-info>
          <table:previous>
            <table:change-track-table-cell/>
          </table:previous>
        </table:cell-content-change>
        <table:cell-content-change table:id="ct1961" table:acceptance-state="accepted">
          <table:cell-address table:column="0" table:row="732" table:table="0"/>
          <office:change-info>
            <dc:creator> </dc:creator>
            <dc:date>2018-12-08T12:38:04.118000000</dc:date>
          </office:change-info>
          <table:previous>
            <table:change-track-table-cell/>
          </table:previous>
        </table:cell-content-change>
        <table:cell-content-change table:id="ct1962" table:acceptance-state="accepted">
          <table:cell-address table:column="0" table:row="732" table:table="0"/>
          <office:change-info>
            <dc:creator> </dc:creator>
            <dc:date>2018-12-08T12:38:08.783000000</dc:date>
          </office:change-info>
          <table:previous table:id="ct1961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3" table:acceptance-state="accepted">
          <table:cell-address table:column="0" table:row="733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4" table:acceptance-state="accepted">
          <table:cell-address table:column="0" table:row="734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5" table:acceptance-state="accepted">
          <table:cell-address table:column="0" table:row="731" table:table="0"/>
          <office:change-info>
            <dc:creator> </dc:creator>
            <dc:date>2018-12-08T12:38:29.094000000</dc:date>
          </office:change-info>
          <table:previous table:id="ct1958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6" table:acceptance-state="accepted">
          <table:cell-address table:column="0" table:row="732" table:table="0"/>
          <office:change-info>
            <dc:creator> </dc:creator>
            <dc:date>2018-12-08T12:38:32.261000000</dc:date>
          </office:change-info>
          <table:previous table:id="ct1962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7" table:acceptance-state="accepted">
          <table:cell-address table:column="0" table:row="733" table:table="0"/>
          <office:change-info>
            <dc:creator> </dc:creator>
            <dc:date>2018-12-08T12:38:35.209000000</dc:date>
          </office:change-info>
          <table:previous table:id="ct1963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8" table:acceptance-state="accepted">
          <table:cell-address table:column="0" table:row="734" table:table="0"/>
          <office:change-info>
            <dc:creator> </dc:creator>
            <dc:date>2018-12-08T12:38:37.455000000</dc:date>
          </office:change-info>
          <table:previous table:id="ct1964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9" table:acceptance-state="accepted">
          <table:cell-address table:column="0" table:row="732" table:table="0"/>
          <office:change-info>
            <dc:creator> </dc:creator>
            <dc:date>2018-12-08T12:38:49.779000000</dc:date>
          </office:change-info>
          <table:previous table:id="ct1966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0" table:acceptance-state="accepted">
          <table:cell-address table:column="2" table:row="733" table:table="0"/>
          <office:change-info>
            <dc:creator> </dc:creator>
            <dc:date>2018-12-08T12:39:23.538000000</dc:date>
          </office:change-info>
          <table:previous>
            <table:change-track-table-cell/>
          </table:previous>
        </table:cell-content-change>
        <table:cell-content-change table:id="ct1971" table:acceptance-state="accepted">
          <table:cell-address table:column="0" table:row="735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2" table:acceptance-state="accepted">
          <table:cell-address table:column="0" table:row="736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3" table:acceptance-state="accepted">
          <table:cell-address table:column="2" table:row="734" table:table="0"/>
          <office:change-info>
            <dc:creator> </dc:creator>
            <dc:date>2018-12-08T12:39:39.809000000</dc:date>
          </office:change-info>
          <table:previous>
            <table:change-track-table-cell/>
          </table:previous>
        </table:cell-content-change>
        <table:cell-content-change table:id="ct1974" table:acceptance-state="accepted">
          <table:cell-address table:column="0" table:row="733" table:table="0"/>
          <office:change-info>
            <dc:creator> </dc:creator>
            <dc:date>2018-12-08T12:39:54.987000000</dc:date>
          </office:change-info>
          <table:previous table:id="ct1967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5" table:acceptance-state="accepted">
          <table:cell-address table:column="0" table:row="734" table:table="0"/>
          <office:change-info>
            <dc:creator> </dc:creator>
            <dc:date>2018-12-08T12:40:08.825000000</dc:date>
          </office:change-info>
          <table:previous table:id="ct1968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6" table:acceptance-state="accepted">
          <table:cell-address table:column="2" table:row="735" table:table="0"/>
          <office:change-info>
            <dc:creator> </dc:creator>
            <dc:date>2018-12-08T12:40:25.298000000</dc:date>
          </office:change-info>
          <table:previous>
            <table:change-track-table-cell/>
          </table:previous>
        </table:cell-content-change>
        <table:cell-content-change table:id="ct1977" table:acceptance-state="accepted">
          <table:cell-address table:column="0" table:row="735" table:table="0"/>
          <office:change-info>
            <dc:creator> </dc:creator>
            <dc:date>2018-12-08T12:40:34.424000000</dc:date>
          </office:change-info>
          <table:previous table:id="ct1971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8" table:acceptance-state="accepted">
          <table:cell-address table:column="2" table:row="736" table:table="0"/>
          <office:change-info>
            <dc:creator> </dc:creator>
            <dc:date>2018-12-08T12:41:40.456000000</dc:date>
          </office:change-info>
          <table:previous>
            <table:change-track-table-cell/>
          </table:previous>
        </table:cell-content-change>
        <table:cell-content-change table:id="ct1979" table:acceptance-state="accepted">
          <table:cell-address table:column="0" table:row="736" table:table="0"/>
          <office:change-info>
            <dc:creator> </dc:creator>
            <dc:date>2018-12-08T12:41:53.139000000</dc:date>
          </office:change-info>
          <table:previous table:id="ct1972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80" table:acceptance-state="accepted">
          <table:cell-address table:column="3" table:row="736" table:table="0"/>
          <office:change-info>
            <dc:creator> </dc:creator>
            <dc:date>2018-12-08T12:49:36.601000000</dc:date>
          </office:change-info>
          <table:previous>
            <table:change-track-table-cell/>
          </table:previous>
        </table:cell-content-change>
        <table:cell-content-change table:id="ct1981" table:acceptance-state="accepted">
          <table:cell-address table:column="3" table:row="736" table:table="0"/>
          <office:change-info>
            <dc:creator> </dc:creator>
            <dc:date>2018-12-08T12:50:04.634000000</dc:date>
          </office:change-info>
          <table:previous table:id="ct1980">
            <table:change-track-table-cell office:value-type="string">
              <text:p>Distance de Cook vs Leverage</text:p>
            </table:change-track-table-cell>
          </table:previous>
        </table:cell-content-change>
        <table:cell-content-change table:id="ct1982" table:acceptance-state="accepted">
          <table:cell-address table:column="3" table:row="734" table:table="0"/>
          <office:change-info>
            <dc:creator> </dc:creator>
            <dc:date>2018-12-08T12:50:20.063000000</dc:date>
          </office:change-info>
          <table:previous>
            <table:change-track-table-cell/>
          </table:previous>
        </table:cell-content-change>
        <table:cell-content-change table:id="ct1983" table:acceptance-state="accepted">
          <table:cell-address table:column="3" table:row="735" table:table="0"/>
          <office:change-info>
            <dc:creator> </dc:creator>
            <dc:date>2018-12-08T12:50:38.346000000</dc:date>
          </office:change-info>
          <table:previous>
            <table:change-track-table-cell/>
          </table:previous>
        </table:cell-content-change>
        <table:cell-content-change table:id="ct1984" table:acceptance-state="accepted">
          <table:cell-address table:column="3" table:row="733" table:table="0"/>
          <office:change-info>
            <dc:creator> </dc:creator>
            <dc:date>2018-12-08T12:50:41.232000000</dc:date>
          </office:change-info>
          <table:previous>
            <table:change-track-table-cell/>
          </table:previous>
        </table:cell-content-change>
        <table:cell-content-change table:id="ct1985" table:acceptance-state="accepted">
          <table:cell-address table:column="3" table:row="732" table:table="0"/>
          <office:change-info>
            <dc:creator> </dc:creator>
            <dc:date>2018-12-08T12:50:50.405000000</dc:date>
          </office:change-info>
          <table:previous>
            <table:change-track-table-cell/>
          </table:previous>
        </table:cell-content-change>
        <table:cell-content-change table:id="ct1986" table:acceptance-state="accepted">
          <table:cell-address table:column="3" table:row="732" table:table="0"/>
          <office:change-info>
            <dc:creator> </dc:creator>
            <dc:date>2018-12-08T12:51:25.879000000</dc:date>
          </office:change-info>
          <table:previous table:id="ct1985">
            <table:change-track-table-cell office:value-type="string">
              <text:p>'Normal Q-Q plot': quantiles des résidus standardisés vs quantiles théoriques</text:p>
            </table:change-track-table-cell>
          </table:previous>
        </table:cell-content-change>
        <table:cell-content-change table:id="ct1987" table:acceptance-state="accepted">
          <table:cell-address table:column="3" table:row="731" table:table="0"/>
          <office:change-info>
            <dc:creator> </dc:creator>
            <dc:date>2018-12-08T12:51:39.654000000</dc:date>
          </office:change-info>
          <table:previous>
            <table:change-track-table-cell/>
          </table:previous>
        </table:cell-content-change>
        <table:cell-content-change table:id="ct1988" table:acceptance-state="accepted">
          <table:cell-address table:column="0" table:row="737" table:table="0"/>
          <office:change-info>
            <dc:creator> </dc:creator>
            <dc:date>2018-12-08T12:53:42.675000000</dc:date>
          </office:change-info>
          <table:previous>
            <table:change-track-table-cell/>
          </table:previous>
        </table:cell-content-change>
        <table:cell-content-change table:id="ct1989" table:acceptance-state="accepted">
          <table:cell-address table:column="2" table:row="737" table:table="0"/>
          <office:change-info>
            <dc:creator> </dc:creator>
            <dc:date>2018-12-08T12:53:43.424000000</dc:date>
          </office:change-info>
          <table:previous>
            <table:change-track-table-cell/>
          </table:previous>
        </table:cell-content-change>
        <table:cell-content-change table:id="ct1990" table:acceptance-state="accepted">
          <table:cell-address table:column="3" table:row="737" table:table="0"/>
          <office:change-info>
            <dc:creator> </dc:creator>
            <dc:date>2018-12-08T12:53:45.187000000</dc:date>
          </office:change-info>
          <table:previous>
            <table:change-track-table-cell/>
          </table:previous>
        </table:cell-content-change>
        <table:cell-content-change table:id="ct1991" table:acceptance-state="accepted">
          <table:cell-address table:column="2" table:row="738" table:table="0"/>
          <office:change-info>
            <dc:creator> </dc:creator>
            <dc:date>2018-12-08T12:54:03.845000000</dc:date>
          </office:change-info>
          <table:previous>
            <table:change-track-table-cell/>
          </table:previous>
        </table:cell-content-change>
        <table:cell-content-change table:id="ct1992" table:acceptance-state="accepted">
          <table:cell-address table:column="0" table:row="738" table:table="0"/>
          <office:change-info>
            <dc:creator> </dc:creator>
            <dc:date>2018-12-08T12:54:07.573000000</dc:date>
          </office:change-info>
          <table:previous>
            <table:change-track-table-cell/>
          </table:previous>
        </table:cell-content-change>
        <table:cell-content-change table:id="ct1993" table:acceptance-state="accepted">
          <table:cell-address table:column="0" table:row="738" table:table="0"/>
          <office:change-info>
            <dc:creator> </dc:creator>
            <dc:date>2018-12-08T12:54:15.810000000</dc:date>
          </office:change-info>
          <table:previous table:id="ct1992">
            <table:change-track-table-cell office:value-type="string">
              <text:p>plot.lm.ml.lab.devRes</text:p>
            </table:change-track-table-cell>
          </table:previous>
        </table:cell-content-change>
        <table:cell-content-change table:id="ct1994" table:acceptance-state="accepted">
          <table:cell-address table:column="3" table:row="738" table:table="0"/>
          <office:change-info>
            <dc:creator> </dc:creator>
            <dc:date>2018-12-08T12:54:27.931000000</dc:date>
          </office:change-info>
          <table:previous>
            <table:change-track-table-cell/>
          </table:previous>
        </table:cell-content-change>
        <table:cell-content-change table:id="ct1995" table:acceptance-state="accepted">
          <table:cell-address table:column="2" table:row="739" table:table="0"/>
          <office:change-info>
            <dc:creator> </dc:creator>
            <dc:date>2018-12-08T12:54:55.777000000</dc:date>
          </office:change-info>
          <table:previous>
            <table:change-track-table-cell/>
          </table:previous>
        </table:cell-content-change>
        <table:cell-content-change table:id="ct1996" table:acceptance-state="accepted">
          <table:cell-address table:column="0" table:row="739" table:table="0"/>
          <office:change-info>
            <dc:creator> </dc:creator>
            <dc:date>2018-12-08T12:55:00.348000000</dc:date>
          </office:change-info>
          <table:previous>
            <table:change-track-table-cell/>
          </table:previous>
        </table:cell-content-change>
        <table:cell-content-change table:id="ct1997" table:acceptance-state="accepted">
          <table:cell-address table:column="0" table:row="739" table:table="0"/>
          <office:change-info>
            <dc:creator> </dc:creator>
            <dc:date>2018-12-08T12:55:04.263000000</dc:date>
          </office:change-info>
          <table:previous table:id="ct1996">
            <table:change-track-table-cell office:value-type="string">
              <text:p>plot.lm.ml.lab.stdRes</text:p>
            </table:change-track-table-cell>
          </table:previous>
        </table:cell-content-change>
        <table:cell-content-change table:id="ct1998" table:acceptance-state="accepted">
          <table:cell-address table:column="0" table:row="740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1999" table:acceptance-state="accepted">
          <table:cell-address table:column="0" table:row="741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0" table:acceptance-state="accepted">
          <table:cell-address table:column="0" table:row="742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1" table:acceptance-state="accepted">
          <table:cell-address table:column="0" table:row="743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2" table:acceptance-state="accepted">
          <table:cell-address table:column="0" table:row="744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3" table:acceptance-state="accepted">
          <table:cell-address table:column="0" table:row="745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4" table:acceptance-state="accepted">
          <table:cell-address table:column="0" table:row="746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5" table:acceptance-state="accepted">
          <table:cell-address table:column="0" table:row="739" table:table="0"/>
          <office:change-info>
            <dc:creator> </dc:creator>
            <dc:date>2018-12-08T12:55:15.527000000</dc:date>
          </office:change-info>
          <table:previous table:id="ct199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6" table:acceptance-state="accepted">
          <table:cell-address table:column="2" table:row="740" table:table="0"/>
          <office:change-info>
            <dc:creator> </dc:creator>
            <dc:date>2018-12-08T12:55:26.571000000</dc:date>
          </office:change-info>
          <table:previous>
            <table:change-track-table-cell/>
          </table:previous>
        </table:cell-content-change>
        <table:cell-content-change table:id="ct2007" table:acceptance-state="accepted">
          <table:cell-address table:column="0" table:row="740" table:table="0"/>
          <office:change-info>
            <dc:creator> </dc:creator>
            <dc:date>2018-12-08T12:55:33.420000000</dc:date>
          </office:change-info>
          <table:previous table:id="ct199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8" table:acceptance-state="accepted">
          <table:cell-address table:column="2" table:row="741" table:table="0"/>
          <office:change-info>
            <dc:creator> </dc:creator>
            <dc:date>2018-12-08T12:55:57.428000000</dc:date>
          </office:change-info>
          <table:previous>
            <table:change-track-table-cell/>
          </table:previous>
        </table:cell-content-change>
        <table:cell-content-change table:id="ct2009" table:acceptance-state="accepted">
          <table:cell-address table:column="0" table:row="741" table:table="0"/>
          <office:change-info>
            <dc:creator> </dc:creator>
            <dc:date>2018-12-08T12:56:04.433000000</dc:date>
          </office:change-info>
          <table:previous table:id="ct199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0" table:acceptance-state="accepted">
          <table:cell-address table:column="2" table:row="742" table:table="0"/>
          <office:change-info>
            <dc:creator> </dc:creator>
            <dc:date>2018-12-08T12:56:20.438000000</dc:date>
          </office:change-info>
          <table:previous>
            <table:change-track-table-cell/>
          </table:previous>
        </table:cell-content-change>
        <table:cell-content-change table:id="ct2011" table:acceptance-state="accepted">
          <table:cell-address table:column="0" table:row="742" table:table="0"/>
          <office:change-info>
            <dc:creator> </dc:creator>
            <dc:date>2018-12-08T12:56:32.591000000</dc:date>
          </office:change-info>
          <table:previous table:id="ct200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2" table:acceptance-state="accepted">
          <table:cell-address table:column="2" table:row="743" table:table="0"/>
          <office:change-info>
            <dc:creator> </dc:creator>
            <dc:date>2018-12-08T12:56:47.364000000</dc:date>
          </office:change-info>
          <table:previous>
            <table:change-track-table-cell/>
          </table:previous>
        </table:cell-content-change>
        <table:cell-content-change table:id="ct2013" table:acceptance-state="accepted">
          <table:cell-address table:column="0" table:row="743" table:table="0"/>
          <office:change-info>
            <dc:creator> </dc:creator>
            <dc:date>2018-12-08T12:56:53.198000000</dc:date>
          </office:change-info>
          <table:previous table:id="ct200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4" table:acceptance-state="accepted">
          <table:cell-address table:column="2" table:row="744" table:table="0"/>
          <office:change-info>
            <dc:creator> </dc:creator>
            <dc:date>2018-12-08T12:57:03.915000000</dc:date>
          </office:change-info>
          <table:previous>
            <table:change-track-table-cell/>
          </table:previous>
        </table:cell-content-change>
        <table:cell-content-change table:id="ct2015" table:acceptance-state="accepted">
          <table:cell-address table:column="0" table:row="744" table:table="0"/>
          <office:change-info>
            <dc:creator> </dc:creator>
            <dc:date>2018-12-08T12:57:16.489000000</dc:date>
          </office:change-info>
          <table:previous table:id="ct200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6" table:acceptance-state="accepted">
          <table:cell-address table:column="2" table:row="745" table:table="0"/>
          <office:change-info>
            <dc:creator> </dc:creator>
            <dc:date>2018-12-08T12:57:42.637000000</dc:date>
          </office:change-info>
          <table:previous>
            <table:change-track-table-cell/>
          </table:previous>
        </table:cell-content-change>
        <table:cell-content-change table:id="ct2017" table:acceptance-state="accepted">
          <table:cell-address table:column="0" table:row="745" table:table="0"/>
          <office:change-info>
            <dc:creator> </dc:creator>
            <dc:date>2018-12-08T12:57:53.962000000</dc:date>
          </office:change-info>
          <table:previous table:id="ct200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8" table:acceptance-state="accepted">
          <table:cell-address table:column="0" table:row="747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19" table:acceptance-state="accepted">
          <table:cell-address table:column="0" table:row="748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0" table:acceptance-state="accepted">
          <table:cell-address table:column="0" table:row="749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1" table:acceptance-state="accepted">
          <table:cell-address table:column="0" table:row="750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2" table:acceptance-state="accepted">
          <table:cell-address table:column="0" table:row="751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3" table:acceptance-state="accepted">
          <table:cell-address table:column="0" table:row="752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4" table:acceptance-state="accepted">
          <table:cell-address table:column="0" table:row="753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5" table:acceptance-state="accepted">
          <table:cell-address table:column="0" table:row="754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6" table:acceptance-state="accepted">
          <table:cell-address table:column="0" table:row="755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7" table:acceptance-state="accepted">
          <table:cell-address table:column="0" table:row="756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8" table:acceptance-state="accepted">
          <table:cell-address table:column="0" table:row="757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9" table:acceptance-state="accepted">
          <table:cell-address table:column="2" table:row="746" table:table="0"/>
          <office:change-info>
            <dc:creator> </dc:creator>
            <dc:date>2018-12-08T12:59:02.306000000</dc:date>
          </office:change-info>
          <table:previous>
            <table:change-track-table-cell/>
          </table:previous>
        </table:cell-content-change>
        <table:cell-content-change table:id="ct2030" table:acceptance-state="accepted">
          <table:cell-address table:column="0" table:row="746" table:table="0"/>
          <office:change-info>
            <dc:creator> </dc:creator>
            <dc:date>2018-12-08T12:59:10.496000000</dc:date>
          </office:change-info>
          <table:previous table:id="ct200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1" table:acceptance-state="accepted">
          <table:cell-address table:column="2" table:row="747" table:table="0"/>
          <office:change-info>
            <dc:creator> </dc:creator>
            <dc:date>2018-12-08T12:59:32.039000000</dc:date>
          </office:change-info>
          <table:previous>
            <table:change-track-table-cell/>
          </table:previous>
        </table:cell-content-change>
        <table:cell-content-change table:id="ct2032" table:acceptance-state="accepted">
          <table:cell-address table:column="0" table:row="747" table:table="0"/>
          <office:change-info>
            <dc:creator> </dc:creator>
            <dc:date>2018-12-08T12:59:40.760000000</dc:date>
          </office:change-info>
          <table:previous table:id="ct201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3" table:acceptance-state="accepted">
          <table:cell-address table:column="2" table:row="748" table:table="0"/>
          <office:change-info>
            <dc:creator> </dc:creator>
            <dc:date>2018-12-08T13:00:17.077000000</dc:date>
          </office:change-info>
          <table:previous>
            <table:change-track-table-cell/>
          </table:previous>
        </table:cell-content-change>
        <table:cell-content-change table:id="ct2034" table:acceptance-state="accepted">
          <table:cell-address table:column="3" table:row="748" table:table="0"/>
          <office:change-info>
            <dc:creator> </dc:creator>
            <dc:date>2018-12-08T13:00:22.271000000</dc:date>
          </office:change-info>
          <table:previous>
            <table:change-track-table-cell/>
          </table:previous>
        </table:cell-content-change>
        <table:cell-content-change table:id="ct2035" table:acceptance-state="accepted">
          <table:cell-address table:column="0" table:row="748" table:table="0"/>
          <office:change-info>
            <dc:creator> </dc:creator>
            <dc:date>2018-12-08T13:00:30.680000000</dc:date>
          </office:change-info>
          <table:previous table:id="ct201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6" table:acceptance-state="accepted">
          <table:cell-address table:column="3" table:row="739" table:table="0"/>
          <office:change-info>
            <dc:creator> </dc:creator>
            <dc:date>2018-12-08T13:05:17.813000000</dc:date>
          </office:change-info>
          <table:previous>
            <table:change-track-table-cell/>
          </table:previous>
        </table:cell-content-change>
        <table:cell-content-change table:id="ct2037" table:acceptance-state="accepted">
          <table:cell-address table:column="3" table:row="740" table:table="0"/>
          <office:change-info>
            <dc:creator> </dc:creator>
            <dc:date>2018-12-08T13:05:27.080000000</dc:date>
          </office:change-info>
          <table:previous>
            <table:change-track-table-cell/>
          </table:previous>
        </table:cell-content-change>
        <table:cell-content-change table:id="ct2038" table:acceptance-state="accepted">
          <table:cell-address table:column="3" table:row="741" table:table="0"/>
          <office:change-info>
            <dc:creator> </dc:creator>
            <dc:date>2018-12-08T13:05:32.805000000</dc:date>
          </office:change-info>
          <table:previous>
            <table:change-track-table-cell/>
          </table:previous>
        </table:cell-content-change>
        <table:cell-content-change table:id="ct2039" table:acceptance-state="accepted">
          <table:cell-address table:column="3" table:row="742" table:table="0"/>
          <office:change-info>
            <dc:creator> </dc:creator>
            <dc:date>2018-12-08T13:05:45.191000000</dc:date>
          </office:change-info>
          <table:previous>
            <table:change-track-table-cell/>
          </table:previous>
        </table:cell-content-change>
        <table:cell-content-change table:id="ct2040" table:acceptance-state="accepted">
          <table:cell-address table:column="3" table:row="744" table:table="0"/>
          <office:change-info>
            <dc:creator> </dc:creator>
            <dc:date>2018-12-08T13:05:56.439000000</dc:date>
          </office:change-info>
          <table:previous>
            <table:change-track-table-cell/>
          </table:previous>
        </table:cell-content-change>
        <table:cell-content-change table:id="ct2041" table:acceptance-state="accepted">
          <table:cell-address table:column="3" table:row="744" table:table="0"/>
          <office:change-info>
            <dc:creator> </dc:creator>
            <dc:date>2018-12-08T13:06:41.539000000</dc:date>
          </office:change-info>
          <table:previous>
            <table:change-track-table-cell/>
          </table:previous>
        </table:cell-content-change>
        <table:movement table:id="ct2042" table:acceptance-state="accepted">
          <table:source-range-address table:start-column="3" table:start-row="743" table:start-table="0" table:end-column="3" table:end-row="744" table:end-table="0"/>
          <table:target-range-address table:start-column="3" table:start-row="744" table:start-table="0" table:end-column="3" table:end-row="745" table:end-table="0"/>
          <office:change-info>
            <dc:creator> </dc:creator>
            <dc:date>2018-12-08T13:06:45.236000000</dc:date>
          </office:change-info>
          <table:dependencies>
            <table:dependency table:id="ct2043"/>
          </table:dependencies>
          <table:deletions>
            <table:cell-content-deletion table:id="ct2041">
              <table:change-track-table-cell office:value-type="string">
                <text:p>Pearson's std. residuals</text:p>
              </table:change-track-table-cell>
            </table:cell-content-deletion>
          </table:deletions>
        </table:movement>
        <table:cell-content-change table:id="ct2043" table:acceptance-state="accepted">
          <table:cell-address table:column="3" table:row="743" table:table="0"/>
          <office:change-info>
            <dc:creator> </dc:creator>
            <dc:date>2018-12-08T13:07:04.533000000</dc:date>
          </office:change-info>
          <table:previous>
            <table:change-track-table-cell/>
          </table:previous>
        </table:cell-content-change>
        <table:cell-content-change table:id="ct2044" table:acceptance-state="accepted">
          <table:cell-address table:column="0" table:row="749" table:table="0"/>
          <office:change-info>
            <dc:creator> </dc:creator>
            <dc:date>2018-12-08T13:11:57.112000000</dc:date>
          </office:change-info>
          <table:previous table:id="ct202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5" table:acceptance-state="accepted">
          <table:cell-address table:column="0" table:row="750" table:table="0"/>
          <office:change-info>
            <dc:creator> </dc:creator>
            <dc:date>2018-12-08T13:12:01.511000000</dc:date>
          </office:change-info>
          <table:previous table:id="ct202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6" table:acceptance-state="accepted">
          <table:cell-address table:column="0" table:row="751" table:table="0"/>
          <office:change-info>
            <dc:creator> </dc:creator>
            <dc:date>2018-12-08T13:12:01.511000000</dc:date>
          </office:change-info>
          <table:previous table:id="ct202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7" table:acceptance-state="accepted">
          <table:cell-address table:column="0" table:row="752" table:table="0"/>
          <office:change-info>
            <dc:creator> </dc:creator>
            <dc:date>2018-12-08T13:12:01.511000000</dc:date>
          </office:change-info>
          <table:previous table:id="ct202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8" table:acceptance-state="accepted">
          <table:cell-address table:column="0" table:row="753" table:table="0"/>
          <office:change-info>
            <dc:creator> </dc:creator>
            <dc:date>2018-12-08T13:12:01.511000000</dc:date>
          </office:change-info>
          <table:previous table:id="ct202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9" table:acceptance-state="accepted">
          <table:cell-address table:column="0" table:row="754" table:table="0"/>
          <office:change-info>
            <dc:creator> </dc:creator>
            <dc:date>2018-12-08T13:12:01.511000000</dc:date>
          </office:change-info>
          <table:previous table:id="ct2025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0" table:acceptance-state="accepted">
          <table:cell-address table:column="0" table:row="755" table:table="0"/>
          <office:change-info>
            <dc:creator> </dc:creator>
            <dc:date>2018-12-08T13:12:01.511000000</dc:date>
          </office:change-info>
          <table:previous table:id="ct2026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1" table:acceptance-state="accepted">
          <table:cell-address table:column="0" table:row="756" table:table="0"/>
          <office:change-info>
            <dc:creator> </dc:creator>
            <dc:date>2018-12-08T13:12:01.511000000</dc:date>
          </office:change-info>
          <table:previous table:id="ct202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2" table:acceptance-state="accepted">
          <table:cell-address table:column="0" table:row="757" table:table="0"/>
          <office:change-info>
            <dc:creator> </dc:creator>
            <dc:date>2018-12-08T13:12:01.511000000</dc:date>
          </office:change-info>
          <table:previous table:id="ct202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3" table:acceptance-state="accepted">
          <table:cell-address table:column="0" table:row="749" table:table="0"/>
          <office:change-info>
            <dc:creator> </dc:creator>
            <dc:date>2018-12-08T13:12:15.442000000</dc:date>
          </office:change-info>
          <table:previous table:id="ct2044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4" table:acceptance-state="accepted">
          <table:cell-address table:column="0" table:row="750" table:table="0"/>
          <office:change-info>
            <dc:creator> </dc:creator>
            <dc:date>2018-12-08T13:12:19.170000000</dc:date>
          </office:change-info>
          <table:previous table:id="ct2045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5" table:acceptance-state="accepted">
          <table:cell-address table:column="0" table:row="751" table:table="0"/>
          <office:change-info>
            <dc:creator> </dc:creator>
            <dc:date>2018-12-08T13:12:19.170000000</dc:date>
          </office:change-info>
          <table:previous table:id="ct2046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6" table:acceptance-state="accepted">
          <table:cell-address table:column="0" table:row="752" table:table="0"/>
          <office:change-info>
            <dc:creator> </dc:creator>
            <dc:date>2018-12-08T13:12:19.170000000</dc:date>
          </office:change-info>
          <table:previous table:id="ct2047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7" table:acceptance-state="accepted">
          <table:cell-address table:column="0" table:row="753" table:table="0"/>
          <office:change-info>
            <dc:creator> </dc:creator>
            <dc:date>2018-12-08T13:12:19.170000000</dc:date>
          </office:change-info>
          <table:previous table:id="ct2048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8" table:acceptance-state="accepted">
          <table:cell-address table:column="0" table:row="754" table:table="0"/>
          <office:change-info>
            <dc:creator> </dc:creator>
            <dc:date>2018-12-08T13:12:19.170000000</dc:date>
          </office:change-info>
          <table:previous table:id="ct2049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9" table:acceptance-state="accepted">
          <table:cell-address table:column="0" table:row="755" table:table="0"/>
          <office:change-info>
            <dc:creator> </dc:creator>
            <dc:date>2018-12-08T13:12:19.170000000</dc:date>
          </office:change-info>
          <table:previous table:id="ct2050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0" table:acceptance-state="accepted">
          <table:cell-address table:column="0" table:row="756" table:table="0"/>
          <office:change-info>
            <dc:creator> </dc:creator>
            <dc:date>2018-12-08T13:12:19.170000000</dc:date>
          </office:change-info>
          <table:previous table:id="ct2051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1" table:acceptance-state="accepted">
          <table:cell-address table:column="0" table:row="757" table:table="0"/>
          <office:change-info>
            <dc:creator> </dc:creator>
            <dc:date>2018-12-08T13:12:19.170000000</dc:date>
          </office:change-info>
          <table:previous table:id="ct2052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2" table:acceptance-state="accepted">
          <table:cell-address table:column="0" table:row="749" table:table="0"/>
          <office:change-info>
            <dc:creator> </dc:creator>
            <dc:date>2018-12-08T13:12:34.833000000</dc:date>
          </office:change-info>
          <table:previous table:id="ct2053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3" table:acceptance-state="accepted">
          <table:cell-address table:column="2" table:row="749" table:table="0"/>
          <office:change-info>
            <dc:creator> </dc:creator>
            <dc:date>2018-12-08T13:13:04.894000000</dc:date>
          </office:change-info>
          <table:previous>
            <table:change-track-table-cell/>
          </table:previous>
        </table:cell-content-change>
        <table:cell-content-change table:id="ct2064" table:acceptance-state="accepted">
          <table:cell-address table:column="3" table:row="749" table:table="0"/>
          <office:change-info>
            <dc:creator> </dc:creator>
            <dc:date>2018-12-08T13:13:08.607000000</dc:date>
          </office:change-info>
          <table:previous>
            <table:change-track-table-cell/>
          </table:previous>
        </table:cell-content-change>
        <table:cell-content-change table:id="ct2065" table:acceptance-state="accepted">
          <table:cell-address table:column="3" table:row="749" table:table="0"/>
          <office:change-info>
            <dc:creator> </dc:creator>
            <dc:date>2018-12-08T13:13:29.370000000</dc:date>
          </office:change-info>
          <table:previous table:id="ct2064">
            <table:change-track-table-cell office:value-type="string">
              <text:p>Comparaisons multiples de moyennes :</text:p>
            </table:change-track-table-cell>
          </table:previous>
        </table:cell-content-change>
        <table:cell-content-change table:id="ct2066" table:acceptance-state="accepted">
          <table:cell-address table:column="2" table:row="750" table:table="0"/>
          <office:change-info>
            <dc:creator> </dc:creator>
            <dc:date>2018-12-08T13:13:50.056000000</dc:date>
          </office:change-info>
          <table:previous>
            <table:change-track-table-cell/>
          </table:previous>
        </table:cell-content-change>
        <table:cell-content-change table:id="ct2067" table:acceptance-state="accepted">
          <table:cell-address table:column="0" table:row="750" table:table="0"/>
          <office:change-info>
            <dc:creator> </dc:creator>
            <dc:date>2018-12-08T13:13:59.135000000</dc:date>
          </office:change-info>
          <table:previous table:id="ct2054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8" table:acceptance-state="accepted">
          <table:cell-address table:column="3" table:row="750" table:table="0"/>
          <office:change-info>
            <dc:creator> </dc:creator>
            <dc:date>2018-12-08T13:14:42.144000000</dc:date>
          </office:change-info>
          <table:previous>
            <table:change-track-table-cell/>
          </table:previous>
        </table:cell-content-change>
        <table:cell-content-change table:id="ct2069" table:acceptance-state="accepted">
          <table:cell-address table:column="2" table:row="751" table:table="0"/>
          <office:change-info>
            <dc:creator> </dc:creator>
            <dc:date>2018-12-08T13:21:22.071000000</dc:date>
          </office:change-info>
          <table:previous>
            <table:change-track-table-cell/>
          </table:previous>
        </table:cell-content-change>
        <table:cell-content-change table:id="ct2070" table:acceptance-state="accepted">
          <table:cell-address table:column="3" table:row="751" table:table="0"/>
          <office:change-info>
            <dc:creator> </dc:creator>
            <dc:date>2018-12-08T13:21:40.604000000</dc:date>
          </office:change-info>
          <table:previous>
            <table:change-track-table-cell/>
          </table:previous>
        </table:cell-content-change>
        <table:cell-content-change table:id="ct2071" table:acceptance-state="accepted">
          <table:cell-address table:column="0" table:row="751" table:table="0"/>
          <office:change-info>
            <dc:creator> </dc:creator>
            <dc:date>2018-12-08T13:21:48.108000000</dc:date>
          </office:change-info>
          <table:previous table:id="ct2055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2" table:acceptance-state="accepted">
          <table:cell-address table:column="2" table:row="752" table:table="0"/>
          <office:change-info>
            <dc:creator> </dc:creator>
            <dc:date>2018-12-08T13:22:28.574000000</dc:date>
          </office:change-info>
          <table:previous>
            <table:change-track-table-cell/>
          </table:previous>
        </table:cell-content-change>
        <table:cell-content-change table:id="ct2073" table:acceptance-state="accepted">
          <table:cell-address table:column="0" table:row="752" table:table="0"/>
          <office:change-info>
            <dc:creator> </dc:creator>
            <dc:date>2018-12-08T13:22:53.940000000</dc:date>
          </office:change-info>
          <table:previous table:id="ct2056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4" table:acceptance-state="accepted">
          <table:cell-address table:column="2" table:row="753" table:table="0"/>
          <office:change-info>
            <dc:creator> </dc:creator>
            <dc:date>2018-12-08T13:23:10.148000000</dc:date>
          </office:change-info>
          <table:previous>
            <table:change-track-table-cell/>
          </table:previous>
        </table:cell-content-change>
        <table:cell-content-change table:id="ct2075" table:acceptance-state="accepted">
          <table:cell-address table:column="0" table:row="753" table:table="0"/>
          <office:change-info>
            <dc:creator> </dc:creator>
            <dc:date>2018-12-08T13:23:20.631000000</dc:date>
          </office:change-info>
          <table:previous table:id="ct2057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6" table:acceptance-state="accepted">
          <table:cell-address table:column="2" table:row="754" table:table="0"/>
          <office:change-info>
            <dc:creator> </dc:creator>
            <dc:date>2018-12-08T13:23:40.584000000</dc:date>
          </office:change-info>
          <table:previous>
            <table:change-track-table-cell/>
          </table:previous>
        </table:cell-content-change>
        <table:cell-content-change table:id="ct2077" table:acceptance-state="accepted">
          <table:cell-address table:column="0" table:row="754" table:table="0"/>
          <office:change-info>
            <dc:creator> </dc:creator>
            <dc:date>2018-12-08T13:23:50.630000000</dc:date>
          </office:change-info>
          <table:previous table:id="ct2058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8" table:acceptance-state="accepted">
          <table:cell-address table:column="2" table:row="755" table:table="0"/>
          <office:change-info>
            <dc:creator> </dc:creator>
            <dc:date>2018-12-08T13:24:05.185000000</dc:date>
          </office:change-info>
          <table:previous>
            <table:change-track-table-cell/>
          </table:previous>
        </table:cell-content-change>
        <table:cell-content-change table:id="ct2079" table:acceptance-state="accepted">
          <table:cell-address table:column="0" table:row="755" table:table="0"/>
          <office:change-info>
            <dc:creator> </dc:creator>
            <dc:date>2018-12-08T13:24:14.966000000</dc:date>
          </office:change-info>
          <table:previous table:id="ct2059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0" table:acceptance-state="accepted">
          <table:cell-address table:column="2" table:row="756" table:table="0"/>
          <office:change-info>
            <dc:creator> </dc:creator>
            <dc:date>2018-12-08T13:24:34.466000000</dc:date>
          </office:change-info>
          <table:previous>
            <table:change-track-table-cell/>
          </table:previous>
        </table:cell-content-change>
        <table:cell-content-change table:id="ct2081" table:acceptance-state="accepted">
          <table:cell-address table:column="0" table:row="756" table:table="0"/>
          <office:change-info>
            <dc:creator> </dc:creator>
            <dc:date>2018-12-08T13:24:42.422000000</dc:date>
          </office:change-info>
          <table:previous table:id="ct2060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2" table:acceptance-state="accepted">
          <table:cell-address table:column="3" table:row="756" table:table="0"/>
          <office:change-info>
            <dc:creator> </dc:creator>
            <dc:date>2018-12-08T13:25:14.184000000</dc:date>
          </office:change-info>
          <table:previous>
            <table:change-track-table-cell/>
          </table:previous>
        </table:cell-content-change>
        <table:cell-content-change table:id="ct2083" table:acceptance-state="accepted">
          <table:cell-address table:column="3" table:row="756" table:table="0"/>
          <office:change-info>
            <dc:creator> </dc:creator>
            <dc:date>2018-12-08T13:25:14.199000000</dc:date>
          </office:change-info>
          <table:previous table:id="ct2082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4" table:acceptance-state="accepted">
          <table:cell-address table:column="3" table:row="756" table:table="0"/>
          <office:change-info>
            <dc:creator> </dc:creator>
            <dc:date>2018-12-08T13:25:28.988000000</dc:date>
          </office:change-info>
          <table:previous table:id="ct2083">
            <table:change-track-table-cell office:value-type="string">
              <text:p>(Adjusted P-values ‒</text:p>
            </table:change-track-table-cell>
          </table:previous>
        </table:cell-content-change>
        <table:cell-content-change table:id="ct2085" table:acceptance-state="accepted">
          <table:cell-address table:column="3" table:row="753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6" table:acceptance-state="accepted">
          <table:cell-address table:column="3" table:row="754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7" table:acceptance-state="accepted">
          <table:cell-address table:column="3" table:row="755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8" table:acceptance-state="accepted">
          <table:cell-address table:column="3" table:row="753" table:table="0"/>
          <office:change-info>
            <dc:creator> </dc:creator>
            <dc:date>2018-12-08T13:26:21.279000000</dc:date>
          </office:change-info>
          <table:previous table:id="ct2085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9" table:acceptance-state="accepted">
          <table:cell-address table:column="3" table:row="753" table:table="0"/>
          <office:change-info>
            <dc:creator> </dc:creator>
            <dc:date>2018-12-08T13:26:21.279000000</dc:date>
          </office:change-info>
          <table:previous table:id="ct2088">
            <table:change-track-table-cell office:value-type="string">
              <text:p>(Adjusted P-values -- 'single step' method)</text:p>
            </table:change-track-table-cell>
          </table:previous>
        </table:cell-content-change>
        <table:cell-content-change table:id="ct2090" table:acceptance-state="accepted">
          <table:cell-address table:column="3" table:row="753" table:table="0"/>
          <office:change-info>
            <dc:creator> </dc:creator>
            <dc:date>2018-12-08T13:26:30.592000000</dc:date>
          </office:change-info>
          <table:previous table:id="ct2089">
            <table:change-track-table-cell office:value-type="string">
              <text:p>(Adjusted P-values ‒ 'single step' method)</text:p>
            </table:change-track-table-cell>
          </table:previous>
        </table:cell-content-change>
        <table:cell-content-change table:id="ct2091" table:acceptance-state="accepted">
          <table:cell-address table:column="3" table:row="754" table:table="0"/>
          <office:change-info>
            <dc:creator> </dc:creator>
            <dc:date>2018-12-08T13:27:01.808000000</dc:date>
          </office:change-info>
          <table:previous table:id="ct2086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2" table:acceptance-state="accepted">
          <table:cell-address table:column="3" table:row="755" table:table="0"/>
          <office:change-info>
            <dc:creator> </dc:creator>
            <dc:date>2018-12-08T13:27:34.758000000</dc:date>
          </office:change-info>
          <table:previous table:id="ct2087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3" table:acceptance-state="accepted">
          <table:cell-address table:column="3" table:row="752" table:table="0"/>
          <office:change-info>
            <dc:creator> </dc:creator>
            <dc:date>2018-12-08T13:27:52.700000000</dc:date>
          </office:change-info>
          <table:previous>
            <table:change-track-table-cell/>
          </table:previous>
        </table:cell-content-change>
        <table:cell-content-change table:id="ct2094" table:acceptance-state="accepted">
          <table:cell-address table:column="3" table:row="752" table:table="0"/>
          <office:change-info>
            <dc:creator> </dc:creator>
            <dc:date>2018-12-08T13:28:04.416000000</dc:date>
          </office:change-info>
          <table:previous table:id="ct2093">
            <table:change-track-table-cell office:value-type="string">
              <text:p>(Univariate P-value)</text:p>
            </table:change-track-table-cell>
          </table:previous>
        </table:cell-content-change>
        <table:cell-content-change table:id="ct2095" table:acceptance-state="accepted">
          <table:cell-address table:column="0" table:row="757" table:table="0"/>
          <office:change-info>
            <dc:creator> </dc:creator>
            <dc:date>2018-12-08T13:28:44.539000000</dc:date>
          </office:change-info>
          <table:previous table:id="ct2061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96" table:acceptance-state="accepted">
          <table:cell-address table:column="0" table:row="757" table:table="0"/>
          <office:change-info>
            <dc:creator> </dc:creator>
            <dc:date>2018-12-08T13:29:11.137000000</dc:date>
          </office:change-info>
          <table:previous table:id="ct2095">
            <table:change-track-table-cell office:value-type="string">
              <text:p>plotDist</text:p>
            </table:change-track-table-cell>
          </table:previous>
        </table:cell-content-change>
        <table:cell-content-change table:id="ct2097" table:acceptance-state="accepted">
          <table:cell-address table:column="2" table:row="757" table:table="0"/>
          <office:change-info>
            <dc:creator> </dc:creator>
            <dc:date>2018-12-08T13:29:11.917000000</dc:date>
          </office:change-info>
          <table:previous>
            <table:change-track-table-cell/>
          </table:previous>
        </table:cell-content-change>
        <table:cell-content-change table:id="ct2098" table:acceptance-state="accepted">
          <table:cell-address table:column="3" table:row="757" table:table="0"/>
          <office:change-info>
            <dc:creator> </dc:creator>
            <dc:date>2018-12-08T13:29:31.667000000</dc:date>
          </office:change-info>
          <table:previous>
            <table:change-track-table-cell/>
          </table:previous>
        </table:cell-content-change>
        <table:cell-content-change table:id="ct2099" table:acceptance-state="accepted">
          <table:cell-address table:column="3" table:row="757" table:table="0"/>
          <office:change-info>
            <dc:creator> </dc:creator>
            <dc:date>2018-12-08T13:29:38.999000000</dc:date>
          </office:change-info>
          <table:previous table:id="ct2098">
            <table:change-track-table-cell office:value-type="string">
              <text:p>Normale</text:p>
            </table:change-track-table-cell>
          </table:previous>
        </table:cell-content-change>
        <table:cell-content-change table:id="ct2100" table:acceptance-state="accepted">
          <table:cell-address table:column="2" table:row="758" table:table="0"/>
          <office:change-info>
            <dc:creator> </dc:creator>
            <dc:date>2018-12-08T13:29:59.108000000</dc:date>
          </office:change-info>
          <table:previous>
            <table:change-track-table-cell/>
          </table:previous>
        </table:cell-content-change>
        <table:cell-content-change table:id="ct2101" table:acceptance-state="accepted">
          <table:cell-address table:column="0" table:row="758" table:table="0"/>
          <office:change-info>
            <dc:creator> </dc:creator>
            <dc:date>2018-12-08T13:30:02.930000000</dc:date>
          </office:change-info>
          <table:previous>
            <table:change-track-table-cell/>
          </table:previous>
        </table:cell-content-change>
        <table:cell-content-change table:id="ct2102" table:acceptance-state="accepted">
          <table:cell-address table:column="0" table:row="758" table:table="0"/>
          <office:change-info>
            <dc:creator> </dc:creator>
            <dc:date>2018-12-08T13:30:07.719000000</dc:date>
          </office:change-info>
          <table:previous table:id="ct2101">
            <table:change-track-table-cell office:value-type="string">
              <text:p>plotDist.title.NO</text:p>
            </table:change-track-table-cell>
          </table:previous>
        </table:cell-content-change>
        <table:cell-content-change table:id="ct2103" table:acceptance-state="accepted">
          <table:cell-address table:column="0" table:row="759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4" table:acceptance-state="accepted">
          <table:cell-address table:column="0" table:row="760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5" table:acceptance-state="accepted">
          <table:cell-address table:column="0" table:row="761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6" table:acceptance-state="accepted">
          <table:cell-address table:column="0" table:row="762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7" table:acceptance-state="accepted">
          <table:cell-address table:column="0" table:row="758" table:table="0"/>
          <office:change-info>
            <dc:creator> </dc:creator>
            <dc:date>2018-12-08T13:30:21.057000000</dc:date>
          </office:change-info>
          <table:previous table:id="ct2102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08" table:acceptance-state="accepted">
          <table:cell-address table:column="3" table:row="758" table:table="0"/>
          <office:change-info>
            <dc:creator> </dc:creator>
            <dc:date>2018-12-08T13:30:28.935000000</dc:date>
          </office:change-info>
          <table:previous>
            <table:change-track-table-cell/>
          </table:previous>
        </table:cell-content-change>
        <table:cell-content-change table:id="ct2109" table:acceptance-state="accepted">
          <table:cell-address table:column="2" table:row="759" table:table="0"/>
          <office:change-info>
            <dc:creator> </dc:creator>
            <dc:date>2018-12-08T13:30:47.218000000</dc:date>
          </office:change-info>
          <table:previous>
            <table:change-track-table-cell/>
          </table:previous>
        </table:cell-content-change>
        <table:cell-content-change table:id="ct2110" table:acceptance-state="accepted">
          <table:cell-address table:column="0" table:row="759" table:table="0"/>
          <office:change-info>
            <dc:creator> </dc:creator>
            <dc:date>2018-12-08T13:30:53.725000000</dc:date>
          </office:change-info>
          <table:previous table:id="ct210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1" table:acceptance-state="accepted">
          <table:cell-address table:column="3" table:row="759" table:table="0"/>
          <office:change-info>
            <dc:creator> </dc:creator>
            <dc:date>2018-12-08T13:30:59.372000000</dc:date>
          </office:change-info>
          <table:previous>
            <table:change-track-table-cell/>
          </table:previous>
        </table:cell-content-change>
        <table:cell-content-change table:id="ct2112" table:acceptance-state="accepted">
          <table:cell-address table:column="2" table:row="760" table:table="0"/>
          <office:change-info>
            <dc:creator> </dc:creator>
            <dc:date>2018-12-08T13:31:15.362000000</dc:date>
          </office:change-info>
          <table:previous>
            <table:change-track-table-cell/>
          </table:previous>
        </table:cell-content-change>
        <table:cell-content-change table:id="ct2113" table:acceptance-state="accepted">
          <table:cell-address table:column="3" table:row="760" table:table="0"/>
          <office:change-info>
            <dc:creator> </dc:creator>
            <dc:date>2018-12-08T13:31:16.313000000</dc:date>
          </office:change-info>
          <table:previous>
            <table:change-track-table-cell/>
          </table:previous>
        </table:cell-content-change>
        <table:cell-content-change table:id="ct2114" table:acceptance-state="accepted">
          <table:cell-address table:column="0" table:row="760" table:table="0"/>
          <office:change-info>
            <dc:creator> </dc:creator>
            <dc:date>2018-12-08T13:31:21.711000000</dc:date>
          </office:change-info>
          <table:previous table:id="ct210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5" table:acceptance-state="accepted">
          <table:cell-address table:column="2" table:row="761" table:table="0"/>
          <office:change-info>
            <dc:creator> </dc:creator>
            <dc:date>2018-12-08T13:32:19.915000000</dc:date>
          </office:change-info>
          <table:previous>
            <table:change-track-table-cell/>
          </table:previous>
        </table:cell-content-change>
        <table:cell-content-change table:id="ct2116" table:acceptance-state="accepted">
          <table:cell-address table:column="0" table:row="761" table:table="0"/>
          <office:change-info>
            <dc:creator> </dc:creator>
            <dc:date>2018-12-08T13:32:27.247000000</dc:date>
          </office:change-info>
          <table:previous table:id="ct210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7" table:acceptance-state="accepted">
          <table:cell-address table:column="3" table:row="761" table:table="0"/>
          <office:change-info>
            <dc:creator> </dc:creator>
            <dc:date>2018-12-08T13:32:38.229000000</dc:date>
          </office:change-info>
          <table:previous>
            <table:change-track-table-cell/>
          </table:previous>
        </table:cell-content-change>
        <table:cell-content-change table:id="ct2118" table:acceptance-state="accepted">
          <table:cell-address table:column="3" table:row="760" table:table="0"/>
          <office:change-info>
            <dc:creator> </dc:creator>
            <dc:date>2018-12-08T13:32:45.904000000</dc:date>
          </office:change-info>
          <table:previous table:id="ct2113">
            <table:change-track-table-cell office:value-type="string">
              <text:p>Gamma</text:p>
            </table:change-track-table-cell>
          </table:previous>
        </table:cell-content-change>
        <table:cell-content-change table:id="ct2119" table:acceptance-state="accepted">
          <table:cell-address table:column="3" table:row="759" table:table="0"/>
          <office:change-info>
            <dc:creator> </dc:creator>
            <dc:date>2018-12-08T13:33:03.283000000</dc:date>
          </office:change-info>
          <table:previous table:id="ct2111">
            <table:change-track-table-cell office:value-type="string">
              <text:p>Negative Binomial</text:p>
            </table:change-track-table-cell>
          </table:previous>
        </table:cell-content-change>
        <table:cell-content-change table:id="ct2120" table:acceptance-state="accepted">
          <table:cell-address table:column="3" table:row="758" table:table="0"/>
          <office:change-info>
            <dc:creator> </dc:creator>
            <dc:date>2018-12-08T13:33:09.039000000</dc:date>
          </office:change-info>
          <table:previous table:id="ct2108">
            <table:change-track-table-cell office:value-type="string">
              <text:p>Log-Normal</text:p>
            </table:change-track-table-cell>
          </table:previous>
        </table:cell-content-change>
        <table:cell-content-change table:id="ct2121" table:acceptance-state="accepted">
          <table:cell-address table:column="3" table:row="757" table:table="0"/>
          <office:change-info>
            <dc:creator> </dc:creator>
            <dc:date>2018-12-08T13:33:14</dc:date>
          </office:change-info>
          <table:previous table:id="ct2099">
            <table:change-track-table-cell office:value-type="string">
              <text:p>Normal</text:p>
            </table:change-track-table-cell>
          </table:previous>
        </table:cell-content-change>
        <table:cell-content-change table:id="ct2122" table:acceptance-state="accepted">
          <table:cell-address table:column="2" table:row="762" table:table="0"/>
          <office:change-info>
            <dc:creator> </dc:creator>
            <dc:date>2018-12-08T13:33:35.918000000</dc:date>
          </office:change-info>
          <table:previous>
            <table:change-track-table-cell/>
          </table:previous>
        </table:cell-content-change>
        <table:cell-content-change table:id="ct2123" table:acceptance-state="accepted">
          <table:cell-address table:column="0" table:row="763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4" table:acceptance-state="accepted">
          <table:cell-address table:column="0" table:row="764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5" table:acceptance-state="accepted">
          <table:cell-address table:column="0" table:row="765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6" table:acceptance-state="accepted">
          <table:cell-address table:column="0" table:row="767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7" table:acceptance-state="accepted">
          <table:cell-address table:column="0" table:row="762" table:table="0"/>
          <office:change-info>
            <dc:creator> </dc:creator>
            <dc:date>2018-12-08T13:33:53.686000000</dc:date>
          </office:change-info>
          <table:previous table:id="ct210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28" table:acceptance-state="accepted">
          <table:cell-address table:column="3" table:row="762" table:table="0"/>
          <office:change-info>
            <dc:creator> </dc:creator>
            <dc:date>2018-12-08T13:34:02.141000000</dc:date>
          </office:change-info>
          <table:previous>
            <table:change-track-table-cell/>
          </table:previous>
        </table:cell-content-change>
        <table:cell-content-change table:id="ct2129" table:acceptance-state="accepted">
          <table:cell-address table:column="2" table:row="763" table:table="0"/>
          <office:change-info>
            <dc:creator> </dc:creator>
            <dc:date>2018-12-08T13:34:35.447000000</dc:date>
          </office:change-info>
          <table:previous>
            <table:change-track-table-cell/>
          </table:previous>
        </table:cell-content-change>
        <table:cell-content-change table:id="ct2130" table:acceptance-state="accepted">
          <table:cell-address table:column="0" table:row="763" table:table="0"/>
          <office:change-info>
            <dc:creator> </dc:creator>
            <dc:date>2018-12-08T13:34:54.620000000</dc:date>
          </office:change-info>
          <table:previous table:id="ct212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1" table:acceptance-state="accepted">
          <table:cell-address table:column="3" table:row="763" table:table="0"/>
          <office:change-info>
            <dc:creator> </dc:creator>
            <dc:date>2018-12-08T13:36:07.662000000</dc:date>
          </office:change-info>
          <table:previous>
            <table:change-track-table-cell/>
          </table:previous>
        </table:cell-content-change>
        <table:cell-content-change table:id="ct2132" table:acceptance-state="accepted">
          <table:cell-address table:column="3" table:row="763" table:table="0"/>
          <office:change-info>
            <dc:creator> </dc:creator>
            <dc:date>2018-12-08T13:36:37.520000000</dc:date>
          </office:change-info>
          <table:previous table:id="ct2131">
            <table:change-track-table-cell office:value-type="string">
              <text:p>Fitdistr() failed!\n()</text:p>
            </table:change-track-table-cell>
          </table:previous>
        </table:cell-content-change>
        <table:cell-content-change table:id="ct2133" table:acceptance-state="accepted">
          <table:cell-address table:column="0" table:row="764" table:table="0"/>
          <office:change-info>
            <dc:creator> </dc:creator>
            <dc:date>2018-12-08T13:38:24.679000000</dc:date>
          </office:change-info>
          <table:previous table:id="ct212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4" table:acceptance-state="accepted">
          <table:cell-address table:column="0" table:row="765" table:table="0"/>
          <office:change-info>
            <dc:creator> </dc:creator>
            <dc:date>2018-12-08T13:38:24.679000000</dc:date>
          </office:change-info>
          <table:previous table:id="ct212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5" table:acceptance-state="accepted">
          <table:cell-address table:column="0" table:row="767" table:table="0"/>
          <office:change-info>
            <dc:creator> </dc:creator>
            <dc:date>2018-12-08T13:38:24.679000000</dc:date>
          </office:change-info>
          <table:previous table:id="ct212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6" table:acceptance-state="accepted">
          <table:cell-address table:column="0" table:row="764" table:table="0"/>
          <office:change-info>
            <dc:creator> </dc:creator>
            <dc:date>2018-12-08T13:45:41.071000000</dc:date>
          </office:change-info>
          <table:previous table:id="ct2133">
            <table:change-track-table-cell/>
          </table:previous>
        </table:cell-content-change>
        <table:cell-content-change table:id="ct2137" table:acceptance-state="accepted">
          <table:cell-address table:column="0" table:row="764" table:table="0"/>
          <office:change-info>
            <dc:creator> </dc:creator>
            <dc:date>2018-12-08T13:46:14.845000000</dc:date>
          </office:change-info>
          <table:previous table:id="ct2136">
            <table:change-track-table-cell office:value-type="string">
              <text:p>valPreditesLM</text:p>
            </table:change-track-table-cell>
          </table:previous>
        </table:cell-content-change>
        <table:cell-content-change table:id="ct2138" table:acceptance-state="accepted">
          <table:cell-address table:column="2" table:row="764" table:table="0"/>
          <office:change-info>
            <dc:creator> </dc:creator>
            <dc:date>2018-12-08T13:46:15.797000000</dc:date>
          </office:change-info>
          <table:previous>
            <table:change-track-table-cell/>
          </table:previous>
        </table:cell-content-change>
        <table:cell-content-change table:id="ct2139" table:acceptance-state="accepted">
          <table:cell-address table:column="3" table:row="764" table:table="0"/>
          <office:change-info>
            <dc:creator> </dc:creator>
            <dc:date>2018-12-08T13:46:49.400000000</dc:date>
          </office:change-info>
          <table:previous>
            <table:change-track-table-cell/>
          </table:previous>
        </table:cell-content-change>
        <table:cell-content-change table:id="ct2140" table:acceptance-state="accepted">
          <table:cell-address table:column="0" table:row="765" table:table="0"/>
          <office:change-info>
            <dc:creator> </dc:creator>
            <dc:date>2018-12-08T14:09:28.632000000</dc:date>
          </office:change-info>
          <table:previous table:id="ct2134">
            <table:change-track-table-cell/>
          </table:previous>
        </table:cell-content-change>
        <table:cell-content-change table:id="ct2141" table:acceptance-state="accepted">
          <table:cell-address table:column="0" table:row="765" table:table="0"/>
          <office:change-info>
            <dc:creator> </dc:creator>
            <dc:date>2018-12-08T14:09:49.474000000</dc:date>
          </office:change-info>
          <table:previous table:id="ct2140">
            <table:change-track-table-cell office:value-type="string">
              <text:p>compMultiplesAvertissement</text:p>
            </table:change-track-table-cell>
          </table:previous>
        </table:cell-content-change>
        <table:cell-content-change table:id="ct2142" table:acceptance-state="accepted">
          <table:cell-address table:column="0" table:row="767" table:table="0"/>
          <office:change-info>
            <dc:creator> </dc:creator>
            <dc:date>2018-12-08T14:09:53.592000000</dc:date>
          </office:change-info>
          <table:previous table:id="ct2135">
            <table:change-track-table-cell/>
          </table:previous>
        </table:cell-content-change>
        <table:cell-content-change table:id="ct2143" table:acceptance-state="accepted">
          <table:cell-address table:column="0" table:row="768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4" table:acceptance-state="accepted">
          <table:cell-address table:column="0" table:row="769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5" table:acceptance-state="accepted">
          <table:cell-address table:column="0" table:row="770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6" table:acceptance-state="accepted">
          <table:cell-address table:column="0" table:row="771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7" table:acceptance-state="accepted">
          <table:cell-address table:column="0" table:row="772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8" table:acceptance-state="accepted">
          <table:cell-address table:column="0" table:row="773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9" table:acceptance-state="accepted">
          <table:cell-address table:column="2" table:row="765" table:table="0"/>
          <office:change-info>
            <dc:creator> </dc:creator>
            <dc:date>2018-12-08T14:10:22.530000000</dc:date>
          </office:change-info>
          <table:previous>
            <table:change-track-table-cell/>
          </table:previous>
        </table:cell-content-change>
        <table:cell-content-change table:id="ct2150" table:acceptance-state="accepted">
          <table:cell-address table:column="0" table:row="765" table:table="0"/>
          <office:change-info>
            <dc:creator> </dc:creator>
            <dc:date>2018-12-08T14:10:35.759000000</dc:date>
          </office:change-info>
          <table:previous table:id="ct2141">
            <table:change-track-table-cell office:value-type="string">
              <text:p>multCompWarn.</text:p>
            </table:change-track-table-cell>
          </table:previous>
        </table:cell-content-change>
        <table:cell-content-change table:id="ct2151" table:acceptance-state="accepted">
          <table:cell-address table:column="2" table:row="767" table:table="0"/>
          <office:change-info>
            <dc:creator> </dc:creator>
            <dc:date>2018-12-08T14:11:18.191000000</dc:date>
          </office:change-info>
          <table:previous>
            <table:change-track-table-cell/>
          </table:previous>
        </table:cell-content-change>
        <table:cell-content-change table:id="ct2152" table:acceptance-state="accepted">
          <table:cell-address table:column="0" table:row="767" table:table="0"/>
          <office:change-info>
            <dc:creator> </dc:creator>
            <dc:date>2018-12-08T14:11:31.576000000</dc:date>
          </office:change-info>
          <table:previous table:id="ct2142">
            <table:change-track-table-cell office:value-type="string">
              <text:p>multCompWarn.</text:p>
            </table:change-track-table-cell>
          </table:previous>
        </table:cell-content-change>
        <table:cell-content-change table:id="ct2153" table:acceptance-state="accepted">
          <table:cell-address table:column="0" table:row="767" table:table="0"/>
          <office:change-info>
            <dc:creator> </dc:creator>
            <dc:date>2018-12-08T14:12:23.883000000</dc:date>
          </office:change-info>
          <table:previous table:id="ct2152">
            <table:change-track-table-cell office:value-type="string">
              <text:p>multCompWarn.glmNB</text:p>
            </table:change-track-table-cell>
          </table:previous>
        </table:cell-content-change>
        <table:cell-content-change table:id="ct2154" table:acceptance-state="accepted">
          <table:cell-address table:column="2" table:row="768" table:table="0"/>
          <office:change-info>
            <dc:creator> </dc:creator>
            <dc:date>2018-12-08T14:12:58.266000000</dc:date>
          </office:change-info>
          <table:previous>
            <table:change-track-table-cell/>
          </table:previous>
        </table:cell-content-change>
        <table:cell-content-change table:id="ct2155" table:acceptance-state="accepted">
          <table:cell-address table:column="0" table:row="767" table:table="0"/>
          <office:change-info>
            <dc:creator> </dc:creator>
            <dc:date>2018-12-08T14:13:55.269000000</dc:date>
          </office:change-info>
          <table:previous table:id="ct2153">
            <table:change-track-table-cell office:value-type="string">
              <text:p>multCompWarn.logLink</text:p>
            </table:change-track-table-cell>
          </table:previous>
        </table:cell-content-change>
        <table:insertion table:id="ct2156" table:acceptance-state="accepted" table:type="row" table:position="766" table:table="0">
          <office:change-info>
            <dc:creator> </dc:creator>
            <dc:date>2018-12-08T14:14:19.823000000</dc:date>
          </office:change-info>
          <table:dependencies>
            <table:dependency table:id="ct3285"/>
            <table:dependency table:id="ct2180"/>
            <table:dependency table:id="ct2160"/>
            <table:dependency table:id="ct2158"/>
            <table:dependency table:id="ct2157"/>
          </table:dependencies>
        </table:insertion>
        <table:cell-content-change table:id="ct2157" table:acceptance-state="accepted">
          <table:cell-address table:column="0" table:row="766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8" table:acceptance-state="accepted">
          <table:cell-address table:column="2" table:row="766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9" table:acceptance-state="accepted">
          <table:cell-address table:column="0" table:row="767" table:table="0"/>
          <office:change-info>
            <dc:creator> </dc:creator>
            <dc:date>2018-12-08T14:14:44.253000000</dc:date>
          </office:change-info>
          <table:previous table:id="ct2155">
            <table:change-track-table-cell office:value-type="string">
              <text:p>multCompWarn.link</text:p>
            </table:change-track-table-cell>
          </table:previous>
        </table:cell-content-change>
        <table:cell-content-change table:id="ct2160" table:acceptance-state="accepted">
          <table:cell-address table:column="2" table:row="766" table:table="0"/>
          <office:change-info>
            <dc:creator> </dc:creator>
            <dc:date>2018-12-08T14:15:09.790000000</dc:date>
          </office:change-info>
          <table:previous table:id="ct2158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1" table:acceptance-state="accepted">
          <table:cell-address table:column="0" table:row="768" table:table="0"/>
          <office:change-info>
            <dc:creator> </dc:creator>
            <dc:date>2018-12-08T14:15:18.495000000</dc:date>
          </office:change-info>
          <table:previous table:id="ct2143">
            <table:change-track-table-cell office:value-type="string">
              <text:p>multCompWarn.</text:p>
            </table:change-track-table-cell>
          </table:previous>
        </table:cell-content-change>
        <table:cell-content-change table:id="ct2162" table:acceptance-state="accepted">
          <table:cell-address table:column="2" table:row="767" table:table="0"/>
          <office:change-info>
            <dc:creator> </dc:creator>
            <dc:date>2018-12-08T14:15:25.608000000</dc:date>
          </office:change-info>
          <table:previous table:id="ct2151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3" table:acceptance-state="accepted">
          <table:cell-address table:column="2" table:row="768" table:table="0"/>
          <office:change-info>
            <dc:creator> </dc:creator>
            <dc:date>2018-12-08T14:15:33.939000000</dc:date>
          </office:change-info>
          <table:previous table:id="ct2154">
            <table:change-track-table-cell office:value-type="string">
              <text:p>Attention : les différences sont estimées dans la fonction de lien (logit) :</text:p>
            </table:change-track-table-cell>
          </table:previous>
        </table:cell-content-change>
        <table:cell-content-change table:id="ct2164" table:acceptance-state="accepted">
          <table:cell-address table:column="2" table:row="769" table:table="0"/>
          <office:change-info>
            <dc:creator> </dc:creator>
            <dc:date>2018-12-08T14:17:21.062000000</dc:date>
          </office:change-info>
          <table:previous>
            <table:change-track-table-cell/>
          </table:previous>
        </table:cell-content-change>
        <table:cell-content-change table:id="ct2165" table:acceptance-state="accepted">
          <table:cell-address table:column="0" table:row="769" table:table="0"/>
          <office:change-info>
            <dc:creator> </dc:creator>
            <dc:date>2018-12-08T14:17:26.319000000</dc:date>
          </office:change-info>
          <table:previous table:id="ct2144">
            <table:change-track-table-cell office:value-type="string">
              <text:p>multCompWarn.</text:p>
            </table:change-track-table-cell>
          </table:previous>
        </table:cell-content-change>
        <table:cell-content-change table:id="ct2166" table:acceptance-state="accepted">
          <table:cell-address table:column="2" table:row="770" table:table="0"/>
          <office:change-info>
            <dc:creator> </dc:creator>
            <dc:date>2018-12-08T14:18:22.588000000</dc:date>
          </office:change-info>
          <table:previous>
            <table:change-track-table-cell/>
          </table:previous>
        </table:cell-content-change>
        <table:cell-content-change table:id="ct2167" table:acceptance-state="accepted">
          <table:cell-address table:column="0" table:row="770" table:table="0"/>
          <office:change-info>
            <dc:creator> </dc:creator>
            <dc:date>2018-12-08T14:18:33.601000000</dc:date>
          </office:change-info>
          <table:previous table:id="ct2145">
            <table:change-track-table-cell office:value-type="string">
              <text:p>multCompWarn.</text:p>
            </table:change-track-table-cell>
          </table:previous>
        </table:cell-content-change>
        <table:cell-content-change table:id="ct2168" table:acceptance-state="accepted">
          <table:cell-address table:column="3" table:row="770" table:table="0"/>
          <office:change-info>
            <dc:creator> </dc:creator>
            <dc:date>2018-12-08T14:18:50.246000000</dc:date>
          </office:change-info>
          <table:previous>
            <table:change-track-table-cell/>
          </table:previous>
        </table:cell-content-change>
        <table:cell-content-change table:id="ct2169" table:acceptance-state="accepted">
          <table:cell-address table:column="3" table:row="767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0" table:acceptance-state="accepted">
          <table:cell-address table:column="3" table:row="768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1" table:acceptance-state="accepted">
          <table:cell-address table:column="3" table:row="769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2" table:acceptance-state="accepted">
          <table:cell-address table:column="3" table:row="767" table:table="0"/>
          <office:change-info>
            <dc:creator> </dc:creator>
            <dc:date>2018-12-08T14:19:04.160000000</dc:date>
          </office:change-info>
          <table:previous table:id="ct2169">
            <table:change-track-table-cell office:value-type="string">
              <text:p><text:s/>(log) :</text:p>
            </table:change-track-table-cell>
          </table:previous>
        </table:cell-content-change>
        <table:cell-content-change table:id="ct2173" table:acceptance-state="accepted">
          <table:cell-address table:column="3" table:row="768" table:table="0"/>
          <office:change-info>
            <dc:creator> </dc:creator>
            <dc:date>2018-12-08T14:19:07.888000000</dc:date>
          </office:change-info>
          <table:previous table:id="ct2170">
            <table:change-track-table-cell office:value-type="string">
              <text:p><text:s/>(logit) :</text:p>
            </table:change-track-table-cell>
          </table:previous>
        </table:cell-content-change>
        <table:cell-content-change table:id="ct2174" table:acceptance-state="accepted">
          <table:cell-address table:column="3" table:row="769" table:table="0"/>
          <office:change-info>
            <dc:creator> </dc:creator>
            <dc:date>2018-12-08T14:19:12.709000000</dc:date>
          </office:change-info>
          <table:previous table:id="ct2171">
            <table:change-track-table-cell office:value-type="string">
              <text:p><text:s/>(inverse) :</text:p>
            </table:change-track-table-cell>
          </table:previous>
        </table:cell-content-change>
        <table:cell-content-change table:id="ct2175" table:acceptance-state="accepted">
          <table:cell-address table:column="0" table:row="771" table:table="0"/>
          <office:change-info>
            <dc:creator> </dc:creator>
            <dc:date>2018-12-08T14:19:38.915000000</dc:date>
          </office:change-info>
          <table:previous table:id="ct2146">
            <table:change-track-table-cell office:value-type="string">
              <text:p>multCompWarn.</text:p>
            </table:change-track-table-cell>
          </table:previous>
        </table:cell-content-change>
        <table:cell-content-change table:id="ct2176" table:acceptance-state="accepted">
          <table:cell-address table:column="0" table:row="771" table:table="0"/>
          <office:change-info>
            <dc:creator> </dc:creator>
            <dc:date>2018-12-08T14:19:42.737000000</dc:date>
          </office:change-info>
          <table:previous table:id="ct2175">
            <table:change-track-table-cell office:value-type="string">
              <text:p>compMultiplesLM</text:p>
            </table:change-track-table-cell>
          </table:previous>
        </table:cell-content-change>
        <table:cell-content-change table:id="ct2177" table:acceptance-state="accepted">
          <table:cell-address table:column="0" table:row="772" table:table="0"/>
          <office:change-info>
            <dc:creator> </dc:creator>
            <dc:date>2018-12-08T14:19:48.275000000</dc:date>
          </office:change-info>
          <table:previous table:id="ct2147">
            <table:change-track-table-cell office:value-type="string">
              <text:p>multCompWarn.</text:p>
            </table:change-track-table-cell>
          </table:previous>
        </table:cell-content-change>
        <table:cell-content-change table:id="ct2178" table:acceptance-state="accepted">
          <table:cell-address table:column="0" table:row="773" table:table="0"/>
          <office:change-info>
            <dc:creator> </dc:creator>
            <dc:date>2018-12-08T14:19:48.275000000</dc:date>
          </office:change-info>
          <table:previous table:id="ct2148">
            <table:change-track-table-cell office:value-type="string">
              <text:p>multCompWarn.</text:p>
            </table:change-track-table-cell>
          </table:previous>
        </table:cell-content-change>
        <table:cell-content-change table:id="ct2179" table:acceptance-state="accepted">
          <table:cell-address table:column="3" table:row="765" table:table="0"/>
          <office:change-info>
            <dc:creator> </dc:creator>
            <dc:date>2018-12-08T14:20:22.780000000</dc:date>
          </office:change-info>
          <table:previous>
            <table:change-track-table-cell/>
          </table:previous>
        </table:cell-content-change>
        <table:cell-content-change table:id="ct2180" table:acceptance-state="accepted">
          <table:cell-address table:column="3" table:row="766" table:table="0"/>
          <office:change-info>
            <dc:creator> </dc:creator>
            <dc:date>2018-12-08T14:22:01.165000000</dc:date>
          </office:change-info>
          <table:previous>
            <table:change-track-table-cell/>
          </table:previous>
        </table:cell-content-change>
        <table:cell-content-change table:id="ct2181" table:acceptance-state="accepted">
          <table:cell-address table:column="2" table:row="771" table:table="0"/>
          <office:change-info>
            <dc:creator> </dc:creator>
            <dc:date>2018-12-08T14:22:02.943000000</dc:date>
          </office:change-info>
          <table:previous>
            <table:change-track-table-cell/>
          </table:previous>
        </table:cell-content-change>
        <table:cell-content-change table:id="ct2182" table:acceptance-state="accepted">
          <table:cell-address table:column="0" table:row="771" table:table="0"/>
          <office:change-info>
            <dc:creator> </dc:creator>
            <dc:date>2018-12-08T14:22:10.478000000</dc:date>
          </office:change-info>
          <table:previous table:id="ct2176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3" table:acceptance-state="accepted">
          <table:cell-address table:column="3" table:row="771" table:table="0"/>
          <office:change-info>
            <dc:creator> </dc:creator>
            <dc:date>2018-12-08T14:22:31.959000000</dc:date>
          </office:change-info>
          <table:previous>
            <table:change-track-table-cell/>
          </table:previous>
        </table:cell-content-change>
        <table:cell-content-change table:id="ct2184" table:acceptance-state="accepted">
          <table:cell-address table:column="2" table:row="772" table:table="0"/>
          <office:change-info>
            <dc:creator> </dc:creator>
            <dc:date>2018-12-08T14:23:17.479000000</dc:date>
          </office:change-info>
          <table:previous>
            <table:change-track-table-cell/>
          </table:previous>
        </table:cell-content-change>
        <table:cell-content-change table:id="ct2185" table:acceptance-state="accepted">
          <table:cell-address table:column="0" table:row="772" table:table="0"/>
          <office:change-info>
            <dc:creator> </dc:creator>
            <dc:date>2018-12-08T14:23:23.422000000</dc:date>
          </office:change-info>
          <table:previous table:id="ct2177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6" table:acceptance-state="accepted">
          <table:cell-address table:column="2" table:row="773" table:table="0"/>
          <office:change-info>
            <dc:creator> </dc:creator>
            <dc:date>2018-12-08T14:23:43.296000000</dc:date>
          </office:change-info>
          <table:previous>
            <table:change-track-table-cell/>
          </table:previous>
        </table:cell-content-change>
        <table:cell-content-change table:id="ct2187" table:acceptance-state="accepted">
          <table:cell-address table:column="0" table:row="773" table:table="0"/>
          <office:change-info>
            <dc:creator> </dc:creator>
            <dc:date>2018-12-08T14:23:46.369000000</dc:date>
          </office:change-info>
          <table:previous table:id="ct2178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8" table:acceptance-state="accepted">
          <table:cell-address table:column="0" table:row="774" table:table="0"/>
          <office:change-info>
            <dc:creator> </dc:creator>
            <dc:date>2018-12-08T14:23:46.369000000</dc:date>
          </office:change-info>
          <table:previous>
            <table:change-track-table-cell/>
          </table:previous>
        </table:cell-content-change>
        <table:cell-content-change table:id="ct2189" table:acceptance-state="accepted">
          <table:cell-address table:column="2" table:row="774" table:table="0"/>
          <office:change-info>
            <dc:creator> </dc:creator>
            <dc:date>2018-12-08T14:24:11.968000000</dc:date>
          </office:change-info>
          <table:previous>
            <table:change-track-table-cell/>
          </table:previous>
        </table:cell-content-change>
        <table:cell-content-change table:id="ct2190" table:acceptance-state="accepted">
          <table:cell-address table:column="3" table:row="772" table:table="0"/>
          <office:change-info>
            <dc:creator> </dc:creator>
            <dc:date>2018-12-08T14:25:18.782000000</dc:date>
          </office:change-info>
          <table:previous>
            <table:change-track-table-cell/>
          </table:previous>
        </table:cell-content-change>
        <table:cell-content-change table:id="ct2191" table:acceptance-state="accepted">
          <table:cell-address table:column="3" table:row="773" table:table="0"/>
          <office:change-info>
            <dc:creator> </dc:creator>
            <dc:date>2018-12-08T14:26:35.064000000</dc:date>
          </office:change-info>
          <table:previous>
            <table:change-track-table-cell/>
          </table:previous>
        </table:cell-content-change>
        <table:cell-content-change table:id="ct2192" table:acceptance-state="accepted">
          <table:cell-address table:column="3" table:row="774" table:table="0"/>
          <office:change-info>
            <dc:creator> </dc:creator>
            <dc:date>2018-12-08T14:26:54.174000000</dc:date>
          </office:change-info>
          <table:previous>
            <table:change-track-table-cell/>
          </table:previous>
        </table:cell-content-change>
        <table:cell-content-change table:id="ct2193" table:acceptance-state="accepted">
          <table:cell-address table:column="3" table:row="774" table:table="0"/>
          <office:change-info>
            <dc:creator> </dc:creator>
            <dc:date>2018-12-08T14:26:59.899000000</dc:date>
          </office:change-info>
          <table:previous table:id="ct2192">
            <table:change-track-table-cell office:value-type="string">
              <text:p>\n\tof factors/interactions)</text:p>
            </table:change-track-table-cell>
          </table:previous>
        </table:cell-content-change>
        <table:cell-content-change table:id="ct2194" table:acceptance-state="accepted">
          <table:cell-address table:column="2" table:row="775" table:table="0"/>
          <office:change-info>
            <dc:creator> </dc:creator>
            <dc:date>2018-12-08T14:27:37.246000000</dc:date>
          </office:change-info>
          <table:previous>
            <table:change-track-table-cell/>
          </table:previous>
        </table:cell-content-change>
        <table:cell-content-change table:id="ct2195" table:acceptance-state="accepted">
          <table:cell-address table:column="0" table:row="775" table:table="0"/>
          <office:change-info>
            <dc:creator> </dc:creator>
            <dc:date>2018-12-08T14:27:42.536000000</dc:date>
          </office:change-info>
          <table:previous>
            <table:change-track-table-cell/>
          </table:previous>
        </table:cell-content-change>
        <table:cell-content-change table:id="ct2196" table:acceptance-state="accepted">
          <table:cell-address table:column="0" table:row="775" table:table="0"/>
          <office:change-info>
            <dc:creator> </dc:creator>
            <dc:date>2018-12-08T14:28:06.232000000</dc:date>
          </office:change-info>
          <table:previous table:id="ct2195">
            <table:change-track-table-cell office:value-type="string">
              <text:p>compMultiplesLM.W.4</text:p>
            </table:change-track-table-cell>
          </table:previous>
        </table:cell-content-change>
        <table:insertion table:id="ct2197" table:acceptance-state="accepted" table:type="row" table:position="13" table:table="0">
          <office:change-info>
            <dc:creator> </dc:creator>
            <dc:date>2018-12-08T14:28:45.247000000</dc:date>
          </office:change-info>
          <table:dependencies>
            <table:dependency table:id="ct2537"/>
            <table:dependency table:id="ct2200"/>
            <table:dependency table:id="ct2199"/>
            <table:dependency table:id="ct2198"/>
          </table:dependencies>
        </table:insertion>
        <table:cell-content-change table:id="ct2198" table:acceptance-state="accepted">
          <table:cell-address table:column="0" table:row="13" table:table="0"/>
          <office:change-info>
            <dc:creator> </dc:creator>
            <dc:date>2018-12-08T14:28:53.484000000</dc:date>
          </office:change-info>
          <table:previous>
            <table:change-track-table-cell/>
          </table:previous>
        </table:cell-content-change>
        <table:cell-content-change table:id="ct2199" table:acceptance-state="accepted">
          <table:cell-address table:column="2" table:row="13" table:table="0"/>
          <office:change-info>
            <dc:creator> </dc:creator>
            <dc:date>2018-12-08T14:29:00.067000000</dc:date>
          </office:change-info>
          <table:previous>
            <table:change-track-table-cell/>
          </table:previous>
        </table:cell-content-change>
        <table:cell-content-change table:id="ct2200" table:acceptance-state="accepted">
          <table:cell-address table:column="3" table:row="13" table:table="0"/>
          <office:change-info>
            <dc:creator> </dc:creator>
            <dc:date>2018-12-08T14:29:06.510000000</dc:date>
          </office:change-info>
          <table:previous>
            <table:change-track-table-cell/>
          </table:previous>
        </table:cell-content-change>
        <table:cell-content-change table:id="ct2201" table:acceptance-state="accepted">
          <table:cell-address table:column="0" table:row="776" table:table="0"/>
          <office:change-info>
            <dc:creator> </dc:creator>
            <dc:date>2018-12-08T14:30:06.928000000</dc:date>
          </office:change-info>
          <table:previous>
            <table:change-track-table-cell/>
          </table:previous>
        </table:cell-content-change>
        <table:cell-content-change table:id="ct2202" table:acceptance-state="accepted">
          <table:cell-address table:column="0" table:row="776" table:table="0"/>
          <office:change-info>
            <dc:creator> </dc:creator>
            <dc:date>2018-12-08T14:30:13.699000000</dc:date>
          </office:change-info>
          <table:previous table:id="ct2201">
            <table:change-track-table-cell office:value-type="string">
              <text:p>compSimplesLM</text:p>
            </table:change-track-table-cell>
          </table:previous>
        </table:cell-content-change>
        <table:cell-content-change table:id="ct2203" table:acceptance-state="accepted">
          <table:cell-address table:column="2" table:row="776" table:table="0"/>
          <office:change-info>
            <dc:creator> </dc:creator>
            <dc:date>2018-12-08T14:30:37.645000000</dc:date>
          </office:change-info>
          <table:previous>
            <table:change-track-table-cell/>
          </table:previous>
        </table:cell-content-change>
        <table:cell-content-change table:id="ct2204" table:acceptance-state="accepted">
          <table:cell-address table:column="3" table:row="775" table:table="0"/>
          <office:change-info>
            <dc:creator> </dc:creator>
            <dc:date>2018-12-08T14:31:12.011000000</dc:date>
          </office:change-info>
          <table:previous>
            <table:change-track-table-cell/>
          </table:previous>
        </table:cell-content-change>
        <table:cell-content-change table:id="ct2205" table:acceptance-state="accepted">
          <table:cell-address table:column="3" table:row="776" table:table="0"/>
          <office:change-info>
            <dc:creator> </dc:creator>
            <dc:date>2018-12-08T14:31:34.038000000</dc:date>
          </office:change-info>
          <table:previous>
            <table:change-track-table-cell/>
          </table:previous>
        </table:cell-content-change>
        <table:cell-content-change table:id="ct2206" table:acceptance-state="accepted">
          <table:cell-address table:column="2" table:row="777" table:table="0"/>
          <office:change-info>
            <dc:creator> </dc:creator>
            <dc:date>2018-12-08T14:34:14.158000000</dc:date>
          </office:change-info>
          <table:previous>
            <table:change-track-table-cell/>
          </table:previous>
        </table:cell-content-change>
        <table:cell-content-change table:id="ct2207" table:acceptance-state="accepted">
          <table:cell-address table:column="0" table:row="777" table:table="0"/>
          <office:change-info>
            <dc:creator> </dc:creator>
            <dc:date>2018-12-08T14:34:18.697000000</dc:date>
          </office:change-info>
          <table:previous>
            <table:change-track-table-cell/>
          </table:previous>
        </table:cell-content-change>
        <table:cell-content-change table:id="ct2208" table:acceptance-state="accepted">
          <table:cell-address table:column="0" table:row="777" table:table="0"/>
          <office:change-info>
            <dc:creator> </dc:creator>
            <dc:date>2018-12-08T14:34:26.731000000</dc:date>
          </office:change-info>
          <table:previous table:id="ct2207">
            <table:change-track-table-cell office:value-type="string">
              <text:p>compSimplesLM.header</text:p>
            </table:change-track-table-cell>
          </table:previous>
        </table:cell-content-change>
        <table:cell-content-change table:id="ct2209" table:acceptance-state="accepted">
          <table:cell-address table:column="0" table:row="778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0" table:acceptance-state="accepted">
          <table:cell-address table:column="0" table:row="779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1" table:acceptance-state="accepted">
          <table:cell-address table:column="0" table:row="780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2" table:acceptance-state="accepted">
          <table:cell-address table:column="0" table:row="781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3" table:acceptance-state="accepted">
          <table:cell-address table:column="0" table:row="777" table:table="0"/>
          <office:change-info>
            <dc:creator> </dc:creator>
            <dc:date>2018-12-08T14:34:35.093000000</dc:date>
          </office:change-info>
          <table:previous table:id="ct2208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4" table:acceptance-state="accepted">
          <table:cell-address table:column="3" table:row="777" table:table="0"/>
          <office:change-info>
            <dc:creator> </dc:creator>
            <dc:date>2018-12-08T14:36:05.339000000</dc:date>
          </office:change-info>
          <table:previous>
            <table:change-track-table-cell/>
          </table:previous>
        </table:cell-content-change>
        <table:cell-content-change table:id="ct2215" table:acceptance-state="accepted">
          <table:cell-address table:column="0" table:row="778" table:table="0"/>
          <office:change-info>
            <dc:creator> </dc:creator>
            <dc:date>2018-12-08T14:36:50.488000000</dc:date>
          </office:change-info>
          <table:previous table:id="ct2209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6" table:acceptance-state="accepted">
          <table:cell-address table:column="0" table:row="779" table:table="0"/>
          <office:change-info>
            <dc:creator> </dc:creator>
            <dc:date>2018-12-08T14:36:54.669000000</dc:date>
          </office:change-info>
          <table:previous table:id="ct2210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7" table:acceptance-state="accepted">
          <table:cell-address table:column="0" table:row="780" table:table="0"/>
          <office:change-info>
            <dc:creator> </dc:creator>
            <dc:date>2018-12-08T14:36:54.669000000</dc:date>
          </office:change-info>
          <table:previous table:id="ct2211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8" table:acceptance-state="accepted">
          <table:cell-address table:column="0" table:row="781" table:table="0"/>
          <office:change-info>
            <dc:creator> </dc:creator>
            <dc:date>2018-12-08T14:36:54.669000000</dc:date>
          </office:change-info>
          <table:previous table:id="ct2212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9" table:acceptance-state="accepted">
          <table:cell-address table:column="2" table:row="778" table:table="0"/>
          <office:change-info>
            <dc:creator> </dc:creator>
            <dc:date>2018-12-08T14:37:12.328000000</dc:date>
          </office:change-info>
          <table:previous>
            <table:change-track-table-cell/>
          </table:previous>
        </table:cell-content-change>
        <table:cell-content-change table:id="ct2220" table:acceptance-state="accepted">
          <table:cell-address table:column="0" table:row="778" table:table="0"/>
          <office:change-info>
            <dc:creator> </dc:creator>
            <dc:date>2018-12-08T14:37:30.580000000</dc:date>
          </office:change-info>
          <table:previous table:id="ct2215">
            <table:change-track-table-cell office:value-type="string">
              <text:p>infoStatLM</text:p>
            </table:change-track-table-cell>
          </table:previous>
        </table:cell-content-change>
        <table:cell-content-change table:id="ct2221" table:acceptance-state="accepted">
          <table:cell-address table:column="3" table:row="778" table:table="0"/>
          <office:change-info>
            <dc:creator> </dc:creator>
            <dc:date>2018-12-08T14:37:49.115000000</dc:date>
          </office:change-info>
          <table:previous>
            <table:change-track-table-cell/>
          </table:previous>
        </table:cell-content-change>
        <table:cell-content-change table:id="ct2222" table:acceptance-state="accepted">
          <table:cell-address table:column="0" table:row="779" table:table="0"/>
          <office:change-info>
            <dc:creator> </dc:creator>
            <dc:date>2018-12-08T14:37:59.255000000</dc:date>
          </office:change-info>
          <table:previous table:id="ct2216">
            <table:change-track-table-cell/>
          </table:previous>
        </table:cell-content-change>
        <table:cell-content-change table:id="ct2223" table:acceptance-state="accepted">
          <table:cell-address table:column="0" table:row="779" table:table="0"/>
          <office:change-info>
            <dc:creator> </dc:creator>
            <dc:date>2018-12-08T14:38:03.670000000</dc:date>
          </office:change-info>
          <table:previous table:id="ct2222">
            <table:change-track-table-cell office:value-type="string">
              <text:p>infoStatLM.Info.model</text:p>
            </table:change-track-table-cell>
          </table:previous>
        </table:cell-content-change>
        <table:cell-content-change table:id="ct2224" table:acceptance-state="accepted">
          <table:cell-address table:column="0" table:row="780" table:table="0"/>
          <office:change-info>
            <dc:creator> </dc:creator>
            <dc:date>2018-12-08T14:38:05.979000000</dc:date>
          </office:change-info>
          <table:previous table:id="ct2217">
            <table:change-track-table-cell/>
          </table:previous>
        </table:cell-content-change>
        <table:cell-content-change table:id="ct2225" table:acceptance-state="accepted">
          <table:cell-address table:column="0" table:row="781" table:table="0"/>
          <office:change-info>
            <dc:creator> </dc:creator>
            <dc:date>2018-12-08T14:38:05.979000000</dc:date>
          </office:change-info>
          <table:previous table:id="ct2218">
            <table:change-track-table-cell/>
          </table:previous>
        </table:cell-content-change>
        <table:cell-content-change table:id="ct2226" table:acceptance-state="accepted">
          <table:cell-address table:column="0" table:row="782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7" table:acceptance-state="accepted">
          <table:cell-address table:column="0" table:row="783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8" table:acceptance-state="accepted">
          <table:cell-address table:column="2" table:row="779" table:table="0"/>
          <office:change-info>
            <dc:creator> </dc:creator>
            <dc:date>2018-12-08T14:38:42.281000000</dc:date>
          </office:change-info>
          <table:previous>
            <table:change-track-table-cell/>
          </table:previous>
        </table:cell-content-change>
        <table:cell-content-change table:id="ct2229" table:acceptance-state="accepted">
          <table:cell-address table:column="0" table:row="779" table:table="0"/>
          <office:change-info>
            <dc:creator> </dc:creator>
            <dc:date>2018-12-08T14:38:55.651000000</dc:date>
          </office:change-info>
          <table:previous table:id="ct2223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0" table:acceptance-state="accepted">
          <table:cell-address table:column="2" table:row="780" table:table="0"/>
          <office:change-info>
            <dc:creator> </dc:creator>
            <dc:date>2018-12-08T14:39:14.855000000</dc:date>
          </office:change-info>
          <table:previous>
            <table:change-track-table-cell/>
          </table:previous>
        </table:cell-content-change>
        <table:cell-content-change table:id="ct2231" table:acceptance-state="accepted">
          <table:cell-address table:column="0" table:row="780" table:table="0"/>
          <office:change-info>
            <dc:creator> </dc:creator>
            <dc:date>2018-12-08T14:39:26.087000000</dc:date>
          </office:change-info>
          <table:previous table:id="ct222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2" table:acceptance-state="accepted">
          <table:cell-address table:column="2" table:row="781" table:table="0"/>
          <office:change-info>
            <dc:creator> </dc:creator>
            <dc:date>2018-12-08T14:39:51.078000000</dc:date>
          </office:change-info>
          <table:previous>
            <table:change-track-table-cell/>
          </table:previous>
        </table:cell-content-change>
        <table:cell-content-change table:id="ct2233" table:acceptance-state="accepted">
          <table:cell-address table:column="2" table:row="780" table:table="0"/>
          <office:change-info>
            <dc:creator> </dc:creator>
            <dc:date>2018-12-08T14:40:08.955000000</dc:date>
          </office:change-info>
          <table:previous table:id="ct2230">
            <table:change-track-table-cell office:value-type="string">
              <text:p>R^2 multiple : </text:p>
            </table:change-track-table-cell>
          </table:previous>
        </table:cell-content-change>
        <table:cell-content-change table:id="ct2234" table:acceptance-state="accepted">
          <table:cell-address table:column="0" table:row="781" table:table="0"/>
          <office:change-info>
            <dc:creator> </dc:creator>
            <dc:date>2018-12-08T14:40:19.532000000</dc:date>
          </office:change-info>
          <table:previous table:id="ct2225">
            <table:change-track-table-cell office:value-type="string">
              <text:p>infoStatLM.Info.</text:p>
            </table:change-track-table-cell>
          </table:previous>
        </table:cell-content-change>
        <table:insertion table:id="ct2235" table:acceptance-state="accepted" table:type="row" table:position="126" table:table="0">
          <office:change-info>
            <dc:creator> </dc:creator>
            <dc:date>2018-12-08T14:41:57.032000000</dc:date>
          </office:change-info>
          <table:dependencies>
            <table:dependency table:id="ct2650"/>
            <table:dependency table:id="ct2238"/>
            <table:dependency table:id="ct2237"/>
            <table:dependency table:id="ct2236"/>
          </table:dependencies>
        </table:insertion>
        <table:cell-content-change table:id="ct2236" table:acceptance-state="accepted">
          <table:cell-address table:column="0" table:row="126" table:table="0"/>
          <office:change-info>
            <dc:creator> </dc:creator>
            <dc:date>2018-12-08T14:42:10.901000000</dc:date>
          </office:change-info>
          <table:previous>
            <table:change-track-table-cell/>
          </table:previous>
        </table:cell-content-change>
        <table:cell-content-change table:id="ct2237" table:acceptance-state="accepted">
          <table:cell-address table:column="2" table:row="126" table:table="0"/>
          <office:change-info>
            <dc:creator> </dc:creator>
            <dc:date>2018-12-08T14:42:14.613000000</dc:date>
          </office:change-info>
          <table:previous>
            <table:change-track-table-cell/>
          </table:previous>
        </table:cell-content-change>
        <table:cell-content-change table:id="ct2238" table:acceptance-state="accepted">
          <table:cell-address table:column="3" table:row="126" table:table="0"/>
          <office:change-info>
            <dc:creator> </dc:creator>
            <dc:date>2018-12-08T14:42:17.265000000</dc:date>
          </office:change-info>
          <table:previous>
            <table:change-track-table-cell/>
          </table:previous>
        </table:cell-content-change>
        <table:cell-content-change table:id="ct2239" table:acceptance-state="accepted">
          <table:cell-address table:column="0" table:row="125" table:table="0"/>
          <office:change-info>
            <dc:creator> </dc:creator>
            <dc:date>2018-12-08T14:45:31.165000000</dc:date>
          </office:change-info>
          <table:previous>
            <table:change-track-table-cell office:value-type="string">
              <text:p>semicolon</text:p>
            </table:change-track-table-cell>
          </table:previous>
        </table:cell-content-change>
        <table:cell-content-change table:id="ct2240" table:acceptance-state="accepted">
          <table:cell-address table:column="2" table:row="782" table:table="0"/>
          <office:change-info>
            <dc:creator> </dc:creator>
            <dc:date>2018-12-08T14:46:15.360000000</dc:date>
          </office:change-info>
          <table:previous>
            <table:change-track-table-cell/>
          </table:previous>
        </table:cell-content-change>
        <table:cell-content-change table:id="ct2241" table:acceptance-state="accepted">
          <table:cell-address table:column="0" table:row="782" table:table="0"/>
          <office:change-info>
            <dc:creator> </dc:creator>
            <dc:date>2018-12-08T14:46:21.008000000</dc:date>
          </office:change-info>
          <table:previous table:id="ct222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42" table:acceptance-state="accepted">
          <table:cell-address table:column="2" table:row="783" table:table="0"/>
          <office:change-info>
            <dc:creator> </dc:creator>
            <dc:date>2018-12-08T14:48:14.501000000</dc:date>
          </office:change-info>
          <table:previous>
            <table:change-track-table-cell/>
          </table:previous>
        </table:cell-content-change>
        <table:cell-content-change table:id="ct2243" table:acceptance-state="accepted">
          <table:cell-address table:column="2" table:row="784" table:table="0"/>
          <office:change-info>
            <dc:creator> </dc:creator>
            <dc:date>2018-12-08T14:48:27.512000000</dc:date>
          </office:change-info>
          <table:previous>
            <table:change-track-table-cell/>
          </table:previous>
        </table:cell-content-change>
        <table:cell-content-change table:id="ct2244" table:acceptance-state="accepted">
          <table:cell-address table:column="0" table:row="784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5" table:acceptance-state="accepted">
          <table:cell-address table:column="0" table:row="785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6" table:acceptance-state="accepted">
          <table:cell-address table:column="0" table:row="786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7" table:acceptance-state="accepted">
          <table:cell-address table:column="0" table:row="787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8" table:acceptance-state="accepted">
          <table:cell-address table:column="0" table:row="788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9" table:acceptance-state="accepted">
          <table:cell-address table:column="0" table:row="783" table:table="0"/>
          <office:change-info>
            <dc:creator> </dc:creator>
            <dc:date>2018-12-08T14:48:46.279000000</dc:date>
          </office:change-info>
          <table:previous table:id="ct222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0" table:acceptance-state="accepted">
          <table:cell-address table:column="0" table:row="784" table:table="0"/>
          <office:change-info>
            <dc:creator> </dc:creator>
            <dc:date>2018-12-08T14:49:14.563000000</dc:date>
          </office:change-info>
          <table:previous table:id="ct224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1" table:acceptance-state="accepted">
          <table:cell-address table:column="3" table:row="783" table:table="0"/>
          <office:change-info>
            <dc:creator> </dc:creator>
            <dc:date>2018-12-08T14:49:19.555000000</dc:date>
          </office:change-info>
          <table:previous>
            <table:change-track-table-cell/>
          </table:previous>
        </table:cell-content-change>
        <table:cell-content-change table:id="ct2252" table:acceptance-state="accepted">
          <table:cell-address table:column="3" table:row="783" table:table="0"/>
          <office:change-info>
            <dc:creator> </dc:creator>
            <dc:date>2018-12-08T14:49:24.047000000</dc:date>
          </office:change-info>
          <table:previous>
            <table:change-track-table-cell/>
          </table:previous>
        </table:cell-content-change>
        <table:movement table:id="ct2253" table:acceptance-state="accepted">
          <table:source-range-address table:start-column="3" table:start-row="782" table:start-table="0" table:end-column="3" table:end-row="783" table:end-table="0"/>
          <table:target-range-address table:start-column="3" table:start-row="783" table:start-table="0" table:end-column="3" table:end-row="784" table:end-table="0"/>
          <office:change-info>
            <dc:creator> </dc:creator>
            <dc:date>2018-12-08T14:49:27.043000000</dc:date>
          </office:change-info>
          <table:dependencies>
            <table:dependency table:id="ct2266"/>
          </table:dependencies>
          <table:deletions>
            <table:cell-content-deletion table:id="ct2252">
              <table:change-track-table-cell office:value-type="string">
                <text:p><text:s/>and </text:p>
              </table:change-track-table-cell>
            </table:cell-content-deletion>
          </table:deletions>
        </table:movement>
        <table:cell-content-change table:id="ct2254" table:acceptance-state="accepted">
          <table:cell-address table:column="2" table:row="785" table:table="0"/>
          <office:change-info>
            <dc:creator> </dc:creator>
            <dc:date>2018-12-08T14:49:58.586000000</dc:date>
          </office:change-info>
          <table:previous>
            <table:change-track-table-cell/>
          </table:previous>
        </table:cell-content-change>
        <table:cell-content-change table:id="ct2255" table:acceptance-state="accepted">
          <table:cell-address table:column="3" table:row="785" table:table="0"/>
          <office:change-info>
            <dc:creator> </dc:creator>
            <dc:date>2018-12-08T14:50:01.534000000</dc:date>
          </office:change-info>
          <table:previous>
            <table:change-track-table-cell/>
          </table:previous>
        </table:cell-content-change>
        <table:cell-content-change table:id="ct2256" table:acceptance-state="accepted">
          <table:cell-address table:column="3" table:row="785" table:table="0"/>
          <office:change-info>
            <dc:creator> </dc:creator>
            <dc:date>2018-12-08T14:50:15.387000000</dc:date>
          </office:change-info>
          <table:previous table:id="ct2255">
            <table:change-track-table-cell office:value-type="string">
              <text:p><text:s/>DL,</text:p>
            </table:change-track-table-cell>
          </table:previous>
        </table:cell-content-change>
        <table:cell-content-change table:id="ct2257" table:acceptance-state="accepted">
          <table:cell-address table:column="0" table:row="785" table:table="0"/>
          <office:change-info>
            <dc:creator> </dc:creator>
            <dc:date>2018-12-08T14:50:23.827000000</dc:date>
          </office:change-info>
          <table:previous table:id="ct2245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8" table:acceptance-state="accepted">
          <table:cell-address table:column="0" table:row="785" table:table="0"/>
          <office:change-info>
            <dc:creator> </dc:creator>
            <dc:date>2018-12-08T14:50:26.962000000</dc:date>
          </office:change-info>
          <table:previous table:id="ct2257">
            <table:change-track-table-cell office:value-type="string">
              <text:p>infoStatLM.Info.and</text:p>
            </table:change-track-table-cell>
          </table:previous>
        </table:cell-content-change>
        <table:cell-content-change table:id="ct2259" table:acceptance-state="accepted">
          <table:cell-address table:column="2" table:row="786" table:table="0"/>
          <office:change-info>
            <dc:creator> </dc:creator>
            <dc:date>2018-12-08T14:50:55.885000000</dc:date>
          </office:change-info>
          <table:previous>
            <table:change-track-table-cell/>
          </table:previous>
        </table:cell-content-change>
        <table:cell-content-change table:id="ct2260" table:acceptance-state="accepted">
          <table:cell-address table:column="0" table:row="786" table:table="0"/>
          <office:change-info>
            <dc:creator> </dc:creator>
            <dc:date>2018-12-08T14:51:05.714000000</dc:date>
          </office:change-info>
          <table:previous table:id="ct224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61" table:acceptance-state="accepted">
          <table:cell-address table:column="3" table:row="786" table:table="0"/>
          <office:change-info>
            <dc:creator> </dc:creator>
            <dc:date>2018-12-08T14:51:08.116000000</dc:date>
          </office:change-info>
          <table:previous>
            <table:change-track-table-cell/>
          </table:previous>
        </table:cell-content-change>
        <table:cell-content-change table:id="ct2262" table:acceptance-state="accepted">
          <table:cell-address table:column="3" table:row="786" table:table="0"/>
          <office:change-info>
            <dc:creator> </dc:creator>
            <dc:date>2018-12-08T14:51:16.572000000</dc:date>
          </office:change-info>
          <table:previous table:id="ct2261">
            <table:change-track-table-cell office:value-type="string">
              <text:p>P-valeur :</text:p>
            </table:change-track-table-cell>
          </table:previous>
        </table:cell-content-change>
        <table:cell-content-change table:id="ct2263" table:acceptance-state="accepted">
          <table:cell-address table:column="3" table:row="779" table:table="0"/>
          <office:change-info>
            <dc:creator> </dc:creator>
            <dc:date>2018-12-08T14:52:26.650000000</dc:date>
          </office:change-info>
          <table:previous>
            <table:change-track-table-cell/>
          </table:previous>
        </table:cell-content-change>
        <table:cell-content-change table:id="ct2264" table:acceptance-state="accepted">
          <table:cell-address table:column="3" table:row="780" table:table="0"/>
          <office:change-info>
            <dc:creator> </dc:creator>
            <dc:date>2018-12-08T14:52:39.412000000</dc:date>
          </office:change-info>
          <table:previous>
            <table:change-track-table-cell/>
          </table:previous>
        </table:cell-content-change>
        <table:cell-content-change table:id="ct2265" table:acceptance-state="accepted">
          <table:cell-address table:column="3" table:row="781" table:table="0"/>
          <office:change-info>
            <dc:creator> </dc:creator>
            <dc:date>2018-12-08T14:52:49.037000000</dc:date>
          </office:change-info>
          <table:previous>
            <table:change-track-table-cell/>
          </table:previous>
        </table:cell-content-change>
        <table:cell-content-change table:id="ct2266" table:acceptance-state="accepted">
          <table:cell-address table:column="3" table:row="782" table:table="0"/>
          <office:change-info>
            <dc:creator> </dc:creator>
            <dc:date>2018-12-08T14:52:58.008000000</dc:date>
          </office:change-info>
          <table:previous>
            <table:change-track-table-cell/>
          </table:previous>
        </table:cell-content-change>
        <table:cell-content-change table:id="ct2267" table:acceptance-state="accepted">
          <table:cell-address table:column="3" table:row="746" table:table="0"/>
          <office:change-info>
            <dc:creator> </dc:creator>
            <dc:date>2018-12-08T14:54:01.443000000</dc:date>
          </office:change-info>
          <table:previous>
            <table:change-track-table-cell/>
          </table:previous>
        </table:cell-content-change>
        <table:cell-content-change table:id="ct2268" table:acceptance-state="accepted">
          <table:cell-address table:column="3" table:row="747" table:table="0"/>
          <office:change-info>
            <dc:creator> </dc:creator>
            <dc:date>2018-12-08T14:54:26.825000000</dc:date>
          </office:change-info>
          <table:previous>
            <table:change-track-table-cell/>
          </table:previous>
        </table:cell-content-change>
        <table:cell-content-change table:id="ct2269" table:acceptance-state="accepted">
          <table:cell-address table:column="0" table:row="787" table:table="0"/>
          <office:change-info>
            <dc:creator> </dc:creator>
            <dc:date>2018-12-08T14:54:53.894000000</dc:date>
          </office:change-info>
          <table:previous table:id="ct224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0" table:acceptance-state="accepted">
          <table:cell-address table:column="0" table:row="787" table:table="0"/>
          <office:change-info>
            <dc:creator> </dc:creator>
            <dc:date>2018-12-08T14:54:58.886000000</dc:date>
          </office:change-info>
          <table:previous table:id="ct2269">
            <table:change-track-table-cell office:value-type="string">
              <text:p>signifParamLM</text:p>
            </table:change-track-table-cell>
          </table:previous>
        </table:cell-content-change>
        <table:cell-content-change table:id="ct2271" table:acceptance-state="accepted">
          <table:cell-address table:column="0" table:row="788" table:table="0"/>
          <office:change-info>
            <dc:creator> </dc:creator>
            <dc:date>2018-12-08T14:55:01.710000000</dc:date>
          </office:change-info>
          <table:previous table:id="ct2248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2" table:acceptance-state="accepted">
          <table:cell-address table:column="0" table:row="789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3" table:acceptance-state="accepted">
          <table:cell-address table:column="0" table:row="790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4" table:acceptance-state="accepted">
          <table:cell-address table:column="2" table:row="787" table:table="0"/>
          <office:change-info>
            <dc:creator> </dc:creator>
            <dc:date>2018-12-08T14:55:38.883000000</dc:date>
          </office:change-info>
          <table:previous>
            <table:change-track-table-cell/>
          </table:previous>
        </table:cell-content-change>
        <table:cell-content-change table:id="ct2275" table:acceptance-state="accepted">
          <table:cell-address table:column="0" table:row="787" table:table="0"/>
          <office:change-info>
            <dc:creator> </dc:creator>
            <dc:date>2018-12-08T14:55:45.092000000</dc:date>
          </office:change-info>
          <table:previous table:id="ct2270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6" table:acceptance-state="accepted">
          <table:cell-address table:column="0" table:row="788" table:table="0"/>
          <office:change-info>
            <dc:creator> </dc:creator>
            <dc:date>2018-12-08T14:55:48.587000000</dc:date>
          </office:change-info>
          <table:previous table:id="ct2271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7" table:acceptance-state="accepted">
          <table:cell-address table:column="3" table:row="787" table:table="0"/>
          <office:change-info>
            <dc:creator> </dc:creator>
            <dc:date>2018-12-08T14:56:03.953000000</dc:date>
          </office:change-info>
          <table:previous>
            <table:change-track-table-cell/>
          </table:previous>
        </table:cell-content-change>
        <table:cell-content-change table:id="ct2278" table:acceptance-state="accepted">
          <table:cell-address table:column="2" table:row="788" table:table="0"/>
          <office:change-info>
            <dc:creator> </dc:creator>
            <dc:date>2018-12-08T14:56:39.381000000</dc:date>
          </office:change-info>
          <table:previous>
            <table:change-track-table-cell/>
          </table:previous>
        </table:cell-content-change>
        <table:cell-content-change table:id="ct2279" table:acceptance-state="accepted">
          <table:cell-address table:column="3" table:row="788" table:table="0"/>
          <office:change-info>
            <dc:creator> </dc:creator>
            <dc:date>2018-12-08T14:57:28.397000000</dc:date>
          </office:change-info>
          <table:previous>
            <table:change-track-table-cell/>
          </table:previous>
        </table:cell-content-change>
        <table:cell-content-change table:id="ct2280" table:acceptance-state="accepted">
          <table:cell-address table:column="0" table:row="789" table:table="0"/>
          <office:change-info>
            <dc:creator> </dc:creator>
            <dc:date>2018-12-08T14:57:52.986000000</dc:date>
          </office:change-info>
          <table:previous table:id="ct2272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1" table:acceptance-state="accepted">
          <table:cell-address table:column="0" table:row="789" table:table="0"/>
          <office:change-info>
            <dc:creator> </dc:creator>
            <dc:date>2018-12-08T14:57:56.371000000</dc:date>
          </office:change-info>
          <table:previous table:id="ct2280">
            <table:change-track-table-cell office:value-type="string">
              <text:p>sortiesLM</text:p>
            </table:change-track-table-cell>
          </table:previous>
        </table:cell-content-change>
        <table:cell-content-change table:id="ct2282" table:acceptance-state="accepted">
          <table:cell-address table:column="0" table:row="790" table:table="0"/>
          <office:change-info>
            <dc:creator> </dc:creator>
            <dc:date>2018-12-08T14:57:58.805000000</dc:date>
          </office:change-info>
          <table:previous table:id="ct2273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3" table:acceptance-state="accepted">
          <table:cell-address table:column="0" table:row="791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4" table:acceptance-state="accepted">
          <table:cell-address table:column="0" table:row="792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5" table:acceptance-state="accepted">
          <table:cell-address table:column="0" table:row="793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6" table:acceptance-state="accepted">
          <table:cell-address table:column="0" table:row="794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7" table:acceptance-state="accepted">
          <table:cell-address table:column="0" table:row="795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8" table:acceptance-state="accepted">
          <table:cell-address table:column="0" table:row="797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9" table:acceptance-state="accepted">
          <table:cell-address table:column="3" table:row="731" table:table="0"/>
          <office:change-info>
            <dc:creator> </dc:creator>
            <dc:date>2018-12-08T15:00:33.349000000</dc:date>
          </office:change-info>
          <table:previous table:id="ct1987">
            <table:change-track-table-cell office:value-type="string">
              <text:p>Residuals vs predictions</text:p>
            </table:change-track-table-cell>
          </table:previous>
        </table:cell-content-change>
        <table:cell-content-change table:id="ct2290" table:acceptance-state="accepted">
          <table:cell-address table:column="3" table:row="739" table:table="0"/>
          <office:change-info>
            <dc:creator> </dc:creator>
            <dc:date>2018-12-08T15:00:48.950000000</dc:date>
          </office:change-info>
          <table:previous table:id="ct2036">
            <table:change-track-table-cell office:value-type="string">
              <text:p>Predicted values</text:p>
            </table:change-track-table-cell>
          </table:previous>
        </table:cell-content-change>
        <table:cell-content-change table:id="ct2291" table:acceptance-state="accepted">
          <table:cell-address table:column="3" table:row="739" table:table="0"/>
          <office:change-info>
            <dc:creator> </dc:creator>
            <dc:date>2018-12-08T15:01:04.971000000</dc:date>
          </office:change-info>
          <table:previous table:id="ct2290">
            <table:change-track-table-cell office:value-type="string">
              <text:p>Fitted values</text:p>
            </table:change-track-table-cell>
          </table:previous>
        </table:cell-content-change>
        <table:cell-content-change table:id="ct2292" table:acceptance-state="accepted">
          <table:cell-address table:column="3" table:row="740" table:table="0"/>
          <office:change-info>
            <dc:creator> </dc:creator>
            <dc:date>2018-12-08T15:01:10.353000000</dc:date>
          </office:change-info>
          <table:previous table:id="ct2037">
            <table:change-track-table-cell office:value-type="string">
              <text:p>Adjusted values</text:p>
            </table:change-track-table-cell>
          </table:previous>
        </table:cell-content-change>
        <table:cell-content-change table:id="ct2293" table:acceptance-state="accepted">
          <table:cell-address table:column="0" table:row="789" table:table="0"/>
          <office:change-info>
            <dc:creator> </dc:creator>
            <dc:date>2018-12-08T15:02:06.404000000</dc:date>
          </office:change-info>
          <table:previous table:id="ct2281">
            <table:change-track-table-cell office:value-type="string">
              <text:p>sortiesLM.</text:p>
            </table:change-track-table-cell>
          </table:previous>
        </table:cell-content-change>
        <table:cell-content-change table:id="ct2294" table:acceptance-state="accepted">
          <table:cell-address table:column="2" table:row="789" table:table="0"/>
          <office:change-info>
            <dc:creator> </dc:creator>
            <dc:date>2018-12-08T15:02:07.402000000</dc:date>
          </office:change-info>
          <table:previous>
            <table:change-track-table-cell/>
          </table:previous>
        </table:cell-content-change>
        <table:cell-content-change table:id="ct2295" table:acceptance-state="accepted">
          <table:cell-address table:column="3" table:row="789" table:table="0"/>
          <office:change-info>
            <dc:creator> </dc:creator>
            <dc:date>2018-12-08T15:02:10.694000000</dc:date>
          </office:change-info>
          <table:previous>
            <table:change-track-table-cell/>
          </table:previous>
        </table:cell-content-change>
        <table:cell-content-change table:id="ct2296" table:acceptance-state="accepted">
          <table:cell-address table:column="0" table:row="789" table:table="0"/>
          <office:change-info>
            <dc:creator> </dc:creator>
            <dc:date>2018-12-08T15:02:43.220000000</dc:date>
          </office:change-info>
          <table:previous table:id="ct2293">
            <table:change-track-table-cell office:value-type="string">
              <text:p>sortiesLM.W.Title</text:p>
            </table:change-track-table-cell>
          </table:previous>
        </table:cell-content-change>
        <table:cell-content-change table:id="ct2297" table:acceptance-state="accepted">
          <table:cell-address table:column="0" table:row="789" table:table="0"/>
          <office:change-info>
            <dc:creator> </dc:creator>
            <dc:date>2018-12-08T15:02:43.235000000</dc:date>
          </office:change-info>
          <table:previous table:id="ct2296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298" table:acceptance-state="accepted">
          <table:cell-address table:column="0" table:row="790" table:table="0"/>
          <office:change-info>
            <dc:creator> </dc:creator>
            <dc:date>2018-12-08T15:02:45.388000000</dc:date>
          </office:change-info>
          <table:previous table:id="ct2282">
            <table:change-track-table-cell office:value-type="string">
              <text:p>sortiesLM.</text:p>
            </table:change-track-table-cell>
          </table:previous>
        </table:cell-content-change>
        <table:cell-content-change table:id="ct2299" table:acceptance-state="accepted">
          <table:cell-address table:column="0" table:row="790" table:table="0"/>
          <office:change-info>
            <dc:creator> </dc:creator>
            <dc:date>2018-12-08T15:02:53.625000000</dc:date>
          </office:change-info>
          <table:previous table:id="ct2298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300" table:acceptance-state="accepted">
          <table:cell-address table:column="0" table:row="791" table:table="0"/>
          <office:change-info>
            <dc:creator> </dc:creator>
            <dc:date>2018-12-08T15:03:00.567000000</dc:date>
          </office:change-info>
          <table:previous table:id="ct2283">
            <table:change-track-table-cell office:value-type="string">
              <text:p>sortiesLM.</text:p>
            </table:change-track-table-cell>
          </table:previous>
        </table:cell-content-change>
        <table:cell-content-change table:id="ct2301" table:acceptance-state="accepted">
          <table:cell-address table:column="2" table:row="790" table:table="0"/>
          <office:change-info>
            <dc:creator> </dc:creator>
            <dc:date>2018-12-08T15:03:19.474000000</dc:date>
          </office:change-info>
          <table:previous>
            <table:change-track-table-cell/>
          </table:previous>
        </table:cell-content-change>
        <table:cell-content-change table:id="ct2302" table:acceptance-state="accepted">
          <table:cell-address table:column="3" table:row="790" table:table="0"/>
          <office:change-info>
            <dc:creator> </dc:creator>
            <dc:date>2018-12-08T15:03:47.148000000</dc:date>
          </office:change-info>
          <table:previous>
            <table:change-track-table-cell/>
          </table:previous>
        </table:cell-content-change>
        <table:cell-content-change table:id="ct2303" table:acceptance-state="accepted">
          <table:cell-address table:column="2" table:row="791" table:table="0"/>
          <office:change-info>
            <dc:creator> </dc:creator>
            <dc:date>2018-12-08T15:04:06.009000000</dc:date>
          </office:change-info>
          <table:previous>
            <table:change-track-table-cell/>
          </table:previous>
        </table:cell-content-change>
        <table:cell-content-change table:id="ct2304" table:acceptance-state="accepted">
          <table:cell-address table:column="0" table:row="792" table:table="0"/>
          <office:change-info>
            <dc:creator> </dc:creator>
            <dc:date>2018-12-08T15:04:09.020000000</dc:date>
          </office:change-info>
          <table:previous table:id="ct2284">
            <table:change-track-table-cell office:value-type="string">
              <text:p>sortiesLM.</text:p>
            </table:change-track-table-cell>
          </table:previous>
        </table:cell-content-change>
        <table:cell-content-change table:id="ct2305" table:acceptance-state="accepted">
          <table:cell-address table:column="2" table:row="792" table:table="0"/>
          <office:change-info>
            <dc:creator> </dc:creator>
            <dc:date>2018-12-08T15:05:01.373000000</dc:date>
          </office:change-info>
          <table:previous>
            <table:change-track-table-cell/>
          </table:previous>
        </table:cell-content-change>
        <table:cell-content-change table:id="ct2306" table:acceptance-state="accepted">
          <table:cell-address table:column="3" table:row="791" table:table="0"/>
          <office:change-info>
            <dc:creator> </dc:creator>
            <dc:date>2018-12-08T15:06:06.753000000</dc:date>
          </office:change-info>
          <table:previous>
            <table:change-track-table-cell/>
          </table:previous>
        </table:cell-content-change>
        <table:cell-content-change table:id="ct2307" table:acceptance-state="accepted">
          <table:cell-address table:column="3" table:row="792" table:table="0"/>
          <office:change-info>
            <dc:creator> </dc:creator>
            <dc:date>2018-12-08T15:06:40.496000000</dc:date>
          </office:change-info>
          <table:previous>
            <table:change-track-table-cell/>
          </table:previous>
        </table:cell-content-change>
        <table:cell-content-change table:id="ct2308" table:acceptance-state="accepted">
          <table:cell-address table:column="2" table:row="793" table:table="0"/>
          <office:change-info>
            <dc:creator> </dc:creator>
            <dc:date>2018-12-08T15:07:22.865000000</dc:date>
          </office:change-info>
          <table:previous>
            <table:change-track-table-cell/>
          </table:previous>
        </table:cell-content-change>
        <table:cell-content-change table:id="ct2309" table:acceptance-state="accepted">
          <table:cell-address table:column="0" table:row="793" table:table="0"/>
          <office:change-info>
            <dc:creator> </dc:creator>
            <dc:date>2018-12-08T15:07:50.261000000</dc:date>
          </office:change-info>
          <table:previous table:id="ct2285">
            <table:change-track-table-cell office:value-type="string">
              <text:p>sortiesLM.</text:p>
            </table:change-track-table-cell>
          </table:previous>
        </table:cell-content-change>
        <table:cell-content-change table:id="ct2310" table:acceptance-state="accepted">
          <table:cell-address table:column="3" table:row="793" table:table="0"/>
          <office:change-info>
            <dc:creator> </dc:creator>
            <dc:date>2018-12-08T15:08:02.600000000</dc:date>
          </office:change-info>
          <table:previous>
            <table:change-track-table-cell/>
          </table:previous>
        </table:cell-content-change>
        <table:cell-content-change table:id="ct2311" table:acceptance-state="accepted">
          <table:cell-address table:column="0" table:row="794" table:table="0"/>
          <office:change-info>
            <dc:creator> </dc:creator>
            <dc:date>2018-12-08T15:11:00.254000000</dc:date>
          </office:change-info>
          <table:previous table:id="ct2286">
            <table:change-track-table-cell office:value-type="string">
              <text:p>sortiesLM.</text:p>
            </table:change-track-table-cell>
          </table:previous>
        </table:cell-content-change>
        <table:cell-content-change table:id="ct2312" table:acceptance-state="accepted">
          <table:cell-address table:column="0" table:row="795" table:table="0"/>
          <office:change-info>
            <dc:creator> </dc:creator>
            <dc:date>2018-12-08T15:11:00.254000000</dc:date>
          </office:change-info>
          <table:previous table:id="ct2287">
            <table:change-track-table-cell office:value-type="string">
              <text:p>sortiesLM.</text:p>
            </table:change-track-table-cell>
          </table:previous>
        </table:cell-content-change>
        <table:cell-content-change table:id="ct2313" table:acceptance-state="accepted">
          <table:cell-address table:column="0" table:row="794" table:table="0"/>
          <office:change-info>
            <dc:creator> </dc:creator>
            <dc:date>2018-12-08T15:11:18.008000000</dc:date>
          </office:change-info>
          <table:previous table:id="ct2311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4" table:acceptance-state="accepted">
          <table:cell-address table:column="0" table:row="795" table:table="0"/>
          <office:change-info>
            <dc:creator> </dc:creator>
            <dc:date>2018-12-08T15:11:22.594000000</dc:date>
          </office:change-info>
          <table:previous table:id="ct2312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5" table:acceptance-state="accepted">
          <table:cell-address table:column="0" table:row="797" table:table="0"/>
          <office:change-info>
            <dc:creator> </dc:creator>
            <dc:date>2018-12-08T15:11:24.795000000</dc:date>
          </office:change-info>
          <table:previous table:id="ct2288">
            <table:change-track-table-cell office:value-type="string">
              <text:p>sortiesLM.</text:p>
            </table:change-track-table-cell>
          </table:previous>
        </table:cell-content-change>
        <table:cell-content-change table:id="ct2316" table:acceptance-state="accepted">
          <table:cell-address table:column="0" table:row="798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7" table:acceptance-state="accepted">
          <table:cell-address table:column="0" table:row="799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8" table:acceptance-state="accepted">
          <table:cell-address table:column="0" table:row="800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9" table:acceptance-state="accepted">
          <table:cell-address table:column="0" table:row="801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0" table:acceptance-state="accepted">
          <table:cell-address table:column="0" table:row="802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1" table:acceptance-state="accepted">
          <table:cell-address table:column="0" table:row="795" table:table="0"/>
          <office:change-info>
            <dc:creator> </dc:creator>
            <dc:date>2018-12-08T15:11:28.274000000</dc:date>
          </office:change-info>
          <table:previous table:id="ct2314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2" table:acceptance-state="accepted">
          <table:cell-address table:column="0" table:row="795" table:table="0"/>
          <office:change-info>
            <dc:creator> </dc:creator>
            <dc:date>2018-12-08T15:11:35.980000000</dc:date>
          </office:change-info>
          <table:previous table:id="ct2321">
            <table:change-track-table-cell office:value-type="string">
              <text:p>sortiesLM.Graph.ylab.pfx</text:p>
            </table:change-track-table-cell>
          </table:previous>
        </table:cell-content-change>
        <table:cell-content-change table:id="ct2323" table:acceptance-state="accepted">
          <table:cell-address table:column="3" table:row="794" table:table="0"/>
          <office:change-info>
            <dc:creator> </dc:creator>
            <dc:date>2018-12-08T15:12:22.313000000</dc:date>
          </office:change-info>
          <table:previous>
            <table:change-track-table-cell/>
          </table:previous>
        </table:cell-content-change>
        <table:cell-content-change table:id="ct2324" table:acceptance-state="accepted">
          <table:cell-address table:column="2" table:row="795" table:table="0"/>
          <office:change-info>
            <dc:creator> </dc:creator>
            <dc:date>2018-12-08T15:12:53.482000000</dc:date>
          </office:change-info>
          <table:previous>
            <table:change-track-table-cell/>
          </table:previous>
        </table:cell-content-change>
        <table:cell-content-change table:id="ct2325" table:acceptance-state="accepted">
          <table:cell-address table:column="2" table:row="797" table:table="0"/>
          <office:change-info>
            <dc:creator> </dc:creator>
            <dc:date>2018-12-08T15:15:30.980000000</dc:date>
          </office:change-info>
          <table:previous>
            <table:change-track-table-cell/>
          </table:previous>
        </table:cell-content-change>
        <table:cell-content-change table:id="ct2326" table:acceptance-state="accepted">
          <table:cell-address table:column="0" table:row="797" table:table="0"/>
          <office:change-info>
            <dc:creator> </dc:creator>
            <dc:date>2018-12-08T15:15:42.165000000</dc:date>
          </office:change-info>
          <table:previous table:id="ct2315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7" table:acceptance-state="accepted">
          <table:cell-address table:column="3" table:row="797" table:table="0"/>
          <office:change-info>
            <dc:creator> </dc:creator>
            <dc:date>2018-12-08T15:15:58.514000000</dc:date>
          </office:change-info>
          <table:previous>
            <table:change-track-table-cell/>
          </table:previous>
        </table:cell-content-change>
        <table:cell-content-change table:id="ct2328" table:acceptance-state="accepted">
          <table:cell-address table:column="0" table:row="798" table:table="0"/>
          <office:change-info>
            <dc:creator> </dc:creator>
            <dc:date>2018-12-08T15:16:11.274000000</dc:date>
          </office:change-info>
          <table:previous table:id="ct2316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9" table:acceptance-state="accepted">
          <table:cell-address table:column="2" table:row="798" table:table="0"/>
          <office:change-info>
            <dc:creator> </dc:creator>
            <dc:date>2018-12-08T15:16:33.520000000</dc:date>
          </office:change-info>
          <table:previous>
            <table:change-track-table-cell/>
          </table:previous>
        </table:cell-content-change>
        <table:cell-content-change table:id="ct2330" table:acceptance-state="accepted">
          <table:cell-address table:column="3" table:row="798" table:table="0"/>
          <office:change-info>
            <dc:creator> </dc:creator>
            <dc:date>2018-12-08T15:16:42.989000000</dc:date>
          </office:change-info>
          <table:previous>
            <table:change-track-table-cell/>
          </table:previous>
        </table:cell-content-change>
        <table:cell-content-change table:id="ct2331" table:acceptance-state="accepted">
          <table:cell-address table:column="3" table:row="797" table:table="0"/>
          <office:change-info>
            <dc:creator> </dc:creator>
            <dc:date>2018-12-08T15:16:47.482000000</dc:date>
          </office:change-info>
          <table:previous table:id="ct2327">
            <table:change-track-table-cell office:value-type="string">
              <text:p>Residual values</text:p>
            </table:change-track-table-cell>
          </table:previous>
        </table:cell-content-change>
        <table:cell-content-change table:id="ct2332" table:acceptance-state="accepted">
          <table:cell-address table:column="2" table:row="799" table:table="0"/>
          <office:change-info>
            <dc:creator> </dc:creator>
            <dc:date>2018-12-08T15:17:03.940000000</dc:date>
          </office:change-info>
          <table:previous>
            <table:change-track-table-cell/>
          </table:previous>
        </table:cell-content-change>
        <table:cell-content-change table:id="ct2333" table:acceptance-state="accepted">
          <table:cell-address table:column="0" table:row="799" table:table="0"/>
          <office:change-info>
            <dc:creator> </dc:creator>
            <dc:date>2018-12-08T15:17:07.169000000</dc:date>
          </office:change-info>
          <table:previous table:id="ct2317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4" table:acceptance-state="accepted">
          <table:cell-address table:column="0" table:row="799" table:table="0"/>
          <office:change-info>
            <dc:creator> </dc:creator>
            <dc:date>2018-12-08T15:17:16.576000000</dc:date>
          </office:change-info>
          <table:previous table:id="ct2333">
            <table:change-track-table-cell office:value-type="string">
              <text:p>sortiesLM.Graph.hist.ylab</text:p>
            </table:change-track-table-cell>
          </table:previous>
        </table:cell-content-change>
        <table:cell-content-change table:id="ct2335" table:acceptance-state="accepted">
          <table:cell-address table:column="3" table:row="799" table:table="0"/>
          <office:change-info>
            <dc:creator> </dc:creator>
            <dc:date>2018-12-08T15:17:31.006000000</dc:date>
          </office:change-info>
          <table:previous>
            <table:change-track-table-cell/>
          </table:previous>
        </table:cell-content-change>
        <table:cell-content-change table:id="ct2336" table:acceptance-state="accepted">
          <table:cell-address table:column="2" table:row="800" table:table="0"/>
          <office:change-info>
            <dc:creator> </dc:creator>
            <dc:date>2018-12-08T15:17:48.809000000</dc:date>
          </office:change-info>
          <table:previous>
            <table:change-track-table-cell/>
          </table:previous>
        </table:cell-content-change>
        <table:cell-content-change table:id="ct2337" table:acceptance-state="accepted">
          <table:cell-address table:column="0" table:row="800" table:table="0"/>
          <office:change-info>
            <dc:creator> </dc:creator>
            <dc:date>2018-12-08T15:17:58.995000000</dc:date>
          </office:change-info>
          <table:previous table:id="ct2318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8" table:acceptance-state="accepted">
          <table:cell-address table:column="3" table:row="800" table:table="0"/>
          <office:change-info>
            <dc:creator> </dc:creator>
            <dc:date>2018-12-08T15:18:05.625000000</dc:date>
          </office:change-info>
          <table:previous>
            <table:change-track-table-cell/>
          </table:previous>
        </table:cell-content-change>
        <table:cell-content-change table:id="ct2339" table:acceptance-state="accepted">
          <table:cell-address table:column="2" table:row="801" table:table="0"/>
          <office:change-info>
            <dc:creator> </dc:creator>
            <dc:date>2018-12-08T15:18:58.574000000</dc:date>
          </office:change-info>
          <table:previous>
            <table:change-track-table-cell/>
          </table:previous>
        </table:cell-content-change>
        <table:cell-content-change table:id="ct2340" table:acceptance-state="accepted">
          <table:cell-address table:column="2" table:row="801" table:table="0"/>
          <office:change-info>
            <dc:creator> </dc:creator>
            <dc:date>2018-12-08T15:19:41.645000000</dc:date>
          </office:change-info>
          <table:previous table:id="ct2339">
            <table:change-track-table-cell office:value-type="string">
              <text:p>Loi de distribution choisie = </text:p>
            </table:change-track-table-cell>
          </table:previous>
        </table:cell-content-change>
        <table:cell-content-change table:id="ct2341" table:acceptance-state="accepted">
          <table:cell-address table:column="0" table:row="801" table:table="0"/>
          <office:change-info>
            <dc:creator> </dc:creator>
            <dc:date>2018-12-08T15:19:45.608000000</dc:date>
          </office:change-info>
          <table:previous table:id="ct2319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2" table:acceptance-state="accepted">
          <table:cell-address table:column="0" table:row="801" table:table="0"/>
          <office:change-info>
            <dc:creator> </dc:creator>
            <dc:date>2018-12-08T15:20:04.016000000</dc:date>
          </office:change-info>
          <table:previous table:id="ct2341">
            <table:change-track-table-cell office:value-type="string">
              <text:p>modeleLineaireWP2.esp</text:p>
            </table:change-track-table-cell>
          </table:previous>
        </table:cell-content-change>
        <table:cell-content-change table:id="ct2343" table:acceptance-state="accepted">
          <table:cell-address table:column="3" table:row="801" table:table="0"/>
          <office:change-info>
            <dc:creator> </dc:creator>
            <dc:date>2018-12-08T15:20:25.903000000</dc:date>
          </office:change-info>
          <table:previous>
            <table:change-track-table-cell/>
          </table:previous>
        </table:cell-content-change>
        <table:cell-content-change table:id="ct2344" table:acceptance-state="accepted">
          <table:cell-address table:column="2" table:row="802" table:table="0"/>
          <office:change-info>
            <dc:creator> </dc:creator>
            <dc:date>2018-12-08T15:20:56.245000000</dc:date>
          </office:change-info>
          <table:previous>
            <table:change-track-table-cell/>
          </table:previous>
        </table:cell-content-change>
        <table:cell-content-change table:id="ct2345" table:acceptance-state="accepted">
          <table:cell-address table:column="0" table:row="802" table:table="0"/>
          <office:change-info>
            <dc:creator> </dc:creator>
            <dc:date>2018-12-08T15:21:04.762000000</dc:date>
          </office:change-info>
          <table:previous table:id="ct2320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6" table:acceptance-state="accepted">
          <table:cell-address table:column="3" table:row="802" table:table="0"/>
          <office:change-info>
            <dc:creator> </dc:creator>
            <dc:date>2018-12-08T15:21:09.832000000</dc:date>
          </office:change-info>
          <table:previous>
            <table:change-track-table-cell/>
          </table:previous>
        </table:cell-content-change>
        <table:cell-content-change table:id="ct2347" table:acceptance-state="accepted">
          <table:cell-address table:column="2" table:row="521" table:table="0"/>
          <office:change-info>
            <dc:creator> </dc:creator>
            <dc:date>2018-12-08T15:50:44.122000000</dc:date>
          </office:change-info>
          <table:previous table:id="ct739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2348" table:acceptance-state="accepted">
          <table:cell-address table:column="2" table:row="107" table:table="0"/>
          <office:change-info>
            <dc:creator> </dc:creator>
            <dc:date>2018-12-08T15:52:09.626000000</dc:date>
          </office:change-info>
          <table:previous>
            <table:change-track-table-cell office:value-type="string">
              <text:p>\n\n Developpeurs :</text:p>
            </table:change-track-table-cell>
          </table:previous>
        </table:cell-content-change>
        <table:cell-content-change table:id="ct2349" table:acceptance-state="accepted">
          <table:cell-address table:column="2" table:row="133" table:table="0"/>
          <office:change-info>
            <dc:creator> </dc:creator>
            <dc:date>2018-12-08T15:52:22.371000000</dc:date>
          </office:change-info>
          <table:previous>
            <table:change-track-table-cell office:value-type="string">
              <text:p>Votre fichier 'Unites d'observation' ne comporte pas le bon nombre de champs!</text:p>
            </table:change-track-table-cell>
          </table:previous>
        </table:cell-content-change>
        <table:cell-content-change table:id="ct2350" table:acceptance-state="accepted">
          <table:cell-address table:column="3" table:row="145" table:table="0"/>
          <office:change-info>
            <dc:creator> </dc:creator>
            <dc:date>2018-12-08T15:52:47.768000000</dc:date>
          </office:change-info>
          <table:previous>
            <table:change-track-table-cell office:value-type="string">
              <text:p>Unrelevant graphics – the grouping factor is filled</text:p>
            </table:change-track-table-cell>
          </table:previous>
        </table:cell-content-change>
        <table:cell-content-change table:id="ct2351" table:acceptance-state="accepted">
          <table:cell-address table:column="2" table:row="195" table:table="0"/>
          <office:change-info>
            <dc:creator> </dc:creator>
            <dc:date>2018-12-08T15:53:15.225000000</dc:date>
          </office:change-info>
          <table:previous>
            <table:change-track-table-cell office:value-type="string">
              <text:p>(connection internet active et droits d'administration requis).</text:p>
            </table:change-track-table-cell>
          </table:previous>
        </table:cell-content-change>
        <table:cell-content-change table:id="ct2352" table:acceptance-state="accepted">
          <table:cell-address table:column="2" table:row="289" table:table="0"/>
          <office:change-info>
            <dc:creator> </dc:creator>
            <dc:date>2018-12-08T15:54:22.461000000</dc:date>
          </office:change-info>
          <table:previous>
            <table:change-track-table-cell office:value-type="string">
              <text:p>Des tables supplémentaires (pour calculs aditionnels) on été créées :</text:p>
            </table:change-track-table-cell>
          </table:previous>
        </table:cell-content-change>
        <table:cell-content-change table:id="ct2353" table:acceptance-state="accepted">
          <table:cell-address table:column="2" table:row="311" table:table="0"/>
          <office:change-info>
            <dc:creator> </dc:creator>
            <dc:date>2018-12-08T15:54:44.052000000</dc:date>
          </office:change-info>
          <table:previous>
            <table:change-track-table-cell office:value-type="string">
              <text:p>Configuration imcomplète</text:p>
            </table:change-track-table-cell>
          </table:previous>
        </table:cell-content-change>
        <table:cell-content-change table:id="ct2354" table:acceptance-state="accepted">
          <table:cell-address table:column="2" table:row="317" table:table="0"/>
          <office:change-info>
            <dc:creator> </dc:creator>
            <dc:date>2018-12-08T15:55:10.384000000</dc:date>
          </office:change-info>
          <table:previous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55" table:acceptance-state="accepted">
          <table:cell-address table:column="2" table:row="362" table:table="0"/>
          <office:change-info>
            <dc:creator> </dc:creator>
            <dc:date>2018-12-08T15:55:28.012000000</dc:date>
          </office:change-info>
          <table:previous>
            <table:change-track-table-cell office:value-type="string">
              <text:p>\nNe pas selectionner ce dernier !</text:p>
            </table:change-track-table-cell>
          </table:previous>
        </table:cell-content-change>
        <table:cell-content-change table:id="ct2356" table:acceptance-state="accepted">
          <table:cell-address table:column="3" table:row="384" table:table="0"/>
          <office:change-info>
            <dc:creator> </dc:creator>
            <dc:date>2018-12-08T15:56:23.113000000</dc:date>
          </office:change-info>
          <table:previous>
            <table:change-track-table-cell office:value-type="string">
              <text:p><text:s/>based on size classe.</text:p>
            </table:change-track-table-cell>
          </table:previous>
        </table:cell-content-change>
        <table:cell-content-change table:id="ct2357" table:acceptance-state="accepted">
          <table:cell-address table:column="2" table:row="407" table:table="0"/>
          <office:change-info>
            <dc:creator> </dc:creator>
            <dc:date>2018-12-08T15:56:45.327000000</dc:date>
          </office:change-info>
          <table:previous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58" table:acceptance-state="accepted">
          <table:cell-address table:column="2" table:row="405" table:table="0"/>
          <office:change-info>
            <dc:creator> </dc:creator>
            <dc:date>2018-12-08T15:56:57.058000000</dc:date>
          </office:change-info>
          <table:previous>
            <table:change-track-table-cell office:value-type="string">
              <text:p>Le référentiel spatial qui a été chargé n'est pas géoréférencé.</text:p>
            </table:change-track-table-cell>
          </table:previous>
        </table:cell-content-change>
        <table:cell-content-change table:id="ct2359" table:acceptance-state="accepted">
          <table:cell-address table:column="2" table:row="403" table:table="0"/>
          <office:change-info>
            <dc:creator> </dc:creator>
            <dc:date>2018-12-08T15:57:00.787000000</dc:date>
          </office:change-info>
          <table:previous>
            <table:change-track-table-cell office:value-type="string">
              <text:p>Le chargement du référentiel spatial géoréférencé a été effectué,</text:p>
            </table:change-track-table-cell>
          </table:previous>
        </table:cell-content-change>
        <table:cell-content-change table:id="ct2360" table:acceptance-state="accepted">
          <table:cell-address table:column="3" table:row="450" table:table="0"/>
          <office:change-info>
            <dc:creator> </dc:creator>
            <dc:date>2018-12-08T15:57:39.804000000</dc:date>
          </office:change-info>
          <table:previous table:id="ct286">
            <table:change-track-table-cell office:value-type="string">
              <text:p>Canceled!</text:p>
            </table:change-track-table-cell>
          </table:previous>
        </table:cell-content-change>
        <table:cell-content-change table:id="ct2361" table:acceptance-state="accepted">
          <table:cell-address table:column="2" table:row="451" table:table="0"/>
          <office:change-info>
            <dc:creator> </dc:creator>
            <dc:date>2018-12-08T15:58:15.684000000</dc:date>
          </office:change-info>
          <table:previous table:id="ct290">
            <table:change-track-table-cell office:value-type="string">
              <text:p>Selection du facteur de groupement des unites d'observation</text:p>
            </table:change-track-table-cell>
          </table:previous>
        </table:cell-content-change>
        <table:cell-content-change table:id="ct2362" table:acceptance-state="accepted">
          <table:cell-address table:column="3" table:row="488" table:table="0"/>
          <office:change-info>
            <dc:creator> </dc:creator>
            <dc:date>2018-12-08T15:58:47.945000000</dc:date>
          </office:change-info>
          <table:previous table:id="ct541">
            <table:change-track-table-cell office:value-type="string">
              <text:p><text:s/>Point size multiplicator: </text:p>
            </table:change-track-table-cell>
          </table:previous>
        </table:cell-content-change>
        <table:cell-content-change table:id="ct2363" table:acceptance-state="accepted">
          <table:cell-address table:column="3" table:row="498" table:table="0"/>
          <office:change-info>
            <dc:creator> </dc:creator>
            <dc:date>2018-12-08T15:59:14.435000000</dc:date>
          </office:change-info>
          <table:previous table:id="ct611">
            <table:change-track-table-cell office:value-type="string">
              <text:p>Avoid mis-displayed characters\n on other machines...</text:p>
            </table:change-track-table-cell>
          </table:previous>
        </table:cell-content-change>
        <table:cell-content-change table:id="ct2364" table:acceptance-state="accepted">
          <table:cell-address table:column="3" table:row="515" table:table="0"/>
          <office:change-info>
            <dc:creator> </dc:creator>
            <dc:date>2018-12-08T15:59:17.056000000</dc:date>
          </office:change-info>
          <table:previous table:id="ct715">
            <table:change-track-table-cell office:value-type="string">
              <text:p><text:s/>Multiple graphics perpage (</text:p>
            </table:change-track-table-cell>
          </table:previous>
        </table:cell-content-change>
        <table:cell-content-change table:id="ct2365" table:acceptance-state="accepted">
          <table:cell-address table:column="2" table:row="526" table:table="0"/>
          <office:change-info>
            <dc:creator> </dc:creator>
            <dc:date>2018-12-08T15:59:38.209000000</dc:date>
          </office:change-info>
          <table:previous table:id="ct763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66" table:acceptance-state="accepted">
          <table:cell-address table:column="2" table:row="544" table:table="0"/>
          <office:change-info>
            <dc:creator> </dc:creator>
            <dc:date>2018-12-08T16:01:26.083000000</dc:date>
          </office:change-info>
          <table:previous table:id="ct849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67" table:acceptance-state="accepted">
          <table:cell-address table:column="2" table:row="716" table:table="0"/>
          <office:change-info>
            <dc:creator> </dc:creator>
            <dc:date>2018-12-08T16:01:45.334000000</dc:date>
          </office:change-info>
          <table:previous table:id="ct1893">
            <table:change-track-table-cell office:value-type="string">
              <text:p>Suppression d'outliers ?</text:p>
            </table:change-track-table-cell>
          </table:previous>
        </table:cell-content-change>
        <table:cell-content-change table:id="ct2368" table:acceptance-state="accepted">
          <table:cell-address table:column="2" table:row="716" table:table="0"/>
          <office:change-info>
            <dc:creator> </dc:creator>
            <dc:date>2018-12-08T16:01:49.327000000</dc:date>
          </office:change-info>
          <table:previous table:id="ct2367">
            <table:change-track-table-cell office:value-type="string">
              <text:p>Suppression des valeurs abhérantes ?</text:p>
            </table:change-track-table-cell>
          </table:previous>
        </table:cell-content-change>
        <table:cell-content-change table:id="ct2369" table:acceptance-state="accepted">
          <table:cell-address table:column="2" table:row="752" table:table="0"/>
          <office:change-info>
            <dc:creator> </dc:creator>
            <dc:date>2018-12-08T16:02:34.817000000</dc:date>
          </office:change-info>
          <table:previous table:id="ct2072">
            <table:change-track-table-cell office:value-type="string">
              <text:p>(P-valeurs univariées)</text:p>
            </table:change-track-table-cell>
          </table:previous>
        </table:cell-content-change>
        <table:cell-content-change table:id="ct2370" table:acceptance-state="accepted">
          <table:cell-address table:column="2" table:row="788" table:table="0"/>
          <office:change-info>
            <dc:creator> </dc:creator>
            <dc:date>2018-12-08T16:02:43.849000000</dc:date>
          </office:change-info>
          <table:previous table:id="ct2278">
            <table:change-track-table-cell office:value-type="string">
              <text:p>(seuls ceux correspondant à des facteurs/intéractions significatifs sont représentés) :</text:p>
            </table:change-track-table-cell>
          </table:previous>
        </table:cell-content-change>
        <table:cell-content-change table:id="ct2371" table:acceptance-state="accepted">
          <table:cell-address table:column="2" table:row="793" table:table="0"/>
          <office:change-info>
            <dc:creator> </dc:creator>
            <dc:date>2018-12-08T16:02:52.351000000</dc:date>
          </office:change-info>
          <table:previous table:id="ct2308">
            <table:change-track-table-cell office:value-type="string">
              <text:p>Graphique d'intéractions</text:p>
            </table:change-track-table-cell>
          </table:previous>
        </table:cell-content-change>
        <table:cell-content-change table:id="ct2372" table:acceptance-state="accepted">
          <table:cell-address table:column="0" table:row="803" table:table="0"/>
          <office:change-info>
            <dc:creator> </dc:creator>
            <dc:date>2018-12-08T17:18:54.497000000</dc:date>
          </office:change-info>
          <table:previous>
            <table:change-track-table-cell/>
          </table:previous>
        </table:cell-content-change>
        <table:cell-content-change table:id="ct2373" table:acceptance-state="accepted">
          <table:cell-address table:column="0" table:row="804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4" table:acceptance-state="accepted">
          <table:cell-address table:column="0" table:row="805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5" table:acceptance-state="accepted">
          <table:cell-address table:column="0" table:row="806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6" table:acceptance-state="accepted">
          <table:cell-address table:column="0" table:row="807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7" table:acceptance-state="accepted">
          <table:cell-address table:column="2" table:row="803" table:table="0"/>
          <office:change-info>
            <dc:creator> </dc:creator>
            <dc:date>2018-12-08T17:20:45.679000000</dc:date>
          </office:change-info>
          <table:previous>
            <table:change-track-table-cell/>
          </table:previous>
        </table:cell-content-change>
        <table:cell-content-change table:id="ct2378" table:acceptance-state="accepted">
          <table:cell-address table:column="0" table:row="803" table:table="0"/>
          <office:change-info>
            <dc:creator> </dc:creator>
            <dc:date>2018-12-08T17:21:01.684000000</dc:date>
          </office:change-info>
          <table:previous table:id="ct2372">
            <table:change-track-table-cell office:value-type="string">
              <text:p>print.rpart.ml</text:p>
            </table:change-track-table-cell>
          </table:previous>
        </table:cell-content-change>
        <table:cell-content-change table:id="ct2379" table:acceptance-state="accepted">
          <table:cell-address table:column="3" table:row="803" table:table="0"/>
          <office:change-info>
            <dc:creator> </dc:creator>
            <dc:date>2018-12-08T17:21:04.960000000</dc:date>
          </office:change-info>
          <table:previous>
            <table:change-track-table-cell/>
          </table:previous>
        </table:cell-content-change>
        <table:cell-content-change table:id="ct2380" table:acceptance-state="accepted">
          <table:cell-address table:column="3" table:row="803" table:table="0"/>
          <office:change-info>
            <dc:creator> </dc:creator>
            <dc:date>2018-12-08T17:22:16.707000000</dc:date>
          </office:change-info>
          <table:previous table:id="ct2379">
            <table:change-track-table-cell office:value-type="string">
              <text:p><text:s/>noeud), partition, n, perte, yval, (yprob)</text:p>
            </table:change-track-table-cell>
          </table:previous>
        </table:cell-content-change>
        <table:cell-content-change table:id="ct2381" table:acceptance-state="accepted">
          <table:cell-address table:column="2" table:row="804" table:table="0"/>
          <office:change-info>
            <dc:creator> </dc:creator>
            <dc:date>2018-12-08T17:22:17.580000000</dc:date>
          </office:change-info>
          <table:previous>
            <table:change-track-table-cell/>
          </table:previous>
        </table:cell-content-change>
        <table:cell-content-change table:id="ct2382" table:acceptance-state="accepted">
          <table:cell-address table:column="0" table:row="804" table:table="0"/>
          <office:change-info>
            <dc:creator> </dc:creator>
            <dc:date>2018-12-08T17:22:47.220000000</dc:date>
          </office:change-info>
          <table:previous table:id="ct2373">
            <table:change-track-table-cell office:value-type="string">
              <text:p>print.rpart.ml</text:p>
            </table:change-track-table-cell>
          </table:previous>
        </table:cell-content-change>
        <table:cell-content-change table:id="ct2383" table:acceptance-state="accepted">
          <table:cell-address table:column="2" table:row="805" table:table="0"/>
          <office:change-info>
            <dc:creator> </dc:creator>
            <dc:date>2018-12-08T17:23:21.665000000</dc:date>
          </office:change-info>
          <table:previous>
            <table:change-track-table-cell/>
          </table:previous>
        </table:cell-content-change>
        <table:cell-content-change table:id="ct2384" table:acceptance-state="accepted">
          <table:cell-address table:column="0" table:row="805" table:table="0"/>
          <office:change-info>
            <dc:creator> </dc:creator>
            <dc:date>2018-12-08T17:23:32.944000000</dc:date>
          </office:change-info>
          <table:previous table:id="ct2374">
            <table:change-track-table-cell office:value-type="string">
              <text:p>print.rpart.ml</text:p>
            </table:change-track-table-cell>
          </table:previous>
        </table:cell-content-change>
        <table:cell-content-change table:id="ct2385" table:acceptance-state="accepted">
          <table:cell-address table:column="3" table:row="805" table:table="0"/>
          <office:change-info>
            <dc:creator> </dc:creator>
            <dc:date>2018-12-08T17:23:47.936000000</dc:date>
          </office:change-info>
          <table:previous>
            <table:change-track-table-cell/>
          </table:previous>
        </table:cell-content-change>
        <table:cell-content-change table:id="ct2386" table:acceptance-state="accepted">
          <table:cell-address table:column="0" table:row="808" table:table="0"/>
          <office:change-info>
            <dc:creator> </dc:creator>
            <dc:date>2018-12-08T17:23:55.299000000</dc:date>
          </office:change-info>
          <table:previous>
            <table:change-track-table-cell/>
          </table:previous>
        </table:cell-content-change>
        <table:cell-content-change table:id="ct2387" table:acceptance-state="accepted">
          <table:cell-address table:column="0" table:row="809" table:table="0"/>
          <office:change-info>
            <dc:creator> </dc:creator>
            <dc:date>2018-12-08T17:23:55.299000000</dc:date>
          </office:change-info>
          <table:previous>
            <table:change-track-table-cell/>
          </table:previous>
        </table:cell-content-change>
        <table:cell-content-change table:id="ct2388" table:acceptance-state="accepted">
          <table:cell-address table:column="3" table:row="803" table:table="0"/>
          <office:change-info>
            <dc:creator> </dc:creator>
            <dc:date>2018-12-08T17:24:55.484000000</dc:date>
          </office:change-info>
          <table:previous table:id="ct2380">
            <table:change-track-table-cell office:value-type="string">
              <text:p><text:s/>node), split, n, perte, yval, (yprob)</text:p>
            </table:change-track-table-cell>
          </table:previous>
        </table:cell-content-change>
        <table:cell-content-change table:id="ct2389" table:acceptance-state="accepted">
          <table:cell-address table:column="3" table:row="804" table:table="0"/>
          <office:change-info>
            <dc:creator> </dc:creator>
            <dc:date>2018-12-08T17:25:05.422000000</dc:date>
          </office:change-info>
          <table:previous>
            <table:change-track-table-cell/>
          </table:previous>
        </table:cell-content-change>
        <table:cell-content-change table:id="ct2390" table:acceptance-state="accepted">
          <table:cell-address table:column="0" table:row="806" table:table="0"/>
          <office:change-info>
            <dc:creator> </dc:creator>
            <dc:date>2018-12-08T17:25:36.114000000</dc:date>
          </office:change-info>
          <table:previous table:id="ct2375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1" table:acceptance-state="accepted">
          <table:cell-address table:column="0" table:row="807" table:table="0"/>
          <office:change-info>
            <dc:creator> </dc:creator>
            <dc:date>2018-12-08T17:25:38.594000000</dc:date>
          </office:change-info>
          <table:previous table:id="ct2376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2" table:acceptance-state="accepted">
          <table:cell-address table:column="0" table:row="808" table:table="0"/>
          <office:change-info>
            <dc:creator> </dc:creator>
            <dc:date>2018-12-08T17:25:38.594000000</dc:date>
          </office:change-info>
          <table:previous table:id="ct2386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3" table:acceptance-state="accepted">
          <table:cell-address table:column="0" table:row="809" table:table="0"/>
          <office:change-info>
            <dc:creator> </dc:creator>
            <dc:date>2018-12-08T17:25:38.594000000</dc:date>
          </office:change-info>
          <table:previous table:id="ct2387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4" table:acceptance-state="accepted">
          <table:cell-address table:column="2" table:row="806" table:table="0"/>
          <office:change-info>
            <dc:creator> </dc:creator>
            <dc:date>2018-12-08T17:26:06.097000000</dc:date>
          </office:change-info>
          <table:previous>
            <table:change-track-table-cell/>
          </table:previous>
        </table:cell-content-change>
        <table:cell-content-change table:id="ct2395" table:acceptance-state="accepted">
          <table:cell-address table:column="0" table:row="806" table:table="0"/>
          <office:change-info>
            <dc:creator> </dc:creator>
            <dc:date>2018-12-08T17:26:26.127000000</dc:date>
          </office:change-info>
          <table:previous table:id="ct2390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396" table:acceptance-state="accepted">
          <table:cell-address table:column="3" table:row="806" table:table="0"/>
          <office:change-info>
            <dc:creator> </dc:creator>
            <dc:date>2018-12-08T17:29:50.725000000</dc:date>
          </office:change-info>
          <table:previous>
            <table:change-track-table-cell/>
          </table:previous>
        </table:cell-content-change>
        <table:cell-content-change table:id="ct2397" table:acceptance-state="accepted">
          <table:cell-address table:column="3" table:row="806" table:table="0"/>
          <office:change-info>
            <dc:creator> </dc:creator>
            <dc:date>2018-12-08T17:29:57.699000000</dc:date>
          </office:change-info>
          <table:previous table:id="ct2396">
            <table:change-track-table-cell office:value-type="string">
              <text:p>splits as</text:p>
            </table:change-track-table-cell>
          </table:previous>
        </table:cell-content-change>
        <table:cell-content-change table:id="ct2398" table:acceptance-state="accepted">
          <table:cell-address table:column="0" table:row="807" table:table="0"/>
          <office:change-info>
            <dc:creator> </dc:creator>
            <dc:date>2018-12-08T17:30:34.639000000</dc:date>
          </office:change-info>
          <table:previous table:id="ct2391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399" table:acceptance-state="accepted">
          <table:cell-address table:column="0" table:row="808" table:table="0"/>
          <office:change-info>
            <dc:creator> </dc:creator>
            <dc:date>2018-12-08T17:30:39.943000000</dc:date>
          </office:change-info>
          <table:previous table:id="ct2392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400" table:acceptance-state="accepted">
          <table:cell-address table:column="0" table:row="809" table:table="0"/>
          <office:change-info>
            <dc:creator> </dc:creator>
            <dc:date>2018-12-08T17:30:46.963000000</dc:date>
          </office:change-info>
          <table:previous table:id="ct2393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401" table:acceptance-state="accepted">
          <table:cell-address table:column="2" table:row="807" table:table="0"/>
          <office:change-info>
            <dc:creator> </dc:creator>
            <dc:date>2018-12-08T17:30:51.144000000</dc:date>
          </office:change-info>
          <table:previous>
            <table:change-track-table-cell/>
          </table:previous>
        </table:cell-content-change>
        <table:cell-content-change table:id="ct2402" table:acceptance-state="accepted">
          <table:cell-address table:column="2" table:row="808" table:table="0"/>
          <office:change-info>
            <dc:creator> </dc:creator>
            <dc:date>2018-12-08T17:30:59.069000000</dc:date>
          </office:change-info>
          <table:previous>
            <table:change-track-table-cell/>
          </table:previous>
        </table:cell-content-change>
        <table:cell-content-change table:id="ct2403" table:acceptance-state="accepted">
          <table:cell-address table:column="2" table:row="809" table:table="0"/>
          <office:change-info>
            <dc:creator> </dc:creator>
            <dc:date>2018-12-08T17:31:03.811000000</dc:date>
          </office:change-info>
          <table:previous>
            <table:change-track-table-cell/>
          </table:previous>
        </table:cell-content-change>
        <table:cell-content-change table:id="ct2404" table:acceptance-state="accepted">
          <table:cell-address table:column="3" table:row="807" table:table="0"/>
          <office:change-info>
            <dc:creator> </dc:creator>
            <dc:date>2018-12-08T17:31:07.275000000</dc:date>
          </office:change-info>
          <table:previous>
            <table:change-track-table-cell/>
          </table:previous>
        </table:cell-content-change>
        <table:cell-content-change table:id="ct2405" table:acceptance-state="accepted">
          <table:cell-address table:column="3" table:row="808" table:table="0"/>
          <office:change-info>
            <dc:creator> </dc:creator>
            <dc:date>2018-12-08T17:31:08.944000000</dc:date>
          </office:change-info>
          <table:previous>
            <table:change-track-table-cell/>
          </table:previous>
        </table:cell-content-change>
        <table:cell-content-change table:id="ct2406" table:acceptance-state="accepted">
          <table:cell-address table:column="3" table:row="809" table:table="0"/>
          <office:change-info>
            <dc:creator> </dc:creator>
            <dc:date>2018-12-08T17:31:12.282000000</dc:date>
          </office:change-info>
          <table:previous>
            <table:change-track-table-cell/>
          </table:previous>
        </table:cell-content-change>
        <table:cell-content-change table:id="ct2407" table:acceptance-state="accepted">
          <table:cell-address table:column="2" table:row="810" table:table="0"/>
          <office:change-info>
            <dc:creator> </dc:creator>
            <dc:date>2018-12-08T17:33:47.101000000</dc:date>
          </office:change-info>
          <table:previous>
            <table:change-track-table-cell/>
          </table:previous>
        </table:cell-content-change>
        <table:cell-content-change table:id="ct2408" table:acceptance-state="accepted">
          <table:cell-address table:column="0" table:row="810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09" table:acceptance-state="accepted">
          <table:cell-address table:column="0" table:row="811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0" table:acceptance-state="accepted">
          <table:cell-address table:column="0" table:row="812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1" table:acceptance-state="accepted">
          <table:cell-address table:column="0" table:row="813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2" table:acceptance-state="accepted">
          <table:cell-address table:column="0" table:row="810" table:table="0"/>
          <office:change-info>
            <dc:creator> </dc:creator>
            <dc:date>2018-12-08T17:33:58.319000000</dc:date>
          </office:change-info>
          <table:previous table:id="ct2408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3" table:acceptance-state="accepted">
          <table:cell-address table:column="0" table:row="811" table:table="0"/>
          <office:change-info>
            <dc:creator> </dc:creator>
            <dc:date>2018-12-08T17:34:03.607000000</dc:date>
          </office:change-info>
          <table:previous table:id="ct2409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4" table:acceptance-state="accepted">
          <table:cell-address table:column="0" table:row="812" table:table="0"/>
          <office:change-info>
            <dc:creator> </dc:creator>
            <dc:date>2018-12-08T17:34:03.607000000</dc:date>
          </office:change-info>
          <table:previous table:id="ct2410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5" table:acceptance-state="accepted">
          <table:cell-address table:column="0" table:row="813" table:table="0"/>
          <office:change-info>
            <dc:creator> </dc:creator>
            <dc:date>2018-12-08T17:34:03.607000000</dc:date>
          </office:change-info>
          <table:previous table:id="ct2411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6" table:acceptance-state="accepted">
          <table:cell-address table:column="0" table:row="814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7" table:acceptance-state="accepted">
          <table:cell-address table:column="0" table:row="815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8" table:acceptance-state="accepted">
          <table:cell-address table:column="0" table:row="816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9" table:acceptance-state="accepted">
          <table:cell-address table:column="0" table:row="817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20" table:acceptance-state="accepted">
          <table:cell-address table:column="0" table:row="810" table:table="0"/>
          <office:change-info>
            <dc:creator> </dc:creator>
            <dc:date>2018-12-08T17:34:14.200000000</dc:date>
          </office:change-info>
          <table:previous table:id="ct2412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1" table:acceptance-state="accepted">
          <table:cell-address table:column="0" table:row="811" table:table="0"/>
          <office:change-info>
            <dc:creator> </dc:creator>
            <dc:date>2018-12-08T17:34:22.562000000</dc:date>
          </office:change-info>
          <table:previous table:id="ct2413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2" table:acceptance-state="accepted">
          <table:cell-address table:column="2" table:row="811" table:table="0"/>
          <office:change-info>
            <dc:creator> </dc:creator>
            <dc:date>2018-12-08T17:34:37.928000000</dc:date>
          </office:change-info>
          <table:previous>
            <table:change-track-table-cell/>
          </table:previous>
        </table:cell-content-change>
        <table:cell-content-change table:id="ct2423" table:acceptance-state="accepted">
          <table:cell-address table:column="3" table:row="810" table:table="0"/>
          <office:change-info>
            <dc:creator> </dc:creator>
            <dc:date>2018-12-08T17:35:11.391000000</dc:date>
          </office:change-info>
          <table:previous>
            <table:change-track-table-cell/>
          </table:previous>
        </table:cell-content-change>
        <table:cell-content-change table:id="ct2424" table:acceptance-state="accepted">
          <table:cell-address table:column="3" table:row="811" table:table="0"/>
          <office:change-info>
            <dc:creator> </dc:creator>
            <dc:date>2018-12-08T17:35:17.850000000</dc:date>
          </office:change-info>
          <table:previous>
            <table:change-track-table-cell/>
          </table:previous>
        </table:cell-content-change>
        <table:cell-content-change table:id="ct2425" table:acceptance-state="accepted">
          <table:cell-address table:column="2" table:row="812" table:table="0"/>
          <office:change-info>
            <dc:creator> </dc:creator>
            <dc:date>2018-12-08T17:35:51.001000000</dc:date>
          </office:change-info>
          <table:previous>
            <table:change-track-table-cell/>
          </table:previous>
        </table:cell-content-change>
        <table:cell-content-change table:id="ct2426" table:acceptance-state="accepted">
          <table:cell-address table:column="0" table:row="812" table:table="0"/>
          <office:change-info>
            <dc:creator> </dc:creator>
            <dc:date>2018-12-08T17:36:00.565000000</dc:date>
          </office:change-info>
          <table:previous table:id="ct2414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7" table:acceptance-state="accepted">
          <table:cell-address table:column="3" table:row="812" table:table="0"/>
          <office:change-info>
            <dc:creator> </dc:creator>
            <dc:date>2018-12-08T17:36:21.126000000</dc:date>
          </office:change-info>
          <table:previous>
            <table:change-track-table-cell/>
          </table:previous>
        </table:cell-content-change>
        <table:cell-content-change table:id="ct2428" table:acceptance-state="accepted">
          <table:cell-address table:column="2" table:row="813" table:table="0"/>
          <office:change-info>
            <dc:creator> </dc:creator>
            <dc:date>2018-12-08T17:37:18.270000000</dc:date>
          </office:change-info>
          <table:previous>
            <table:change-track-table-cell/>
          </table:previous>
        </table:cell-content-change>
        <table:cell-content-change table:id="ct2429" table:acceptance-state="accepted">
          <table:cell-address table:column="3" table:row="813" table:table="0"/>
          <office:change-info>
            <dc:creator> </dc:creator>
            <dc:date>2018-12-08T17:37:20.048000000</dc:date>
          </office:change-info>
          <table:previous>
            <table:change-track-table-cell/>
          </table:previous>
        </table:cell-content-change>
        <table:cell-content-change table:id="ct2430" table:acceptance-state="accepted">
          <table:cell-address table:column="0" table:row="813" table:table="0"/>
          <office:change-info>
            <dc:creator> </dc:creator>
            <dc:date>2018-12-08T17:37:35.679000000</dc:date>
          </office:change-info>
          <table:previous table:id="ct2415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1" table:acceptance-state="accepted">
          <table:cell-address table:column="2" table:row="814" table:table="0"/>
          <office:change-info>
            <dc:creator> </dc:creator>
            <dc:date>2018-12-08T17:38:08.302000000</dc:date>
          </office:change-info>
          <table:previous>
            <table:change-track-table-cell/>
          </table:previous>
        </table:cell-content-change>
        <table:cell-content-change table:id="ct2432" table:acceptance-state="accepted">
          <table:cell-address table:column="0" table:row="814" table:table="0"/>
          <office:change-info>
            <dc:creator> </dc:creator>
            <dc:date>2018-12-08T17:38:17.382000000</dc:date>
          </office:change-info>
          <table:previous table:id="ct2416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3" table:acceptance-state="accepted">
          <table:cell-address table:column="3" table:row="814" table:table="0"/>
          <office:change-info>
            <dc:creator> </dc:creator>
            <dc:date>2018-12-08T17:38:29.846000000</dc:date>
          </office:change-info>
          <table:previous>
            <table:change-track-table-cell/>
          </table:previous>
        </table:cell-content-change>
        <table:cell-content-change table:id="ct2434" table:acceptance-state="accepted">
          <table:cell-address table:column="2" table:row="815" table:table="0"/>
          <office:change-info>
            <dc:creator> </dc:creator>
            <dc:date>2018-12-08T17:39:08.910000000</dc:date>
          </office:change-info>
          <table:previous>
            <table:change-track-table-cell/>
          </table:previous>
        </table:cell-content-change>
        <table:cell-content-change table:id="ct2435" table:acceptance-state="accepted">
          <table:cell-address table:column="0" table:row="815" table:table="0"/>
          <office:change-info>
            <dc:creator> </dc:creator>
            <dc:date>2018-12-08T17:39:17.100000000</dc:date>
          </office:change-info>
          <table:previous table:id="ct2417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6" table:acceptance-state="accepted">
          <table:cell-address table:column="2" table:row="816" table:table="0"/>
          <office:change-info>
            <dc:creator> </dc:creator>
            <dc:date>2018-12-08T17:39:45.151000000</dc:date>
          </office:change-info>
          <table:previous>
            <table:change-track-table-cell/>
          </table:previous>
        </table:cell-content-change>
        <table:cell-content-change table:id="ct2437" table:acceptance-state="accepted">
          <table:cell-address table:column="0" table:row="816" table:table="0"/>
          <office:change-info>
            <dc:creator> </dc:creator>
            <dc:date>2018-12-08T17:39:52.015000000</dc:date>
          </office:change-info>
          <table:previous table:id="ct2418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8" table:acceptance-state="accepted">
          <table:cell-address table:column="3" table:row="815" table:table="0"/>
          <office:change-info>
            <dc:creator> </dc:creator>
            <dc:date>2018-12-08T17:40:24.884000000</dc:date>
          </office:change-info>
          <table:previous>
            <table:change-track-table-cell/>
          </table:previous>
        </table:cell-content-change>
        <table:cell-content-change table:id="ct2439" table:acceptance-state="accepted">
          <table:cell-address table:column="3" table:row="816" table:table="0"/>
          <office:change-info>
            <dc:creator> </dc:creator>
            <dc:date>2018-12-08T17:40:31.483000000</dc:date>
          </office:change-info>
          <table:previous>
            <table:change-track-table-cell/>
          </table:previous>
        </table:cell-content-change>
        <table:cell-content-change table:id="ct2440" table:acceptance-state="accepted">
          <table:cell-address table:column="2" table:row="817" table:table="0"/>
          <office:change-info>
            <dc:creator> </dc:creator>
            <dc:date>2018-12-08T17:40:55.601000000</dc:date>
          </office:change-info>
          <table:previous>
            <table:change-track-table-cell/>
          </table:previous>
        </table:cell-content-change>
        <table:cell-content-change table:id="ct2441" table:acceptance-state="accepted">
          <table:cell-address table:column="0" table:row="817" table:table="0"/>
          <office:change-info>
            <dc:creator> </dc:creator>
            <dc:date>2018-12-08T17:41:04.571000000</dc:date>
          </office:change-info>
          <table:previous table:id="ct2419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42" table:acceptance-state="accepted">
          <table:cell-address table:column="3" table:row="817" table:table="0"/>
          <office:change-info>
            <dc:creator> </dc:creator>
            <dc:date>2018-12-08T17:41:29.234000000</dc:date>
          </office:change-info>
          <table:previous>
            <table:change-track-table-cell/>
          </table:previous>
        </table:cell-content-change>
        <table:cell-content-change table:id="ct2443" table:acceptance-state="accepted">
          <table:cell-address table:column="2" table:row="818" table:table="0"/>
          <office:change-info>
            <dc:creator> </dc:creator>
            <dc:date>2018-12-08T17:41:56.208000000</dc:date>
          </office:change-info>
          <table:previous>
            <table:change-track-table-cell/>
          </table:previous>
        </table:cell-content-change>
        <table:cell-content-change table:id="ct2444" table:acceptance-state="accepted">
          <table:cell-address table:column="0" table:row="818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5" table:acceptance-state="accepted">
          <table:cell-address table:column="0" table:row="819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6" table:acceptance-state="accepted">
          <table:cell-address table:column="0" table:row="820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7" table:acceptance-state="accepted">
          <table:cell-address table:column="0" table:row="818" table:table="0"/>
          <office:change-info>
            <dc:creator> </dc:creator>
            <dc:date>2018-12-08T17:42:09.593000000</dc:date>
          </office:change-info>
          <table:previous table:id="ct2444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48" table:acceptance-state="accepted">
          <table:cell-address table:column="3" table:row="818" table:table="0"/>
          <office:change-info>
            <dc:creator> </dc:creator>
            <dc:date>2018-12-08T17:42:43.632000000</dc:date>
          </office:change-info>
          <table:previous>
            <table:change-track-table-cell/>
          </table:previous>
        </table:cell-content-change>
        <table:cell-content-change table:id="ct2449" table:acceptance-state="accepted">
          <table:cell-address table:column="2" table:row="819" table:table="0"/>
          <office:change-info>
            <dc:creator> </dc:creator>
            <dc:date>2018-12-08T17:43:15.269000000</dc:date>
          </office:change-info>
          <table:previous>
            <table:change-track-table-cell/>
          </table:previous>
        </table:cell-content-change>
        <table:cell-content-change table:id="ct2450" table:acceptance-state="accepted">
          <table:cell-address table:column="0" table:row="819" table:table="0"/>
          <office:change-info>
            <dc:creator> </dc:creator>
            <dc:date>2018-12-08T17:43:26.111000000</dc:date>
          </office:change-info>
          <table:previous table:id="ct2445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51" table:acceptance-state="accepted">
          <table:cell-address table:column="3" table:row="819" table:table="0"/>
          <office:change-info>
            <dc:creator> </dc:creator>
            <dc:date>2018-12-08T17:43:47.124000000</dc:date>
          </office:change-info>
          <table:previous>
            <table:change-track-table-cell/>
          </table:previous>
        </table:cell-content-change>
        <table:cell-content-change table:id="ct2452" table:acceptance-state="accepted">
          <table:cell-address table:column="0" table:row="821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3" table:acceptance-state="accepted">
          <table:cell-address table:column="0" table:row="822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4" table:acceptance-state="accepted">
          <table:cell-address table:column="0" table:row="823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5" table:acceptance-state="accepted">
          <table:cell-address table:column="2" table:row="820" table:table="0"/>
          <office:change-info>
            <dc:creator> </dc:creator>
            <dc:date>2018-12-08T17:44:08.059000000</dc:date>
          </office:change-info>
          <table:previous>
            <table:change-track-table-cell/>
          </table:previous>
        </table:cell-content-change>
        <table:cell-content-change table:id="ct2456" table:acceptance-state="accepted">
          <table:cell-address table:column="0" table:row="820" table:table="0"/>
          <office:change-info>
            <dc:creator> </dc:creator>
            <dc:date>2018-12-08T17:44:18.043000000</dc:date>
          </office:change-info>
          <table:previous table:id="ct2446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57" table:acceptance-state="accepted">
          <table:cell-address table:column="3" table:row="820" table:table="0"/>
          <office:change-info>
            <dc:creator> </dc:creator>
            <dc:date>2018-12-08T17:44:40.772000000</dc:date>
          </office:change-info>
          <table:previous>
            <table:change-track-table-cell/>
          </table:previous>
        </table:cell-content-change>
        <table:cell-content-change table:id="ct2458" table:acceptance-state="accepted">
          <table:cell-address table:column="0" table:row="820" table:table="0"/>
          <office:change-info>
            <dc:creator> </dc:creator>
            <dc:date>2018-12-08T17:45:49.849000000</dc:date>
          </office:change-info>
          <table:previous table:id="ct2456">
            <table:change-track-table-cell office:value-type="string">
              <text:p>summary.rpart.ml.initSplit</text:p>
            </table:change-track-table-cell>
          </table:previous>
        </table:cell-content-change>
        <table:cell-content-change table:id="ct2459" table:acceptance-state="accepted">
          <table:cell-address table:column="2" table:row="821" table:table="0"/>
          <office:change-info>
            <dc:creator> </dc:creator>
            <dc:date>2018-12-08T17:45:50.613000000</dc:date>
          </office:change-info>
          <table:previous>
            <table:change-track-table-cell/>
          </table:previous>
        </table:cell-content-change>
        <table:cell-content-change table:id="ct2460" table:acceptance-state="accepted">
          <table:cell-address table:column="0" table:row="821" table:table="0"/>
          <office:change-info>
            <dc:creator> </dc:creator>
            <dc:date>2018-12-08T17:45:59.927000000</dc:date>
          </office:change-info>
          <table:previous table:id="ct2452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1" table:acceptance-state="accepted">
          <table:cell-address table:column="2" table:row="822" table:table="0"/>
          <office:change-info>
            <dc:creator> </dc:creator>
            <dc:date>2018-12-08T17:46:26.727000000</dc:date>
          </office:change-info>
          <table:previous>
            <table:change-track-table-cell/>
          </table:previous>
        </table:cell-content-change>
        <table:cell-content-change table:id="ct2462" table:acceptance-state="accepted">
          <table:cell-address table:column="0" table:row="822" table:table="0"/>
          <office:change-info>
            <dc:creator> </dc:creator>
            <dc:date>2018-12-08T17:46:37.087000000</dc:date>
          </office:change-info>
          <table:previous table:id="ct2453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3" table:acceptance-state="accepted">
          <table:cell-address table:column="3" table:row="821" table:table="0"/>
          <office:change-info>
            <dc:creator> </dc:creator>
            <dc:date>2018-12-08T17:47:40.518000000</dc:date>
          </office:change-info>
          <table:previous>
            <table:change-track-table-cell/>
          </table:previous>
        </table:cell-content-change>
        <table:cell-content-change table:id="ct2464" table:acceptance-state="accepted">
          <table:cell-address table:column="3" table:row="822" table:table="0"/>
          <office:change-info>
            <dc:creator> </dc:creator>
            <dc:date>2018-12-08T17:47:45.869000000</dc:date>
          </office:change-info>
          <table:previous>
            <table:change-track-table-cell/>
          </table:previous>
        </table:cell-content-change>
        <table:cell-content-change table:id="ct2465" table:acceptance-state="accepted">
          <table:cell-address table:column="2" table:row="823" table:table="0"/>
          <office:change-info>
            <dc:creator> </dc:creator>
            <dc:date>2018-12-08T17:48:00.970000000</dc:date>
          </office:change-info>
          <table:previous>
            <table:change-track-table-cell/>
          </table:previous>
        </table:cell-content-change>
        <table:cell-content-change table:id="ct2466" table:acceptance-state="accepted">
          <table:cell-address table:column="0" table:row="823" table:table="0"/>
          <office:change-info>
            <dc:creator> </dc:creator>
            <dc:date>2018-12-08T17:48:11.812000000</dc:date>
          </office:change-info>
          <table:previous table:id="ct2454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7" table:acceptance-state="accepted">
          <table:cell-address table:column="3" table:row="823" table:table="0"/>
          <office:change-info>
            <dc:creator> </dc:creator>
            <dc:date>2018-12-08T17:48:30.922000000</dc:date>
          </office:change-info>
          <table:previous>
            <table:change-track-table-cell/>
          </table:previous>
        </table:cell-content-change>
        <table:cell-content-change table:id="ct2468" table:acceptance-state="accepted">
          <table:cell-address table:column="2" table:row="824" table:table="0"/>
          <office:change-info>
            <dc:creator> </dc:creator>
            <dc:date>2018-12-08T17:57:10.210000000</dc:date>
          </office:change-info>
          <table:previous>
            <table:change-track-table-cell/>
          </table:previous>
        </table:cell-content-change>
        <table:cell-content-change table:id="ct2469" table:acceptance-state="accepted">
          <table:cell-address table:column="3" table:row="824" table:table="0"/>
          <office:change-info>
            <dc:creator> </dc:creator>
            <dc:date>2018-12-08T17:57:15.982000000</dc:date>
          </office:change-info>
          <table:previous>
            <table:change-track-table-cell/>
          </table:previous>
        </table:cell-content-change>
        <table:cell-content-change table:id="ct2470" table:acceptance-state="accepted">
          <table:cell-address table:column="0" table:row="824" table:table="0"/>
          <office:change-info>
            <dc:creator> </dc:creator>
            <dc:date>2018-12-08T17:57:29.289000000</dc:date>
          </office:change-info>
          <table:previous>
            <table:change-track-table-cell/>
          </table:previous>
        </table:cell-content-change>
        <table:cell-content-change table:id="ct2471" table:acceptance-state="accepted">
          <table:cell-address table:column="0" table:row="824" table:table="0"/>
          <office:change-info>
            <dc:creator> </dc:creator>
            <dc:date>2018-12-08T17:57:35.653000000</dc:date>
          </office:change-info>
          <table:previous table:id="ct2470">
            <table:change-track-table-cell office:value-type="string">
              <text:p>sortiesMRT</text:p>
            </table:change-track-table-cell>
          </table:previous>
        </table:cell-content-change>
        <table:cell-content-change table:id="ct2472" table:acceptance-state="accepted">
          <table:cell-address table:column="0" table:row="825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3" table:acceptance-state="accepted">
          <table:cell-address table:column="0" table:row="826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4" table:acceptance-state="accepted">
          <table:cell-address table:column="0" table:row="827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5" table:acceptance-state="accepted">
          <table:cell-address table:column="0" table:row="828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6" table:acceptance-state="accepted">
          <table:cell-address table:column="0" table:row="829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7" table:acceptance-state="accepted">
          <table:cell-address table:column="0" table:row="830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8" table:acceptance-state="accepted">
          <table:cell-address table:column="0" table:row="831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9" table:acceptance-state="accepted">
          <table:cell-address table:column="0" table:row="824" table:table="0"/>
          <office:change-info>
            <dc:creator> </dc:creator>
            <dc:date>2018-12-08T17:57:43.799000000</dc:date>
          </office:change-info>
          <table:previous table:id="ct2471">
            <table:change-track-table-cell office:value-type="string">
              <text:p>sortiesMRT.</text:p>
            </table:change-track-table-cell>
          </table:previous>
        </table:cell-content-change>
        <table:cell-content-change table:id="ct2480" table:acceptance-state="accepted">
          <table:cell-address table:column="2" table:row="825" table:table="0"/>
          <office:change-info>
            <dc:creator> </dc:creator>
            <dc:date>2018-12-08T17:58:04.219000000</dc:date>
          </office:change-info>
          <table:previous>
            <table:change-track-table-cell/>
          </table:previous>
        </table:cell-content-change>
        <table:cell-content-change table:id="ct2481" table:acceptance-state="accepted">
          <table:cell-address table:column="0" table:row="825" table:table="0"/>
          <office:change-info>
            <dc:creator> </dc:creator>
            <dc:date>2018-12-08T17:58:13.922000000</dc:date>
          </office:change-info>
          <table:previous table:id="ct2472">
            <table:change-track-table-cell office:value-type="string">
              <text:p>sortiesMRT.</text:p>
            </table:change-track-table-cell>
          </table:previous>
        </table:cell-content-change>
        <table:cell-content-change table:id="ct2482" table:acceptance-state="accepted">
          <table:cell-address table:column="3" table:row="825" table:table="0"/>
          <office:change-info>
            <dc:creator> </dc:creator>
            <dc:date>2018-12-08T17:58:34.032000000</dc:date>
          </office:change-info>
          <table:previous>
            <table:change-track-table-cell/>
          </table:previous>
        </table:cell-content-change>
        <table:cell-content-change table:id="ct2483" table:acceptance-state="accepted">
          <table:cell-address table:column="2" table:row="826" table:table="0"/>
          <office:change-info>
            <dc:creator> </dc:creator>
            <dc:date>2018-12-08T17:59:01.222000000</dc:date>
          </office:change-info>
          <table:previous>
            <table:change-track-table-cell/>
          </table:previous>
        </table:cell-content-change>
        <table:cell-content-change table:id="ct2484" table:acceptance-state="accepted">
          <table:cell-address table:column="0" table:row="826" table:table="0"/>
          <office:change-info>
            <dc:creator> </dc:creator>
            <dc:date>2018-12-08T17:59:10.177000000</dc:date>
          </office:change-info>
          <table:previous table:id="ct2473">
            <table:change-track-table-cell office:value-type="string">
              <text:p>sortiesMRT.</text:p>
            </table:change-track-table-cell>
          </table:previous>
        </table:cell-content-change>
        <table:cell-content-change table:id="ct2485" table:acceptance-state="accepted">
          <table:cell-address table:column="3" table:row="826" table:table="0"/>
          <office:change-info>
            <dc:creator> </dc:creator>
            <dc:date>2018-12-08T17:59:17.836000000</dc:date>
          </office:change-info>
          <table:previous>
            <table:change-track-table-cell/>
          </table:previous>
        </table:cell-content-change>
        <table:cell-content-change table:id="ct2486" table:acceptance-state="accepted">
          <table:cell-address table:column="2" table:row="827" table:table="0"/>
          <office:change-info>
            <dc:creator> </dc:creator>
            <dc:date>2018-12-08T18:01:34.555000000</dc:date>
          </office:change-info>
          <table:previous>
            <table:change-track-table-cell/>
          </table:previous>
        </table:cell-content-change>
        <table:cell-content-change table:id="ct2487" table:acceptance-state="accepted">
          <table:cell-address table:column="0" table:row="827" table:table="0"/>
          <office:change-info>
            <dc:creator> </dc:creator>
            <dc:date>2018-12-08T18:01:39.313000000</dc:date>
          </office:change-info>
          <table:previous table:id="ct2474">
            <table:change-track-table-cell office:value-type="string">
              <text:p>sortiesMRT.</text:p>
            </table:change-track-table-cell>
          </table:previous>
        </table:cell-content-change>
        <table:cell-content-change table:id="ct2488" table:acceptance-state="accepted">
          <table:cell-address table:column="0" table:row="828" table:table="0"/>
          <office:change-info>
            <dc:creator> </dc:creator>
            <dc:date>2018-12-08T18:01:39.313000000</dc:date>
          </office:change-info>
          <table:previous table:id="ct2475">
            <table:change-track-table-cell office:value-type="string">
              <text:p>sortiesMRT.</text:p>
            </table:change-track-table-cell>
          </table:previous>
        </table:cell-content-change>
        <table:cell-content-change table:id="ct2489" table:acceptance-state="accepted">
          <table:cell-address table:column="0" table:row="829" table:table="0"/>
          <office:change-info>
            <dc:creator> </dc:creator>
            <dc:date>2018-12-08T18:01:39.313000000</dc:date>
          </office:change-info>
          <table:previous table:id="ct2476">
            <table:change-track-table-cell office:value-type="string">
              <text:p>sortiesMRT.</text:p>
            </table:change-track-table-cell>
          </table:previous>
        </table:cell-content-change>
        <table:cell-content-change table:id="ct2490" table:acceptance-state="accepted">
          <table:cell-address table:column="0" table:row="830" table:table="0"/>
          <office:change-info>
            <dc:creator> </dc:creator>
            <dc:date>2018-12-08T18:01:39.313000000</dc:date>
          </office:change-info>
          <table:previous table:id="ct2477">
            <table:change-track-table-cell office:value-type="string">
              <text:p>sortiesMRT.</text:p>
            </table:change-track-table-cell>
          </table:previous>
        </table:cell-content-change>
        <table:cell-content-change table:id="ct2491" table:acceptance-state="accepted">
          <table:cell-address table:column="0" table:row="831" table:table="0"/>
          <office:change-info>
            <dc:creator> </dc:creator>
            <dc:date>2018-12-08T18:01:39.313000000</dc:date>
          </office:change-info>
          <table:previous table:id="ct2478">
            <table:change-track-table-cell office:value-type="string">
              <text:p>sortiesMRT.</text:p>
            </table:change-track-table-cell>
          </table:previous>
        </table:cell-content-change>
        <table:cell-content-change table:id="ct2492" table:acceptance-state="accepted">
          <table:cell-address table:column="0" table:row="827" table:table="0"/>
          <office:change-info>
            <dc:creator> </dc:creator>
            <dc:date>2018-12-08T18:02:02.226000000</dc:date>
          </office:change-info>
          <table:previous table:id="ct2487">
            <table:change-track-table-cell/>
          </table:previous>
        </table:cell-content-change>
        <table:cell-content-change table:id="ct2493" table:acceptance-state="accepted">
          <table:cell-address table:column="0" table:row="827" table:table="0"/>
          <office:change-info>
            <dc:creator> </dc:creator>
            <dc:date>2018-12-08T18:02:19.558000000</dc:date>
          </office:change-info>
          <table:previous table:id="ct2492">
            <table:change-track-table-cell office:value-type="string">
              <text:p>WP2MRT.esp</text:p>
            </table:change-track-table-cell>
          </table:previous>
        </table:cell-content-change>
        <table:cell-content-change table:id="ct2494" table:acceptance-state="accepted">
          <table:cell-address table:column="3" table:row="827" table:table="0"/>
          <office:change-info>
            <dc:creator> </dc:creator>
            <dc:date>2018-12-08T18:03:07.030000000</dc:date>
          </office:change-info>
          <table:previous>
            <table:change-track-table-cell/>
          </table:previous>
        </table:cell-content-change>
        <table:cell-content-change table:id="ct2495" table:acceptance-state="accepted">
          <table:cell-address table:column="2" table:row="828" table:table="0"/>
          <office:change-info>
            <dc:creator> </dc:creator>
            <dc:date>2018-12-08T18:45:53.789000000</dc:date>
          </office:change-info>
          <table:previous>
            <table:change-track-table-cell/>
          </table:previous>
        </table:cell-content-change>
        <table:cell-content-change table:id="ct2496" table:acceptance-state="accepted">
          <table:cell-address table:column="2" table:row="829" table:table="0"/>
          <office:change-info>
            <dc:creator> </dc:creator>
            <dc:date>2018-12-08T18:46:04.817000000</dc:date>
          </office:change-info>
          <table:previous>
            <table:change-track-table-cell/>
          </table:previous>
        </table:cell-content-change>
        <table:cell-content-change table:id="ct2497" table:acceptance-state="accepted">
          <table:cell-address table:column="0" table:row="828" table:table="0"/>
          <office:change-info>
            <dc:creator> </dc:creator>
            <dc:date>2018-12-08T18:46:31.820000000</dc:date>
          </office:change-info>
          <table:previous table:id="ct2488">
            <table:change-track-table-cell/>
          </table:previous>
        </table:cell-content-change>
        <table:cell-content-change table:id="ct2498" table:acceptance-state="accepted">
          <table:cell-address table:column="0" table:row="828" table:table="0"/>
          <office:change-info>
            <dc:creator> </dc:creator>
            <dc:date>2018-12-08T18:46:44.471000000</dc:date>
          </office:change-info>
          <table:previous table:id="ct2497">
            <table:change-track-table-cell office:value-type="string">
              <text:p>barplotOccurrence</text:p>
            </table:change-track-table-cell>
          </table:previous>
        </table:cell-content-change>
        <table:cell-content-change table:id="ct2499" table:acceptance-state="accepted">
          <table:cell-address table:column="0" table:row="829" table:table="0"/>
          <office:change-info>
            <dc:creator> </dc:creator>
            <dc:date>2018-12-08T18:46:47.965000000</dc:date>
          </office:change-info>
          <table:previous table:id="ct2489">
            <table:change-track-table-cell/>
          </table:previous>
        </table:cell-content-change>
        <table:cell-content-change table:id="ct2500" table:acceptance-state="accepted">
          <table:cell-address table:column="2" table:row="830" table:table="0"/>
          <office:change-info>
            <dc:creator> </dc:creator>
            <dc:date>2018-12-08T18:52:38.467000000</dc:date>
          </office:change-info>
          <table:previous>
            <table:change-track-table-cell/>
          </table:previous>
        </table:cell-content-change>
        <table:cell-content-change table:id="ct2501" table:acceptance-state="accepted">
          <table:cell-address table:column="0" table:row="830" table:table="0"/>
          <office:change-info>
            <dc:creator> </dc:creator>
            <dc:date>2018-12-08T18:52:54.721000000</dc:date>
          </office:change-info>
          <table:previous table:id="ct2490">
            <table:change-track-table-cell/>
          </table:previous>
        </table:cell-content-change>
        <table:cell-content-change table:id="ct2502" table:acceptance-state="accepted">
          <table:cell-address table:column="0" table:row="830" table:table="0"/>
          <office:change-info>
            <dc:creator> </dc:creator>
            <dc:date>2018-12-08T18:53:00.524000000</dc:date>
          </office:change-info>
          <table:previous table:id="ct2501">
            <table:change-track-table-cell office:value-type="string">
              <text:p>barplotOccurrence.unitobs</text:p>
            </table:change-track-table-cell>
          </table:previous>
        </table:cell-content-change>
        <table:cell-content-change table:id="ct2503" table:acceptance-state="accepted">
          <table:cell-address table:column="3" table:row="830" table:table="0"/>
          <office:change-info>
            <dc:creator> </dc:creator>
            <dc:date>2018-12-08T18:53:34.188000000</dc:date>
          </office:change-info>
          <table:previous>
            <table:change-track-table-cell/>
          </table:previous>
        </table:cell-content-change>
        <table:cell-content-change table:id="ct2504" table:acceptance-state="accepted">
          <table:cell-address table:column="3" table:row="828" table:table="0"/>
          <office:change-info>
            <dc:creator> </dc:creator>
            <dc:date>2018-12-08T18:53:51.254000000</dc:date>
          </office:change-info>
          <table:previous>
            <table:change-track-table-cell/>
          </table:previous>
        </table:cell-content-change>
        <table:cell-content-change table:id="ct2505" table:acceptance-state="accepted">
          <table:cell-address table:column="3" table:row="829" table:table="0"/>
          <office:change-info>
            <dc:creator> </dc:creator>
            <dc:date>2018-12-08T18:54:27.570000000</dc:date>
          </office:change-info>
          <table:previous>
            <table:change-track-table-cell/>
          </table:previous>
        </table:cell-content-change>
        <table:cell-content-change table:id="ct2506" table:acceptance-state="accepted">
          <table:cell-address table:column="2" table:row="831" table:table="0"/>
          <office:change-info>
            <dc:creator> </dc:creator>
            <dc:date>2018-12-08T18:59:56.120000000</dc:date>
          </office:change-info>
          <table:previous>
            <table:change-track-table-cell/>
          </table:previous>
        </table:cell-content-change>
        <table:cell-content-change table:id="ct2507" table:acceptance-state="accepted">
          <table:cell-address table:column="0" table:row="831" table:table="0"/>
          <office:change-info>
            <dc:creator> </dc:creator>
            <dc:date>2018-12-08T19:00:25.199000000</dc:date>
          </office:change-info>
          <table:previous table:id="ct2491">
            <table:change-track-table-cell/>
          </table:previous>
        </table:cell-content-change>
        <table:cell-content-change table:id="ct2508" table:acceptance-state="accepted">
          <table:cell-address table:column="0" table:row="831" table:table="0"/>
          <office:change-info>
            <dc:creator> </dc:creator>
            <dc:date>2018-12-08T19:00:34.824000000</dc:date>
          </office:change-info>
          <table:previous table:id="ct2507">
            <table:change-track-table-cell office:value-type="string">
              <text:p>WP2barplot.esp</text:p>
            </table:change-track-table-cell>
          </table:previous>
        </table:cell-content-change>
        <table:cell-content-change table:id="ct2509" table:acceptance-state="accepted">
          <table:cell-address table:column="3" table:row="831" table:table="0"/>
          <office:change-info>
            <dc:creator> </dc:creator>
            <dc:date>2018-12-08T19:00:53.466000000</dc:date>
          </office:change-info>
          <table:previous>
            <table:change-track-table-cell/>
          </table:previous>
        </table:cell-content-change>
        <table:insertion table:id="ct2510" table:acceptance-state="accepted" table:type="row" table:position="337" table:table="0">
          <office:change-info>
            <dc:creator> </dc:creator>
            <dc:date>2018-12-08T19:09:23.305000000</dc:date>
          </office:change-info>
          <table:dependencies>
            <table:dependency table:id="ct2860"/>
            <table:dependency table:id="ct2514"/>
            <table:dependency table:id="ct2513"/>
            <table:dependency table:id="ct2512"/>
            <table:dependency table:id="ct2511"/>
          </table:dependencies>
        </table:insertion>
        <table:cell-content-change table:id="ct2511" table:acceptance-state="accepted">
          <table:cell-address table:column="2" table:row="337" table:table="0"/>
          <office:change-info>
            <dc:creator> </dc:creator>
            <dc:date>2018-12-08T19:09:26.519000000</dc:date>
          </office:change-info>
          <table:previous>
            <table:change-track-table-cell/>
          </table:previous>
        </table:cell-content-change>
        <table:cell-content-change table:id="ct2512" table:acceptance-state="accepted">
          <table:cell-address table:column="3" table:row="337" table:table="0"/>
          <office:change-info>
            <dc:creator> </dc:creator>
            <dc:date>2018-12-08T19:09:29.841000000</dc:date>
          </office:change-info>
          <table:previous>
            <table:change-track-table-cell/>
          </table:previous>
        </table:cell-content-change>
        <table:cell-content-change table:id="ct2513" table:acceptance-state="accepted">
          <table:cell-address table:column="3" table:row="337" table:table="0"/>
          <office:change-info>
            <dc:creator> </dc:creator>
            <dc:date>2018-12-08T19:09:47.391000000</dc:date>
          </office:change-info>
          <table:previous table:id="ct2512">
            <table:change-track-table-cell office:value-type="string">
              <text:p><text:s text:c="6"/>Chargement des données <text:s text:c="5"/></text:p>
            </table:change-track-table-cell>
          </table:previous>
        </table:cell-content-change>
        <table:cell-content-change table:id="ct2514" table:acceptance-state="accepted">
          <table:cell-address table:column="0" table:row="337" table:table="0"/>
          <office:change-info>
            <dc:creator> </dc:creator>
            <dc:date>2018-12-08T19:10:05.534000000</dc:date>
          </office:change-info>
          <table:previous>
            <table:change-track-table-cell/>
          </table:previous>
        </table:cell-content-change>
        <table:cell-content-change table:id="ct2515" table:acceptance-state="accepted">
          <table:cell-address table:column="0" table:row="336" table:table="0"/>
          <office:change-info>
            <dc:creator> </dc:creator>
            <dc:date>2018-12-08T19:10:11.150000000</dc:date>
          </office:change-info>
          <table:previous>
            <table:change-track-table-cell office:value-type="string">
              <text:p>loadData.info.1</text:p>
            </table:change-track-table-cell>
          </table:previous>
        </table:cell-content-change>
        <table:cell-content-change table:id="ct2516" table:acceptance-state="accepted">
          <table:cell-address table:column="0" table:row="832" table:table="0"/>
          <office:change-info>
            <dc:creator> </dc:creator>
            <dc:date>2018-12-08T19:14:23.022000000</dc:date>
          </office:change-info>
          <table:previous>
            <table:change-track-table-cell/>
          </table:previous>
        </table:cell-content-change>
        <table:cell-content-change table:id="ct2517" table:acceptance-state="accepted">
          <table:cell-address table:column="0" table:row="832" table:table="0"/>
          <office:change-info>
            <dc:creator> </dc:creator>
            <dc:date>2018-12-08T19:14:29.699000000</dc:date>
          </office:change-info>
          <table:previous table:id="ct2516">
            <table:change-track-table-cell office:value-type="string">
              <text:p>initInnerTkProgressBar</text:p>
            </table:change-track-table-cell>
          </table:previous>
        </table:cell-content-change>
        <table:cell-content-change table:id="ct2518" table:acceptance-state="accepted">
          <table:cell-address table:column="2" table:row="832" table:table="0"/>
          <office:change-info>
            <dc:creator> </dc:creator>
            <dc:date>2018-12-08T19:14:38.076000000</dc:date>
          </office:change-info>
          <table:previous>
            <table:change-track-table-cell/>
          </table:previous>
        </table:cell-content-change>
        <table:cell-content-change table:id="ct2519" table:acceptance-state="accepted">
          <table:cell-address table:column="3" table:row="832" table:table="0"/>
          <office:change-info>
            <dc:creator> </dc:creator>
            <dc:date>2018-12-08T19:14:45.330000000</dc:date>
          </office:change-info>
          <table:previous>
            <table:change-track-table-cell/>
          </table:previous>
        </table:cell-content-change>
        <table:cell-content-change table:id="ct2520" table:acceptance-state="accepted">
          <table:cell-address table:column="2" table:row="25" table:table="0"/>
          <office:change-info>
            <dc:creator> </dc:creator>
            <dc:date>2018-12-09T17:20:52.574000000</dc:date>
          </office:change-info>
          <table:previous table:id="ct141">
            <table:change-track-table-cell office:value-type="string">
              <text:p>Outils</text:p>
            </table:change-track-table-cell>
          </table:previous>
        </table:cell-content-change>
        <table:insertion table:id="ct2521" table:acceptance-state="accepted" table:type="row" table:position="796" table:table="0">
          <office:change-info>
            <dc:creator> </dc:creator>
            <dc:date>2018-12-09T17:21:32.432000000</dc:date>
          </office:change-info>
          <table:dependencies>
            <table:dependency table:id="ct3354"/>
            <table:dependency table:id="ct3315"/>
            <table:dependency table:id="ct2524"/>
            <table:dependency table:id="ct2523"/>
            <table:dependency table:id="ct2522"/>
          </table:dependencies>
        </table:insertion>
        <table:cell-content-change table:id="ct2522" table:acceptance-state="accepted">
          <table:cell-address table:column="0" table:row="796" table:table="0"/>
          <office:change-info>
            <dc:creator> </dc:creator>
            <dc:date>2018-12-09T17:21:38.328000000</dc:date>
          </office:change-info>
          <table:previous>
            <table:change-track-table-cell/>
          </table:previous>
        </table:cell-content-change>
        <table:cell-content-change table:id="ct2523" table:acceptance-state="accepted">
          <table:cell-address table:column="0" table:row="796" table:table="0"/>
          <office:change-info>
            <dc:creator> </dc:creator>
            <dc:date>2018-12-09T17:22:04.895000000</dc:date>
          </office:change-info>
          <table:previous table:id="ct2522">
            <table:change-track-table-cell office:value-type="string">
              <text:p>sortiesLM.Graph.ylab.sfx</text:p>
            </table:change-track-table-cell>
          </table:previous>
        </table:cell-content-change>
        <table:cell-content-change table:id="ct2524" table:acceptance-state="accepted">
          <table:cell-address table:column="2" table:row="796" table:table="0"/>
          <office:change-info>
            <dc:creator> </dc:creator>
            <dc:date>2018-12-09T17:22:08.811000000</dc:date>
          </office:change-info>
          <table:previous>
            <table:change-track-table-cell/>
          </table:previous>
        </table:cell-content-change>
        <table:insertion table:id="ct2525" table:acceptance-state="accepted" table:type="column" table:position="1" table:table="0">
          <office:change-info>
            <dc:creator> </dc:creator>
            <dc:date>2018-12-09T17:48:52.253000000</dc:date>
          </office:change-info>
          <table:dependencies>
            <table:dependency table:id="ct3562"/>
            <table:dependency table:id="ct3540"/>
            <table:dependency table:id="ct3513"/>
            <table:dependency table:id="ct3498"/>
            <table:dependency table:id="ct3497"/>
            <table:dependency table:id="ct3470"/>
            <table:dependency table:id="ct3426"/>
            <table:dependency table:id="ct3410"/>
            <table:dependency table:id="ct3409"/>
            <table:dependency table:id="ct3408"/>
            <table:dependency table:id="ct3407"/>
            <table:dependency table:id="ct3406"/>
            <table:dependency table:id="ct3405"/>
            <table:dependency table:id="ct3404"/>
            <table:dependency table:id="ct3403"/>
            <table:dependency table:id="ct3402"/>
            <table:dependency table:id="ct3401"/>
            <table:dependency table:id="ct3400"/>
            <table:dependency table:id="ct3399"/>
            <table:dependency table:id="ct3398"/>
            <table:dependency table:id="ct3397"/>
            <table:dependency table:id="ct3396"/>
            <table:dependency table:id="ct3395"/>
            <table:dependency table:id="ct3394"/>
            <table:dependency table:id="ct3393"/>
            <table:dependency table:id="ct3385"/>
            <table:dependency table:id="ct3384"/>
            <table:dependency table:id="ct3383"/>
            <table:dependency table:id="ct3382"/>
            <table:dependency table:id="ct3381"/>
            <table:dependency table:id="ct3380"/>
            <table:dependency table:id="ct3379"/>
            <table:dependency table:id="ct3378"/>
            <table:dependency table:id="ct3377"/>
            <table:dependency table:id="ct3376"/>
            <table:dependency table:id="ct3375"/>
            <table:dependency table:id="ct3374"/>
            <table:dependency table:id="ct3373"/>
            <table:dependency table:id="ct3372"/>
            <table:dependency table:id="ct3371"/>
            <table:dependency table:id="ct3370"/>
            <table:dependency table:id="ct3369"/>
            <table:dependency table:id="ct3368"/>
            <table:dependency table:id="ct3367"/>
            <table:dependency table:id="ct3366"/>
            <table:dependency table:id="ct3365"/>
            <table:dependency table:id="ct3364"/>
            <table:dependency table:id="ct3363"/>
            <table:dependency table:id="ct3362"/>
            <table:dependency table:id="ct3361"/>
            <table:dependency table:id="ct3360"/>
            <table:dependency table:id="ct3359"/>
            <table:dependency table:id="ct3358"/>
            <table:dependency table:id="ct3357"/>
            <table:dependency table:id="ct3356"/>
            <table:dependency table:id="ct3355"/>
            <table:dependency table:id="ct3354"/>
            <table:dependency table:id="ct3353"/>
            <table:dependency table:id="ct3352"/>
            <table:dependency table:id="ct3351"/>
            <table:dependency table:id="ct3350"/>
            <table:dependency table:id="ct3349"/>
            <table:dependency table:id="ct3348"/>
            <table:dependency table:id="ct3347"/>
            <table:dependency table:id="ct3346"/>
            <table:dependency table:id="ct3345"/>
            <table:dependency table:id="ct3344"/>
            <table:dependency table:id="ct3343"/>
            <table:dependency table:id="ct3342"/>
            <table:dependency table:id="ct3341"/>
            <table:dependency table:id="ct3340"/>
            <table:dependency table:id="ct3339"/>
            <table:dependency table:id="ct3338"/>
            <table:dependency table:id="ct3337"/>
            <table:dependency table:id="ct3336"/>
            <table:dependency table:id="ct3335"/>
            <table:dependency table:id="ct3334"/>
            <table:dependency table:id="ct3333"/>
            <table:dependency table:id="ct3332"/>
            <table:dependency table:id="ct3331"/>
            <table:dependency table:id="ct3330"/>
            <table:dependency table:id="ct3329"/>
            <table:dependency table:id="ct3328"/>
            <table:dependency table:id="ct3327"/>
            <table:dependency table:id="ct3326"/>
            <table:dependency table:id="ct3325"/>
            <table:dependency table:id="ct3324"/>
            <table:dependency table:id="ct3323"/>
            <table:dependency table:id="ct3322"/>
            <table:dependency table:id="ct3321"/>
            <table:dependency table:id="ct3320"/>
            <table:dependency table:id="ct3319"/>
            <table:dependency table:id="ct3318"/>
            <table:dependency table:id="ct3317"/>
            <table:dependency table:id="ct3316"/>
            <table:dependency table:id="ct3315"/>
            <table:dependency table:id="ct3314"/>
            <table:dependency table:id="ct3313"/>
            <table:dependency table:id="ct3312"/>
            <table:dependency table:id="ct3311"/>
            <table:dependency table:id="ct3310"/>
            <table:dependency table:id="ct3309"/>
            <table:dependency table:id="ct3308"/>
            <table:dependency table:id="ct3307"/>
            <table:dependency table:id="ct3306"/>
            <table:dependency table:id="ct3305"/>
            <table:dependency table:id="ct3304"/>
            <table:dependency table:id="ct3303"/>
            <table:dependency table:id="ct3302"/>
            <table:dependency table:id="ct3301"/>
            <table:dependency table:id="ct3300"/>
            <table:dependency table:id="ct3299"/>
            <table:dependency table:id="ct3298"/>
            <table:dependency table:id="ct3297"/>
            <table:dependency table:id="ct3296"/>
            <table:dependency table:id="ct3295"/>
            <table:dependency table:id="ct3294"/>
            <table:dependency table:id="ct3293"/>
            <table:dependency table:id="ct3292"/>
            <table:dependency table:id="ct3291"/>
            <table:dependency table:id="ct3290"/>
            <table:dependency table:id="ct3289"/>
            <table:dependency table:id="ct3288"/>
            <table:dependency table:id="ct3287"/>
            <table:dependency table:id="ct3286"/>
            <table:dependency table:id="ct3285"/>
            <table:dependency table:id="ct3284"/>
            <table:dependency table:id="ct3283"/>
            <table:dependency table:id="ct3282"/>
            <table:dependency table:id="ct3281"/>
            <table:dependency table:id="ct3280"/>
            <table:dependency table:id="ct3279"/>
            <table:dependency table:id="ct3278"/>
            <table:dependency table:id="ct3277"/>
            <table:dependency table:id="ct3276"/>
            <table:dependency table:id="ct3275"/>
            <table:dependency table:id="ct3274"/>
            <table:dependency table:id="ct3273"/>
            <table:dependency table:id="ct3272"/>
            <table:dependency table:id="ct3271"/>
            <table:dependency table:id="ct3270"/>
            <table:dependency table:id="ct3269"/>
            <table:dependency table:id="ct3268"/>
            <table:dependency table:id="ct3267"/>
            <table:dependency table:id="ct3266"/>
            <table:dependency table:id="ct3265"/>
            <table:dependency table:id="ct3264"/>
            <table:dependency table:id="ct3263"/>
            <table:dependency table:id="ct3262"/>
            <table:dependency table:id="ct3261"/>
            <table:dependency table:id="ct3260"/>
            <table:dependency table:id="ct3259"/>
            <table:dependency table:id="ct3258"/>
            <table:dependency table:id="ct3257"/>
            <table:dependency table:id="ct3256"/>
            <table:dependency table:id="ct3255"/>
            <table:dependency table:id="ct3254"/>
            <table:dependency table:id="ct3253"/>
            <table:dependency table:id="ct3252"/>
            <table:dependency table:id="ct3251"/>
            <table:dependency table:id="ct3250"/>
            <table:dependency table:id="ct3249"/>
            <table:dependency table:id="ct3248"/>
            <table:dependency table:id="ct3247"/>
            <table:dependency table:id="ct3246"/>
            <table:dependency table:id="ct3245"/>
            <table:dependency table:id="ct3244"/>
            <table:dependency table:id="ct3243"/>
            <table:dependency table:id="ct3242"/>
            <table:dependency table:id="ct3241"/>
            <table:dependency table:id="ct3240"/>
            <table:dependency table:id="ct3239"/>
            <table:dependency table:id="ct3238"/>
            <table:dependency table:id="ct3237"/>
            <table:dependency table:id="ct3236"/>
            <table:dependency table:id="ct3235"/>
            <table:dependency table:id="ct3234"/>
            <table:dependency table:id="ct3233"/>
            <table:dependency table:id="ct3232"/>
            <table:dependency table:id="ct3231"/>
            <table:dependency table:id="ct3230"/>
            <table:dependency table:id="ct3229"/>
            <table:dependency table:id="ct3228"/>
            <table:dependency table:id="ct3227"/>
            <table:dependency table:id="ct3226"/>
            <table:dependency table:id="ct3225"/>
            <table:dependency table:id="ct3224"/>
            <table:dependency table:id="ct3223"/>
            <table:dependency table:id="ct3222"/>
            <table:dependency table:id="ct3221"/>
            <table:dependency table:id="ct3220"/>
            <table:dependency table:id="ct3219"/>
            <table:dependency table:id="ct3218"/>
            <table:dependency table:id="ct3217"/>
            <table:dependency table:id="ct3216"/>
            <table:dependency table:id="ct3215"/>
            <table:dependency table:id="ct3214"/>
            <table:dependency table:id="ct3213"/>
            <table:dependency table:id="ct3212"/>
            <table:dependency table:id="ct3211"/>
            <table:dependency table:id="ct3210"/>
            <table:dependency table:id="ct3209"/>
            <table:dependency table:id="ct3208"/>
            <table:dependency table:id="ct3207"/>
            <table:dependency table:id="ct3206"/>
            <table:dependency table:id="ct3205"/>
            <table:dependency table:id="ct3204"/>
            <table:dependency table:id="ct3203"/>
            <table:dependency table:id="ct3202"/>
            <table:dependency table:id="ct3201"/>
            <table:dependency table:id="ct3200"/>
            <table:dependency table:id="ct3199"/>
            <table:dependency table:id="ct3198"/>
            <table:dependency table:id="ct3197"/>
            <table:dependency table:id="ct3196"/>
            <table:dependency table:id="ct3195"/>
            <table:dependency table:id="ct3194"/>
            <table:dependency table:id="ct3193"/>
            <table:dependency table:id="ct3192"/>
            <table:dependency table:id="ct3191"/>
            <table:dependency table:id="ct3190"/>
            <table:dependency table:id="ct3189"/>
            <table:dependency table:id="ct3188"/>
            <table:dependency table:id="ct3187"/>
            <table:dependency table:id="ct3186"/>
            <table:dependency table:id="ct3185"/>
            <table:dependency table:id="ct3184"/>
            <table:dependency table:id="ct3183"/>
            <table:dependency table:id="ct3182"/>
            <table:dependency table:id="ct3181"/>
            <table:dependency table:id="ct3180"/>
            <table:dependency table:id="ct3179"/>
            <table:dependency table:id="ct3178"/>
            <table:dependency table:id="ct3177"/>
            <table:dependency table:id="ct3176"/>
            <table:dependency table:id="ct3175"/>
            <table:dependency table:id="ct3174"/>
            <table:dependency table:id="ct3173"/>
            <table:dependency table:id="ct3172"/>
            <table:dependency table:id="ct3171"/>
            <table:dependency table:id="ct3170"/>
            <table:dependency table:id="ct3169"/>
            <table:dependency table:id="ct3168"/>
            <table:dependency table:id="ct3167"/>
            <table:dependency table:id="ct3166"/>
            <table:dependency table:id="ct3165"/>
            <table:dependency table:id="ct3164"/>
            <table:dependency table:id="ct3163"/>
            <table:dependency table:id="ct3162"/>
            <table:dependency table:id="ct3161"/>
            <table:dependency table:id="ct3160"/>
            <table:dependency table:id="ct3159"/>
            <table:dependency table:id="ct3158"/>
            <table:dependency table:id="ct3157"/>
            <table:dependency table:id="ct3156"/>
            <table:dependency table:id="ct3155"/>
            <table:dependency table:id="ct3154"/>
            <table:dependency table:id="ct3153"/>
            <table:dependency table:id="ct3152"/>
            <table:dependency table:id="ct3151"/>
            <table:dependency table:id="ct3150"/>
            <table:dependency table:id="ct3149"/>
            <table:dependency table:id="ct3148"/>
            <table:dependency table:id="ct3147"/>
            <table:dependency table:id="ct3146"/>
            <table:dependency table:id="ct3145"/>
            <table:dependency table:id="ct3144"/>
            <table:dependency table:id="ct3143"/>
            <table:dependency table:id="ct3142"/>
            <table:dependency table:id="ct3141"/>
            <table:dependency table:id="ct3140"/>
            <table:dependency table:id="ct3139"/>
            <table:dependency table:id="ct3138"/>
            <table:dependency table:id="ct3137"/>
            <table:dependency table:id="ct3136"/>
            <table:dependency table:id="ct3135"/>
            <table:dependency table:id="ct3134"/>
            <table:dependency table:id="ct3133"/>
            <table:dependency table:id="ct3132"/>
            <table:dependency table:id="ct3131"/>
            <table:dependency table:id="ct3130"/>
            <table:dependency table:id="ct3129"/>
            <table:dependency table:id="ct3128"/>
            <table:dependency table:id="ct3127"/>
            <table:dependency table:id="ct3126"/>
            <table:dependency table:id="ct3125"/>
            <table:dependency table:id="ct3124"/>
            <table:dependency table:id="ct3123"/>
            <table:dependency table:id="ct3122"/>
            <table:dependency table:id="ct3121"/>
            <table:dependency table:id="ct3120"/>
            <table:dependency table:id="ct3119"/>
            <table:dependency table:id="ct3118"/>
            <table:dependency table:id="ct3117"/>
            <table:dependency table:id="ct3116"/>
            <table:dependency table:id="ct3115"/>
            <table:dependency table:id="ct3114"/>
            <table:dependency table:id="ct3113"/>
            <table:dependency table:id="ct3112"/>
            <table:dependency table:id="ct3111"/>
            <table:dependency table:id="ct3110"/>
            <table:dependency table:id="ct3109"/>
            <table:dependency table:id="ct3108"/>
            <table:dependency table:id="ct3107"/>
            <table:dependency table:id="ct3106"/>
            <table:dependency table:id="ct3105"/>
            <table:dependency table:id="ct3104"/>
            <table:dependency table:id="ct3103"/>
            <table:dependency table:id="ct3102"/>
            <table:dependency table:id="ct3101"/>
            <table:dependency table:id="ct3100"/>
            <table:dependency table:id="ct3099"/>
            <table:dependency table:id="ct3098"/>
            <table:dependency table:id="ct3097"/>
            <table:dependency table:id="ct3096"/>
            <table:dependency table:id="ct3095"/>
            <table:dependency table:id="ct3094"/>
            <table:dependency table:id="ct3093"/>
            <table:dependency table:id="ct3092"/>
            <table:dependency table:id="ct3091"/>
            <table:dependency table:id="ct3090"/>
            <table:dependency table:id="ct3089"/>
            <table:dependency table:id="ct3088"/>
            <table:dependency table:id="ct3087"/>
            <table:dependency table:id="ct3086"/>
            <table:dependency table:id="ct3085"/>
            <table:dependency table:id="ct3084"/>
            <table:dependency table:id="ct3083"/>
            <table:dependency table:id="ct3082"/>
            <table:dependency table:id="ct3081"/>
            <table:dependency table:id="ct3080"/>
            <table:dependency table:id="ct3079"/>
            <table:dependency table:id="ct3078"/>
            <table:dependency table:id="ct3077"/>
            <table:dependency table:id="ct3076"/>
            <table:dependency table:id="ct3075"/>
            <table:dependency table:id="ct3074"/>
            <table:dependency table:id="ct3073"/>
            <table:dependency table:id="ct3072"/>
            <table:dependency table:id="ct3071"/>
            <table:dependency table:id="ct3070"/>
            <table:dependency table:id="ct3069"/>
            <table:dependency table:id="ct3068"/>
            <table:dependency table:id="ct3067"/>
            <table:dependency table:id="ct3066"/>
            <table:dependency table:id="ct3065"/>
            <table:dependency table:id="ct3064"/>
            <table:dependency table:id="ct3063"/>
            <table:dependency table:id="ct3062"/>
            <table:dependency table:id="ct3061"/>
            <table:dependency table:id="ct3060"/>
            <table:dependency table:id="ct3059"/>
            <table:dependency table:id="ct3058"/>
            <table:dependency table:id="ct3057"/>
            <table:dependency table:id="ct3056"/>
            <table:dependency table:id="ct3055"/>
            <table:dependency table:id="ct3054"/>
            <table:dependency table:id="ct3053"/>
            <table:dependency table:id="ct3052"/>
            <table:dependency table:id="ct3051"/>
            <table:dependency table:id="ct3050"/>
            <table:dependency table:id="ct3049"/>
            <table:dependency table:id="ct3048"/>
            <table:dependency table:id="ct3047"/>
            <table:dependency table:id="ct3046"/>
            <table:dependency table:id="ct3045"/>
            <table:dependency table:id="ct3044"/>
            <table:dependency table:id="ct3043"/>
            <table:dependency table:id="ct3042"/>
            <table:dependency table:id="ct3041"/>
            <table:dependency table:id="ct3040"/>
            <table:dependency table:id="ct3039"/>
            <table:dependency table:id="ct3038"/>
            <table:dependency table:id="ct3037"/>
            <table:dependency table:id="ct3036"/>
            <table:dependency table:id="ct3035"/>
            <table:dependency table:id="ct3034"/>
            <table:dependency table:id="ct3033"/>
            <table:dependency table:id="ct3032"/>
            <table:dependency table:id="ct3031"/>
            <table:dependency table:id="ct3030"/>
            <table:dependency table:id="ct3029"/>
            <table:dependency table:id="ct3028"/>
            <table:dependency table:id="ct3027"/>
            <table:dependency table:id="ct3026"/>
            <table:dependency table:id="ct3025"/>
            <table:dependency table:id="ct3024"/>
            <table:dependency table:id="ct3023"/>
            <table:dependency table:id="ct3022"/>
            <table:dependency table:id="ct3021"/>
            <table:dependency table:id="ct3020"/>
            <table:dependency table:id="ct3019"/>
            <table:dependency table:id="ct3018"/>
            <table:dependency table:id="ct3017"/>
            <table:dependency table:id="ct3016"/>
            <table:dependency table:id="ct3015"/>
            <table:dependency table:id="ct3014"/>
            <table:dependency table:id="ct3013"/>
            <table:dependency table:id="ct3012"/>
            <table:dependency table:id="ct3011"/>
            <table:dependency table:id="ct3010"/>
            <table:dependency table:id="ct3009"/>
            <table:dependency table:id="ct3008"/>
            <table:dependency table:id="ct3007"/>
            <table:dependency table:id="ct3006"/>
            <table:dependency table:id="ct3005"/>
            <table:dependency table:id="ct3004"/>
            <table:dependency table:id="ct3003"/>
            <table:dependency table:id="ct3002"/>
            <table:dependency table:id="ct3001"/>
            <table:dependency table:id="ct3000"/>
            <table:dependency table:id="ct2999"/>
            <table:dependency table:id="ct2998"/>
            <table:dependency table:id="ct2997"/>
            <table:dependency table:id="ct2996"/>
            <table:dependency table:id="ct2995"/>
            <table:dependency table:id="ct2994"/>
            <table:dependency table:id="ct2993"/>
            <table:dependency table:id="ct2992"/>
            <table:dependency table:id="ct2991"/>
            <table:dependency table:id="ct2990"/>
            <table:dependency table:id="ct2989"/>
            <table:dependency table:id="ct2988"/>
            <table:dependency table:id="ct2987"/>
            <table:dependency table:id="ct2986"/>
            <table:dependency table:id="ct2985"/>
            <table:dependency table:id="ct2984"/>
            <table:dependency table:id="ct2983"/>
            <table:dependency table:id="ct2982"/>
            <table:dependency table:id="ct2981"/>
            <table:dependency table:id="ct2980"/>
            <table:dependency table:id="ct2979"/>
            <table:dependency table:id="ct2978"/>
            <table:dependency table:id="ct2977"/>
            <table:dependency table:id="ct2976"/>
            <table:dependency table:id="ct2975"/>
            <table:dependency table:id="ct2974"/>
            <table:dependency table:id="ct2973"/>
            <table:dependency table:id="ct2972"/>
            <table:dependency table:id="ct2971"/>
            <table:dependency table:id="ct2970"/>
            <table:dependency table:id="ct2969"/>
            <table:dependency table:id="ct2968"/>
            <table:dependency table:id="ct2967"/>
            <table:dependency table:id="ct2966"/>
            <table:dependency table:id="ct2965"/>
            <table:dependency table:id="ct2964"/>
            <table:dependency table:id="ct2963"/>
            <table:dependency table:id="ct2962"/>
            <table:dependency table:id="ct2961"/>
            <table:dependency table:id="ct2960"/>
            <table:dependency table:id="ct2959"/>
            <table:dependency table:id="ct2958"/>
            <table:dependency table:id="ct2957"/>
            <table:dependency table:id="ct2956"/>
            <table:dependency table:id="ct2955"/>
            <table:dependency table:id="ct2954"/>
            <table:dependency table:id="ct2953"/>
            <table:dependency table:id="ct2952"/>
            <table:dependency table:id="ct2951"/>
            <table:dependency table:id="ct2950"/>
            <table:dependency table:id="ct2949"/>
            <table:dependency table:id="ct2948"/>
            <table:dependency table:id="ct2947"/>
            <table:dependency table:id="ct2946"/>
            <table:dependency table:id="ct2945"/>
            <table:dependency table:id="ct2944"/>
            <table:dependency table:id="ct2943"/>
            <table:dependency table:id="ct2942"/>
            <table:dependency table:id="ct2941"/>
            <table:dependency table:id="ct2940"/>
            <table:dependency table:id="ct2939"/>
            <table:dependency table:id="ct2938"/>
            <table:dependency table:id="ct2937"/>
            <table:dependency table:id="ct2936"/>
            <table:dependency table:id="ct2935"/>
            <table:dependency table:id="ct2934"/>
            <table:dependency table:id="ct2933"/>
            <table:dependency table:id="ct2932"/>
            <table:dependency table:id="ct2931"/>
            <table:dependency table:id="ct2930"/>
            <table:dependency table:id="ct2929"/>
            <table:dependency table:id="ct2928"/>
            <table:dependency table:id="ct2927"/>
            <table:dependency table:id="ct2926"/>
            <table:dependency table:id="ct2925"/>
            <table:dependency table:id="ct2924"/>
            <table:dependency table:id="ct2923"/>
            <table:dependency table:id="ct2922"/>
            <table:dependency table:id="ct2921"/>
            <table:dependency table:id="ct2920"/>
            <table:dependency table:id="ct2919"/>
            <table:dependency table:id="ct2918"/>
            <table:dependency table:id="ct2917"/>
            <table:dependency table:id="ct2916"/>
            <table:dependency table:id="ct2915"/>
            <table:dependency table:id="ct2914"/>
            <table:dependency table:id="ct2913"/>
            <table:dependency table:id="ct2912"/>
            <table:dependency table:id="ct2911"/>
            <table:dependency table:id="ct2910"/>
            <table:dependency table:id="ct2909"/>
            <table:dependency table:id="ct2908"/>
            <table:dependency table:id="ct2907"/>
            <table:dependency table:id="ct2906"/>
            <table:dependency table:id="ct2905"/>
            <table:dependency table:id="ct2904"/>
            <table:dependency table:id="ct2903"/>
            <table:dependency table:id="ct2902"/>
            <table:dependency table:id="ct2901"/>
            <table:dependency table:id="ct2900"/>
            <table:dependency table:id="ct2899"/>
            <table:dependency table:id="ct2898"/>
            <table:dependency table:id="ct2897"/>
            <table:dependency table:id="ct2896"/>
            <table:dependency table:id="ct2895"/>
            <table:dependency table:id="ct2894"/>
            <table:dependency table:id="ct2893"/>
            <table:dependency table:id="ct2892"/>
            <table:dependency table:id="ct2891"/>
            <table:dependency table:id="ct2890"/>
            <table:dependency table:id="ct2889"/>
            <table:dependency table:id="ct2888"/>
            <table:dependency table:id="ct2887"/>
            <table:dependency table:id="ct2886"/>
            <table:dependency table:id="ct2885"/>
            <table:dependency table:id="ct2884"/>
            <table:dependency table:id="ct2883"/>
            <table:dependency table:id="ct2882"/>
            <table:dependency table:id="ct2881"/>
            <table:dependency table:id="ct2880"/>
            <table:dependency table:id="ct2879"/>
            <table:dependency table:id="ct2878"/>
            <table:dependency table:id="ct2877"/>
            <table:dependency table:id="ct2876"/>
            <table:dependency table:id="ct2875"/>
            <table:dependency table:id="ct2874"/>
            <table:dependency table:id="ct2873"/>
            <table:dependency table:id="ct2872"/>
            <table:dependency table:id="ct2871"/>
            <table:dependency table:id="ct2870"/>
            <table:dependency table:id="ct2869"/>
            <table:dependency table:id="ct2868"/>
            <table:dependency table:id="ct2867"/>
            <table:dependency table:id="ct2866"/>
            <table:dependency table:id="ct2865"/>
            <table:dependency table:id="ct2864"/>
            <table:dependency table:id="ct2863"/>
            <table:dependency table:id="ct2862"/>
            <table:dependency table:id="ct2861"/>
            <table:dependency table:id="ct2860"/>
            <table:dependency table:id="ct2859"/>
            <table:dependency table:id="ct2858"/>
            <table:dependency table:id="ct2857"/>
            <table:dependency table:id="ct2856"/>
            <table:dependency table:id="ct2855"/>
            <table:dependency table:id="ct2854"/>
            <table:dependency table:id="ct2853"/>
            <table:dependency table:id="ct2852"/>
            <table:dependency table:id="ct2851"/>
            <table:dependency table:id="ct2850"/>
            <table:dependency table:id="ct2849"/>
            <table:dependency table:id="ct2848"/>
            <table:dependency table:id="ct2847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  <table:dependency table:id="ct2830"/>
            <table:dependency table:id="ct2829"/>
            <table:dependency table:id="ct2828"/>
            <table:dependency table:id="ct2827"/>
            <table:dependency table:id="ct2826"/>
            <table:dependency table:id="ct2825"/>
            <table:dependency table:id="ct2824"/>
            <table:dependency table:id="ct2823"/>
            <table:dependency table:id="ct2822"/>
            <table:dependency table:id="ct2821"/>
            <table:dependency table:id="ct2820"/>
            <table:dependency table:id="ct2819"/>
            <table:dependency table:id="ct2818"/>
            <table:dependency table:id="ct2817"/>
            <table:dependency table:id="ct2816"/>
            <table:dependency table:id="ct2815"/>
            <table:dependency table:id="ct2814"/>
            <table:dependency table:id="ct2813"/>
            <table:dependency table:id="ct2812"/>
            <table:dependency table:id="ct2811"/>
            <table:dependency table:id="ct2810"/>
            <table:dependency table:id="ct2809"/>
            <table:dependency table:id="ct2808"/>
            <table:dependency table:id="ct2807"/>
            <table:dependency table:id="ct2806"/>
            <table:dependency table:id="ct2805"/>
            <table:dependency table:id="ct2804"/>
            <table:dependency table:id="ct2803"/>
            <table:dependency table:id="ct2802"/>
            <table:dependency table:id="ct2801"/>
            <table:dependency table:id="ct2800"/>
            <table:dependency table:id="ct2799"/>
            <table:dependency table:id="ct2798"/>
            <table:dependency table:id="ct2797"/>
            <table:dependency table:id="ct2796"/>
            <table:dependency table:id="ct2795"/>
            <table:dependency table:id="ct2794"/>
            <table:dependency table:id="ct2793"/>
            <table:dependency table:id="ct2792"/>
            <table:dependency table:id="ct2791"/>
            <table:dependency table:id="ct2790"/>
            <table:dependency table:id="ct2789"/>
            <table:dependency table:id="ct2788"/>
            <table:dependency table:id="ct2787"/>
            <table:dependency table:id="ct2786"/>
            <table:dependency table:id="ct2785"/>
            <table:dependency table:id="ct2784"/>
            <table:dependency table:id="ct2783"/>
            <table:dependency table:id="ct2782"/>
            <table:dependency table:id="ct2781"/>
            <table:dependency table:id="ct2780"/>
            <table:dependency table:id="ct2779"/>
            <table:dependency table:id="ct2778"/>
            <table:dependency table:id="ct2777"/>
            <table:dependency table:id="ct2776"/>
            <table:dependency table:id="ct2775"/>
            <table:dependency table:id="ct2774"/>
            <table:dependency table:id="ct2773"/>
            <table:dependency table:id="ct2772"/>
            <table:dependency table:id="ct2771"/>
            <table:dependency table:id="ct2770"/>
            <table:dependency table:id="ct2769"/>
            <table:dependency table:id="ct2768"/>
            <table:dependency table:id="ct2767"/>
            <table:dependency table:id="ct2766"/>
            <table:dependency table:id="ct2765"/>
            <table:dependency table:id="ct2764"/>
            <table:dependency table:id="ct2763"/>
            <table:dependency table:id="ct2762"/>
            <table:dependency table:id="ct2761"/>
            <table:dependency table:id="ct2760"/>
            <table:dependency table:id="ct2759"/>
            <table:dependency table:id="ct2758"/>
            <table:dependency table:id="ct2757"/>
            <table:dependency table:id="ct2756"/>
            <table:dependency table:id="ct2755"/>
            <table:dependency table:id="ct2754"/>
            <table:dependency table:id="ct2753"/>
            <table:dependency table:id="ct2752"/>
            <table:dependency table:id="ct2751"/>
            <table:dependency table:id="ct2750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44"/>
            <table:dependency table:id="ct2743"/>
            <table:dependency table:id="ct2742"/>
            <table:dependency table:id="ct2741"/>
            <table:dependency table:id="ct2740"/>
            <table:dependency table:id="ct2739"/>
            <table:dependency table:id="ct2738"/>
            <table:dependency table:id="ct2737"/>
            <table:dependency table:id="ct2736"/>
            <table:dependency table:id="ct2735"/>
            <table:dependency table:id="ct2734"/>
            <table:dependency table:id="ct2733"/>
            <table:dependency table:id="ct2732"/>
            <table:dependency table:id="ct2731"/>
            <table:dependency table:id="ct2730"/>
            <table:dependency table:id="ct2729"/>
            <table:dependency table:id="ct2728"/>
            <table:dependency table:id="ct2727"/>
            <table:dependency table:id="ct272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  <table:dependency table:id="ct2709"/>
            <table:dependency table:id="ct2708"/>
            <table:dependency table:id="ct2707"/>
            <table:dependency table:id="ct2706"/>
            <table:dependency table:id="ct2705"/>
            <table:dependency table:id="ct2704"/>
            <table:dependency table:id="ct2703"/>
            <table:dependency table:id="ct2702"/>
            <table:dependency table:id="ct2701"/>
            <table:dependency table:id="ct2700"/>
            <table:dependency table:id="ct2699"/>
            <table:dependency table:id="ct2698"/>
            <table:dependency table:id="ct2697"/>
            <table:dependency table:id="ct2696"/>
            <table:dependency table:id="ct2695"/>
            <table:dependency table:id="ct2694"/>
            <table:dependency table:id="ct2693"/>
            <table:dependency table:id="ct2692"/>
            <table:dependency table:id="ct2691"/>
            <table:dependency table:id="ct2690"/>
            <table:dependency table:id="ct2689"/>
            <table:dependency table:id="ct2688"/>
            <table:dependency table:id="ct2687"/>
            <table:dependency table:id="ct2686"/>
            <table:dependency table:id="ct2685"/>
            <table:dependency table:id="ct2684"/>
            <table:dependency table:id="ct2683"/>
            <table:dependency table:id="ct2682"/>
            <table:dependency table:id="ct2681"/>
            <table:dependency table:id="ct2680"/>
            <table:dependency table:id="ct2679"/>
            <table:dependency table:id="ct2678"/>
            <table:dependency table:id="ct2677"/>
            <table:dependency table:id="ct2676"/>
            <table:dependency table:id="ct2675"/>
            <table:dependency table:id="ct2674"/>
            <table:dependency table:id="ct2673"/>
            <table:dependency table:id="ct2672"/>
            <table:dependency table:id="ct2671"/>
            <table:dependency table:id="ct2670"/>
            <table:dependency table:id="ct2669"/>
            <table:dependency table:id="ct2668"/>
            <table:dependency table:id="ct2667"/>
            <table:dependency table:id="ct2666"/>
            <table:dependency table:id="ct2665"/>
            <table:dependency table:id="ct2664"/>
            <table:dependency table:id="ct2663"/>
            <table:dependency table:id="ct2662"/>
            <table:dependency table:id="ct2661"/>
            <table:dependency table:id="ct2660"/>
            <table:dependency table:id="ct2659"/>
            <table:dependency table:id="ct2658"/>
            <table:dependency table:id="ct2657"/>
            <table:dependency table:id="ct2656"/>
            <table:dependency table:id="ct2655"/>
            <table:dependency table:id="ct2654"/>
            <table:dependency table:id="ct2653"/>
            <table:dependency table:id="ct2652"/>
            <table:dependency table:id="ct2651"/>
            <table:dependency table:id="ct2650"/>
            <table:dependency table:id="ct2649"/>
            <table:dependency table:id="ct2648"/>
            <table:dependency table:id="ct2647"/>
            <table:dependency table:id="ct2646"/>
            <table:dependency table:id="ct2645"/>
            <table:dependency table:id="ct2644"/>
            <table:dependency table:id="ct2643"/>
            <table:dependency table:id="ct2642"/>
            <table:dependency table:id="ct2641"/>
            <table:dependency table:id="ct2640"/>
            <table:dependency table:id="ct2639"/>
            <table:dependency table:id="ct2638"/>
            <table:dependency table:id="ct2637"/>
            <table:dependency table:id="ct2636"/>
            <table:dependency table:id="ct2635"/>
            <table:dependency table:id="ct2634"/>
            <table:dependency table:id="ct2633"/>
            <table:dependency table:id="ct2632"/>
            <table:dependency table:id="ct2631"/>
            <table:dependency table:id="ct2630"/>
            <table:dependency table:id="ct2629"/>
            <table:dependency table:id="ct2628"/>
            <table:dependency table:id="ct2627"/>
            <table:dependency table:id="ct2626"/>
            <table:dependency table:id="ct2625"/>
            <table:dependency table:id="ct2624"/>
            <table:dependency table:id="ct2623"/>
            <table:dependency table:id="ct2622"/>
            <table:dependency table:id="ct2621"/>
            <table:dependency table:id="ct2620"/>
            <table:dependency table:id="ct2619"/>
            <table:dependency table:id="ct2618"/>
            <table:dependency table:id="ct2617"/>
            <table:dependency table:id="ct2616"/>
            <table:dependency table:id="ct2615"/>
            <table:dependency table:id="ct2614"/>
            <table:dependency table:id="ct2613"/>
            <table:dependency table:id="ct2612"/>
            <table:dependency table:id="ct2611"/>
            <table:dependency table:id="ct2610"/>
            <table:dependency table:id="ct2609"/>
            <table:dependency table:id="ct2608"/>
            <table:dependency table:id="ct2607"/>
            <table:dependency table:id="ct2606"/>
            <table:dependency table:id="ct2605"/>
            <table:dependency table:id="ct2604"/>
            <table:dependency table:id="ct2603"/>
            <table:dependency table:id="ct2602"/>
            <table:dependency table:id="ct2601"/>
            <table:dependency table:id="ct2600"/>
            <table:dependency table:id="ct2599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  <table:dependency table:id="ct2591"/>
            <table:dependency table:id="ct2590"/>
            <table:dependency table:id="ct2589"/>
            <table:dependency table:id="ct2588"/>
            <table:dependency table:id="ct2587"/>
            <table:dependency table:id="ct2586"/>
            <table:dependency table:id="ct2585"/>
            <table:dependency table:id="ct2584"/>
            <table:dependency table:id="ct2583"/>
            <table:dependency table:id="ct2582"/>
            <table:dependency table:id="ct2581"/>
            <table:dependency table:id="ct2580"/>
            <table:dependency table:id="ct2579"/>
            <table:dependency table:id="ct2578"/>
            <table:dependency table:id="ct2577"/>
            <table:dependency table:id="ct2576"/>
            <table:dependency table:id="ct2575"/>
            <table:dependency table:id="ct2574"/>
            <table:dependency table:id="ct2573"/>
            <table:dependency table:id="ct2572"/>
            <table:dependency table:id="ct2571"/>
            <table:dependency table:id="ct2570"/>
            <table:dependency table:id="ct2569"/>
            <table:dependency table:id="ct2568"/>
            <table:dependency table:id="ct2567"/>
            <table:dependency table:id="ct2566"/>
            <table:dependency table:id="ct2565"/>
            <table:dependency table:id="ct2564"/>
            <table:dependency table:id="ct2563"/>
            <table:dependency table:id="ct2562"/>
            <table:dependency table:id="ct2561"/>
            <table:dependency table:id="ct2560"/>
            <table:dependency table:id="ct2559"/>
            <table:dependency table:id="ct2558"/>
            <table:dependency table:id="ct2557"/>
            <table:dependency table:id="ct2556"/>
            <table:dependency table:id="ct2555"/>
            <table:dependency table:id="ct2554"/>
            <table:dependency table:id="ct2553"/>
            <table:dependency table:id="ct2552"/>
            <table:dependency table:id="ct2551"/>
            <table:dependency table:id="ct2550"/>
            <table:dependency table:id="ct2549"/>
            <table:dependency table:id="ct2548"/>
            <table:dependency table:id="ct2547"/>
            <table:dependency table:id="ct2546"/>
            <table:dependency table:id="ct2545"/>
            <table:dependency table:id="ct2544"/>
            <table:dependency table:id="ct2543"/>
            <table:dependency table:id="ct2542"/>
            <table:dependency table:id="ct2541"/>
            <table:dependency table:id="ct2540"/>
            <table:dependency table:id="ct2539"/>
            <table:dependency table:id="ct2538"/>
            <table:dependency table:id="ct2537"/>
            <table:dependency table:id="ct2536"/>
            <table:dependency table:id="ct2535"/>
            <table:dependency table:id="ct2534"/>
            <table:dependency table:id="ct2533"/>
            <table:dependency table:id="ct2532"/>
            <table:dependency table:id="ct2531"/>
            <table:dependency table:id="ct2530"/>
            <table:dependency table:id="ct2529"/>
            <table:dependency table:id="ct2528"/>
            <table:dependency table:id="ct2527"/>
            <table:dependency table:id="ct2526"/>
          </table:dependencies>
        </table:insertion>
        <table:cell-content-change table:id="ct2526" table:acceptance-state="accepted">
          <table:cell-address table:column="1" table:row="0" table:table="0"/>
          <office:change-info>
            <dc:creator> </dc:creator>
            <dc:date>2018-12-09T17:49:04.484000000</dc:date>
          </office:change-info>
          <table:previous>
            <table:change-track-table-cell/>
          </table:previous>
        </table:cell-content-change>
        <table:cell-content-change table:id="ct2527" table:acceptance-state="accepted">
          <table:cell-address table:column="1" table:row="1" table:table="0"/>
          <office:change-info>
            <dc:creator> </dc:creator>
            <dc:date>2018-12-09T17:49:33.641000000</dc:date>
          </office:change-info>
          <table:previous>
            <table:change-track-table-cell/>
          </table:previous>
        </table:cell-content-change>
        <table:cell-content-change table:id="ct2528" table:acceptance-state="accepted">
          <table:cell-address table:column="1" table:row="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29" table:acceptance-state="accepted">
          <table:cell-address table:column="1" table:row="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0" table:acceptance-state="accepted">
          <table:cell-address table:column="1" table:row="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1" table:acceptance-state="accepted">
          <table:cell-address table:column="1" table:row="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2" table:acceptance-state="accepted">
          <table:cell-address table:column="1" table:row="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3" table:acceptance-state="accepted">
          <table:cell-address table:column="1" table:row="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4" table:acceptance-state="accepted">
          <table:cell-address table:column="1" table:row="1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5" table:acceptance-state="accepted">
          <table:cell-address table:column="1" table:row="1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6" table:acceptance-state="accepted">
          <table:cell-address table:column="1" table:row="1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7" table:acceptance-state="accepted">
          <table:cell-address table:column="1" table:row="1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8" table:acceptance-state="accepted">
          <table:cell-address table:column="1" table:row="1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9" table:acceptance-state="accepted">
          <table:cell-address table:column="1" table:row="1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0" table:acceptance-state="accepted">
          <table:cell-address table:column="1" table:row="1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1" table:acceptance-state="accepted">
          <table:cell-address table:column="1" table:row="1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2" table:acceptance-state="accepted">
          <table:cell-address table:column="1" table:row="1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3" table:acceptance-state="accepted">
          <table:cell-address table:column="1" table:row="1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4" table:acceptance-state="accepted">
          <table:cell-address table:column="1" table:row="2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5" table:acceptance-state="accepted">
          <table:cell-address table:column="1" table:row="2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6" table:acceptance-state="accepted">
          <table:cell-address table:column="1" table:row="2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7" table:acceptance-state="accepted">
          <table:cell-address table:column="1" table:row="2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8" table:acceptance-state="accepted">
          <table:cell-address table:column="1" table:row="2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9" table:acceptance-state="accepted">
          <table:cell-address table:column="1" table:row="2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0" table:acceptance-state="accepted">
          <table:cell-address table:column="1" table:row="2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1" table:acceptance-state="accepted">
          <table:cell-address table:column="1" table:row="2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2" table:acceptance-state="accepted">
          <table:cell-address table:column="1" table:row="2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3" table:acceptance-state="accepted">
          <table:cell-address table:column="1" table:row="2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4" table:acceptance-state="accepted">
          <table:cell-address table:column="1" table:row="3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5" table:acceptance-state="accepted">
          <table:cell-address table:column="1" table:row="3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6" table:acceptance-state="accepted">
          <table:cell-address table:column="1" table:row="3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7" table:acceptance-state="accepted">
          <table:cell-address table:column="1" table:row="3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8" table:acceptance-state="accepted">
          <table:cell-address table:column="1" table:row="3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9" table:acceptance-state="accepted">
          <table:cell-address table:column="1" table:row="3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0" table:acceptance-state="accepted">
          <table:cell-address table:column="1" table:row="3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1" table:acceptance-state="accepted">
          <table:cell-address table:column="1" table:row="3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2" table:acceptance-state="accepted">
          <table:cell-address table:column="1" table:row="3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3" table:acceptance-state="accepted">
          <table:cell-address table:column="1" table:row="3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4" table:acceptance-state="accepted">
          <table:cell-address table:column="1" table:row="4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5" table:acceptance-state="accepted">
          <table:cell-address table:column="1" table:row="4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6" table:acceptance-state="accepted">
          <table:cell-address table:column="1" table:row="4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7" table:acceptance-state="accepted">
          <table:cell-address table:column="1" table:row="4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8" table:acceptance-state="accepted">
          <table:cell-address table:column="1" table:row="4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9" table:acceptance-state="accepted">
          <table:cell-address table:column="1" table:row="4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0" table:acceptance-state="accepted">
          <table:cell-address table:column="1" table:row="4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1" table:acceptance-state="accepted">
          <table:cell-address table:column="1" table:row="4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2" table:acceptance-state="accepted">
          <table:cell-address table:column="1" table:row="4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3" table:acceptance-state="accepted">
          <table:cell-address table:column="1" table:row="4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4" table:acceptance-state="accepted">
          <table:cell-address table:column="1" table:row="5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5" table:acceptance-state="accepted">
          <table:cell-address table:column="1" table:row="5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6" table:acceptance-state="accepted">
          <table:cell-address table:column="1" table:row="5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7" table:acceptance-state="accepted">
          <table:cell-address table:column="1" table:row="5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8" table:acceptance-state="accepted">
          <table:cell-address table:column="1" table:row="5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9" table:acceptance-state="accepted">
          <table:cell-address table:column="1" table:row="5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0" table:acceptance-state="accepted">
          <table:cell-address table:column="1" table:row="5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1" table:acceptance-state="accepted">
          <table:cell-address table:column="1" table:row="5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2" table:acceptance-state="accepted">
          <table:cell-address table:column="1" table:row="5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3" table:acceptance-state="accepted">
          <table:cell-address table:column="1" table:row="5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4" table:acceptance-state="accepted">
          <table:cell-address table:column="1" table:row="6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5" table:acceptance-state="accepted">
          <table:cell-address table:column="1" table:row="6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6" table:acceptance-state="accepted">
          <table:cell-address table:column="1" table:row="6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7" table:acceptance-state="accepted">
          <table:cell-address table:column="1" table:row="6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8" table:acceptance-state="accepted">
          <table:cell-address table:column="1" table:row="6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9" table:acceptance-state="accepted">
          <table:cell-address table:column="1" table:row="6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0" table:acceptance-state="accepted">
          <table:cell-address table:column="1" table:row="6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1" table:acceptance-state="accepted">
          <table:cell-address table:column="1" table:row="6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2" table:acceptance-state="accepted">
          <table:cell-address table:column="1" table:row="6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3" table:acceptance-state="accepted">
          <table:cell-address table:column="1" table:row="6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4" table:acceptance-state="accepted">
          <table:cell-address table:column="1" table:row="7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5" table:acceptance-state="accepted">
          <table:cell-address table:column="1" table:row="7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6" table:acceptance-state="accepted">
          <table:cell-address table:column="1" table:row="7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7" table:acceptance-state="accepted">
          <table:cell-address table:column="1" table:row="7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8" table:acceptance-state="accepted">
          <table:cell-address table:column="1" table:row="7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9" table:acceptance-state="accepted">
          <table:cell-address table:column="1" table:row="7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0" table:acceptance-state="accepted">
          <table:cell-address table:column="1" table:row="7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1" table:acceptance-state="accepted">
          <table:cell-address table:column="1" table:row="7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2" table:acceptance-state="accepted">
          <table:cell-address table:column="1" table:row="7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3" table:acceptance-state="accepted">
          <table:cell-address table:column="1" table:row="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4" table:acceptance-state="accepted">
          <table:cell-address table:column="1" table:row="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5" table:acceptance-state="accepted">
          <table:cell-address table:column="1" table:row="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6" table:acceptance-state="accepted">
          <table:cell-address table:column="1" table:row="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7" table:acceptance-state="accepted">
          <table:cell-address table:column="1" table:row="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8" table:acceptance-state="accepted">
          <table:cell-address table:column="1" table:row="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9" table:acceptance-state="accepted">
          <table:cell-address table:column="1" table:row="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0" table:acceptance-state="accepted">
          <table:cell-address table:column="1" table:row="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1" table:acceptance-state="accepted">
          <table:cell-address table:column="1" table:row="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2" table:acceptance-state="accepted">
          <table:cell-address table:column="1" table:row="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3" table:acceptance-state="accepted">
          <table:cell-address table:column="1" table:row="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4" table:acceptance-state="accepted">
          <table:cell-address table:column="1" table:row="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5" table:acceptance-state="accepted">
          <table:cell-address table:column="1" table:row="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6" table:acceptance-state="accepted">
          <table:cell-address table:column="1" table:row="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7" table:acceptance-state="accepted">
          <table:cell-address table:column="1" table:row="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8" table:acceptance-state="accepted">
          <table:cell-address table:column="1" table:row="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9" table:acceptance-state="accepted">
          <table:cell-address table:column="1" table:row="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0" table:acceptance-state="accepted">
          <table:cell-address table:column="1" table:row="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1" table:acceptance-state="accepted">
          <table:cell-address table:column="1" table:row="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2" table:acceptance-state="accepted">
          <table:cell-address table:column="1" table:row="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3" table:acceptance-state="accepted">
          <table:cell-address table:column="1" table:row="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4" table:acceptance-state="accepted">
          <table:cell-address table:column="1" table:row="1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5" table:acceptance-state="accepted">
          <table:cell-address table:column="1" table:row="1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6" table:acceptance-state="accepted">
          <table:cell-address table:column="1" table:row="1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7" table:acceptance-state="accepted">
          <table:cell-address table:column="1" table:row="1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8" table:acceptance-state="accepted">
          <table:cell-address table:column="1" table:row="1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9" table:acceptance-state="accepted">
          <table:cell-address table:column="1" table:row="1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0" table:acceptance-state="accepted">
          <table:cell-address table:column="1" table:row="1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1" table:acceptance-state="accepted">
          <table:cell-address table:column="1" table:row="1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2" table:acceptance-state="accepted">
          <table:cell-address table:column="1" table:row="1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3" table:acceptance-state="accepted">
          <table:cell-address table:column="1" table:row="1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4" table:acceptance-state="accepted">
          <table:cell-address table:column="1" table:row="1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5" table:acceptance-state="accepted">
          <table:cell-address table:column="1" table:row="1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6" table:acceptance-state="accepted">
          <table:cell-address table:column="1" table:row="1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7" table:acceptance-state="accepted">
          <table:cell-address table:column="1" table:row="1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8" table:acceptance-state="accepted">
          <table:cell-address table:column="1" table:row="1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9" table:acceptance-state="accepted">
          <table:cell-address table:column="1" table:row="1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0" table:acceptance-state="accepted">
          <table:cell-address table:column="1" table:row="1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1" table:acceptance-state="accepted">
          <table:cell-address table:column="1" table:row="1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2" table:acceptance-state="accepted">
          <table:cell-address table:column="1" table:row="1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3" table:acceptance-state="accepted">
          <table:cell-address table:column="1" table:row="1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4" table:acceptance-state="accepted">
          <table:cell-address table:column="1" table:row="1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5" table:acceptance-state="accepted">
          <table:cell-address table:column="1" table:row="1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6" table:acceptance-state="accepted">
          <table:cell-address table:column="1" table:row="1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7" table:acceptance-state="accepted">
          <table:cell-address table:column="1" table:row="1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8" table:acceptance-state="accepted">
          <table:cell-address table:column="1" table:row="1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9" table:acceptance-state="accepted">
          <table:cell-address table:column="1" table:row="1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0" table:acceptance-state="accepted">
          <table:cell-address table:column="1" table:row="1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1" table:acceptance-state="accepted">
          <table:cell-address table:column="1" table:row="1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2" table:acceptance-state="accepted">
          <table:cell-address table:column="1" table:row="1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3" table:acceptance-state="accepted">
          <table:cell-address table:column="1" table:row="1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4" table:acceptance-state="accepted">
          <table:cell-address table:column="1" table:row="1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5" table:acceptance-state="accepted">
          <table:cell-address table:column="1" table:row="1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6" table:acceptance-state="accepted">
          <table:cell-address table:column="1" table:row="1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7" table:acceptance-state="accepted">
          <table:cell-address table:column="1" table:row="1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8" table:acceptance-state="accepted">
          <table:cell-address table:column="1" table:row="1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9" table:acceptance-state="accepted">
          <table:cell-address table:column="1" table:row="1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0" table:acceptance-state="accepted">
          <table:cell-address table:column="1" table:row="1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1" table:acceptance-state="accepted">
          <table:cell-address table:column="1" table:row="1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2" table:acceptance-state="accepted">
          <table:cell-address table:column="1" table:row="1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3" table:acceptance-state="accepted">
          <table:cell-address table:column="1" table:row="1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4" table:acceptance-state="accepted">
          <table:cell-address table:column="1" table:row="1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5" table:acceptance-state="accepted">
          <table:cell-address table:column="1" table:row="1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6" table:acceptance-state="accepted">
          <table:cell-address table:column="1" table:row="1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7" table:acceptance-state="accepted">
          <table:cell-address table:column="1" table:row="1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8" table:acceptance-state="accepted">
          <table:cell-address table:column="1" table:row="1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9" table:acceptance-state="accepted">
          <table:cell-address table:column="1" table:row="1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0" table:acceptance-state="accepted">
          <table:cell-address table:column="1" table:row="1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1" table:acceptance-state="accepted">
          <table:cell-address table:column="1" table:row="1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2" table:acceptance-state="accepted">
          <table:cell-address table:column="1" table:row="1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3" table:acceptance-state="accepted">
          <table:cell-address table:column="1" table:row="1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4" table:acceptance-state="accepted">
          <table:cell-address table:column="1" table:row="1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5" table:acceptance-state="accepted">
          <table:cell-address table:column="1" table:row="1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6" table:acceptance-state="accepted">
          <table:cell-address table:column="1" table:row="1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7" table:acceptance-state="accepted">
          <table:cell-address table:column="1" table:row="1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8" table:acceptance-state="accepted">
          <table:cell-address table:column="1" table:row="1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9" table:acceptance-state="accepted">
          <table:cell-address table:column="1" table:row="1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0" table:acceptance-state="accepted">
          <table:cell-address table:column="1" table:row="1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1" table:acceptance-state="accepted">
          <table:cell-address table:column="1" table:row="1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2" table:acceptance-state="accepted">
          <table:cell-address table:column="1" table:row="1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3" table:acceptance-state="accepted">
          <table:cell-address table:column="1" table:row="1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4" table:acceptance-state="accepted">
          <table:cell-address table:column="1" table:row="1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5" table:acceptance-state="accepted">
          <table:cell-address table:column="1" table:row="1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6" table:acceptance-state="accepted">
          <table:cell-address table:column="1" table:row="1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7" table:acceptance-state="accepted">
          <table:cell-address table:column="1" table:row="1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8" table:acceptance-state="accepted">
          <table:cell-address table:column="1" table:row="1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9" table:acceptance-state="accepted">
          <table:cell-address table:column="1" table:row="1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0" table:acceptance-state="accepted">
          <table:cell-address table:column="1" table:row="1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1" table:acceptance-state="accepted">
          <table:cell-address table:column="1" table:row="1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2" table:acceptance-state="accepted">
          <table:cell-address table:column="1" table:row="1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3" table:acceptance-state="accepted">
          <table:cell-address table:column="1" table:row="1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4" table:acceptance-state="accepted">
          <table:cell-address table:column="1" table:row="1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5" table:acceptance-state="accepted">
          <table:cell-address table:column="1" table:row="1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6" table:acceptance-state="accepted">
          <table:cell-address table:column="1" table:row="1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7" table:acceptance-state="accepted">
          <table:cell-address table:column="1" table:row="1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8" table:acceptance-state="accepted">
          <table:cell-address table:column="1" table:row="1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9" table:acceptance-state="accepted">
          <table:cell-address table:column="1" table:row="1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0" table:acceptance-state="accepted">
          <table:cell-address table:column="1" table:row="1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1" table:acceptance-state="accepted">
          <table:cell-address table:column="1" table:row="1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2" table:acceptance-state="accepted">
          <table:cell-address table:column="1" table:row="1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3" table:acceptance-state="accepted">
          <table:cell-address table:column="1" table:row="1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4" table:acceptance-state="accepted">
          <table:cell-address table:column="1" table:row="1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5" table:acceptance-state="accepted">
          <table:cell-address table:column="1" table:row="1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6" table:acceptance-state="accepted">
          <table:cell-address table:column="1" table:row="1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7" table:acceptance-state="accepted">
          <table:cell-address table:column="1" table:row="1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8" table:acceptance-state="accepted">
          <table:cell-address table:column="1" table:row="1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9" table:acceptance-state="accepted">
          <table:cell-address table:column="1" table:row="1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0" table:acceptance-state="accepted">
          <table:cell-address table:column="1" table:row="1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1" table:acceptance-state="accepted">
          <table:cell-address table:column="1" table:row="1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2" table:acceptance-state="accepted">
          <table:cell-address table:column="1" table:row="1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3" table:acceptance-state="accepted">
          <table:cell-address table:column="1" table:row="1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4" table:acceptance-state="accepted">
          <table:cell-address table:column="1" table:row="1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5" table:acceptance-state="accepted">
          <table:cell-address table:column="1" table:row="1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6" table:acceptance-state="accepted">
          <table:cell-address table:column="1" table:row="1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7" table:acceptance-state="accepted">
          <table:cell-address table:column="1" table:row="1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8" table:acceptance-state="accepted">
          <table:cell-address table:column="1" table:row="1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9" table:acceptance-state="accepted">
          <table:cell-address table:column="1" table:row="1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0" table:acceptance-state="accepted">
          <table:cell-address table:column="1" table:row="1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1" table:acceptance-state="accepted">
          <table:cell-address table:column="1" table:row="1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2" table:acceptance-state="accepted">
          <table:cell-address table:column="1" table:row="1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3" table:acceptance-state="accepted">
          <table:cell-address table:column="1" table:row="2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4" table:acceptance-state="accepted">
          <table:cell-address table:column="1" table:row="2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5" table:acceptance-state="accepted">
          <table:cell-address table:column="1" table:row="2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6" table:acceptance-state="accepted">
          <table:cell-address table:column="1" table:row="2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7" table:acceptance-state="accepted">
          <table:cell-address table:column="1" table:row="2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8" table:acceptance-state="accepted">
          <table:cell-address table:column="1" table:row="2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9" table:acceptance-state="accepted">
          <table:cell-address table:column="1" table:row="2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0" table:acceptance-state="accepted">
          <table:cell-address table:column="1" table:row="2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1" table:acceptance-state="accepted">
          <table:cell-address table:column="1" table:row="2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2" table:acceptance-state="accepted">
          <table:cell-address table:column="1" table:row="2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3" table:acceptance-state="accepted">
          <table:cell-address table:column="1" table:row="2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4" table:acceptance-state="accepted">
          <table:cell-address table:column="1" table:row="2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5" table:acceptance-state="accepted">
          <table:cell-address table:column="1" table:row="2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6" table:acceptance-state="accepted">
          <table:cell-address table:column="1" table:row="2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7" table:acceptance-state="accepted">
          <table:cell-address table:column="1" table:row="2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8" table:acceptance-state="accepted">
          <table:cell-address table:column="1" table:row="2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9" table:acceptance-state="accepted">
          <table:cell-address table:column="1" table:row="2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0" table:acceptance-state="accepted">
          <table:cell-address table:column="1" table:row="2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1" table:acceptance-state="accepted">
          <table:cell-address table:column="1" table:row="2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2" table:acceptance-state="accepted">
          <table:cell-address table:column="1" table:row="2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3" table:acceptance-state="accepted">
          <table:cell-address table:column="1" table:row="2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4" table:acceptance-state="accepted">
          <table:cell-address table:column="1" table:row="2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5" table:acceptance-state="accepted">
          <table:cell-address table:column="1" table:row="2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6" table:acceptance-state="accepted">
          <table:cell-address table:column="1" table:row="2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7" table:acceptance-state="accepted">
          <table:cell-address table:column="1" table:row="2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8" table:acceptance-state="accepted">
          <table:cell-address table:column="1" table:row="2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9" table:acceptance-state="accepted">
          <table:cell-address table:column="1" table:row="2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0" table:acceptance-state="accepted">
          <table:cell-address table:column="1" table:row="2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1" table:acceptance-state="accepted">
          <table:cell-address table:column="1" table:row="2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2" table:acceptance-state="accepted">
          <table:cell-address table:column="1" table:row="2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3" table:acceptance-state="accepted">
          <table:cell-address table:column="1" table:row="2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4" table:acceptance-state="accepted">
          <table:cell-address table:column="1" table:row="2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5" table:acceptance-state="accepted">
          <table:cell-address table:column="1" table:row="2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6" table:acceptance-state="accepted">
          <table:cell-address table:column="1" table:row="2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7" table:acceptance-state="accepted">
          <table:cell-address table:column="1" table:row="2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8" table:acceptance-state="accepted">
          <table:cell-address table:column="1" table:row="2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9" table:acceptance-state="accepted">
          <table:cell-address table:column="1" table:row="2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0" table:acceptance-state="accepted">
          <table:cell-address table:column="1" table:row="2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1" table:acceptance-state="accepted">
          <table:cell-address table:column="1" table:row="2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2" table:acceptance-state="accepted">
          <table:cell-address table:column="1" table:row="2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3" table:acceptance-state="accepted">
          <table:cell-address table:column="1" table:row="2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4" table:acceptance-state="accepted">
          <table:cell-address table:column="1" table:row="2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5" table:acceptance-state="accepted">
          <table:cell-address table:column="1" table:row="2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6" table:acceptance-state="accepted">
          <table:cell-address table:column="1" table:row="2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7" table:acceptance-state="accepted">
          <table:cell-address table:column="1" table:row="2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8" table:acceptance-state="accepted">
          <table:cell-address table:column="1" table:row="2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9" table:acceptance-state="accepted">
          <table:cell-address table:column="1" table:row="2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0" table:acceptance-state="accepted">
          <table:cell-address table:column="1" table:row="2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1" table:acceptance-state="accepted">
          <table:cell-address table:column="1" table:row="2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2" table:acceptance-state="accepted">
          <table:cell-address table:column="1" table:row="2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3" table:acceptance-state="accepted">
          <table:cell-address table:column="1" table:row="2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4" table:acceptance-state="accepted">
          <table:cell-address table:column="1" table:row="2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5" table:acceptance-state="accepted">
          <table:cell-address table:column="1" table:row="2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6" table:acceptance-state="accepted">
          <table:cell-address table:column="1" table:row="2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7" table:acceptance-state="accepted">
          <table:cell-address table:column="1" table:row="2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8" table:acceptance-state="accepted">
          <table:cell-address table:column="1" table:row="2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9" table:acceptance-state="accepted">
          <table:cell-address table:column="1" table:row="2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0" table:acceptance-state="accepted">
          <table:cell-address table:column="1" table:row="2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1" table:acceptance-state="accepted">
          <table:cell-address table:column="1" table:row="2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2" table:acceptance-state="accepted">
          <table:cell-address table:column="1" table:row="2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3" table:acceptance-state="accepted">
          <table:cell-address table:column="1" table:row="2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4" table:acceptance-state="accepted">
          <table:cell-address table:column="1" table:row="2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5" table:acceptance-state="accepted">
          <table:cell-address table:column="1" table:row="2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6" table:acceptance-state="accepted">
          <table:cell-address table:column="1" table:row="2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7" table:acceptance-state="accepted">
          <table:cell-address table:column="1" table:row="2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8" table:acceptance-state="accepted">
          <table:cell-address table:column="1" table:row="2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9" table:acceptance-state="accepted">
          <table:cell-address table:column="1" table:row="2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0" table:acceptance-state="accepted">
          <table:cell-address table:column="1" table:row="2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1" table:acceptance-state="accepted">
          <table:cell-address table:column="1" table:row="2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2" table:acceptance-state="accepted">
          <table:cell-address table:column="1" table:row="2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3" table:acceptance-state="accepted">
          <table:cell-address table:column="1" table:row="2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4" table:acceptance-state="accepted">
          <table:cell-address table:column="1" table:row="2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5" table:acceptance-state="accepted">
          <table:cell-address table:column="1" table:row="2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6" table:acceptance-state="accepted">
          <table:cell-address table:column="1" table:row="2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7" table:acceptance-state="accepted">
          <table:cell-address table:column="1" table:row="2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8" table:acceptance-state="accepted">
          <table:cell-address table:column="1" table:row="2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9" table:acceptance-state="accepted">
          <table:cell-address table:column="1" table:row="2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0" table:acceptance-state="accepted">
          <table:cell-address table:column="1" table:row="2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1" table:acceptance-state="accepted">
          <table:cell-address table:column="1" table:row="2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2" table:acceptance-state="accepted">
          <table:cell-address table:column="1" table:row="2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3" table:acceptance-state="accepted">
          <table:cell-address table:column="1" table:row="2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4" table:acceptance-state="accepted">
          <table:cell-address table:column="1" table:row="2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5" table:acceptance-state="accepted">
          <table:cell-address table:column="1" table:row="2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6" table:acceptance-state="accepted">
          <table:cell-address table:column="1" table:row="2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7" table:acceptance-state="accepted">
          <table:cell-address table:column="1" table:row="2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8" table:acceptance-state="accepted">
          <table:cell-address table:column="1" table:row="2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9" table:acceptance-state="accepted">
          <table:cell-address table:column="1" table:row="2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0" table:acceptance-state="accepted">
          <table:cell-address table:column="1" table:row="2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1" table:acceptance-state="accepted">
          <table:cell-address table:column="1" table:row="2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2" table:acceptance-state="accepted">
          <table:cell-address table:column="1" table:row="2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3" table:acceptance-state="accepted">
          <table:cell-address table:column="1" table:row="2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4" table:acceptance-state="accepted">
          <table:cell-address table:column="1" table:row="2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5" table:acceptance-state="accepted">
          <table:cell-address table:column="1" table:row="2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6" table:acceptance-state="accepted">
          <table:cell-address table:column="1" table:row="2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7" table:acceptance-state="accepted">
          <table:cell-address table:column="1" table:row="2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8" table:acceptance-state="accepted">
          <table:cell-address table:column="1" table:row="2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9" table:acceptance-state="accepted">
          <table:cell-address table:column="1" table:row="2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0" table:acceptance-state="accepted">
          <table:cell-address table:column="1" table:row="2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1" table:acceptance-state="accepted">
          <table:cell-address table:column="1" table:row="2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2" table:acceptance-state="accepted">
          <table:cell-address table:column="1" table:row="2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3" table:acceptance-state="accepted">
          <table:cell-address table:column="1" table:row="3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4" table:acceptance-state="accepted">
          <table:cell-address table:column="1" table:row="3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5" table:acceptance-state="accepted">
          <table:cell-address table:column="1" table:row="3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6" table:acceptance-state="accepted">
          <table:cell-address table:column="1" table:row="3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7" table:acceptance-state="accepted">
          <table:cell-address table:column="1" table:row="3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8" table:acceptance-state="accepted">
          <table:cell-address table:column="1" table:row="3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9" table:acceptance-state="accepted">
          <table:cell-address table:column="1" table:row="3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0" table:acceptance-state="accepted">
          <table:cell-address table:column="1" table:row="3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1" table:acceptance-state="accepted">
          <table:cell-address table:column="1" table:row="3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2" table:acceptance-state="accepted">
          <table:cell-address table:column="1" table:row="3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3" table:acceptance-state="accepted">
          <table:cell-address table:column="1" table:row="3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4" table:acceptance-state="accepted">
          <table:cell-address table:column="1" table:row="3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5" table:acceptance-state="accepted">
          <table:cell-address table:column="1" table:row="3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6" table:acceptance-state="accepted">
          <table:cell-address table:column="1" table:row="3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7" table:acceptance-state="accepted">
          <table:cell-address table:column="1" table:row="3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8" table:acceptance-state="accepted">
          <table:cell-address table:column="1" table:row="3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9" table:acceptance-state="accepted">
          <table:cell-address table:column="1" table:row="3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0" table:acceptance-state="accepted">
          <table:cell-address table:column="1" table:row="3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1" table:acceptance-state="accepted">
          <table:cell-address table:column="1" table:row="3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2" table:acceptance-state="accepted">
          <table:cell-address table:column="1" table:row="3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3" table:acceptance-state="accepted">
          <table:cell-address table:column="1" table:row="3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4" table:acceptance-state="accepted">
          <table:cell-address table:column="1" table:row="3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5" table:acceptance-state="accepted">
          <table:cell-address table:column="1" table:row="3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6" table:acceptance-state="accepted">
          <table:cell-address table:column="1" table:row="3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7" table:acceptance-state="accepted">
          <table:cell-address table:column="1" table:row="3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8" table:acceptance-state="accepted">
          <table:cell-address table:column="1" table:row="3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9" table:acceptance-state="accepted">
          <table:cell-address table:column="1" table:row="3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0" table:acceptance-state="accepted">
          <table:cell-address table:column="1" table:row="3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1" table:acceptance-state="accepted">
          <table:cell-address table:column="1" table:row="3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2" table:acceptance-state="accepted">
          <table:cell-address table:column="1" table:row="3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3" table:acceptance-state="accepted">
          <table:cell-address table:column="1" table:row="3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4" table:acceptance-state="accepted">
          <table:cell-address table:column="1" table:row="3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5" table:acceptance-state="accepted">
          <table:cell-address table:column="1" table:row="3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6" table:acceptance-state="accepted">
          <table:cell-address table:column="1" table:row="3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7" table:acceptance-state="accepted">
          <table:cell-address table:column="1" table:row="3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8" table:acceptance-state="accepted">
          <table:cell-address table:column="1" table:row="3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9" table:acceptance-state="accepted">
          <table:cell-address table:column="1" table:row="3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0" table:acceptance-state="accepted">
          <table:cell-address table:column="1" table:row="3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1" table:acceptance-state="accepted">
          <table:cell-address table:column="1" table:row="3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2" table:acceptance-state="accepted">
          <table:cell-address table:column="1" table:row="3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3" table:acceptance-state="accepted">
          <table:cell-address table:column="1" table:row="3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4" table:acceptance-state="accepted">
          <table:cell-address table:column="1" table:row="3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5" table:acceptance-state="accepted">
          <table:cell-address table:column="1" table:row="3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6" table:acceptance-state="accepted">
          <table:cell-address table:column="1" table:row="3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7" table:acceptance-state="accepted">
          <table:cell-address table:column="1" table:row="3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8" table:acceptance-state="accepted">
          <table:cell-address table:column="1" table:row="3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9" table:acceptance-state="accepted">
          <table:cell-address table:column="1" table:row="3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0" table:acceptance-state="accepted">
          <table:cell-address table:column="1" table:row="3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1" table:acceptance-state="accepted">
          <table:cell-address table:column="1" table:row="3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2" table:acceptance-state="accepted">
          <table:cell-address table:column="1" table:row="3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3" table:acceptance-state="accepted">
          <table:cell-address table:column="1" table:row="3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4" table:acceptance-state="accepted">
          <table:cell-address table:column="1" table:row="3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5" table:acceptance-state="accepted">
          <table:cell-address table:column="1" table:row="3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6" table:acceptance-state="accepted">
          <table:cell-address table:column="1" table:row="3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7" table:acceptance-state="accepted">
          <table:cell-address table:column="1" table:row="3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8" table:acceptance-state="accepted">
          <table:cell-address table:column="1" table:row="3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9" table:acceptance-state="accepted">
          <table:cell-address table:column="1" table:row="3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0" table:acceptance-state="accepted">
          <table:cell-address table:column="1" table:row="3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1" table:acceptance-state="accepted">
          <table:cell-address table:column="1" table:row="3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2" table:acceptance-state="accepted">
          <table:cell-address table:column="1" table:row="3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3" table:acceptance-state="accepted">
          <table:cell-address table:column="1" table:row="3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4" table:acceptance-state="accepted">
          <table:cell-address table:column="1" table:row="3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5" table:acceptance-state="accepted">
          <table:cell-address table:column="1" table:row="3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6" table:acceptance-state="accepted">
          <table:cell-address table:column="1" table:row="3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7" table:acceptance-state="accepted">
          <table:cell-address table:column="1" table:row="3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8" table:acceptance-state="accepted">
          <table:cell-address table:column="1" table:row="3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9" table:acceptance-state="accepted">
          <table:cell-address table:column="1" table:row="3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0" table:acceptance-state="accepted">
          <table:cell-address table:column="1" table:row="3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1" table:acceptance-state="accepted">
          <table:cell-address table:column="1" table:row="3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2" table:acceptance-state="accepted">
          <table:cell-address table:column="1" table:row="3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3" table:acceptance-state="accepted">
          <table:cell-address table:column="1" table:row="3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4" table:acceptance-state="accepted">
          <table:cell-address table:column="1" table:row="3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5" table:acceptance-state="accepted">
          <table:cell-address table:column="1" table:row="3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6" table:acceptance-state="accepted">
          <table:cell-address table:column="1" table:row="3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7" table:acceptance-state="accepted">
          <table:cell-address table:column="1" table:row="3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8" table:acceptance-state="accepted">
          <table:cell-address table:column="1" table:row="3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9" table:acceptance-state="accepted">
          <table:cell-address table:column="1" table:row="3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0" table:acceptance-state="accepted">
          <table:cell-address table:column="1" table:row="3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1" table:acceptance-state="accepted">
          <table:cell-address table:column="1" table:row="3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2" table:acceptance-state="accepted">
          <table:cell-address table:column="1" table:row="3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3" table:acceptance-state="accepted">
          <table:cell-address table:column="1" table:row="3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4" table:acceptance-state="accepted">
          <table:cell-address table:column="1" table:row="3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5" table:acceptance-state="accepted">
          <table:cell-address table:column="1" table:row="3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6" table:acceptance-state="accepted">
          <table:cell-address table:column="1" table:row="3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7" table:acceptance-state="accepted">
          <table:cell-address table:column="1" table:row="3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8" table:acceptance-state="accepted">
          <table:cell-address table:column="1" table:row="3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9" table:acceptance-state="accepted">
          <table:cell-address table:column="1" table:row="3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0" table:acceptance-state="accepted">
          <table:cell-address table:column="1" table:row="3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1" table:acceptance-state="accepted">
          <table:cell-address table:column="1" table:row="3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2" table:acceptance-state="accepted">
          <table:cell-address table:column="1" table:row="3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3" table:acceptance-state="accepted">
          <table:cell-address table:column="1" table:row="3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4" table:acceptance-state="accepted">
          <table:cell-address table:column="1" table:row="3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5" table:acceptance-state="accepted">
          <table:cell-address table:column="1" table:row="3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6" table:acceptance-state="accepted">
          <table:cell-address table:column="1" table:row="3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7" table:acceptance-state="accepted">
          <table:cell-address table:column="1" table:row="3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8" table:acceptance-state="accepted">
          <table:cell-address table:column="1" table:row="3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9" table:acceptance-state="accepted">
          <table:cell-address table:column="1" table:row="3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0" table:acceptance-state="accepted">
          <table:cell-address table:column="1" table:row="3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1" table:acceptance-state="accepted">
          <table:cell-address table:column="1" table:row="3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2" table:acceptance-state="accepted">
          <table:cell-address table:column="1" table:row="3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3" table:acceptance-state="accepted">
          <table:cell-address table:column="1" table:row="4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4" table:acceptance-state="accepted">
          <table:cell-address table:column="1" table:row="4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5" table:acceptance-state="accepted">
          <table:cell-address table:column="1" table:row="4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6" table:acceptance-state="accepted">
          <table:cell-address table:column="1" table:row="4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7" table:acceptance-state="accepted">
          <table:cell-address table:column="1" table:row="4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8" table:acceptance-state="accepted">
          <table:cell-address table:column="1" table:row="4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9" table:acceptance-state="accepted">
          <table:cell-address table:column="1" table:row="4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0" table:acceptance-state="accepted">
          <table:cell-address table:column="1" table:row="4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1" table:acceptance-state="accepted">
          <table:cell-address table:column="1" table:row="4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2" table:acceptance-state="accepted">
          <table:cell-address table:column="1" table:row="4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3" table:acceptance-state="accepted">
          <table:cell-address table:column="1" table:row="4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4" table:acceptance-state="accepted">
          <table:cell-address table:column="1" table:row="4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5" table:acceptance-state="accepted">
          <table:cell-address table:column="1" table:row="4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6" table:acceptance-state="accepted">
          <table:cell-address table:column="1" table:row="4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7" table:acceptance-state="accepted">
          <table:cell-address table:column="1" table:row="4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8" table:acceptance-state="accepted">
          <table:cell-address table:column="1" table:row="4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9" table:acceptance-state="accepted">
          <table:cell-address table:column="1" table:row="4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0" table:acceptance-state="accepted">
          <table:cell-address table:column="1" table:row="4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1" table:acceptance-state="accepted">
          <table:cell-address table:column="1" table:row="4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2" table:acceptance-state="accepted">
          <table:cell-address table:column="1" table:row="4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3" table:acceptance-state="accepted">
          <table:cell-address table:column="1" table:row="4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4" table:acceptance-state="accepted">
          <table:cell-address table:column="1" table:row="4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5" table:acceptance-state="accepted">
          <table:cell-address table:column="1" table:row="4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6" table:acceptance-state="accepted">
          <table:cell-address table:column="1" table:row="4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7" table:acceptance-state="accepted">
          <table:cell-address table:column="1" table:row="4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8" table:acceptance-state="accepted">
          <table:cell-address table:column="1" table:row="4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9" table:acceptance-state="accepted">
          <table:cell-address table:column="1" table:row="4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0" table:acceptance-state="accepted">
          <table:cell-address table:column="1" table:row="4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1" table:acceptance-state="accepted">
          <table:cell-address table:column="1" table:row="4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2" table:acceptance-state="accepted">
          <table:cell-address table:column="1" table:row="4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3" table:acceptance-state="accepted">
          <table:cell-address table:column="1" table:row="4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4" table:acceptance-state="accepted">
          <table:cell-address table:column="1" table:row="4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5" table:acceptance-state="accepted">
          <table:cell-address table:column="1" table:row="4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6" table:acceptance-state="accepted">
          <table:cell-address table:column="1" table:row="4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7" table:acceptance-state="accepted">
          <table:cell-address table:column="1" table:row="4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8" table:acceptance-state="accepted">
          <table:cell-address table:column="1" table:row="4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9" table:acceptance-state="accepted">
          <table:cell-address table:column="1" table:row="4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0" table:acceptance-state="accepted">
          <table:cell-address table:column="1" table:row="4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1" table:acceptance-state="accepted">
          <table:cell-address table:column="1" table:row="4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2" table:acceptance-state="accepted">
          <table:cell-address table:column="1" table:row="4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3" table:acceptance-state="accepted">
          <table:cell-address table:column="1" table:row="4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4" table:acceptance-state="accepted">
          <table:cell-address table:column="1" table:row="4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5" table:acceptance-state="accepted">
          <table:cell-address table:column="1" table:row="4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6" table:acceptance-state="accepted">
          <table:cell-address table:column="1" table:row="4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7" table:acceptance-state="accepted">
          <table:cell-address table:column="1" table:row="4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8" table:acceptance-state="accepted">
          <table:cell-address table:column="1" table:row="4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9" table:acceptance-state="accepted">
          <table:cell-address table:column="1" table:row="4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0" table:acceptance-state="accepted">
          <table:cell-address table:column="1" table:row="4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1" table:acceptance-state="accepted">
          <table:cell-address table:column="1" table:row="4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2" table:acceptance-state="accepted">
          <table:cell-address table:column="1" table:row="4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3" table:acceptance-state="accepted">
          <table:cell-address table:column="1" table:row="4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4" table:acceptance-state="accepted">
          <table:cell-address table:column="1" table:row="4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5" table:acceptance-state="accepted">
          <table:cell-address table:column="1" table:row="4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6" table:acceptance-state="accepted">
          <table:cell-address table:column="1" table:row="4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7" table:acceptance-state="accepted">
          <table:cell-address table:column="1" table:row="4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8" table:acceptance-state="accepted">
          <table:cell-address table:column="1" table:row="4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9" table:acceptance-state="accepted">
          <table:cell-address table:column="1" table:row="4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0" table:acceptance-state="accepted">
          <table:cell-address table:column="1" table:row="4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1" table:acceptance-state="accepted">
          <table:cell-address table:column="1" table:row="4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2" table:acceptance-state="accepted">
          <table:cell-address table:column="1" table:row="4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3" table:acceptance-state="accepted">
          <table:cell-address table:column="1" table:row="4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4" table:acceptance-state="accepted">
          <table:cell-address table:column="1" table:row="4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5" table:acceptance-state="accepted">
          <table:cell-address table:column="1" table:row="4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6" table:acceptance-state="accepted">
          <table:cell-address table:column="1" table:row="4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7" table:acceptance-state="accepted">
          <table:cell-address table:column="1" table:row="4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8" table:acceptance-state="accepted">
          <table:cell-address table:column="1" table:row="4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9" table:acceptance-state="accepted">
          <table:cell-address table:column="1" table:row="4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0" table:acceptance-state="accepted">
          <table:cell-address table:column="1" table:row="4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1" table:acceptance-state="accepted">
          <table:cell-address table:column="1" table:row="4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2" table:acceptance-state="accepted">
          <table:cell-address table:column="1" table:row="4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3" table:acceptance-state="accepted">
          <table:cell-address table:column="1" table:row="4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4" table:acceptance-state="accepted">
          <table:cell-address table:column="1" table:row="4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5" table:acceptance-state="accepted">
          <table:cell-address table:column="1" table:row="4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6" table:acceptance-state="accepted">
          <table:cell-address table:column="1" table:row="4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7" table:acceptance-state="accepted">
          <table:cell-address table:column="1" table:row="4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8" table:acceptance-state="accepted">
          <table:cell-address table:column="1" table:row="4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9" table:acceptance-state="accepted">
          <table:cell-address table:column="1" table:row="4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0" table:acceptance-state="accepted">
          <table:cell-address table:column="1" table:row="4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1" table:acceptance-state="accepted">
          <table:cell-address table:column="1" table:row="4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2" table:acceptance-state="accepted">
          <table:cell-address table:column="1" table:row="4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3" table:acceptance-state="accepted">
          <table:cell-address table:column="1" table:row="4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4" table:acceptance-state="accepted">
          <table:cell-address table:column="1" table:row="4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5" table:acceptance-state="accepted">
          <table:cell-address table:column="1" table:row="4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6" table:acceptance-state="accepted">
          <table:cell-address table:column="1" table:row="4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7" table:acceptance-state="accepted">
          <table:cell-address table:column="1" table:row="4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8" table:acceptance-state="accepted">
          <table:cell-address table:column="1" table:row="4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9" table:acceptance-state="accepted">
          <table:cell-address table:column="1" table:row="4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0" table:acceptance-state="accepted">
          <table:cell-address table:column="1" table:row="4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1" table:acceptance-state="accepted">
          <table:cell-address table:column="1" table:row="4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2" table:acceptance-state="accepted">
          <table:cell-address table:column="1" table:row="4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3" table:acceptance-state="accepted">
          <table:cell-address table:column="1" table:row="4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4" table:acceptance-state="accepted">
          <table:cell-address table:column="1" table:row="4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5" table:acceptance-state="accepted">
          <table:cell-address table:column="1" table:row="4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6" table:acceptance-state="accepted">
          <table:cell-address table:column="1" table:row="4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7" table:acceptance-state="accepted">
          <table:cell-address table:column="1" table:row="4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8" table:acceptance-state="accepted">
          <table:cell-address table:column="1" table:row="4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9" table:acceptance-state="accepted">
          <table:cell-address table:column="1" table:row="4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0" table:acceptance-state="accepted">
          <table:cell-address table:column="1" table:row="4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1" table:acceptance-state="accepted">
          <table:cell-address table:column="1" table:row="4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2" table:acceptance-state="accepted">
          <table:cell-address table:column="1" table:row="4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3" table:acceptance-state="accepted">
          <table:cell-address table:column="1" table:row="5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4" table:acceptance-state="accepted">
          <table:cell-address table:column="1" table:row="5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5" table:acceptance-state="accepted">
          <table:cell-address table:column="1" table:row="5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6" table:acceptance-state="accepted">
          <table:cell-address table:column="1" table:row="5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7" table:acceptance-state="accepted">
          <table:cell-address table:column="1" table:row="5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8" table:acceptance-state="accepted">
          <table:cell-address table:column="1" table:row="5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9" table:acceptance-state="accepted">
          <table:cell-address table:column="1" table:row="5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0" table:acceptance-state="accepted">
          <table:cell-address table:column="1" table:row="5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1" table:acceptance-state="accepted">
          <table:cell-address table:column="1" table:row="5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2" table:acceptance-state="accepted">
          <table:cell-address table:column="1" table:row="5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3" table:acceptance-state="accepted">
          <table:cell-address table:column="1" table:row="5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4" table:acceptance-state="accepted">
          <table:cell-address table:column="1" table:row="5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5" table:acceptance-state="accepted">
          <table:cell-address table:column="1" table:row="5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6" table:acceptance-state="accepted">
          <table:cell-address table:column="1" table:row="5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7" table:acceptance-state="accepted">
          <table:cell-address table:column="1" table:row="5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8" table:acceptance-state="accepted">
          <table:cell-address table:column="1" table:row="5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9" table:acceptance-state="accepted">
          <table:cell-address table:column="1" table:row="5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0" table:acceptance-state="accepted">
          <table:cell-address table:column="1" table:row="5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1" table:acceptance-state="accepted">
          <table:cell-address table:column="1" table:row="5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2" table:acceptance-state="accepted">
          <table:cell-address table:column="1" table:row="5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3" table:acceptance-state="accepted">
          <table:cell-address table:column="1" table:row="5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4" table:acceptance-state="accepted">
          <table:cell-address table:column="1" table:row="5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5" table:acceptance-state="accepted">
          <table:cell-address table:column="1" table:row="5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6" table:acceptance-state="accepted">
          <table:cell-address table:column="1" table:row="5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7" table:acceptance-state="accepted">
          <table:cell-address table:column="1" table:row="5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8" table:acceptance-state="accepted">
          <table:cell-address table:column="1" table:row="5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9" table:acceptance-state="accepted">
          <table:cell-address table:column="1" table:row="5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0" table:acceptance-state="accepted">
          <table:cell-address table:column="1" table:row="5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1" table:acceptance-state="accepted">
          <table:cell-address table:column="1" table:row="5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2" table:acceptance-state="accepted">
          <table:cell-address table:column="1" table:row="5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3" table:acceptance-state="accepted">
          <table:cell-address table:column="1" table:row="5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4" table:acceptance-state="accepted">
          <table:cell-address table:column="1" table:row="5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5" table:acceptance-state="accepted">
          <table:cell-address table:column="1" table:row="5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6" table:acceptance-state="accepted">
          <table:cell-address table:column="1" table:row="5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7" table:acceptance-state="accepted">
          <table:cell-address table:column="1" table:row="5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8" table:acceptance-state="accepted">
          <table:cell-address table:column="1" table:row="5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9" table:acceptance-state="accepted">
          <table:cell-address table:column="1" table:row="5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0" table:acceptance-state="accepted">
          <table:cell-address table:column="1" table:row="5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1" table:acceptance-state="accepted">
          <table:cell-address table:column="1" table:row="5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2" table:acceptance-state="accepted">
          <table:cell-address table:column="1" table:row="5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3" table:acceptance-state="accepted">
          <table:cell-address table:column="1" table:row="5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4" table:acceptance-state="accepted">
          <table:cell-address table:column="1" table:row="5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5" table:acceptance-state="accepted">
          <table:cell-address table:column="1" table:row="5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6" table:acceptance-state="accepted">
          <table:cell-address table:column="1" table:row="5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7" table:acceptance-state="accepted">
          <table:cell-address table:column="1" table:row="5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8" table:acceptance-state="accepted">
          <table:cell-address table:column="1" table:row="5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9" table:acceptance-state="accepted">
          <table:cell-address table:column="1" table:row="5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0" table:acceptance-state="accepted">
          <table:cell-address table:column="1" table:row="5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1" table:acceptance-state="accepted">
          <table:cell-address table:column="1" table:row="5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2" table:acceptance-state="accepted">
          <table:cell-address table:column="1" table:row="5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3" table:acceptance-state="accepted">
          <table:cell-address table:column="1" table:row="5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4" table:acceptance-state="accepted">
          <table:cell-address table:column="1" table:row="5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5" table:acceptance-state="accepted">
          <table:cell-address table:column="1" table:row="5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6" table:acceptance-state="accepted">
          <table:cell-address table:column="1" table:row="5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7" table:acceptance-state="accepted">
          <table:cell-address table:column="1" table:row="5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8" table:acceptance-state="accepted">
          <table:cell-address table:column="1" table:row="5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9" table:acceptance-state="accepted">
          <table:cell-address table:column="1" table:row="5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0" table:acceptance-state="accepted">
          <table:cell-address table:column="1" table:row="5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1" table:acceptance-state="accepted">
          <table:cell-address table:column="1" table:row="5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2" table:acceptance-state="accepted">
          <table:cell-address table:column="1" table:row="5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3" table:acceptance-state="accepted">
          <table:cell-address table:column="1" table:row="5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4" table:acceptance-state="accepted">
          <table:cell-address table:column="1" table:row="5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5" table:acceptance-state="accepted">
          <table:cell-address table:column="1" table:row="5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6" table:acceptance-state="accepted">
          <table:cell-address table:column="1" table:row="5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7" table:acceptance-state="accepted">
          <table:cell-address table:column="1" table:row="5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8" table:acceptance-state="accepted">
          <table:cell-address table:column="1" table:row="5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9" table:acceptance-state="accepted">
          <table:cell-address table:column="1" table:row="5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0" table:acceptance-state="accepted">
          <table:cell-address table:column="1" table:row="5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1" table:acceptance-state="accepted">
          <table:cell-address table:column="1" table:row="5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2" table:acceptance-state="accepted">
          <table:cell-address table:column="1" table:row="5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3" table:acceptance-state="accepted">
          <table:cell-address table:column="1" table:row="5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4" table:acceptance-state="accepted">
          <table:cell-address table:column="1" table:row="5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5" table:acceptance-state="accepted">
          <table:cell-address table:column="1" table:row="5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6" table:acceptance-state="accepted">
          <table:cell-address table:column="1" table:row="5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7" table:acceptance-state="accepted">
          <table:cell-address table:column="1" table:row="5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8" table:acceptance-state="accepted">
          <table:cell-address table:column="1" table:row="5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9" table:acceptance-state="accepted">
          <table:cell-address table:column="1" table:row="5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0" table:acceptance-state="accepted">
          <table:cell-address table:column="1" table:row="5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1" table:acceptance-state="accepted">
          <table:cell-address table:column="1" table:row="5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2" table:acceptance-state="accepted">
          <table:cell-address table:column="1" table:row="5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3" table:acceptance-state="accepted">
          <table:cell-address table:column="1" table:row="5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4" table:acceptance-state="accepted">
          <table:cell-address table:column="1" table:row="5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5" table:acceptance-state="accepted">
          <table:cell-address table:column="1" table:row="5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6" table:acceptance-state="accepted">
          <table:cell-address table:column="1" table:row="5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7" table:acceptance-state="accepted">
          <table:cell-address table:column="1" table:row="5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8" table:acceptance-state="accepted">
          <table:cell-address table:column="1" table:row="5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9" table:acceptance-state="accepted">
          <table:cell-address table:column="1" table:row="5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0" table:acceptance-state="accepted">
          <table:cell-address table:column="1" table:row="5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1" table:acceptance-state="accepted">
          <table:cell-address table:column="1" table:row="5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2" table:acceptance-state="accepted">
          <table:cell-address table:column="1" table:row="5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3" table:acceptance-state="accepted">
          <table:cell-address table:column="1" table:row="5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4" table:acceptance-state="accepted">
          <table:cell-address table:column="1" table:row="5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5" table:acceptance-state="accepted">
          <table:cell-address table:column="1" table:row="5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6" table:acceptance-state="accepted">
          <table:cell-address table:column="1" table:row="5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7" table:acceptance-state="accepted">
          <table:cell-address table:column="1" table:row="5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8" table:acceptance-state="accepted">
          <table:cell-address table:column="1" table:row="5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9" table:acceptance-state="accepted">
          <table:cell-address table:column="1" table:row="5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0" table:acceptance-state="accepted">
          <table:cell-address table:column="1" table:row="5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1" table:acceptance-state="accepted">
          <table:cell-address table:column="1" table:row="6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2" table:acceptance-state="accepted">
          <table:cell-address table:column="1" table:row="6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3" table:acceptance-state="accepted">
          <table:cell-address table:column="1" table:row="6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4" table:acceptance-state="accepted">
          <table:cell-address table:column="1" table:row="6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5" table:acceptance-state="accepted">
          <table:cell-address table:column="1" table:row="6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6" table:acceptance-state="accepted">
          <table:cell-address table:column="1" table:row="6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7" table:acceptance-state="accepted">
          <table:cell-address table:column="1" table:row="6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8" table:acceptance-state="accepted">
          <table:cell-address table:column="1" table:row="6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9" table:acceptance-state="accepted">
          <table:cell-address table:column="1" table:row="6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0" table:acceptance-state="accepted">
          <table:cell-address table:column="1" table:row="6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1" table:acceptance-state="accepted">
          <table:cell-address table:column="1" table:row="6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2" table:acceptance-state="accepted">
          <table:cell-address table:column="1" table:row="6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3" table:acceptance-state="accepted">
          <table:cell-address table:column="1" table:row="6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4" table:acceptance-state="accepted">
          <table:cell-address table:column="1" table:row="6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5" table:acceptance-state="accepted">
          <table:cell-address table:column="1" table:row="6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6" table:acceptance-state="accepted">
          <table:cell-address table:column="1" table:row="6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7" table:acceptance-state="accepted">
          <table:cell-address table:column="1" table:row="6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8" table:acceptance-state="accepted">
          <table:cell-address table:column="1" table:row="6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9" table:acceptance-state="accepted">
          <table:cell-address table:column="1" table:row="6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0" table:acceptance-state="accepted">
          <table:cell-address table:column="1" table:row="6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1" table:acceptance-state="accepted">
          <table:cell-address table:column="1" table:row="6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2" table:acceptance-state="accepted">
          <table:cell-address table:column="1" table:row="6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3" table:acceptance-state="accepted">
          <table:cell-address table:column="1" table:row="6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4" table:acceptance-state="accepted">
          <table:cell-address table:column="1" table:row="6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5" table:acceptance-state="accepted">
          <table:cell-address table:column="1" table:row="6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6" table:acceptance-state="accepted">
          <table:cell-address table:column="1" table:row="6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7" table:acceptance-state="accepted">
          <table:cell-address table:column="1" table:row="6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8" table:acceptance-state="accepted">
          <table:cell-address table:column="1" table:row="6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9" table:acceptance-state="accepted">
          <table:cell-address table:column="1" table:row="6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0" table:acceptance-state="accepted">
          <table:cell-address table:column="1" table:row="6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1" table:acceptance-state="accepted">
          <table:cell-address table:column="1" table:row="6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2" table:acceptance-state="accepted">
          <table:cell-address table:column="1" table:row="6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3" table:acceptance-state="accepted">
          <table:cell-address table:column="1" table:row="6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4" table:acceptance-state="accepted">
          <table:cell-address table:column="1" table:row="6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5" table:acceptance-state="accepted">
          <table:cell-address table:column="1" table:row="6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6" table:acceptance-state="accepted">
          <table:cell-address table:column="1" table:row="6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7" table:acceptance-state="accepted">
          <table:cell-address table:column="1" table:row="6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8" table:acceptance-state="accepted">
          <table:cell-address table:column="1" table:row="6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9" table:acceptance-state="accepted">
          <table:cell-address table:column="1" table:row="6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0" table:acceptance-state="accepted">
          <table:cell-address table:column="1" table:row="6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1" table:acceptance-state="accepted">
          <table:cell-address table:column="1" table:row="6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2" table:acceptance-state="accepted">
          <table:cell-address table:column="1" table:row="6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3" table:acceptance-state="accepted">
          <table:cell-address table:column="1" table:row="6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4" table:acceptance-state="accepted">
          <table:cell-address table:column="1" table:row="6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5" table:acceptance-state="accepted">
          <table:cell-address table:column="1" table:row="6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6" table:acceptance-state="accepted">
          <table:cell-address table:column="1" table:row="6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7" table:acceptance-state="accepted">
          <table:cell-address table:column="1" table:row="6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8" table:acceptance-state="accepted">
          <table:cell-address table:column="1" table:row="6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9" table:acceptance-state="accepted">
          <table:cell-address table:column="1" table:row="6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0" table:acceptance-state="accepted">
          <table:cell-address table:column="1" table:row="6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1" table:acceptance-state="accepted">
          <table:cell-address table:column="1" table:row="6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2" table:acceptance-state="accepted">
          <table:cell-address table:column="1" table:row="6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3" table:acceptance-state="accepted">
          <table:cell-address table:column="1" table:row="6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4" table:acceptance-state="accepted">
          <table:cell-address table:column="1" table:row="6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5" table:acceptance-state="accepted">
          <table:cell-address table:column="1" table:row="6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6" table:acceptance-state="accepted">
          <table:cell-address table:column="1" table:row="6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7" table:acceptance-state="accepted">
          <table:cell-address table:column="1" table:row="6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8" table:acceptance-state="accepted">
          <table:cell-address table:column="1" table:row="6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9" table:acceptance-state="accepted">
          <table:cell-address table:column="1" table:row="6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0" table:acceptance-state="accepted">
          <table:cell-address table:column="1" table:row="6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1" table:acceptance-state="accepted">
          <table:cell-address table:column="1" table:row="6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2" table:acceptance-state="accepted">
          <table:cell-address table:column="1" table:row="6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3" table:acceptance-state="accepted">
          <table:cell-address table:column="1" table:row="6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4" table:acceptance-state="accepted">
          <table:cell-address table:column="1" table:row="6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5" table:acceptance-state="accepted">
          <table:cell-address table:column="1" table:row="6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6" table:acceptance-state="accepted">
          <table:cell-address table:column="1" table:row="6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7" table:acceptance-state="accepted">
          <table:cell-address table:column="1" table:row="6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8" table:acceptance-state="accepted">
          <table:cell-address table:column="1" table:row="6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9" table:acceptance-state="accepted">
          <table:cell-address table:column="1" table:row="6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0" table:acceptance-state="accepted">
          <table:cell-address table:column="1" table:row="6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1" table:acceptance-state="accepted">
          <table:cell-address table:column="1" table:row="6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2" table:acceptance-state="accepted">
          <table:cell-address table:column="1" table:row="6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3" table:acceptance-state="accepted">
          <table:cell-address table:column="1" table:row="6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4" table:acceptance-state="accepted">
          <table:cell-address table:column="1" table:row="6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5" table:acceptance-state="accepted">
          <table:cell-address table:column="1" table:row="6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6" table:acceptance-state="accepted">
          <table:cell-address table:column="1" table:row="6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7" table:acceptance-state="accepted">
          <table:cell-address table:column="1" table:row="6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8" table:acceptance-state="accepted">
          <table:cell-address table:column="1" table:row="6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9" table:acceptance-state="accepted">
          <table:cell-address table:column="1" table:row="6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0" table:acceptance-state="accepted">
          <table:cell-address table:column="1" table:row="6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1" table:acceptance-state="accepted">
          <table:cell-address table:column="1" table:row="6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2" table:acceptance-state="accepted">
          <table:cell-address table:column="1" table:row="6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3" table:acceptance-state="accepted">
          <table:cell-address table:column="1" table:row="6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4" table:acceptance-state="accepted">
          <table:cell-address table:column="1" table:row="6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5" table:acceptance-state="accepted">
          <table:cell-address table:column="1" table:row="6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6" table:acceptance-state="accepted">
          <table:cell-address table:column="1" table:row="6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7" table:acceptance-state="accepted">
          <table:cell-address table:column="1" table:row="6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8" table:acceptance-state="accepted">
          <table:cell-address table:column="1" table:row="6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9" table:acceptance-state="accepted">
          <table:cell-address table:column="1" table:row="6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0" table:acceptance-state="accepted">
          <table:cell-address table:column="1" table:row="6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1" table:acceptance-state="accepted">
          <table:cell-address table:column="1" table:row="6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2" table:acceptance-state="accepted">
          <table:cell-address table:column="1" table:row="6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3" table:acceptance-state="accepted">
          <table:cell-address table:column="1" table:row="6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4" table:acceptance-state="accepted">
          <table:cell-address table:column="1" table:row="6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5" table:acceptance-state="accepted">
          <table:cell-address table:column="1" table:row="6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6" table:acceptance-state="accepted">
          <table:cell-address table:column="1" table:row="6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7" table:acceptance-state="accepted">
          <table:cell-address table:column="1" table:row="6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8" table:acceptance-state="accepted">
          <table:cell-address table:column="1" table:row="6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9" table:acceptance-state="accepted">
          <table:cell-address table:column="1" table:row="7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0" table:acceptance-state="accepted">
          <table:cell-address table:column="1" table:row="7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1" table:acceptance-state="accepted">
          <table:cell-address table:column="1" table:row="7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2" table:acceptance-state="accepted">
          <table:cell-address table:column="1" table:row="7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3" table:acceptance-state="accepted">
          <table:cell-address table:column="1" table:row="7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4" table:acceptance-state="accepted">
          <table:cell-address table:column="1" table:row="7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5" table:acceptance-state="accepted">
          <table:cell-address table:column="1" table:row="7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6" table:acceptance-state="accepted">
          <table:cell-address table:column="1" table:row="7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7" table:acceptance-state="accepted">
          <table:cell-address table:column="1" table:row="7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8" table:acceptance-state="accepted">
          <table:cell-address table:column="1" table:row="7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9" table:acceptance-state="accepted">
          <table:cell-address table:column="1" table:row="7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0" table:acceptance-state="accepted">
          <table:cell-address table:column="1" table:row="7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1" table:acceptance-state="accepted">
          <table:cell-address table:column="1" table:row="7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2" table:acceptance-state="accepted">
          <table:cell-address table:column="1" table:row="7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3" table:acceptance-state="accepted">
          <table:cell-address table:column="1" table:row="7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4" table:acceptance-state="accepted">
          <table:cell-address table:column="1" table:row="7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5" table:acceptance-state="accepted">
          <table:cell-address table:column="1" table:row="7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6" table:acceptance-state="accepted">
          <table:cell-address table:column="1" table:row="7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7" table:acceptance-state="accepted">
          <table:cell-address table:column="1" table:row="7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8" table:acceptance-state="accepted">
          <table:cell-address table:column="1" table:row="7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9" table:acceptance-state="accepted">
          <table:cell-address table:column="1" table:row="7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0" table:acceptance-state="accepted">
          <table:cell-address table:column="1" table:row="7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1" table:acceptance-state="accepted">
          <table:cell-address table:column="1" table:row="7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2" table:acceptance-state="accepted">
          <table:cell-address table:column="1" table:row="7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3" table:acceptance-state="accepted">
          <table:cell-address table:column="1" table:row="7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4" table:acceptance-state="accepted">
          <table:cell-address table:column="1" table:row="7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5" table:acceptance-state="accepted">
          <table:cell-address table:column="1" table:row="7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6" table:acceptance-state="accepted">
          <table:cell-address table:column="1" table:row="7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7" table:acceptance-state="accepted">
          <table:cell-address table:column="1" table:row="7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8" table:acceptance-state="accepted">
          <table:cell-address table:column="1" table:row="7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9" table:acceptance-state="accepted">
          <table:cell-address table:column="1" table:row="7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0" table:acceptance-state="accepted">
          <table:cell-address table:column="1" table:row="7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1" table:acceptance-state="accepted">
          <table:cell-address table:column="1" table:row="7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2" table:acceptance-state="accepted">
          <table:cell-address table:column="1" table:row="7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3" table:acceptance-state="accepted">
          <table:cell-address table:column="1" table:row="7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4" table:acceptance-state="accepted">
          <table:cell-address table:column="1" table:row="7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5" table:acceptance-state="accepted">
          <table:cell-address table:column="1" table:row="7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6" table:acceptance-state="accepted">
          <table:cell-address table:column="1" table:row="7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7" table:acceptance-state="accepted">
          <table:cell-address table:column="1" table:row="7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8" table:acceptance-state="accepted">
          <table:cell-address table:column="1" table:row="7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9" table:acceptance-state="accepted">
          <table:cell-address table:column="1" table:row="7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0" table:acceptance-state="accepted">
          <table:cell-address table:column="1" table:row="7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1" table:acceptance-state="accepted">
          <table:cell-address table:column="1" table:row="7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2" table:acceptance-state="accepted">
          <table:cell-address table:column="1" table:row="7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3" table:acceptance-state="accepted">
          <table:cell-address table:column="1" table:row="7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4" table:acceptance-state="accepted">
          <table:cell-address table:column="1" table:row="7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5" table:acceptance-state="accepted">
          <table:cell-address table:column="1" table:row="7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6" table:acceptance-state="accepted">
          <table:cell-address table:column="1" table:row="7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7" table:acceptance-state="accepted">
          <table:cell-address table:column="1" table:row="7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8" table:acceptance-state="accepted">
          <table:cell-address table:column="1" table:row="7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9" table:acceptance-state="accepted">
          <table:cell-address table:column="1" table:row="7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0" table:acceptance-state="accepted">
          <table:cell-address table:column="1" table:row="7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1" table:acceptance-state="accepted">
          <table:cell-address table:column="1" table:row="7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2" table:acceptance-state="accepted">
          <table:cell-address table:column="1" table:row="7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3" table:acceptance-state="accepted">
          <table:cell-address table:column="1" table:row="7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4" table:acceptance-state="accepted">
          <table:cell-address table:column="1" table:row="7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5" table:acceptance-state="accepted">
          <table:cell-address table:column="1" table:row="7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6" table:acceptance-state="accepted">
          <table:cell-address table:column="1" table:row="7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7" table:acceptance-state="accepted">
          <table:cell-address table:column="1" table:row="7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8" table:acceptance-state="accepted">
          <table:cell-address table:column="1" table:row="7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9" table:acceptance-state="accepted">
          <table:cell-address table:column="1" table:row="7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0" table:acceptance-state="accepted">
          <table:cell-address table:column="1" table:row="7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1" table:acceptance-state="accepted">
          <table:cell-address table:column="1" table:row="7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2" table:acceptance-state="accepted">
          <table:cell-address table:column="1" table:row="7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3" table:acceptance-state="accepted">
          <table:cell-address table:column="1" table:row="7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4" table:acceptance-state="accepted">
          <table:cell-address table:column="1" table:row="7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5" table:acceptance-state="accepted">
          <table:cell-address table:column="1" table:row="7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6" table:acceptance-state="accepted">
          <table:cell-address table:column="1" table:row="7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7" table:acceptance-state="accepted">
          <table:cell-address table:column="1" table:row="7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8" table:acceptance-state="accepted">
          <table:cell-address table:column="1" table:row="7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9" table:acceptance-state="accepted">
          <table:cell-address table:column="1" table:row="7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0" table:acceptance-state="accepted">
          <table:cell-address table:column="1" table:row="7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1" table:acceptance-state="accepted">
          <table:cell-address table:column="1" table:row="7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2" table:acceptance-state="accepted">
          <table:cell-address table:column="1" table:row="7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3" table:acceptance-state="accepted">
          <table:cell-address table:column="1" table:row="7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4" table:acceptance-state="accepted">
          <table:cell-address table:column="1" table:row="7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5" table:acceptance-state="accepted">
          <table:cell-address table:column="1" table:row="7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6" table:acceptance-state="accepted">
          <table:cell-address table:column="1" table:row="7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7" table:acceptance-state="accepted">
          <table:cell-address table:column="1" table:row="7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8" table:acceptance-state="accepted">
          <table:cell-address table:column="1" table:row="7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9" table:acceptance-state="accepted">
          <table:cell-address table:column="1" table:row="7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0" table:acceptance-state="accepted">
          <table:cell-address table:column="1" table:row="7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1" table:acceptance-state="accepted">
          <table:cell-address table:column="1" table:row="7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2" table:acceptance-state="accepted">
          <table:cell-address table:column="1" table:row="7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3" table:acceptance-state="accepted">
          <table:cell-address table:column="1" table:row="7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4" table:acceptance-state="accepted">
          <table:cell-address table:column="1" table:row="7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5" table:acceptance-state="accepted">
          <table:cell-address table:column="1" table:row="7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6" table:acceptance-state="accepted">
          <table:cell-address table:column="1" table:row="7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7" table:acceptance-state="accepted">
          <table:cell-address table:column="1" table:row="7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8" table:acceptance-state="accepted">
          <table:cell-address table:column="1" table:row="7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9" table:acceptance-state="accepted">
          <table:cell-address table:column="1" table:row="7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0" table:acceptance-state="accepted">
          <table:cell-address table:column="1" table:row="7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1" table:acceptance-state="accepted">
          <table:cell-address table:column="1" table:row="7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2" table:acceptance-state="accepted">
          <table:cell-address table:column="1" table:row="7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3" table:acceptance-state="accepted">
          <table:cell-address table:column="1" table:row="7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4" table:acceptance-state="accepted">
          <table:cell-address table:column="1" table:row="7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5" table:acceptance-state="accepted">
          <table:cell-address table:column="1" table:row="7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6" table:acceptance-state="accepted">
          <table:cell-address table:column="1" table:row="7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7" table:acceptance-state="accepted">
          <table:cell-address table:column="1" table:row="7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8" table:acceptance-state="accepted">
          <table:cell-address table:column="1" table:row="7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9" table:acceptance-state="accepted">
          <table:cell-address table:column="1" table:row="8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0" table:acceptance-state="accepted">
          <table:cell-address table:column="1" table:row="8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1" table:acceptance-state="accepted">
          <table:cell-address table:column="1" table:row="8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2" table:acceptance-state="accepted">
          <table:cell-address table:column="1" table:row="8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3" table:acceptance-state="accepted">
          <table:cell-address table:column="1" table:row="8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4" table:acceptance-state="accepted">
          <table:cell-address table:column="1" table:row="8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5" table:acceptance-state="accepted">
          <table:cell-address table:column="1" table:row="8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6" table:acceptance-state="accepted">
          <table:cell-address table:column="1" table:row="8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7" table:acceptance-state="accepted">
          <table:cell-address table:column="1" table:row="8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8" table:acceptance-state="accepted">
          <table:cell-address table:column="1" table:row="8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9" table:acceptance-state="accepted">
          <table:cell-address table:column="1" table:row="8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0" table:acceptance-state="accepted">
          <table:cell-address table:column="1" table:row="8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1" table:acceptance-state="accepted">
          <table:cell-address table:column="1" table:row="8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2" table:acceptance-state="accepted">
          <table:cell-address table:column="1" table:row="8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3" table:acceptance-state="accepted">
          <table:cell-address table:column="1" table:row="8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4" table:acceptance-state="accepted">
          <table:cell-address table:column="1" table:row="8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5" table:acceptance-state="accepted">
          <table:cell-address table:column="1" table:row="8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6" table:acceptance-state="accepted">
          <table:cell-address table:column="1" table:row="8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7" table:acceptance-state="accepted">
          <table:cell-address table:column="1" table:row="8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8" table:acceptance-state="accepted">
          <table:cell-address table:column="1" table:row="8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9" table:acceptance-state="accepted">
          <table:cell-address table:column="1" table:row="8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0" table:acceptance-state="accepted">
          <table:cell-address table:column="1" table:row="8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1" table:acceptance-state="accepted">
          <table:cell-address table:column="1" table:row="8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2" table:acceptance-state="accepted">
          <table:cell-address table:column="1" table:row="8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3" table:acceptance-state="accepted">
          <table:cell-address table:column="1" table:row="8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4" table:acceptance-state="accepted">
          <table:cell-address table:column="1" table:row="8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5" table:acceptance-state="accepted">
          <table:cell-address table:column="1" table:row="8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6" table:acceptance-state="accepted">
          <table:cell-address table:column="1" table:row="8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7" table:acceptance-state="accepted">
          <table:cell-address table:column="1" table:row="8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8" table:acceptance-state="accepted">
          <table:cell-address table:column="1" table:row="8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9" table:acceptance-state="accepted">
          <table:cell-address table:column="1" table:row="8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50" table:acceptance-state="accepted">
          <table:cell-address table:column="1" table:row="8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51" table:acceptance-state="accepted">
          <table:cell-address table:column="1" table:row="8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52" table:acceptance-state="accepted">
          <table:cell-address table:column="1" table:row="794" table:table="0"/>
          <office:change-info>
            <dc:creator> </dc:creator>
            <dc:date>2018-12-09T17:50:37.491000000</dc:date>
          </office:change-info>
          <table:previous table:id="ct3313">
            <table:change-track-table-cell office:value-type="string">
              <text:p>X</text:p>
            </table:change-track-table-cell>
          </table:previous>
        </table:cell-content-change>
        <table:cell-content-change table:id="ct3353" table:acceptance-state="accepted">
          <table:cell-address table:column="1" table:row="795" table:table="0"/>
          <office:change-info>
            <dc:creator> </dc:creator>
            <dc:date>2018-12-09T17:50:37.491000000</dc:date>
          </office:change-info>
          <table:previous table:id="ct3314">
            <table:change-track-table-cell office:value-type="string">
              <text:p>X</text:p>
            </table:change-track-table-cell>
          </table:previous>
        </table:cell-content-change>
        <table:cell-content-change table:id="ct3354" table:acceptance-state="accepted">
          <table:cell-address table:column="1" table:row="796" table:table="0"/>
          <office:change-info>
            <dc:creator> </dc:creator>
            <dc:date>2018-12-09T17:50:37.491000000</dc:date>
          </office:change-info>
          <table:previous table:id="ct3315">
            <table:change-track-table-cell office:value-type="string">
              <text:p>X</text:p>
            </table:change-track-table-cell>
          </table:previous>
        </table:cell-content-change>
        <table:cell-content-change table:id="ct3355" table:acceptance-state="accepted">
          <table:cell-address table:column="1" table:row="791" table:table="0"/>
          <office:change-info>
            <dc:creator> </dc:creator>
            <dc:date>2018-12-09T17:51:46.320000000</dc:date>
          </office:change-info>
          <table:previous table:id="ct3310">
            <table:change-track-table-cell office:value-type="string">
              <text:p>X</text:p>
            </table:change-track-table-cell>
          </table:previous>
        </table:cell-content-change>
        <table:cell-content-change table:id="ct3356" table:acceptance-state="accepted">
          <table:cell-address table:column="1" table:row="792" table:table="0"/>
          <office:change-info>
            <dc:creator> </dc:creator>
            <dc:date>2018-12-09T17:51:46.320000000</dc:date>
          </office:change-info>
          <table:previous table:id="ct3311">
            <table:change-track-table-cell office:value-type="string">
              <text:p>X</text:p>
            </table:change-track-table-cell>
          </table:previous>
        </table:cell-content-change>
        <table:cell-content-change table:id="ct3357" table:acceptance-state="accepted">
          <table:cell-address table:column="1" table:row="788" table:table="0"/>
          <office:change-info>
            <dc:creator> </dc:creator>
            <dc:date>2018-12-09T17:51:51.608000000</dc:date>
          </office:change-info>
          <table:previous table:id="ct3307">
            <table:change-track-table-cell office:value-type="string">
              <text:p>X</text:p>
            </table:change-track-table-cell>
          </table:previous>
        </table:cell-content-change>
        <table:cell-content-change table:id="ct3358" table:acceptance-state="accepted">
          <table:cell-address table:column="1" table:row="773" table:table="0"/>
          <office:change-info>
            <dc:creator> </dc:creator>
            <dc:date>2018-12-09T17:52:04.790000000</dc:date>
          </office:change-info>
          <table:previous table:id="ct3292">
            <table:change-track-table-cell office:value-type="string">
              <text:p>X</text:p>
            </table:change-track-table-cell>
          </table:previous>
        </table:cell-content-change>
        <table:cell-content-change table:id="ct3359" table:acceptance-state="accepted">
          <table:cell-address table:column="1" table:row="774" table:table="0"/>
          <office:change-info>
            <dc:creator> </dc:creator>
            <dc:date>2018-12-09T17:52:04.790000000</dc:date>
          </office:change-info>
          <table:previous table:id="ct3293">
            <table:change-track-table-cell office:value-type="string">
              <text:p>X</text:p>
            </table:change-track-table-cell>
          </table:previous>
        </table:cell-content-change>
        <table:cell-content-change table:id="ct3360" table:acceptance-state="accepted">
          <table:cell-address table:column="1" table:row="721" table:table="0"/>
          <office:change-info>
            <dc:creator> </dc:creator>
            <dc:date>2018-12-09T17:52:22.948000000</dc:date>
          </office:change-info>
          <table:previous table:id="ct3240">
            <table:change-track-table-cell office:value-type="string">
              <text:p>X</text:p>
            </table:change-track-table-cell>
          </table:previous>
        </table:cell-content-change>
        <table:cell-content-change table:id="ct3361" table:acceptance-state="accepted">
          <table:cell-address table:column="1" table:row="718" table:table="0"/>
          <office:change-info>
            <dc:creator> </dc:creator>
            <dc:date>2018-12-09T17:52:26.505000000</dc:date>
          </office:change-info>
          <table:previous table:id="ct3237">
            <table:change-track-table-cell office:value-type="string">
              <text:p>X</text:p>
            </table:change-track-table-cell>
          </table:previous>
        </table:cell-content-change>
        <table:cell-content-change table:id="ct3362" table:acceptance-state="accepted">
          <table:cell-address table:column="1" table:row="708" table:table="0"/>
          <office:change-info>
            <dc:creator> </dc:creator>
            <dc:date>2018-12-09T17:52:49.780000000</dc:date>
          </office:change-info>
          <table:previous table:id="ct3227">
            <table:change-track-table-cell office:value-type="string">
              <text:p>X</text:p>
            </table:change-track-table-cell>
          </table:previous>
        </table:cell-content-change>
        <table:cell-content-change table:id="ct3363" table:acceptance-state="accepted">
          <table:cell-address table:column="1" table:row="709" table:table="0"/>
          <office:change-info>
            <dc:creator> </dc:creator>
            <dc:date>2018-12-09T17:52:49.780000000</dc:date>
          </office:change-info>
          <table:previous table:id="ct3228">
            <table:change-track-table-cell office:value-type="string">
              <text:p>X</text:p>
            </table:change-track-table-cell>
          </table:previous>
        </table:cell-content-change>
        <table:cell-content-change table:id="ct3364" table:acceptance-state="accepted">
          <table:cell-address table:column="1" table:row="710" table:table="0"/>
          <office:change-info>
            <dc:creator> </dc:creator>
            <dc:date>2018-12-09T17:52:49.780000000</dc:date>
          </office:change-info>
          <table:previous table:id="ct3229">
            <table:change-track-table-cell office:value-type="string">
              <text:p>X</text:p>
            </table:change-track-table-cell>
          </table:previous>
        </table:cell-content-change>
        <table:cell-content-change table:id="ct3365" table:acceptance-state="accepted">
          <table:cell-address table:column="1" table:row="711" table:table="0"/>
          <office:change-info>
            <dc:creator> </dc:creator>
            <dc:date>2018-12-09T17:52:49.780000000</dc:date>
          </office:change-info>
          <table:previous table:id="ct3230">
            <table:change-track-table-cell office:value-type="string">
              <text:p>X</text:p>
            </table:change-track-table-cell>
          </table:previous>
        </table:cell-content-change>
        <table:cell-content-change table:id="ct3366" table:acceptance-state="accepted">
          <table:cell-address table:column="1" table:row="699" table:table="0"/>
          <office:change-info>
            <dc:creator> </dc:creator>
            <dc:date>2018-12-09T17:52:55.318000000</dc:date>
          </office:change-info>
          <table:previous table:id="ct3218">
            <table:change-track-table-cell office:value-type="string">
              <text:p>X</text:p>
            </table:change-track-table-cell>
          </table:previous>
        </table:cell-content-change>
        <table:cell-content-change table:id="ct3367" table:acceptance-state="accepted">
          <table:cell-address table:column="1" table:row="700" table:table="0"/>
          <office:change-info>
            <dc:creator> </dc:creator>
            <dc:date>2018-12-09T17:52:55.318000000</dc:date>
          </office:change-info>
          <table:previous table:id="ct3219">
            <table:change-track-table-cell office:value-type="string">
              <text:p>X</text:p>
            </table:change-track-table-cell>
          </table:previous>
        </table:cell-content-change>
        <table:cell-content-change table:id="ct3368" table:acceptance-state="accepted">
          <table:cell-address table:column="1" table:row="697" table:table="0"/>
          <office:change-info>
            <dc:creator> </dc:creator>
            <dc:date>2018-12-09T17:53:04.600000000</dc:date>
          </office:change-info>
          <table:previous table:id="ct3216">
            <table:change-track-table-cell office:value-type="string">
              <text:p>X</text:p>
            </table:change-track-table-cell>
          </table:previous>
        </table:cell-content-change>
        <table:cell-content-change table:id="ct3369" table:acceptance-state="accepted">
          <table:cell-address table:column="1" table:row="694" table:table="0"/>
          <office:change-info>
            <dc:creator> </dc:creator>
            <dc:date>2018-12-09T17:53:16.207000000</dc:date>
          </office:change-info>
          <table:previous table:id="ct3213">
            <table:change-track-table-cell office:value-type="string">
              <text:p>X</text:p>
            </table:change-track-table-cell>
          </table:previous>
        </table:cell-content-change>
        <table:cell-content-change table:id="ct3370" table:acceptance-state="accepted">
          <table:cell-address table:column="1" table:row="692" table:table="0"/>
          <office:change-info>
            <dc:creator> </dc:creator>
            <dc:date>2018-12-09T17:53:20.528000000</dc:date>
          </office:change-info>
          <table:previous table:id="ct3211">
            <table:change-track-table-cell office:value-type="string">
              <text:p>X</text:p>
            </table:change-track-table-cell>
          </table:previous>
        </table:cell-content-change>
        <table:cell-content-change table:id="ct3371" table:acceptance-state="accepted">
          <table:cell-address table:column="1" table:row="690" table:table="0"/>
          <office:change-info>
            <dc:creator> </dc:creator>
            <dc:date>2018-12-09T17:53:24.834000000</dc:date>
          </office:change-info>
          <table:previous table:id="ct3209">
            <table:change-track-table-cell office:value-type="string">
              <text:p>X</text:p>
            </table:change-track-table-cell>
          </table:previous>
        </table:cell-content-change>
        <table:cell-content-change table:id="ct3372" table:acceptance-state="accepted">
          <table:cell-address table:column="1" table:row="687" table:table="0"/>
          <office:change-info>
            <dc:creator> </dc:creator>
            <dc:date>2018-12-09T17:53:31.354000000</dc:date>
          </office:change-info>
          <table:previous table:id="ct3206">
            <table:change-track-table-cell office:value-type="string">
              <text:p>X</text:p>
            </table:change-track-table-cell>
          </table:previous>
        </table:cell-content-change>
        <table:cell-content-change table:id="ct3373" table:acceptance-state="accepted">
          <table:cell-address table:column="1" table:row="676" table:table="0"/>
          <office:change-info>
            <dc:creator> </dc:creator>
            <dc:date>2018-12-09T17:53:44.661000000</dc:date>
          </office:change-info>
          <table:previous table:id="ct3195">
            <table:change-track-table-cell office:value-type="string">
              <text:p>X</text:p>
            </table:change-track-table-cell>
          </table:previous>
        </table:cell-content-change>
        <table:cell-content-change table:id="ct3374" table:acceptance-state="accepted">
          <table:cell-address table:column="1" table:row="570" table:table="0"/>
          <office:change-info>
            <dc:creator> </dc:creator>
            <dc:date>2018-12-09T17:54:39.200000000</dc:date>
          </office:change-info>
          <table:previous table:id="ct3092">
            <table:change-track-table-cell office:value-type="string">
              <text:p>X</text:p>
            </table:change-track-table-cell>
          </table:previous>
        </table:cell-content-change>
        <table:cell-content-change table:id="ct3375" table:acceptance-state="accepted">
          <table:cell-address table:column="1" table:row="571" table:table="0"/>
          <office:change-info>
            <dc:creator> </dc:creator>
            <dc:date>2018-12-09T17:54:39.200000000</dc:date>
          </office:change-info>
          <table:previous table:id="ct3093">
            <table:change-track-table-cell office:value-type="string">
              <text:p>X</text:p>
            </table:change-track-table-cell>
          </table:previous>
        </table:cell-content-change>
        <table:cell-content-change table:id="ct3376" table:acceptance-state="accepted">
          <table:cell-address table:column="1" table:row="567" table:table="0"/>
          <office:change-info>
            <dc:creator> </dc:creator>
            <dc:date>2018-12-09T17:54:52.118000000</dc:date>
          </office:change-info>
          <table:previous table:id="ct3089">
            <table:change-track-table-cell office:value-type="string">
              <text:p>X</text:p>
            </table:change-track-table-cell>
          </table:previous>
        </table:cell-content-change>
        <table:cell-content-change table:id="ct3377" table:acceptance-state="accepted">
          <table:cell-address table:column="1" table:row="568" table:table="0"/>
          <office:change-info>
            <dc:creator> </dc:creator>
            <dc:date>2018-12-09T17:54:52.118000000</dc:date>
          </office:change-info>
          <table:previous table:id="ct3090">
            <table:change-track-table-cell office:value-type="string">
              <text:p>X</text:p>
            </table:change-track-table-cell>
          </table:previous>
        </table:cell-content-change>
        <table:cell-content-change table:id="ct3378" table:acceptance-state="accepted">
          <table:cell-address table:column="1" table:row="562" table:table="0"/>
          <office:change-info>
            <dc:creator> </dc:creator>
            <dc:date>2018-12-09T17:55:16.532000000</dc:date>
          </office:change-info>
          <table:previous table:id="ct3084">
            <table:change-track-table-cell office:value-type="string">
              <text:p>X</text:p>
            </table:change-track-table-cell>
          </table:previous>
        </table:cell-content-change>
        <table:cell-content-change table:id="ct3379" table:acceptance-state="accepted">
          <table:cell-address table:column="1" table:row="563" table:table="0"/>
          <office:change-info>
            <dc:creator> </dc:creator>
            <dc:date>2018-12-09T17:55:16.532000000</dc:date>
          </office:change-info>
          <table:previous table:id="ct3085">
            <table:change-track-table-cell office:value-type="string">
              <text:p>X</text:p>
            </table:change-track-table-cell>
          </table:previous>
        </table:cell-content-change>
        <table:cell-content-change table:id="ct3380" table:acceptance-state="accepted">
          <table:cell-address table:column="1" table:row="560" table:table="0"/>
          <office:change-info>
            <dc:creator> </dc:creator>
            <dc:date>2018-12-09T17:55:30.963000000</dc:date>
          </office:change-info>
          <table:previous table:id="ct3082">
            <table:change-track-table-cell office:value-type="string">
              <text:p>X</text:p>
            </table:change-track-table-cell>
          </table:previous>
        </table:cell-content-change>
        <table:cell-content-change table:id="ct3381" table:acceptance-state="accepted">
          <table:cell-address table:column="1" table:row="557" table:table="0"/>
          <office:change-info>
            <dc:creator> </dc:creator>
            <dc:date>2018-12-09T17:55:45.252000000</dc:date>
          </office:change-info>
          <table:previous table:id="ct3079">
            <table:change-track-table-cell office:value-type="string">
              <text:p>X</text:p>
            </table:change-track-table-cell>
          </table:previous>
        </table:cell-content-change>
        <table:cell-content-change table:id="ct3382" table:acceptance-state="accepted">
          <table:cell-address table:column="1" table:row="543" table:table="0"/>
          <office:change-info>
            <dc:creator> </dc:creator>
            <dc:date>2018-12-09T17:56:21.413000000</dc:date>
          </office:change-info>
          <table:previous table:id="ct3066">
            <table:change-track-table-cell office:value-type="string">
              <text:p>X</text:p>
            </table:change-track-table-cell>
          </table:previous>
        </table:cell-content-change>
        <table:cell-content-change table:id="ct3383" table:acceptance-state="accepted">
          <table:cell-address table:column="1" table:row="527" table:table="0"/>
          <office:change-info>
            <dc:creator> </dc:creator>
            <dc:date>2018-12-09T17:57:21.067000000</dc:date>
          </office:change-info>
          <table:previous table:id="ct3050">
            <table:change-track-table-cell office:value-type="string">
              <text:p>X</text:p>
            </table:change-track-table-cell>
          </table:previous>
        </table:cell-content-change>
        <table:cell-content-change table:id="ct3384" table:acceptance-state="accepted">
          <table:cell-address table:column="1" table:row="499" table:table="0"/>
          <office:change-info>
            <dc:creator> </dc:creator>
            <dc:date>2018-12-09T17:58:25.092000000</dc:date>
          </office:change-info>
          <table:previous table:id="ct3022">
            <table:change-track-table-cell office:value-type="string">
              <text:p>X</text:p>
            </table:change-track-table-cell>
          </table:previous>
        </table:cell-content-change>
        <table:cell-content-change table:id="ct3385" table:acceptance-state="accepted">
          <table:cell-address table:column="1" table:row="497" table:table="0"/>
          <office:change-info>
            <dc:creator> </dc:creator>
            <dc:date>2018-12-09T17:58:34.467000000</dc:date>
          </office:change-info>
          <table:previous table:id="ct3020">
            <table:change-track-table-cell office:value-type="string">
              <text:p>X</text:p>
            </table:change-track-table-cell>
          </table:previous>
        </table:cell-content-change>
        <table:cell-content-change table:id="ct3386" table:acceptance-state="accepted">
          <table:cell-address table:column="2" table:row="497" table:table="0"/>
          <office:change-info>
            <dc:creator> </dc:creator>
            <dc:date>2018-12-09T17:59:04.061000000</dc:date>
          </office:change-info>
          <table:previous table:id="ct597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3387" table:acceptance-state="accepted">
          <table:cell-address table:column="3" table:row="497" table:table="0"/>
          <office:change-info>
            <dc:creator> </dc:creator>
            <dc:date>2018-12-09T17:59:09.209000000</dc:date>
          </office:change-info>
          <table:previous table:id="ct599">
            <table:change-track-table-cell office:value-type="string">
              <text:p>\nDe-activate titles if selected.</text:p>
            </table:change-track-table-cell>
          </table:previous>
        </table:cell-content-change>
        <table:cell-content-change table:id="ct3388" table:acceptance-state="accepted">
          <table:cell-address table:column="2" table:row="496" table:table="0"/>
          <office:change-info>
            <dc:creator> </dc:creator>
            <dc:date>2018-12-09T18:00:15.525000000</dc:date>
          </office:change-info>
          <table:previous table:id="ct1406">
            <table:change-track-table-cell office:value-type="string">
              <text:p>Attention, l'anglais ("en") ne s'applique pas aux titres de graphiques. </text:p>
            </table:change-track-table-cell>
          </table:previous>
        </table:cell-content-change>
        <table:cell-content-change table:id="ct3389" table:acceptance-state="accepted">
          <table:cell-address table:column="2" table:row="496" table:table="0"/>
          <office:change-info>
            <dc:creator> </dc:creator>
            <dc:date>2018-12-09T18:00:30.876000000</dc:date>
          </office:change-info>
          <table:previous table:id="ct3388">
            <table:change-track-table-cell office:value-type="string">
              <text:p>Language</text:p>
            </table:change-track-table-cell>
          </table:previous>
        </table:cell-content-change>
        <table:cell-content-change table:id="ct3390" table:acceptance-state="accepted">
          <table:cell-address table:column="2" table:row="497" table:table="0"/>
          <office:change-info>
            <dc:creator> </dc:creator>
            <dc:date>2018-12-09T18:01:01.077000000</dc:date>
          </office:change-info>
          <table:previous table:id="ct3386">
            <table:change-track-table-cell/>
          </table:previous>
        </table:cell-content-change>
        <table:cell-content-change table:id="ct3391" table:acceptance-state="accepted">
          <table:cell-address table:column="3" table:row="496" table:table="0"/>
          <office:change-info>
            <dc:creator> </dc:creator>
            <dc:date>2018-12-09T18:01:17.130000000</dc:date>
          </office:change-info>
          <table:previous table:id="ct596">
            <table:change-track-table-cell office:value-type="string">
              <text:p>Caution, English ("en") only applies for labels, not titles. </text:p>
            </table:change-track-table-cell>
          </table:previous>
        </table:cell-content-change>
        <table:cell-content-change table:id="ct3392" table:acceptance-state="accepted">
          <table:cell-address table:column="3" table:row="497" table:table="0"/>
          <office:change-info>
            <dc:creator> </dc:creator>
            <dc:date>2018-12-09T18:01:55.116000000</dc:date>
          </office:change-info>
          <table:previous table:id="ct3387">
            <table:change-track-table-cell/>
          </table:previous>
        </table:cell-content-change>
        <table:cell-content-change table:id="ct3393" table:acceptance-state="accepted">
          <table:cell-address table:column="1" table:row="482" table:table="0"/>
          <office:change-info>
            <dc:creator> </dc:creator>
            <dc:date>2018-12-09T18:02:28.983000000</dc:date>
          </office:change-info>
          <table:previous table:id="ct3005">
            <table:change-track-table-cell office:value-type="string">
              <text:p>X</text:p>
            </table:change-track-table-cell>
          </table:previous>
        </table:cell-content-change>
        <table:cell-content-change table:id="ct3394" table:acceptance-state="accepted">
          <table:cell-address table:column="1" table:row="473" table:table="0"/>
          <office:change-info>
            <dc:creator> </dc:creator>
            <dc:date>2018-12-09T18:02:36.939000000</dc:date>
          </office:change-info>
          <table:previous table:id="ct2996">
            <table:change-track-table-cell office:value-type="string">
              <text:p>X</text:p>
            </table:change-track-table-cell>
          </table:previous>
        </table:cell-content-change>
        <table:cell-content-change table:id="ct3395" table:acceptance-state="accepted">
          <table:cell-address table:column="1" table:row="463" table:table="0"/>
          <office:change-info>
            <dc:creator> </dc:creator>
            <dc:date>2018-12-09T18:02:50.605000000</dc:date>
          </office:change-info>
          <table:previous table:id="ct2986">
            <table:change-track-table-cell office:value-type="string">
              <text:p>X</text:p>
            </table:change-track-table-cell>
          </table:previous>
        </table:cell-content-change>
        <table:cell-content-change table:id="ct3396" table:acceptance-state="accepted">
          <table:cell-address table:column="1" table:row="423" table:table="0"/>
          <office:change-info>
            <dc:creator> </dc:creator>
            <dc:date>2018-12-09T18:04:18.949000000</dc:date>
          </office:change-info>
          <table:previous table:id="ct2946">
            <table:change-track-table-cell office:value-type="string">
              <text:p>X</text:p>
            </table:change-track-table-cell>
          </table:previous>
        </table:cell-content-change>
        <table:cell-content-change table:id="ct3397" table:acceptance-state="accepted">
          <table:cell-address table:column="1" table:row="424" table:table="0"/>
          <office:change-info>
            <dc:creator> </dc:creator>
            <dc:date>2018-12-09T18:04:18.949000000</dc:date>
          </office:change-info>
          <table:previous table:id="ct2947">
            <table:change-track-table-cell office:value-type="string">
              <text:p>X</text:p>
            </table:change-track-table-cell>
          </table:previous>
        </table:cell-content-change>
        <table:cell-content-change table:id="ct3398" table:acceptance-state="accepted">
          <table:cell-address table:column="1" table:row="395" table:table="0"/>
          <office:change-info>
            <dc:creator> </dc:creator>
            <dc:date>2018-12-09T18:05:03.705000000</dc:date>
          </office:change-info>
          <table:previous table:id="ct2918">
            <table:change-track-table-cell office:value-type="string">
              <text:p>X</text:p>
            </table:change-track-table-cell>
          </table:previous>
        </table:cell-content-change>
        <table:cell-content-change table:id="ct3399" table:acceptance-state="accepted">
          <table:cell-address table:column="1" table:row="393" table:table="0"/>
          <office:change-info>
            <dc:creator> </dc:creator>
            <dc:date>2018-12-09T18:05:12.737000000</dc:date>
          </office:change-info>
          <table:previous table:id="ct2916">
            <table:change-track-table-cell office:value-type="string">
              <text:p>X</text:p>
            </table:change-track-table-cell>
          </table:previous>
        </table:cell-content-change>
        <table:cell-content-change table:id="ct3400" table:acceptance-state="accepted">
          <table:cell-address table:column="1" table:row="351" table:table="0"/>
          <office:change-info>
            <dc:creator> </dc:creator>
            <dc:date>2018-12-09T18:06:33.952000000</dc:date>
          </office:change-info>
          <table:previous table:id="ct2874">
            <table:change-track-table-cell office:value-type="string">
              <text:p>X</text:p>
            </table:change-track-table-cell>
          </table:previous>
        </table:cell-content-change>
        <table:cell-content-change table:id="ct3401" table:acceptance-state="accepted">
          <table:cell-address table:column="1" table:row="350" table:table="0"/>
          <office:change-info>
            <dc:creator> </dc:creator>
            <dc:date>2018-12-09T18:06:42.689000000</dc:date>
          </office:change-info>
          <table:previous table:id="ct2873">
            <table:change-track-table-cell office:value-type="string">
              <text:p>X</text:p>
            </table:change-track-table-cell>
          </table:previous>
        </table:cell-content-change>
        <table:cell-content-change table:id="ct3402" table:acceptance-state="accepted">
          <table:cell-address table:column="1" table:row="313" table:table="0"/>
          <office:change-info>
            <dc:creator> </dc:creator>
            <dc:date>2018-12-09T18:07:49.474000000</dc:date>
          </office:change-info>
          <table:previous table:id="ct2836">
            <table:change-track-table-cell office:value-type="string">
              <text:p>X</text:p>
            </table:change-track-table-cell>
          </table:previous>
        </table:cell-content-change>
        <table:cell-content-change table:id="ct3403" table:acceptance-state="accepted">
          <table:cell-address table:column="1" table:row="131" table:table="0"/>
          <office:change-info>
            <dc:creator> </dc:creator>
            <dc:date>2018-12-09T18:09:21.471000000</dc:date>
          </office:change-info>
          <table:previous table:id="ct2655">
            <table:change-track-table-cell office:value-type="string">
              <text:p>X</text:p>
            </table:change-track-table-cell>
          </table:previous>
        </table:cell-content-change>
        <table:cell-content-change table:id="ct3404" table:acceptance-state="accepted">
          <table:cell-address table:column="1" table:row="136" table:table="0"/>
          <office:change-info>
            <dc:creator> </dc:creator>
            <dc:date>2018-12-09T18:09:26.463000000</dc:date>
          </office:change-info>
          <table:previous table:id="ct2660">
            <table:change-track-table-cell office:value-type="string">
              <text:p>X</text:p>
            </table:change-track-table-cell>
          </table:previous>
        </table:cell-content-change>
        <table:cell-content-change table:id="ct3405" table:acceptance-state="accepted">
          <table:cell-address table:column="1" table:row="138" table:table="0"/>
          <office:change-info>
            <dc:creator> </dc:creator>
            <dc:date>2018-12-09T18:09:31.907000000</dc:date>
          </office:change-info>
          <table:previous table:id="ct2662">
            <table:change-track-table-cell office:value-type="string">
              <text:p>X</text:p>
            </table:change-track-table-cell>
          </table:previous>
        </table:cell-content-change>
        <table:cell-content-change table:id="ct3406" table:acceptance-state="accepted">
          <table:cell-address table:column="1" table:row="146" table:table="0"/>
          <office:change-info>
            <dc:creator> </dc:creator>
            <dc:date>2018-12-09T18:09:41.376000000</dc:date>
          </office:change-info>
          <table:previous table:id="ct2670">
            <table:change-track-table-cell office:value-type="string">
              <text:p>X</text:p>
            </table:change-track-table-cell>
          </table:previous>
        </table:cell-content-change>
        <table:cell-content-change table:id="ct3407" table:acceptance-state="accepted">
          <table:cell-address table:column="1" table:row="438" table:table="0"/>
          <office:change-info>
            <dc:creator> </dc:creator>
            <dc:date>2018-12-09T18:10:21.406000000</dc:date>
          </office:change-info>
          <table:previous table:id="ct2961">
            <table:change-track-table-cell office:value-type="string">
              <text:p>X</text:p>
            </table:change-track-table-cell>
          </table:previous>
        </table:cell-content-change>
        <table:cell-content-change table:id="ct3408" table:acceptance-state="accepted">
          <table:cell-address table:column="1" table:row="635" table:table="0"/>
          <office:change-info>
            <dc:creator> </dc:creator>
            <dc:date>2018-12-09T18:10:40.251000000</dc:date>
          </office:change-info>
          <table:previous table:id="ct3154">
            <table:change-track-table-cell office:value-type="string">
              <text:p>X</text:p>
            </table:change-track-table-cell>
          </table:previous>
        </table:cell-content-change>
        <table:cell-content-change table:id="ct3409" table:acceptance-state="accepted">
          <table:cell-address table:column="1" table:row="636" table:table="0"/>
          <office:change-info>
            <dc:creator> </dc:creator>
            <dc:date>2018-12-09T18:10:40.251000000</dc:date>
          </office:change-info>
          <table:previous table:id="ct3155">
            <table:change-track-table-cell office:value-type="string">
              <text:p>X</text:p>
            </table:change-track-table-cell>
          </table:previous>
        </table:cell-content-change>
        <table:cell-content-change table:id="ct3410" table:acceptance-state="accepted">
          <table:cell-address table:column="1" table:row="637" table:table="0"/>
          <office:change-info>
            <dc:creator> </dc:creator>
            <dc:date>2018-12-09T18:10:40.251000000</dc:date>
          </office:change-info>
          <table:previous table:id="ct3156">
            <table:change-track-table-cell office:value-type="string">
              <text:p>X</text:p>
            </table:change-track-table-cell>
          </table:previous>
        </table:cell-content-change>
        <table:cell-content-change table:id="ct3411" table:acceptance-state="accepted">
          <table:cell-address table:column="2" table:row="795" table:table="0"/>
          <office:change-info>
            <dc:creator> </dc:creator>
            <dc:date>2018-12-09T18:39:00.261000000</dc:date>
          </office:change-info>
          <table:previous table:id="ct2324">
            <table:change-track-table-cell office:value-type="string">
              <text:p><text:s/>moyen</text:p>
            </table:change-track-table-cell>
          </table:previous>
        </table:cell-content-change>
        <table:cell-content-change table:id="ct3412" table:acceptance-state="accepted">
          <table:cell-address table:column="3" table:row="22" table:table="0"/>
          <office:change-info>
            <dc:creator> </dc:creator>
            <dc:date>2019-01-20T11:08:11.419000000</dc:date>
          </office:change-info>
          <table:previous table:id="ct34">
            <table:change-track-table-cell office:value-type="string">
              <text:p>Biodiversity and fished resource indicators</text:p>
            </table:change-track-table-cell>
          </table:previous>
        </table:cell-content-change>
        <table:cell-content-change table:id="ct3413" table:acceptance-state="accepted">
          <table:cell-address table:column="3" table:row="70" table:table="0"/>
          <office:change-info>
            <dc:creator> </dc:creator>
            <dc:date>2019-01-20T11:08:37.566000000</dc:date>
          </office:change-info>
          <table:previous>
            <table:change-track-table-cell office:value-type="string">
              <text:p>You can...</text:p>
            </table:change-track-table-cell>
          </table:previous>
        </table:cell-content-change>
        <table:cell-content-change table:id="ct3414" table:acceptance-state="accepted">
          <table:cell-address table:column="3" table:row="70" table:table="0"/>
          <office:change-info>
            <dc:creator> </dc:creator>
            <dc:date>2019-01-20T11:08:37.581000000</dc:date>
          </office:change-info>
          <table:previous table:id="ct3413">
            <table:change-track-table-cell office:value-type="string">
              <text:p>You may...</text:p>
            </table:change-track-table-cell>
          </table:previous>
        </table:cell-content-change>
        <table:cell-content-change table:id="ct3415" table:acceptance-state="accepted">
          <table:cell-address table:column="3" table:row="30" table:table="0"/>
          <office:change-info>
            <dc:creator> </dc:creator>
            <dc:date>2019-01-20T11:11:14.292000000</dc:date>
          </office:change-info>
          <table:previous>
            <table:change-track-table-cell office:value-type="string">
              <text:p>Close all graphics</text:p>
            </table:change-track-table-cell>
          </table:previous>
        </table:cell-content-change>
        <table:cell-content-change table:id="ct3416" table:acceptance-state="accepted">
          <table:cell-address table:column="3" table:row="73" table:table="0"/>
          <office:change-info>
            <dc:creator> </dc:creator>
            <dc:date>2019-01-20T11:12:00.589000000</dc:date>
          </office:change-info>
          <table:previous>
            <table:change-track-table-cell office:value-type="string">
              <text:p>Restore data</text:p>
            </table:change-track-table-cell>
          </table:previous>
        </table:cell-content-change>
        <table:cell-content-change table:id="ct3417" table:acceptance-state="accepted">
          <table:cell-address table:column="3" table:row="86" table:table="0"/>
          <office:change-info>
            <dc:creator> </dc:creator>
            <dc:date>2019-01-20T11:18:08.688000000</dc:date>
          </office:change-info>
          <table:previous>
            <table:change-track-table-cell office:value-type="string">
              <text:p>-&gt; Number of species codes in the observations file: </text:p>
            </table:change-track-table-cell>
          </table:previous>
        </table:cell-content-change>
        <table:cell-content-change table:id="ct3418" table:acceptance-state="accepted">
          <table:cell-address table:column="3" table:row="87" table:table="0"/>
          <office:change-info>
            <dc:creator> </dc:creator>
            <dc:date>2019-01-20T11:18:19.359000000</dc:date>
          </office:change-info>
          <table:previous>
            <table:change-track-table-cell office:value-type="string">
              <text:p>-&gt; Number of observation units in the observations file: </text:p>
            </table:change-track-table-cell>
          </table:previous>
        </table:cell-content-change>
        <table:cell-content-change table:id="ct3419" table:acceptance-state="accepted">
          <table:cell-address table:column="3" table:row="159" table:table="0"/>
          <office:change-info>
            <dc:creator> </dc:creator>
            <dc:date>2019-01-20T11:19:36.921000000</dc:date>
          </office:change-info>
          <table:previous>
            <table:change-track-table-cell office:value-type="string">
              <text:p><text:s text:c="2"/>* start with standard treatments (graphics &amp; statistical analyses).</text:p>
            </table:change-track-table-cell>
          </table:previous>
        </table:cell-content-change>
        <table:cell-content-change table:id="ct3420" table:acceptance-state="accepted">
          <table:cell-address table:column="3" table:row="159" table:table="0"/>
          <office:change-info>
            <dc:creator> </dc:creator>
            <dc:date>2019-01-20T11:19:56.733000000</dc:date>
          </office:change-info>
          <table:previous table:id="ct3419">
            <table:change-track-table-cell office:value-type="string">
              <text:p><text:s text:c="2"/>* get started with standard treatments (graphics &amp; statistical analyses).</text:p>
            </table:change-track-table-cell>
          </table:previous>
        </table:cell-content-change>
        <table:cell-content-change table:id="ct3421" table:acceptance-state="accepted">
          <table:cell-address table:column="3" table:row="163" table:table="0"/>
          <office:change-info>
            <dc:creator> </dc:creator>
            <dc:date>2019-01-20T11:29:12.351000000</dc:date>
          </office:change-info>
          <table:previous>
            <table:change-track-table-cell office:value-type="string">
              <text:p>\n <text:s/>* start with standard treatments (graphics &amp; statistical analyses).</text:p>
            </table:change-track-table-cell>
          </table:previous>
        </table:cell-content-change>
        <table:cell-content-change table:id="ct3422" table:acceptance-state="accepted">
          <table:cell-address table:column="3" table:row="444" table:table="0"/>
          <office:change-info>
            <dc:creator> </dc:creator>
            <dc:date>2019-01-20T11:33:29.432000000</dc:date>
          </office:change-info>
          <table:previous table:id="ct259">
            <table:change-track-table-cell office:value-type="string">
              <text:p>List of species reference factors</text:p>
            </table:change-track-table-cell>
          </table:previous>
        </table:cell-content-change>
        <table:cell-content-change table:id="ct3423" table:acceptance-state="accepted">
          <table:cell-address table:column="3" table:row="452" table:table="0"/>
          <office:change-info>
            <dc:creator> </dc:creator>
            <dc:date>2019-01-20T11:34:31.663000000</dc:date>
          </office:change-info>
          <table:previous table:id="ct299">
            <table:change-track-table-cell office:value-type="string">
              <text:p>List of grouping factors</text:p>
            </table:change-track-table-cell>
          </table:previous>
        </table:cell-content-change>
        <table:insertion table:id="ct3424" table:acceptance-state="accepted" table:type="row" table:position="547" table:table="0">
          <office:change-info>
            <dc:creator> </dc:creator>
            <dc:date>2019-01-20T11:41:35.026000000</dc:date>
          </office:change-info>
          <table:dependencies>
            <table:dependency table:id="ct3428"/>
            <table:dependency table:id="ct3427"/>
            <table:dependency table:id="ct3426"/>
            <table:dependency table:id="ct3425"/>
          </table:dependencies>
        </table:insertion>
        <table:cell-content-change table:id="ct3425" table:acceptance-state="accepted">
          <table:cell-address table:column="0" table:row="547" table:table="0"/>
          <office:change-info>
            <dc:creator> </dc:creator>
            <dc:date>2019-01-20T11:41:39.815000000</dc:date>
          </office:change-info>
          <table:previous>
            <table:change-track-table-cell/>
          </table:previous>
        </table:cell-content-change>
        <table:cell-content-change table:id="ct3426" table:acceptance-state="accepted">
          <table:cell-address table:column="1" table:row="547" table:table="0"/>
          <office:change-info>
            <dc:creator> </dc:creator>
            <dc:date>2019-01-20T11:41:42.655000000</dc:date>
          </office:change-info>
          <table:previous>
            <table:change-track-table-cell/>
          </table:previous>
        </table:cell-content-change>
        <table:cell-content-change table:id="ct3427" table:acceptance-state="accepted">
          <table:cell-address table:column="2" table:row="547" table:table="0"/>
          <office:change-info>
            <dc:creator> </dc:creator>
            <dc:date>2019-01-20T11:42:02.842000000</dc:date>
          </office:change-info>
          <table:previous>
            <table:change-track-table-cell/>
          </table:previous>
        </table:cell-content-change>
        <table:cell-content-change table:id="ct3428" table:acceptance-state="accepted">
          <table:cell-address table:column="3" table:row="547" table:table="0"/>
          <office:change-info>
            <dc:creator> </dc:creator>
            <dc:date>2019-01-20T11:42:45.338000000</dc:date>
          </office:change-info>
          <table:previous>
            <table:change-track-table-cell/>
          </table:previous>
        </table:cell-content-change>
        <table:cell-content-change table:id="ct3429" table:acceptance-state="accepted">
          <table:cell-address table:column="3" table:row="532" table:table="0"/>
          <office:change-info>
            <dc:creator> </dc:creator>
            <dc:date>2019-01-20T11:51:22.959000000</dc:date>
          </office:change-info>
          <table:previous table:id="ct802">
            <table:change-track-table-cell office:value-type="string">
              <text:p>has been suppressed</text:p>
            </table:change-track-table-cell>
          </table:previous>
        </table:cell-content-change>
        <table:cell-content-change table:id="ct3430" table:acceptance-state="accepted">
          <table:cell-address table:column="3" table:row="533" table:table="0"/>
          <office:change-info>
            <dc:creator> </dc:creator>
            <dc:date>2019-01-20T11:51:28.716000000</dc:date>
          </office:change-info>
          <table:previous table:id="ct803">
            <table:change-track-table-cell office:value-type="string">
              <text:p>have been suppressed</text:p>
            </table:change-track-table-cell>
          </table:previous>
        </table:cell-content-change>
        <table:cell-content-change table:id="ct3431" table:acceptance-state="accepted">
          <table:cell-address table:column="3" table:row="506" table:table="0"/>
          <office:change-info>
            <dc:creator> </dc:creator>
            <dc:date>2019-01-20T12:09:21.938000000</dc:date>
          </office:change-info>
          <table:previous table:id="ct666">
            <table:change-track-table-cell office:value-type="string">
              <text:p>Text size (multiple) : </text:p>
            </table:change-track-table-cell>
          </table:previous>
        </table:cell-content-change>
        <table:cell-content-change table:id="ct3432" table:acceptance-state="accepted">
          <table:cell-address table:column="3" table:row="123" table:table="0"/>
          <office:change-info>
            <dc:creator> </dc:creator>
            <dc:date>2019-01-23T18:27:50.140000000</dc:date>
          </office:change-info>
          <table:previous>
            <table:change-track-table-cell office:value-type="string">
              <text:p><text:s/>in the observation file</text:p>
            </table:change-track-table-cell>
          </table:previous>
        </table:cell-content-change>
        <table:cell-content-change table:id="ct3433" table:acceptance-state="accepted">
          <table:cell-address table:column="3" table:row="42" table:table="0"/>
          <office:change-info>
            <dc:creator> </dc:creator>
            <dc:date>2019-01-23T18:31:27.312000000</dc:date>
          </office:change-info>
          <table:previous table:id="ct44">
            <table:change-track-table-cell office:value-type="string">
              <text:p>Per species or species size class:</text:p>
            </table:change-track-table-cell>
          </table:previous>
        </table:cell-content-change>
        <table:cell-content-change table:id="ct3434" table:acceptance-state="accepted">
          <table:cell-address table:column="3" table:row="43" table:table="0"/>
          <office:change-info>
            <dc:creator> </dc:creator>
            <dc:date>2019-01-23T18:32:36.075000000</dc:date>
          </office:change-info>
          <table:previous table:id="ct70">
            <table:change-track-table-cell office:value-type="string">
              <text:p>Several species or species-size class, aggregated per station:</text:p>
            </table:change-track-table-cell>
          </table:previous>
        </table:cell-content-change>
        <table:cell-content-change table:id="ct3435" table:acceptance-state="accepted">
          <table:cell-address table:column="2" table:row="43" table:table="0"/>
          <office:change-info>
            <dc:creator> </dc:creator>
            <dc:date>2019-01-23T18:34:00.765000000</dc:date>
          </office:change-info>
          <table:previous>
            <table:change-track-table-cell office:value-type="string">
              <text:p>Plusieurs espèces ou classes de taille, agrégées par unité d'observation :</text:p>
            </table:change-track-table-cell>
          </table:previous>
        </table:cell-content-change>
        <table:cell-content-change table:id="ct3436" table:acceptance-state="accepted">
          <table:cell-address table:column="3" table:row="605" table:table="0"/>
          <office:change-info>
            <dc:creator> </dc:creator>
            <dc:date>2019-02-01T15:00:49.920000000</dc:date>
          </office:change-info>
          <table:previous>
            <table:change-track-table-cell office:value-type="string">
              <text:p>Selection of variables for the </text:p>
            </table:change-track-table-cell>
          </table:previous>
        </table:cell-content-change>
        <table:cell-content-change table:id="ct3437" table:acceptance-state="accepted">
          <table:cell-address table:column="3" table:row="580" table:table="0"/>
          <office:change-info>
            <dc:creator> </dc:creator>
            <dc:date>2019-02-01T15:01:40.128000000</dc:date>
          </office:change-info>
          <table:previous table:id="ct102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3438" table:acceptance-state="accepted">
          <table:cell-address table:column="3" table:row="581" table:table="0"/>
          <office:change-info>
            <dc:creator> </dc:creator>
            <dc:date>2019-02-01T15:01:45.647000000</dc:date>
          </office:change-info>
          <table:previous table:id="ct102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3439" table:acceptance-state="accepted">
          <table:cell-address table:column="3" table:row="582" table:table="0"/>
          <office:change-info>
            <dc:creator> </dc:creator>
            <dc:date>2019-02-01T15:01:51.415000000</dc:date>
          </office:change-info>
          <table:previous table:id="ct1040">
            <table:change-track-table-cell office:value-type="string">
              <text:p>barplots/boxplots (metrics aggregated/station</text:p>
            </table:change-track-table-cell>
          </table:previous>
        </table:cell-content-change>
        <table:cell-content-change table:id="ct3440" table:acceptance-state="accepted">
          <table:cell-address table:column="3" table:row="583" table:table="0"/>
          <office:change-info>
            <dc:creator> </dc:creator>
            <dc:date>2019-02-01T15:01:59.622000000</dc:date>
          </office:change-info>
          <table:previous table:id="ct1041">
            <table:change-track-table-cell office:value-type="string">
              <text:p>barplots/boxplots (metrics/species/station</text:p>
            </table:change-track-table-cell>
          </table:previous>
        </table:cell-content-change>
        <table:cell-content-change table:id="ct3441" table:acceptance-state="accepted">
          <table:cell-address table:column="3" table:row="584" table:table="0"/>
          <office:change-info>
            <dc:creator> </dc:creator>
            <dc:date>2019-02-01T15:02:05.926000000</dc:date>
          </office:change-info>
          <table:previous table:id="ct1042">
            <table:change-track-table-cell office:value-type="string">
              <text:p>symbols/colour scale (metrics aggregated/station</text:p>
            </table:change-track-table-cell>
          </table:previous>
        </table:cell-content-change>
        <table:cell-content-change table:id="ct3442" table:acceptance-state="accepted">
          <table:cell-address table:column="3" table:row="585" table:table="0"/>
          <office:change-info>
            <dc:creator> </dc:creator>
            <dc:date>2019-02-01T15:02:10.357000000</dc:date>
          </office:change-info>
          <table:previous table:id="ct1043">
            <table:change-track-table-cell office:value-type="string">
              <text:p>symbols/colour scale (metrics/species/station</text:p>
            </table:change-track-table-cell>
          </table:previous>
        </table:cell-content-change>
        <table:cell-content-change table:id="ct3443" table:acceptance-state="accepted">
          <table:cell-address table:column="3" table:row="596" table:table="0"/>
          <office:change-info>
            <dc:creator> </dc:creator>
            <dc:date>2019-02-01T15:07:28.397000000</dc:date>
          </office:change-info>
          <table:previous table:id="ct1291">
            <table:change-track-table-cell office:value-type="string">
              <text:p>Selection of the grouping factor(s) (same plot)</text:p>
            </table:change-track-table-cell>
          </table:previous>
        </table:cell-content-change>
        <table:cell-content-change table:id="ct3444" table:acceptance-state="accepted">
          <table:cell-address table:column="3" table:row="586" table:table="0"/>
          <office:change-info>
            <dc:creator> </dc:creator>
            <dc:date>2019-02-01T15:09:31.963000000</dc:date>
          </office:change-info>
          <table:previous table:id="ct1272">
            <table:change-track-table-cell office:value-type="string">
              <text:p>Represented metrics: </text:p>
            </table:change-track-table-cell>
          </table:previous>
        </table:cell-content-change>
        <table:cell-content-change table:id="ct3445" table:acceptance-state="accepted">
          <table:cell-address table:column="3" table:row="582" table:table="0"/>
          <office:change-info>
            <dc:creator> </dc:creator>
            <dc:date>2019-02-01T15:09:38.197000000</dc:date>
          </office:change-info>
          <table:previous table:id="ct3439">
            <table:change-track-table-cell office:value-type="string">
              <text:p>barplots/boxplots (metrics /station</text:p>
            </table:change-track-table-cell>
          </table:previous>
        </table:cell-content-change>
        <table:cell-content-change table:id="ct3446" table:acceptance-state="accepted">
          <table:cell-address table:column="3" table:row="583" table:table="0"/>
          <office:change-info>
            <dc:creator> </dc:creator>
            <dc:date>2019-02-01T15:09:40.002000000</dc:date>
          </office:change-info>
          <table:previous table:id="ct3440">
            <table:change-track-table-cell office:value-type="string">
              <text:p>barplots/boxplots (metrics /species/station</text:p>
            </table:change-track-table-cell>
          </table:previous>
        </table:cell-content-change>
        <table:cell-content-change table:id="ct3447" table:acceptance-state="accepted">
          <table:cell-address table:column="3" table:row="584" table:table="0"/>
          <office:change-info>
            <dc:creator> </dc:creator>
            <dc:date>2019-02-01T15:09:41.454000000</dc:date>
          </office:change-info>
          <table:previous table:id="ct3441">
            <table:change-track-table-cell office:value-type="string">
              <text:p>symbols/colour scale (metrics /station</text:p>
            </table:change-track-table-cell>
          </table:previous>
        </table:cell-content-change>
        <table:cell-content-change table:id="ct3448" table:acceptance-state="accepted">
          <table:cell-address table:column="3" table:row="585" table:table="0"/>
          <office:change-info>
            <dc:creator> </dc:creator>
            <dc:date>2019-02-01T15:09:45.775000000</dc:date>
          </office:change-info>
          <table:previous table:id="ct3442">
            <table:change-track-table-cell office:value-type="string">
              <text:p>symbols/colour scale (metrics /species/station</text:p>
            </table:change-track-table-cell>
          </table:previous>
        </table:cell-content-change>
        <table:cell-content-change table:id="ct3449" table:acceptance-state="accepted">
          <table:cell-address table:column="3" table:row="580" table:table="0"/>
          <office:change-info>
            <dc:creator> </dc:creator>
            <dc:date>2019-02-01T15:10:01.347000000</dc:date>
          </office:change-info>
          <table:previous table:id="ct3437">
            <table:change-track-table-cell office:value-type="string">
              <text:p>barplots (metrics /station</text:p>
            </table:change-track-table-cell>
          </table:previous>
        </table:cell-content-change>
        <table:cell-content-change table:id="ct3450" table:acceptance-state="accepted">
          <table:cell-address table:column="3" table:row="581" table:table="0"/>
          <office:change-info>
            <dc:creator> </dc:creator>
            <dc:date>2019-02-01T15:10:03.794000000</dc:date>
          </office:change-info>
          <table:previous table:id="ct3438">
            <table:change-track-table-cell office:value-type="string">
              <text:p>barplots (metrics /species/station</text:p>
            </table:change-track-table-cell>
          </table:previous>
        </table:cell-content-change>
        <table:cell-content-change table:id="ct3451" table:acceptance-state="accepted">
          <table:cell-address table:column="3" table:row="576" table:table="0"/>
          <office:change-info>
            <dc:creator> </dc:creator>
            <dc:date>2019-02-01T15:12:52.609000000</dc:date>
          </office:change-info>
          <table:previous table:id="ct1009">
            <table:change-track-table-cell office:value-type="string">
              <text:p>boxplots (metrics aggregated/station)</text:p>
            </table:change-track-table-cell>
          </table:previous>
        </table:cell-content-change>
        <table:cell-content-change table:id="ct3452" table:acceptance-state="accepted">
          <table:cell-address table:column="3" table:row="577" table:table="0"/>
          <office:change-info>
            <dc:creator> </dc:creator>
            <dc:date>2019-02-01T15:13:01.300000000</dc:date>
          </office:change-info>
          <table:previous table:id="ct1010">
            <table:change-track-table-cell office:value-type="string">
              <text:p>linear models (metrics aggregated/station</text:p>
            </table:change-track-table-cell>
          </table:previous>
        </table:cell-content-change>
        <table:cell-content-change table:id="ct3453" table:acceptance-state="accepted">
          <table:cell-address table:column="3" table:row="572" table:table="0"/>
          <office:change-info>
            <dc:creator> </dc:creator>
            <dc:date>2019-02-01T15:13:06.096000000</dc:date>
          </office:change-info>
          <table:previous table:id="ct1002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3454" table:acceptance-state="accepted">
          <table:cell-address table:column="3" table:row="573" table:table="0"/>
          <office:change-info>
            <dc:creator> </dc:creator>
            <dc:date>2019-02-01T15:13:10.582000000</dc:date>
          </office:change-info>
          <table:previous table:id="ct1004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3455" table:acceptance-state="accepted">
          <table:cell-address table:column="3" table:row="576" table:table="0"/>
          <office:change-info>
            <dc:creator> </dc:creator>
            <dc:date>2019-02-01T15:13:13.522000000</dc:date>
          </office:change-info>
          <table:previous table:id="ct3451">
            <table:change-track-table-cell office:value-type="string">
              <text:p>boxplots (metrics /station)</text:p>
            </table:change-track-table-cell>
          </table:previous>
        </table:cell-content-change>
        <table:cell-content-change table:id="ct3456" table:acceptance-state="accepted">
          <table:cell-address table:column="3" table:row="577" table:table="0"/>
          <office:change-info>
            <dc:creator> </dc:creator>
            <dc:date>2019-02-01T15:13:18.108000000</dc:date>
          </office:change-info>
          <table:previous table:id="ct3452">
            <table:change-track-table-cell office:value-type="string">
              <text:p>linear models (metrics /station</text:p>
            </table:change-track-table-cell>
          </table:previous>
        </table:cell-content-change>
        <table:cell-content-change table:id="ct3457" table:acceptance-state="accepted">
          <table:cell-address table:column="3" table:row="578" table:table="0"/>
          <office:change-info>
            <dc:creator> </dc:creator>
            <dc:date>2019-02-01T15:13:26.474000000</dc:date>
          </office:change-info>
          <table:previous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3458" table:acceptance-state="accepted">
          <table:cell-address table:column="3" table:row="579" table:table="0"/>
          <office:change-info>
            <dc:creator> </dc:creator>
            <dc:date>2019-02-01T15:13:53.706000000</dc:date>
          </office:change-info>
          <table:previous table:id="ct1012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3459" table:acceptance-state="accepted">
          <table:cell-address table:column="3" table:row="587" table:table="0"/>
          <office:change-info>
            <dc:creator> </dc:creator>
            <dc:date>2019-02-01T15:46:03.188000000</dc:date>
          </office:change-info>
          <table:previous table:id="ct1273">
            <table:change-track-table-cell office:value-type="string">
              <text:p>Explained metrics: </text:p>
            </table:change-track-table-cell>
          </table:previous>
        </table:cell-content-change>
        <table:cell-content-change table:id="ct3460" table:acceptance-state="accepted">
          <table:cell-address table:column="3" table:row="588" table:table="0"/>
          <office:change-info>
            <dc:creator> </dc:creator>
            <dc:date>2019-02-01T15:46:07.226000000</dc:date>
          </office:change-info>
          <table:previous table:id="ct1277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3461" table:acceptance-state="accepted">
          <table:cell-address table:column="3" table:row="589" table:table="0"/>
          <office:change-info>
            <dc:creator> </dc:creator>
            <dc:date>2019-02-01T15:47:40.148000000</dc:date>
          </office:change-info>
          <table:previous table:id="ct1279">
            <table:change-track-table-cell office:value-type="string">
              <text:p>Calculated metrics: “occurrence frequency” (/species group, over stations)</text:p>
            </table:change-track-table-cell>
          </table:previous>
        </table:cell-content-change>
        <table:cell-content-change table:id="ct3462" table:acceptance-state="accepted">
          <table:cell-address table:column="3" table:row="46" table:table="0"/>
          <office:change-info>
            <dc:creator> </dc:creator>
            <dc:date>2019-02-01T15:50:37.275000000</dc:date>
          </office:change-info>
          <table:previous table:id="ct51"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3463" table:acceptance-state="accepted">
          <table:cell-address table:column="3" table:row="51" table:table="0"/>
          <office:change-info>
            <dc:creator> </dc:creator>
            <dc:date>2019-02-01T15:50:46.884000000</dc:date>
          </office:change-info>
          <table:previous>
            <table:change-track-table-cell office:value-type="string">
              <text:p>Occurrence frequency (/observation units factor)...</text:p>
            </table:change-track-table-cell>
          </table:previous>
        </table:cell-content-change>
        <table:cell-content-change table:id="ct3464" table:acceptance-state="accepted">
          <table:cell-address table:column="3" table:row="51" table:table="0"/>
          <office:change-info>
            <dc:creator> </dc:creator>
            <dc:date>2019-02-01T15:51:03.549000000</dc:date>
          </office:change-info>
          <table:previous table:id="ct3463">
            <table:change-track-table-cell office:value-type="string">
              <text:p>Occurrence frequency (/station factor)...</text:p>
            </table:change-track-table-cell>
          </table:previous>
        </table:cell-content-change>
        <table:cell-content-change table:id="ct3465" table:acceptance-state="accepted">
          <table:cell-address table:column="3" table:row="46" table:table="0"/>
          <office:change-info>
            <dc:creator> </dc:creator>
            <dc:date>2019-02-01T15:51:45.117000000</dc:date>
          </office:change-info>
          <table:previous table:id="ct3462">
            <table:change-track-table-cell office:value-type="string">
              <text:p>Frequency (over stations)...</text:p>
            </table:change-track-table-cell>
          </table:previous>
        </table:cell-content-change>
        <table:cell-content-change table:id="ct3466" table:acceptance-state="accepted">
          <table:cell-address table:column="3" table:row="46" table:table="0"/>
          <office:change-info>
            <dc:creator> </dc:creator>
            <dc:date>2019-02-01T15:51:45.118000000</dc:date>
          </office:change-info>
          <table:previous table:id="ct3465">
            <table:change-track-table-cell office:value-type="string">
              <text:p>Frequencies...</text:p>
            </table:change-track-table-cell>
          </table:previous>
        </table:cell-content-change>
        <table:cell-content-change table:id="ct3467" table:acceptance-state="accepted">
          <table:cell-address table:column="3" table:row="574" table:table="0"/>
          <office:change-info>
            <dc:creator> </dc:creator>
            <dc:date>2019-02-01T15:56:07.323000000</dc:date>
          </office:change-info>
          <table:previous table:id="ct1005">
            <table:change-track-table-cell office:value-type="string">
              <text:p>occurrence frequencies</text:p>
            </table:change-track-table-cell>
          </table:previous>
        </table:cell-content-change>
        <table:cell-content-change table:id="ct3468" table:acceptance-state="accepted">
          <table:cell-address table:column="3" table:row="575" table:table="0"/>
          <office:change-info>
            <dc:creator> </dc:creator>
            <dc:date>2019-02-01T15:56:14.911000000</dc:date>
          </office:change-info>
          <table:previous table:id="ct1006">
            <table:change-track-table-cell office:value-type="string">
              <text:p>occurrence frequencies</text:p>
            </table:change-track-table-cell>
          </table:previous>
        </table:cell-content-change>
        <table:insertion table:id="ct3469" table:acceptance-state="accepted" table:type="row" table:position="606" table:table="0">
          <office:change-info>
            <dc:creator> </dc:creator>
            <dc:date>2019-02-01T15:58:44.360000000</dc:date>
          </office:change-info>
          <table:dependencies>
            <table:dependency table:id="ct3476"/>
            <table:dependency table:id="ct3475"/>
            <table:dependency table:id="ct3473"/>
            <table:dependency table:id="ct3472"/>
            <table:dependency table:id="ct3471"/>
            <table:dependency table:id="ct3470"/>
          </table:dependencies>
        </table:insertion>
        <table:cell-content-change table:id="ct3470" table:acceptance-state="accepted">
          <table:cell-address table:column="1" table:row="606" table:table="0"/>
          <office:change-info>
            <dc:creator> </dc:creator>
            <dc:date>2019-02-01T15:58:49.870000000</dc:date>
          </office:change-info>
          <table:previous>
            <table:change-track-table-cell/>
          </table:previous>
        </table:cell-content-change>
        <table:cell-content-change table:id="ct3471" table:acceptance-state="accepted">
          <table:cell-address table:column="3" table:row="606" table:table="0"/>
          <office:change-info>
            <dc:creator> </dc:creator>
            <dc:date>2019-02-01T15:59:18.540000000</dc:date>
          </office:change-info>
          <table:previous>
            <table:change-track-table-cell/>
          </table:previous>
        </table:cell-content-change>
        <table:cell-content-change table:id="ct3472" table:acceptance-state="accepted">
          <table:cell-address table:column="2" table:row="606" table:table="0"/>
          <office:change-info>
            <dc:creator> </dc:creator>
            <dc:date>2019-02-01T15:59:59.636000000</dc:date>
          </office:change-info>
          <table:previous>
            <table:change-track-table-cell/>
          </table:previous>
        </table:cell-content-change>
        <table:cell-content-change table:id="ct3473" table:acceptance-state="accepted">
          <table:cell-address table:column="3" table:row="606" table:table="0"/>
          <office:change-info>
            <dc:creator> </dc:creator>
            <dc:date>2019-02-01T16:00:04.454000000</dc:date>
          </office:change-info>
          <table:previous table:id="ct3471">
            <table:change-track-table-cell office:value-type="string">
              <text:p>Selection of explanatory factors and subsets for</text:p>
            </table:change-track-table-cell>
          </table:previous>
        </table:cell-content-change>
        <table:cell-content-change table:id="ct3474" table:acceptance-state="accepted">
          <table:cell-address table:column="2" table:row="605" table:table="0"/>
          <office:change-info>
            <dc:creator> </dc:creator>
            <dc:date>2019-02-01T16:00:43.318000000</dc:date>
          </office:change-info>
          <table:previous table:id="ct1234">
            <table:change-track-table-cell office:value-type="string">
              <text:p>Sélection des variables pour les </text:p>
            </table:change-track-table-cell>
          </table:previous>
        </table:cell-content-change>
        <table:cell-content-change table:id="ct3475" table:acceptance-state="accepted">
          <table:cell-address table:column="0" table:row="606" table:table="0"/>
          <office:change-info>
            <dc:creator> </dc:creator>
            <dc:date>2019-02-01T16:00:58.046000000</dc:date>
          </office:change-info>
          <table:previous>
            <table:change-track-table-cell/>
          </table:previous>
        </table:cell-content-change>
        <table:cell-content-change table:id="ct3476" table:acceptance-state="accepted">
          <table:cell-address table:column="0" table:row="606" table:table="0"/>
          <office:change-info>
            <dc:creator> </dc:creator>
            <dc:date>2019-02-01T16:01:06.623000000</dc:date>
          </office:change-info>
          <table:previous table:id="ct3475">
            <table:change-track-table-cell office:value-type="string">
              <text:p>selectionVariables.WT</text:p>
            </table:change-track-table-cell>
          </table:previous>
        </table:cell-content-change>
        <table:cell-content-change table:id="ct3477" table:acceptance-state="accepted">
          <table:cell-address table:column="3" table:row="588" table:table="0"/>
          <office:change-info>
            <dc:creator> </dc:creator>
            <dc:date>2019-02-01T16:13:19.840000000</dc:date>
          </office:change-info>
          <table:previous table:id="ct3460">
            <table:change-track-table-cell office:value-type="string">
              <text:p>Calculated metric: “occurrence frequency” (/species, over stations)</text:p>
            </table:change-track-table-cell>
          </table:previous>
        </table:cell-content-change>
        <table:cell-content-change table:id="ct3478" table:acceptance-state="accepted">
          <table:cell-address table:column="3" table:row="589" table:table="0"/>
          <office:change-info>
            <dc:creator> </dc:creator>
            <dc:date>2019-02-01T16:13:52.414000000</dc:date>
          </office:change-info>
          <table:previous table:id="ct3461">
            <table:change-track-table-cell office:value-type="string">
              <text:p>Calculated metric: “occurrence frequency” (/species group, over stations)</text:p>
            </table:change-track-table-cell>
          </table:previous>
        </table:cell-content-change>
        <table:cell-content-change table:id="ct3479" table:acceptance-state="accepted">
          <table:cell-address table:column="3" table:row="588" table:table="0"/>
          <office:change-info>
            <dc:creator> </dc:creator>
            <dc:date>2019-02-01T16:14:26.262000000</dc:date>
          </office:change-info>
          <table:previous table:id="ct3477">
            <table:change-track-table-cell office:value-type="string">
              <text:p>Plotted metric: “occurrence frequency” (/species, over stations)</text:p>
            </table:change-track-table-cell>
          </table:previous>
        </table:cell-content-change>
        <table:cell-content-change table:id="ct3480" table:acceptance-state="accepted">
          <table:cell-address table:column="3" table:row="589" table:table="0"/>
          <office:change-info>
            <dc:creator> </dc:creator>
            <dc:date>2019-02-01T16:33:44.882000000</dc:date>
          </office:change-info>
          <table:previous table:id="ct3478">
            <table:change-track-table-cell office:value-type="string">
              <text:p>Plotted metric: “occurrence frequency” (/species group, over stations)</text:p>
            </table:change-track-table-cell>
          </table:previous>
        </table:cell-content-change>
        <table:cell-content-change table:id="ct3481" table:acceptance-state="accepted">
          <table:cell-address table:column="3" table:row="588" table:table="0"/>
          <office:change-info>
            <dc:creator> </dc:creator>
            <dc:date>2019-02-01T16:33:55.681000000</dc:date>
          </office:change-info>
          <table:previous table:id="ct3479">
            <table:change-track-table-cell office:value-type="string">
              <text:p>Plotted metric:frequency (/species, over stations)</text:p>
            </table:change-track-table-cell>
          </table:previous>
        </table:cell-content-change>
        <table:cell-content-change table:id="ct3482" table:acceptance-state="accepted">
          <table:cell-address table:column="3" table:row="588" table:table="0"/>
          <office:change-info>
            <dc:creator> </dc:creator>
            <dc:date>2019-02-01T16:34:20.738000000</dc:date>
          </office:change-info>
          <table:previous table:id="ct3481">
            <table:change-track-table-cell office:value-type="string">
              <text:p>Plotted metric: frequency (/species, over stations)</text:p>
            </table:change-track-table-cell>
          </table:previous>
        </table:cell-content-change>
        <table:cell-content-change table:id="ct3483" table:acceptance-state="accepted">
          <table:cell-address table:column="3" table:row="589" table:table="0"/>
          <office:change-info>
            <dc:creator> </dc:creator>
            <dc:date>2019-02-01T16:34:29.691000000</dc:date>
          </office:change-info>
          <table:previous table:id="ct3480">
            <table:change-track-table-cell office:value-type="string">
              <text:p>Plotted metric: frequency per species group, and explanatory factor(s)</text:p>
            </table:change-track-table-cell>
          </table:previous>
        </table:cell-content-change>
        <table:cell-content-change table:id="ct3484" table:acceptance-state="accepted">
          <table:cell-address table:column="3" table:row="598" table:table="0"/>
          <office:change-info>
            <dc:creator> </dc:creator>
            <dc:date>2019-02-01T16:44:10.589000000</dc:date>
          </office:change-info>
          <table:previous table:id="ct1294">
            <table:change-track-table-cell office:value-type="string">
              <text:p>Selection of the grouping/explaining factor(s)</text:p>
            </table:change-track-table-cell>
          </table:previous>
        </table:cell-content-change>
        <table:cell-content-change table:id="ct3485" table:acceptance-state="accepted">
          <table:cell-address table:column="3" table:row="599" table:table="0"/>
          <office:change-info>
            <dc:creator> </dc:creator>
            <dc:date>2019-02-01T16:44:22.342000000</dc:date>
          </office:change-info>
          <table:previous table:id="ct1297">
            <table:change-track-table-cell office:value-type="string">
              <text:p>Selection of the explaining factor(s) (the order does not matter)</text:p>
            </table:change-track-table-cell>
          </table:previous>
        </table:cell-content-change>
        <table:cell-content-change table:id="ct3486" table:acceptance-state="accepted">
          <table:cell-address table:column="3" table:row="597" table:table="0"/>
          <office:change-info>
            <dc:creator> </dc:creator>
            <dc:date>2019-02-01T16:44:35.212000000</dc:date>
          </office:change-info>
          <table:previous table:id="ct1292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3487" table:acceptance-state="accepted">
          <table:cell-address table:column="3" table:row="598" table:table="0"/>
          <office:change-info>
            <dc:creator> </dc:creator>
            <dc:date>2019-02-01T16:44:55.614000000</dc:date>
          </office:change-info>
          <table:previous table:id="ct3484">
            <table:change-track-table-cell office:value-type="string">
              <text:p>Selection of explanatory factor(s)</text:p>
            </table:change-track-table-cell>
          </table:previous>
        </table:cell-content-change>
        <table:cell-content-change table:id="ct3488" table:acceptance-state="accepted">
          <table:cell-address table:column="3" table:row="493" table:table="0"/>
          <office:change-info>
            <dc:creator> </dc:creator>
            <dc:date>2019-02-01T17:23:41.967000000</dc:date>
          </office:change-info>
          <table:previous table:id="ct580">
            <table:change-track-table-cell office:value-type="string">
              <text:p>Graphics options</text:p>
            </table:change-track-table-cell>
          </table:previous>
        </table:cell-content-change>
        <table:cell-content-change table:id="ct3489" table:acceptance-state="accepted">
          <table:cell-address table:column="3" table:row="21" table:table="0"/>
          <office:change-info>
            <dc:creator> </dc:creator>
            <dc:date>2019-02-01T17:23:54.601000000</dc:date>
          </office:change-info>
          <table:previous table:id="ct1265">
            <table:change-track-table-cell office:value-type="string">
              <text:p><text:s text:c="2"/>Graphics options... <text:s/></text:p>
            </table:change-track-table-cell>
          </table:previous>
        </table:cell-content-change>
        <table:cell-content-change table:id="ct3490" table:acceptance-state="accepted">
          <table:cell-address table:column="3" table:row="59" table:table="0"/>
          <office:change-info>
            <dc:creator> </dc:creator>
            <dc:date>2019-02-01T17:24:02.692000000</dc:date>
          </office:change-info>
          <table:previous>
            <table:change-track-table-cell office:value-type="string">
              <text:p>Graphics options...</text:p>
            </table:change-track-table-cell>
          </table:previous>
        </table:cell-content-change>
        <table:cell-content-change table:id="ct3491" table:acceptance-state="accepted">
          <table:cell-address table:column="3" table:row="462" table:table="0"/>
          <office:change-info>
            <dc:creator> </dc:creator>
            <dc:date>2019-02-01T17:25:28.889000000</dc:date>
          </office:change-info>
          <table:previous table:id="ct363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3492" table:acceptance-state="accepted">
          <table:cell-address table:column="3" table:row="463" table:table="0"/>
          <office:change-info>
            <dc:creator> </dc:creator>
            <dc:date>2019-02-01T17:25:58.657000000</dc:date>
          </office:change-info>
          <table:previous table:id="ct367">
            <table:change-track-table-cell office:value-type="string">
              <text:p><text:s text:c="4"/>(low numbers)</text:p>
            </table:change-track-table-cell>
          </table:previous>
        </table:cell-content-change>
        <table:insertion table:id="ct3493" table:acceptance-state="accepted" table:type="row" table:position="633" table:table="0">
          <office:change-info>
            <dc:creator> </dc:creator>
            <dc:date>2019-02-03T14:52:19.318000000</dc:date>
          </office:change-info>
          <table:dependencies>
            <table:dependency table:id="ct3504"/>
            <table:dependency table:id="ct3500"/>
            <table:dependency table:id="ct3498"/>
            <table:dependency table:id="ct3496"/>
          </table:dependencies>
        </table:insertion>
        <table:insertion table:id="ct3494" table:acceptance-state="accepted" table:type="row" table:position="632" table:table="0">
          <office:change-info>
            <dc:creator> </dc:creator>
            <dc:date>2019-02-03T14:52:22.138000000</dc:date>
          </office:change-info>
          <table:dependencies>
            <table:dependency table:id="ct3503"/>
            <table:dependency table:id="ct3502"/>
            <table:dependency table:id="ct3501"/>
            <table:dependency table:id="ct3499"/>
            <table:dependency table:id="ct3497"/>
            <table:dependency table:id="ct3495"/>
          </table:dependencies>
        </table:insertion>
        <table:cell-content-change table:id="ct3495" table:acceptance-state="accepted">
          <table:cell-address table:column="0" table:row="632" table:table="0"/>
          <office:change-info>
            <dc:creator> </dc:creator>
            <dc:date>2019-02-03T14:52:29.405000000</dc:date>
          </office:change-info>
          <table:previous>
            <table:change-track-table-cell/>
          </table:previous>
        </table:cell-content-change>
        <table:cell-content-change table:id="ct3496" table:acceptance-state="accepted">
          <table:cell-address table:column="0" table:row="633" table:table="0"/>
          <office:change-info>
            <dc:creator> </dc:creator>
            <dc:date>2019-02-03T14:52:29.405000000</dc:date>
          </office:change-info>
          <table:previous>
            <table:change-track-table-cell/>
          </table:previous>
        </table:cell-content-change>
        <table:cell-content-change table:id="ct3497" table:acceptance-state="accepted">
          <table:cell-address table:column="1" table:row="632" table:table="0"/>
          <office:change-info>
            <dc:creator> </dc:creator>
            <dc:date>2019-02-03T14:52:32.609000000</dc:date>
          </office:change-info>
          <table:previous>
            <table:change-track-table-cell/>
          </table:previous>
        </table:cell-content-change>
        <table:cell-content-change table:id="ct3498" table:acceptance-state="accepted">
          <table:cell-address table:column="1" table:row="633" table:table="0"/>
          <office:change-info>
            <dc:creator> </dc:creator>
            <dc:date>2019-02-03T14:52:32.609000000</dc:date>
          </office:change-info>
          <table:previous>
            <table:change-track-table-cell/>
          </table:previous>
        </table:cell-content-change>
        <table:cell-content-change table:id="ct3499" table:acceptance-state="accepted">
          <table:cell-address table:column="0" table:row="632" table:table="0"/>
          <office:change-info>
            <dc:creator> </dc:creator>
            <dc:date>2019-02-03T14:52:50.169000000</dc:date>
          </office:change-info>
          <table:previous table:id="ct3495">
            <table:change-track-table-cell office:value-type="string">
              <text:p>graphTitle.vals</text:p>
            </table:change-track-table-cell>
          </table:previous>
        </table:cell-content-change>
        <table:cell-content-change table:id="ct3500" table:acceptance-state="accepted">
          <table:cell-address table:column="0" table:row="633" table:table="0"/>
          <office:change-info>
            <dc:creator> </dc:creator>
            <dc:date>2019-02-03T14:52:57.187000000</dc:date>
          </office:change-info>
          <table:previous table:id="ct3496">
            <table:change-track-table-cell office:value-type="string">
              <text:p>graphTitle.vals</text:p>
            </table:change-track-table-cell>
          </table:previous>
        </table:cell-content-change>
        <table:cell-content-change table:id="ct3501" table:acceptance-state="accepted">
          <table:cell-address table:column="2" table:row="632" table:table="0"/>
          <office:change-info>
            <dc:creator> </dc:creator>
            <dc:date>2019-02-03T14:53:20.643000000</dc:date>
          </office:change-info>
          <table:previous>
            <table:change-track-table-cell/>
          </table:previous>
        </table:cell-content-change>
        <table:cell-content-change table:id="ct3502" table:acceptance-state="accepted">
          <table:cell-address table:column="2" table:row="632" table:table="0"/>
          <office:change-info>
            <dc:creator> </dc:creator>
            <dc:date>2019-02-03T14:53:23.571000000</dc:date>
          </office:change-info>
          <table:previous table:id="ct3501">
            <table:change-track-table-cell office:value-type="string">
              <text:p>Distribution de</text:p>
            </table:change-track-table-cell>
          </table:previous>
        </table:cell-content-change>
        <table:cell-content-change table:id="ct3503" table:acceptance-state="accepted">
          <table:cell-address table:column="3" table:row="632" table:table="0"/>
          <office:change-info>
            <dc:creator> </dc:creator>
            <dc:date>2019-02-03T14:53:42.566000000</dc:date>
          </office:change-info>
          <table:previous>
            <table:change-track-table-cell/>
          </table:previous>
        </table:cell-content-change>
        <table:deletion table:id="ct3504" table:acceptance-state="accepted" table:type="row" table:position="633" table:table="0">
          <office:change-info>
            <dc:creator> </dc:creator>
            <dc:date>2019-02-03T14:54:06.470000000</dc:date>
          </office:change-info>
          <table:deletions>
            <table:cell-content-deletion table:id="ct3498">
              <table:change-track-table-cell office:value-type="string">
                <text:p>X</text:p>
              </table:change-track-table-cell>
            </table:cell-content-deletion>
            <table:cell-content-deletion table:id="ct3500">
              <table:change-track-table-cell office:value-type="string">
                <text:p>graphTitle.barplots</text:p>
              </table:change-track-table-cell>
            </table:cell-content-deletion>
            <table:change-deletion table:id="ct3493"/>
          </table:deletions>
        </table:deletion>
        <table:cell-content-change table:id="ct3505" table:acceptance-state="accepted">
          <table:cell-address table:column="3" table:row="251" table:table="0"/>
          <office:change-info>
            <dc:creator> </dc:creator>
            <dc:date>2019-02-03T16:39:29.039000000</dc:date>
          </office:change-info>
          <table:previous>
            <table:change-track-table-cell office:value-type="string">
              <text:p>\n(current dataset with subsetting)\n</text:p>
            </table:change-track-table-cell>
          </table:previous>
        </table:cell-content-change>
        <table:cell-content-change table:id="ct3506" table:acceptance-state="accepted">
          <table:cell-address table:column="3" table:row="250" table:table="0"/>
          <office:change-info>
            <dc:creator> </dc:creator>
            <dc:date>2019-02-03T16:43:01.481000000</dc:date>
          </office:change-info>
          <table:previous>
            <table:change-track-table-cell office:value-type="string">
              <text:p>Filling rate of fields from </text:p>
            </table:change-track-table-cell>
          </table:previous>
        </table:cell-content-change>
        <table:cell-content-change table:id="ct3507" table:acceptance-state="accepted">
          <table:cell-address table:column="2" table:row="250" table:table="0"/>
          <office:change-info>
            <dc:creator> </dc:creator>
            <dc:date>2019-02-03T16:43:51.085000000</dc:date>
          </office:change-info>
          <table:previous>
            <table:change-track-table-cell office:value-type="string">
              <text:p>Taux de renseignement des champs de </text:p>
            </table:change-track-table-cell>
          </table:previous>
        </table:cell-content-change>
        <table:cell-content-change table:id="ct3508" table:acceptance-state="accepted">
          <table:cell-address table:column="3" table:row="249" table:table="0"/>
          <office:change-info>
            <dc:creator> </dc:creator>
            <dc:date>2019-02-03T17:38:56.665000000</dc:date>
          </office:change-info>
          <table:previous>
            <table:change-track-table-cell office:value-type="string">
              <text:p>Information on </text:p>
            </table:change-track-table-cell>
          </table:previous>
        </table:cell-content-change>
        <table:cell-content-change table:id="ct3509" table:acceptance-state="accepted">
          <table:cell-address table:column="2" table:row="249" table:table="0"/>
          <office:change-info>
            <dc:creator> </dc:creator>
            <dc:date>2019-02-03T17:39:06.545000000</dc:date>
          </office:change-info>
          <table:previous>
            <table:change-track-table-cell office:value-type="string">
              <text:p>Informations sur </text:p>
            </table:change-track-table-cell>
          </table:previous>
        </table:cell-content-change>
        <table:cell-content-change table:id="ct3510" table:acceptance-state="accepted">
          <table:cell-address table:column="2" table:row="249" table:table="0"/>
          <office:change-info>
            <dc:creator> </dc:creator>
            <dc:date>2019-02-03T17:39:18.506000000</dc:date>
          </office:change-info>
          <table:previous table:id="ct3509">
            <table:change-track-table-cell office:value-type="string">
              <text:p>Informations sur le référentiel espèces :</text:p>
            </table:change-track-table-cell>
          </table:previous>
        </table:cell-content-change>
        <table:insertion table:id="ct3511" table:acceptance-state="accepted" table:type="row" table:position="3" table:table="0">
          <office:change-info>
            <dc:creator> </dc:creator>
            <dc:date>2019-02-03T17:41:47.484000000</dc:date>
          </office:change-info>
          <table:dependencies>
            <table:dependency table:id="ct3518"/>
            <table:dependency table:id="ct3517"/>
            <table:dependency table:id="ct3516"/>
            <table:dependency table:id="ct3515"/>
            <table:dependency table:id="ct3514"/>
            <table:dependency table:id="ct3513"/>
            <table:dependency table:id="ct3512"/>
          </table:dependencies>
        </table:insertion>
        <table:cell-content-change table:id="ct3512" table:acceptance-state="accepted">
          <table:cell-address table:column="0" table:row="3" table:table="0"/>
          <office:change-info>
            <dc:creator> </dc:creator>
            <dc:date>2019-02-03T17:41:50.952000000</dc:date>
          </office:change-info>
          <table:previous>
            <table:change-track-table-cell/>
          </table:previous>
        </table:cell-content-change>
        <table:cell-content-change table:id="ct3513" table:acceptance-state="accepted">
          <table:cell-address table:column="1" table:row="3" table:table="0"/>
          <office:change-info>
            <dc:creator> </dc:creator>
            <dc:date>2019-02-03T17:41:50.952000000</dc:date>
          </office:change-info>
          <table:previous>
            <table:change-track-table-cell/>
          </table:previous>
        </table:cell-content-change>
        <table:cell-content-change table:id="ct3514" table:acceptance-state="accepted">
          <table:cell-address table:column="2" table:row="3" table:table="0"/>
          <office:change-info>
            <dc:creator> </dc:creator>
            <dc:date>2019-02-03T17:41:50.952000000</dc:date>
          </office:change-info>
          <table:previous>
            <table:change-track-table-cell/>
          </table:previous>
        </table:cell-content-change>
        <table:cell-content-change table:id="ct3515" table:acceptance-state="accepted">
          <table:cell-address table:column="3" table:row="3" table:table="0"/>
          <office:change-info>
            <dc:creator> </dc:creator>
            <dc:date>2019-02-03T17:41:50.952000000</dc:date>
          </office:change-info>
          <table:previous>
            <table:change-track-table-cell/>
          </table:previous>
        </table:cell-content-change>
        <table:cell-content-change table:id="ct3516" table:acceptance-state="accepted">
          <table:cell-address table:column="0" table:row="3" table:table="0"/>
          <office:change-info>
            <dc:creator> </dc:creator>
            <dc:date>2019-02-03T17:41:59.534000000</dc:date>
          </office:change-info>
          <table:previous table:id="ct3512">
            <table:change-track-table-cell office:value-type="string">
              <text:p>graphTitle.and</text:p>
            </table:change-track-table-cell>
          </table:previous>
        </table:cell-content-change>
        <table:cell-content-change table:id="ct3517" table:acceptance-state="accepted">
          <table:cell-address table:column="2" table:row="3" table:table="0"/>
          <office:change-info>
            <dc:creator> </dc:creator>
            <dc:date>2019-02-03T17:42:05.446000000</dc:date>
          </office:change-info>
          <table:previous table:id="ct3514">
            <table:change-track-table-cell office:value-type="string">
              <text:p><text:s/>et </text:p>
            </table:change-track-table-cell>
          </table:previous>
        </table:cell-content-change>
        <table:cell-content-change table:id="ct3518" table:acceptance-state="accepted">
          <table:cell-address table:column="3" table:row="3" table:table="0"/>
          <office:change-info>
            <dc:creator> </dc:creator>
            <dc:date>2019-02-03T17:42:11.164000000</dc:date>
          </office:change-info>
          <table:previous table:id="ct3515">
            <table:change-track-table-cell office:value-type="string">
              <text:p><text:s/>and </text:p>
            </table:change-track-table-cell>
          </table:previous>
        </table:cell-content-change>
        <table:cell-content-change table:id="ct3519" table:acceptance-state="accepted">
          <table:cell-address table:column="3" table:row="250" table:table="0"/>
          <office:change-info>
            <dc:creator> </dc:creator>
            <dc:date>2019-02-03T18:13:33.167000000</dc:date>
          </office:change-info>
          <table:previous table:id="ct3506">
            <table:change-track-table-cell office:value-type="string">
              <text:p>Documentation rate of the species reference table </text:p>
            </table:change-track-table-cell>
          </table:previous>
        </table:cell-content-change>
        <table:cell-content-change table:id="ct3520" table:acceptance-state="accepted">
          <table:cell-address table:column="3" table:row="250" table:table="0"/>
          <office:change-info>
            <dc:creator> </dc:creator>
            <dc:date>2019-02-03T18:14:06.488000000</dc:date>
          </office:change-info>
          <table:previous table:id="ct3519">
            <table:change-track-table-cell office:value-type="string">
              <text:p>Documentation rate of the species reference table for observed species</text:p>
            </table:change-track-table-cell>
          </table:previous>
        </table:cell-content-change>
        <table:cell-content-change table:id="ct3521" table:acceptance-state="accepted">
          <table:cell-address table:column="3" table:row="251" table:table="0"/>
          <office:change-info>
            <dc:creator> </dc:creator>
            <dc:date>2019-02-03T18:14:21.080000000</dc:date>
          </office:change-info>
          <table:previous table:id="ct3505">
            <table:change-track-table-cell office:value-type="string">
              <text:p>\n(current subset of dataset if applying)\n</text:p>
            </table:change-track-table-cell>
          </table:previous>
        </table:cell-content-change>
        <table:cell-content-change table:id="ct3522" table:acceptance-state="accepted">
          <table:cell-address table:column="3" table:row="275" table:table="0"/>
          <office:change-info>
            <dc:creator> </dc:creator>
            <dc:date>2019-02-03T18:45:56.469000000</dc:date>
          </office:change-info>
          <table:previous>
            <table:change-track-table-cell office:value-type="string">
              <text:p><text:s/>\n\n\t* number of observed categories = </text:p>
            </table:change-track-table-cell>
          </table:previous>
        </table:cell-content-change>
        <table:cell-content-change table:id="ct3523" table:acceptance-state="accepted">
          <table:cell-address table:column="3" table:row="276" table:table="0"/>
          <office:change-info>
            <dc:creator> </dc:creator>
            <dc:date>2019-02-03T18:46:34.006000000</dc:date>
          </office:change-info>
          <table:previous>
            <table:change-track-table-cell office:value-type="string">
              <text:p><text:s/>\n\t* number of taxonomic (biotic) observed categories = </text:p>
            </table:change-track-table-cell>
          </table:previous>
        </table:cell-content-change>
        <table:cell-content-change table:id="ct3524" table:acceptance-state="accepted">
          <table:cell-address table:column="3" table:row="278" table:table="0"/>
          <office:change-info>
            <dc:creator> </dc:creator>
            <dc:date>2019-02-03T18:46:54.749000000</dc:date>
          </office:change-info>
          <table:previous>
            <table:change-track-table-cell office:value-type="string">
              <text:p><text:s/>\n\These information account for current subset criteria.</text:p>
            </table:change-track-table-cell>
          </table:previous>
        </table:cell-content-change>
        <table:cell-content-change table:id="ct3525" table:acceptance-state="accepted">
          <table:cell-address table:column="3" table:row="278" table:table="0"/>
          <office:change-info>
            <dc:creator> </dc:creator>
            <dc:date>2019-02-03T18:47:29.960000000</dc:date>
          </office:change-info>
          <table:previous table:id="ct3524">
            <table:change-track-table-cell office:value-type="string">
              <text:p><text:s/>\n\These information accounts for current subset criteria.</text:p>
            </table:change-track-table-cell>
          </table:previous>
        </table:cell-content-change>
        <table:cell-content-change table:id="ct3526" table:acceptance-state="accepted">
          <table:cell-address table:column="3" table:row="275" table:table="0"/>
          <office:change-info>
            <dc:creator> </dc:creator>
            <dc:date>2019-02-03T18:50:35.599000000</dc:date>
          </office:change-info>
          <table:previous table:id="ct3522">
            <table:change-track-table-cell office:value-type="string">
              <text:p><text:s/>\n\n\t* number of observed taxa/categories = </text:p>
            </table:change-track-table-cell>
          </table:previous>
        </table:cell-content-change>
        <table:insertion table:id="ct3527" table:acceptance-state="accepted" table:type="row" table:position="187" table:table="0">
          <office:change-info>
            <dc:creator> </dc:creator>
            <dc:date>2019-02-03T20:57:02.651000000</dc:date>
          </office:change-info>
          <table:dependencies>
            <table:dependency table:id="ct3531"/>
            <table:dependency table:id="ct3530"/>
            <table:dependency table:id="ct3529"/>
            <table:dependency table:id="ct3528"/>
          </table:dependencies>
        </table:insertion>
        <table:cell-content-change table:id="ct3528" table:acceptance-state="accepted">
          <table:cell-address table:column="0" table:row="187" table:table="0"/>
          <office:change-info>
            <dc:creator> </dc:creator>
            <dc:date>2019-02-03T20:57:07.836000000</dc:date>
          </office:change-info>
          <table:previous>
            <table:change-track-table-cell/>
          </table:previous>
        </table:cell-content-change>
        <table:cell-content-change table:id="ct3529" table:acceptance-state="accepted">
          <table:cell-address table:column="0" table:row="187" table:table="0"/>
          <office:change-info>
            <dc:creator> </dc:creator>
            <dc:date>2019-02-03T20:57:24.143000000</dc:date>
          </office:change-info>
          <table:previous table:id="ct3528">
            <table:change-track-table-cell office:value-type="string">
              <text:p>logFmsg.saveInfoRefspe.1</text:p>
            </table:change-track-table-cell>
          </table:previous>
        </table:cell-content-change>
        <table:cell-content-change table:id="ct3530" table:acceptance-state="accepted">
          <table:cell-address table:column="2" table:row="187" table:table="0"/>
          <office:change-info>
            <dc:creator> </dc:creator>
            <dc:date>2019-02-03T20:58:07.778000000</dc:date>
          </office:change-info>
          <table:previous>
            <table:change-track-table-cell/>
          </table:previous>
        </table:cell-content-change>
        <table:cell-content-change table:id="ct3531" table:acceptance-state="accepted">
          <table:cell-address table:column="3" table:row="187" table:table="0"/>
          <office:change-info>
            <dc:creator> </dc:creator>
            <dc:date>2019-02-03T20:58:29.075000000</dc:date>
          </office:change-info>
          <table:previous>
            <table:change-track-table-cell/>
          </table:previous>
        </table:cell-content-change>
        <table:cell-content-change table:id="ct3532" table:acceptance-state="accepted">
          <table:cell-address table:column="3" table:row="270" table:table="0"/>
          <office:change-info>
            <dc:creator> </dc:creator>
            <dc:date>2019-02-03T21:16:06.215000000</dc:date>
          </office:change-info>
          <table:previous>
            <table:change-track-table-cell office:value-type="string">
              <text:p><text:s/>min/unitobs</text:p>
            </table:change-track-table-cell>
          </table:previous>
        </table:cell-content-change>
        <table:cell-content-change table:id="ct3533" table:acceptance-state="accepted">
          <table:cell-address table:column="3" table:row="271" table:table="0"/>
          <office:change-info>
            <dc:creator> </dc:creator>
            <dc:date>2019-02-03T21:16:18.088000000</dc:date>
          </office:change-info>
          <table:previous>
            <table:change-track-table-cell office:value-type="string">
              <text:p><text:s/>max/unitobs</text:p>
            </table:change-track-table-cell>
          </table:previous>
        </table:cell-content-change>
        <table:cell-content-change table:id="ct3534">
          <table:cell-address table:column="3" table:row="594" table:table="0"/>
          <office:change-info>
            <dc:creator> </dc:creator>
            <dc:date>2019-02-04T00:17:15.964000000</dc:date>
          </office:change-info>
          <table:previous table:id="ct1287">
            <table:change-track-table-cell office:value-type="string">
              <text:p>Subset species... (optional, all by default)</text:p>
            </table:change-track-table-cell>
          </table:previous>
        </table:cell-content-change>
        <table:cell-content-change table:id="ct3535">
          <table:cell-address table:column="3" table:row="594" table:table="0"/>
          <office:change-info>
            <dc:creator> </dc:creator>
            <dc:date>2019-02-04T00:17:15.964000000</dc:date>
          </office:change-info>
          <table:previous table:id="ct3534">
            <table:change-track-table-cell office:value-type="string">
              <text:p>Subset species per... (optional, all by default)</text:p>
            </table:change-track-table-cell>
          </table:previous>
        </table:cell-content-change>
        <table:cell-content-change table:id="ct3536">
          <table:cell-address table:column="3" table:row="595" table:table="0"/>
          <office:change-info>
            <dc:creator> </dc:creator>
            <dc:date>2019-02-04T00:17:29.778000000</dc:date>
          </office:change-info>
          <table:previous table:id="ct1289">
            <table:change-track-table-cell office:value-type="string">
              <text:p>Split the analyses/plots per factor level (optional, 'code_espece' or 'identifiant' recommended)</text:p>
            </table:change-track-table-cell>
          </table:previous>
        </table:cell-content-change>
        <table:cell-content-change table:id="ct3537">
          <table:cell-address table:column="3" table:row="595" table:table="0"/>
          <office:change-info>
            <dc:creator> </dc:creator>
            <dc:date>2019-02-04T00:17:29.778000000</dc:date>
          </office:change-info>
          <table:previous table:id="ct3536">
            <table:change-track-table-cell office:value-type="string">
              <text:p>Split the analyses/plots per... \n(optional, 'code_espece' or 'identifiant' recommended)</text:p>
            </table:change-track-table-cell>
          </table:previous>
        </table:cell-content-change>
        <table:insertion table:id="ct3538" table:type="row" table:position="591" table:table="0">
          <office:change-info>
            <dc:creator> </dc:creator>
            <dc:date>2019-02-04T00:17:59.304000000</dc:date>
          </office:change-info>
          <table:dependencies>
            <table:dependency table:id="ct3545"/>
            <table:dependency table:id="ct3543"/>
            <table:dependency table:id="ct3541"/>
            <table:dependency table:id="ct3540"/>
            <table:dependency table:id="ct3539"/>
          </table:dependencies>
        </table:insertion>
        <table:cell-content-change table:id="ct3539">
          <table:cell-address table:column="0" table:row="591" table:table="0"/>
          <office:change-info>
            <dc:creator> </dc:creator>
            <dc:date>2019-02-04T00:18:03.173000000</dc:date>
          </office:change-info>
          <table:previous>
            <table:change-track-table-cell/>
          </table:previous>
        </table:cell-content-change>
        <table:cell-content-change table:id="ct3540">
          <table:cell-address table:column="1" table:row="591" table:table="0"/>
          <office:change-info>
            <dc:creator> </dc:creator>
            <dc:date>2019-02-04T00:18:05.644000000</dc:date>
          </office:change-info>
          <table:previous>
            <table:change-track-table-cell/>
          </table:previous>
        </table:cell-content-change>
        <table:cell-content-change table:id="ct3541">
          <table:cell-address table:column="0" table:row="591" table:table="0"/>
          <office:change-info>
            <dc:creator> </dc:creator>
            <dc:date>2019-02-04T00:18:35.707000000</dc:date>
          </office:change-info>
          <table:previous table:id="ct3539">
            <table:change-track-table-cell office:value-type="string">
              <text:p>titreSelVar.f.FS.graphFact</text:p>
            </table:change-track-table-cell>
          </table:previous>
        </table:cell-content-change>
        <table:cell-content-change table:id="ct3542">
          <table:cell-address table:column="3" table:row="590" table:table="0"/>
          <office:change-info>
            <dc:creator> </dc:creator>
            <dc:date>2019-02-04T00:18:50.992000000</dc:date>
          </office:change-info>
          <table:previous table:id="ct1282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3543">
          <table:cell-address table:column="3" table:row="591" table:table="0"/>
          <office:change-info>
            <dc:creator> </dc:creator>
            <dc:date>2019-02-04T00:18:53.550000000</dc:date>
          </office:change-info>
          <table:previous>
            <table:change-track-table-cell/>
          </table:previous>
        </table:cell-content-change>
        <table:cell-content-change table:id="ct3544">
          <table:cell-address table:column="2" table:row="590" table:table="0"/>
          <office:change-info>
            <dc:creator> </dc:creator>
            <dc:date>2019-02-04T00:19:03.507000000</dc:date>
          </office:change-info>
          <table:previous table:id="ct1115">
            <table:change-track-table-cell office:value-type="string">
              <text:p>Créer un graphique par facteur... <text:s/>(optionnel, 'code_espece' ou 'identifiant' conseillé)</text:p>
            </table:change-track-table-cell>
          </table:previous>
        </table:cell-content-change>
        <table:cell-content-change table:id="ct3545">
          <table:cell-address table:column="2" table:row="591" table:table="0"/>
          <office:change-info>
            <dc:creator> </dc:creator>
            <dc:date>2019-02-04T00:19:04.646000000</dc:date>
          </office:change-info>
          <table:previous>
            <table:change-track-table-cell/>
          </table:previous>
        </table:cell-content-change>
        <table:cell-content-change table:id="ct3546">
          <table:cell-address table:column="2" table:row="590" table:table="0"/>
          <office:change-info>
            <dc:creator> </dc:creator>
            <dc:date>2019-02-04T00:19:36.796000000</dc:date>
          </office:change-info>
          <table:previous table:id="ct3544">
            <table:change-track-table-cell office:value-type="string">
              <text:p>Créer un graphique par facteur... <text:s/>(optionnel, 'code_espece' ou 'identifiant</text:p>
            </table:change-track-table-cell>
          </table:previous>
        </table:cell-content-change>
        <table:cell-content-change table:id="ct3547">
          <table:cell-address table:column="3" table:row="590" table:table="0"/>
          <office:change-info>
            <dc:creator> </dc:creator>
            <dc:date>2019-02-04T00:19:45.773000000</dc:date>
          </office:change-info>
          <table:previous table:id="ct3542">
            <table:change-track-table-cell office:value-type="string">
              <text:p>Generate a plot per factor level (optional, 'code_espece' or 'identifiant</text:p>
            </table:change-track-table-cell>
          </table:previous>
        </table:cell-content-change>
        <table:cell-content-change table:id="ct3548">
          <table:cell-address table:column="3" table:row="592" table:table="0"/>
          <office:change-info>
            <dc:creator> </dc:creator>
            <dc:date>2019-02-04T00:19:54.320000000</dc:date>
          </office:change-info>
          <table:previous table:id="ct1290">
            <table:change-track-table-cell office:value-type="string">
              <text:p>Split the analyses per factor level (optional, 'code_espece' or 'identifiant' recommended)</text:p>
            </table:change-track-table-cell>
          </table:previous>
        </table:cell-content-change>
        <table:cell-content-change table:id="ct3549">
          <table:cell-address table:column="3" table:row="593" table:table="0"/>
          <office:change-info>
            <dc:creator> </dc:creator>
            <dc:date>2019-02-04T00:20:01.830000000</dc:date>
          </office:change-info>
          <table:previous table:id="ct1286">
            <table:change-track-table-cell office:value-type="string">
              <text:p>Split the plots per factor level (optional, 'code_espece' or 'identifiant' recommended)</text:p>
            </table:change-track-table-cell>
          </table:previous>
        </table:cell-content-change>
        <table:cell-content-change table:id="ct3550">
          <table:cell-address table:column="3" table:row="595" table:table="0"/>
          <office:change-info>
            <dc:creator> </dc:creator>
            <dc:date>2019-02-04T00:20:24.191000000</dc:date>
          </office:change-info>
          <table:previous table:id="ct3537">
            <table:change-track-table-cell office:value-type="string">
              <text:p>Split the analyses/plots per… \n(optional, 'code_espece' or 'identifiant' recommended)</text:p>
            </table:change-track-table-cell>
          </table:previous>
        </table:cell-content-change>
        <table:cell-content-change table:id="ct3551">
          <table:cell-address table:column="3" table:row="592" table:table="0"/>
          <office:change-info>
            <dc:creator> </dc:creator>
            <dc:date>2019-02-04T00:20:35.403000000</dc:date>
          </office:change-info>
          <table:previous table:id="ct3548">
            <table:change-track-table-cell office:value-type="string">
              <text:p>Split the analyses per factor level (optional, '</text:p>
            </table:change-track-table-cell>
          </table:previous>
        </table:cell-content-change>
        <table:cell-content-change table:id="ct3552">
          <table:cell-address table:column="3" table:row="592" table:table="0"/>
          <office:change-info>
            <dc:creator> </dc:creator>
            <dc:date>2019-02-04T00:21:47.445000000</dc:date>
          </office:change-info>
          <table:previous table:id="ct3551">
            <table:change-track-table-cell office:value-type="string">
              <text:p>Split the analyses per factor level (optional; NB. if <text:s/>'</text:p>
            </table:change-track-table-cell>
          </table:previous>
        </table:cell-content-change>
        <table:cell-content-change table:id="ct3553">
          <table:cell-address table:column="3" table:row="593" table:table="0"/>
          <office:change-info>
            <dc:creator> </dc:creator>
            <dc:date>2019-02-04T00:22:12.752000000</dc:date>
          </office:change-info>
          <table:previous table:id="ct3549">
            <table:change-track-table-cell office:value-type="string">
              <text:p>Split the plots per factor level (optional, '</text:p>
            </table:change-track-table-cell>
          </table:previous>
        </table:cell-content-change>
        <table:cell-content-change table:id="ct3554">
          <table:cell-address table:column="3" table:row="595" table:table="0"/>
          <office:change-info>
            <dc:creator> </dc:creator>
            <dc:date>2019-02-04T00:22:18.973000000</dc:date>
          </office:change-info>
          <table:previous table:id="ct3550">
            <table:change-track-table-cell office:value-type="string">
              <text:p>Split the analyses/plots per… (optional, '</text:p>
            </table:change-track-table-cell>
          </table:previous>
        </table:cell-content-change>
        <table:cell-content-change table:id="ct3555">
          <table:cell-address table:column="3" table:row="590" table:table="0"/>
          <office:change-info>
            <dc:creator> </dc:creator>
            <dc:date>2019-02-04T00:22:45.269000000</dc:date>
          </office:change-info>
          <table:previous table:id="ct3547">
            <table:change-track-table-cell office:value-type="string">
              <text:p>Generate a plot per factor level (optional, '</text:p>
            </table:change-track-table-cell>
          </table:previous>
        </table:cell-content-change>
        <table:cell-content-change table:id="ct3556">
          <table:cell-address table:column="2" table:row="592" table:table="0"/>
          <office:change-info>
            <dc:creator> </dc:creator>
            <dc:date>2019-02-04T00:26:01.185000000</dc:date>
          </office:change-info>
          <table:previous table:id="ct1117">
            <table:change-track-table-cell office:value-type="string">
              <text:p>Séparer les analyses par facteur... <text:s/>(optionnel, 'code_espece' ou 'identifiant' conseillé)</text:p>
            </table:change-track-table-cell>
          </table:previous>
        </table:cell-content-change>
        <table:cell-content-change table:id="ct3557">
          <table:cell-address table:column="2" table:row="593" table:table="0"/>
          <office:change-info>
            <dc:creator> </dc:creator>
            <dc:date>2019-02-04T00:26:19.172000000</dc:date>
          </office:change-info>
          <table:previous table:id="ct1119">
            <table:change-track-table-cell office:value-type="string">
              <text:p>Séparer les graphiques par facteur... <text:s/>(optionnel, 'code_espece' ou 'identifiant' conseillé)</text:p>
            </table:change-track-table-cell>
          </table:previous>
        </table:cell-content-change>
        <table:cell-content-change table:id="ct3558">
          <table:cell-address table:column="2" table:row="593" table:table="0"/>
          <office:change-info>
            <dc:creator> </dc:creator>
            <dc:date>2019-02-04T00:26:19.172000000</dc:date>
          </office:change-info>
          <table:previous table:id="ct3557">
            <table:change-track-table-cell office:value-type="string">
              <text:p>Séparer les graphiques par facteur...\n <text:s/>(optionnel ; si référentiel espèces, '</text:p>
            </table:change-track-table-cell>
          </table:previous>
        </table:cell-content-change>
        <table:cell-content-change table:id="ct3559">
          <table:cell-address table:column="2" table:row="595" table:table="0"/>
          <office:change-info>
            <dc:creator> </dc:creator>
            <dc:date>2019-02-04T00:26:34.094000000</dc:date>
          </office:change-info>
          <table:previous table:id="ct1129">
            <table:change-track-table-cell office:value-type="string">
              <text:p>Séparer les graphiques/analyses par facteur... <text:s/>(optionnel, 'code_espece' ou 'identifiant' conseillé)</text:p>
            </table:change-track-table-cell>
          </table:previous>
        </table:cell-content-change>
        <table:insertion table:id="ct3560" table:type="row" table:position="4" table:table="0">
          <office:change-info>
            <dc:creator> </dc:creator>
            <dc:date>2019-02-04T00:27:36.333000000</dc:date>
          </office:change-info>
          <table:dependencies>
            <table:dependency table:id="ct3564"/>
            <table:dependency table:id="ct3563"/>
            <table:dependency table:id="ct3562"/>
            <table:dependency table:id="ct3561"/>
          </table:dependencies>
        </table:insertion>
        <table:cell-content-change table:id="ct3561">
          <table:cell-address table:column="0" table:row="4" table:table="0"/>
          <office:change-info>
            <dc:creator> </dc:creator>
            <dc:date>2019-02-04T00:27:44.329000000</dc:date>
          </office:change-info>
          <table:previous>
            <table:change-track-table-cell/>
          </table:previous>
        </table:cell-content-change>
        <table:cell-content-change table:id="ct3562">
          <table:cell-address table:column="1" table:row="4" table:table="0"/>
          <office:change-info>
            <dc:creator> </dc:creator>
            <dc:date>2019-02-04T00:27:46.285000000</dc:date>
          </office:change-info>
          <table:previous>
            <table:change-track-table-cell/>
          </table:previous>
        </table:cell-content-change>
        <table:cell-content-change table:id="ct3563">
          <table:cell-address table:column="2" table:row="4" table:table="0"/>
          <office:change-info>
            <dc:creator> </dc:creator>
            <dc:date>2019-02-04T00:27:51.393000000</dc:date>
          </office:change-info>
          <table:previous>
            <table:change-track-table-cell/>
          </table:previous>
        </table:cell-content-change>
        <table:cell-content-change table:id="ct3564">
          <table:cell-address table:column="3" table:row="4" table:table="0"/>
          <office:change-info>
            <dc:creator> </dc:creator>
            <dc:date>2019-02-04T00:27:54.645000000</dc:date>
          </office:change-info>
          <table:previous>
            <table:change-track-table-cell/>
          </table:previous>
        </table:cell-content-change>
        <table:cell-content-change table:id="ct3565">
          <table:cell-address table:column="3" table:row="590" table:table="0"/>
          <office:change-info>
            <dc:creator> </dc:creator>
            <dc:date>2019-02-04T00:37:33.913000000</dc:date>
          </office:change-info>
          <table:previous table:id="ct3555">
            <table:change-track-table-cell office:value-type="string">
              <text:p>Generate a plot per… \n (optional; NB if species characteristic, </text:p>
            </table:change-track-table-cell>
          </table:previous>
        </table:cell-content-change>
        <table:cell-content-change table:id="ct3566">
          <table:cell-address table:column="3" table:row="590" table:table="0"/>
          <office:change-info>
            <dc:creator> </dc:creator>
            <dc:date>2019-02-04T00:37:33.928000000</dc:date>
          </office:change-info>
          <table:previous table:id="ct3565">
            <table:change-track-table-cell office:value-type="string">
              <text:p>Generate a plot per... \n (optional; NB if species characteristic, '</text:p>
            </table:change-track-table-cell>
          </table:previous>
        </table:cell-content-change>
        <table:cell-content-change table:id="ct3567">
          <table:cell-address table:column="3" table:row="592" table:table="0"/>
          <office:change-info>
            <dc:creator> </dc:creator>
            <dc:date>2019-02-04T00:37:40.206000000</dc:date>
          </office:change-info>
          <table:previous table:id="ct3552">
            <table:change-track-table-cell office:value-type="string">
              <text:p>Split the analyses per… \n (optional; NB if species characteristic, '</text:p>
            </table:change-track-table-cell>
          </table:previous>
        </table:cell-content-change>
        <table:cell-content-change table:id="ct3568">
          <table:cell-address table:column="3" table:row="592" table:table="0"/>
          <office:change-info>
            <dc:creator> </dc:creator>
            <dc:date>2019-02-04T00:37:40.208000000</dc:date>
          </office:change-info>
          <table:previous table:id="ct3567">
            <table:change-track-table-cell office:value-type="string">
              <text:p>Split the analyses per... \n (optional; NB if species characteristic, '</text:p>
            </table:change-track-table-cell>
          </table:previous>
        </table:cell-content-change>
        <table:cell-content-change table:id="ct3569">
          <table:cell-address table:column="3" table:row="593" table:table="0"/>
          <office:change-info>
            <dc:creator> </dc:creator>
            <dc:date>2019-02-04T00:37:45.721000000</dc:date>
          </office:change-info>
          <table:previous table:id="ct3553">
            <table:change-track-table-cell office:value-type="string">
              <text:p>Split the plots per… \n (optional; NB if species characteristic, </text:p>
            </table:change-track-table-cell>
          </table:previous>
        </table:cell-content-change>
        <table:cell-content-change table:id="ct3570">
          <table:cell-address table:column="3" table:row="593" table:table="0"/>
          <office:change-info>
            <dc:creator> </dc:creator>
            <dc:date>2019-02-04T00:37:45.724000000</dc:date>
          </office:change-info>
          <table:previous table:id="ct3569">
            <table:change-track-table-cell office:value-type="string">
              <text:p>Split the plots per... \n (optional; NB if species characteristic, '</text:p>
            </table:change-track-table-cell>
          </table:previous>
        </table:cell-content-change>
        <table:cell-content-change table:id="ct3571">
          <table:cell-address table:column="3" table:row="593" table:table="0"/>
          <office:change-info>
            <dc:creator> </dc:creator>
            <dc:date>2019-02-04T00:37:55.992000000</dc:date>
          </office:change-info>
          <table:previous table:id="ct3570">
            <table:change-track-table-cell office:value-type="string">
              <text:p>Split the plots per… \n (optional; NB if species characteristic, '</text:p>
            </table:change-track-table-cell>
          </table:previous>
        </table:cell-content-change>
        <table:cell-content-change table:id="ct3572">
          <table:cell-address table:column="3" table:row="594" table:table="0"/>
          <office:change-info>
            <dc:creator> </dc:creator>
            <dc:date>2019-02-04T00:39:47.377000000</dc:date>
          </office:change-info>
          <table:previous table:id="ct3535">
            <table:change-track-table-cell office:value-type="string">
              <text:p>Subset species per… (optional, all by default)</text:p>
            </table:change-track-table-cell>
          </table:previous>
        </table:cell-content-change>
        <table:cell-content-change table:id="ct3573">
          <table:cell-address table:column="3" table:row="592" table:table="0"/>
          <office:change-info>
            <dc:creator> </dc:creator>
            <dc:date>2019-02-04T00:40:07.934000000</dc:date>
          </office:change-info>
          <table:previous table:id="ct3568">
            <table:change-track-table-cell office:value-type="string">
              <text:p>Split the analyses per… \n (optional; NB if species characteristic, '</text:p>
            </table:change-track-table-cell>
          </table:previous>
        </table:cell-content-change>
        <table:cell-content-change table:id="ct3574">
          <table:cell-address table:column="3" table:row="590" table:table="0"/>
          <office:change-info>
            <dc:creator> </dc:creator>
            <dc:date>2019-02-04T00:40:19.569000000</dc:date>
          </office:change-info>
          <table:previous table:id="ct3566">
            <table:change-track-table-cell office:value-type="string">
              <text:p>Generate a plot per… \n (optional; NB if species characteristic, '</text:p>
            </table:change-track-table-cell>
          </table:previous>
        </table:cell-content-change>
        <table:cell-content-change table:id="ct3575">
          <table:cell-address table:column="3" table:row="595" table:table="0"/>
          <office:change-info>
            <dc:creator> </dc:creator>
            <dc:date>2019-02-04T00:40:40.705000000</dc:date>
          </office:change-info>
          <table:previous table:id="ct3554">
            <table:change-track-table-cell office:value-type="string">
              <text:p>Split the analyses/plots per… \n (optional; NB if species characteristic, </text:p>
            </table:change-track-table-cell>
          </table:previous>
        </table:cell-content-change>
        <table:cell-content-change table:id="ct3576">
          <table:cell-address table:column="3" table:row="595" table:table="0"/>
          <office:change-info>
            <dc:creator> </dc:creator>
            <dc:date>2019-02-04T00:40:40.707000000</dc:date>
          </office:change-info>
          <table:previous table:id="ct3575">
            <table:change-track-table-cell office:value-type="string">
              <text:p>Split the analyses/plots per... \n (optional; NB if species characteristic, '</text:p>
            </table:change-track-table-cell>
          </table:previous>
        </table:cell-content-change>
        <table:cell-content-change table:id="ct3577">
          <table:cell-address table:column="2" table:row="593" table:table="0"/>
          <office:change-info>
            <dc:creator> </dc:creator>
            <dc:date>2019-02-04T00:41:42.272000000</dc:date>
          </office:change-info>
          <table:previous table:id="ct3558">
            <table:change-track-table-cell office:value-type="string">
              <text:p>Séparer les graphiques par facteur…\n <text:s/>(optionnel ; si référentiel espèces, '</text:p>
            </table:change-track-table-cell>
          </table:previous>
        </table:cell-content-change>
        <table:cell-content-change table:id="ct3578">
          <table:cell-address table:column="3" table:row="46" table:table="0"/>
          <office:change-info>
            <dc:creator> </dc:creator>
            <dc:date>2019-02-04T00:41:42.272000000</dc:date>
          </office:change-info>
          <table:previous table:id="ct3466">
            <table:change-track-table-cell office:value-type="string">
              <text:p>Frequencies…</text:p>
            </table:change-track-table-cell>
          </table:previous>
        </table:cell-content-change>
        <table:cell-content-change table:id="ct3579">
          <table:cell-address table:column="3" table:row="70" table:table="0"/>
          <office:change-info>
            <dc:creator> </dc:creator>
            <dc:date>2019-02-04T00:41:42.272000000</dc:date>
          </office:change-info>
          <table:previous table:id="ct3414">
            <table:change-track-table-cell office:value-type="string">
              <text:p>You may…</text:p>
            </table:change-track-table-cell>
          </table:previous>
        </table:cell-content-change>
        <table:cell-content-change table:id="ct3580">
          <table:cell-address table:column="3" table:row="498" table:table="0"/>
          <office:change-info>
            <dc:creator> </dc:creator>
            <dc:date>2019-02-04T00:41:42.272000000</dc:date>
          </office:change-info>
          <table:previous table:id="ct2363">
            <table:change-track-table-cell office:value-type="string">
              <text:p>Avoid mis-displayed characters\n on other machines…</text:p>
            </table:change-track-table-cell>
          </table:previous>
        </table:cell-content-change>
        <table:cell-content-change table:id="ct3581">
          <table:cell-address table:column="3" table:row="595" table:table="0"/>
          <office:change-info>
            <dc:creator> </dc:creator>
            <dc:date>2019-02-04T00:41:42.272000000</dc:date>
          </office:change-info>
          <table:previous table:id="ct3576">
            <table:change-track-table-cell office:value-type="string">
              <text:p>Split the analyses/plots per… \n (optional; NB if species characteristic, '</text:p>
            </table:change-track-table-cell>
          </table:previous>
        </table:cell-content-change>
        <table:cell-content-change table:id="ct3582">
          <table:cell-address table:column="2" table:row="608" table:table="0"/>
          <office:change-info>
            <dc:creator> </dc:creator>
            <dc:date>2019-02-04T01:14:31.571000000</dc:date>
          </office:change-info>
          <table:previous table:id="ct1236">
            <table:change-track-table-cell office:value-type="string">
              <text:p>du référentiel espèces</text:p>
            </table:change-track-table-cell>
          </table:previous>
        </table:cell-content-change>
        <table:cell-content-change table:id="ct3583">
          <table:cell-address table:column="2" table:row="609" table:table="0"/>
          <office:change-info>
            <dc:creator> </dc:creator>
            <dc:date>2019-02-04T01:14:36.550000000</dc:date>
          </office:change-info>
          <table:previous table:id="ct1241">
            <table:change-track-table-cell office:value-type="string">
              <text:p>d'unité d'observation</text:p>
            </table:change-track-table-cell>
          </table:previous>
        </table:cell-content-change>
        <table:cell-content-change table:id="ct3584">
          <table:cell-address table:column="3" table:row="608" table:table="0"/>
          <office:change-info>
            <dc:creator> </dc:creator>
            <dc:date>2019-02-04T01:15:05.516000000</dc:date>
          </office:change-info>
          <table:previous table:id="ct1310">
            <table:change-track-table-cell office:value-type="string">
              <text:p>from the species reference table</text:p>
            </table:change-track-table-cell>
          </table:previous>
        </table:cell-content-change>
        <table:cell-content-change table:id="ct3585">
          <table:cell-address table:column="3" table:row="609" table:table="0"/>
          <office:change-info>
            <dc:creator> </dc:creator>
            <dc:date>2019-02-04T01:15:12.255000000</dc:date>
          </office:change-info>
          <table:previous table:id="ct1311">
            <table:change-track-table-cell office:value-type="string">
              <text:p>from the station characteristics</text:p>
            </table:change-track-table-cell>
          </table:previous>
        </table:cell-content-change>
        <table:cell-content-change table:id="ct3586">
          <table:cell-address table:column="3" table:row="590" table:table="0"/>
          <office:change-info>
            <dc:creator> </dc:creator>
            <dc:date>2019-02-04T01:15:45.195000000</dc:date>
          </office:change-info>
          <table:previous table:id="ct3574">
            <table:change-track-table-cell office:value-type="string">
              <text:p>Generate a plot per... \n (optional; NB if species characteristic, '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3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KW.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alider</text:p>
          </table:table-cell>
          <table:table-cell table:style-name="ce14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KW.North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Nord</text:p>
          </table:table-cell>
          <table:table-cell table:style-name="ce14"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KW.South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Sud</text:p>
          </table:table-cell>
          <table:table-cell table:style-name="ce14"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KW.East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Est</text:p>
          </table:table-cell>
          <table:table-cell table:style-name="ce14"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KW.West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Ouest</text:p>
          </table:table-cell>
          <table:table-cell table:style-name="ce14"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KW.temporal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temporel</text:p>
          </table:table-cell>
          <table:table-cell table:style-name="ce14"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moyenne</text:p>
          </table:table-cell>
          <table:table-cell table:style-name="ce14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médiane</text:p>
          </table:table-cell>
          <table:table-cell table:style-name="ce14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/>Réinitialiser </text:p>
          </table:table-cell>
          <table:table-cell table:style-name="ce14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Run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 text:c="2"/>Lancer <text:s/></text:p>
          </table:table-cell>
          <table:table-cell table:style-name="ce14" office:value-type="string" calcext:value-type="string">
            <text:p><text:s text:c="4"/>Run <text:s text:c="3"/></text:p>
          </table:table-cell>
        </table:table-row>
        <table:table-row table:style-name="ro1">
          <table:table-cell office:value-type="string" calcext:value-type="string">
            <text:p>Quit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/>Quitter </text:p>
          </table:table-cell>
          <table:table-cell table:style-name="ce14" office:value-type="string" calcext:value-type="string">
            <text:p><text:s text:c="3"/>Exit <text:s text:c="2"/></text:p>
          </table:table-cell>
        </table:table-row>
        <table:table-row table:style-name="ro1">
          <table:table-cell office:value-type="string" calcext:value-type="string">
            <text:p>GraphOpt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/>Options graphiques... </text:p>
          </table:table-cell>
          <table:table-cell table:style-name="ce14" office:value-type="string" calcext:value-type="string">
            <text:p><text:s text:c="2"/>Plot options... <text:s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s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 window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(including per size class)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 groupe d’espèces ou classes de taille, agrégées par unité d'observation :</text:p>
          </table:table-cell>
          <table:table-cell table:style-name="ce15" office:value-type="string" calcext:value-type="string">
            <text:p>Species groups (including per or over size classes)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15" office:value-type="string" calcext:value-type="string">
            <text:p>Frequencies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15" office:value-type="string" calcext:value-type="string">
            <text:p>Frequencies (/station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3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3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Plot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may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imported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imported observations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<text:span text:style-name="T4">-&gt; Number of observation units in the imported</text:span> observations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Dé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imported observations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;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/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Unité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/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/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Ir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/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get started with graphics &amp; statistical analyses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/>* commencer les traitements standards (graphiques &amp; analyses statistiques).</text:p>
          </table:table-cell>
          <table:table-cell table:style-name="ce16" office:value-type="string" calcext:value-type="string">
            <text:p><text:span text:style-name="T4">\n  * get started with graphics &amp; statistical analyses</text:span>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Fichiers exportés dans </text:p>
          </table:table-cell>
          <table:table-cell table:style-name="ce16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métriques par unité d'observation / esp. / cl. de taille :</text:p>
          </table:table-cell>
          <table:table-cell table:style-name="ce16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métriques par unité d'observation / esp. :</text:p>
          </table:table-cell>
          <table:table-cell table:style-name="ce16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métriques par unité d'observation :</text:p>
          </table:table-cell>
          <table:table-cell table:style-name="ce16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plan d'échantillonnage basique (année - statut de protection) :</text:p>
          </table:table-cell>
          <table:table-cell table:style-name="ce16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logFmsg.saveTableCSV</text:p>
          </table:table-cell>
          <table:table-cell/>
          <table:table-cell office:value-type="string" calcext:value-type="string">
            <text:p>Enregistrement du tableau dans le fichier :</text:p>
          </table:table-cell>
          <table:table-cell office:value-type="string" calcext:value-type="string">
            <text:p>Table saved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connex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7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élection(s) générale(s):\n\n</text:p>
          </table:table-cell>
          <table:table-cell table:style-name="ce17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5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5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sur le référentiel espèces</text:p>
          </table:table-cell>
          <table:table-cell office:value-type="string" calcext:value-type="string">
            <text:p>Information on the species reference table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x de renseignement des champs du référentiel espèces </text:p>
          </table:table-cell>
          <table:table-cell office:value-type="string" calcext:value-type="string">
            <text:p>Documentation rate per field of the species reference table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<text:span text:style-name="T4">\nfor observed species </text:span>(current subset of dataset if apply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in/unitobs</text:p>
          </table:table-cell>
          <table:table-cell office:value-type="string" calcext:value-type="string">
            <text:p><text:s/>min/station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ax/unitobs</text:p>
          </table:table-cell>
          <table:table-cell office:value-type="string" calcext:value-type="string">
            <text:p><text:s/>max/station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(biotic and abiotic)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pan text:style-name="T4"> \n\t* number of taxa observed </text:span>(biotic categories)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nThese information accounts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s tables supplémentaires (pour calculs ad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figuration in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/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6"/>Chargement des données <text:s text:c="5"/></text:p>
          </table:table-cell>
          <table:table-cell office:value-type="string" calcext:value-type="string">
            <text:p><text:s text:c="9"/>Data loading <text:s text:c="8"/>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ata.info.W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ace de travail : </text:p>
          </table:table-cell>
          <table:table-cell office:value-type="string" calcext:value-type="string">
            <text:p>Working directory: 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/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/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Ne pas sé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e données d'observations</text:p>
          </table:table-cell>
          <table:table-cell table:style-name="ce18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chooseFiles.info.W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ace de travail</text:p>
          </table:table-cell>
          <table:table-cell office:value-type="string" calcext:value-type="string">
            <text:p>Working directory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/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/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chargement du référentiel spatial géo-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référentiel spatial qui a été chargé n'est pas géo-référencé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/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/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/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-related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u facteur de groupement des unité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station-related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/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/>for low numbers?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2">
          <table:table-cell office:value-type="string" calcext:value-type="string">
            <text:p>addCartoSubplotFrame.col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5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/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per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/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e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Plot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gage pour tous les graphiques</text:p>
          </table:table-cell>
          <table:table-cell office:value-type="string" calcext:value-type="string">
            <text:p>Language for all the graphics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/>
          <table:table-cell office:value-type="string" calcext:value-type="string">
            <text:p>\nN'affecte pas les sorties texte.</text:p>
          </table:table-cell>
          <table:table-cell office:value-type="string" calcext:value-type="string">
            <text:p>\nDoes not affect the text outputs (analysis summaries)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...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/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multiplier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 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uve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' 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/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u niveau de l'espèce ("sp.")\n <text:s text:c="2"/></text:p>
          </table:table-cell>
          <table:table-cell office:value-type="string" calcext:value-type="string">
            <text:p><text:s/>at the species ("sp.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delet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delet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/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  <table:table-row table:style-name="ro1">
          <table:table-cell office:value-type="string" calcext:value-type="string">
            <text:p>selectModWindow.f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within </text:p>
          </table:table-cell>
        </table:table-row>
        <table:table-row table:style-name="ro1">
          <table:table-cell office:value-type="string" calcext:value-type="string">
            <text:p>selectModWindow.f.C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valeurs de '</text:p>
          </table:table-cell>
          <table:table-cell office:value-type="string" calcext:value-type="string">
            <text:p>Values of the field '</text:p>
          </table:table-cell>
        </table:table-row>
        <table:table-row table:style-name="ro1">
          <table:table-cell office:value-type="string" calcext:value-type="string">
            <text:p>selectModWindow.f.CB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présentes.\n </text:p>
          </table:table-cell>
          <table:table-cell office:value-type="string" calcext:value-type="string">
            <text:p>'.\n </text:p>
          </table:table-cell>
        </table:table-row>
        <table:table-row table:style-name="ro1">
          <table:table-cell office:value-type="string" calcext:value-type="string">
            <text:p>selectModWindow.f.CB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usieurs sélections POSSIBLES.\n</text:p>
          </table:table-cell>
          <table:table-cell office:value-type="string" calcext:value-type="string">
            <text:p>Multiple selection allowed.\n</text:p>
          </table:table-cell>
        </table:table-row>
        <table:table-row table:style-name="ro1">
          <table:table-cell office:value-type="string" calcext:value-type="string">
            <text:p>selectModWindow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!!Nouveau!! mode de sélection étendu : \n</text:p>
          </table:table-cell>
          <table:table-cell office:value-type="string" calcext:value-type="string">
            <text:p>Extended selection mode: \n</text:p>
          </table:table-cell>
        </table:table-row>
        <table:table-row table:style-name="ro1">
          <table:table-cell office:value-type="string" calcext:value-type="string">
            <text:p>selectModWindow.f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 <text:s/>utilisez Ctrl et Maj pour les sélections multiples.\n</text:p>
          </table:table-cell>
          <table:table-cell office:value-type="string" calcext:value-type="string">
            <text:p>* <text:s/>use Ctrl and Shift for multiple selections.\n</text:p>
          </table:table-cell>
        </table:table-row>
        <table:table-row table:style-name="ro1">
          <table:table-cell office:value-type="string" calcext:value-type="string">
            <text:p>selectModWindow.f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 <text:s/>Ctrl+a pour tout sélectionner\n</text:p>
          </table:table-cell>
          <table:table-cell office:value-type="string" calcext:value-type="string">
            <text:p>* <text:s/>Ctrl+a to select all\n</text:p>
          </table:table-cell>
        </table:table-row>
        <table:table-row table:style-name="ro1">
          <table:table-cell office:value-type="string" calcext:value-type="string">
            <text:p>verifVariables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sélectionner une métrique</text:p>
          </table:table-cell>
          <table:table-cell office:value-type="string" calcext:value-type="string">
            <text:p>A metrics must be selected</text:p>
          </table:table-cell>
        </table:table-row>
        <table:table-row table:style-name="ro1">
          <table:table-cell office:value-type="string" calcext:value-type="string">
            <text:p>verifVariables.f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sélectionner un facteur de zone</text:p>
          </table:table-cell>
          <table:table-cell office:value-type="string" calcext:value-type="string">
            <text:p>A spatial factor must be selected</text:p>
          </table:table-cell>
        </table:table-row>
        <table:table-row table:style-name="ro1">
          <table:table-cell office:value-type="string" calcext:value-type="string">
            <text:p>verifVariables.f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facteur de regroupement sélectionné !</text:p>
          </table:table-cell>
          <table:table-cell office:value-type="string" calcext:value-type="string">
            <text:p>No grouping factor selected!</text:p>
          </table:table-cell>
        </table:table-row>
        <table:table-row table:style-name="ro1">
          <table:table-cell office:value-type="string" calcext:value-type="string">
            <text:p>verifVariables.f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mp '</text:p>
          </table:table-cell>
          <table:table-cell office:value-type="string" calcext:value-type="string">
            <text:p>Field '</text:p>
          </table:table-cell>
        </table:table-row>
        <table:table-row table:style-name="ro1">
          <table:table-cell office:value-type="string" calcext:value-type="string">
            <text:p>verifVariables.f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vide</text:p>
          </table:table-cell>
          <table:table-cell office:value-type="string" calcext:value-type="string">
            <text:p>' empty</text:p>
          </table:table-cell>
        </table:table-row>
        <table:table-row table:style-name="ro1">
          <table:table-cell office:value-type="string" calcext:value-type="string">
            <text:p>verifVariables.f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représentation d'une métrique par classes de taille\n</text:p>
          </table:table-cell>
          <table:table-cell office:value-type="string" calcext:value-type="string">
            <text:p>Metrics aggregated by size class\n</text:p>
          </table:table-cell>
        </table:table-row>
        <table:table-row table:style-name="ro1">
          <table:table-cell office:value-type="string" calcext:value-type="string">
            <text:p>verifVariables.f.info.7</text:p>
          </table:table-cell>
          <table:table-cell/>
          <table:table-cell office:value-type="string" calcext:value-type="string">
            <text:p>mais 'classe_taille' n'est pas utilisée comme facteur</text:p>
          </table:table-cell>
          <table:table-cell office:value-type="string" calcext:value-type="string">
            <text:p>but 'classe_taille' not used as a factor.</text:p>
          </table:table-cell>
        </table:table-row>
        <table:table-row table:style-name="ro1">
          <table:table-cell office:value-type="string" calcext:value-type="string">
            <text:p>verifVariables.f.info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ilisez 2 facteurs de regroupement au plus</text:p>
          </table:table-cell>
          <table:table-cell office:value-type="string" calcext:value-type="string">
            <text:p>Use not more than 2 grouping factors.</text:p>
          </table:table-cell>
        </table:table-row>
        <table:table-row table:style-name="ro1">
          <table:table-cell office:value-type="string" calcext:value-type="string">
            <text:p>verifVariables.f.info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représentation d'une métrique par espèce\n</text:p>
          </table:table-cell>
          <table:table-cell office:value-type="string" calcext:value-type="string">
            <text:p>Metrics aggregated by species\n</text:p>
          </table:table-cell>
        </table:table-row>
        <table:table-row table:style-name="ro1">
          <table:table-cell office:value-type="string" calcext:value-type="string">
            <text:p>verifVariables.f.info.10</text:p>
          </table:table-cell>
          <table:table-cell/>
          <table:table-cell office:value-type="string" calcext:value-type="string">
            <text:p>mais 'espece' ou 'code_espece' n'est pas utilisé comme facteur</text:p>
          </table:table-cell>
          <table:table-cell office:value-type="string" calcext:value-type="string">
            <text:p>but 'espece' ou 'code_espece' not used as factor.</text:p>
          </table:table-cell>
        </table:table-row>
        <table:table-row table:style-name="ro1">
          <table:table-cell office:value-type="string" calcext:value-type="string">
            <text:p>verifVariables.f.info.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des facteurs de regroupement est une sous-catégorie</text:p>
          </table:table-cell>
          <table:table-cell office:value-type="string" calcext:value-type="string">
            <text:p>A grouping factor is a sub-category of</text:p>
          </table:table-cell>
        </table:table-row>
        <table:table-row table:style-name="ro1">
          <table:table-cell office:value-type="string" calcext:value-type="string">
            <text:p>verifVariables.f.info.12</text:p>
          </table:table-cell>
          <table:table-cell/>
          <table:table-cell office:value-type="string" calcext:value-type="string">
            <text:p>\nd'un des facteurs d'agrégation (e.g. espèce -&gt; Famille).</text:p>
          </table:table-cell>
          <table:table-cell office:value-type="string" calcext:value-type="string">
            <text:p>\nan aggregation factor (e.g. species -&gt; Family).</text:p>
          </table:table-cell>
        </table:table-row>
        <table:table-row table:style-name="ro1">
          <table:table-cell office:value-type="string" calcext:value-type="string">
            <text:p>verifVariables.f.info.13</text:p>
          </table:table-cell>
          <table:table-cell/>
          <table:table-cell office:value-type="string" calcext:value-type="string">
            <text:p>\n\nLes données ne peuvent être agrégées !</text:p>
          </table:table-cell>
          <table:table-cell office:value-type="string" calcext:value-type="string">
            <text:p>\n\nThe data cannot be aggregated!</text:p>
          </table:table-cell>
        </table:table-row>
        <table:table-row table:style-name="ro1">
          <table:table-cell office:value-type="string" calcext:value-type="string">
            <text:p>verifVariables.f.info.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n'y a qu'une seule modalité dans le(s) facteur(s) : </text:p>
          </table:table-cell>
          <table:table-cell office:value-type="string" calcext:value-type="string">
            <text:p>Only one level in factor(s): </text:p>
          </table:table-cell>
        </table:table-row>
        <table:table-row table:style-name="ro1">
          <table:table-cell office:value-type="string" calcext:value-type="string">
            <text:p>verifVariables.f.info.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alyse impossible !</text:p>
          </table:table-cell>
          <table:table-cell office:value-type="string" calcext:value-type="string">
            <text:p>Cannot be analysed!</text:p>
          </table:table-cell>
        </table:table-row>
        <table:table-row table:style-name="ro1">
          <table:table-cell office:value-type="string" calcext:value-type="string">
            <text:p>verifVariables.f.info.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avez sélectionné trop de facteurs de regroupement : </text:p>
          </table:table-cell>
          <table:table-cell office:value-type="string" calcext:value-type="string">
            <text:p>Too many grouping factors selected: </text:p>
          </table:table-cell>
        </table:table-row>
        <table:table-row table:style-name="ro1">
          <table:table-cell office:value-type="string" calcext:value-type="string">
            <text:p>verifVariables.f.info.17</text:p>
          </table:table-cell>
          <table:table-cell/>
          <table:table-cell office:value-type="string" calcext:value-type="string">
            <text:p>\nLes résultats seraient inexploitables !</text:p>
          </table:table-cell>
          <table:table-cell office:value-type="string" calcext:value-type="string">
            <text:p>\nthe results would not be exploitable!</text:p>
          </table:table-cell>
        </table:table-row>
        <table:table-row table:style-name="ro1">
          <table:table-cell office:value-type="string" calcext:value-type="string">
            <text:p>verifVariables.f.info.18</text:p>
          </table:table-cell>
          <table:table-cell/>
          <table:table-cell office:value-type="string" calcext:value-type="string">
            <text:p>\n\nVeuillez sélectionner *au plus* trois facteurs de regroupement</text:p>
          </table:table-cell>
          <table:table-cell office:value-type="string" calcext:value-type="string">
            <text:p>\n\nPlease select *no more* then three grouping factors</text:p>
          </table:table-cell>
        </table:table-row>
        <table:table-row table:style-name="ro1">
          <table:table-cell office:value-type="string" calcext:value-type="string">
            <text:p>verifVariables.f.info.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</text:p>
          </table:table-cell>
          <table:table-cell office:value-type="string" calcext:value-type="string">
            <text:p>Warning:</text:p>
          </table:table-cell>
        </table:table-row>
        <table:table-row table:style-name="ro1">
          <table:table-cell office:value-type="string" calcext:value-type="string">
            <text:p>verifVariables.f.info.20</text:p>
          </table:table-cell>
          <table:table-cell/>
          <table:table-cell office:value-type="string" calcext:value-type="string">
            <text:p>\n\nÀ partir de trois facteurs de regroupement, les résultats deviennent </text:p>
          </table:table-cell>
          <table:table-cell office:value-type="string" calcext:value-type="string">
            <text:p>\n\nFrom three grouping factors, results become difficult to interpret. </text:p>
          </table:table-cell>
        </table:table-row>
        <table:table-row table:style-name="ro1">
          <table:table-cell office:value-type="string" calcext:value-type="string">
            <text:p>verifVariables.f.info.21</text:p>
          </table:table-cell>
          <table:table-cell/>
          <table:table-cell office:value-type="string" calcext:value-type="string">
            <text:p>\ndifficiles à interpréter. Préférez des analyses à un ou deux facteur(s).</text:p>
          </table:table-cell>
          <table:table-cell office:value-type="string" calcext:value-type="string">
            <text:p>\nPrefer analyses with one or two factor(s).</text:p>
          </table:table-cell>
        </table:table-row>
        <table:table-row table:style-name="ro1">
          <table:table-cell office:value-type="string" calcext:value-type="string">
            <text:p>titreSelVar.f.WT.boxplo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plots (métrique/espèce/unité d'observation)</text:p>
          </table:table-cell>
          <table:table-cell office:value-type="string" calcext:value-type="string">
            <text:p>boxplots (metric /species/station)</text:p>
          </table:table-cell>
        </table:table-row>
        <table:table-row table:style-name="ro1">
          <table:table-cell office:value-type="string" calcext:value-type="string">
            <text:p>titreSelVar.f.WT.modele_linea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 (métrique/espèce/unité d'observation)</text:p>
          </table:table-cell>
          <table:table-cell office:value-type="string" calcext:value-type="string">
            <text:p>linear models (metric /species/station)</text:p>
          </table:table-cell>
        </table:table-row>
        <table:table-row table:style-name="ro1">
          <table:table-cell office:value-type="string" calcext:value-type="string">
            <text:p>titreSelVar.f.WT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frequencies</text:p>
          </table:table-cell>
        </table:table-row>
        <table:table-row table:style-name="ro1">
          <table:table-cell office:value-type="string" calcext:value-type="string">
            <text:p>titreSelVar.f.WT.freq_occurrence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frequencies</text:p>
          </table:table-cell>
        </table:table-row>
        <table:table-row table:style-name="ro1">
          <table:table-cell office:value-type="string" calcext:value-type="string">
            <text:p>titreSelVar.f.WT.boxplo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plots (métrique agrégée/unité d'observation)</text:p>
          </table:table-cell>
          <table:table-cell office:value-type="string" calcext:value-type="string">
            <text:p>boxplots (metric /station)</text:p>
          </table:table-cell>
        </table:table-row>
        <table:table-row table:style-name="ro1">
          <table:table-cell office:value-type="string" calcext:value-type="string">
            <text:p>titreSelVar.f.WT.modele_lineaire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 (métrique/unité d'observation)</text:p>
          </table:table-cell>
          <table:table-cell office:value-type="string" calcext:value-type="string">
            <text:p><text:span text:style-name="T1">linear models (metric </text:span>/station)</text:p>
          </table:table-cell>
        </table:table-row>
        <table:table-row table:style-name="ro1">
          <table:table-cell office:value-type="string" calcext:value-type="string">
            <text:p>titreSelVar.f.WT.MR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(métrique/unité d'observation)</text:p>
          </table:table-cell>
          <table:table-cell office:value-type="string" calcext:value-type="string">
            <text:p><text:span text:style-name="T1">multivariate regression trees</text:span> (metric /station)</text:p>
          </table:table-cell>
        </table:table-row>
        <table:table-row table:style-name="ro1">
          <table:table-cell office:value-type="string" calcext:value-type="string">
            <text:p>titreSelVar.f.WT.MR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(métrique/espèce/unité d'observation)</text:p>
          </table:table-cell>
          <table:table-cell office:value-type="string" calcext:value-type="string">
            <text:p>multivariate regression trees (metric /species/station)</text:p>
          </table:table-cell>
        </table:table-row>
        <table:table-row table:style-name="ro1">
          <table:table-cell office:value-type="string" calcext:value-type="string">
            <text:p>titreSelVar.f.WT.barplo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 (métrique agrégée/unité d'observation)</text:p>
          </table:table-cell>
          <table:table-cell office:value-type="string" calcext:value-type="string">
            <text:p><text:span text:style-name="T1">barplots</text:span> (metric /station)</text:p>
          </table:table-cell>
        </table:table-row>
        <table:table-row table:style-name="ro1">
          <table:table-cell office:value-type="string" calcext:value-type="string">
            <text:p>titreSelVar.f.WT.barplo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 (métrique/espèce/unité d'observation)</text:p>
          </table:table-cell>
          <table:table-cell office:value-type="string" calcext:value-type="string">
            <text:p><text:span text:style-name="T1">barplots</text:span> (metric /species/station)</text:p>
          </table:table-cell>
        </table:table-row>
        <table:table-row table:style-name="ro1">
          <table:table-cell office:value-type="string" calcext:value-type="string">
            <text:p>titreSelVar.f.WT.spBarBoxplo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/boxplots (métrique agrégée/unité d'observation)</text:p>
          </table:table-cell>
          <table:table-cell office:value-type="string" calcext:value-type="string">
            <text:p><text:span text:style-name="T1">barplots/boxplots</text:span> (metric /station)</text:p>
          </table:table-cell>
        </table:table-row>
        <table:table-row table:style-name="ro1">
          <table:table-cell office:value-type="string" calcext:value-type="string">
            <text:p>titreSelVar.f.WT.spBarBoxplo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/boxplots (métrique/espèce/unité d'observation)</text:p>
          </table:table-cell>
          <table:table-cell office:value-type="string" calcext:value-type="string">
            <text:p><text:span text:style-name="T1">barplots/boxplots</text:span> (metric /species/station)</text:p>
          </table:table-cell>
        </table:table-row>
        <table:table-row table:style-name="ro1">
          <table:table-cell office:value-type="string" calcext:value-type="string">
            <text:p>titreSelVar.f.WT.spSymbols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/couleurs (métrique agrégée/unité d'observation)</text:p>
          </table:table-cell>
          <table:table-cell office:value-type="string" calcext:value-type="string">
            <text:p><text:span text:style-name="T1">symbols/colour scale</text:span> (metric /station)</text:p>
          </table:table-cell>
        </table:table-row>
        <table:table-row table:style-name="ro1">
          <table:table-cell office:value-type="string" calcext:value-type="string">
            <text:p>titreSelVar.f.WT.spSymbols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/couleurs (métrique/espèce/unité d'observation)</text:p>
          </table:table-cell>
          <table:table-cell office:value-type="string" calcext:value-type="string">
            <text:p><text:span text:style-name="T1">symbols/colour scale</text:span> (metric /species/station)</text:p>
          </table:table-cell>
        </table:table-row>
        <table:table-row table:style-name="ro1">
          <table:table-cell office:value-type="string" calcext:value-type="string">
            <text:p>titreSelVar.f.M.repesented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Métrique à représenter : </text:p>
          </table:table-cell>
          <table:table-cell office:value-type="string" calcext:value-type="string">
            <text:p>Metric selection: </text:p>
          </table:table-cell>
        </table:table-row>
        <table:table-row table:style-name="ro1">
          <table:table-cell office:value-type="string" calcext:value-type="string">
            <text:p>titreSelVar.f.M.explained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Métrique expliquée : </text:p>
          </table:table-cell>
          <table:table-cell office:value-type="string" calcext:value-type="string">
            <text:p>Explained metric: </text:p>
          </table:table-cell>
        </table:table-row>
        <table:table-row table:style-name="ro1">
          <table:table-cell office:value-type="string" calcext:value-type="string">
            <text:p>titreSelVar.f.M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trique calculée : "fréquence d'occurrence" (/espèce ; sur unités d'observations)</text:p>
          </table:table-cell>
          <table:table-cell office:value-type="string" calcext:value-type="string">
            <text:p>Plotted metric: frequency per species and explanatory factor(s)</text:p>
          </table:table-cell>
        </table:table-row>
        <table:table-row table:style-name="ro1">
          <table:table-cell office:value-type="string" calcext:value-type="string">
            <text:p>titreSelVar.f.M.freq_occurrence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trique calculée : "fréquence d'occurrence" (/groupe d'espèce ; sur unités d'observations)</text:p>
          </table:table-cell>
          <table:table-cell office:value-type="string" calcext:value-type="string">
            <text:p>Plotted metric: frequency per species group and explanatory factor(s)</text:p>
          </table:table-cell>
        </table:table-row>
        <table:table-row table:style-name="ro1">
          <table:table-cell table:style-name="ce1" office:value-type="string" calcext:value-type="string">
            <text:p>titreSelVar.f.FS.graphFa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éer un graphique par facteur... <text:s/>(optionnel, '</text:p>
          </table:table-cell>
          <table:table-cell table:style-name="ce25" office:value-type="string" calcext:value-type="string">
            <text:p>Generate one plot per... \n (optional; NB if species characteristic, '</text:p>
          </table:table-cell>
        </table:table-row>
        <table:table-row table:style-name="ro1">
          <table:table-cell office:value-type="string" calcext:value-type="string">
            <text:p>titreSelVar.f.FS.spRecommend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conseillé)</text:p>
          </table:table-cell>
          <table:table-cell office:value-type="string" calcext:value-type="string">
            <text:p>' recommended)</text:p>
          </table:table-cell>
        </table:table-row>
        <table:table-row table:style-name="ro1">
          <table:table-cell table:style-name="ce1" office:value-type="string" calcext:value-type="string">
            <text:p>titreSelVar.f.FS.modele_linea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parer les analyses par facteur...\n <text:s/>(optionnel ; si référentiel espèces, '</text:p>
          </table:table-cell>
          <table:table-cell table:style-name="ce25" office:value-type="string" calcext:value-type="string">
            <text:p>Split the analyses per... \n (optional; NB if species characteristic, '</text:p>
          </table:table-cell>
        </table:table-row>
        <table:table-row table:style-name="ro1">
          <table:table-cell table:style-name="ce1" office:value-type="string" calcext:value-type="string">
            <text:p>titreSelVar.f.FS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parer les graphiques par facteur...\n <text:s/>(optionnel ; si référentiel espèces, '</text:p>
          </table:table-cell>
          <table:table-cell table:style-name="ce25" office:value-type="string" calcext:value-type="string">
            <text:p>Split the plots per... \n (optional; NB if species characteristic, '</text:p>
          </table:table-cell>
        </table:table-row>
        <table:table-row table:style-name="ro1">
          <table:table-cell office:value-type="string" calcext:value-type="string">
            <text:p>titreSelVar.f.FS.selectSp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Sélection d'espèce(s) selon un critère... <text:s/>(optionnel, toutes par défaut)</text:p>
          </table:table-cell>
          <table:table-cell office:value-type="string" calcext:value-type="string">
            <text:p>Subset species per... (optional, all by default)</text:p>
          </table:table-cell>
        </table:table-row>
        <table:table-row table:style-name="ro1">
          <table:table-cell table:style-name="ce1" office:value-type="string" calcext:value-type="string">
            <text:p>titreSelVar.f.FS.MR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parer les graphiques/analyses par facteur...\n <text:s/>(optionnel ; si référentiel espèces, '</text:p>
          </table:table-cell>
          <table:table-cell table:style-name="ce25" office:value-type="string" calcext:value-type="string">
            <text:p>Split the analyses/plots per... \n (optional; NB if species characteristic, '</text:p>
          </table:table-cell>
        </table:table-row>
        <table:table-row table:style-name="ro1">
          <table:table-cell office:value-type="string" calcext:value-type="string">
            <text:p>titreSelVar.f.F.grap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 (des) facteur(s) de regroupement (sur un même graphique)</text:p>
          </table:table-cell>
          <table:table-cell office:value-type="string" calcext:value-type="string">
            <text:p>Selection of explanatory factor(s) for plotting</text:p>
          </table:table-cell>
        </table:table-row>
        <table:table-row table:style-name="ro1">
          <table:table-cell office:value-type="string" calcext:value-type="string">
            <text:p>titreSelVar.f.F.modele_linea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(des) facteur(s) explicatif(s)</text:p>
          </table:table-cell>
          <table:table-cell office:value-type="string" calcext:value-type="string">
            <text:p>Selection of explanatory factor(s)</text:p>
          </table:table-cell>
        </table:table-row>
        <table:table-row table:style-name="ro1">
          <table:table-cell office:value-type="string" calcext:value-type="string">
            <text:p>titreSelVar.f.F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(des) facteur(s) explicatif(s)/de regroupement</text:p>
          </table:table-cell>
          <table:table-cell office:value-type="string" calcext:value-type="string">
            <text:p>Selection of explanatory factor(s) for plotting</text:p>
          </table:table-cell>
        </table:table-row>
        <table:table-row table:style-name="ro1">
          <table:table-cell office:value-type="string" calcext:value-type="string">
            <text:p>titreSelVar.f.F.M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(des) facteur(s) explicatif(s) (l'ordre n'a pas d'influence)</text:p>
          </table:table-cell>
          <table:table-cell office:value-type="string" calcext:value-type="string">
            <text:p>Selection of explanatory factor(s) (the order does not matter)</text:p>
          </table:table-cell>
        </table:table-row>
        <table:table-row table:style-name="ro1">
          <table:table-cell office:value-type="string" calcext:value-type="string">
            <text:p>titreSelVar.f.tLsp.Unitobs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 / espèce</text:p>
          </table:table-cell>
          <table:table-cell office:value-type="string" calcext:value-type="string">
            <text:p>.../ station / species</text:p>
          </table:table-cell>
        </table:table-row>
        <table:table-row table:style-name="ro1">
          <table:table-cell office:value-type="string" calcext:value-type="string">
            <text:p>titreSelVar.f.tLsp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</text:p>
          </table:table-cell>
          <table:table-cell office:value-type="string" calcext:value-type="string">
            <text:p>.../ station</text:p>
          </table:table-cell>
        </table:table-row>
        <table:table-row table:style-name="ro1">
          <table:table-cell office:value-type="string" calcext:value-type="string">
            <text:p>titreSelVar.f.tLspCT.UnitobsSp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 / espèce / classes de taille</text:p>
          </table:table-cell>
          <table:table-cell office:value-type="string" calcext:value-type="string">
            <text:p>.../ station / species / size class</text:p>
          </table:table-cell>
        </table:table-row>
        <table:table-row table:style-name="ro1">
          <table:table-cell office:value-type="string" calcext:value-type="string">
            <text:p>titreSelVar.f.tLspCT.Unitobs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 / classes de taille</text:p>
          </table:table-cell>
          <table:table-cell office:value-type="string" calcext:value-type="string">
            <text:p>.../ station / size class</text:p>
          </table:table-cell>
        </table:table-row>
        <table:table-row table:style-name="ro1">
          <table:table-cell office:value-type="string" calcext:value-type="string">
            <text:p>titreSelVar.f.factSpat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 de regroupement spatial</text:p>
          </table:table-cell>
          <table:table-cell office:value-type="string" calcext:value-type="string">
            <text:p>Spatial grouping factor</text:p>
          </table:table-cell>
        </table:table-row>
        <table:table-row table:style-name="ro1">
          <table:table-cell office:value-type="string" calcext:value-type="string">
            <text:p>selectionVariables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métrique, facteurs et sélections pour les </text:p>
          </table:table-cell>
          <table:table-cell office:value-type="string" calcext:value-type="string">
            <text:p>Selection of metrics, factors and subsets for the </text:p>
          </table:table-cell>
        </table:table-row>
        <table:table-row table:style-name="ro1">
          <table:table-cell office:value-type="string" calcext:value-type="string">
            <text:p>selectionVariables.Occ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facteurs explicatifs et sélections pour les </text:p>
          </table:table-cell>
          <table:table-cell office:value-type="string" calcext:value-type="string">
            <text:p>Selection of explanatory factors and subsets for </text:p>
          </table:table-cell>
        </table:table-row>
        <table:table-row table:style-name="ro1">
          <table:table-cell office:value-type="string" calcext:value-type="string">
            <text:p>selectionVariables.RB.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de biodiversité ( / unité d'observation)</text:p>
          </table:table-cell>
          <table:table-cell office:value-type="string" calcext:value-type="string">
            <text:p>...of biodiversity ( / station)</text:p>
          </table:table-cell>
        </table:table-row>
        <table:table-row table:style-name="ro1">
          <table:table-cell office:value-type="string" calcext:value-type="string">
            <text:p>selectionVariables.RB.fGraph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2">...</text:span>du référentiel espèces</text:p>
          </table:table-cell>
          <table:table-cell office:value-type="string" calcext:value-type="string">
            <text:p><text:span text:style-name="T2">...</text:span>species characteristic</text:p>
          </table:table-cell>
        </table:table-row>
        <table:table-row table:style-name="ro1">
          <table:table-cell office:value-type="string" calcext:value-type="string">
            <text:p>selectionVariables.RB.fGraph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2">...</text:span>d'unité d'observation</text:p>
          </table:table-cell>
          <table:table-cell office:value-type="string" calcext:value-type="string">
            <text:p><text:span text:style-name="T2">...</text:span>station characteristics</text:p>
          </table:table-cell>
        </table:table-row>
        <table:table-row table:style-name="ro1">
          <table:table-cell office:value-type="string" calcext:value-type="string">
            <text:p>selectionVariables.B.fS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Lev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Modalités (toutes par défaut) <text:s/></text:p>
          </table:table-cell>
          <table:table-cell office:value-type="string" calcext:value-type="string">
            <text:p><text:s text:c="8"/>Levels (all by defaults) <text:s text:c="5"/></text:p>
          </table:table-cell>
        </table:table-row>
        <table:table-row table:style-name="ro1">
          <table:table-cell office:value-type="string" calcext:value-type="string">
            <text:p>selectionVariables.Fa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PAMPAcolors.pal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éfau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AMPAcolors.pal.bl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PAMPAcolors.pal.he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PAMPAcolors.pal.gr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PAMPAcolors.pal.map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to1</text:p>
          </table:table-cell>
          <table:table-cell office:value-type="string" calcext:value-type="string">
            <text:p>map1</text:p>
          </table:table-cell>
        </table:table-row>
        <table:table-row table:style-name="ro1">
          <table:table-cell office:value-type="string" calcext:value-type="string">
            <text:p>PAMPAcolors.pal.map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to2</text:p>
          </table:table-cell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PAMPAcolors.pal.top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opo</text:p>
          </table:table-cell>
        </table:table-row>
        <table:table-row table:style-name="ro1">
          <table:table-cell office:value-type="string" calcext:value-type="string">
            <text:p>resFileGraph.pfx.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ece+unitobs_</text:p>
          </table:table-cell>
          <table:table-cell office:value-type="string" calcext:value-type="string">
            <text:p>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+espece+unitobs_</text:p>
          </table:table-cell>
          <table:table-cell office:value-type="string" calcext:value-type="string">
            <text:p>SC+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tobs_</text:p>
          </table:table-cell>
          <table:table-cell office:value-type="string" calcext:value-type="string">
            <text:p>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+unitobs_</text:p>
          </table:table-cell>
          <table:table-cell office:value-type="string" calcext:value-type="string">
            <text:p>SC+station_</text:p>
          </table:table-cell>
        </table:table-row>
        <table:table-row table:style-name="ro1">
          <table:table-cell office:value-type="string" calcext:value-type="string">
            <text:p>resFileGraph.all.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ll.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ggreg.ab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-</text:p>
          </table:table-cell>
          <table:table-cell office:value-type="string" calcext:value-type="string">
            <text:p>Agreg-</text:p>
          </table:table-cell>
        </table:table-row>
        <table:table-row table:style-name="ro1">
          <table:table-cell office:value-type="string" calcext:value-type="string">
            <text:p>graphTitle.va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de </text:p>
          </table:table-cell>
          <table:table-cell office:value-type="string" calcext:value-type="string">
            <text:p>Values of </text:p>
          </table:table-cell>
        </table:table-row>
        <table:table-row table:style-name="ro1">
          <table:table-cell office:value-type="string" calcext:value-type="string">
            <text:p>graphTitle.box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ribution de </text:p>
          </table:table-cell>
          <table:table-cell office:value-type="string" calcext:value-type="string">
            <text:p>Distribution of </text:p>
          </table:table-cell>
        </table:table-row>
        <table:table-row table:style-name="ro1">
          <table:table-cell office:value-type="string" calcext:value-type="string">
            <text:p>graphTitle.f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ur </text:p>
          </table:table-cell>
          <table:table-cell office:value-type="string" calcext:value-type="string">
            <text:p><text:s/>for </text:p>
          </table:table-cell>
        </table:table-row>
        <table:table-row table:style-name="ro1">
          <table:table-cell office:value-type="string" calcext:value-type="string">
            <text:p>graphTitle.ag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grégé</text:p>
          </table:table-cell>
          <table:table-cell office:value-type="string" calcext:value-type="string">
            <text:p><text:s/>aggregated</text:p>
          </table:table-cell>
        </table:table-row>
        <table:table-row table:style-name="ro1">
          <table:table-cell office:value-type="string" calcext:value-type="string">
            <text:p>graphTitle.f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aphTitle.fp</text:p>
          </table:table-cell>
          <table:table-cell/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graphTitle.mp</text:p>
          </table:table-cell>
          <table:table-cell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raphTitle.by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espèce et unité d'observation</text:p>
          </table:table-cell>
          <table:table-cell office:value-type="string" calcext:value-type="string">
            <text:p><text:s/>per species and station</text:p>
          </table:table-cell>
        </table:table-row>
        <table:table-row table:style-name="ro1">
          <table:table-cell office:value-type="string" calcext:value-type="string">
            <text:p>graphTitle.by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s, espèce et unité d'observation</text:p>
          </table:table-cell>
          <table:table-cell office:value-type="string" calcext:value-type="string">
            <text:p><text:s/>per size class, species and station</text:p>
          </table:table-cell>
        </table:table-row>
        <table:table-row table:style-name="ro1">
          <table:table-cell office:value-type="string" calcext:value-type="string">
            <text:p>graphTitle.by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t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s et unité d'observation</text:p>
          </table:table-cell>
          <table:table-cell office:value-type="string" calcext:value-type="string">
            <text:p><text:s/>per size class and station</text:p>
          </table:table-cell>
        </table:table-row>
        <table:table-row table:style-name="ro1">
          <table:table-cell office:value-type="string" calcext:value-type="string">
            <text:p>graphTitle.biodi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sep.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t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StSC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for all size classes</text:p>
          </table:table-cell>
        </table:table-row>
        <table:table-row table:style-name="ro1">
          <table:table-cell office:value-type="string" calcext:value-type="string">
            <text:p>graphTitle.sep.St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sep.SCSt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biodi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nfor stations matching</text:p>
          </table:table-cell>
        </table:table-row>
        <table:table-row table:style-name="ro1">
          <table:table-cell office:value-type="string" calcext:value-type="string">
            <text:p>graphTitle.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selon </text:p>
          </table:table-cell>
          <table:table-cell office:value-type="string" calcext:value-type="string">
            <text:p>\n by </text:p>
          </table:table-cell>
        </table:table-row>
        <table:table-row table:style-name="ro1">
          <table:table-cell office:value-type="string" calcext:value-type="string">
            <text:p>graphTitle.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plotPetitsEffectifs.r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registrements</text:p>
          </table:table-cell>
          <table:table-cell office:value-type="string" calcext:value-type="string">
            <text:p>Records</text:p>
          </table:table-cell>
        </table:table-row>
        <table:table-row table:style-name="ro1">
          <table:table-cell office:value-type="string" calcext:value-type="string">
            <text:p>plotPetitsEffectifs.not.di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 maximum non affichés\n</text:p>
          </table:table-cell>
          <table:table-cell office:value-type="string" calcext:value-type="string">
            <text:p>of the max truncated\n</text:p>
          </table:table-cell>
        </table:table-row>
        <table:table-row table:style-name="ro1">
          <table:table-cell office:value-type="string" calcext:value-type="string">
            <text:p>plotPetitsEffectifs.small.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tit effectif</text:p>
          </table:table-cell>
          <table:table-cell office:value-type="string" calcext:value-type="string">
            <text:p>small number</text:p>
          </table:table-cell>
        </table:table-row>
        <table:table-row table:style-name="ro1">
          <table:table-cell office:value-type="string" calcext:value-type="string">
            <text:p>WP2boxplot.W.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observations pour </text:p>
          </table:table-cell>
          <table:table-cell office:value-type="string" calcext:value-type="string">
            <text:p>Observation number for </text:p>
          </table:table-cell>
        </table:table-row>
        <table:table-row table:style-name="ro1">
          <table:table-cell office:value-type="string" calcext:value-type="string">
            <text:p>WP2boxplot.W.n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: Graphique non créé !\n</text:p>
          </table:table-cell>
          <table:table-cell office:value-type="string" calcext:value-type="string">
            <text:p>: No plot created!\n</text:p>
          </table:table-cell>
        </table:table-row>
        <table:table-row table:style-name="ro1">
          <table:table-cell office:value-type="string" calcext:value-type="string">
            <text:p>WP2boxplot.n.r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nregistrements par boîte à moustache</text:p>
          </table:table-cell>
          <table:table-cell office:value-type="string" calcext:value-type="string">
            <text:p>Number of records per box</text:p>
          </table:table-cell>
        </table:table-row>
        <table:table-row table:style-name="ro1">
          <table:table-cell office:value-type="string" calcext:value-type="string">
            <text:p>WP2boxplot.W.pdfFo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inclure les fontes dans le PDF !</text:p>
          </table:table-cell>
          <table:table-cell office:value-type="string" calcext:value-type="string">
            <text:p>Cannot embed the fonts in the PDF!</text:p>
          </table:table-cell>
        </table:table-row>
        <table:table-row table:style-name="ro1">
          <table:table-cell office:value-type="string" calcext:value-type="string">
            <text:p>graphTitle.maps.Sp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espèce et zone</text:p>
          </table:table-cell>
          <table:table-cell office:value-type="string" calcext:value-type="string">
            <text:p><text:s/>per species and zone</text:p>
          </table:table-cell>
        </table:table-row>
        <table:table-row table:style-name="ro1">
          <table:table-cell office:value-type="string" calcext:value-type="string">
            <text:p>graphTitle.maps.SCSp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, <text:s/>espèce et zone</text:p>
          </table:table-cell>
          <table:table-cell office:value-type="string" calcext:value-type="string">
            <text:p><text:s/>per size class, species and zone</text:p>
          </table:table-cell>
        </table:table-row>
        <table:table-row table:style-name="ro1">
          <table:table-cell office:value-type="string" calcext:value-type="string">
            <text:p>graphTitle.maps.SC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 et zone</text:p>
          </table:table-cell>
          <table:table-cell office:value-type="string" calcext:value-type="string">
            <text:p><text:s/>per size class and zone</text:p>
          </table:table-cell>
        </table:table-row>
        <table:table-row table:style-name="ro1">
          <table:table-cell office:value-type="string" calcext:value-type="string">
            <text:p>graphTitle.maps.agg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moyenne sur les unités d'observations de la zone,</text:p>
          </table:table-cell>
          <table:table-cell office:value-type="string" calcext:value-type="string">
            <text:p>\nmean over stations in the zone,</text:p>
          </table:table-cell>
        </table:table-row>
        <table:table-row table:style-name="ro1">
          <table:table-cell office:value-type="string" calcext:value-type="string">
            <text:p>graphTitle.maps.per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ar zone</text:p>
          </table:table-cell>
          <table:table-cell office:value-type="string" calcext:value-type="string">
            <text:p>\nper zone</text:p>
          </table:table-cell>
        </table:table-row>
        <table:table-row table:style-name="ro1">
          <table:table-cell office:value-type="string" calcext:value-type="string">
            <text:p>graphTitle.maps.mod.fiel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maps.mod.all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maps.mod.sel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maps.mod.all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nfor all size classes</text:p>
          </table:table-cell>
        </table:table-row>
        <table:table-row table:style-name="ro1">
          <table:table-cell office:value-type="string" calcext:value-type="string">
            <text:p>graphTitle.maps.mod.sel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maps.mod.sel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for stations matching</text:p>
          </table:table-cell>
        </table:table-row>
        <table:table-row table:style-name="ro1">
          <table:table-cell office:value-type="string" calcext:value-type="string">
            <text:p>subplotCarto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graphique n'a pu être créé :\n</text:p>
          </table:table-cell>
          <table:table-cell office:value-type="string" calcext:value-type="string">
            <text:p>One sub-plot could not be displayed:\n</text:p>
          </table:table-cell>
        </table:table-row>
        <table:table-row table:style-name="ro1">
          <table:table-cell office:value-type="string" calcext:value-type="string">
            <text:p>symbolCarto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graphique n'a pu être créé correctement :\n</text:p>
          </table:table-cell>
          <table:table-cell office:value-type="string" calcext:value-type="string">
            <text:p>One plot could not be displayed correctly:\n</text:p>
          </table:table-cell>
        </table:table-row>
        <table:table-row table:style-name="ro1">
          <table:table-cell office:value-type="string" calcext:value-type="string">
            <text:p>selectionZone.L1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Narrow the spatial extent based on a zone subset</text:p>
          </table:table-cell>
        </table:table-row>
        <table:table-row table:style-name="ro1">
          <table:table-cell office:value-type="string" calcext:value-type="string">
            <text:p>selectionZone.L1.2</text:p>
          </table:table-cell>
          <table:table-cell/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from the spatial reference table (user-defined selection).</text:p>
          </table:table-cell>
        </table:table-row>
        <table:table-row table:style-name="ro1">
          <table:table-cell office:value-type="string" calcext:value-type="string">
            <text:p>selectionZone.B.su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carto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riables pour les cartes </text:p>
          </table:table-cell>
          <table:table-cell office:value-type="string" calcext:value-type="string">
            <text:p>Variables for the maps </text:p>
          </table:table-cell>
        </table:table-row>
        <table:table-row table:style-name="ro1">
          <table:table-cell office:value-type="string" calcext:value-type="string">
            <text:p>selectionVariables.carto.TAB.v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 métrique</text:p>
          </table:table-cell>
          <table:table-cell office:value-type="string" calcext:value-type="string">
            <text:p>Metrics subset</text:p>
          </table:table-cell>
        </table:table-row>
        <table:table-row table:style-name="ro1">
          <table:table-cell office:value-type="string" calcext:value-type="string">
            <text:p>selectionVariables.carto.TAB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mprise spatiale</text:p>
          </table:table-cell>
          <table:table-cell office:value-type="string" calcext:value-type="string">
            <text:p>Spatial extent</text:p>
          </table:table-cell>
        </table:table-row>
        <table:table-row table:style-name="ro1">
          <table:table-cell office:value-type="string" calcext:value-type="string">
            <text:p>selectionVariables.carto.F.zone.li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mites de la zone à représenter</text:p>
          </table:table-cell>
          <table:table-cell office:value-type="string" calcext:value-type="string">
            <text:p>Limits of the zone to display</text:p>
          </table:table-cell>
        </table:table-row>
        <table:table-row table:style-name="ro1">
          <table:table-cell office:value-type="string" calcext:value-type="string">
            <text:p>selectionVariables.carto.Ndec.T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° décimaux Nord (négatif pour l'hémisphère Sud).</text:p>
          </table:table-cell>
          <table:table-cell office:value-type="string" calcext:value-type="string">
            <text:p>Decimal ° North (negative in the Southern hemisphere).</text:p>
          </table:table-cell>
        </table:table-row>
        <table:table-row table:style-name="ro1">
          <table:table-cell office:value-type="string" calcext:value-type="string">
            <text:p>selectionVariables.carto.Edec.T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° décimaux Est (négatif à l'Ouest du méridien de Greenwich).</text:p>
          </table:table-cell>
          <table:table-cell office:value-type="string" calcext:value-type="string">
            <text:p>Decimal ° East (negative to the West of Greenwich).</text:p>
          </table:table-cell>
        </table:table-row>
        <table:table-row table:style-name="ro1">
          <table:table-cell office:value-type="string" calcext:value-type="string">
            <text:p>selectionVariables.carto.lim.TT.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Attention : séparateur décimal : "."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lectionVariables.carto.selZone.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 zones...</text:p>
          </table:table-cell>
          <table:table-cell office:value-type="string" calcext:value-type="string">
            <text:p>Zone subset...</text:p>
          </table:table-cell>
        </table:table-row>
        <table:table-row table:style-name="ro1">
          <table:table-cell office:value-type="string" calcext:value-type="string">
            <text:p>selectionVariables.carto.selZone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Select the display limits based on a zone subset</text:p>
          </table:table-cell>
        </table:table-row>
        <table:table-row table:style-name="ro1">
          <table:table-cell office:value-type="string" calcext:value-type="string">
            <text:p>selectionVariables.carto.selZone.Info.2</text:p>
          </table:table-cell>
          <table:table-cell/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(user defined variable from the spatial reference table).</text:p>
          </table:table-cell>
        </table:table-row>
        <table:table-row table:style-name="ro1">
          <table:table-cell office:value-type="string" calcext:value-type="string">
            <text:p>selectionVariables.carto.dataSub.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 données</text:p>
          </table:table-cell>
          <table:table-cell office:value-type="string" calcext:value-type="string">
            <text:p>Data subset</text:p>
          </table:table-cell>
        </table:table-row>
        <table:table-row table:style-name="ro1">
          <table:table-cell office:value-type="string" calcext:value-type="string">
            <text:p>selectionVariables.carto.spaFac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éfinir les limites d'après les polygones comprenant la sélection de données</text:p>
          </table:table-cell>
          <table:table-cell office:value-type="string" calcext:value-type="string">
            <text:p>Display limits after the polygons encompassing the subset of data</text:p>
          </table:table-cell>
        </table:table-row>
        <table:table-row table:style-name="ro1">
          <table:table-cell office:value-type="string" calcext:value-type="string">
            <text:p>selectionVariables.carto.spaFact.Info.2</text:p>
          </table:table-cell>
          <table:table-cell/>
          <table:table-cell office:value-type="string" calcext:value-type="string">
            <text:p><text:s/>(onglet précédent + "Sélections &amp; recalculs").</text:p>
          </table:table-cell>
          <table:table-cell office:value-type="string" calcext:value-type="string">
            <text:p><text:s/>(previous tab + "Subsetting" menu)</text:p>
          </table:table-cell>
        </table:table-row>
        <table:table-row table:style-name="ro1">
          <table:table-cell office:value-type="string" calcext:value-type="string">
            <text:p>selectionVariables.carto.rese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initialiser les limites à l'étendu</text:p>
          </table:table-cell>
          <table:table-cell office:value-type="string" calcext:value-type="string">
            <text:p>Reset the display limits</text:p>
          </table:table-cell>
        </table:table-row>
        <table:table-row table:style-name="ro1">
          <table:table-cell office:value-type="string" calcext:value-type="string">
            <text:p>selectionVariables.carto.reset.Info.2</text:p>
          </table:table-cell>
          <table:table-cell/>
          <table:table-cell office:value-type="string" calcext:value-type="string">
            <text:p><text:s/>du référentiel spatial.</text:p>
          </table:table-cell>
          <table:table-cell office:value-type="string" calcext:value-type="string">
            <text:p><text:s/>to the spatial reference shapefile extent.</text:p>
          </table:table-cell>
        </table:table-row>
        <table:table-row table:style-name="ro1">
          <table:table-cell office:value-type="string" calcext:value-type="string">
            <text:p>selectionVariables.carto.Lzone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uillez définir les limites de la zone à représenter (par défaut,</text:p>
          </table:table-cell>
          <table:table-cell office:value-type="string" calcext:value-type="string">
            <text:p>Please define the display zone <text:s/>limits</text:p>
          </table:table-cell>
        </table:table-row>
        <table:table-row table:style-name="ro1">
          <table:table-cell office:value-type="string" calcext:value-type="string">
            <text:p>selectionVariables.carto.Lzone.Info.2</text:p>
          </table:table-cell>
          <table:table-cell/>
          <table:table-cell office:value-type="string" calcext:value-type="string">
            <text:p><text:s/>l'ensemble de la zone couverte par le référentiel spatial).\n</text:p>
          </table:table-cell>
          <table:table-cell office:value-type="string" calcext:value-type="string">
            <text:p><text:s/>(default to the extent of the spatial reference shapefile)</text:p>
          </table:table-cell>
        </table:table-row>
        <table:table-row table:style-name="ro1">
          <table:table-cell office:value-type="string" calcext:value-type="string">
            <text:p>selectionVariables.carto.graph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graphique : <text:s text:c="2"/></text:p>
          </table:table-cell>
          <table:table-cell office:value-type="string" calcext:value-type="string">
            <text:p>Graphics type: <text:s text:c="6"/></text:p>
          </table:table-cell>
        </table:table-row>
        <table:table-row table:style-name="ro1">
          <table:table-cell office:value-type="string" calcext:value-type="string">
            <text:p>selectionVariables.carto.graphType.T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plot : graphiques en boîtes à moustache.</text:p>
          </table:table-cell>
          <table:table-cell office:value-type="string" calcext:value-type="string">
            <text:p>boxplot.</text:p>
          </table:table-cell>
        </table:table-row>
        <table:table-row table:style-name="ro1">
          <table:table-cell office:value-type="string" calcext:value-type="string">
            <text:p>selectionVariables.carto.graphType.TT.2</text:p>
          </table:table-cell>
          <table:table-cell/>
          <table:table-cell office:value-type="string" calcext:value-type="string">
            <text:p>\nbarplot : graphiques en barres.</text:p>
          </table:table-cell>
          <table:table-cell office:value-type="string" calcext:value-type="string">
            <text:p>\nbarplot.</text:p>
          </table:table-cell>
        </table:table-row>
        <table:table-row table:style-name="ro1">
          <table:table-cell office:value-type="string" calcext:value-type="string">
            <text:p>selectionVariables.carto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agrégations spatiales sont des moyennes par zone !</text:p>
          </table:table-cell>
          <table:table-cell office:value-type="string" calcext:value-type="string">
            <text:p>Warning: spatial aggregations are mean per zone!</text:p>
          </table:table-cell>
        </table:table-row>
        <table:table-row table:style-name="ro1">
          <table:table-cell office:value-type="string" calcext:value-type="string">
            <text:p>selectionVariables.carto.Info.2</text:p>
          </table:table-cell>
          <table:table-cell/>
          <table:table-cell office:value-type="string" calcext:value-type="string">
            <text:p>\n\nAssurez-vous que votre protocole est adapté pour chaque</text:p>
          </table:table-cell>
          <table:table-cell office:value-type="string" calcext:value-type="string">
            <text:p>\n\nMake sure that the protocol is consistent with all</text:p>
          </table:table-cell>
        </table:table-row>
        <table:table-row table:style-name="ro1">
          <table:table-cell office:value-type="string" calcext:value-type="string">
            <text:p>selectionVariables.carto.Info.3</text:p>
          </table:table-cell>
          <table:table-cell/>
          <table:table-cell office:value-type="string" calcext:value-type="string">
            <text:p><text:s/>niveau d'agrégation spatiale utilisé.</text:p>
          </table:table-cell>
          <table:table-cell office:value-type="string" calcext:value-type="string">
            <text:p><text:s/>aggregation levels selected.</text:p>
          </table:table-cell>
        </table:table-row>
        <table:table-row table:style-name="ro1">
          <table:table-cell office:value-type="string" calcext:value-type="string">
            <text:p>choixDistri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 distribution théorique de la métrique</text:p>
          </table:table-cell>
          <table:table-cell office:value-type="string" calcext:value-type="string">
            <text:p>Theoretical distribution selection for the metrics</text:p>
          </table:table-cell>
        </table:table-row>
        <table:table-row table:style-name="ro1">
          <table:table-cell office:value-type="string" calcext:value-type="string">
            <text:p>choixDistri.dist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choixDistri.dist.Log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choixDistri.dist.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choixDistri.dist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choixDistri.dist.Help.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FO :\n</text:p>
          </table:table-cell>
        </table:table-row>
        <table:table-row table:style-name="ro1">
          <table:table-cell office:value-type="string" calcext:value-type="string">
            <text:p>choixDistri.dist.Help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tte fenêtre vous permet de choisir la distribution</text:p>
          </table:table-cell>
          <table:table-cell office:value-type="string" calcext:value-type="string">
            <text:p>This window is for selecting a suitable distribution </text:p>
          </table:table-cell>
        </table:table-row>
        <table:table-row table:style-name="ro1">
          <table:table-cell office:value-type="string" calcext:value-type="string">
            <text:p>choixDistri.dist.Help.3</text:p>
          </table:table-cell>
          <table:table-cell/>
          <table:table-cell office:value-type="string" calcext:value-type="string">
            <text:p><text:s/>la plus adaptée pour faire vos analyses.\n</text:p>
          </table:table-cell>
          <table:table-cell office:value-type="string" calcext:value-type="string">
            <text:p><text:s/>for the analysis (out of a pre-defined selection).\n</text:p>
          </table:table-cell>
        </table:table-row>
        <table:table-row table:style-name="ro1">
          <table:table-cell office:value-type="string" calcext:value-type="string">
            <text:p>choixDistri.dist.Help.4</text:p>
          </table:table-cell>
          <table:table-cell/>
          <table:table-cell office:value-type="string" calcext:value-type="string">
            <text:p>La distribution (courbe rouge) s'ajustant le mieux à vos données (histogramme) d'après \n</text:p>
          </table:table-cell>
          <table:table-cell office:value-type="string" calcext:value-type="string">
            <text:p>The distribution (red curve) fitting your data (histogram) the best,\n</text:p>
          </table:table-cell>
        </table:table-row>
        <table:table-row table:style-name="ro1">
          <table:table-cell office:value-type="string" calcext:value-type="string">
            <text:p>choixDistri.dist.Help.5</text:p>
          </table:table-cell>
          <table:table-cell/>
          <table:table-cell office:value-type="string" calcext:value-type="string">
            <text:p>le critère d'information de Akaike </text:p>
          </table:table-cell>
          <table:table-cell office:value-type="string" calcext:value-type="string">
            <text:p>based on the Akaike information criterion</text:p>
          </table:table-cell>
        </table:table-row>
        <table:table-row table:style-name="ro1">
          <table:table-cell office:value-type="string" calcext:value-type="string">
            <text:p>choixDistri.dist.Help.6</text:p>
          </table:table-cell>
          <table:table-cell/>
          <table:table-cell office:value-type="string" calcext:value-type="string">
            <text:p>(AIC ; doit être le plus petit possible) est pré-sélectionnée.</text:p>
          </table:table-cell>
          <table:table-cell office:value-type="string" calcext:value-type="string">
            <text:p><text:s/>(AIC, the lower the better) is preselected.</text:p>
          </table:table-cell>
        </table:table-row>
        <table:table-row table:style-name="ro1">
          <table:table-cell office:value-type="string" calcext:value-type="string">
            <text:p>choixDistri.model.dist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ANOVA</text:p>
          </table:table-cell>
          <table:table-cell office:value-type="string" calcext:value-type="string">
            <text:p><text:s/>Model: ANOVA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Log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ANOVA, données log-transformées</text:p>
          </table:table-cell>
          <table:table-cell office:value-type="string" calcext:value-type="string">
            <text:p><text:s/>Model: ANOVA, log-transformed data.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GLM, famille 'Gamma'</text:p>
          </table:table-cell>
          <table:table-cell office:value-type="string" calcext:value-type="string">
            <text:p><text:s/>Model: GLM, 'Gamma' family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GLM, famille 'Binomiale négative'</text:p>
          </table:table-cell>
          <table:table-cell office:value-type="string" calcext:value-type="string">
            <text:p><text:s/>Model: GLM, 'Negative Binomial' family</text:p>
          </table:table-cell>
        </table:table-row>
        <table:table-row table:style-name="ro1">
          <table:table-cell office:value-type="string" calcext:value-type="string">
            <text:p>supprimeObs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ppression des valeurs aberrantes ?</text:p>
          </table:table-cell>
          <table:table-cell office:value-type="string" calcext:value-type="string">
            <text:p>Suppress outliers?</text:p>
          </table:table-cell>
        </table:table-row>
        <table:table-row table:style-name="ro1">
          <table:table-cell office:value-type="string" calcext:value-type="string">
            <text:p>supprimeObs.L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uhaitez vous supprimer des observations présentant de forts résidus ?</text:p>
          </table:table-cell>
          <table:table-cell office:value-type="string" calcext:value-type="string">
            <text:p>Do you wish to suppress outliers?</text:p>
          </table:table-cell>
        </table:table-row>
        <table:table-row table:style-name="ro1">
          <table:table-cell office:value-type="string" calcext:value-type="string">
            <text:p>supprimeObs.L.2</text:p>
          </table:table-cell>
          <table:table-cell/>
          <table:table-cell office:value-type="string" calcext:value-type="string">
            <text:p>(Vous devrez choisir les observations à supprimer).</text:p>
          </table:table-cell>
          <table:table-cell office:value-type="string" calcext:value-type="string">
            <text:p>(you will need to select those observations to remove.)</text:p>
          </table:table-cell>
        </table:table-row>
        <table:table-row table:style-name="ro1">
          <table:table-cell office:value-type="string" calcext:value-type="string">
            <text:p>supprimeObs.selectModWindow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observations à supprimer</text:p>
          </table:table-cell>
          <table:table-cell office:value-type="string" calcext:value-type="string">
            <text:p>Select observations to remove</text:p>
          </table:table-cell>
        </table:table-row>
        <table:table-row table:style-name="ro1">
          <table:table-cell office:value-type="string" calcext:value-type="string">
            <text:p>supprimeObs.selectModWindow.L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'Observations (résidu)' triés par ordre décroissant</text:p>
          </table:table-cell>
          <table:table-cell office:value-type="string" calcext:value-type="string">
            <text:p>\n'Observations sorted by decreasing order</text:p>
          </table:table-cell>
        </table:table-row>
        <table:table-row table:style-name="ro1">
          <table:table-cell office:value-type="string" calcext:value-type="string">
            <text:p>supprimeObs.selectModWindow.L.2</text:p>
          </table:table-cell>
          <table:table-cell/>
          <table:table-cell office:value-type="string" calcext:value-type="string">
            <text:p>\nde la valeur absolue des résidus.</text:p>
          </table:table-cell>
          <table:table-cell office:value-type="string" calcext:value-type="string">
            <text:p>\nof their residuals.</text:p>
          </table:table-cell>
        </table:table-row>
        <table:table-row table:style-name="ro1">
          <table:table-cell office:value-type="string" calcext:value-type="string">
            <text:p>print.anova.ml.KW.res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rint.anova.ml.KW.devT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'analyse de la déviance :</text:p>
          </table:table-cell>
          <table:table-cell office:value-type="string" calcext:value-type="string">
            <text:p>Deviance analysis table</text:p>
          </table:table-cell>
        </table:table-row>
        <table:table-row table:style-name="ro1">
          <table:table-cell office:value-type="string" calcext:value-type="string">
            <text:p>print.anova.ml.KW.varT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'analyse de la variance :</text:p>
          </table:table-cell>
          <table:table-cell office:value-type="string" calcext:value-type="string">
            <text:p>Variance analysis table</text:p>
          </table:table-cell>
        </table:table-row>
        <table:table-row table:style-name="ro1">
          <table:table-cell office:value-type="string" calcext:value-type="string">
            <text:p>print.anova.ml.KW.fami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mille :</text:p>
          </table:table-cell>
          <table:table-cell office:value-type="string" calcext:value-type="string">
            <text:p>Family:</text:p>
          </table:table-cell>
        </table:table-row>
        <table:table-row table:style-name="ro1">
          <table:table-cell office:value-type="string" calcext:value-type="string">
            <text:p>print.anova.ml.KW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</text:p>
          </table:table-cell>
        </table:table-row>
        <table:table-row table:style-name="ro1">
          <table:table-cell office:value-type="string" calcext:value-type="string">
            <text:p>print.anova.ml.KW.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nomiale</text:p>
          </table:table-cell>
          <table:table-cell office:value-type="string" calcext:value-type="string">
            <text:p>Binomial</text:p>
          </table:table-cell>
        </table:table-row>
        <table:table-row table:style-name="ro1">
          <table:table-cell office:value-type="string" calcext:value-type="string">
            <text:p>print.anova.ml.KW.termSe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rmes ajoutés séquentiellement (premier au dernier)</text:p>
          </table:table-cell>
          <table:table-cell office:value-type="string" calcext:value-type="string">
            <text:p>Terms added sequentially (first to last)</text:p>
          </table:table-cell>
        </table:table-row>
        <table:table-row table:style-name="ro1">
          <table:table-cell office:value-type="string" calcext:value-type="string">
            <text:p>print.anova.ml.KW.respon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ponse :</text:p>
          </table:table-cell>
          <table:table-cell office:value-type="string" calcext:value-type="string">
            <text:p>Response:</text:p>
          </table:table-cell>
        </table:table-row>
        <table:table-row table:style-name="ro1">
          <table:table-cell office:value-type="string" calcext:value-type="string">
            <text:p>print.anova.ml.KW.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n 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office:value-type="string" calcext:value-type="string">
            <text:p>plot.lm.ml.title.ResVsV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vs valeurs prédites</text:p>
          </table:table-cell>
          <table:table-cell office:value-type="string" calcext:value-type="string">
            <text:p>Residuals vs Fitted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NQ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Normal Q-Q plot': quantiles des résidus standardisés vs quantiles théoriques</text:p>
          </table:table-cell>
          <table:table-cell office:value-type="string" calcext:value-type="string">
            <text:p>'Normal Q-Q plot': standardized vs theoretical quantiles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S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cale-Location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ResVsL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vs Leverage</text:p>
          </table:table-cell>
          <table:table-cell office:value-type="string" calcext:value-type="string">
            <text:p>Residuals vs Leverag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VsL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 de Cook vs Leverage</text:p>
          </table:table-cell>
          <table:table-cell office:value-type="string" calcext:value-type="string">
            <text:p>Cook's distance vs Leverage</text:p>
          </table:table-cell>
        </table:table-row>
        <table:table-row table:style-name="ro1">
          <table:table-cell office:value-type="string" calcext:value-type="string">
            <text:p>plot.lm.ml.lab.devRe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td. deviance resid.</text:p>
          </table:table-cell>
        </table:table-row>
        <table:table-row table:style-name="ro1">
          <table:table-cell office:value-type="string" calcext:value-type="string">
            <text:p>plot.lm.ml.lab.std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standardisés</text:p>
          </table:table-cell>
          <table:table-cell office:value-type="string" calcext:value-type="string">
            <text:p>Standardized residuals</text:p>
          </table:table-cell>
        </table:table-row>
        <table:table-row table:style-name="ro1">
          <table:table-cell office:value-type="string" calcext:value-type="string">
            <text:p>plot.lm.ml.lab.pr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prédites</text:p>
          </table:table-cell>
          <table:table-cell office:value-type="string" calcext:value-type="string">
            <text:p>Predicted values</text:p>
          </table:table-cell>
        </table:table-row>
        <table:table-row table:style-name="ro1">
          <table:table-cell office:value-type="string" calcext:value-type="string">
            <text:p>plot.lm.ml.lab.ad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ajustées</text:p>
          </table:table-cell>
          <table:table-cell office:value-type="string" calcext:value-type="string">
            <text:p>Fitted values</text:p>
          </table:table-cell>
        </table:table-row>
        <table:table-row table:style-name="ro1">
          <table:table-cell office:value-type="string" calcext:value-type="string">
            <text:p>plot.lm.ml.lab.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lot.lm.ml.lab.theo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uantiles théoriques</text:p>
          </table:table-cell>
          <table:table-cell office:value-type="string" calcext:value-type="string">
            <text:p>Theoretical quantiles</text:p>
          </table:table-cell>
        </table:table-row>
        <table:table-row table:style-name="ro1">
          <table:table-cell office:value-type="string" calcext:value-type="string">
            <text:p>plot.lm.ml.lab.obs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obs.</text:p>
          </table:table-cell>
          <table:table-cell office:value-type="string" calcext:value-type="string">
            <text:p>Obs. number</text:p>
          </table:table-cell>
        </table:table-row>
        <table:table-row table:style-name="ro1">
          <table:table-cell office:value-type="string" calcext:value-type="string">
            <text:p>plot.lm.ml.lab.Cooks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plot.lm.ml.lab.stdR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std. de Pearson.</text:p>
          </table:table-cell>
          <table:table-cell office:value-type="string" calcext:value-type="string">
            <text:p>Pearson's std. residuals</text:p>
          </table:table-cell>
        </table:table-row>
        <table:table-row table:style-name="ro1">
          <table:table-cell office:value-type="string" calcext:value-type="string">
            <text:p>plot.lm.ml.lab.cstL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rage Constant :\n Résidus vs niveaux de facteur</text:p>
          </table:table-cell>
          <table:table-cell office:value-type="string" calcext:value-type="string">
            <text:p>Constant leverage:\n Residuals vs factor levels</text:p>
          </table:table-cell>
        </table:table-row>
        <table:table-row table:style-name="ro1">
          <table:table-cell office:value-type="string" calcext:value-type="string">
            <text:p>plot.lm.ml.lab.levCom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binaisons de niveaux de facteurs</text:p>
          </table:table-cell>
          <table:table-cell office:value-type="string" calcext:value-type="string">
            <text:p>Factor levels combinations</text:p>
          </table:table-cell>
        </table:table-row>
        <table:table-row table:style-name="ro1">
          <table:table-cell office:value-type="string" calcext:value-type="string">
            <text:p>plot.lm.ml.lab.Le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Leverage</text:p>
          </table:table-cell>
        </table:table-row>
        <table:table-row table:style-name="ro1">
          <table:table-cell office:value-type="string" calcext:value-type="string">
            <text:p>print.summary.glht.red.KW.multCo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multiples de moyennes :</text:p>
          </table:table-cell>
          <table:table-cell office:value-type="string" calcext:value-type="string">
            <text:p>Multiple comparisons of the means:</text:p>
          </table:table-cell>
        </table:table-row>
        <table:table-row table:style-name="ro1">
          <table:table-cell office:value-type="string" calcext:value-type="string">
            <text:p>print.summary.glht.red.KW.contr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trastes</text:p>
          </table:table-cell>
          <table:table-cell office:value-type="string" calcext:value-type="string">
            <text:p>Contrasts</text:p>
          </table:table-cell>
        </table:table-row>
        <table:table-row table:style-name="ro1">
          <table:table-cell office:value-type="string" calcext:value-type="string">
            <text:p>print.summary.glht.red.KW.lin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ypothèses linéaires :</text:p>
          </table:table-cell>
          <table:table-cell office:value-type="string" calcext:value-type="string">
            <text:p>Linear hypotheses:</text:p>
          </table:table-cell>
        </table:table-row>
        <table:table-row table:style-name="ro1">
          <table:table-cell office:value-type="string" calcext:value-type="string">
            <text:p>print.summary.glht.red.KW.pVal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uni-variées)</text:p>
          </table:table-cell>
          <table:table-cell office:value-type="string" calcext:value-type="string">
            <text:p>(Univariate P-values)</text:p>
          </table:table-cell>
        </table:table-row>
        <table:table-row table:style-name="ro1">
          <table:table-cell office:value-type="string" calcext:value-type="string">
            <text:p>print.summary.glht.red.KW.pVal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 méthode 'single-step')</text:p>
          </table:table-cell>
          <table:table-cell office:value-type="string" calcext:value-type="string">
            <text:p>(Adjusted P-values -- 'single step' method)</text:p>
          </table:table-cell>
        </table:table-row>
        <table:table-row table:style-name="ro1">
          <table:table-cell office:value-type="string" calcext:value-type="string">
            <text:p>print.summary.glht.red.KW.pVa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 méthode de Shaffer)</text:p>
          </table:table-cell>
          <table:table-cell office:value-type="string" calcext:value-type="string">
            <text:p>(Adjusted P-values -- Shaffer method)</text:p>
          </table:table-cell>
        </table:table-row>
        <table:table-row table:style-name="ro1">
          <table:table-cell office:value-type="string" calcext:value-type="string">
            <text:p>print.summary.glht.red.KW.pVal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 méthode de Westfall)</text:p>
          </table:table-cell>
          <table:table-cell office:value-type="string" calcext:value-type="string">
            <text:p>(Adjusted P-values -- Westfall method)</text:p>
          </table:table-cell>
        </table:table-row>
        <table:table-row table:style-name="ro1">
          <table:table-cell office:value-type="string" calcext:value-type="string">
            <text:p>print.summary.glht.red.KW.pValDe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</text:p>
          </table:table-cell>
          <table:table-cell office:value-type="string" calcext:value-type="string">
            <text:p>(Adjusted P-values --</text:p>
          </table:table-cell>
        </table:table-row>
        <table:table-row table:style-name="ro1">
          <table:table-cell office:value-type="string" calcext:value-type="string">
            <text:p>plotDist.title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plotDist.title.Log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plotDist.title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plotDist.title.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plotDist.title.ma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 avec la loi </text:p>
          </table:table-cell>
          <table:table-cell office:value-type="string" calcext:value-type="string">
            <text:p>Comparison with the </text:p>
          </table:table-cell>
        </table:table-row>
        <table:table-row table:style-name="ro1">
          <table:table-cell office:value-type="string" calcext:value-type="string">
            <text:p>plotDist.y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nsité de la métrique</text:p>
          </table:table-cell>
          <table:table-cell office:value-type="string" calcext:value-type="string">
            <text:p>Metrics density</text:p>
          </table:table-cell>
        </table:table-row>
        <table:table-row table:style-name="ro1">
          <table:table-cell office:value-type="string" calcext:value-type="string">
            <text:p>plotDist.failu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chec de fitdistr() !\n(ceci n'affecte que le visuel)</text:p>
          </table:table-cell>
          <table:table-cell office:value-type="string" calcext:value-type="string">
            <text:p>Fitdistr() failed!\n(only affects the plot)</text:p>
          </table:table-cell>
        </table:table-row>
        <table:table-row table:style-name="ro1">
          <table:table-cell office:value-type="string" calcext:value-type="string">
            <text:p>valPreditesLM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prédites par le modèle :</text:p>
          </table:table-cell>
          <table:table-cell office:value-type="string" calcext:value-type="string">
            <text:p>Values predicted by the model:</text:p>
          </table:table-cell>
        </table:table-row>
        <table:table-row table:style-name="ro1">
          <table:table-cell office:value-type="string" calcext:value-type="string">
            <text:p>multCompWarn.logL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estimations de différences sont sur les logarithmes :</text:p>
          </table:table-cell>
          <table:table-cell office:value-type="string" calcext:value-type="string">
            <text:p>Warning: differences are estimated on the logarithms:</text:p>
          </table:table-cell>
        </table:table-row>
        <table:table-row table:style-name="ro1">
          <table:table-cell office:value-type="string" calcext:value-type="string">
            <text:p>multCompWarn.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différences sont estimées dans la fonction de lien</text:p>
          </table:table-cell>
          <table:table-cell office:value-type="string" calcext:value-type="string">
            <text:p>Warning: differences estimated in the link space</text:p>
          </table:table-cell>
        </table:table-row>
        <table:table-row table:style-name="ro1">
          <table:table-cell office:value-type="string" calcext:value-type="string">
            <text:p>multCompWarn.log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log) :</text:p>
          </table:table-cell>
          <table:table-cell office:value-type="string" calcext:value-type="string">
            <text:p><text:s/>(log):</text:p>
          </table:table-cell>
        </table:table-row>
        <table:table-row table:style-name="ro1">
          <table:table-cell office:value-type="string" calcext:value-type="string">
            <text:p>multCompWarn.logit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logit) :</text:p>
          </table:table-cell>
          <table:table-cell office:value-type="string" calcext:value-type="string">
            <text:p><text:s/>(logit):</text:p>
          </table:table-cell>
        </table:table-row>
        <table:table-row table:style-name="ro1">
          <table:table-cell office:value-type="string" calcext:value-type="string">
            <text:p>multCompWarn.inv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inverse) :</text:p>
          </table:table-cell>
          <table:table-cell office:value-type="string" calcext:value-type="string">
            <text:p><text:s/>(inverse):</text:p>
          </table:table-cell>
        </table:table-row>
        <table:table-row table:style-name="ro1">
          <table:table-cell office:value-type="string" calcext:value-type="string">
            <text:p>multCompWarn.invSi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sion du signe des différences</text:p>
          </table:table-cell>
          <table:table-cell office:value-type="string" calcext:value-type="string">
            <text:p>inverse the sign of differences</text:p>
          </table:table-cell>
        </table:table-row>
        <table:table-row table:style-name="ro1">
          <table:table-cell office:value-type="string" calcext:value-type="string">
            <text:p>compMultiplesLM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multiples :</text:p>
          </table:table-cell>
          <table:table-cell office:value-type="string" calcext:value-type="string">
            <text:p>Multiple comparisons:</text:p>
          </table:table-cell>
        </table:table-row>
        <table:table-row table:style-name="ro1">
          <table:table-cell office:value-type="string" calcext:value-type="string">
            <text:p>compMultiplesLM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matrices de différences ont été réduites en raison de </text:p>
          </table:table-cell>
          <table:table-cell office:value-type="string" calcext:value-type="string">
            <text:p>Warning: difference matrices reduced to account for</text:p>
          </table:table-cell>
        </table:table-row>
        <table:table-row table:style-name="ro1">
          <table:table-cell office:value-type="string" calcext:value-type="string">
            <text:p>compMultiplesLM.W.2</text:p>
          </table:table-cell>
          <table:table-cell/>
          <table:table-cell office:value-type="string" calcext:value-type="string">
            <text:p>\n\tcoefficients non calculables (absence de données pour certains </text:p>
          </table:table-cell>
          <table:table-cell office:value-type="string" calcext:value-type="string">
            <text:p>\n\tnot calculable coefficients (missing data for some levels</text:p>
          </table:table-cell>
        </table:table-row>
        <table:table-row table:style-name="ro1">
          <table:table-cell office:value-type="string" calcext:value-type="string">
            <text:p>compMultiplesLM.W.3</text:p>
          </table:table-cell>
          <table:table-cell/>
          <table:table-cell office:value-type="string" calcext:value-type="string">
            <text:p>\n\tniveaux de facteurs/interactions).</text:p>
          </table:table-cell>
          <table:table-cell office:value-type="string" calcext:value-type="string">
            <text:p>\n\tof factors/interactions).</text:p>
          </table:table-cell>
        </table:table-row>
        <table:table-row table:style-name="ro1">
          <table:table-cell office:value-type="string" calcext:value-type="string">
            <text:p>compMultiplesLM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pour les différences de</text:p>
          </table:table-cell>
          <table:table-cell office:value-type="string" calcext:value-type="string">
            <text:p>Comparisons for differences in</text:p>
          </table:table-cell>
        </table:table-row>
        <table:table-row table:style-name="ro1">
          <table:table-cell office:value-type="string" calcext:value-type="string">
            <text:p>compSimplesLM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des modalités :</text:p>
          </table:table-cell>
          <table:table-cell office:value-type="string" calcext:value-type="string">
            <text:p>Comparisons of levels:</text:p>
          </table:table-cell>
        </table:table-row>
        <table:table-row table:style-name="ro1">
          <table:table-cell office:value-type="string" calcext:value-type="string">
            <text:p>compSimplesLM.KW.fa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infoStatLM.Info.mod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 ajusté :</text:p>
          </table:table-cell>
          <table:table-cell office:value-type="string" calcext:value-type="string">
            <text:p>Fitted model:</text:p>
          </table:table-cell>
        </table:table-row>
        <table:table-row table:style-name="ro1">
          <table:table-cell office:value-type="string" calcext:value-type="string">
            <text:p>infoStatLM.Info.F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que de Fisher Globale et R^2 :</text:p>
          </table:table-cell>
          <table:table-cell office:value-type="string" calcext:value-type="string">
            <text:p>Global Fisher’s statistics and R^2:</text:p>
          </table:table-cell>
        </table:table-row>
        <table:table-row table:style-name="ro1">
          <table:table-cell office:value-type="string" calcext:value-type="string">
            <text:p>infoStatLM.Info.R2m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^2 multiple :</text:p>
          </table:table-cell>
          <table:table-cell office:value-type="string" calcext:value-type="string">
            <text:p>Multiple R^2:</text:p>
          </table:table-cell>
        </table:table-row>
        <table:table-row table:style-name="ro1">
          <table:table-cell office:value-type="string" calcext:value-type="string">
            <text:p>infoStatLM.Info.R2ad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^2 ajusté :</text:p>
          </table:table-cell>
          <table:table-cell office:value-type="string" calcext:value-type="string">
            <text:p>Adjusted R^2</text:p>
          </table:table-cell>
        </table:table-row>
        <table:table-row table:style-name="ro1">
          <table:table-cell office:value-type="string" calcext:value-type="string">
            <text:p>infoStatLM.Info.F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statistique : </text:p>
          </table:table-cell>
          <table:table-cell office:value-type="string" calcext:value-type="string">
            <text:p>F-statistics:</text:p>
          </table:table-cell>
        </table:table-row>
        <table:table-row table:style-name="ro1">
          <table:table-cell office:value-type="string" calcext:value-type="string">
            <text:p>infoStatLM.Info.ov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ur </text:p>
          </table:table-cell>
          <table:table-cell office:value-type="string" calcext:value-type="string">
            <text:p><text:s/>over </text:p>
          </table:table-cell>
        </table:table-row>
        <table:table-row table:style-name="ro1">
          <table:table-cell office:value-type="string" calcext:value-type="string">
            <text:p>infoStatLM.Info.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infoStatLM.Info.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L,</text:p>
          </table:table-cell>
          <table:table-cell office:value-type="string" calcext:value-type="string">
            <text:p><text:s/>DF,</text:p>
          </table:table-cell>
        </table:table-row>
        <table:table-row table:style-name="ro1">
          <table:table-cell office:value-type="string" calcext:value-type="string">
            <text:p>infoStatLM.Info.Pv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valeur :</text:p>
          </table:table-cell>
          <table:table-cell office:value-type="string" calcext:value-type="string">
            <text:p>P-value:</text:p>
          </table:table-cell>
        </table:table-row>
        <table:table-row table:style-name="ro1">
          <table:table-cell office:value-type="string" calcext:value-type="string">
            <text:p>signifParamLM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gnificativités des paramètres</text:p>
          </table:table-cell>
          <table:table-cell office:value-type="string" calcext:value-type="string">
            <text:p>Parameter significances</text:p>
          </table:table-cell>
        </table:table-row>
        <table:table-row table:style-name="ro1">
          <table:table-cell office:value-type="string" calcext:value-type="string">
            <text:p>signifParamLM.Info.2</text:p>
          </table:table-cell>
          <table:table-cell/>
          <table:table-cell office:value-type="string" calcext:value-type="string">
            <text:p>(seuls ceux correspondant à des facteurs/interactions significatifs sont représentés) :</text:p>
          </table:table-cell>
          <table:table-cell office:value-type="string" calcext:value-type="string">
            <text:p>(only the significant factors/interactions are shown):</text:p>
          </table:table-cell>
        </table:table-row>
        <table:table-row table:style-name="ro1">
          <table:table-cell office:value-type="string" calcext:value-type="string">
            <text:p>sortiesLM.Wminfo.Titl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sortiesLM.Wminfo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multiples en cours...</text:p>
          </table:table-cell>
          <table:table-cell office:value-type="string" calcext:value-type="string">
            <text:p>Ongoing multiple-comparisons...</text:p>
          </table:table-cell>
        </table:table-row>
        <table:table-row table:style-name="ro1">
          <table:table-cell office:value-type="string" calcext:value-type="string">
            <text:p>sortiesLM.Wminfo.Info.2</text:p>
          </table:table-cell>
          <table:table-cell/>
          <table:table-cell office:value-type="string" calcext:value-type="string">
            <text:p>Veuillez patienter, ceci peut prendre</text:p>
          </table:table-cell>
          <table:table-cell office:value-type="string" calcext:value-type="string">
            <text:p>Please be patient, this can take a while</text:p>
          </table:table-cell>
        </table:table-row>
        <table:table-row table:style-name="ro1">
          <table:table-cell office:value-type="string" calcext:value-type="string">
            <text:p>sortiesLM.Wminfo.Info.3</text:p>
          </table:table-cell>
          <table:table-cell/>
          <table:table-cell office:value-type="string" calcext:value-type="string">
            <text:p><text:s/>un peu de temps (cette fenêtre se fermera automatiquement)</text:p>
          </table:table-cell>
          <table:table-cell office:value-type="string" calcext:value-type="string">
            <text:p><text:s/>(this window will close automatically)</text:p>
          </table:table-cell>
        </table:table-row>
        <table:table-row table:style-name="ro1">
          <table:table-cell office:value-type="string" calcext:value-type="string">
            <text:p>sortiesLM.Graph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d’interactions</text:p>
          </table:table-cell>
          <table:table-cell office:value-type="string" calcext:value-type="string">
            <text:p>Interaction graphics</text:p>
          </table:table-cell>
        </table:table-row>
        <table:table-row table:style-name="ro1">
          <table:table-cell office:value-type="string" calcext:value-type="string">
            <text:p>sortiesLM.Graph.ylab.pfx</text:p>
          </table:table-cell>
          <table:table-cell table:number-columns-repeated="2"/>
          <table:table-cell office:value-type="string" calcext:value-type="string">
            <text:p>Mean </text:p>
          </table:table-cell>
        </table:table-row>
        <table:table-row table:style-name="ro1">
          <table:table-cell office:value-type="string" calcext:value-type="string">
            <text:p>sortiesLM.Graph.ylab.sfx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ortiesLM.Graph.ylab.sfxDblCons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ortiesLM.Graph.hist.x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 des résidus </text:p>
          </table:table-cell>
          <table:table-cell office:value-type="string" calcext:value-type="string">
            <text:p>Residual values </text:p>
          </table:table-cell>
        </table:table-row>
        <table:table-row table:style-name="ro1">
          <table:table-cell office:value-type="string" calcext:value-type="string">
            <text:p>sortiesLM.Graph.hist.y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 </text:p>
          </table:table-cell>
          <table:table-cell office:value-type="string" calcext:value-type="string">
            <text:p>Frequency </text:p>
          </table:table-cell>
        </table:table-row>
        <table:table-row table:style-name="ro1">
          <table:table-cell office:value-type="string" calcext:value-type="string">
            <text:p>sortiesLM.Graph.hist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ribution des résidus</text:p>
          </table:table-cell>
          <table:table-cell office:value-type="string" calcext:value-type="string">
            <text:p>Distribution of residuals</text:p>
          </table:table-cell>
        </table:table-row>
        <table:table-row table:style-name="ro1">
          <table:table-cell office:value-type="string" calcext:value-type="string">
            <text:p>sortiesLM.Graph.diag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diagnostiques</text:p>
          </table:table-cell>
          <table:table-cell office:value-type="string" calcext:value-type="string">
            <text:p>Diagnostics</text:p>
          </table:table-cell>
        </table:table-row>
        <table:table-row table:style-name="ro1">
          <table:table-cell office:value-type="string" calcext:value-type="string">
            <text:p>modeleLineaireWP2.esp.di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de distribution choisie</text:p>
          </table:table-cell>
          <table:table-cell office:value-type="string" calcext:value-type="string">
            <text:p>Selected distribution</text:p>
          </table:table-cell>
        </table:table-row>
        <table:table-row table:style-name="ro1">
          <table:table-cell office:value-type="string" calcext:value-type="string">
            <text:p>sortiesLM.Graph.cancel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nulé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print.rpart.ml.node.header.pro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oeud), partition, n, perte, yval, (yprob)</text:p>
          </table:table-cell>
          <table:table-cell office:value-type="string" calcext:value-type="string">
            <text:p>node), split, n, loss, yval, (yprob)</text:p>
          </table:table-cell>
        </table:table-row>
        <table:table-row table:style-name="ro1">
          <table:table-cell office:value-type="string" calcext:value-type="string">
            <text:p>print.rpart.ml.node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oeud), partition, n, déviance, yval</text:p>
          </table:table-cell>
          <table:table-cell office:value-type="string" calcext:value-type="string">
            <text:p>node), split, n, deviance, yval</text:p>
          </table:table-cell>
        </table:table-row>
        <table:table-row table:style-name="ro1">
          <table:table-cell office:value-type="string" calcext:value-type="string">
            <text:p>print.rpart.ml.term.n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que un noeud terminal</text:p>
          </table:table-cell>
          <table:table-cell office:value-type="string" calcext:value-type="string">
            <text:p>denotes terminal node</text:p>
          </table:table-cell>
        </table:table-row>
        <table:table-row table:style-name="ro1">
          <table:table-cell office:value-type="string" calcext:value-type="string">
            <text:p>summary.rpart.ml.spl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titionné en </text:p>
          </table:table-cell>
          <table:table-cell office:value-type="string" calcext:value-type="string">
            <text:p>splits as </text:p>
          </table:table-cell>
        </table:table-row>
        <table:table-row table:style-name="ro1">
          <table:table-cell office:value-type="string" calcext:value-type="string">
            <text:p>summary.rpart.ml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ummary.rpart.ml.dash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ummary.rpart.ml.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ummary.rpart.ml.2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vers la droite,</text:p>
          </table:table-cell>
          <table:table-cell office:value-type="string" calcext:value-type="string">
            <text:p><text:s/>to the right,</text:p>
          </table:table-cell>
        </table:table-row>
        <table:table-row table:style-name="ro1">
          <table:table-cell office:value-type="string" calcext:value-type="string">
            <text:p>summary.rpart.ml.2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vers la gauche, </text:p>
          </table:table-cell>
          <table:table-cell office:value-type="string" calcext:value-type="string">
            <text:p><text:s/>to the left, </text:p>
          </table:table-cell>
        </table:table-row>
        <table:table-row table:style-name="ro1">
          <table:table-cell office:value-type="string" calcext:value-type="string">
            <text:p>summary.rpart.ml.node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eud #</text:p>
          </table:table-cell>
          <table:table-cell office:value-type="string" calcext:value-type="string">
            <text:p>Node number </text:p>
          </table:table-cell>
        </table:table-row>
        <table:table-row table:style-name="ro1">
          <table:table-cell office:value-type="string" calcext:value-type="string">
            <text:p>summary.rpart.ml.obsNu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summary.rpart.ml.complP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am de complexité</text:p>
          </table:table-cell>
          <table:table-cell office:value-type="string" calcext:value-type="string">
            <text:p>complexity param</text:p>
          </table:table-cell>
        </table:table-row>
        <table:table-row table:style-name="ro1">
          <table:table-cell office:value-type="string" calcext:value-type="string">
            <text:p>summary.rpart.ml.leftS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ls Gauche</text:p>
          </table:table-cell>
          <table:table-cell office:value-type="string" calcext:value-type="string">
            <text:p>left son</text:p>
          </table:table-cell>
        </table:table-row>
        <table:table-row table:style-name="ro1">
          <table:table-cell office:value-type="string" calcext:value-type="string">
            <text:p>summary.rpart.ml.rightS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ls Droit</text:p>
          </table:table-cell>
          <table:table-cell office:value-type="string" calcext:value-type="string">
            <text:p>right son</text:p>
          </table:table-cell>
        </table:table-row>
        <table:table-row table:style-name="ro1">
          <table:table-cell office:value-type="string" calcext:value-type="string">
            <text:p>summary.rpart.ml.obsAbre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summary.rpart.ml.rem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servations restantes</text:p>
          </table:table-cell>
          <table:table-cell office:value-type="string" calcext:value-type="string">
            <text:p>observations remain</text:p>
          </table:table-cell>
        </table:table-row>
        <table:table-row table:style-name="ro1">
          <table:table-cell office:value-type="string" calcext:value-type="string">
            <text:p>summary.rpart.ml.1rem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observation restante</text:p>
          </table:table-cell>
          <table:table-cell office:value-type="string" calcext:value-type="string">
            <text:p>1 observation remains</text:p>
          </table:table-cell>
        </table:table-row>
        <table:table-row table:style-name="ro1">
          <table:table-cell office:value-type="string" calcext:value-type="string">
            <text:p>summary.rpart.ml.primSpl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tition initiale :</text:p>
          </table:table-cell>
          <table:table-cell office:value-type="string" calcext:value-type="string">
            <text:p>Primary splits:</text:p>
          </table:table-cell>
        </table:table-row>
        <table:table-row table:style-name="ro1">
          <table:table-cell office:value-type="string" calcext:value-type="string">
            <text:p>summary.rpart.ml.improv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mprove</text:p>
          </table:table-cell>
        </table:table-row>
        <table:table-row table:style-name="ro1">
          <table:table-cell office:value-type="string" calcext:value-type="string">
            <text:p>summary.rpart.ml.miss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nquant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ummary.rpart.ml.surrogateSpl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tition alternative :</text:p>
          </table:table-cell>
          <table:table-cell office:value-type="string" calcext:value-type="string">
            <text:p>Surrogate splits:</text:p>
          </table:table-cell>
        </table:table-row>
        <table:table-row table:style-name="ro1">
          <table:table-cell office:value-type="string" calcext:value-type="string">
            <text:p>sortiesMRT.c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el :</text:p>
          </table:table-cell>
          <table:table-cell office:value-type="string" calcext:value-type="string">
            <text:p>Call:</text:p>
          </table:table-cell>
        </table:table-row>
        <table:table-row table:style-name="ro1">
          <table:table-cell office:value-type="string" calcext:value-type="string">
            <text:p>sortiesMRT.print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ultat général :</text:p>
          </table:table-cell>
          <table:table-cell office:value-type="string" calcext:value-type="string">
            <text:p>Main results:</text:p>
          </table:table-cell>
        </table:table-row>
        <table:table-row table:style-name="ro1">
          <table:table-cell office:value-type="string" calcext:value-type="string">
            <text:p>sortiesMRT.detai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étails :</text:p>
          </table:table-cell>
          <table:table-cell office:value-type="string" calcext:value-type="string">
            <text:p>Detailed output:</text:p>
          </table:table-cell>
        </table:table-row>
        <table:table-row table:style-name="ro1">
          <table:table-cell office:value-type="string" calcext:value-type="string">
            <text:p>WP2MRT.esp.graphTitle.pf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 de régression multivariée</text:p>
          </table:table-cell>
          <table:table-cell office:value-type="string" calcext:value-type="string">
            <text:p>Multivariate regression tree</text:p>
          </table:table-cell>
        </table:table-row>
        <table:table-row table:style-name="ro1">
          <table:table-cell office:value-type="string" calcext:value-type="string">
            <text:p>barplotOccurrence.le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observations (</text:p>
          </table:table-cell>
          <table:table-cell office:value-type="string" calcext:value-type="string">
            <text:p>Number of observation (</text:p>
          </table:table-cell>
        </table:table-row>
        <table:table-row table:style-name="ro1">
          <table:table-cell office:value-type="string" calcext:value-type="string">
            <text:p>barplotOccurrence.leg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unités d'observation x nb espèces)</text:p>
          </table:table-cell>
          <table:table-cell office:value-type="string" calcext:value-type="string">
            <text:p>nb station x nb species)</text:p>
          </table:table-cell>
        </table:table-row>
        <table:table-row table:style-name="ro1">
          <table:table-cell office:value-type="string" calcext:value-type="string">
            <text:p>barplotOccurrence.unitobs.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unités d'observation</text:p>
          </table:table-cell>
          <table:table-cell office:value-type="string" calcext:value-type="string">
            <text:p>Number of stations</text:p>
          </table:table-cell>
        </table:table-row>
        <table:table-row table:style-name="ro1">
          <table:table-cell office:value-type="string" calcext:value-type="string">
            <text:p>WP2barplot.esp.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nregistrements par barre</text:p>
          </table:table-cell>
          <table:table-cell office:value-type="string" calcext:value-type="string">
            <text:p>Number of records per bar</text:p>
          </table:table-cell>
        </table:table-row>
        <table:table-row table:style-name="ro1">
          <table:table-cell office:value-type="string" calcext:value-type="string">
            <text:p>initInnerTkProgressBa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gression :</text:p>
          </table:table-cell>
          <table:table-cell office:value-type="string" calcext:value-type="string">
            <text:p>Progress:</text:p>
          </table:table-cell>
        </table:table-row>
        <table:table-row table:style-name="ro1" table:number-rows-repeated="10477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01:13:26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4T01:15:48.014000000</dc:date>
    <meta:editing-duration>P2DT1H37M39S</meta:editing-duration>
    <meta:editing-cycles>905</meta:editing-cycles>
    <meta:generator>LibreOffice/6.1.0.3$Windows_X86_64 LibreOffice_project/efb621ed25068d70781dc026f7e9c5187a4decd1</meta:generator>
    <meta:document-statistic meta:table-count="1" meta:cell-count="3271" meta:object-count="0"/>
  </office:meta>
</office:document-meta>
</file>